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166.05pt"/>
    </style:style>
    <style:style style:name="co27" style:family="table-column">
      <style:table-column-properties fo:break-before="auto" style:column-width="100.69pt"/>
    </style:style>
    <style:style style:name="co28" style:family="table-column">
      <style:table-column-properties fo:break-before="auto" style:column-width="48.1pt"/>
    </style:style>
    <style:style style:name="co29" style:family="table-column">
      <style:table-column-properties fo:break-before="auto" style:column-width="108.85pt"/>
    </style:style>
    <style:style style:name="co30" style:family="table-column">
      <style:table-column-properties fo:break-before="auto" style:column-width="37.96pt"/>
    </style:style>
    <style:style style:name="co31" style:family="table-column">
      <style:table-column-properties fo:break-before="auto" style:column-width="392.6pt"/>
    </style:style>
    <style:style style:name="co32" style:family="table-column">
      <style:table-column-properties fo:break-before="auto" style:column-width="41.75pt"/>
    </style:style>
    <style:style style:name="co33" style:family="table-column">
      <style:table-column-properties fo:break-before="auto" style:column-width="40.51pt"/>
    </style:style>
    <style:style style:name="co34" style:family="table-column">
      <style:table-column-properties fo:break-before="auto" style:column-width="172.2pt"/>
    </style:style>
    <style:style style:name="co35" style:family="table-column">
      <style:table-column-properties fo:break-before="auto" style:column-width="148.76pt"/>
    </style:style>
    <style:style style:name="co36" style:family="table-column">
      <style:table-column-properties fo:break-before="auto" style:column-width="208.29pt"/>
    </style:style>
    <style:style style:name="co37" style:family="table-column">
      <style:table-column-properties fo:break-before="auto" style:column-width="69.59pt"/>
    </style:style>
    <style:style style:name="co25" style:family="table-column">
      <style:table-column-properties fo:break-before="auto" style:column-width="64.01pt"/>
    </style:style>
    <style:style style:name="co38" style:family="table-column">
      <style:table-column-properties fo:break-before="auto" style:column-width="257.7pt"/>
    </style:style>
    <style:style style:name="co39" style:family="table-column">
      <style:table-column-properties fo:break-before="auto" style:column-width="65.79pt"/>
    </style:style>
    <style:style style:name="co40" style:family="table-column">
      <style:table-column-properties fo:break-before="auto" style:column-width="58.85pt"/>
    </style:style>
    <style:style style:name="co41" style:family="table-column">
      <style:table-column-properties fo:break-before="auto" style:column-width="78.21pt"/>
    </style:style>
    <style:style style:name="co42" style:family="table-column">
      <style:table-column-properties fo:break-before="auto" style:column-width="319.1pt"/>
    </style:style>
    <style:style style:name="co43" style:family="table-column">
      <style:table-column-properties fo:break-before="auto" style:column-width="108.91pt"/>
    </style:style>
    <style:style style:name="co44" style:family="table-column">
      <style:table-column-properties fo:break-before="auto" style:column-width="234.65pt"/>
    </style:style>
    <style:style style:name="co5" style:family="table-column">
      <style:table-column-properties fo:break-before="auto" style:column-width="169.06pt"/>
    </style:style>
    <style:style style:name="co45" style:family="table-column">
      <style:table-column-properties fo:break-before="auto" style:column-width="43.31pt"/>
    </style:style>
    <style:style style:name="co46" style:family="table-column">
      <style:table-column-properties fo:break-before="auto" style:column-width="187.09pt"/>
    </style:style>
    <style:style style:name="co47" style:family="table-column">
      <style:table-column-properties fo:break-before="auto" style:column-width="215.35pt"/>
    </style:style>
    <style:style style:name="co48" style:family="table-column">
      <style:table-column-properties fo:break-before="auto" style:column-width="113.3pt"/>
    </style:style>
    <style:style style:name="co49" style:family="table-column">
      <style:table-column-properties fo:break-before="auto" style:column-width="163.84pt"/>
    </style:style>
    <style:style style:name="co50" style:family="table-column">
      <style:table-column-properties fo:break-before="auto" style:column-width="49.29pt"/>
    </style:style>
    <style:style style:name="co51" style:family="table-column">
      <style:table-column-properties fo:break-before="auto" style:column-width="155.45pt"/>
    </style:style>
    <style:style style:name="co52" style:family="table-column">
      <style:table-column-properties fo:break-before="auto" style:column-width="212pt"/>
    </style:style>
    <style:style style:name="co53" style:family="table-column">
      <style:table-column-properties fo:break-before="auto" style:column-width="204.21pt"/>
    </style:style>
    <style:style style:name="co54" style:family="table-column">
      <style:table-column-properties fo:break-before="auto" style:column-width="248.71pt"/>
    </style:style>
    <style:style style:name="co55" style:family="table-column">
      <style:table-column-properties fo:break-before="auto" style:column-width="126.54pt"/>
    </style:style>
    <style:style style:name="co56" style:family="table-column">
      <style:table-column-properties fo:break-before="auto" style:column-width="193.35pt"/>
    </style:style>
    <style:style style:name="co57" style:family="table-column">
      <style:table-column-properties fo:break-before="auto" style:column-width="180.11pt"/>
    </style:style>
    <style:style style:name="co58" style:family="table-column">
      <style:table-column-properties fo:break-before="auto" style:column-width="119.34pt"/>
    </style:style>
    <style:style style:name="co59" style:family="table-column">
      <style:table-column-properties fo:break-before="auto" style:column-width="125.94pt"/>
    </style:style>
    <style:style style:name="co60" style:family="table-column">
      <style:table-column-properties fo:break-before="auto" style:column-width="170.5pt"/>
    </style:style>
    <style:style style:name="co61" style:family="table-column">
      <style:table-column-properties fo:break-before="auto" style:column-width="208.4pt"/>
    </style:style>
    <style:style style:name="co62" style:family="table-column">
      <style:table-column-properties fo:break-before="auto" style:column-width="131.36pt"/>
    </style:style>
    <style:style style:name="co63" style:family="table-column">
      <style:table-column-properties fo:break-before="auto" style:column-width="101.31pt"/>
    </style:style>
    <style:style style:name="co64" style:family="table-column">
      <style:table-column-properties fo:break-before="auto" style:column-width="194.29pt"/>
    </style:style>
    <style:style style:name="co65" style:family="table-column">
      <style:table-column-properties fo:break-before="auto" style:column-width="159.99pt"/>
    </style:style>
    <style:style style:name="co66" style:family="table-column">
      <style:table-column-properties fo:break-before="auto" style:column-width="154.26pt"/>
    </style:style>
    <style:style style:name="co67" style:family="table-column">
      <style:table-column-properties fo:break-before="auto" style:column-width="230.4pt"/>
    </style:style>
    <style:style style:name="co68" style:family="table-column">
      <style:table-column-properties fo:break-before="auto" style:column-width="293.61pt"/>
    </style:style>
    <style:style style:name="co69" style:family="table-column">
      <style:table-column-properties fo:break-before="auto" style:column-width="282.76pt"/>
    </style:style>
    <style:style style:name="co70" style:family="table-column">
      <style:table-column-properties fo:break-before="auto" style:column-width="138.95pt"/>
    </style:style>
    <style:style style:name="ro1" style:family="table-row">
      <style:table-row-properties style:row-height="12.81pt" fo:break-before="auto" style:use-optimal-row-height="true"/>
    </style:style>
    <style:style style:name="ro2"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28" style:family="table-cell" style:parent-style-name="Default">
      <style:table-cell-properties fo:background-color="#ff00ff" style:text-align-source="fix" style:repeat-content="false"/>
      <style:paragraph-properties fo:text-align="center" fo:margin-left="0pt"/>
    </style:style>
    <style:style style:name="ce129" style:family="table-cell" style:parent-style-name="Default">
      <style:table-cell-properties fo:background-color="#a85300" style:text-align-source="fix" style:repeat-content="false"/>
      <style:paragraph-properties fo:text-align="center" fo:margin-left="0pt"/>
      <style:text-properties fo:color="#ffffff"/>
    </style:style>
    <style:style style:name="ce130" style:family="table-cell" style:parent-style-name="Default">
      <style:table-cell-properties fo:background-color="#008000" style:text-align-source="fix" style:repeat-content="false"/>
      <style:paragraph-properties fo:text-align="center" fo:margin-left="0pt"/>
      <style:text-properties fo:color="#ffffff"/>
    </style:style>
    <style:style style:name="ce131" style:family="table-cell" style:parent-style-name="Default">
      <style:table-cell-properties fo:background-color="#7fff00" style:text-align-source="fix" style:repeat-content="false"/>
      <style:paragraph-properties fo:text-align="center" fo:margin-left="0pt"/>
      <style:text-properties fo:font-weight="bold" style:font-weight-asian="bold" style:font-weight-complex="bold"/>
    </style:style>
    <style:style style:name="ce132" style:family="table-cell" style:parent-style-name="Default">
      <style:table-cell-properties fo:background-color="#ff00ff" style:text-align-source="fix" style:repeat-content="false"/>
      <style:paragraph-properties fo:text-align="center" fo:margin-left="0pt"/>
      <style:text-properties fo:font-weight="bold" style:font-weight-asian="bold" style:font-weight-complex="bold"/>
    </style:style>
    <style:style style:name="ce133" style:family="table-cell" style:parent-style-name="Default">
      <style:table-cell-properties fo:background-color="#a85300" style:text-align-source="fix" style:repeat-content="false"/>
      <style:paragraph-properties fo:text-align="center" fo:margin-left="0pt"/>
      <style:text-properties fo:color="#ffffff" fo:font-weight="bold" style:font-weight-asian="bold" style:font-weight-complex="bold"/>
    </style:style>
    <style:style style:name="ce134" style:family="table-cell" style:parent-style-name="Default">
      <style:table-cell-properties fo:background-color="#008000" style:text-align-source="fix" style:repeat-content="false"/>
      <style:paragraph-properties fo:text-align="center" fo:margin-left="0pt"/>
      <style:text-properties fo:color="#ffffff" fo:font-weight="bold" style:font-weight-asian="bold" style:font-weight-complex="bold"/>
    </style:style>
    <style:style style:name="ce135" style:family="table-cell" style:parent-style-name="Default">
      <style:table-cell-properties fo:background-color="#b2b2b2" style:text-align-source="fix" style:repeat-content="false"/>
      <style:paragraph-properties fo:text-align="center" fo:margin-left="0pt"/>
      <style:text-properties fo:font-weight="bold" style:font-weight-asian="bold" style:font-weight-complex="bold"/>
    </style:style>
    <style:style style:name="ce136" style:family="table-cell" style:parent-style-name="Default">
      <style:table-cell-properties fo:background-color="#d22b7e" style:text-align-source="fix" style:repeat-content="false"/>
      <style:paragraph-properties fo:text-align="center" fo:margin-left="0pt"/>
    </style:style>
    <style:style style:name="ce137" style:family="table-cell" style:parent-style-name="Default">
      <style:table-cell-properties fo:background-color="#00ff00"/>
    </style:style>
    <style:style style:name="ce139" style:family="table-cell" style:parent-style-name="Default" style:data-style-name="N100">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140" style:family="table-cell" style:parent-style-name="Default" style:data-style-name="N100">
      <style:table-cell-properties fo:background-color="transparent"/>
    </style:style>
    <style:style style:name="ce141" style:family="table-cell" style:parent-style-name="Default">
      <style:table-cell-properties style:text-align-source="fix" style:repeat-content="false" fo:background-color="transparent"/>
      <style:paragraph-properties fo:text-align="start" fo:margin-left="0pt"/>
      <style:text-properties fo:font-weight="normal" style:font-weight-asian="normal" style:font-weight-complex="normal"/>
    </style:style>
    <style:style style:name="ce144" style:family="table-cell" style:parent-style-name="Default" style:data-style-name="N100">
      <style:table-cell-properties style:text-align-source="fix" style:repeat-content="false" fo:background-color="transparent"/>
      <style:paragraph-properties fo:text-align="start" fo:margin-left="0pt"/>
      <style:text-properties fo:font-weight="normal" style:font-weight-asian="normal" style:font-weight-complex="normal"/>
    </style:style>
    <style:style style:name="ce145" style:family="table-cell" style:parent-style-name="Default">
      <style:table-cell-properties style:text-align-source="fix" style:repeat-content="false" fo:background-color="transparent"/>
      <style:paragraph-properties fo:text-align="center" fo:margin-left="0pt"/>
      <style:text-properties fo:font-weight="normal" style:font-weight-asian="normal" style:font-weight-complex="normal"/>
    </style:style>
    <style:style style:name="ce150" style:family="table-cell" style:parent-style-name="Default">
      <style:table-cell-properties fo:background-color="transparent"/>
    </style:style>
    <style:style style:name="ce151" style:family="table-cell" style:parent-style-name="Default">
      <style:table-cell-properties fo:background-color="#ffff00" style:text-align-source="fix" style:repeat-content="false"/>
      <style:paragraph-properties fo:text-align="center" fo:margin-left="0pt"/>
    </style:style>
    <style:style style:name="ce152" style:family="table-cell" style:parent-style-name="Default">
      <style:table-cell-properties fo:background-color="#00ff00" style:text-align-source="fix" style:repeat-content="false"/>
      <style:paragraph-properties fo:text-align="center" fo:margin-left="0pt"/>
    </style:style>
    <style:style style:name="ce15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55" style:family="table-cell" style:parent-style-name="Default">
      <style:table-cell-properties fo:background-color="#a85300"/>
      <style:text-properties fo:color="#ffffff"/>
    </style:style>
    <style:style style:name="ce159" style:family="table-cell" style:parent-style-name="Default">
      <style:table-cell-properties fo:background-color="#008000"/>
      <style:text-properties fo:color="#ffffff"/>
    </style:style>
    <style:style style:name="ce161" style:family="table-cell" style:parent-style-name="Default">
      <style:table-cell-properties fo:background-color="#b2b2b2"/>
    </style:style>
    <style:style style:name="ce168" style:family="table-cell" style:parent-style-name="Default">
      <style:table-cell-properties fo:background-color="#00ff00" style:text-align-source="fix" style:repeat-content="false"/>
      <style:paragraph-properties fo:text-align="start" fo:margin-left="0pt"/>
      <style:text-properties fo:font-weight="normal" style:font-weight-asian="normal" style:font-weight-complex="normal"/>
    </style:style>
    <style:style style:name="ce169" style:family="table-cell" style:parent-style-name="Default" style:data-style-name="N100"/>
    <style:style style:name="ce173" style:family="table-cell" style:parent-style-name="Default">
      <style:table-cell-properties fo:background-color="#00ff00" style:text-align-source="fix" style:repeat-content="false"/>
      <style:paragraph-properties fo:text-align="center" fo:margin-left="0pt"/>
      <style:text-properties fo:font-weight="normal" style:font-weight-asian="normal" style:font-weight-complex="normal"/>
    </style:style>
    <style:style style:name="ce174" style:family="table-cell" style:parent-style-name="Default">
      <style:table-cell-properties fo:background-color="#0000a8" style:text-align-source="fix" style:repeat-content="false"/>
      <style:paragraph-properties fo:text-align="start" fo:margin-left="0pt"/>
    </style:style>
    <style:style style:name="ce187" style:family="table-cell" style:parent-style-name="Default">
      <style:table-cell-properties fo:background-color="#00ffff"/>
    </style:style>
    <style:style style:name="ce188" style:family="table-cell" style:parent-style-name="Default">
      <style:table-cell-properties fo:background-color="#7fff00"/>
    </style:style>
    <style:style style:name="ce189" style:family="table-cell" style:parent-style-name="Default">
      <style:table-cell-properties fo:background-color="#ff007f"/>
    </style:style>
    <style:style style:name="ce190" style:family="table-cell" style:parent-style-name="Default">
      <style:table-cell-properties fo:background-color="#ff7f00"/>
    </style:style>
    <style:style style:name="ce197" style:family="table-cell" style:parent-style-name="Default">
      <style:table-cell-properties fo:background-color="#ff00ff"/>
    </style:style>
    <style:style style:name="ce200" style:family="table-cell" style:parent-style-name="Default">
      <style:table-cell-properties style:text-align-source="fix" style:repeat-content="false"/>
      <style:paragraph-properties fo:text-align="center" fo:margin-left="0pt"/>
    </style:style>
    <style:style style:name="ce201" style:family="table-cell" style:parent-style-name="Default">
      <style:table-cell-properties fo:background-color="#b2b2b2" style:text-align-source="fix" style:repeat-content="false"/>
      <style:paragraph-properties fo:text-align="center" fo:margin-left="0pt"/>
    </style:style>
    <style:style style:name="ce209" style:family="table-cell" style:parent-style-name="Default">
      <style:table-cell-properties style:text-align-source="fix" style:repeat-content="false" fo:background-color="transparent"/>
      <style:paragraph-properties fo:text-align="center" fo:margin-left="0pt"/>
    </style:style>
    <style:style style:name="ce210" style:family="table-cell" style:parent-style-name="Default" style:data-style-name="N100">
      <style:table-cell-properties style:text-align-source="fix" style:repeat-content="false" fo:background-color="transparent"/>
      <style:paragraph-properties fo:text-align="center" fo:margin-left="0pt"/>
    </style:style>
    <style:style style:name="ce228" style:family="table-cell" style:parent-style-name="Default">
      <style:table-cell-properties fo:background-color="#0000ff"/>
    </style:style>
    <style:style style:name="ce233" style:family="table-cell" style:parent-style-name="Default">
      <style:table-cell-properties fo:background-color="#7fff00" style:text-align-source="fix" style:repeat-content="false"/>
      <style:paragraph-properties fo:text-align="center" fo:margin-left="0pt"/>
    </style:style>
    <style:style style:name="ce239" style:family="table-cell" style:parent-style-name="Default">
      <style:table-cell-properties style:text-align-source="fix" style:repeat-content="false"/>
      <style:paragraph-properties fo:text-align="start" fo:margin-left="0pt"/>
    </style:style>
    <style:style style:name="ce241" style:family="table-cell" style:parent-style-name="Default">
      <style:table-cell-properties fo:background-color="#ff007f" style:text-align-source="fix" style:repeat-content="false"/>
      <style:paragraph-properties fo:text-align="center" fo:margin-left="0pt"/>
    </style:style>
    <style:style style:name="ce24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table-cell-properties fo:background-color="transparent" fo:wrap-option="no-wrap"/>
      <style:text-properties style:font-name="Liberation Sans"/>
    </style:style>
    <style:style style:name="ce252"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ffff00"/>
    </style:style>
    <style:style style:name="ce87"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88" style:family="table-cell" style:parent-style-name="Default">
      <style:table-cell-properties style:text-align-source="fix" style:repeat-content="false" fo:background-color="transparent"/>
      <style:paragraph-properties fo:text-align="start" fo:margin-left="0pt"/>
    </style:style>
    <style:style style:name="ce142"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143" style:family="table-cell" style:parent-style-name="Default">
      <style:table-cell-properties style:text-align-source="fix" style:repeat-content="false" fo:background-color="transparent"/>
      <style:paragraph-properties fo:text-align="start" fo:margin-left="0pt"/>
      <style:text-properties fo:font-weight="bold" style:font-weight-asian="bold" style:font-weight-complex="bold"/>
    </style:style>
    <style:style style:name="ce149" style:family="table-cell" style:parent-style-name="Default" style:data-style-name="N100">
      <style:table-cell-properties style:text-align-source="fix" style:repeat-content="false" fo:background-color="transparent"/>
      <style:paragraph-properties fo:text-align="center" fo:margin-left="0pt"/>
      <style:text-properties fo:font-weight="normal" style:font-weight-asian="normal" style:font-weight-complex="normal"/>
    </style:style>
    <style:style style:name="ce158" style:family="table-cell" style:parent-style-name="Default">
      <style:table-cell-properties fo:background-color="#7fff00" style:text-align-source="fix" style:repeat-content="false"/>
      <style:paragraph-properties fo:text-align="start" fo:margin-left="0pt"/>
      <style:text-properties fo:font-weight="normal" style:font-weight-asian="normal" style:font-weight-complex="normal"/>
    </style:style>
    <style:style style:name="ce220" style:family="table-cell" style:parent-style-name="Default">
      <style:table-cell-properties fo:border-bottom="none" fo:border-left="0.06pt solid #000000" fo:border-right="none" fo:border-top="0.06pt solid #000000"/>
    </style:style>
    <style:style style:name="ce221" style:family="table-cell" style:parent-style-name="Default">
      <style:table-cell-properties fo:border-bottom="none" fo:border-left="0.06pt solid #000000" fo:border-right="none" fo:border-top="none"/>
    </style:style>
    <style:style style:name="ce222" style:family="table-cell" style:parent-style-name="Default">
      <style:table-cell-properties fo:border-bottom="0.06pt solid #000000" fo:border-left="0.06pt solid #000000" fo:border-right="none" fo:border-top="none"/>
    </style:style>
    <style:style style:name="ce223"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24"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225"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226"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227"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style:style style:name="ce216" style:family="table-cell" style:parent-style-name="Default" style:data-style-name="N84"/>
    <style:style style:name="ce234" style:family="table-cell" style:parent-style-name="Default">
      <style:text-properties fo:font-weight="bold" style:font-weight-asian="bold" style:font-weight-complex="bold"/>
    </style:style>
    <style:style style:name="ce235"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102" style:family="table-cell" style:parent-style-name="Default" style:data-style-name="N100">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3" style:family="table-cell" style:parent-style-name="Default" style:data-style-name="N100">
      <style:table-cell-properties fo:background-color="#000000"/>
    </style:style>
    <style:style style:name="ce110" style:family="table-cell" style:parent-style-name="Default" style:data-style-name="N100">
      <style:table-cell-properties fo:background-color="transparent"/>
    </style:style>
    <style:style style:name="ce116" style:family="table-cell" style:parent-style-name="Default">
      <style:table-cell-properties fo:background-color="transparent"/>
    </style:style>
    <style:style style:name="ce61" style:family="table-cell" style:parent-style-name="Default">
      <style:table-cell-properties fo:background-color="#cccccc"/>
    </style:style>
    <style:style style:name="ce13" style:family="table-cell" style:parent-style-name="Default">
      <style:table-cell-properties fo:background-color="#82e7e9"/>
    </style:style>
    <style:style style:name="ce14" style:family="table-cell" style:parent-style-name="Default">
      <style:table-cell-properties fo:background-color="#e9e882"/>
    </style:style>
    <style:style style:name="ce15" style:family="table-cell" style:parent-style-name="Default" style:data-style-name="N100">
      <style:table-cell-properties fo:background-color="#9f9e5f"/>
    </style:style>
    <style:style style:name="ce35" style:family="table-cell" style:parent-style-name="Default" style:data-style-name="N100">
      <style:table-cell-properties fo:background-color="#d2d02b"/>
    </style:style>
    <style:style style:name="ce12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48" style:family="table-cell" style:parent-style-name="Default">
      <style:table-cell-properties fo:background-color="#000000"/>
    </style:style>
    <style:style style:name="ce20" style:family="table-cell" style:parent-style-name="Default">
      <style:table-cell-properties style:text-align-source="fix" style:repeat-content="false" fo:background-color="transparent"/>
      <style:paragraph-properties fo:text-align="center" fo:margin-left="0pt"/>
      <style:text-properties style:use-window-font-color="true"/>
    </style:style>
    <style:style style:name="ce18" style:family="table-cell" style:parent-style-name="Default">
      <style:table-cell-properties fo:background-color="#803f00"/>
      <style:text-properties fo:color="#ffffff"/>
    </style:style>
    <style:style style:name="ce25" style:family="table-cell" style:parent-style-name="Default">
      <style:table-cell-properties fo:background-color="#9f9e5f"/>
    </style:style>
    <style:style style:name="ce16" style:family="table-cell" style:parent-style-name="Default">
      <style:table-cell-properties fo:background-color="#d2d02b"/>
    </style:style>
    <style:style style:name="ce1" style:family="table-cell" style:parent-style-name="Default" style:data-style-name="N100">
      <style:table-cell-properties style:text-align-source="fix" style:repeat-content="false"/>
      <style:paragraph-properties fo:text-align="center" fo:margin-left="0pt"/>
      <style:text-properties fo:font-weight="bold" style:font-weight-asian="bold" style:font-weight-complex="bold"/>
    </style:style>
    <style:style style:name="ce156" style:family="table-cell" style:parent-style-name="Default" style:data-style-name="N100"/>
    <style:style style:name="ce170" style:family="table-cell" style:parent-style-name="Default" style:data-style-name="N100">
      <style:table-cell-properties fo:background-color="#00ffff"/>
    </style:style>
    <style:style style:name="ce8" style:family="table-cell" style:parent-style-name="Default" style:data-style-name="N100">
      <style:table-cell-properties fo:background-color="#ff007f"/>
    </style:style>
    <style:style style:name="ce36" style:family="table-cell" style:parent-style-name="Default" style:data-style-name="N100">
      <style:table-cell-properties fo:background-color="#04e5cf"/>
    </style:style>
    <style:style style:name="ce9" style:family="table-cell" style:parent-style-name="Default" style:data-style-name="N100">
      <style:table-cell-properties fo:background-color="#00ff7f"/>
    </style:style>
    <style:style style:name="ce28" style:family="table-cell" style:parent-style-name="Default" style:data-style-name="N100">
      <style:table-cell-properties fo:background-color="#3fbdbe"/>
    </style:style>
    <style:style style:name="ce11" style:family="table-cell" style:parent-style-name="Default" style:data-style-name="N100">
      <style:table-cell-properties fo:background-color="#ff7f00"/>
    </style:style>
    <style:style style:name="ce29" style:family="table-cell" style:parent-style-name="Default" style:data-style-name="N100">
      <style:table-cell-properties fo:background-color="#d02bd2"/>
    </style:style>
    <style:style style:name="ce46" style:family="table-cell" style:parent-style-name="Default" style:data-style-name="N100">
      <style:table-cell-properties fo:background-color="#2bd27e"/>
    </style:style>
    <style:style style:name="ce185" style:family="table-cell" style:parent-style-name="Default" style:data-style-name="N100">
      <style:table-cell-properties fo:background-color="#cccccc"/>
    </style:style>
    <style:style style:name="ce48" style:family="table-cell" style:parent-style-name="Default" style:data-style-name="N100">
      <style:table-cell-properties fo:background-color="#ffff00"/>
    </style:style>
    <style:style style:name="ce175" style:family="table-cell" style:parent-style-name="Default">
      <style:table-cell-properties fo:background-color="#00ffff"/>
    </style:style>
    <style:style style:name="ce176" style:family="table-cell" style:parent-style-name="Default">
      <style:table-cell-properties fo:background-color="#ff007f"/>
    </style:style>
    <style:style style:name="ce177" style:family="table-cell" style:parent-style-name="Default">
      <style:table-cell-properties fo:background-color="#ff7f00"/>
    </style:style>
    <style:style style:name="ce44" style:family="table-cell" style:parent-style-name="Default">
      <style:table-cell-properties fo:background-color="#d02bd2"/>
    </style:style>
    <style:style style:name="ce65" style:family="table-cell" style:parent-style-name="Default">
      <style:table-cell-properties fo:background-color="#3fbdbe"/>
    </style:style>
    <style:style style:name="ce68" style:family="table-cell" style:parent-style-name="Default">
      <style:table-cell-properties fo:background-color="#2bd27e"/>
    </style:style>
    <style:style style:name="ce181" style:family="table-cell" style:parent-style-name="Default">
      <style:table-cell-properties fo:background-color="#ff00ff"/>
    </style:style>
    <style:style style:name="ce74" style:family="table-cell" style:parent-style-name="Default">
      <style:table-cell-properties style:text-align-source="value-type" style:repeat-content="false"/>
      <style:paragraph-properties fo:margin-left="0pt"/>
      <style:text-properties fo:font-weight="normal" style:font-weight-asian="normal" style:font-weight-complex="normal"/>
    </style:style>
    <style:style style:name="ce184" style:family="table-cell" style:parent-style-name="Default">
      <style:table-cell-properties style:text-align-source="fix" style:repeat-content="false"/>
      <style:paragraph-properties fo:text-align="center" fo:margin-left="0pt"/>
    </style:style>
    <style:style style:name="ce186" style:family="table-cell" style:parent-style-name="Default">
      <style:table-cell-properties style:text-align-source="fix" style:repeat-content="false" fo:background-color="transparent"/>
      <style:paragraph-properties fo:text-align="center" fo:margin-left="0pt"/>
    </style:style>
    <style:style style:name="ce72" style:family="table-cell" style:parent-style-name="Default">
      <style:table-cell-properties fo:background-color="#cccccc" style:text-align-source="fix" style:repeat-content="false"/>
      <style:paragraph-properties fo:text-align="center" fo:margin-left="0pt"/>
    </style:style>
    <style:style style:name="ce57" style:family="table-cell" style:parent-style-name="Default">
      <style:table-cell-properties fo:background-color="#82e7e9" style:text-align-source="fix" style:repeat-content="false"/>
      <style:paragraph-properties fo:text-align="center" fo:margin-left="0pt"/>
    </style:style>
    <style:style style:name="ce59" style:family="table-cell" style:parent-style-name="Default">
      <style:table-cell-properties fo:background-color="#e9e882" style:text-align-source="fix" style:repeat-content="false"/>
      <style:paragraph-properties fo:text-align="center" fo:margin-left="0pt"/>
    </style:style>
    <style:style style:name="ce107" style:family="table-cell" style:parent-style-name="Default">
      <style:table-cell-properties style:text-align-source="value-type" style:repeat-content="false" fo:background-color="transparent"/>
      <style:paragraph-properties fo:margin-left="0pt"/>
    </style:style>
    <style:style style:name="ce195" style:family="table-cell" style:parent-style-name="Default" style:data-style-name="N100">
      <style:table-cell-properties style:text-align-source="fix" style:repeat-content="false" fo:background-color="transparent"/>
      <style:paragraph-properties fo:text-align="center" fo:margin-left="0pt"/>
    </style:style>
    <style:style style:name="ce78" style:family="table-cell" style:parent-style-name="Default">
      <style:table-cell-properties fo:background-color="#9f9e5f" style:text-align-source="fix" style:repeat-content="false"/>
      <style:paragraph-properties fo:text-align="center" fo:margin-left="0pt"/>
    </style:style>
    <style:style style:name="ce58" style:family="table-cell" style:parent-style-name="Default">
      <style:table-cell-properties fo:background-color="#ff7f00" style:text-align-source="fix" style:repeat-content="false"/>
      <style:paragraph-properties fo:text-align="center" fo:margin-left="0pt"/>
    </style:style>
    <style:style style:name="ce80" style:family="table-cell" style:parent-style-name="Default">
      <style:table-cell-properties fo:background-color="#04e5cf"/>
    </style:style>
    <style:style style:name="ce50" style:family="table-cell" style:parent-style-name="Default">
      <style:table-cell-properties fo:background-color="#00ffff" style:text-align-source="fix" style:repeat-content="false"/>
      <style:paragraph-properties fo:text-align="start" fo:margin-left="0pt"/>
    </style:style>
    <style:style style:name="ce38" style:family="table-cell" style:parent-style-name="Default">
      <style:table-cell-properties fo:background-color="#00ff7f" style:text-align-source="fix" style:repeat-content="false"/>
      <style:paragraph-properties fo:text-align="start" fo:margin-left="0pt"/>
    </style:style>
    <style:style style:name="ce204" style:family="table-cell" style:parent-style-name="Default">
      <style:table-cell-properties style:text-align-source="fix" style:repeat-content="false"/>
      <style:paragraph-properties fo:text-align="start" fo:margin-left="0pt"/>
    </style:style>
    <style:style style:name="ce84" style:family="table-cell" style:parent-style-name="Default">
      <style:table-cell-properties fo:background-color="#04e5cf" style:text-align-source="fix" style:repeat-content="false"/>
      <style:paragraph-properties fo:text-align="start" fo:margin-left="0pt"/>
    </style:style>
    <style:style style:name="ce106" style:family="table-cell" style:parent-style-name="Default">
      <style:table-cell-properties fo:background-color="#ff007f" style:text-align-source="fix" style:repeat-content="false"/>
      <style:paragraph-properties fo:text-align="start" fo:margin-left="0pt"/>
    </style:style>
    <style:style style:name="ce108" style:family="table-cell" style:parent-style-name="Default">
      <style:table-cell-properties fo:background-color="transparent"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data-style-name="N100">
      <style:table-cell-properties fo:background-color="#d22b7e"/>
    </style:style>
    <style:style style:name="ce94" style:family="table-cell" style:parent-style-name="Default">
      <style:table-cell-properties fo:background-color="#04e5cf" style:text-align-source="fix" style:repeat-content="false"/>
      <style:paragraph-properties fo:text-align="center" fo:margin-left="0pt"/>
    </style:style>
    <style:style style:name="ce93" style:family="table-cell" style:parent-style-name="Default">
      <style:table-cell-properties fo:background-color="#3fbdbe" style:text-align-source="fix" style:repeat-content="false"/>
      <style:paragraph-properties fo:text-align="center" fo:margin-left="0pt"/>
    </style:style>
    <style:style style:name="ce53" style:family="table-cell" style:parent-style-name="Default">
      <style:table-cell-properties fo:background-color="#00ff7f" style:text-align-source="fix" style:repeat-content="false"/>
      <style:paragraph-properties fo:text-align="center" fo:margin-left="0pt"/>
    </style:style>
    <style:style style:name="ce99" style:family="table-cell" style:parent-style-name="Default">
      <style:table-cell-properties fo:background-color="#2bd27e" style:text-align-source="fix" style:repeat-content="false"/>
      <style:paragraph-properties fo:text-align="center" fo:margin-left="0pt"/>
    </style:style>
    <style:style style:name="ce215" style:family="table-cell" style:parent-style-name="Default">
      <style:table-cell-properties fo:background-color="#ff007f" style:text-align-source="fix" style:repeat-content="false"/>
      <style:paragraph-properties fo:text-align="center" fo:margin-left="0pt"/>
    </style:style>
    <style:style style:name="ce217" style:family="table-cell" style:parent-style-name="Default">
      <style:table-cell-properties fo:background-color="#0000ff"/>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00ffff" style:text-align-source="fix" style:repeat-content="false"/>
      <style:paragraph-properties fo:text-align="center" fo:margin-left="0pt"/>
    </style:style>
    <style:style style:name="ce112" style:family="table-cell" style:parent-style-name="Default">
      <style:table-cell-properties fo:background-color="#d2d02b" style:text-align-source="fix" style:repeat-content="false"/>
      <style:paragraph-properties fo:text-align="center" fo:margin-left="0pt"/>
    </style:style>
    <style:style style:name="ce113" style:family="table-cell" style:parent-style-name="Default">
      <style:table-cell-properties fo:background-color="#d02bd2" style:text-align-source="fix" style:repeat-content="false"/>
      <style:paragraph-properties fo:text-align="center" fo:margin-left="0pt"/>
    </style:style>
    <style:style style:name="ce121" style:family="table-cell" style:parent-style-name="Default">
      <style:table-cell-properties fo:wrap-option="no-wrap"/>
      <style:text-properties style:font-name="Liberation Sans"/>
    </style:style>
    <style:style style:name="ce123"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cccccc"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cccccc" fo:wrap-option="no-wrap"/>
      <style:text-properties style:font-name="Liberation Sans"/>
    </style:style>
    <style:style style:name="ce118" style:family="table-cell" style:parent-style-name="Default">
      <style:table-cell-properties fo:background-color="#9f9e5f" fo:wrap-option="no-wrap"/>
      <style:text-properties style:font-name="Liberation Sans"/>
    </style:style>
    <style:style style:name="ce240" style:family="table-cell" style:parent-style-name="Default">
      <style:table-cell-properties fo:background-color="transparent" fo:wrap-option="no-wrap"/>
      <style:text-properties style:font-name="Liberation Sans"/>
    </style:style>
    <style:style style:name="ce9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5" style:family="table-cell" style:parent-style-name="Default">
      <style:table-cell-properties style:text-align-source="fix" style:repeat-content="false" fo:background-color="transparent"/>
      <style:paragraph-properties fo:text-align="start" fo:margin-left="0pt"/>
    </style:style>
    <style:style style:name="ce115" style:family="table-cell" style:parent-style-name="Default">
      <style:table-cell-properties style:text-align-source="value-type" style:repeat-content="false"/>
      <style:paragraph-properties fo:margin-left="0pt"/>
    </style:style>
    <style:style style:name="ce114" style:family="table-cell" style:parent-style-name="Default" style:data-style-name="N104"/>
    <style:style style:name="ce111" style:family="table-cell" style:parent-style-name="Default">
      <style:table-cell-properties fo:background-color="#ff7f00"/>
      <style:text-properties style:use-window-font-color="true"/>
    </style:style>
    <style:style style:name="ce250" style:family="table-cell" style:parent-style-name="Default">
      <style:table-cell-properties fo:background-color="#ffff00"/>
    </style:style>
    <style:style style:name="ce271"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272" style:family="table-cell" style:parent-style-name="Default">
      <style:table-cell-properties style:text-align-source="fix" style:repeat-content="false" fo:background-color="transparent"/>
      <style:paragraph-properties fo:text-align="start" fo:margin-left="0pt"/>
      <style:text-properties fo:font-weight="normal" style:font-weight-asian="normal" style:font-weight-complex="normal"/>
    </style:style>
    <style:style style:name="ce273" style:family="table-cell" style:parent-style-name="Default">
      <style:table-cell-properties fo:background-color="#b2b2b2"/>
    </style:style>
    <style:style style:name="ce274" style:family="table-cell" style:parent-style-name="Default" style:data-style-name="N100">
      <style:table-cell-properties style:text-align-source="fix" style:repeat-content="false" fo:background-color="transparent"/>
      <style:paragraph-properties fo:text-align="start" fo:margin-left="0pt"/>
      <style:text-properties fo:font-weight="normal" style:font-weight-asian="normal" style:font-weight-complex="normal"/>
    </style:style>
    <style:style style:name="ce275" style:family="table-cell" style:parent-style-name="Default">
      <style:table-cell-properties fo:background-color="#d22b7e" style:text-align-source="fix" style:repeat-content="false"/>
      <style:paragraph-properties fo:text-align="center" fo:margin-left="0pt"/>
    </style:style>
    <style:style style:name="ce276" style:family="table-cell" style:parent-style-name="Default">
      <style:table-cell-properties style:text-align-source="fix" style:repeat-content="false" fo:background-color="transparent"/>
      <style:paragraph-properties fo:text-align="center" fo:margin-left="0pt"/>
      <style:text-properties fo:font-weight="normal" style:font-weight-asian="normal" style:font-weight-complex="normal"/>
    </style:style>
    <style:style style:name="ce277" style:family="table-cell" style:parent-style-name="Default">
      <style:table-cell-properties fo:background-color="#7fff00" style:text-align-source="fix" style:repeat-content="false"/>
      <style:paragraph-properties fo:text-align="center" fo:margin-left="0pt"/>
    </style:style>
    <style:style style:name="ce278" style:family="table-cell" style:parent-style-name="Default">
      <style:table-cell-properties fo:background-color="#ff00ff" style:text-align-source="fix" style:repeat-content="false"/>
      <style:paragraph-properties fo:text-align="center" fo:margin-left="0pt"/>
    </style:style>
    <style:style style:name="ce279" style:family="table-cell" style:parent-style-name="Default">
      <style:table-cell-properties fo:background-color="#a85300" style:text-align-source="fix" style:repeat-content="false"/>
      <style:paragraph-properties fo:text-align="center" fo:margin-left="0pt"/>
      <style:text-properties fo:color="#ffffff"/>
    </style:style>
    <style:style style:name="ce280" style:family="table-cell" style:parent-style-name="Default">
      <style:table-cell-properties fo:background-color="#008000" style:text-align-source="fix" style:repeat-content="false"/>
      <style:paragraph-properties fo:text-align="center" fo:margin-left="0pt"/>
      <style:text-properties fo:color="#ffffff"/>
    </style:style>
    <style:style style:name="ce281" style:family="table-cell" style:parent-style-name="Default">
      <style:table-cell-properties fo:background-color="#b2b2b2" style:text-align-source="fix" style:repeat-content="false"/>
      <style:paragraph-properties fo:text-align="center" fo:margin-left="0pt"/>
    </style:style>
    <style:style style:name="ce282" style:family="table-cell" style:parent-style-name="Default">
      <style:table-cell-properties fo:background-color="#7fff00" style:text-align-source="fix" style:repeat-content="false"/>
      <style:paragraph-properties fo:text-align="center" fo:margin-left="0pt"/>
      <style:text-properties fo:font-weight="bold" style:font-weight-asian="bold" style:font-weight-complex="bold"/>
    </style:style>
    <style:style style:name="ce283" style:family="table-cell" style:parent-style-name="Default">
      <style:table-cell-properties fo:background-color="#ff00ff" style:text-align-source="fix" style:repeat-content="false"/>
      <style:paragraph-properties fo:text-align="center" fo:margin-left="0pt"/>
      <style:text-properties fo:font-weight="bold" style:font-weight-asian="bold" style:font-weight-complex="bold"/>
    </style:style>
    <style:style style:name="ce284" style:family="table-cell" style:parent-style-name="Default">
      <style:table-cell-properties fo:background-color="#a85300" style:text-align-source="fix" style:repeat-content="false"/>
      <style:paragraph-properties fo:text-align="center" fo:margin-left="0pt"/>
      <style:text-properties fo:color="#ffffff" fo:font-weight="bold" style:font-weight-asian="bold" style:font-weight-complex="bold"/>
    </style:style>
    <style:style style:name="ce285" style:family="table-cell" style:parent-style-name="Default">
      <style:table-cell-properties fo:background-color="#008000" style:text-align-source="fix" style:repeat-content="false"/>
      <style:paragraph-properties fo:text-align="center" fo:margin-left="0pt"/>
      <style:text-properties fo:color="#ffffff" fo:font-weight="bold" style:font-weight-asian="bold" style:font-weight-complex="bold"/>
    </style:style>
    <style:style style:name="ce286" style:family="table-cell" style:parent-style-name="Default">
      <style:table-cell-properties fo:background-color="#b2b2b2" style:text-align-source="fix" style:repeat-content="false"/>
      <style:paragraph-properties fo:text-align="center" fo:margin-left="0pt"/>
      <style:text-properties fo:font-weight="bold" style:font-weight-asian="bold" style:font-weight-complex="bold"/>
    </style:style>
    <style:style style:name="ce287" style:family="table-cell" style:parent-style-name="Default">
      <style:table-cell-properties fo:background-color="#00ff00" style:text-align-source="fix" style:repeat-content="false"/>
      <style:paragraph-properties fo:text-align="start" fo:margin-left="0pt"/>
      <style:text-properties fo:font-weight="normal" style:font-weight-asian="normal" style:font-weight-complex="normal"/>
    </style:style>
    <style:style style:name="ce288" style:family="table-cell" style:parent-style-name="Default">
      <style:table-cell-properties fo:background-color="#00ff00"/>
    </style:style>
    <style:style style:name="ce289" style:family="table-cell" style:parent-style-name="Default">
      <style:table-cell-properties fo:background-color="#00ff00" style:text-align-source="fix" style:repeat-content="false"/>
      <style:paragraph-properties fo:text-align="center" fo:margin-left="0pt"/>
      <style:text-properties fo:font-weight="normal" style:font-weight-asian="normal" style:font-weight-complex="normal"/>
    </style:style>
    <style:style style:name="ce290" style:family="table-cell" style:parent-style-name="Default">
      <style:table-cell-properties fo:background-color="#ffff00" style:text-align-source="fix" style:repeat-content="false"/>
      <style:paragraph-properties fo:text-align="center" fo:margin-left="0pt"/>
    </style:style>
    <style:style style:name="ce291" style:family="table-cell" style:parent-style-name="Default">
      <style:table-cell-properties fo:background-color="#00ff00" style:text-align-source="fix" style:repeat-content="false"/>
      <style:paragraph-properties fo:text-align="center" fo:margin-left="0pt"/>
    </style:style>
    <style:style style:name="ce292" style:family="table-cell" style:parent-style-name="Default">
      <style:table-cell-properties fo:background-color="#7fff00"/>
    </style:style>
    <style:style style:name="ce293" style:family="table-cell" style:parent-style-name="Default">
      <style:table-cell-properties fo:background-color="#a85300"/>
      <style:text-properties fo:color="#ffffff"/>
    </style:style>
    <style:style style:name="ce294" style:family="table-cell" style:parent-style-name="Default">
      <style:table-cell-properties fo:background-color="#0000a8" style:text-align-source="fix" style:repeat-content="false"/>
      <style:paragraph-properties fo:text-align="start" fo:margin-left="0pt"/>
    </style:style>
    <style:style style:name="ce295" style:family="table-cell" style:parent-style-name="Default">
      <style:table-cell-properties fo:background-color="#008000"/>
      <style:text-properties fo:color="#ffffff"/>
    </style:style>
    <style:style style:name="ce296" style:family="table-cell" style:parent-style-name="Default">
      <style:table-cell-properties fo:border-bottom="none" fo:border-left="0.06pt solid #000000" fo:border-right="none" fo:border-top="0.06pt solid #000000"/>
    </style:style>
    <style:style style:name="ce297" style:family="table-cell" style:parent-style-name="Default">
      <style:table-cell-properties fo:border-bottom="none" fo:border-left="0.06pt solid #000000" fo:border-right="none" fo:border-top="none"/>
    </style:style>
    <style:style style:name="ce298" style:family="table-cell" style:parent-style-name="Default">
      <style:table-cell-properties fo:border-bottom="0.06pt solid #000000" fo:border-left="0.06pt solid #000000" fo:border-right="none" fo:border-top="none"/>
    </style:style>
    <style:style style:name="ce299" style:family="table-cell" style:parent-style-name="Default" style:data-style-name="N100">
      <style:table-cell-properties style:text-align-source="fix" style:repeat-content="false" fo:background-color="transparent"/>
      <style:paragraph-properties fo:text-align="center" fo:margin-left="0pt"/>
      <style:text-properties fo:font-weight="normal" style:font-weight-asian="normal" style:font-weight-complex="normal"/>
    </style:style>
    <style:style style:name="ce300"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301"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302"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303"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0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style:style style:name="ce305"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306" style:family="table-cell" style:parent-style-name="Default">
      <style:table-cell-properties style:text-align-source="fix" style:repeat-content="false" fo:background-color="transparent"/>
      <style:paragraph-properties fo:text-align="start" fo:margin-left="0pt"/>
      <style:text-properties fo:font-weight="bold" style:font-weight-asian="bold" style:font-weight-complex="bold"/>
    </style:style>
    <style:style style:name="ce307" style:family="table-cell" style:parent-style-name="Default">
      <style:table-cell-properties fo:background-color="#7fff00" style:text-align-source="fix" style:repeat-content="false"/>
      <style:paragraph-properties fo:text-align="start" fo:margin-left="0pt"/>
      <style:text-properties fo:font-weight="normal" style:font-weight-asian="normal" style:font-weight-complex="normal"/>
    </style:style>
    <style:style style:name="ce308" style:family="table-cell" style:parent-style-name="Default">
      <style:text-properties fo:font-weight="bold" style:font-weight-asian="bold" style:font-weight-complex="bold"/>
    </style:style>
    <style:style style:name="ce3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310" style:family="table-cell" style:parent-style-name="Default" style:data-style-name="N84"/>
    <style:style style:name="gr1"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235.16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ax-width="340.16pt" fo:min-height="91.84pt" fo:min-width="82.2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ax-width="340.16pt" fo:min-height="246.36pt" fo:min-width="82.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ax-width="340.16pt" fo:min-height="89.6pt" fo:min-width="82.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style:font-name="Liberation Sans" fo:font-size="10pt" fo:letter-spacing="normal" fo:language="none" fo:country="none" fo:font-style="normal" fo:text-shadow="none" style:text-underline-style="none" fo:font-weight="normal" style:text-underline-mode="continuous" style:text-overline-mode="continuous" style:text-line-through-mode="continuous" style:letter-kerning="false" fo:background-color="#ffffff" style:font-family-asian="'Segoe UI'" style:font-pitch-asian="variable" style:font-size-asian="10pt" style:language-asian="none" style:country-asian="none" style:font-style-asian="normal" style:font-weight-asian="normal" style:font-family-complex="'Segoe UI'" style:font-pitch-complex="variable" style:font-size-complex="10pt" style:language-complex="none"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position="super 58%"/>
    </style:style>
  </office:automatic-styles>
  <office:body>
    <office:spreadsheet>
      <table:calculation-settings table:automatic-find-labels="false" table:use-regular-expressions="false" table:use-wildcards="true"/>
      <table:table table:name="Discs" table:style-name="ta1">
        <table:table-column table:style-name="co48" table:default-cell-style-name="ce110"/>
        <table:table-column table:style-name="co49" table:default-cell-style-name="Default"/>
        <table:table-column table:style-name="co48" table:default-cell-style-name="ce156"/>
        <table:table-column table:style-name="co50" table:default-cell-style-name="Default"/>
        <table:table-column table:style-name="co51" table:default-cell-style-name="ce184"/>
        <table:table-column table:style-name="co5" table:default-cell-style-name="ce184"/>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number-columns-repeated="2" table:default-cell-style-name="Default"/>
        <table:table-column table:style-name="co60" table:default-cell-style-name="Default"/>
        <table:table-column table:style-name="co61" table:default-cell-style-name="Default"/>
        <table:table-column table:style-name="co62" table:number-columns-repeated="2" table:default-cell-style-name="Default"/>
        <table:table-column table:style-name="co56" table:default-cell-style-name="Default"/>
        <table:table-column table:style-name="co63" table:default-cell-style-name="Default"/>
        <table:table-column table:style-name="co56"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70" table:default-cell-style-name="Default"/>
        <table:table-column table:style-name="co25" table:number-columns-repeated="994" table:default-cell-style-name="Default"/>
        <table:table-row table:style-name="ro1">
          <table:table-cell table:style-name="ce102" office:value-type="string" calcext:value-type="string">
            <text:p>Date (USA)</text:p>
          </table:table-cell>
          <table:table-cell table:style-name="ce125" office:value-type="string" calcext:value-type="string">
            <text:p>Title (USA)</text:p>
          </table:table-cell>
          <table:table-cell table:style-name="ce1" office:value-type="string" calcext:value-type="string">
            <text:p>Disc (USA)</text:p>
          </table:table-cell>
          <table:table-cell table:style-name="ce125" office:value-type="string" calcext:value-type="string">
            <text:p>ID</text:p>
          </table:table-cell>
          <table:table-cell table:style-name="ce125" office:value-type="string" calcext:value-type="string">
            <text:p>BGM</text:p>
          </table:table-cell>
          <table:table-cell table:style-name="ce125" office:value-type="string" calcext:value-type="string">
            <text:p>BG</text:p>
          </table:table-cell>
          <table:table-cell table:style-name="ce125" office:value-type="string" calcext:value-type="string">
            <text:p>Game 1</text:p>
          </table:table-cell>
          <table:table-cell table:style-name="ce125" office:value-type="string" calcext:value-type="string">
            <text:p>Game 2</text:p>
          </table:table-cell>
          <table:table-cell table:style-name="ce125" office:value-type="string" calcext:value-type="string">
            <text:p>Game 3</text:p>
          </table:table-cell>
          <table:table-cell table:style-name="ce125" office:value-type="string" calcext:value-type="string">
            <text:p>Game 4</text:p>
          </table:table-cell>
          <table:table-cell table:style-name="ce125" office:value-type="string" calcext:value-type="string">
            <text:p>Game 5</text:p>
          </table:table-cell>
          <table:table-cell table:style-name="ce125" office:value-type="string" calcext:value-type="string">
            <text:p>Game 6</text:p>
          </table:table-cell>
          <table:table-cell table:style-name="ce125" office:value-type="string" calcext:value-type="string">
            <text:p>Game 7</text:p>
          </table:table-cell>
          <table:table-cell table:style-name="ce125"/>
          <table:table-cell table:style-name="ce125" office:value-type="string" calcext:value-type="string">
            <text:p>Preview 1</text:p>
          </table:table-cell>
          <table:table-cell table:style-name="ce125" office:value-type="string" calcext:value-type="string">
            <text:p>Preview 2</text:p>
          </table:table-cell>
          <table:table-cell table:style-name="ce125" office:value-type="string" calcext:value-type="string">
            <text:p>Preview 3</text:p>
          </table:table-cell>
          <table:table-cell table:style-name="ce125" office:value-type="string" calcext:value-type="string">
            <text:p>Preview 4</text:p>
          </table:table-cell>
          <table:table-cell table:style-name="ce125" office:value-type="string" calcext:value-type="string">
            <text:p>Preview 5</text:p>
          </table:table-cell>
          <table:table-cell table:style-name="ce125" office:value-type="string" calcext:value-type="string">
            <text:p>Preview 6</text:p>
          </table:table-cell>
          <table:table-cell table:style-name="ce125" office:value-type="string" calcext:value-type="string">
            <text:p>Preview 7</text:p>
          </table:table-cell>
          <table:table-cell table:style-name="ce125" office:value-type="string" calcext:value-type="string">
            <text:p>Preview 8</text:p>
          </table:table-cell>
          <table:table-cell table:style-name="ce125" office:value-type="string" calcext:value-type="string">
            <text:p>Preview 9</text:p>
          </table:table-cell>
          <table:table-cell table:style-name="ce125" office:value-type="string" calcext:value-type="string">
            <text:p>Preview 10</text:p>
          </table:table-cell>
          <table:table-cell table:style-name="ce125" office:value-type="string" calcext:value-type="string">
            <text:p>Preview 11</text:p>
          </table:table-cell>
          <table:table-cell table:style-name="ce125" office:value-type="string" calcext:value-type="string">
            <text:p>Preview 12</text:p>
          </table:table-cell>
          <table:table-cell table:style-name="ce125" office:value-type="string" calcext:value-type="string">
            <text:p>Preview 13</text:p>
          </table:table-cell>
          <table:table-cell table:style-name="ce125" office:value-type="string" calcext:value-type="string">
            <text:p>Preview 14</text:p>
          </table:table-cell>
          <table:table-cell table:style-name="ce125" office:value-type="string" calcext:value-type="string">
            <text:p>Preview 15</text:p>
          </table:table-cell>
          <table:table-cell table:style-name="ce125" office:value-type="string" calcext:value-type="string">
            <text:p>Preview 16</text:p>
          </table:table-cell>
          <table:table-cell table:style-name="ce125" office:value-type="string" calcext:value-type="string">
            <text:p>Preview 17</text:p>
          </table:table-cell>
          <table:table-cell table:style-name="ce125" office:value-type="string" calcext:value-type="string">
            <text:p>Preview 18</text:p>
          </table:table-cell>
          <table:table-cell table:style-name="ce125" table:number-columns-repeated="992"/>
        </table:table-row>
        <table:table-row table:style-name="ro1">
          <table:table-cell table:style-name="ce3" office:value-type="string" calcext:value-type="string">
            <office:annotation draw:style-name="gr1" draw:text-style-name="P2" svg:width="82.18pt" svg:height="151.26pt" svg:x="130.28pt" svg:y="0pt" draw:caption-point-x="-17.29pt" draw:caption-point-y="13.07pt">
              <dc:date>2021-02-05T00:00:00</dc:date>
              <text:p text:style-name="P1"><text:span text:style-name="T1">These dates were pulled off of various websites listing published dates for these discs, but I wouldn’t consider any of them 100% accurate and I suggest using them only as a reference.</text:span></text:p>
            </office:annotation>
            <text:p>Check comment --&gt;</text:p>
          </table:table-cell>
          <table:table-cell table:number-columns-repeated="1023"/>
        </table:table-row>
        <table:table-row table:style-name="ro1">
          <table:table-cell office:value-type="string" calcext:value-type="string">
            <text:p>October 15 2001</text:p>
          </table:table-cell>
          <table:table-cell office:value-type="string" calcext:value-type="string">
            <text:p>Interactive Multi-Game Demo Disc</text:p>
          </table:table-cell>
          <table:table-cell table:style-name="ce35" office:value-type="string" calcext:value-type="string">
            <text:p>October 2001</text:p>
          </table:table-cell>
          <table:table-cell office:value-type="string" calcext:value-type="string">
            <text:p>G99E01</text:p>
          </table:table-cell>
          <table:table-cell office:value-type="string" calcext:value-type="string">
            <text:p>1-World</text:p>
          </table:table-cell>
          <table:table-cell office:value-type="string" calcext:value-type="string">
            <text:p>GC</text:p>
          </table:table-cell>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table:number-columns-repeated="5"/>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office:value-type="string" calcext:value-type="string">
            <text:p>Super Smash Bros. Melee</text:p>
          </table:table-cell>
          <table:table-cell office:value-type="string" calcext:value-type="string">
            <text:p>Pikmin</text:p>
          </table:table-cell>
          <table:table-cell office:value-type="string" calcext:value-type="string">
            <text:p>NBA Courtside 2002</text:p>
          </table:table-cell>
          <table:table-cell table:style-name="ce16" office:value-type="string" calcext:value-type="string">
            <text:p>Special Credits Reel (inaccessible from main menu)</text:p>
          </table:table-cell>
          <table:table-cell table:number-columns-repeated="1003"/>
        </table:table-row>
        <table:table-row table:style-name="ro1">
          <table:table-cell office:value-type="string" calcext:value-type="string">
            <text:p>January 10 2002</text:p>
          </table:table-cell>
          <table:table-cell office:value-type="string" calcext:value-type="string">
            <text:p>Interactive Multi-Game Demo Disc</text:p>
          </table:table-cell>
          <table:table-cell table:style-name="ce170" office:value-type="string" calcext:value-type="string">
            <text:p>January 2002</text:p>
          </table:table-cell>
          <table:table-cell office:value-type="string" calcext:value-type="string">
            <text:p>G98E01</text:p>
          </table:table-cell>
          <table:table-cell office:value-type="string" calcext:value-type="string">
            <text:p>1-World</text:p>
          </table:table-cell>
          <table:table-cell office:value-type="string" calcext:value-type="string">
            <text:p>GC</text:p>
          </table:table-cell>
          <table:table-cell office:value-type="string" calcext:value-type="string">
            <text:p>Super Smash Bros. Melee</text:p>
          </table:table-cell>
          <table:table-cell table:style-name="ce175" office:value-type="string" calcext:value-type="string">
            <text:p>Pikmin</text:p>
          </table:table-cell>
          <table:table-cell office:value-type="string" calcext:value-type="string">
            <text:p>NBA Courtside 2002</text:p>
          </table:table-cell>
          <table:table-cell table:number-columns-repeated="5"/>
          <table:table-cell office:value-type="string" calcext:value-type="string">
            <text:p>Super Smash Bros. Melee</text:p>
          </table:table-cell>
          <table:table-cell office:value-type="string" calcext:value-type="string">
            <text:p>Pikmin</text:p>
          </table:table-cell>
          <table:table-cell office:value-type="string" calcext:value-type="string">
            <text:p>Star Fox Adventures</text:p>
          </table:table-cell>
          <table:table-cell office:value-type="string" calcext:value-type="string">
            <text:p>NBA Courtside 2002</text:p>
          </table:table-cell>
          <table:table-cell office:value-type="string" calcext:value-type="string">
            <text:p>Star Wars Rogue Squadron II: Rogue Leader</text:p>
          </table:table-cell>
          <table:table-cell table:number-columns-repeated="1005"/>
        </table:table-row>
        <table:table-row table:style-name="ro1">
          <table:table-cell office:value-type="string" calcext:value-type="string">
            <text:p>March 1 2002</text:p>
          </table:table-cell>
          <table:table-cell office:value-type="string" calcext:value-type="string">
            <text:p>Interactive Multi-Game Demo Disc</text:p>
          </table:table-cell>
          <table:table-cell office:value-type="string" calcext:value-type="string">
            <text:p>March 2002</text:p>
          </table:table-cell>
          <table:table-cell table:style-name="ce116" office:value-type="string" calcext:value-type="string">
            <text:p>G97E01</text:p>
          </table:table-cell>
          <table:table-cell office:value-type="string" calcext:value-type="string">
            <text:p>1-World</text:p>
          </table:table-cell>
          <table:table-cell office:value-type="string" calcext:value-type="string">
            <text:p>GC+Controller</text:p>
          </table:table-cell>
          <table:table-cell office:value-type="string" calcext:value-type="string">
            <text:p>Sonic Adventure 2 Battle</text:p>
          </table:table-cell>
          <table:table-cell table:style-name="ce116" office:value-type="string" calcext:value-type="string">
            <text:p>007 Agent Under Fire</text:p>
          </table:table-cell>
          <table:table-cell office:value-type="string" calcext:value-type="string">
            <text:p>Bloody Roar: Primal Fury</text:p>
          </table:table-cell>
          <table:table-cell office:value-type="string" calcext:value-type="string">
            <text:p>Super Smash Bros. Melee</text:p>
          </table:table-cell>
          <table:table-cell table:number-columns-repeated="4"/>
          <table:table-cell office:value-type="string" calcext:value-type="string">
            <text:p>Sonic Adventure 2 Battle</text:p>
          </table:table-cell>
          <table:table-cell office:value-type="string" calcext:value-type="string">
            <text:p>007 Agent Under Fire</text:p>
          </table:table-cell>
          <table:table-cell office:value-type="string" calcext:value-type="string">
            <text:p>Star Fox Adventures</text:p>
          </table:table-cell>
          <table:table-cell office:value-type="string" calcext:value-type="string">
            <text:p>Super Smash Bros. Melee</text:p>
          </table:table-cell>
          <table:table-cell office:value-type="string" calcext:value-type="string">
            <text:p>Misc Ad</text:p>
          </table:table-cell>
          <table:table-cell table:number-columns-repeated="1005"/>
        </table:table-row>
        <table:table-row table:style-name="ro1">
          <table:table-cell office:value-type="string" calcext:value-type="string">
            <text:p>June 1 2002</text:p>
          </table:table-cell>
          <table:table-cell office:value-type="string" calcext:value-type="string">
            <text:p>Interactive Multi-Game Demo Disc</text:p>
          </table:table-cell>
          <table:table-cell office:value-type="string" calcext:value-type="string">
            <text:p>June 2002</text:p>
          </table:table-cell>
          <table:table-cell table:style-name="ce116" office:value-type="string" calcext:value-type="string">
            <text:p>G96E01</text:p>
          </table:table-cell>
          <table:table-cell office:value-type="string" calcext:value-type="string">
            <text:p>2-USA</text:p>
          </table:table-cell>
          <table:table-cell office:value-type="string" calcext:value-type="string">
            <text:p>GC+Controller</text:p>
          </table:table-cell>
          <table:table-cell office:value-type="string" calcext:value-type="string">
            <text:p>Eternal Darkness: Sanity’s Requiem</text:p>
          </table:table-cell>
          <table:table-cell table:number-columns-repeated="7"/>
          <table:table-cell office:value-type="string" calcext:value-type="string">
            <text:p>Eternal Darkness: Sanity’s Requiem</text:p>
          </table:table-cell>
          <table:table-cell office:value-type="string" calcext:value-type="string">
            <text:p>Resident Evil</text:p>
          </table:table-cell>
          <table:table-cell office:value-type="string" calcext:value-type="string">
            <text:p>WWE WrestleMania X8</text:p>
          </table:table-cell>
          <table:table-cell office:value-type="string" calcext:value-type="string">
            <text:p>Turok: Evolution</text:p>
          </table:table-cell>
          <table:table-cell office:value-type="string" calcext:value-type="string">
            <text:p>Die Hard: Vendetta</text:p>
          </table:table-cell>
          <table:table-cell office:value-type="string" calcext:value-type="string">
            <text:p>Timesplitters 2</text:p>
          </table:table-cell>
          <table:table-cell office:value-type="string" calcext:value-type="string">
            <text:p>ESRB Misc</text:p>
          </table:table-cell>
          <table:table-cell table:number-columns-repeated="1003"/>
        </table:table-row>
        <table:table-row table:style-name="ro1">
          <table:table-cell office:value-type="string" calcext:value-type="string">
            <text:p>July 1 2002</text:p>
          </table:table-cell>
          <table:table-cell office:value-type="string" calcext:value-type="string">
            <text:p>Interactive Multi-Game Demo Disc</text:p>
          </table:table-cell>
          <table:table-cell office:value-type="string" calcext:value-type="string">
            <text:p>July 2002</text:p>
          </table:table-cell>
          <table:table-cell table:style-name="ce116" office:value-type="string" calcext:value-type="string">
            <text:p>G95E01</text:p>
          </table:table-cell>
          <table:table-cell office:value-type="string" calcext:value-type="string">
            <text:p>2-USA</text:p>
          </table:table-cell>
          <table:table-cell office:value-type="string" calcext:value-type="string">
            <text:p>GC</text:p>
          </table:table-cell>
          <table:table-cell office:value-type="string" calcext:value-type="string">
            <text:p>Star Fox Adventures</text:p>
          </table:table-cell>
          <table:table-cell office:value-type="string" calcext:value-type="string">
            <text:p>Super Monkey Ball 2</text:p>
          </table:table-cell>
          <table:table-cell office:value-type="string" calcext:value-type="string">
            <text:p>Beach Spikers</text:p>
          </table:table-cell>
          <table:table-cell table:number-columns-repeated="5"/>
          <table:table-cell office:value-type="string" calcext:value-type="string">
            <text:p>Super Mario Sunshine</text:p>
          </table:table-cell>
          <table:table-cell office:value-type="string" calcext:value-type="string">
            <text:p>Animal Crossing</text:p>
          </table:table-cell>
          <table:table-cell office:value-type="string" calcext:value-type="string">
            <text:p>Disney's Magical Mirror Starring Mickey Mouse</text:p>
          </table:table-cell>
          <table:table-cell table:number-columns-repeated="1007"/>
        </table:table-row>
        <table:table-row table:style-name="ro1">
          <table:table-cell office:value-type="string" calcext:value-type="string">
            <text:p>August 1 2002</text:p>
          </table:table-cell>
          <table:table-cell office:value-type="string" calcext:value-type="string">
            <text:p>Interactive Multi-Game Demo Disc</text:p>
          </table:table-cell>
          <table:table-cell table:style-name="ce8" office:value-type="string" calcext:value-type="string">
            <text:p>August 2002</text:p>
          </table:table-cell>
          <table:table-cell table:style-name="ce175" office:value-type="string" calcext:value-type="string">
            <text:p>G94E01</text:p>
          </table:table-cell>
          <table:table-cell office:value-type="string" calcext:value-type="string">
            <text:p>2-USA</text:p>
          </table:table-cell>
          <table:table-cell office:value-type="string" calcext:value-type="string">
            <text:p>GC</text:p>
          </table:table-cell>
          <table:table-cell table:style-name="ce175" office:value-type="string" calcext:value-type="string">
            <text:p>Super Mario Sunshine</text:p>
          </table:table-cell>
          <table:table-cell office:value-type="string" calcext:value-type="string">
            <text:p>Star Fox Adventures</text:p>
          </table:table-cell>
          <table:table-cell table:number-columns-repeated="6"/>
          <table:table-cell office:value-type="string" calcext:value-type="string">
            <text:p>Super Mario Sunshine</text:p>
          </table:table-cell>
          <table:table-cell office:value-type="string" calcext:value-type="string">
            <text:p>Star Fox Adventures</text:p>
          </table:table-cell>
          <table:table-cell office:value-type="string" calcext:value-type="string">
            <text:p>Metroid Prime</text:p>
          </table:table-cell>
          <table:table-cell table:number-columns-repeated="1007"/>
        </table:table-row>
        <table:table-row table:style-name="ro1">
          <table:table-cell office:value-type="string" calcext:value-type="string">
            <text:p>September 1 2002</text:p>
          </table:table-cell>
          <table:table-cell office:value-type="string" calcext:value-type="string">
            <text:p>Interactive Multi-Game Demo Disc</text:p>
          </table:table-cell>
          <table:table-cell table:style-name="ce36" office:value-type="string" calcext:value-type="string">
            <text:p>Version 7</text:p>
          </table:table-cell>
          <table:table-cell table:style-name="ce116" office:value-type="string" calcext:value-type="string">
            <text:p>D93E01</text:p>
          </table:table-cell>
          <table:table-cell office:value-type="string" calcext:value-type="string">
            <text:p>2-USA</text:p>
          </table:table-cell>
          <table:table-cell office:value-type="string" calcext:value-type="string">
            <text:p>GC</text:p>
          </table:table-cell>
          <table:table-cell table:style-name="ce80" office:value-type="string" calcext:value-type="string">
            <text:p>Metroid Prime</text:p>
          </table:table-cell>
          <table:table-cell table:style-name="ce175" office:value-type="string" calcext:value-type="string">
            <text:p>Super Mario Sunshine</text:p>
          </table:table-cell>
          <table:table-cell table:number-columns-repeated="6"/>
          <table:table-cell office:value-type="string" calcext:value-type="string">
            <text:p>Metroid Prime</text:p>
          </table:table-cell>
          <table:table-cell office:value-type="string" calcext:value-type="string">
            <text:p>Super Mario Sunshine</text:p>
          </table:table-cell>
          <table:table-cell office:value-type="string" calcext:value-type="string">
            <text:p>Star Fox Adventures</text:p>
          </table:table-cell>
          <table:table-cell office:value-type="string" calcext:value-type="string">
            <text:p>Mario Party 4</text:p>
          </table:table-cell>
          <table:table-cell office:value-type="string" calcext:value-type="string">
            <text:p>Animal Crossing</text:p>
          </table:table-cell>
          <table:table-cell office:value-type="string" calcext:value-type="string">
            <text:p>007 Nightfire</text:p>
          </table:table-cell>
          <table:table-cell office:value-type="string" calcext:value-type="string">
            <text:p>ESRB Misc</text:p>
          </table:table-cell>
          <table:table-cell table:number-columns-repeated="1003"/>
        </table:table-row>
        <table:table-row table:style-name="ro1">
          <table:table-cell office:value-type="string" calcext:value-type="string">
            <text:p>September 1 2002 / October 15 2002</text:p>
          </table:table-cell>
          <table:table-cell office:value-type="string" calcext:value-type="string">
            <text:p>Interactive Multi-Game Demo Disc</text:p>
          </table:table-cell>
          <table:table-cell table:style-name="ce36" office:value-type="string" calcext:value-type="string">
            <text:p>Version 8</text:p>
          </table:table-cell>
          <table:table-cell table:style-name="ce116" office:value-type="string" calcext:value-type="string">
            <text:p>D92E01</text:p>
          </table:table-cell>
          <table:table-cell office:value-type="string" calcext:value-type="string">
            <text:p>2-USA</text:p>
          </table:table-cell>
          <table:table-cell office:value-type="string" calcext:value-type="string">
            <text:p>GC</text:p>
          </table:table-cell>
          <table:table-cell table:style-name="ce80" office:value-type="string" calcext:value-type="string">
            <text:p>Metroid Prime</text:p>
          </table:table-cell>
          <table:table-cell table:style-name="ce175" office:value-type="string" calcext:value-type="string">
            <text:p>Super Mario Sunshine</text:p>
          </table:table-cell>
          <table:table-cell table:number-columns-repeated="6"/>
          <table:table-cell office:value-type="string" calcext:value-type="string">
            <text:p>Metroid Prime</text:p>
          </table:table-cell>
          <table:table-cell office:value-type="string" calcext:value-type="string">
            <text:p>Super Mario Sunshine</text:p>
          </table:table-cell>
          <table:table-cell office:value-type="string" calcext:value-type="string">
            <text:p>Star Fox Adventures</text:p>
          </table:table-cell>
          <table:table-cell office:value-type="string" calcext:value-type="string">
            <text:p>Mario Party 4</text:p>
          </table:table-cell>
          <table:table-cell office:value-type="string" calcext:value-type="string">
            <text:p>Resident Evil 4</text:p>
          </table:table-cell>
          <table:table-cell office:value-type="string" calcext:value-type="string">
            <text:p>007 Nightfire</text:p>
          </table:table-cell>
          <table:table-cell office:value-type="string" calcext:value-type="string">
            <text:p>ESRB Misc</text:p>
          </table:table-cell>
          <table:table-cell table:number-columns-repeated="1003"/>
        </table:table-row>
        <table:table-row table:style-name="ro1">
          <table:table-cell office:value-type="string" calcext:value-type="string">
            <text:p>February 15 2003</text:p>
          </table:table-cell>
          <table:table-cell office:value-type="string" calcext:value-type="string">
            <text:p>Interactive Multi-Game Demo Disc</text:p>
          </table:table-cell>
          <table:table-cell table:style-name="ce36" office:value-type="string" calcext:value-type="string">
            <text:p>Version 9</text:p>
          </table:table-cell>
          <table:table-cell table:style-name="ce116" office:value-type="string" calcext:value-type="string">
            <text:p>D89E01</text:p>
          </table:table-cell>
          <table:table-cell office:value-type="string" calcext:value-type="string">
            <text:p>3-USA</text:p>
          </table:table-cell>
          <table:table-cell office:value-type="string" calcext:value-type="string">
            <text:p>GC 2</text:p>
          </table:table-cell>
          <table:table-cell office:value-type="string" calcext:value-type="string">
            <text:p>The Legend of Zelda: The Wind Waker</text:p>
          </table:table-cell>
          <table:table-cell table:style-name="ce80" office:value-type="string" calcext:value-type="string">
            <text:p>Metroid Prime</text:p>
          </table:table-cell>
          <table:table-cell table:number-columns-repeated="6"/>
          <table:table-cell office:value-type="string" calcext:value-type="string">
            <text:p>The Legend of Zelda: The Wind Waker</text:p>
          </table:table-cell>
          <table:table-cell office:value-type="string" calcext:value-type="string">
            <text:p>Metroid Prime</text:p>
          </table:table-cell>
          <table:table-cell office:value-type="string" calcext:value-type="string">
            <text:p>1080 Avalanche</text:p>
          </table:table-cell>
          <table:table-cell office:value-type="string" calcext:value-type="string">
            <text:p>WarioWare, Inc.: Mega Party Games!</text:p>
          </table:table-cell>
          <table:table-cell office:value-type="string" calcext:value-type="string">
            <text:p>Black &amp; Bruised</text:p>
          </table:table-cell>
          <table:table-cell office:value-type="string" calcext:value-type="string">
            <text:p>ESRB</text:p>
          </table:table-cell>
          <table:table-cell table:number-columns-repeated="1004"/>
        </table:table-row>
        <table:table-row table:style-name="ro1">
          <table:table-cell office:value-type="string" calcext:value-type="string">
            <text:p>June 15 2003</text:p>
          </table:table-cell>
          <table:table-cell office:value-type="string" calcext:value-type="string">
            <text:p>Interactive Multi-Game Demo Disc</text:p>
          </table:table-cell>
          <table:table-cell office:value-type="string" calcext:value-type="string">
            <text:p>Version 10</text:p>
          </table:table-cell>
          <table:table-cell table:style-name="ce116" office:value-type="string" calcext:value-type="string">
            <text:p>D88E01</text:p>
          </table:table-cell>
          <table:table-cell office:value-type="string" calcext:value-type="string">
            <text:p>3-USA</text:p>
          </table:table-cell>
          <table:table-cell office:value-type="string" calcext:value-type="string">
            <text:p>GC 2</text:p>
          </table:table-cell>
          <table:table-cell office:value-type="string" calcext:value-type="string">
            <text:p>The Legend of Zelda: The Wind Waker</text:p>
          </table:table-cell>
          <table:table-cell office:value-type="string" calcext:value-type="string">
            <text:p>Lost Kingdoms II</text:p>
          </table:table-cell>
          <table:table-cell table:number-columns-repeated="6"/>
          <table:table-cell office:value-type="string" calcext:value-type="string">
            <text:p>P.N.03</text:p>
          </table:table-cell>
          <table:table-cell office:value-type="string" calcext:value-type="string">
            <text:p>WarioWare, Inc.: Mega Party Games!</text:p>
          </table:table-cell>
          <table:table-cell office:value-type="string" calcext:value-type="string">
            <text:p>The Sims</text:p>
          </table:table-cell>
          <table:table-cell office:value-type="string" calcext:value-type="string">
            <text:p>MLB Slugfest 20-04</text:p>
          </table:table-cell>
          <table:table-cell office:value-type="string" calcext:value-type="string">
            <text:p>HOTCLIPS</text:p>
          </table:table-cell>
          <table:table-cell office:value-type="string" calcext:value-type="string">
            <text:p>Rayman 3: Hoodlum Havoc</text:p>
          </table:table-cell>
          <table:table-cell office:value-type="string" calcext:value-type="string">
            <text:p>Ikaruga</text:p>
          </table:table-cell>
          <table:table-cell office:value-type="string" calcext:value-type="string">
            <text:p>GBA SP</text:p>
          </table:table-cell>
          <table:table-cell office:value-type="string" calcext:value-type="string">
            <text:p>The Legend of Zelda: The Wind Waker</text:p>
          </table:table-cell>
          <table:table-cell table:number-columns-repeated="1001"/>
        </table:table-row>
        <table:table-row table:style-name="ro1">
          <table:table-cell office:value-type="string" calcext:value-type="string">
            <text:p>July 15 2003</text:p>
          </table:table-cell>
          <table:table-cell table:style-name="ce148" office:value-type="string" calcext:value-type="string">
            <office:annotation draw:style-name="gr2" draw:text-style-name="P2" svg:width="82.18pt" svg:height="50.49pt" svg:x="294.15pt" svg:y="111.06pt" draw:caption-point-x="-17.29pt" draw:caption-point-y="42.8pt">
              <dc:date>2021-02-05T00:00:00</dc:date>
              <text:p text:style-name="P1"><text:span text:style-name="T2">The contents.txt on this disc match JP disc below.</text:span></text:p>
            </office:annotation>
            <text:p>Interactive Multi-Game Demo Disc</text:p>
          </table:table-cell>
          <table:table-cell office:value-type="string" calcext:value-type="string">
            <text:p>Version 11</text:p>
          </table:table-cell>
          <table:table-cell office:value-type="string" calcext:value-type="string">
            <text:p>D86E01</text:p>
          </table:table-cell>
          <table:table-cell office:value-type="string" calcext:value-type="string">
            <text:p>3-USA</text:p>
          </table:table-cell>
          <table:table-cell office:value-type="string" calcext:value-type="string">
            <text:p>GC 2</text:p>
          </table:table-cell>
          <table:table-cell office:value-type="string" calcext:value-type="string">
            <text:p>Soulcalibur II</text:p>
          </table:table-cell>
          <table:table-cell office:value-type="string" calcext:value-type="string">
            <text:p>Mario Golf: Toadstool Tour</text:p>
          </table:table-cell>
          <table:table-cell office:value-type="string" calcext:value-type="string">
            <text:p>Ultimate Muscle: Legends vs. New Generation</text:p>
          </table:table-cell>
          <table:table-cell office:value-type="string" calcext:value-type="string">
            <text:p>P.N.03</text:p>
          </table:table-cell>
          <table:table-cell office:value-type="string" calcext:value-type="string">
            <text:p>Sonic Adventure DX: Director's Cut</text:p>
          </table:table-cell>
          <table:table-cell office:value-type="string" calcext:value-type="string">
            <text:p>1080 Avalanche</text:p>
          </table:table-cell>
          <table:table-cell table:style-name="ce116" office:value-type="string" calcext:value-type="string">
            <text:p>Soulcalibur II</text:p>
          </table:table-cell>
          <table:table-cell table:style-name="ce116"/>
          <table:table-cell office:value-type="string" calcext:value-type="string">
            <text:p>Game Boy Player</text:p>
          </table:table-cell>
          <table:table-cell office:value-type="string" calcext:value-type="string">
            <text:p>WarioWare, Inc.: Mega Party Games!</text:p>
          </table:table-cell>
          <table:table-cell office:value-type="string" calcext:value-type="string">
            <text:p>Mario Golf: Toadstool Tour</text:p>
          </table:table-cell>
          <table:table-cell table:style-name="ce116" office:value-type="string" calcext:value-type="string">
            <text:p>Soulcalibur II</text:p>
          </table:table-cell>
          <table:table-cell office:value-type="string" calcext:value-type="string">
            <text:p>Enter the Matrix</text:p>
          </table:table-cell>
          <table:table-cell office:value-type="string" calcext:value-type="string">
            <text:p>Hulk</text:p>
          </table:table-cell>
          <table:table-cell office:value-type="string" calcext:value-type="string">
            <text:p>NCAA Football 2004</text:p>
          </table:table-cell>
          <table:table-cell office:value-type="string" calcext:value-type="string">
            <text:p>Mega Man Network Transmission</text:p>
          </table:table-cell>
          <table:table-cell office:value-type="string" calcext:value-type="string">
            <text:p>ESRB (Ad) (Derek Jeter)</text:p>
          </table:table-cell>
          <table:table-cell table:number-columns-repeated="1001"/>
        </table:table-row>
        <table:table-row table:style-name="ro1">
          <table:table-cell office:value-type="string" calcext:value-type="string">
            <text:p>November 30 2003</text:p>
          </table:table-cell>
          <table:table-cell office:value-type="string" calcext:value-type="string">
            <text:p>Interactive Multi-Game Demo Disc</text:p>
          </table:table-cell>
          <table:table-cell office:value-type="string" calcext:value-type="string">
            <text:p>Version 12</text:p>
          </table:table-cell>
          <table:table-cell table:style-name="ce116" office:value-type="string" calcext:value-type="string">
            <text:p>D85E01</text:p>
          </table:table-cell>
          <table:table-cell office:value-type="string" calcext:value-type="string">
            <text:p>3-USA</text:p>
          </table:table-cell>
          <table:table-cell office:value-type="string" calcext:value-type="string">
            <text:p>GC 2</text:p>
          </table:table-cell>
          <table:table-cell office:value-type="string" calcext:value-type="string">
            <text:p>F-Zero GX</text:p>
          </table:table-cell>
          <table:table-cell office:value-type="string" calcext:value-type="string">
            <text:p>Star Wars Rogue Squadron III: Rebel Strike</text:p>
          </table:table-cell>
          <table:table-cell office:value-type="string" calcext:value-type="string">
            <text:p>Viewtiful Joe</text:p>
          </table:table-cell>
          <table:table-cell office:value-type="string" calcext:value-type="string">
            <text:p>Wallace &amp; Gromit in Project Zoo</text:p>
          </table:table-cell>
          <table:table-cell office:value-type="string" calcext:value-type="string">
            <text:p>Billy Hatcher and the Giant Egg</text:p>
          </table:table-cell>
          <table:table-cell office:value-type="string" calcext:value-type="string">
            <text:p>1080 Avalanche</text:p>
          </table:table-cell>
          <table:table-cell office:value-type="string" calcext:value-type="string">
            <text:p>Soulcalibur II</text:p>
          </table:table-cell>
          <table:table-cell/>
          <table:table-cell office:value-type="string" calcext:value-type="string">
            <text:p>F-Zero GX</text:p>
          </table:table-cell>
          <table:table-cell office:value-type="string" calcext:value-type="string">
            <text:p>1080 Avalanche</text:p>
          </table:table-cell>
          <table:table-cell office:value-type="string" calcext:value-type="string">
            <text:p>Madden NFL 2004</text:p>
          </table:table-cell>
          <table:table-cell office:value-type="string" calcext:value-type="string">
            <text:p>WWE WrestleMania XIX</text:p>
          </table:table-cell>
          <table:table-cell office:value-type="string" calcext:value-type="string">
            <text:p>P.N.03</text:p>
          </table:table-cell>
          <table:table-cell office:value-type="string" calcext:value-type="string">
            <text:p>NHL 2004</text:p>
          </table:table-cell>
          <table:table-cell office:value-type="string" calcext:value-type="string">
            <text:p>Prince of Persia: The Sands of Time</text:p>
          </table:table-cell>
          <table:table-cell table:number-columns-repeated="1003"/>
        </table:table-row>
        <table:table-row table:style-name="ro1">
          <table:table-cell office:value-type="string" calcext:value-type="string">
            <text:p>December 31 2003</text:p>
          </table:table-cell>
          <table:table-cell office:value-type="string" calcext:value-type="string">
            <text:p>Interactive Multi-Game Demo Disc</text:p>
          </table:table-cell>
          <table:table-cell office:value-type="string" calcext:value-type="string">
            <text:p>Version 13</text:p>
          </table:table-cell>
          <table:table-cell table:style-name="ce116" office:value-type="string" calcext:value-type="string">
            <text:p>D84E01</text:p>
          </table:table-cell>
          <table:table-cell office:value-type="string" calcext:value-type="string">
            <text:p>3-USA</text:p>
          </table:table-cell>
          <table:table-cell office:value-type="string" calcext:value-type="string">
            <text:p>GC 2</text:p>
          </table:table-cell>
          <table:table-cell office:value-type="string" calcext:value-type="string">
            <text:p>Mario Kart: Double Dash!!</text:p>
          </table:table-cell>
          <table:table-cell office:value-type="string" calcext:value-type="string">
            <text:p>Mario Party 5</text:p>
          </table:table-cell>
          <table:table-cell office:value-type="string" calcext:value-type="string">
            <text:p>Go! Go! Hypergrind</text:p>
          </table:table-cell>
          <table:table-cell office:value-type="string" calcext:value-type="string">
            <text:p>Kirby Air Ride</text:p>
          </table:table-cell>
          <table:table-cell table:number-columns-repeated="4"/>
          <table:table-cell office:value-type="string" calcext:value-type="string">
            <text:p>Mario Kart: Double Dash</text:p>
          </table:table-cell>
          <table:table-cell table:style-name="ce116" office:value-type="string" calcext:value-type="string">
            <text:p>Final Fantasy Crystal Chronicles</text:p>
          </table:table-cell>
          <table:table-cell office:value-type="string" calcext:value-type="string">
            <text:p>1080 Avalanche</text:p>
          </table:table-cell>
          <table:table-cell office:value-type="string" calcext:value-type="string">
            <text:p>Star Wars Rogue Squadron III: Rebel Strike</text:p>
          </table:table-cell>
          <table:table-cell office:value-type="string" calcext:value-type="string">
            <text:p>007 Everything or Nothing</text:p>
          </table:table-cell>
          <table:table-cell office:value-type="string" calcext:value-type="string">
            <text:p>Need for Speed: Underground</text:p>
          </table:table-cell>
          <table:table-cell office:value-type="string" calcext:value-type="string">
            <text:p>Prince of Persia: The Sands of Time</text:p>
          </table:table-cell>
          <table:table-cell table:number-columns-repeated="1003"/>
        </table:table-row>
        <table:table-row table:style-name="ro1">
          <table:table-cell office:value-type="string" calcext:value-type="string">
            <text:p>January 1 2004</text:p>
          </table:table-cell>
          <table:table-cell office:value-type="string" calcext:value-type="string">
            <text:p>Interactive Multi-Game Demo Disc</text:p>
          </table:table-cell>
          <table:table-cell table:style-name="ce8" office:value-type="string" calcext:value-type="string">
            <text:p>Version 14</text:p>
          </table:table-cell>
          <table:table-cell table:style-name="ce116" office:value-type="string" calcext:value-type="string">
            <text:p>D83E01</text:p>
          </table:table-cell>
          <table:table-cell office:value-type="string" calcext:value-type="string">
            <text:p>4-USA</text:p>
          </table:table-cell>
          <table:table-cell office:value-type="string" calcext:value-type="string">
            <text:p>Changing</text:p>
          </table:table-cell>
          <table:table-cell office:value-type="string" calcext:value-type="string">
            <text:p>Custom Robo</text:p>
          </table:table-cell>
          <table:table-cell office:value-type="string" calcext:value-type="string">
            <text:p>Sonic Heroes</text:p>
          </table:table-cell>
          <table:table-cell office:value-type="string" calcext:value-type="string">
            <text:p>Mario Kart: Double Dash</text:p>
          </table:table-cell>
          <table:table-cell table:style-name="ce176" office:value-type="string" calcext:value-type="string">
            <text:p>Pokemon Ruby/Sapphire Berry Program Update</text:p>
          </table:table-cell>
          <table:table-cell table:number-columns-repeated="4"/>
          <table:table-cell office:value-type="string" calcext:value-type="string">
            <text:p>Pokemon Colosseum</text:p>
          </table:table-cell>
          <table:table-cell office:value-type="string" calcext:value-type="string">
            <text:p>Metroid: Zero Mission</text:p>
          </table:table-cell>
          <table:table-cell table:style-name="ce116" office:value-type="string" calcext:value-type="string">
            <text:p>Final Fantasy Crystal Chronicles</text:p>
          </table:table-cell>
          <table:table-cell office:value-type="string" calcext:value-type="string">
            <text:p>Custom Robo</text:p>
          </table:table-cell>
          <table:table-cell office:value-type="string" calcext:value-type="string">
            <text:p>NFL Street</text:p>
          </table:table-cell>
          <table:table-cell office:value-type="string" calcext:value-type="string">
            <text:p>Need for Speed: Underground</text:p>
          </table:table-cell>
          <table:table-cell office:value-type="string" calcext:value-type="string">
            <text:p>The Sims Bustin’ Out</text:p>
          </table:table-cell>
          <table:table-cell office:value-type="string" calcext:value-type="string">
            <text:p>I-Ninja</text:p>
          </table:table-cell>
          <table:table-cell office:value-type="string" calcext:value-type="string">
            <text:p>Mega Man Anniversary Collection</text:p>
          </table:table-cell>
          <table:table-cell office:value-type="string" calcext:value-type="string">
            <text:p>007 Everything or Nothing</text:p>
          </table:table-cell>
          <table:table-cell table:number-columns-repeated="1000"/>
        </table:table-row>
        <table:table-row table:style-name="ro1">
          <table:table-cell office:value-type="string" calcext:value-type="string">
            <text:p>February 10 2004</text:p>
          </table:table-cell>
          <table:table-cell office:value-type="string" calcext:value-type="string">
            <text:p>Interactive Multi-Game Demo Disc</text:p>
          </table:table-cell>
          <table:table-cell table:style-name="ce8" office:value-type="string" calcext:value-type="string">
            <text:p>Version 15</text:p>
          </table:table-cell>
          <table:table-cell table:style-name="ce176" office:value-type="string" calcext:value-type="string">
            <text:p>D82E01</text:p>
          </table:table-cell>
          <table:table-cell office:value-type="string" calcext:value-type="string">
            <text:p>4-USA</text:p>
          </table:table-cell>
          <table:table-cell office:value-type="string" calcext:value-type="string">
            <text:p>Changing</text:p>
          </table:table-cell>
          <table:table-cell office:value-type="string" calcext:value-type="string">
            <text:p>Custom Robo</text:p>
          </table:table-cell>
          <table:table-cell office:value-type="string" calcext:value-type="string">
            <text:p>Sonic Heroes</text:p>
          </table:table-cell>
          <table:table-cell office:value-type="string" calcext:value-type="string">
            <text:p>Mario Kart: Double Dash</text:p>
          </table:table-cell>
          <table:table-cell table:style-name="ce177" office:value-type="string" calcext:value-type="string">
            <text:p>Pokemon Ruby/Sapphire Berry Program Update (inaccesible from menu)</text:p>
          </table:table-cell>
          <table:table-cell table:number-columns-repeated="4"/>
          <table:table-cell office:value-type="string" calcext:value-type="string">
            <text:p>Pokemon Colosseum</text:p>
          </table:table-cell>
          <table:table-cell office:value-type="string" calcext:value-type="string">
            <text:p>Metal Gear Solid: The Twin Snakes</text:p>
          </table:table-cell>
          <table:table-cell office:value-type="string" calcext:value-type="string">
            <text:p>Tom Clancy's Splinter Cell: Pandora Tomorrow</text:p>
          </table:table-cell>
          <table:table-cell office:value-type="string" calcext:value-type="string">
            <text:p>Killer7</text:p>
          </table:table-cell>
          <table:table-cell office:value-type="string" calcext:value-type="string">
            <text:p>Metroid: Zero Mission</text:p>
          </table:table-cell>
          <table:table-cell table:style-name="ce116" office:value-type="string" calcext:value-type="string">
            <text:p>Final Fantasy Crystal Chronicles</text:p>
          </table:table-cell>
          <table:table-cell office:value-type="string" calcext:value-type="string">
            <text:p>Custom Robo</text:p>
          </table:table-cell>
          <table:table-cell office:value-type="string" calcext:value-type="string">
            <text:p>NFL Street</text:p>
          </table:table-cell>
          <table:table-cell office:value-type="string" calcext:value-type="string">
            <text:p>Need for Speed: Underground</text:p>
          </table:table-cell>
          <table:table-cell office:value-type="string" calcext:value-type="string">
            <text:p>The Sims Bustin’ Out</text:p>
          </table:table-cell>
          <table:table-cell office:value-type="string" calcext:value-type="string">
            <text:p>I-Ninja</text:p>
          </table:table-cell>
          <table:table-cell office:value-type="string" calcext:value-type="string">
            <text:p>Mega Man Anniversary Collection</text:p>
          </table:table-cell>
          <table:table-cell office:value-type="string" calcext:value-type="string">
            <text:p>007 Everything or Nothing</text:p>
          </table:table-cell>
          <table:table-cell table:number-columns-repeated="997"/>
        </table:table-row>
        <table:table-row table:style-name="ro1">
          <table:table-cell office:value-type="string" calcext:value-type="string">
            <text:p>May 1 2004</text:p>
          </table:table-cell>
          <table:table-cell office:value-type="string" calcext:value-type="string">
            <text:p>Interactive Multi-Game Demo Disc</text:p>
          </table:table-cell>
          <table:table-cell table:style-name="ce8" office:value-type="string" calcext:value-type="string">
            <text:p>Version 16</text:p>
          </table:table-cell>
          <table:table-cell table:style-name="ce116" office:value-type="string" calcext:value-type="string">
            <text:p>D79E01</text:p>
          </table:table-cell>
          <table:table-cell office:value-type="string" calcext:value-type="string">
            <text:p>4-USA</text:p>
          </table:table-cell>
          <table:table-cell office:value-type="string" calcext:value-type="string">
            <text:p>Changing 2</text:p>
          </table:table-cell>
          <table:table-cell office:value-type="string" calcext:value-type="string">
            <text:p>Custom Robo</text:p>
          </table:table-cell>
          <table:table-cell office:value-type="string" calcext:value-type="string">
            <text:p>WarioWare, Inc.: Mega Party Games!</text:p>
          </table:table-cell>
          <table:table-cell table:style-name="ce176" office:value-type="string" calcext:value-type="string">
            <text:p>Mario vs Donkey Kong (GBA)</text:p>
          </table:table-cell>
          <table:table-cell table:style-name="ce176" office:value-type="string" calcext:value-type="string">
            <text:p>Pokemon Ruby/Sapphire Berry Program Update</text:p>
          </table:table-cell>
          <table:table-cell table:number-columns-repeated="4"/>
          <table:table-cell office:value-type="string" calcext:value-type="string">
            <text:p>Harry Potter and the Prisoner of Azkaban</text:p>
          </table:table-cell>
          <table:table-cell office:value-type="string" calcext:value-type="string">
            <text:p>Tales of Symphonia</text:p>
          </table:table-cell>
          <table:table-cell office:value-type="string" calcext:value-type="string">
            <text:p>MVP Baseball 2004</text:p>
          </table:table-cell>
          <table:table-cell office:value-type="string" calcext:value-type="string">
            <text:p>Phantasy Star Online Episode III: C.A.R.D. Revolution</text:p>
          </table:table-cell>
          <table:table-cell office:value-type="string" calcext:value-type="string">
            <text:p>Mega Man Anniversary Collection</text:p>
          </table:table-cell>
          <table:table-cell office:value-type="string" calcext:value-type="string">
            <text:p>Custom Robo</text:p>
          </table:table-cell>
          <table:table-cell office:value-type="string" calcext:value-type="string">
            <text:p>WarioWare, Inc.: Mega Party Games!</text:p>
          </table:table-cell>
          <table:table-cell office:value-type="string" calcext:value-type="string">
            <text:p>GBA “video”</text:p>
          </table:table-cell>
          <table:table-cell office:value-type="string" calcext:value-type="string">
            <text:p>Mario Golf: Toadstool Tour</text:p>
          </table:table-cell>
          <table:table-cell office:value-type="string" calcext:value-type="string">
            <text:p>Scooby Doo: Mystery Mayhem</text:p>
          </table:table-cell>
          <table:table-cell office:value-type="string" calcext:value-type="string">
            <text:p>Memory Card 1019</text:p>
          </table:table-cell>
          <table:table-cell office:value-type="string" calcext:value-type="string">
            <text:p>ESRB2 ?</text:p>
          </table:table-cell>
          <table:table-cell office:value-type="string" calcext:value-type="string">
            <text:p>The Legend of Zelda: Four Swords Adventures</text:p>
          </table:table-cell>
          <table:table-cell office:value-type="string" calcext:value-type="string">
            <text:p>contains second versions of mario golf, scooby doo, and warioware on disc</text:p>
          </table:table-cell>
          <table:table-cell table:number-columns-repeated="996"/>
        </table:table-row>
        <table:table-row table:style-name="ro1">
          <table:table-cell office:value-type="string" calcext:value-type="string">
            <text:p>August 1 2004</text:p>
          </table:table-cell>
          <table:table-cell office:value-type="string" calcext:value-type="string">
            <text:p>Interactive Multi-Game Demo Disc</text:p>
          </table:table-cell>
          <table:table-cell table:style-name="ce170" office:value-type="string" calcext:value-type="string">
            <text:p>Version 17</text:p>
          </table:table-cell>
          <table:table-cell table:style-name="ce116" office:value-type="string" calcext:value-type="string">
            <text:p>D78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text:p>
          </table:table-cell>
          <table:table-cell table:style-name="ce175" office:value-type="string" calcext:value-type="string">
            <text:p>Pikmin 2</text:p>
          </table:table-cell>
          <table:table-cell table:style-name="ce176" office:value-type="string" calcext:value-type="string">
            <text:p>Mario Pinball Land (GBA)</text:p>
          </table:table-cell>
          <table:table-cell office:value-type="string" calcext:value-type="string">
            <text:p>Tom Clancy's Splinter Cell: Pandora Tomorrow</text:p>
          </table:table-cell>
          <table:table-cell office:value-type="string" calcext:value-type="string">
            <text:p>Paper Mario: The Thousand-Year Door</text:p>
          </table:table-cell>
          <table:table-cell table:number-columns-repeated="3"/>
          <table:table-cell office:value-type="string" calcext:value-type="string">
            <text:p>Donkey Kong Jungle Beat</text:p>
          </table:table-cell>
          <table:table-cell office:value-type="string" calcext:value-type="string">
            <text:p>WWE Day of Reckoning</text:p>
          </table:table-cell>
          <table:table-cell office:value-type="string" calcext:value-type="string">
            <text:p>Tales of Symphonia</text:p>
          </table:table-cell>
          <table:table-cell office:value-type="string" calcext:value-type="string">
            <text:p>Paper Mario: The Thousand-Year Door</text:p>
          </table:table-cell>
          <table:table-cell office:value-type="string" calcext:value-type="string">
            <text:p>Donkey Konga</text:p>
          </table:table-cell>
          <table:table-cell office:value-type="string" calcext:value-type="string">
            <text:p>Pikmin 2</text:p>
          </table:table-cell>
          <table:table-cell office:value-type="string" calcext:value-type="string">
            <text:p>Madden NFL 2005</text:p>
          </table:table-cell>
          <table:table-cell office:value-type="string" calcext:value-type="string">
            <text:p>NCAA Football 2005</text:p>
          </table:table-cell>
          <table:table-cell office:value-type="string" calcext:value-type="string">
            <text:p>Tiger Woods PGA Tour 2005</text:p>
          </table:table-cell>
          <table:table-cell office:value-type="string" calcext:value-type="string">
            <text:p>Mega Man X: Command Mission</text:p>
          </table:table-cell>
          <table:table-cell office:value-type="string" calcext:value-type="string">
            <text:p>ESRB 2</text:p>
          </table:table-cell>
          <table:table-cell table:number-columns-repeated="999"/>
        </table:table-row>
        <table:table-row table:style-name="ro1">
          <table:table-cell office:value-type="string" calcext:value-type="string">
            <text:p>October 1 2004</text:p>
          </table:table-cell>
          <table:table-cell office:value-type="string" calcext:value-type="string">
            <text:p>Interactive Multi-Game Demo Disc</text:p>
          </table:table-cell>
          <table:table-cell table:style-name="ce8" office:value-type="string" calcext:value-type="string">
            <text:p>Version 18</text:p>
          </table:table-cell>
          <table:table-cell table:style-name="ce177" office:value-type="string" calcext:value-type="string">
            <text:p>D77E01</text:p>
          </table:table-cell>
          <table:table-cell office:value-type="string" calcext:value-type="string">
            <text:p>4-USA</text:p>
          </table:table-cell>
          <table:table-cell office:value-type="string" calcext:value-type="string">
            <text:p>Slideshow</text:p>
          </table:table-cell>
          <table:table-cell table:style-name="ce50" office:value-type="string" calcext:value-type="string">
            <text:p>Pikmin 2</text:p>
          </table:table-cell>
          <table:table-cell office:value-type="string" calcext:value-type="string">
            <text:p>Tom Clancy's Splinter Cell: Pandora Tomorrow</text:p>
          </table:table-cell>
          <table:table-cell table:style-name="ce176" office:value-type="string" calcext:value-type="string">
            <text:p>Mario Pinball Land (GBA) (A second version exists on the disc which uses a different but incorrectly mapped gameboy player border)</text:p>
          </table:table-cell>
          <table:table-cell office:value-type="string" calcext:value-type="string">
            <text:p>Paper Mario: The Thousand-Year Door</text:p>
          </table:table-cell>
          <table:table-cell table:style-name="ce176" office:value-type="string" calcext:value-type="string">
            <text:p>Pokemon Ruby/Sapphire Berry Program Update (if GBA present)</text:p>
          </table:table-cell>
          <table:table-cell table:number-columns-repeated="3"/>
          <table:table-cell office:value-type="string" calcext:value-type="string">
            <text:p>Donkey Konga</text:p>
          </table:table-cell>
          <table:table-cell office:value-type="string" calcext:value-type="string">
            <text:p>Donkey Kong Jungle Beat</text:p>
          </table:table-cell>
          <table:table-cell office:value-type="string" calcext:value-type="string">
            <text:p>WWE Day of Reckoning</text:p>
          </table:table-cell>
          <table:table-cell office:value-type="string" calcext:value-type="string">
            <text:p>Tales of Symphonia</text:p>
          </table:table-cell>
          <table:table-cell office:value-type="string" calcext:value-type="string">
            <text:p>Paper Mario: The Thousand-Year Door</text:p>
          </table:table-cell>
          <table:table-cell office:value-type="string" calcext:value-type="string">
            <text:p>Pikmin 2</text:p>
          </table:table-cell>
          <table:table-cell office:value-type="string" calcext:value-type="string">
            <text:p>Madden NFL 2005</text:p>
          </table:table-cell>
          <table:table-cell office:value-type="string" calcext:value-type="string">
            <text:p>NCAA Football 2005</text:p>
          </table:table-cell>
          <table:table-cell office:value-type="string" calcext:value-type="string">
            <text:p>Tiger Woods PGA Tour 2005</text:p>
          </table:table-cell>
          <table:table-cell office:value-type="string" calcext:value-type="string">
            <text:p>Shark Tale</text:p>
          </table:table-cell>
          <table:table-cell office:value-type="string" calcext:value-type="string">
            <text:p>Mega Man X: Command Mission</text:p>
          </table:table-cell>
          <table:table-cell office:value-type="string" calcext:value-type="string">
            <text:p>ESRB 2</text:p>
          </table:table-cell>
          <table:table-cell table:number-columns-repeated="998"/>
        </table:table-row>
        <table:table-row table:style-name="ro1">
          <table:table-cell office:value-type="string" calcext:value-type="string">
            <text:p>October 1 2004</text:p>
          </table:table-cell>
          <table:table-cell office:value-type="string" calcext:value-type="string">
            <text:p>Interactive Multi-Game Demo Disc</text:p>
          </table:table-cell>
          <table:table-cell table:style-name="ce9" office:value-type="string" calcext:value-type="string">
            <text:p>Version 19</text:p>
          </table:table-cell>
          <table:table-cell table:style-name="ce116" office:value-type="string" calcext:value-type="string">
            <text:p>D76E01</text:p>
          </table:table-cell>
          <table:table-cell office:value-type="string" calcext:value-type="string">
            <text:p>4-USA</text:p>
          </table:table-cell>
          <table:table-cell office:value-type="string" calcext:value-type="string">
            <text:p>Slideshow</text:p>
          </table:table-cell>
          <table:table-cell table:style-name="ce38" office:value-type="string" calcext:value-type="string">
            <text:p>Metroid Prime 2: Echoes (v.227)</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Tak 2: The Staff of Dreams</text:p>
          </table:table-cell>
          <table:table-cell office:value-type="string" calcext:value-type="string">
            <text:p>Paper Mario: The Thousand-Year Door</text:p>
          </table:table-cell>
          <table:table-cell office:value-type="string" calcext:value-type="string">
            <text:p>Mario Power Tennis</text:p>
          </table:table-cell>
          <table:table-cell/>
          <table:table-cell office:value-type="string" calcext:value-type="string">
            <text:p>NDS</text:p>
          </table:table-cell>
          <table:table-cell office:value-type="string" calcext:value-type="string">
            <text:p>Donkey Konga</text:p>
          </table:table-cell>
          <table:table-cell office:value-type="string" calcext:value-type="string">
            <text:p>Metroid Prime 2: Echoes</text:p>
          </table:table-cell>
          <table:table-cell office:value-type="string" calcext:value-type="string">
            <text:p>Tony Hawk's Underground 2</text:p>
          </table:table-cell>
          <table:table-cell office:value-type="string" calcext:value-type="string">
            <text:p>GoldenEye Rogue Agent</text:p>
          </table:table-cell>
          <table:table-cell office:value-type="string" calcext:value-type="string">
            <text:p>X-Men Legends</text:p>
          </table:table-cell>
          <table:table-cell office:value-type="string" calcext:value-type="string">
            <text:p>Need for Speed: Underground 2</text:p>
          </table:table-cell>
          <table:table-cell office:value-type="string" calcext:value-type="string">
            <text:p>Mario Power Tennis</text:p>
          </table:table-cell>
          <table:table-cell office:value-type="string" calcext:value-type="string">
            <text:p>The Urbz: Sims in the City</text:p>
          </table:table-cell>
          <table:table-cell office:value-type="string" calcext:value-type="string">
            <text:p>fzero gp legend cartoon</text:p>
          </table:table-cell>
          <table:table-cell table:number-columns-repeated="1000"/>
        </table:table-row>
        <table:table-row table:style-name="ro1">
          <table:table-cell office:value-type="string" calcext:value-type="string">
            <text:p>October 1 2004</text:p>
          </table:table-cell>
          <table:table-cell office:value-type="string" calcext:value-type="string">
            <text:p>Interactive Multi-Game Demo Disc</text:p>
          </table:table-cell>
          <table:table-cell table:style-name="ce9" office:value-type="string" calcext:value-type="string">
            <text:p>Version 20</text:p>
          </table:table-cell>
          <table:table-cell table:style-name="ce116" office:value-type="string" calcext:value-type="string">
            <text:p>D75E01</text:p>
          </table:table-cell>
          <table:table-cell table:style-name="ce186" office:value-type="string" calcext:value-type="string">
            <text:p>4-USA</text:p>
          </table:table-cell>
          <table:table-cell office:value-type="string" calcext:value-type="string">
            <text:p>Slideshow</text:p>
          </table:table-cell>
          <table:table-cell table:style-name="ce38" office:value-type="string" calcext:value-type="string">
            <text:p>Metroid Prime 2: Echoes (v.227)</text:p>
          </table:table-cell>
          <table:table-cell office:value-type="string" calcext:value-type="string">
            <text:p>Resident Evil 4</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Paper Mario: The Thousand-Year Door</text:p>
          </table:table-cell>
          <table:table-cell office:value-type="string" calcext:value-type="string">
            <text:p>Mario Power Tennis</text:p>
          </table:table-cell>
          <table:table-cell/>
          <table:table-cell office:value-type="string" calcext:value-type="string">
            <text:p>NDS</text:p>
          </table:table-cell>
          <table:table-cell office:value-type="string" calcext:value-type="string">
            <text:p>Metroid Prime 2: Echoes</text:p>
          </table:table-cell>
          <table:table-cell office:value-type="string" calcext:value-type="string">
            <text:p>Geist</text:p>
          </table:table-cell>
          <table:table-cell office:value-type="string" calcext:value-type="string">
            <text:p>Resident Evil 4</text:p>
          </table:table-cell>
          <table:table-cell office:value-type="string" calcext:value-type="string">
            <text:p>Tony Hawk's Underground 2</text:p>
          </table:table-cell>
          <table:table-cell office:value-type="string" calcext:value-type="string">
            <text:p>GoldenEye Rogue Agent</text:p>
          </table:table-cell>
          <table:table-cell office:value-type="string" calcext:value-type="string">
            <text:p>X-Men Legends</text:p>
          </table:table-cell>
          <table:table-cell office:value-type="string" calcext:value-type="string">
            <text:p>Donkey Konga</text:p>
          </table:table-cell>
          <table:table-cell office:value-type="string" calcext:value-type="string">
            <text:p>Need for Speed: Underground 2</text:p>
          </table:table-cell>
          <table:table-cell office:value-type="string" calcext:value-type="string">
            <text:p>Mario Party 6</text:p>
          </table:table-cell>
          <table:table-cell table:number-columns-repeated="1000"/>
        </table:table-row>
        <table:table-row table:style-name="ro1">
          <table:table-cell office:value-type="string" calcext:value-type="string">
            <text:p>November 1 2004</text:p>
          </table:table-cell>
          <table:table-cell office:value-type="string" calcext:value-type="string">
            <text:p>Interactive Multi-Game Demo Disc</text:p>
          </table:table-cell>
          <table:table-cell table:style-name="ce9" office:value-type="string" calcext:value-type="string">
            <text:p>Version 21</text:p>
          </table:table-cell>
          <table:table-cell table:style-name="ce116" office:value-type="string" calcext:value-type="string">
            <text:p>D74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Paper Mario: The Thousand-Year Door</text:p>
          </table:table-cell>
          <table:table-cell office:value-type="string" calcext:value-type="string">
            <text:p>Mario Party 6</text:p>
          </table:table-cell>
          <table:table-cell office:value-type="string" calcext:value-type="string">
            <text:p>Mario Power Tennis</text:p>
          </table:table-cell>
          <table:table-cell table:style-name="ce38" office:value-type="string" calcext:value-type="string">
            <text:p>Metroid Prime 2: Echoes (v.227)</text:p>
          </table:table-cell>
          <table:table-cell table:style-name="ce245"/>
          <table:table-cell office:value-type="string" calcext:value-type="string">
            <text:p>NDS</text:p>
          </table:table-cell>
          <table:table-cell office:value-type="string" calcext:value-type="string">
            <text:p>Metroid Prime 2: Echoes</text:p>
          </table:table-cell>
          <table:table-cell office:value-type="string" calcext:value-type="string">
            <text:p>Tony Hawk's Underground 2</text:p>
          </table:table-cell>
          <table:table-cell office:value-type="string" calcext:value-type="string">
            <text:p>GoldenEye Rogue Agent</text:p>
          </table:table-cell>
          <table:table-cell office:value-type="string" calcext:value-type="string">
            <text:p>X-Men Legends</text:p>
          </table:table-cell>
          <table:table-cell office:value-type="string" calcext:value-type="string">
            <text:p>Need for Speed: Underground 2</text:p>
          </table:table-cell>
          <table:table-cell office:value-type="string" calcext:value-type="string">
            <text:p>Mario Power Tennis</text:p>
          </table:table-cell>
          <table:table-cell office:value-type="string" calcext:value-type="string">
            <text:p>Paper Mario: The Thousand-Year Door</text:p>
          </table:table-cell>
          <table:table-cell office:value-type="string" calcext:value-type="string">
            <text:p>Mario Party 6</text:p>
          </table:table-cell>
          <table:table-cell office:value-type="string" calcext:value-type="string">
            <text:p>The Urbz: Sims in the City</text:p>
          </table:table-cell>
          <table:table-cell office:value-type="string" calcext:value-type="string">
            <text:p>NBA Live 2005</text:p>
          </table:table-cell>
          <table:table-cell office:value-type="string" calcext:value-type="string">
            <text:p>F-Zero Cartoon / Climax?</text:p>
          </table:table-cell>
          <table:table-cell office:value-type="string" calcext:value-type="string">
            <text:p>ESRB 2 ?</text:p>
          </table:table-cell>
          <table:table-cell table:number-columns-repeated="997"/>
        </table:table-row>
        <table:table-row table:style-name="ro1">
          <table:table-cell office:value-type="string" calcext:value-type="string">
            <text:p>November 1 2004</text:p>
          </table:table-cell>
          <table:table-cell office:value-type="string" calcext:value-type="string">
            <text:p>Interactive Multi-Game Demo Disc</text:p>
          </table:table-cell>
          <table:table-cell table:style-name="ce9" office:value-type="string" calcext:value-type="string">
            <text:p>Version 22</text:p>
          </table:table-cell>
          <table:table-cell table:style-name="ce116" office:value-type="string" calcext:value-type="string">
            <text:p>D73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text:p>
          </table:table-cell>
          <table:table-cell office:value-type="string" calcext:value-type="string">
            <text:p>Resident Evil 4</text:p>
          </table:table-cell>
          <table:table-cell office:value-type="string" calcext:value-type="string">
            <text:p>Viewtiful Joe 2</text:p>
          </table:table-cell>
          <table:table-cell office:value-type="string" calcext:value-type="string">
            <text:p>Baten Kaitos: Eternal Wings and the Lost Ocean</text:p>
          </table:table-cell>
          <table:table-cell office:value-type="string" calcext:value-type="string">
            <text:p>Paper Mario: The Thousand-Year Door</text:p>
          </table:table-cell>
          <table:table-cell office:value-type="string" calcext:value-type="string">
            <text:p>Mario Power Tennis</text:p>
          </table:table-cell>
          <table:table-cell table:style-name="ce38" office:value-type="string" calcext:value-type="string">
            <text:p>Metroid Prime 2: Echoes (v.227)</text:p>
          </table:table-cell>
          <table:table-cell table:style-name="ce245"/>
          <table:table-cell office:value-type="string" calcext:value-type="string">
            <text:p>NDS Hardware</text:p>
          </table:table-cell>
          <table:table-cell office:value-type="string" calcext:value-type="string">
            <text:p>Metroid Prime 2: Echoes</text:p>
          </table:table-cell>
          <table:table-cell office:value-type="string" calcext:value-type="string">
            <text:p>Resident Evil 4</text:p>
          </table:table-cell>
          <table:table-cell office:value-type="string" calcext:value-type="string">
            <text:p>Geist</text:p>
          </table:table-cell>
          <table:table-cell office:value-type="string" calcext:value-type="string">
            <text:p>Tony Hawk's Underground 2</text:p>
          </table:table-cell>
          <table:table-cell office:value-type="string" calcext:value-type="string">
            <text:p>GoldenEye Rogue Agent</text:p>
          </table:table-cell>
          <table:table-cell office:value-type="string" calcext:value-type="string">
            <text:p>Mario Power Tennis</text:p>
          </table:table-cell>
          <table:table-cell office:value-type="string" calcext:value-type="string">
            <text:p>Need for Speed: Underground 2</text:p>
          </table:table-cell>
          <table:table-cell office:value-type="string" calcext:value-type="string">
            <text:p>Mario Power Tennis</text:p>
          </table:table-cell>
          <table:table-cell office:value-type="string" calcext:value-type="string">
            <text:p>Mario Party 6</text:p>
          </table:table-cell>
          <table:table-cell office:value-type="string" calcext:value-type="string">
            <text:p>The Urbz: Sims in the City</text:p>
          </table:table-cell>
          <table:table-cell office:value-type="string" calcext:value-type="string">
            <text:p>NBA Live 2005</text:p>
          </table:table-cell>
          <table:table-cell table:number-columns-repeated="998"/>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9" office:value-type="string" calcext:value-type="string">
            <text:p>Version 23</text:p>
          </table:table-cell>
          <table:table-cell table:style-name="ce116" office:value-type="string" calcext:value-type="string">
            <text:p>D72E01</text:p>
          </table:table-cell>
          <table:table-cell office:value-type="string" calcext:value-type="string">
            <text:p>4-USA</text:p>
          </table:table-cell>
          <table:table-cell office:value-type="string" calcext:value-type="string">
            <text:p>Slideshow</text:p>
          </table:table-cell>
          <table:table-cell office:value-type="string" calcext:value-type="string">
            <text:p>Star Fox Assault</text:p>
          </table:table-cell>
          <table:table-cell table:style-name="ce38" office:value-type="string" calcext:value-type="string">
            <text:p>Metroid Prime 2: Echoes (v.227)</text:p>
          </table:table-cell>
          <table:table-cell office:value-type="string" calcext:value-type="string">
            <text:p>Virtua Quest</text:p>
          </table:table-cell>
          <table:table-cell office:value-type="string" calcext:value-type="string">
            <text:p>Mario Power Tennis</text:p>
          </table:table-cell>
          <table:table-cell table:number-columns-repeated="4"/>
          <table:table-cell office:value-type="string" calcext:value-type="string">
            <text:p>Donkey Kong Jungle Beat</text:p>
          </table:table-cell>
          <table:table-cell office:value-type="string" calcext:value-type="string">
            <text:p>NBA Street V3</text:p>
          </table:table-cell>
          <table:table-cell office:value-type="string" calcext:value-type="string">
            <text:p>Star Fox Assault</text:p>
          </table:table-cell>
          <table:table-cell office:value-type="string" calcext:value-type="string">
            <text:p>NDS Hardware 2</text:p>
          </table:table-cell>
          <table:table-cell office:value-type="string" calcext:value-type="string">
            <text:p>Dragon Ball Z: Sagas</text:p>
          </table:table-cell>
          <table:table-cell office:value-type="string" calcext:value-type="string">
            <text:p>NFL Street 2</text:p>
          </table:table-cell>
          <table:table-cell office:value-type="string" calcext:value-type="string">
            <text:p>ESRB 2 Tiger Woods</text:p>
          </table:table-cell>
          <table:table-cell table:number-columns-repeated="1003"/>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9" office:value-type="string" calcext:value-type="string">
            <text:p>Version 24</text:p>
          </table:table-cell>
          <table:table-cell table:style-name="ce116" office:value-type="string" calcext:value-type="string">
            <text:p>D69E01</text:p>
          </table:table-cell>
          <table:table-cell office:value-type="string" calcext:value-type="string">
            <text:p>4-USA</text:p>
          </table:table-cell>
          <table:table-cell office:value-type="string" calcext:value-type="string">
            <text:p>Slideshow</text:p>
          </table:table-cell>
          <table:table-cell office:value-type="string" calcext:value-type="string">
            <text:p>Star Fox Assault</text:p>
          </table:table-cell>
          <table:table-cell office:value-type="string" calcext:value-type="string">
            <text:p>Resident Evil 4</text:p>
          </table:table-cell>
          <table:table-cell office:value-type="string" calcext:value-type="string">
            <text:p>Virtua Quest</text:p>
          </table:table-cell>
          <table:table-cell office:value-type="string" calcext:value-type="string">
            <text:p>Mario Power Tennis</text:p>
          </table:table-cell>
          <table:table-cell table:style-name="ce38" office:value-type="string" calcext:value-type="string">
            <text:p>Metroid Prime 2: Echoes (v.227)</text:p>
          </table:table-cell>
          <table:table-cell table:number-columns-repeated="3"/>
          <table:table-cell office:value-type="string" calcext:value-type="string">
            <text:p>Geist</text:p>
          </table:table-cell>
          <table:table-cell office:value-type="string" calcext:value-type="string">
            <text:p>Donkey Kong Jungle Beat</text:p>
          </table:table-cell>
          <table:table-cell office:value-type="string" calcext:value-type="string">
            <text:p>NDS Hardware 2</text:p>
          </table:table-cell>
          <table:table-cell office:value-type="string" calcext:value-type="string">
            <text:p>Star Fox Assault</text:p>
          </table:table-cell>
          <table:table-cell office:value-type="string" calcext:value-type="string">
            <text:p>Killer7</text:p>
          </table:table-cell>
          <table:table-cell office:value-type="string" calcext:value-type="string">
            <text:p>Resident Evil 4</text:p>
          </table:table-cell>
          <table:table-cell office:value-type="string" calcext:value-type="string">
            <text:p>NBA Street V3</text:p>
          </table:table-cell>
          <table:table-cell office:value-type="string" calcext:value-type="string">
            <text:p>NFL Street 2</text:p>
          </table:table-cell>
          <table:table-cell office:value-type="string" calcext:value-type="string">
            <text:p>Tom Clancy's Splinter Cell: Chaos Theory</text:p>
          </table:table-cell>
          <table:table-cell office:value-type="string" calcext:value-type="string">
            <text:p>Mortal Kombat: Deception</text:p>
          </table:table-cell>
          <table:table-cell office:value-type="string" calcext:value-type="string">
            <text:p>Dragon Ball Z: Sagas</text:p>
          </table:table-cell>
          <table:table-cell office:value-type="string" calcext:value-type="string">
            <text:p>ESRB 2 Tiger Woods</text:p>
          </table:table-cell>
          <table:table-cell table:number-columns-repeated="998"/>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9" office:value-type="string" calcext:value-type="string">
            <text:p>Version 25</text:p>
          </table:table-cell>
          <table:table-cell table:style-name="ce116" office:value-type="string" calcext:value-type="string">
            <text:p>D68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 Jungle Beat</text:p>
          </table:table-cell>
          <table:table-cell office:value-type="string" calcext:value-type="string">
            <text:p>Star Fox Assault</text:p>
          </table:table-cell>
          <table:table-cell table:style-name="ce38" office:value-type="string" calcext:value-type="string">
            <text:p>Metroid Prime 2: Echoes (v.227)</text:p>
          </table:table-cell>
          <table:table-cell office:value-type="string" calcext:value-type="string">
            <text:p>Virtua Quest</text:p>
          </table:table-cell>
          <table:table-cell office:value-type="string" calcext:value-type="string">
            <text:p>Mario Power Tennis</text:p>
          </table:table-cell>
          <table:table-cell table:number-columns-repeated="3"/>
          <table:table-cell office:value-type="string" calcext:value-type="string">
            <text:p>Donkey Kong Jungle Beat</text:p>
          </table:table-cell>
          <table:table-cell office:value-type="string" calcext:value-type="string">
            <text:p>NBA Street V3</text:p>
          </table:table-cell>
          <table:table-cell office:value-type="string" calcext:value-type="string">
            <text:p>Star Fox Assault</text:p>
          </table:table-cell>
          <table:table-cell office:value-type="string" calcext:value-type="string">
            <text:p>NDS Hardware 2</text:p>
          </table:table-cell>
          <table:table-cell office:value-type="string" calcext:value-type="string">
            <text:p>Dragon Ball Z: Sagas</text:p>
          </table:table-cell>
          <table:table-cell office:value-type="string" calcext:value-type="string">
            <text:p>NFL Street 2</text:p>
          </table:table-cell>
          <table:table-cell office:value-type="string" calcext:value-type="string">
            <text:p>ESRB 2 Tiger Woods</text:p>
          </table:table-cell>
          <table:table-cell table:number-columns-repeated="1003"/>
        </table:table-row>
        <table:table-row table:style-name="ro1">
          <table:table-cell office:value-type="string" calcext:value-type="string">
            <text:p>January 1 2005</text:p>
          </table:table-cell>
          <table:table-cell office:value-type="string" calcext:value-type="string">
            <text:p>Interactive Multi-Game Demo Disc</text:p>
          </table:table-cell>
          <table:table-cell table:style-name="ce9" office:value-type="string" calcext:value-type="string">
            <text:p>Version 26</text:p>
          </table:table-cell>
          <table:table-cell table:style-name="ce116" office:value-type="string" calcext:value-type="string">
            <text:p>D67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 Jungle Beat</text:p>
          </table:table-cell>
          <table:table-cell office:value-type="string" calcext:value-type="string">
            <text:p>Star Fox Assault</text:p>
          </table:table-cell>
          <table:table-cell office:value-type="string" calcext:value-type="string">
            <text:p>Resident Evil 4</text:p>
          </table:table-cell>
          <table:table-cell office:value-type="string" calcext:value-type="string">
            <text:p>Virtua Quest</text:p>
          </table:table-cell>
          <table:table-cell table:style-name="ce38" office:value-type="string" calcext:value-type="string">
            <text:p>Metroid Prime 2: Echoes (v.227)</text:p>
          </table:table-cell>
          <table:table-cell table:number-columns-repeated="3"/>
          <table:table-cell office:value-type="string" calcext:value-type="string">
            <text:p>Geist</text:p>
          </table:table-cell>
          <table:table-cell office:value-type="string" calcext:value-type="string">
            <text:p>Donkey Kong Jungle Beat</text:p>
          </table:table-cell>
          <table:table-cell office:value-type="string" calcext:value-type="string">
            <text:p>NDS Hardware 2</text:p>
          </table:table-cell>
          <table:table-cell office:value-type="string" calcext:value-type="string">
            <text:p>Star Fox Assault</text:p>
          </table:table-cell>
          <table:table-cell office:value-type="string" calcext:value-type="string">
            <text:p>Killer7</text:p>
          </table:table-cell>
          <table:table-cell office:value-type="string" calcext:value-type="string">
            <text:p>Resident Evil 4</text:p>
          </table:table-cell>
          <table:table-cell office:value-type="string" calcext:value-type="string">
            <text:p>NBA Street V3</text:p>
          </table:table-cell>
          <table:table-cell office:value-type="string" calcext:value-type="string">
            <text:p>NFL Street 2</text:p>
          </table:table-cell>
          <table:table-cell office:value-type="string" calcext:value-type="string">
            <text:p>Tom Clancy's Splinter Cell: Chaos Theory</text:p>
          </table:table-cell>
          <table:table-cell office:value-type="string" calcext:value-type="string">
            <text:p>Mortal Kombat: Deception</text:p>
          </table:table-cell>
          <table:table-cell office:value-type="string" calcext:value-type="string">
            <text:p>Dragon Ball Z: Sagas</text:p>
          </table:table-cell>
          <table:table-cell office:value-type="string" calcext:value-type="string">
            <text:p>ESRB 2 Tiger Woods</text:p>
          </table:table-cell>
          <table:table-cell table:number-columns-repeated="998"/>
        </table:table-row>
        <table:table-row table:style-name="ro1">
          <table:table-cell office:value-type="string" calcext:value-type="string">
            <text:p>January 1 2005</text:p>
          </table:table-cell>
          <table:table-cell office:value-type="string" calcext:value-type="string">
            <text:p>Interactive Multi-Game Demo Disc</text:p>
          </table:table-cell>
          <table:table-cell office:value-type="string" calcext:value-type="string">
            <text:p>Version 27</text:p>
          </table:table-cell>
          <table:table-cell table:style-name="ce116" office:value-type="string" calcext:value-type="string">
            <text:p>D66E01</text:p>
          </table:table-cell>
          <table:table-cell office:value-type="string" calcext:value-type="string">
            <text:p>4-USA</text:p>
          </table:table-cell>
          <table:table-cell office:value-type="string" calcext:value-type="string">
            <text:p>Slideshow</text:p>
          </table:table-cell>
          <table:table-cell office:value-type="string" calcext:value-type="string">
            <text:p>Mario Superstar Baseball</text:p>
          </table:table-cell>
          <table:table-cell office:value-type="string" calcext:value-type="string">
            <text:p>Chicken Little</text:p>
          </table:table-cell>
          <table:table-cell office:value-type="string" calcext:value-type="string">
            <text:p>The Incredible Hulk: Ultimate Destruction</text:p>
          </table:table-cell>
          <table:table-cell table:number-columns-repeated="5"/>
          <table:table-cell office:value-type="string" calcext:value-type="string">
            <text:p>Battalion Wars</text:p>
          </table:table-cell>
          <table:table-cell office:value-type="string" calcext:value-type="string">
            <text:p>The Legend of Zelda: Twilight Princess</text:p>
          </table:table-cell>
          <table:table-cell office:value-type="string" calcext:value-type="string">
            <text:p>Mario Superstar Baseball</text:p>
          </table:table-cell>
          <table:table-cell office:value-type="string" calcext:value-type="string">
            <text:p>NDS Hardware 3</text:p>
          </table:table-cell>
          <table:table-cell office:value-type="string" calcext:value-type="string">
            <text:p>Medal of Honor: European Assault</text:p>
          </table:table-cell>
          <table:table-cell office:value-type="string" calcext:value-type="string">
            <text:p>The Incredible Hulk: Ultimate Destruction</text:p>
          </table:table-cell>
          <table:table-cell office:value-type="string" calcext:value-type="string">
            <text:p>Charlie and the Chocolate Factory</text:p>
          </table:table-cell>
          <table:table-cell office:value-type="string" calcext:value-type="string">
            <text:p>Chicken Little</text:p>
          </table:table-cell>
          <table:table-cell table:style-name="ce204" office:value-type="string" calcext:value-type="string">
            <text:p>Madden NFL 06</text:p>
          </table:table-cell>
          <table:table-cell office:value-type="string" calcext:value-type="string">
            <text:p>Fantastic 4</text:p>
          </table:table-cell>
          <table:table-cell office:value-type="string" calcext:value-type="string">
            <text:p>WWE Day of Reckoning</text:p>
          </table:table-cell>
          <table:table-cell office:value-type="string" calcext:value-type="string">
            <text:p>ESRB 3</text:p>
          </table:table-cell>
          <table:table-cell table:number-columns-repeated="998"/>
        </table:table-row>
        <table:table-row table:style-name="ro1">
          <table:table-cell office:value-type="string" calcext:value-type="string">
            <text:p>March 1 2005</text:p>
          </table:table-cell>
          <table:table-cell office:value-type="string" calcext:value-type="string">
            <text:p>Interactive Multi-Game Demo Disc</text:p>
          </table:table-cell>
          <table:table-cell office:value-type="string" calcext:value-type="string">
            <text:p>Version 28</text:p>
          </table:table-cell>
          <table:table-cell table:style-name="ce116" office:value-type="string" calcext:value-type="string">
            <text:p>D65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 2</text:p>
          </table:table-cell>
          <table:table-cell office:value-type="string" calcext:value-type="string">
            <text:p>Mario Superstar Baseball</text:p>
          </table:table-cell>
          <table:table-cell office:value-type="string" calcext:value-type="string">
            <text:p>Chicken Little</text:p>
          </table:table-cell>
          <table:table-cell office:value-type="string" calcext:value-type="string">
            <text:p>The Incredible Hulk: Ultimate Destruction</text:p>
          </table:table-cell>
          <table:table-cell table:number-columns-repeated="4"/>
          <table:table-cell office:value-type="string" calcext:value-type="string">
            <text:p>The Legend of Zelda: Twilight Princess</text:p>
          </table:table-cell>
          <table:table-cell office:value-type="string" calcext:value-type="string">
            <text:p>Battalion Wars</text:p>
          </table:table-cell>
          <table:table-cell office:value-type="string" calcext:value-type="string">
            <text:p>NDS Hardware 3</text:p>
          </table:table-cell>
          <table:table-cell office:value-type="string" calcext:value-type="string">
            <text:p>Mario Superstar Baseball</text:p>
          </table:table-cell>
          <table:table-cell office:value-type="string" calcext:value-type="string">
            <text:p>Medal of Honor: European Assault</text:p>
          </table:table-cell>
          <table:table-cell office:value-type="string" calcext:value-type="string">
            <text:p>The Incredible Hulk: Ultimate Destruction</text:p>
          </table:table-cell>
          <table:table-cell office:value-type="string" calcext:value-type="string">
            <text:p>Charlie and the Chocolate Factory</text:p>
          </table:table-cell>
          <table:table-cell office:value-type="string" calcext:value-type="string">
            <text:p>Madden NFL 06</text:p>
          </table:table-cell>
          <table:table-cell office:value-type="string" calcext:value-type="string">
            <text:p>Fantastic 4</text:p>
          </table:table-cell>
          <table:table-cell office:value-type="string" calcext:value-type="string">
            <text:p>WWE Day of Reckoning</text:p>
          </table:table-cell>
          <table:table-cell office:value-type="string" calcext:value-type="string">
            <text:p>ESRB 3</text:p>
          </table:table-cell>
          <table:table-cell table:number-columns-repeated="999"/>
        </table:table-row>
        <table:table-row table:style-name="ro1">
          <table:table-cell office:value-type="string" calcext:value-type="string">
            <text:p>March 1 2005</text:p>
          </table:table-cell>
          <table:table-cell office:value-type="string" calcext:value-type="string">
            <text:p>Interactive Multi-Game Demo Disc</text:p>
          </table:table-cell>
          <table:table-cell office:value-type="string" calcext:value-type="string">
            <text:p>Version 29</text:p>
          </table:table-cell>
          <table:table-cell table:style-name="ce116" office:value-type="string" calcext:value-type="string">
            <text:p>D64E01</text:p>
          </table:table-cell>
          <table:table-cell office:value-type="string" calcext:value-type="string">
            <text:p>4-USA</text:p>
          </table:table-cell>
          <table:table-cell office:value-type="string" calcext:value-type="string">
            <text:p>Slideshow</text:p>
          </table:table-cell>
          <table:table-cell office:value-type="string" calcext:value-type="string">
            <text:p>Mario Superstar Baseball</text:p>
          </table:table-cell>
          <table:table-cell office:value-type="string" calcext:value-type="string">
            <text:p>Geist</text:p>
          </table:table-cell>
          <table:table-cell office:value-type="string" calcext:value-type="string">
            <text:p>Resident Evil 4</text:p>
          </table:table-cell>
          <table:table-cell office:value-type="string" calcext:value-type="string">
            <text:p>Chicken Little</text:p>
          </table:table-cell>
          <table:table-cell office:value-type="string" calcext:value-type="string">
            <text:p>The Incredible Hulk: Ultimate Destruction</text:p>
          </table:table-cell>
          <table:table-cell table:number-columns-repeated="3"/>
          <table:table-cell office:value-type="string" calcext:value-type="string">
            <text:p>The Legend of Zelda: Twilight Princess</text:p>
          </table:table-cell>
          <table:table-cell office:value-type="string" calcext:value-type="string">
            <text:p>Killer7</text:p>
          </table:table-cell>
          <table:table-cell office:value-type="string" calcext:value-type="string">
            <text:p>Battalion Wars</text:p>
          </table:table-cell>
          <table:table-cell office:value-type="string" calcext:value-type="string">
            <text:p>NDS 3 Library</text:p>
          </table:table-cell>
          <table:table-cell office:value-type="string" calcext:value-type="string">
            <text:p>Mario Superstar Baseball</text:p>
          </table:table-cell>
          <table:table-cell office:value-type="string" calcext:value-type="string">
            <text:p>Geist</text:p>
          </table:table-cell>
          <table:table-cell office:value-type="string" calcext:value-type="string">
            <text:p>Medal of Honor: European Assault</text:p>
          </table:table-cell>
          <table:table-cell office:value-type="string" calcext:value-type="string">
            <text:p>The Incredible Hulk: Ultimate Destruction</text:p>
          </table:table-cell>
          <table:table-cell office:value-type="string" calcext:value-type="string">
            <text:p>Charlie and the Chocolate Factory</text:p>
          </table:table-cell>
          <table:table-cell office:value-type="string" calcext:value-type="string">
            <text:p>Chicken Little</text:p>
          </table:table-cell>
          <table:table-cell office:value-type="string" calcext:value-type="string">
            <text:p>Madden NFL 06</text:p>
          </table:table-cell>
          <table:table-cell office:value-type="string" calcext:value-type="string">
            <text:p>Fantastic 4</text:p>
          </table:table-cell>
          <table:table-cell office:value-type="string" calcext:value-type="string">
            <text:p>WWE Day of Reckoning</text:p>
          </table:table-cell>
          <table:table-cell office:value-type="string" calcext:value-type="string">
            <text:p>ESRB Derek Jeter</text:p>
          </table:table-cell>
          <table:table-cell table:number-columns-repeated="996"/>
        </table:table-row>
        <table:table-row table:style-name="ro1">
          <table:table-cell office:value-type="string" calcext:value-type="string">
            <text:p>June 1 2005</text:p>
          </table:table-cell>
          <table:table-cell office:value-type="string" calcext:value-type="string">
            <text:p>Interactive Multi-Game Demo Disc</text:p>
          </table:table-cell>
          <table:table-cell office:value-type="string" calcext:value-type="string">
            <text:p>Version 30</text:p>
          </table:table-cell>
          <table:table-cell table:style-name="ce116" office:value-type="string" calcext:value-type="string">
            <text:p>D63E01</text:p>
          </table:table-cell>
          <table:table-cell office:value-type="string" calcext:value-type="string">
            <text:p>4-USA</text:p>
          </table:table-cell>
          <table:table-cell office:value-type="string" calcext:value-type="string">
            <text:p>Slideshow</text:p>
          </table:table-cell>
          <table:table-cell office:value-type="string" calcext:value-type="string">
            <text:p>Donkey Konga 2</text:p>
          </table:table-cell>
          <table:table-cell office:value-type="string" calcext:value-type="string">
            <text:p>Mario Superstar Baseball</text:p>
          </table:table-cell>
          <table:table-cell office:value-type="string" calcext:value-type="string">
            <text:p>Resident Evil 4</text:p>
          </table:table-cell>
          <table:table-cell office:value-type="string" calcext:value-type="string">
            <text:p>Chicken Little</text:p>
          </table:table-cell>
          <table:table-cell office:value-type="string" calcext:value-type="string">
            <text:p>The Incredible Hulk: Ultimate Destruction</text:p>
          </table:table-cell>
          <table:table-cell office:value-type="string" calcext:value-type="string">
            <text:p>Geist</text:p>
          </table:table-cell>
          <table:table-cell table:number-columns-repeated="2"/>
          <table:table-cell office:value-type="string" calcext:value-type="string">
            <text:p>The Legend of Zelda: Twilight Princess</text:p>
          </table:table-cell>
          <table:table-cell office:value-type="string" calcext:value-type="string">
            <text:p>Killer7</text:p>
          </table:table-cell>
          <table:table-cell office:value-type="string" calcext:value-type="string">
            <text:p>Battalion Wars</text:p>
          </table:table-cell>
          <table:table-cell office:value-type="string" calcext:value-type="string">
            <text:p>Geist</text:p>
          </table:table-cell>
          <table:table-cell office:value-type="string" calcext:value-type="string">
            <text:p>Mario Superstar Baseball</text:p>
          </table:table-cell>
          <table:table-cell office:value-type="string" calcext:value-type="string">
            <text:p>NDS 3 Library</text:p>
          </table:table-cell>
          <table:table-cell office:value-type="string" calcext:value-type="string">
            <text:p>Medal of Honor: European Assault</text:p>
          </table:table-cell>
          <table:table-cell office:value-type="string" calcext:value-type="string">
            <text:p>The Incredible Hulk: Ultimate Destruction</text:p>
          </table:table-cell>
          <table:table-cell office:value-type="string" calcext:value-type="string">
            <text:p>Charlie and the Chocolate Factory</text:p>
          </table:table-cell>
          <table:table-cell office:value-type="string" calcext:value-type="string">
            <text:p>Chicken Little</text:p>
          </table:table-cell>
          <table:table-cell office:value-type="string" calcext:value-type="string">
            <text:p>Madden NFL 06</text:p>
          </table:table-cell>
          <table:table-cell office:value-type="string" calcext:value-type="string">
            <text:p>Fantastic 4</text:p>
          </table:table-cell>
          <table:table-cell office:value-type="string" calcext:value-type="string">
            <text:p>WWE Day of Reckoning</text:p>
          </table:table-cell>
          <table:table-cell office:value-type="string" calcext:value-type="string">
            <text:p>ESRB Derek Jeter</text:p>
          </table:table-cell>
          <table:table-cell table:number-columns-repeated="996"/>
        </table:table-row>
        <table:table-row table:style-name="ro1">
          <table:table-cell office:value-type="string" calcext:value-type="string">
            <text:p>2005</text:p>
          </table:table-cell>
          <table:table-cell office:value-type="string" calcext:value-type="string">
            <text:p>Interactive Multi-Game Demo Disc</text:p>
          </table:table-cell>
          <table:table-cell table:style-name="ce170" office:value-type="string" calcext:value-type="string">
            <text:p>Version 31</text:p>
          </table:table-cell>
          <table:table-cell table:style-name="ce177" office:value-type="string" calcext:value-type="string">
            <text:p>D62E01</text:p>
          </table:table-cell>
          <table:table-cell office:value-type="string" calcext:value-type="string">
            <text:p>4-USA</text:p>
          </table:table-cell>
          <table:table-cell office:value-type="string" calcext:value-type="string">
            <text:p>Slideshow</text:p>
          </table:table-cell>
          <table:table-cell office:value-type="string" calcext:value-type="string">
            <text:p>Pokémon XD: Gale of Darkness</text:p>
          </table:table-cell>
          <table:table-cell office:value-type="string" calcext:value-type="string">
            <text:p>Mario Superstar Baseball</text:p>
          </table:table-cell>
          <table:table-cell office:value-type="string" calcext:value-type="string">
            <text:p>The Incredible Hulk: Ultimate Destruction</text:p>
          </table:table-cell>
          <table:table-cell office:value-type="string" calcext:value-type="string">
            <text:p>Zatch Bell! Mamodo Fury</text:p>
          </table:table-cell>
          <table:table-cell table:style-name="ce175" office:value-type="string" calcext:value-type="string">
            <text:p>Super Mario Strikers</text:p>
          </table:table-cell>
          <table:table-cell table:number-columns-repeated="3"/>
          <table:table-cell office:value-type="string" calcext:value-type="string">
            <text:p>Nintendogs</text:p>
          </table:table-cell>
          <table:table-cell office:value-type="string" calcext:value-type="string">
            <text:p>Fire Emblem: Path of Radiance</text:p>
          </table:table-cell>
          <table:table-cell office:value-type="string" calcext:value-type="string">
            <text:p>DDR Dance Dance Revolution Mario Mix</text:p>
          </table:table-cell>
          <table:table-cell table:style-name="ce107" office:value-type="string" calcext:value-type="string">
            <text:p>Pokemon XD: Gale of Darkness</text:p>
          </table:table-cell>
          <table:table-cell office:value-type="string" calcext:value-type="string">
            <text:p>Mario Superstar Baseball</text:p>
          </table:table-cell>
          <table:table-cell office:value-type="string" calcext:value-type="string">
            <text:p>Battalion Wars</text:p>
          </table:table-cell>
          <table:table-cell office:value-type="string" calcext:value-type="string">
            <text:p>NDS 4 Library</text:p>
          </table:table-cell>
          <table:table-cell office:value-type="string" calcext:value-type="string">
            <text:p>SSX on Tour</text:p>
          </table:table-cell>
          <table:table-cell office:value-type="string" calcext:value-type="string">
            <text:p>Ultimate Spider-Man</text:p>
          </table:table-cell>
          <table:table-cell office:value-type="string" calcext:value-type="string">
            <text:p>Viewtiful Joe: Red Hot Rumble</text:p>
          </table:table-cell>
          <table:table-cell office:value-type="string" calcext:value-type="string">
            <text:p>Shadow the Hedgehog</text:p>
          </table:table-cell>
          <table:table-cell office:value-type="string" calcext:value-type="string">
            <text:p>Teenage Mutant Ninja Turtles 3: Mutant Nightmare</text:p>
          </table:table-cell>
          <table:table-cell office:value-type="string" calcext:value-type="string">
            <text:p>WWE Day of Reckoning 2</text:p>
          </table:table-cell>
          <table:table-cell office:value-type="string" calcext:value-type="string">
            <text:p>The Chronicles of Narnia: The Lion, the Witch and the Wardrobe</text:p>
          </table:table-cell>
          <table:table-cell office:value-type="string" calcext:value-type="string">
            <text:p>ESRB Derek Jeter</text:p>
          </table:table-cell>
          <table:table-cell table:style-name="ce177" office:value-type="string" calcext:value-type="string">
            <text:p>DDR Dance Dance Revolution Mario Mix (inaccessible from menu)</text:p>
          </table:table-cell>
          <table:table-cell table:number-columns-repeated="994"/>
        </table:table-row>
        <table:table-row table:style-name="ro1">
          <table:table-cell office:value-type="string" calcext:value-type="string">
            <text:p>2005</text:p>
          </table:table-cell>
          <table:table-cell office:value-type="string" calcext:value-type="string">
            <text:p>Interactive Multi-Game Demo Disc</text:p>
          </table:table-cell>
          <table:table-cell table:style-name="ce170" office:value-type="string" calcext:value-type="string">
            <text:p>Version 32</text:p>
          </table:table-cell>
          <table:table-cell table:style-name="ce177" office:value-type="string" calcext:value-type="string">
            <text:p>D59E01</text:p>
          </table:table-cell>
          <table:table-cell table:style-name="ce186" office:value-type="string" calcext:value-type="string">
            <text:p>4-USA</text:p>
          </table:table-cell>
          <table:table-cell office:value-type="string" calcext:value-type="string">
            <text:p>Slideshow</text:p>
          </table:table-cell>
          <table:table-cell table:style-name="ce175" office:value-type="string" calcext:value-type="string">
            <text:p>Super Mario Strikers</text:p>
          </table:table-cell>
          <table:table-cell office:value-type="string" calcext:value-type="string">
            <text:p>Mario Party 7</text:p>
          </table:table-cell>
          <table:table-cell office:value-type="string" calcext:value-type="string">
            <text:p>Pokémon XD: Gale of Darkness</text:p>
          </table:table-cell>
          <table:table-cell table:number-columns-repeated="5"/>
          <table:table-cell office:value-type="string" calcext:value-type="string">
            <text:p>Fire Emblem: Path of Radiance</text:p>
          </table:table-cell>
          <table:table-cell office:value-type="string" calcext:value-type="string">
            <text:p>Game Boy Micro</text:p>
          </table:table-cell>
          <table:table-cell office:value-type="string" calcext:value-type="string">
            <text:p>NFS Need for Speed: Most Wanted</text:p>
          </table:table-cell>
          <table:table-cell office:value-type="string" calcext:value-type="string">
            <text:p>Tony Hawk's American Wasteland</text:p>
          </table:table-cell>
          <table:table-cell office:value-type="string" calcext:value-type="string">
            <text:p>Super Mario Strikers (Mario Smash Football PAL)</text:p>
          </table:table-cell>
          <table:table-cell office:value-type="string" calcext:value-type="string">
            <text:p>X-Men Legends</text:p>
          </table:table-cell>
          <table:table-cell office:value-type="string" calcext:value-type="string">
            <text:p>Harry Potter and the Goblet of Fire</text:p>
          </table:table-cell>
          <table:table-cell office:value-type="string" calcext:value-type="string">
            <text:p>Shadow the Hedgehog</text:p>
          </table:table-cell>
          <table:table-cell office:value-type="string" calcext:value-type="string">
            <text:p>DDR Dance Dance Revolution Mario Mix</text:p>
          </table:table-cell>
          <table:table-cell office:value-type="string" calcext:value-type="string">
            <text:p>The Sims 2</text:p>
          </table:table-cell>
          <table:table-cell office:value-type="string" calcext:value-type="string">
            <text:p>Mario Party 7</text:p>
          </table:table-cell>
          <table:table-cell office:value-type="string" calcext:value-type="string">
            <text:p>NBA Live 06</text:p>
          </table:table-cell>
          <table:table-cell office:value-type="string" calcext:value-type="string">
            <text:p>SSX on Tour</text:p>
          </table:table-cell>
          <table:table-cell office:value-type="string" calcext:value-type="string">
            <text:p>ESRB Derek Jeter</text:p>
          </table:table-cell>
          <table:table-cell office:value-type="string" calcext:value-type="string">
            <text:p>NDS Wifi</text:p>
          </table:table-cell>
          <table:table-cell table:style-name="ce177" office:value-type="string" calcext:value-type="string">
            <text:p>DDR Dance Dance Revolution Mario Mix (inaccessible from menu)</text:p>
          </table:table-cell>
          <table:table-cell table:number-columns-repeated="994"/>
        </table:table-row>
        <table:table-row table:style-name="ro1">
          <table:table-cell office:value-type="string" calcext:value-type="string">
            <text:p>2005</text:p>
          </table:table-cell>
          <table:table-cell office:value-type="string" calcext:value-type="string">
            <text:p>Interactive Multi-Game Demo Disc</text:p>
          </table:table-cell>
          <table:table-cell table:style-name="ce170" office:value-type="string" calcext:value-type="string">
            <text:p>Version 33</text:p>
          </table:table-cell>
          <table:table-cell table:style-name="ce177" office:value-type="string" calcext:value-type="string">
            <text:p>D58E01</text:p>
          </table:table-cell>
          <table:table-cell table:style-name="ce186" office:value-type="string" calcext:value-type="string">
            <text:p>4-USA</text:p>
          </table:table-cell>
          <table:table-cell office:value-type="string" calcext:value-type="string">
            <text:p>Slideshow</text:p>
          </table:table-cell>
          <table:table-cell table:style-name="ce175" office:value-type="string" calcext:value-type="string">
            <text:p>Super Mario Strikers</text:p>
          </table:table-cell>
          <table:table-cell office:value-type="string" calcext:value-type="string">
            <text:p>Spartan: Total Warrior</text:p>
          </table:table-cell>
          <table:table-cell office:value-type="string" calcext:value-type="string">
            <text:p>Pokémon XD: Gale of Darkness</text:p>
          </table:table-cell>
          <table:table-cell office:value-type="string" calcext:value-type="string">
            <text:p>Mario Party 7</text:p>
          </table:table-cell>
          <table:table-cell table:number-columns-repeated="4"/>
          <table:table-cell office:value-type="string" calcext:value-type="string">
            <text:p>Prince of Persia: The Two Thrones</text:p>
          </table:table-cell>
          <table:table-cell office:value-type="string" calcext:value-type="string">
            <text:p>Fire Emblem: Path of Radiance</text:p>
          </table:table-cell>
          <table:table-cell office:value-type="string" calcext:value-type="string">
            <text:p>Game Boy Micro</text:p>
          </table:table-cell>
          <table:table-cell office:value-type="string" calcext:value-type="string">
            <text:p>NFS Need for Speed: Most Wanted</text:p>
          </table:table-cell>
          <table:table-cell office:value-type="string" calcext:value-type="string">
            <text:p>Spartan: Total Warrior</text:p>
          </table:table-cell>
          <table:table-cell office:value-type="string" calcext:value-type="string">
            <text:p>Tony Hawk's American Wasteland</text:p>
          </table:table-cell>
          <table:table-cell office:value-type="string" calcext:value-type="string">
            <text:p>Super Mario Strikers</text:p>
          </table:table-cell>
          <table:table-cell office:value-type="string" calcext:value-type="string">
            <text:p>X-Men Legends II: Rise of Apocalypse</text:p>
          </table:table-cell>
          <table:table-cell office:value-type="string" calcext:value-type="string">
            <text:p>Shadow the Hedgehog</text:p>
          </table:table-cell>
          <table:table-cell office:value-type="string" calcext:value-type="string">
            <text:p>Harry Potter and the Goblet of Fire</text:p>
          </table:table-cell>
          <table:table-cell office:value-type="string" calcext:value-type="string">
            <text:p>DDR Dance Dance Revolution Mario Mix</text:p>
          </table:table-cell>
          <table:table-cell office:value-type="string" calcext:value-type="string">
            <text:p>The Sims 2</text:p>
          </table:table-cell>
          <table:table-cell office:value-type="string" calcext:value-type="string">
            <text:p>Mario Party 7</text:p>
          </table:table-cell>
          <table:table-cell office:value-type="string" calcext:value-type="string">
            <text:p>NBA Live 06</text:p>
          </table:table-cell>
          <table:table-cell office:value-type="string" calcext:value-type="string">
            <text:p>SSX on Tour</text:p>
          </table:table-cell>
          <table:table-cell office:value-type="string" calcext:value-type="string">
            <text:p>ESRB 3/4</text:p>
          </table:table-cell>
          <table:table-cell office:value-type="string" calcext:value-type="string">
            <text:p>NDS Wifi</text:p>
          </table:table-cell>
          <table:table-cell table:style-name="ce177" office:value-type="string" calcext:value-type="string">
            <text:p>DDR Dance Dance Revolution Mario Mix (inaccessible from menu)</text:p>
          </table:table-cell>
          <table:table-cell table:number-columns-repeated="992"/>
        </table:table-row>
        <table:table-row table:style-name="ro1">
          <table:table-cell office:value-type="string" calcext:value-type="string">
            <text:p>2006</text:p>
          </table:table-cell>
          <table:table-cell office:value-type="string" calcext:value-type="string">
            <text:p>Interactive Multi-Game Demo Disc</text:p>
          </table:table-cell>
          <table:table-cell table:style-name="ce170" office:value-type="string" calcext:value-type="string">
            <text:p>Version 34</text:p>
          </table:table-cell>
          <table:table-cell table:style-name="ce177" office:value-type="string" calcext:value-type="string">
            <text:p>D57E01</text:p>
          </table:table-cell>
          <table:table-cell table:style-name="ce186" office:value-type="string" calcext:value-type="string">
            <text:p>4-USA</text:p>
          </table:table-cell>
          <table:table-cell office:value-type="string" calcext:value-type="string">
            <text:p>Slideshow</text:p>
          </table:table-cell>
          <table:table-cell office:value-type="string" calcext:value-type="string">
            <text:p>Chibi-Robo!</text:p>
          </table:table-cell>
          <table:table-cell office:value-type="string" calcext:value-type="string">
            <text:p>Sonic Riders</text:p>
          </table:table-cell>
          <table:table-cell table:style-name="ce116" office:value-type="string" calcext:value-type="string">
            <text:p>“Shonen Jump’s Naruto” (Naruto: Clash of Ninja)</text:p>
          </table:table-cell>
          <table:table-cell table:style-name="ce175" office:value-type="string" calcext:value-type="string">
            <text:p>Super Mario Strikers</text:p>
          </table:table-cell>
          <table:table-cell table:number-columns-repeated="4"/>
          <table:table-cell office:value-type="string" calcext:value-type="string">
            <text:p>Odama</text:p>
          </table:table-cell>
          <table:table-cell office:value-type="string" calcext:value-type="string">
            <text:p>Metroid Prime Hunters</text:p>
          </table:table-cell>
          <table:table-cell office:value-type="string" calcext:value-type="string">
            <text:p>FIFA Street 2</text:p>
          </table:table-cell>
          <table:table-cell office:value-type="string" calcext:value-type="string">
            <text:p>Major League Baseball 2K6</text:p>
          </table:table-cell>
          <table:table-cell office:value-type="string" calcext:value-type="string">
            <text:p>Chibi-Robo!</text:p>
          </table:table-cell>
          <table:table-cell office:value-type="string" calcext:value-type="string">
            <text:p>Sonic Riders</text:p>
          </table:table-cell>
          <table:table-cell office:value-type="string" calcext:value-type="string">
            <text:p>Curious George</text:p>
          </table:table-cell>
          <table:table-cell office:value-type="string" calcext:value-type="string">
            <text:p>ESRB 3/4</text:p>
          </table:table-cell>
          <table:table-cell table:style-name="ce177" office:value-type="string" calcext:value-type="string">
            <text:p>DDR Dance Dance Revolution Mario Mix (inaccessible from menu)</text:p>
          </table:table-cell>
          <table:table-cell table:number-columns-repeated="1001"/>
        </table:table-row>
        <table:table-row table:style-name="ro1">
          <table:table-cell office:value-type="string" calcext:value-type="string">
            <text:p>2006</text:p>
          </table:table-cell>
          <table:table-cell office:value-type="string" calcext:value-type="string">
            <text:p>Interactive Multi-Game Demo Disc</text:p>
          </table:table-cell>
          <table:table-cell table:style-name="ce170" office:value-type="string" calcext:value-type="string">
            <text:p>Version 35</text:p>
          </table:table-cell>
          <table:table-cell table:style-name="ce177" office:value-type="string" calcext:value-type="string">
            <text:p>D56E01</text:p>
          </table:table-cell>
          <table:table-cell office:value-type="string" calcext:value-type="string">
            <text:p>4-USA</text:p>
          </table:table-cell>
          <table:table-cell office:value-type="string" calcext:value-type="string">
            <text:p>Slideshow</text:p>
          </table:table-cell>
          <table:table-cell office:value-type="string" calcext:value-type="string">
            <text:p>Star Fox Assault</text:p>
          </table:table-cell>
          <table:table-cell table:style-name="ce175" office:value-type="string" calcext:value-type="string">
            <text:p>Pikmin 2</text:p>
          </table:table-cell>
          <table:table-cell office:value-type="string" calcext:value-type="string">
            <text:p>Paper Mario: The Thousand-Year Door</text:p>
          </table:table-cell>
          <table:table-cell table:style-name="ce177" office:value-type="string" calcext:value-type="string">
            <text:p>Naruto: Clash of Ninja (inaccessible from menu)</text:p>
          </table:table-cell>
          <table:table-cell table:style-name="ce116"/>
          <table:table-cell table:number-columns-repeated="3"/>
          <table:table-cell office:value-type="string" calcext:value-type="string">
            <text:p>Brain Age: Train Your Brain in Minutes a Day!</text:p>
          </table:table-cell>
          <table:table-cell office:value-type="string" calcext:value-type="string">
            <text:p>GameCube</text:p>
          </table:table-cell>
          <table:table-cell office:value-type="string" calcext:value-type="string">
            <text:p>Paper Mario: The Thousand-Year Door</text:p>
          </table:table-cell>
          <table:table-cell office:value-type="string" calcext:value-type="string">
            <text:p>ESRB Derek Jeter</text:p>
          </table:table-cell>
          <table:table-cell office:value-type="string" calcext:value-type="string">
            <text:p>Star Fox Assault</text:p>
          </table:table-cell>
          <table:table-cell office:value-type="string" calcext:value-type="string">
            <text:p>Pikmin 2</text:p>
          </table:table-cell>
          <table:table-cell office:value-type="string" calcext:value-type="string">
            <text:p>The Legend of Zelda: Four Swords Adventures</text:p>
          </table:table-cell>
          <table:table-cell table:style-name="ce177" office:value-type="string" calcext:value-type="string">
            <text:p>DDR Dance Dance Revolution Mario Mix (inaccessible from menu)</text:p>
          </table:table-cell>
          <table:table-cell table:style-name="ce177" office:value-type="string" calcext:value-type="string">
            <text:p>Brain Age: Train Your Brain in Minutes a Day! (inaccessible from menu)</text:p>
          </table:table-cell>
          <table:table-cell table:number-columns-repeated="1001"/>
        </table:table-row>
        <table:table-row table:style-name="ro1">
          <table:table-cell table:number-columns-repeated="1024"/>
        </table:table-row>
        <table:table-row table:style-name="ro1">
          <table:table-cell table:style-name="ce102" office:value-type="string" calcext:value-type="string">
            <text:p>Version (EU)</text:p>
          </table:table-cell>
          <table:table-cell table:style-name="ce125" office:value-type="string" calcext:value-type="string">
            <text:p>Title (EU)</text:p>
          </table:table-cell>
          <table:table-cell table:style-name="ce1" office:value-type="string" calcext:value-type="string">
            <text:p>Disc (EU)</text:p>
          </table:table-cell>
          <table:table-cell table:style-name="ce125" office:value-type="string" calcext:value-type="string">
            <text:p>ID</text:p>
          </table:table-cell>
          <table:table-cell table:style-name="ce125" office:value-type="string" calcext:value-type="string">
            <text:p>BGM</text:p>
          </table:table-cell>
          <table:table-cell table:style-name="ce125" office:value-type="string" calcext:value-type="string">
            <text:p>BG</text:p>
          </table:table-cell>
          <table:table-cell table:style-name="ce125" office:value-type="string" calcext:value-type="string">
            <text:p>Game 1</text:p>
          </table:table-cell>
          <table:table-cell table:style-name="ce125" office:value-type="string" calcext:value-type="string">
            <text:p>Game 2</text:p>
          </table:table-cell>
          <table:table-cell table:style-name="ce125" office:value-type="string" calcext:value-type="string">
            <text:p>Game 3</text:p>
          </table:table-cell>
          <table:table-cell table:style-name="ce125" office:value-type="string" calcext:value-type="string">
            <text:p>Game 4</text:p>
          </table:table-cell>
          <table:table-cell table:style-name="ce125" office:value-type="string" calcext:value-type="string">
            <text:p>Game 5</text:p>
          </table:table-cell>
          <table:table-cell table:style-name="ce125" office:value-type="string" calcext:value-type="string">
            <text:p>Explorable 1</text:p>
          </table:table-cell>
          <table:table-cell table:style-name="ce125" office:value-type="string" calcext:value-type="string">
            <text:p>Explorable 2</text:p>
          </table:table-cell>
          <table:table-cell/>
          <table:table-cell table:style-name="ce125" office:value-type="string" calcext:value-type="string">
            <text:p>Preview 1</text:p>
          </table:table-cell>
          <table:table-cell table:style-name="ce125" office:value-type="string" calcext:value-type="string">
            <text:p>Preview 2</text:p>
          </table:table-cell>
          <table:table-cell table:style-name="ce125" office:value-type="string" calcext:value-type="string">
            <text:p>Preview 3</text:p>
          </table:table-cell>
          <table:table-cell table:style-name="ce125" office:value-type="string" calcext:value-type="string">
            <text:p>Preview 4</text:p>
          </table:table-cell>
          <table:table-cell table:style-name="ce125" office:value-type="string" calcext:value-type="string">
            <text:p>Preview 5</text:p>
          </table:table-cell>
          <table:table-cell table:style-name="ce125" office:value-type="string" calcext:value-type="string">
            <text:p>Preview 6</text:p>
          </table:table-cell>
          <table:table-cell table:style-name="ce125" office:value-type="string" calcext:value-type="string">
            <text:p>Preview 7</text:p>
          </table:table-cell>
          <table:table-cell table:style-name="ce125" office:value-type="string" calcext:value-type="string">
            <text:p>Preview 8</text:p>
          </table:table-cell>
          <table:table-cell table:style-name="ce125" office:value-type="string" calcext:value-type="string">
            <text:p>Preview 9</text:p>
          </table:table-cell>
          <table:table-cell table:style-name="ce125" office:value-type="string" calcext:value-type="string">
            <text:p>Preview 10</text:p>
          </table:table-cell>
          <table:table-cell table:style-name="ce125" office:value-type="string" calcext:value-type="string">
            <text:p>Preview 11</text:p>
          </table:table-cell>
          <table:table-cell table:style-name="ce125" table:number-columns-repeated="999"/>
        </table:table-row>
        <table:table-row table:style-name="ro1">
          <table:table-cell table:style-name="ce3" office:value-type="string" calcext:value-type="string">
            <office:annotation draw:style-name="gr3" draw:text-style-name="P2" svg:width="87.96pt" svg:height="240.83pt" svg:x="130.28pt" svg:y="456.66pt" draw:caption-point-x="-17.29pt" draw:caption-point-y="42.8pt">
              <dc:date>2021-02-05T00:00:00</dc:date>
              <text:p text:style-name="P1"><text:span text:style-name="T1">Highlighted discs are thematic matches (e.g. Zelda with Zelda) between EU and AUS counterparts, going down sequentially. So Version 3 EU is a thematic match with Version 3 AUS, while Version 14 EU is a thematic match with Version 10 AUS. The three highlight colors cycle in order: grey, then pale blue, then pale yellow.</text:span></text:p>
            </office:annotation>
            <text:p>Check comment --&gt;</text:p>
          </table:table-cell>
          <table:table-cell>
            <office:annotation draw:style-name="gr4" draw:text-style-name="P2" svg:width="82.18pt" svg:height="16.89pt" svg:x="294.15pt" svg:y="456.66pt" draw:caption-point-x="-17.29pt" draw:caption-point-y="42.8pt">
              <dc:date>2021-02-08T00:00:00</dc:date>
              <text:p text:style-name="P1">high</text:p>
            </office:annotation>
          </table:table-cell>
          <table:table-cell table:style-name="ce3" office:value-type="string" calcext:value-type="string">
            <office:annotation draw:style-name="gr5" draw:text-style-name="P2" svg:width="82.18pt" svg:height="97.51pt" svg:x="407.45pt" svg:y="486.4pt" draw:caption-point-x="-17.29pt" draw:caption-point-y="13.07pt">
              <dc:date>2021-02-05T00:00:00</dc:date>
              <text:p text:style-name="P1"><text:span text:style-name="T1">These dates are the titles for EU and AUS discs, and they should also considered the release dates for the discs as well.</text:span></text:p>
            </office:annotation>
            <text:p>Check comment --&gt;</text:p>
          </table:table-cell>
          <table:table-cell table:number-columns-repeated="1021"/>
        </table:table-row>
        <table:table-row table:style-name="ro1">
          <table:table-cell table:style-name="Default" office:value-type="string" calcext:value-type="string">
            <text:p>Version 1</text:p>
          </table:table-cell>
          <table:table-cell office:value-type="string" calcext:value-type="string">
            <text:p>Interactive Multi-Game Demo Disk</text:p>
          </table:table-cell>
          <table:table-cell office:value-type="string" calcext:value-type="string">
            <text:p>March 2002</text:p>
          </table:table-cell>
          <table:table-cell table:style-name="ce116" office:value-type="string" calcext:value-type="string">
            <text:p>G99P01</text:p>
          </table:table-cell>
          <table:table-cell office:value-type="string" calcext:value-type="string">
            <text:p>1-World</text:p>
          </table:table-cell>
          <table:table-cell office:value-type="string" calcext:value-type="string">
            <text:p>GC</text:p>
          </table:table-cell>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table:number-columns-repeated="5"/>
          <table:table-cell office:value-type="string" calcext:value-type="string">
            <text:p>Luigi’s Mansion</text:p>
          </table:table-cell>
          <table:table-cell office:value-type="string" calcext:value-type="string">
            <text:p>Wave Race: Blue Storm</text:p>
          </table:table-cell>
          <table:table-cell office:value-type="string" calcext:value-type="string">
            <text:p>Star Wars Rogue Squadron II: Rogue Leader</text:p>
          </table:table-cell>
          <table:table-cell office:value-type="string" calcext:value-type="string">
            <text:p>Pikmin</text:p>
          </table:table-cell>
          <table:table-cell office:value-type="string" calcext:value-type="string">
            <text:p>Super Smash Bros. Melee</text:p>
          </table:table-cell>
          <table:table-cell office:value-type="string" calcext:value-type="string">
            <text:p>NBA Courtside 2002</text:p>
          </table:table-cell>
          <table:table-cell table:number-columns-repeated="1004"/>
        </table:table-row>
        <table:table-row table:style-name="ro1">
          <table:table-cell table:style-name="ce116" office:value-type="string" calcext:value-type="string">
            <text:p>Version 2</text:p>
          </table:table-cell>
          <table:table-cell office:value-type="string" calcext:value-type="string">
            <text:p>Interactive Multi-Game Demo Disk</text:p>
          </table:table-cell>
          <table:table-cell table:style-name="ce170" office:value-type="string" calcext:value-type="string">
            <text:p>May 2002</text:p>
          </table:table-cell>
          <table:table-cell table:style-name="ce116" office:value-type="string" calcext:value-type="string">
            <text:p>G98P01</text:p>
          </table:table-cell>
          <table:table-cell office:value-type="string" calcext:value-type="string">
            <text:p>1-World</text:p>
          </table:table-cell>
          <table:table-cell office:value-type="string" calcext:value-type="string">
            <text:p>GC</text:p>
          </table:table-cell>
          <table:table-cell office:value-type="string" calcext:value-type="string">
            <text:p>Super Smash Bros. Melee</text:p>
          </table:table-cell>
          <table:table-cell table:style-name="ce175" office:value-type="string" calcext:value-type="string">
            <text:p>Pikmin</text:p>
          </table:table-cell>
          <table:table-cell office:value-type="string" calcext:value-type="string">
            <text:p>NBA Courtside 2002</text:p>
          </table:table-cell>
          <table:table-cell table:number-columns-repeated="5"/>
          <table:table-cell office:value-type="string" calcext:value-type="string">
            <text:p>Super Smash Bros. Melee</text:p>
          </table:table-cell>
          <table:table-cell office:value-type="string" calcext:value-type="string">
            <text:p>Pikmin</text:p>
          </table:table-cell>
          <table:table-cell office:value-type="string" calcext:value-type="string">
            <text:p>Star Fox Adventures</text:p>
          </table:table-cell>
          <table:table-cell office:value-type="string" calcext:value-type="string">
            <text:p>Star Wars Rogue Squadron II: Rogue Leader</text:p>
          </table:table-cell>
          <table:table-cell office:value-type="string" calcext:value-type="string">
            <text:p>NBA Courtside 2002</text:p>
          </table:table-cell>
          <table:table-cell table:number-columns-repeated="1005"/>
        </table:table-row>
        <table:table-row table:style-name="ro1">
          <table:table-cell table:style-name="ce61" office:value-type="string" calcext:value-type="string">
            <text:p>Version 3</text:p>
          </table:table-cell>
          <table:table-cell table:style-name="ce61" office:value-type="string" calcext:value-type="string">
            <text:p>Interactive Multi-Game Demo Disk</text:p>
          </table:table-cell>
          <table:table-cell table:style-name="ce170" office:value-type="string" calcext:value-type="string">
            <text:p>September 2002</text:p>
          </table:table-cell>
          <table:table-cell table:style-name="ce116" office:value-type="string" calcext:value-type="string">
            <text:p>G97P01</text:p>
          </table:table-cell>
          <table:table-cell table:style-name="ce72" office:value-type="string" calcext:value-type="string">
            <text:p>1-World</text:p>
          </table:table-cell>
          <table:table-cell table:style-name="ce72" office:value-type="string" calcext:value-type="string">
            <text:p>GC</text:p>
          </table:table-cell>
          <table:table-cell table:style-name="ce175" office:value-type="string" calcext:value-type="string">
            <text:p>Super Mario Sunshine</text:p>
          </table:table-cell>
          <table:table-cell table:number-columns-repeated="7"/>
          <table:table-cell office:value-type="string" calcext:value-type="string">
            <text:p>Star Wars: The Clone Wars</text:p>
          </table:table-cell>
          <table:table-cell office:value-type="string" calcext:value-type="string">
            <text:p>Eternal Darkness: Sanity’s Requiem</text:p>
          </table:table-cell>
          <table:table-cell office:value-type="string" calcext:value-type="string">
            <text:p>Super Mario Sunshine</text:p>
          </table:table-cell>
          <table:table-cell table:number-columns-repeated="1007"/>
        </table:table-row>
        <table:table-row table:style-name="ro1">
          <table:table-cell table:style-name="ce116" office:value-type="string" calcext:value-type="string">
            <text:p>Version 4</text:p>
          </table:table-cell>
          <table:table-cell office:value-type="string" calcext:value-type="string">
            <text:p>Interactive Multi-Game Demo Disk</text:p>
          </table:table-cell>
          <table:table-cell table:style-name="ce170" office:value-type="string" calcext:value-type="string">
            <text:p>November 2002</text:p>
          </table:table-cell>
          <table:table-cell table:style-name="ce116" office:value-type="string" calcext:value-type="string">
            <text:p>G96P01</text:p>
          </table:table-cell>
          <table:table-cell office:value-type="string" calcext:value-type="string">
            <text:p>1-World</text:p>
          </table:table-cell>
          <table:table-cell office:value-type="string" calcext:value-type="string">
            <text:p>Star Fox Adventures</text:p>
          </table:table-cell>
          <table:table-cell table:style-name="ce204" office:value-type="string" calcext:value-type="string">
            <text:p>Star Fox Adventures</text:p>
          </table:table-cell>
          <table:table-cell office:value-type="string" calcext:value-type="string">
            <text:p>Mario Party 4</text:p>
          </table:table-cell>
          <table:table-cell table:style-name="ce175" office:value-type="string" calcext:value-type="string">
            <text:p>Super Mario Sunshine</text:p>
          </table:table-cell>
          <table:table-cell office:value-type="string" calcext:value-type="string">
            <text:p>Beach Spikers</text:p>
          </table:table-cell>
          <table:table-cell table:number-columns-repeated="4"/>
          <table:table-cell office:value-type="string" calcext:value-type="string">
            <text:p>Harry Potter and the Chamber of Secrets</text:p>
          </table:table-cell>
          <table:table-cell office:value-type="string" calcext:value-type="string">
            <text:p>Star Fox Adventures</text:p>
          </table:table-cell>
          <table:table-cell office:value-type="string" calcext:value-type="string">
            <text:p>Super Mario Sunshine</text:p>
          </table:table-cell>
          <table:table-cell table:number-columns-repeated="1007"/>
        </table:table-row>
        <table:table-row table:style-name="ro1">
          <table:table-cell table:style-name="ce116" office:value-type="string" calcext:value-type="string">
            <text:p>Version 5</text:p>
          </table:table-cell>
          <table:table-cell office:value-type="string" calcext:value-type="string">
            <text:p>Interactive Multi-Game Demo Disk</text:p>
          </table:table-cell>
          <table:table-cell table:style-name="ce170" office:value-type="string" calcext:value-type="string">
            <text:p>December 2002</text:p>
          </table:table-cell>
          <table:table-cell table:style-name="ce44" office:value-type="string" calcext:value-type="string">
            <text:p>D95P01</text:p>
          </table:table-cell>
          <table:table-cell office:value-type="string" calcext:value-type="string">
            <text:p>1-World</text:p>
          </table:table-cell>
          <table:table-cell office:value-type="string" calcext:value-type="string">
            <text:p>Multiple Characters</text:p>
          </table:table-cell>
          <table:table-cell table:style-name="ce204" office:value-type="string" calcext:value-type="string">
            <text:p>Star Fox Adventures</text:p>
          </table:table-cell>
          <table:table-cell office:value-type="string" calcext:value-type="string">
            <text:p>Mario Party 4</text:p>
          </table:table-cell>
          <table:table-cell table:style-name="ce175" office:value-type="string" calcext:value-type="string">
            <text:p>Super Mario Sunshine</text:p>
          </table:table-cell>
          <table:table-cell table:number-columns-repeated="5"/>
          <table:table-cell office:value-type="string" calcext:value-type="string">
            <text:p>Metroid Prime</text:p>
          </table:table-cell>
          <table:table-cell office:value-type="string" calcext:value-type="string">
            <text:p>The Legend of Zelda: The Wind Waker</text:p>
          </table:table-cell>
          <table:table-cell table:style-name="ce115" office:value-type="string" calcext:value-type="string">
            <text:p>Star Fox Adventures</text:p>
          </table:table-cell>
          <table:table-cell office:value-type="string" calcext:value-type="string">
            <text:p>Harry Potter and the Chamber of Secrets</text:p>
          </table:table-cell>
          <table:table-cell office:value-type="string" calcext:value-type="string">
            <text:p>Mario Party 4</text:p>
          </table:table-cell>
          <table:table-cell office:value-type="string" calcext:value-type="string">
            <text:p>WarioWare, Inc.: Mega Party Games!</text:p>
          </table:table-cell>
          <table:table-cell office:value-type="string" calcext:value-type="string">
            <text:p>Super Mario Sunshine</text:p>
          </table:table-cell>
          <table:table-cell office:value-type="string" calcext:value-type="string">
            <text:p>1080 Avalanche</text:p>
          </table:table-cell>
          <table:table-cell table:number-columns-repeated="1002"/>
        </table:table-row>
        <table:table-row table:style-name="ro1">
          <table:table-cell table:style-name="ce116" office:value-type="string" calcext:value-type="string">
            <text:p>Version 6</text:p>
          </table:table-cell>
          <table:table-cell table:style-name="ce116" office:value-type="string" calcext:value-type="string">
            <text:p>Interactive Multi-Game Demo Disk</text:p>
          </table:table-cell>
          <table:table-cell table:style-name="ce28" office:value-type="string" calcext:value-type="string">
            <text:p>February 2003</text:p>
          </table:table-cell>
          <table:table-cell table:style-name="ce65" office:value-type="string" calcext:value-type="string">
            <text:p>D94P01</text:p>
          </table:table-cell>
          <table:table-cell office:value-type="string" calcext:value-type="string">
            <text:p>1-World</text:p>
          </table:table-cell>
          <table:table-cell office:value-type="string" calcext:value-type="string">
            <text:p>Metroid Prime</text:p>
          </table:table-cell>
          <table:table-cell table:style-name="ce65" office:value-type="string" calcext:value-type="string">
            <text:p>Metroid Prime (v1.101) (Metroid1.pak.contents.txt)</text:p>
          </table:table-cell>
          <table:table-cell office:value-type="string" calcext:value-type="string">
            <text:p>Super Monkey Ball 2</text:p>
          </table:table-cell>
          <table:table-cell table:number-columns-repeated="6"/>
          <table:table-cell office:value-type="string" calcext:value-type="string">
            <text:p>Rayman 3: Hoodlum Havoc</text:p>
          </table:table-cell>
          <table:table-cell office:value-type="string" calcext:value-type="string">
            <text:p>Metroid Prime</text:p>
          </table:table-cell>
          <table:table-cell office:value-type="string" calcext:value-type="string">
            <text:p>The Legend of Zelda: The Wind Waker</text:p>
          </table:table-cell>
          <table:table-cell office:value-type="string" calcext:value-type="string">
            <text:p>Rayman 3: Hoodlum Havoc (GBA)</text:p>
          </table:table-cell>
          <table:table-cell office:value-type="string" calcext:value-type="string">
            <text:p>Phantasy Star Online Episode I &amp; II Plus</text:p>
          </table:table-cell>
          <table:table-cell table:number-columns-repeated="1005"/>
        </table:table-row>
        <table:table-row table:style-name="ro1">
          <table:table-cell table:style-name="ce13" office:value-type="string" calcext:value-type="string">
            <text:p>Version 7</text:p>
          </table:table-cell>
          <table:table-cell table:style-name="ce13" office:value-type="string" calcext:value-type="string">
            <text:p>Interactive Multi-Game Demo Disk</text:p>
          </table:table-cell>
          <table:table-cell table:style-name="ce110" office:value-type="string" calcext:value-type="string">
            <text:p>April 2003</text:p>
          </table:table-cell>
          <table:table-cell table:style-name="ce16" office:value-type="string" calcext:value-type="string">
            <text:p>D93P01</text:p>
          </table:table-cell>
          <table:table-cell table:style-name="ce57" office:value-type="string" calcext:value-type="string">
            <text:p>1-PAL (Zelda remix of World)</text:p>
          </table:table-cell>
          <table:table-cell table:style-name="ce57" office:value-type="string" calcext:value-type="string">
            <text:p>The Legend of Zelda: The Wind Waker</text:p>
          </table:table-cell>
          <table:table-cell office:value-type="string" calcext:value-type="string">
            <text:p>The Legend of Zelda: The Wind Waker</text:p>
          </table:table-cell>
          <table:table-cell table:style-name="ce116" office:value-type="string" calcext:value-type="string">
            <text:p>Rayman 3: Hoodlum Havoc</text:p>
          </table:table-cell>
          <table:table-cell table:number-columns-repeated="3"/>
          <table:table-cell office:value-type="string" calcext:value-type="string">
            <text:p>NEWS</text:p>
          </table:table-cell>
          <table:table-cell office:value-type="string" calcext:value-type="string">
            <text:p>LIBRARY</text:p>
          </table:table-cell>
          <table:table-cell/>
          <table:table-cell office:value-type="string" calcext:value-type="string">
            <text:p>Wario World</text:p>
          </table:table-cell>
          <table:table-cell office:value-type="string" calcext:value-type="string">
            <text:p>The Legend of Zelda: The Wind Waker</text:p>
          </table:table-cell>
          <table:table-cell office:value-type="string" calcext:value-type="string">
            <text:p>Metroid Prime</text:p>
          </table:table-cell>
          <table:table-cell table:number-columns-repeated="1007"/>
        </table:table-row>
        <table:table-row table:style-name="ro1">
          <table:table-cell table:style-name="ce116" office:value-type="string" calcext:value-type="string">
            <text:p>Version 8</text:p>
          </table:table-cell>
          <table:table-cell office:value-type="string" calcext:value-type="string">
            <text:p>Interactive Multi-Game Demo Disk</text:p>
          </table:table-cell>
          <table:table-cell office:value-type="string" calcext:value-type="string">
            <text:p>June 2003</text:p>
          </table:table-cell>
          <table:table-cell table:style-name="ce16" office:value-type="string" calcext:value-type="string">
            <text:p>D92P01</text:p>
          </table:table-cell>
          <table:table-cell office:value-type="string" calcext:value-type="string">
            <text:p>1-World</text:p>
          </table:table-cell>
          <table:table-cell table:number-columns-repeated="2" office:value-type="string" calcext:value-type="string">
            <text:p>Wario World</text:p>
          </table:table-cell>
          <table:table-cell office:value-type="string" calcext:value-type="string">
            <text:p>Sonic Adventure DX: Director's Cut</text:p>
          </table:table-cell>
          <table:table-cell office:value-type="string" calcext:value-type="string">
            <text:p>Tom Clancy's Splinter Cell</text:p>
          </table:table-cell>
          <table:table-cell office:value-type="string" calcext:value-type="string">
            <text:p>←at endoflist</text:p>
          </table:table-cell>
          <table:table-cell/>
          <table:table-cell office:value-type="string" calcext:value-type="string">
            <text:p>NEWS</text:p>
          </table:table-cell>
          <table:table-cell office:value-type="string" calcext:value-type="string">
            <text:p>LIBRARY</text:p>
          </table:table-cell>
          <table:table-cell/>
          <table:table-cell office:value-type="string" calcext:value-type="string">
            <text:p>Game Boy Player</text:p>
          </table:table-cell>
          <table:table-cell office:value-type="string" calcext:value-type="string">
            <text:p>Mario Golf: Toadstool Tour</text:p>
          </table:table-cell>
          <table:table-cell office:value-type="string" calcext:value-type="string">
            <text:p>Sonic Adventure DX: Director's Cut</text:p>
          </table:table-cell>
          <table:table-cell office:value-type="string" calcext:value-type="string">
            <text:p>Wario World</text:p>
          </table:table-cell>
          <table:table-cell table:number-columns-repeated="1006"/>
        </table:table-row>
        <table:table-row table:style-name="ro1">
          <table:table-cell table:style-name="ce14" office:value-type="string" calcext:value-type="string">
            <text:p>Version 9</text:p>
          </table:table-cell>
          <table:table-cell table:style-name="ce14" office:value-type="string" calcext:value-type="string">
            <text:p>Interactive Multi-Game Demo Disk</text:p>
          </table:table-cell>
          <table:table-cell office:value-type="string" calcext:value-type="string">
            <text:p>September 2003</text:p>
          </table:table-cell>
          <table:table-cell table:style-name="ce44" office:value-type="string" calcext:value-type="string">
            <text:p>D89P01</text:p>
          </table:table-cell>
          <table:table-cell table:style-name="ce59" office:value-type="string" calcext:value-type="string">
            <text:p>F-Zero GX</text:p>
          </table:table-cell>
          <table:table-cell table:style-name="ce59" office:value-type="string" calcext:value-type="string">
            <text:p>F-Zero GX Movie</text:p>
          </table:table-cell>
          <table:table-cell office:value-type="string" calcext:value-type="string">
            <text:p>F-Zero GX</text:p>
          </table:table-cell>
          <table:table-cell office:value-type="string" calcext:value-type="string">
            <text:p>Star Wars Rogue Squadron III: Rebel Strike</text:p>
          </table:table-cell>
          <table:table-cell office:value-type="string" calcext:value-type="string">
            <text:p>P.N.03</text:p>
          </table:table-cell>
          <table:table-cell office:value-type="string" calcext:value-type="string">
            <text:p>Viewtiful Joe</text:p>
          </table:table-cell>
          <table:table-cell table:style-name="ce116" office:value-type="string" calcext:value-type="string">
            <text:p>Soulcalibur II</text:p>
          </table:table-cell>
          <table:table-cell office:value-type="string" calcext:value-type="string">
            <text:p>NEWS</text:p>
          </table:table-cell>
          <table:table-cell office:value-type="string" calcext:value-type="string">
            <text:p>LIBRARY</text:p>
          </table:table-cell>
          <table:table-cell/>
          <table:table-cell office:value-type="string" calcext:value-type="string">
            <text:p>F-Zero GX</text:p>
          </table:table-cell>
          <table:table-cell office:value-type="string" calcext:value-type="string">
            <text:p>Soulcalibur II</text:p>
          </table:table-cell>
          <table:table-cell office:value-type="string" calcext:value-type="string">
            <text:p>Star Wars Rogue Squadron III: Rebel Strike</text:p>
          </table:table-cell>
          <table:table-cell office:value-type="string" calcext:value-type="string">
            <text:p>P.N.03</text:p>
          </table:table-cell>
          <table:table-cell table:number-columns-repeated="1006"/>
        </table:table-row>
        <table:table-row table:style-name="ro1">
          <table:table-cell table:style-name="ce61" office:value-type="string" calcext:value-type="string">
            <text:p>Version 10</text:p>
          </table:table-cell>
          <table:table-cell table:style-name="ce61" office:value-type="string" calcext:value-type="string">
            <text:p>Interactive Multi-Game Demo Disk</text:p>
          </table:table-cell>
          <table:table-cell office:value-type="string" calcext:value-type="string">
            <text:p>November 2003</text:p>
          </table:table-cell>
          <table:table-cell table:style-name="ce116" office:value-type="string" calcext:value-type="string">
            <text:p>D88P01</text:p>
          </table:table-cell>
          <table:table-cell table:style-name="ce72" office:value-type="string" calcext:value-type="string">
            <text:p>Mario Kart: Double Dash!!</text:p>
          </table:table-cell>
          <table:table-cell table:style-name="ce72" office:value-type="string" calcext:value-type="string">
            <text:p>Mario Kart: Double Dash!! Movie</text:p>
          </table:table-cell>
          <table:table-cell office:value-type="string" calcext:value-type="string">
            <text:p>Mario Kart: Double Dash</text:p>
          </table:table-cell>
          <table:table-cell office:value-type="string" calcext:value-type="string">
            <text:p>Billy Hatcher and the Giant Egg</text:p>
          </table:table-cell>
          <table:table-cell office:value-type="string" calcext:value-type="string">
            <text:p>1080 Avalanche</text:p>
          </table:table-cell>
          <table:table-cell office:value-type="string" calcext:value-type="string">
            <text:p>Mario Party 5</text:p>
          </table:table-cell>
          <table:table-cell/>
          <table:table-cell office:value-type="string" calcext:value-type="string">
            <text:p>NEWS</text:p>
          </table:table-cell>
          <table:table-cell office:value-type="string" calcext:value-type="string">
            <text:p>LIBRARY</text:p>
          </table:table-cell>
          <table:table-cell/>
          <table:table-cell table:style-name="ce116" office:value-type="string" calcext:value-type="string">
            <text:p>Mario Kart: Double Dash!!</text:p>
          </table:table-cell>
          <table:table-cell office:value-type="string" calcext:value-type="string">
            <text:p>Billy Hatcher and the Giant Egg</text:p>
          </table:table-cell>
          <table:table-cell office:value-type="string" calcext:value-type="string">
            <text:p>1080 Avalanche</text:p>
          </table:table-cell>
          <table:table-cell office:value-type="string" calcext:value-type="string">
            <text:p>Mario Party 5</text:p>
          </table:table-cell>
          <table:table-cell table:number-columns-repeated="1006"/>
        </table:table-row>
        <table:table-row table:style-name="ro1">
          <table:table-cell table:style-name="ce116" office:value-type="string" calcext:value-type="string">
            <text:p>Version 11</text:p>
          </table:table-cell>
          <table:table-cell office:value-type="string" calcext:value-type="string">
            <text:p>Interactive Multi-Game Demo Disk</text:p>
          </table:table-cell>
          <table:table-cell office:value-type="string" calcext:value-type="string">
            <text:p>March 2004</text:p>
          </table:table-cell>
          <table:table-cell table:style-name="ce44" office:value-type="string" calcext:value-type="string">
            <text:p>D87P01</text:p>
          </table:table-cell>
          <table:table-cell office:value-type="string" calcext:value-type="string">
            <text:p>Final Fantasy Crystal Chronicles (“Thoroughly Blue” / “Endless Sky”)</text:p>
          </table:table-cell>
          <table:table-cell office:value-type="string" calcext:value-type="string">
            <text:p>Final Fantasy Crystal Chronicles w/Movies</text:p>
          </table:table-cell>
          <table:table-cell office:value-type="string" calcext:value-type="string">
            <text:p>Mario Golf: Toadstool Tour</text:p>
          </table:table-cell>
          <table:table-cell office:value-type="string" calcext:value-type="string">
            <text:p>Mario Kart: Double Dash</text:p>
          </table:table-cell>
          <table:table-cell table:number-columns-repeated="6"/>
          <table:table-cell table:style-name="ce116" office:value-type="string" calcext:value-type="string">
            <text:p>Final Fantasy Crystal Chronicles</text:p>
          </table:table-cell>
          <table:table-cell office:value-type="string" calcext:value-type="string">
            <text:p>Metal Gear Solid: The Twin Snakes</text:p>
          </table:table-cell>
          <table:table-cell office:value-type="string" calcext:value-type="string">
            <text:p>Kirby Air Ride</text:p>
          </table:table-cell>
          <table:table-cell office:value-type="string" calcext:value-type="string">
            <text:p>007 Everything or Nothing</text:p>
          </table:table-cell>
          <table:table-cell office:value-type="string" calcext:value-type="string">
            <text:p>XIII</text:p>
          </table:table-cell>
          <table:table-cell office:value-type="string" calcext:value-type="string">
            <text:p>Phantasy Star Online Episode III: C.A.R.D. Revolution</text:p>
          </table:table-cell>
          <table:table-cell office:value-type="string" calcext:value-type="string">
            <text:p>Sonic Heroes</text:p>
          </table:table-cell>
          <table:table-cell office:value-type="string" calcext:value-type="string">
            <text:p>Beyond Good &amp; Evil</text:p>
          </table:table-cell>
          <table:table-cell office:value-type="string" calcext:value-type="string">
            <text:p>Prince of Persia: The Sands of Time</text:p>
          </table:table-cell>
          <table:table-cell office:value-type="string" calcext:value-type="string">
            <text:p>News</text:p>
          </table:table-cell>
          <table:table-cell office:value-type="string" calcext:value-type="string">
            <text:p>Player’s Choice</text:p>
          </table:table-cell>
          <table:table-cell table:number-columns-repeated="999"/>
        </table:table-row>
        <table:table-row table:style-name="ro1">
          <table:table-cell table:style-name="ce116" office:value-type="string" calcext:value-type="string">
            <text:p>Version 12</text:p>
          </table:table-cell>
          <table:table-cell office:value-type="string" calcext:value-type="string">
            <text:p>Interactive Multi-Game Demo Disk</text:p>
          </table:table-cell>
          <table:table-cell office:value-type="string" calcext:value-type="string">
            <text:p>May 2004</text:p>
          </table:table-cell>
          <table:table-cell table:style-name="ce16" office:value-type="string" calcext:value-type="string">
            <text:p>D86P01</text:p>
          </table:table-cell>
          <table:table-cell office:value-type="string" calcext:value-type="string">
            <text:p>Pokemon Colosseum</text:p>
          </table:table-cell>
          <table:table-cell office:value-type="string" calcext:value-type="string">
            <text:p>Pokemon Colosseum w/Movie</text:p>
          </table:table-cell>
          <table:table-cell office:value-type="string" calcext:value-type="string">
            <text:p>Pokemon Colosseum</text:p>
          </table:table-cell>
          <table:table-cell office:value-type="string" calcext:value-type="string">
            <text:p>Mario Golf: Toadstool Tour</text:p>
          </table:table-cell>
          <table:table-cell table:number-columns-repeated="6"/>
          <table:table-cell office:value-type="string" calcext:value-type="string">
            <text:p>007 Everything or Nothing</text:p>
          </table:table-cell>
          <table:table-cell office:value-type="string" calcext:value-type="string">
            <text:p>Phantasy Star Online Episode III: C.A.R.D. Revolution</text:p>
          </table:table-cell>
          <table:table-cell office:value-type="string" calcext:value-type="string">
            <text:p>Player’s Choice</text:p>
          </table:table-cell>
          <table:table-cell office:value-type="string" calcext:value-type="string">
            <text:p>Metal Gear Solid: The Twin Snakes</text:p>
          </table:table-cell>
          <table:table-cell office:value-type="string" calcext:value-type="string">
            <text:p>Tom Clancy's Splinter Cell: Pandora Tomorrow</text:p>
          </table:table-cell>
          <table:table-cell office:value-type="string" calcext:value-type="string">
            <text:p>Harry Potter and the Prisoner of Azkaban</text:p>
          </table:table-cell>
          <table:table-cell office:value-type="string" calcext:value-type="string">
            <text:p>Pokemon Colosseum</text:p>
          </table:table-cell>
          <table:table-cell office:value-type="string" calcext:value-type="string">
            <text:p>Mario Golf: Toadstool Tour</text:p>
          </table:table-cell>
          <table:table-cell table:number-columns-repeated="1002"/>
        </table:table-row>
        <table:table-row table:style-name="ro1">
          <table:table-cell table:style-name="ce13" office:value-type="string" calcext:value-type="string">
            <text:p>Version 13</text:p>
          </table:table-cell>
          <table:table-cell table:style-name="ce13" office:value-type="string" calcext:value-type="string">
            <text:p>Interactive Multi-Game Demo Disk</text:p>
          </table:table-cell>
          <table:table-cell table:style-name="ce11" office:value-type="string" calcext:value-type="string">
            <text:p>July 2004</text:p>
          </table:table-cell>
          <table:table-cell table:style-name="ce16" office:value-type="string" calcext:value-type="string">
            <text:p>D85P01</text:p>
          </table:table-cell>
          <table:table-cell table:style-name="ce57" office:value-type="string" calcext:value-type="string">
            <text:p>Mario Golf: Toadstool Tour</text:p>
          </table:table-cell>
          <table:table-cell table:style-name="ce57" office:value-type="string" calcext:value-type="string">
            <text:p>Mario Golf: Toadstool Tour w/Movie</text:p>
          </table:table-cell>
          <table:table-cell office:value-type="string" calcext:value-type="string">
            <text:p>Mario Golf: Toadstool Tour</text:p>
          </table:table-cell>
          <table:table-cell table:style-name="ce177" office:value-type="string" calcext:value-type="string">
            <text:p>Donkey Konga (if bongos)</text:p>
          </table:table-cell>
          <table:table-cell table:number-columns-repeated="6"/>
          <table:table-cell office:value-type="string" calcext:value-type="string">
            <text:p>Player’s Choice</text:p>
          </table:table-cell>
          <table:table-cell office:value-type="string" calcext:value-type="string">
            <text:p>NEWS</text:p>
          </table:table-cell>
          <table:table-cell office:value-type="string" calcext:value-type="string">
            <text:p>Donkey Konga</text:p>
          </table:table-cell>
          <table:table-cell office:value-type="string" calcext:value-type="string">
            <text:p>Mario Golf: Toadstool Tour</text:p>
          </table:table-cell>
          <table:table-cell office:value-type="string" calcext:value-type="string">
            <text:p>Harry Potter and the Prisoner of Azkaban</text:p>
          </table:table-cell>
          <table:table-cell office:value-type="string" calcext:value-type="string">
            <text:p>Pikmin 2</text:p>
          </table:table-cell>
          <table:table-cell office:value-type="string" calcext:value-type="string">
            <text:p>WarioWare, Inc.: Mega Party Games!</text:p>
          </table:table-cell>
          <table:table-cell office:value-type="string" calcext:value-type="string">
            <text:p>Animal Crossing</text:p>
          </table:table-cell>
          <table:table-cell table:number-columns-repeated="1002"/>
        </table:table-row>
        <table:table-row table:style-name="ro1">
          <table:table-cell table:style-name="ce14" office:value-type="string" calcext:value-type="string">
            <text:p>Version 14</text:p>
          </table:table-cell>
          <table:table-cell table:style-name="ce14" office:value-type="string" calcext:value-type="string">
            <text:p>Interactive Multi-Game Demo Disk</text:p>
          </table:table-cell>
          <table:table-cell table:style-name="ce11" office:value-type="string" calcext:value-type="string">
            <text:p>November 2004</text:p>
          </table:table-cell>
          <table:table-cell table:style-name="ce68" office:value-type="string" calcext:value-type="string">
            <text:p>D84P01</text:p>
          </table:table-cell>
          <table:table-cell table:style-name="ce59" office:value-type="string" calcext:value-type="string">
            <text:p>Metroid Prime 2: Echoes</text:p>
          </table:table-cell>
          <table:table-cell table:style-name="ce59" office:value-type="string" calcext:value-type="string">
            <text:p>Metroid Prime 2: Echoes Panorama</text:p>
          </table:table-cell>
          <table:table-cell table:style-name="ce68" office:value-type="string" calcext:value-type="string">
            <text:p>Metroid Prime 2: Echoes (v.237) (blank “New Text Document.txt”)</text:p>
          </table:table-cell>
          <table:table-cell office:value-type="string" calcext:value-type="string">
            <text:p>Paper Mario: The Thousand-Year Door</text:p>
          </table:table-cell>
          <table:table-cell table:style-name="ce175" office:value-type="string" calcext:value-type="string">
            <text:p>Pikmin 2</text:p>
          </table:table-cell>
          <table:table-cell table:style-name="ce177" office:value-type="string" calcext:value-type="string">
            <text:p>Donkey Konga (if bongos)</text:p>
          </table:table-cell>
          <table:table-cell table:number-columns-repeated="4"/>
          <table:table-cell office:value-type="string" calcext:value-type="string">
            <text:p>Metroid Prime 2: Echoes</text:p>
          </table:table-cell>
          <table:table-cell office:value-type="string" calcext:value-type="string">
            <text:p>Paper Mario: The Thousand-Year Door</text:p>
          </table:table-cell>
          <table:table-cell office:value-type="string" calcext:value-type="string">
            <text:p>Tales of Symphonia</text:p>
          </table:table-cell>
          <table:table-cell office:value-type="string" calcext:value-type="string">
            <text:p>Donkey Konga</text:p>
          </table:table-cell>
          <table:table-cell office:value-type="string" calcext:value-type="string">
            <text:p>WarioWare, Inc.: Mega Party Games!</text:p>
          </table:table-cell>
          <table:table-cell office:value-type="string" calcext:value-type="string">
            <text:p>Second Sight</text:p>
          </table:table-cell>
          <table:table-cell office:value-type="string" calcext:value-type="string">
            <text:p>GoldenEye Rogue Agent</text:p>
          </table:table-cell>
          <table:table-cell office:value-type="string" calcext:value-type="string">
            <text:p>Need for Speed: Underground 2</text:p>
          </table:table-cell>
          <table:table-cell office:value-type="string" calcext:value-type="string">
            <text:p>Pikmin 2</text:p>
          </table:table-cell>
          <table:table-cell table:number-columns-repeated="1001"/>
        </table:table-row>
        <table:table-row table:style-name="ro1">
          <table:table-cell table:style-name="ce61" office:value-type="string" calcext:value-type="string">
            <text:p>Version 15</text:p>
          </table:table-cell>
          <table:table-cell table:style-name="ce61" office:value-type="string" calcext:value-type="string">
            <text:p>Interactive Multi-Game Demo Disk</text:p>
          </table:table-cell>
          <table:table-cell table:style-name="ce11" office:value-type="string" calcext:value-type="string">
            <text:p>February 2005</text:p>
          </table:table-cell>
          <table:table-cell table:style-name="ce177" office:value-type="string" calcext:value-type="string">
            <text:p>D83P01</text:p>
          </table:table-cell>
          <table:table-cell table:style-name="ce72" office:value-type="string" calcext:value-type="string">
            <text:p>Donkey Kong Jungle Beat</text:p>
          </table:table-cell>
          <table:table-cell table:style-name="ce58" office:value-type="string" calcext:value-type="string">
            <text:p>Baten Kaitos with Movies – changes to Donkey Kong Jungle Beat if bongos in port 1</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Mario Power Tennis</text:p>
          </table:table-cell>
          <table:table-cell table:style-name="ce177" office:value-type="string" calcext:value-type="string">
            <text:p>Donkey Kong Jungle Beat (if bongos)</text:p>
          </table:table-cell>
          <table:table-cell table:number-columns-repeated="4"/>
          <table:table-cell office:value-type="string" calcext:value-type="string">
            <text:p>Baten Kaitos: Eternal Wings and the Lost Ocean</text:p>
          </table:table-cell>
          <table:table-cell office:value-type="string" calcext:value-type="string">
            <text:p>NDS 1E</text:p>
          </table:table-cell>
          <table:table-cell office:value-type="string" calcext:value-type="string">
            <text:p>Donkey Kong Jungle Beat</text:p>
          </table:table-cell>
          <table:table-cell office:value-type="string" calcext:value-type="string">
            <text:p>Mario Power Tennis</text:p>
          </table:table-cell>
          <table:table-cell office:value-type="string" calcext:value-type="string">
            <text:p>Mario Party 6</text:p>
          </table:table-cell>
          <table:table-cell office:value-type="string" calcext:value-type="string">
            <text:p>The Legend of Zelda: Four Swords Adventures</text:p>
          </table:table-cell>
          <table:table-cell office:value-type="string" calcext:value-type="string">
            <text:p>Player’s Choice</text:p>
          </table:table-cell>
          <table:table-cell office:value-type="string" calcext:value-type="string">
            <text:p>News</text:p>
          </table:table-cell>
          <table:table-cell table:number-columns-repeated="1002"/>
        </table:table-row>
        <table:table-row table:style-name="ro1">
          <table:table-cell table:style-name="ce116" office:value-type="string" calcext:value-type="string">
            <text:p>Version 16</text:p>
          </table:table-cell>
          <table:table-cell office:value-type="string" calcext:value-type="string">
            <text:p>Interactive Multi-Game Demo Disk</text:p>
          </table:table-cell>
          <table:table-cell table:style-name="ce11" office:value-type="string" calcext:value-type="string">
            <text:p>April 2005</text:p>
          </table:table-cell>
          <table:table-cell table:style-name="ce16" office:value-type="string" calcext:value-type="string">
            <text:p>D82P01</text:p>
          </table:table-cell>
          <table:table-cell office:value-type="string" calcext:value-type="string">
            <text:p>FoxE /region s</text:p>
          </table:table-cell>
          <table:table-cell office:value-type="string" calcext:value-type="string">
            <text:p>Star Fox Assault</text:p>
          </table:table-cell>
          <table:table-cell table:style-name="ce204" office:value-type="string" calcext:value-type="string">
            <text:p>Star Fox Assault</text:p>
          </table:table-cell>
          <table:table-cell office:value-type="string" calcext:value-type="string">
            <text:p>Baten Kaitos: Eternal Wings and the Lost Ocean</text:p>
          </table:table-cell>
          <table:table-cell table:style-name="ce177" office:value-type="string" calcext:value-type="string">
            <text:p>Donkey Kong Jungle Beat (if bongos)</text:p>
          </table:table-cell>
          <table:table-cell table:number-columns-repeated="5"/>
          <table:table-cell office:value-type="string" calcext:value-type="string">
            <text:p>Star Fox Adventures</text:p>
          </table:table-cell>
          <table:table-cell office:value-type="string" calcext:value-type="string">
            <text:p>Donkey Kong Jungle Beat</text:p>
          </table:table-cell>
          <table:table-cell office:value-type="string" calcext:value-type="string">
            <text:p>NDS</text:p>
          </table:table-cell>
          <table:table-cell office:value-type="string" calcext:value-type="string">
            <text:p>Baten Kaitos: Eternal Wings and the Lost Ocean</text:p>
          </table:table-cell>
          <table:table-cell office:value-type="string" calcext:value-type="string">
            <text:p>Viewtiful Joe 2</text:p>
          </table:table-cell>
          <table:table-cell office:value-type="string" calcext:value-type="string">
            <text:p>SRS: Street Racing Syndicate</text:p>
          </table:table-cell>
          <table:table-cell office:value-type="string" calcext:value-type="string">
            <text:p>Robots</text:p>
          </table:table-cell>
          <table:table-cell office:value-type="string" calcext:value-type="string">
            <text:p>Player’s Choice</text:p>
          </table:table-cell>
          <table:table-cell table:number-columns-repeated="1002"/>
        </table:table-row>
        <table:table-row table:style-name="ro1">
          <table:table-cell table:style-name="ce116" office:value-type="string" calcext:value-type="string">
            <text:p>Version 17</text:p>
          </table:table-cell>
          <table:table-cell office:value-type="string" calcext:value-type="string">
            <text:p>Interactive Multi-Game Demo Disk</text:p>
          </table:table-cell>
          <table:table-cell table:style-name="ce11" office:value-type="string" calcext:value-type="string">
            <text:p>May 2005</text:p>
          </table:table-cell>
          <table:table-cell table:style-name="ce177" office:value-type="string" calcext:value-type="string">
            <text:p>D79P01</text:p>
          </table:table-cell>
          <table:table-cell office:value-type="string" calcext:value-type="string">
            <text:p>Donkey Konga w/rs</text:p>
          </table:table-cell>
          <table:table-cell office:value-type="string" calcext:value-type="string">
            <text:p>Donkey Konga w/movies</text:p>
          </table:table-cell>
          <table:table-cell table:style-name="ce204" office:value-type="string" calcext:value-type="string">
            <text:p>Star Fox Assault</text:p>
          </table:table-cell>
          <table:table-cell office:value-type="string" calcext:value-type="string">
            <text:p>Baten Kaitos: Eternal Wings and the Lost Ocean</text:p>
          </table:table-cell>
          <table:table-cell table:style-name="ce177" office:value-type="string" calcext:value-type="string">
            <text:p>Donkey Konga 2 (if bongos)</text:p>
          </table:table-cell>
          <table:table-cell table:style-name="ce177" office:value-type="string" calcext:value-type="string">
            <text:p>Donkey Kong Jungle Beat (if bongos)</text:p>
          </table:table-cell>
          <table:table-cell table:number-columns-repeated="4"/>
          <table:table-cell table:style-name="ce204" office:value-type="string" calcext:value-type="string">
            <text:p>Star Fox Assault</text:p>
          </table:table-cell>
          <table:table-cell office:value-type="string" calcext:value-type="string">
            <text:p>NDS</text:p>
          </table:table-cell>
          <table:table-cell office:value-type="string" calcext:value-type="string">
            <text:p>Donkey Kong Jungle Beat</text:p>
          </table:table-cell>
          <table:table-cell office:value-type="string" calcext:value-type="string">
            <text:p>Baten Kaitos: Eternal Wings and the Lost Ocean</text:p>
          </table:table-cell>
          <table:table-cell office:value-type="string" calcext:value-type="string">
            <text:p>Viewtiful Joe 2</text:p>
          </table:table-cell>
          <table:table-cell office:value-type="string" calcext:value-type="string">
            <text:p>SRS: Street Racing Syndicate</text:p>
          </table:table-cell>
          <table:table-cell office:value-type="string" calcext:value-type="string">
            <text:p>Robots</text:p>
          </table:table-cell>
          <table:table-cell office:value-type="string" calcext:value-type="string">
            <text:p>Player’s Choice</text:p>
          </table:table-cell>
          <table:table-cell table:number-columns-repeated="1002"/>
        </table:table-row>
        <table:table-row table:style-name="ro1">
          <table:table-cell table:style-name="ce116" office:value-type="string" calcext:value-type="string">
            <text:p>Version 18</text:p>
          </table:table-cell>
          <table:table-cell office:value-type="string" calcext:value-type="string">
            <text:p>Interactive Multi-Game Demo Disk</text:p>
          </table:table-cell>
          <table:table-cell office:value-type="string" calcext:value-type="string">
            <text:p>October 2005</text:p>
          </table:table-cell>
          <table:table-cell table:style-name="ce16" office:value-type="string" calcext:value-type="string">
            <text:p>D78P01</text:p>
          </table:table-cell>
          <table:table-cell office:value-type="string" calcext:value-type="string">
            <text:p>Super Mario Strikers w/rs</text:p>
          </table:table-cell>
          <table:table-cell office:value-type="string" calcext:value-type="string">
            <text:p>Super Mario Strikers</text:p>
          </table:table-cell>
          <table:table-cell table:style-name="ce175" office:value-type="string" calcext:value-type="string">
            <text:p>Mario Smash Football (Super Strikers)</text:p>
          </table:table-cell>
          <table:table-cell table:style-name="ce107" office:value-type="string" calcext:value-type="string">
            <text:p>Pokemon XD: Gale of Darkness</text:p>
          </table:table-cell>
          <table:table-cell office:value-type="string" calcext:value-type="string">
            <text:p>Mario Superstar Baseball</text:p>
          </table:table-cell>
          <table:table-cell table:number-columns-repeated="5"/>
          <table:table-cell table:style-name="ce107" office:value-type="string" calcext:value-type="string">
            <text:p>Pokemon XD: Gale of Darkness</text:p>
          </table:table-cell>
          <table:table-cell office:value-type="string" calcext:value-type="string">
            <text:p>Fire Emblem: Path of Radiance</text:p>
          </table:table-cell>
          <table:table-cell office:value-type="string" calcext:value-type="string">
            <text:p>FIFA 06</text:p>
          </table:table-cell>
          <table:table-cell office:value-type="string" calcext:value-type="string">
            <text:p>Crash Nitro Kart</text:p>
          </table:table-cell>
          <table:table-cell office:value-type="string" calcext:value-type="string">
            <text:p>Prince of Persia: The Two Thrones</text:p>
          </table:table-cell>
          <table:table-cell office:value-type="string" calcext:value-type="string">
            <text:p>Mario Smash Football (Super Mario Strikers)</text:p>
          </table:table-cell>
          <table:table-cell office:value-type="string" calcext:value-type="string">
            <text:p>Viewtiful Joe: Red Hot Rumble</text:p>
          </table:table-cell>
          <table:table-cell office:value-type="string" calcext:value-type="string">
            <text:p>Chicken Little</text:p>
          </table:table-cell>
          <table:table-cell office:value-type="string" calcext:value-type="string">
            <text:p>Need for Speed: Most Wanted</text:p>
          </table:table-cell>
          <table:table-cell office:value-type="string" calcext:value-type="string">
            <text:p>SSX on Tour</text:p>
          </table:table-cell>
          <table:table-cell office:value-type="string" calcext:value-type="string">
            <text:p>Mario Superstar Baseball</text:p>
          </table:table-cell>
          <table:table-cell table:number-columns-repeated="999"/>
        </table:table-row>
        <table:table-row table:style-name="ro1">
          <table:table-cell table:style-name="ce116" office:value-type="string" calcext:value-type="string">
            <text:p>Version 19</text:p>
          </table:table-cell>
          <table:table-cell office:value-type="string" calcext:value-type="string">
            <text:p>Interactive Multi-Game Demo Disk</text:p>
          </table:table-cell>
          <table:table-cell office:value-type="string" calcext:value-type="string">
            <text:p>April 2006</text:p>
          </table:table-cell>
          <table:table-cell table:style-name="ce16" office:value-type="string" calcext:value-type="string">
            <text:p>D77P01</text:p>
          </table:table-cell>
          <table:table-cell office:value-type="string" calcext:value-type="string">
            <text:p>Chibi Robo! w/rs</text:p>
          </table:table-cell>
          <table:table-cell office:value-type="string" calcext:value-type="string">
            <text:p>Chibi Robo! w/movies</text:p>
          </table:table-cell>
          <table:table-cell office:value-type="string" calcext:value-type="string">
            <text:p>Chibi-Robo!</text:p>
          </table:table-cell>
          <table:table-cell office:value-type="string" calcext:value-type="string">
            <text:p>Mario Party 7</text:p>
          </table:table-cell>
          <table:table-cell office:value-type="string" calcext:value-type="string">
            <text:p>Sonic Heroes</text:p>
          </table:table-cell>
          <table:table-cell table:number-columns-repeated="5"/>
          <table:table-cell office:value-type="string" calcext:value-type="string">
            <text:p>Chibi-Robo!</text:p>
          </table:table-cell>
          <table:table-cell office:value-type="string" calcext:value-type="string">
            <text:p>Mario Party 7</text:p>
          </table:table-cell>
          <table:table-cell office:value-type="string" calcext:value-type="string">
            <text:p>Sonic Heroes</text:p>
          </table:table-cell>
          <table:table-cell office:value-type="string" calcext:value-type="string">
            <text:p>Harvest Moon: Magical Melody</text:p>
          </table:table-cell>
          <table:table-cell office:value-type="string" calcext:value-type="string">
            <text:p>Viewtiful Joe: Red Hot Rumble</text:p>
          </table:table-cell>
          <table:table-cell office:value-type="string" calcext:value-type="string">
            <text:p>FIFA Street 2</text:p>
          </table:table-cell>
          <table:table-cell office:value-type="string" calcext:value-type="string">
            <text:p>The Chronicles of Narnia: The Lion, the Witch and the Wardrobe</text:p>
          </table:table-cell>
          <table:table-cell office:value-type="string" calcext:value-type="string">
            <text:p>SpongeBob SquarePants &amp; Friends: Unite! (Nicktoons Unite!)</text:p>
          </table:table-cell>
          <table:table-cell office:value-type="string" calcext:value-type="string">
            <text:p>Tak 2: The Staff of Dreams</text:p>
          </table:table-cell>
          <table:table-cell office:value-type="string" calcext:value-type="string">
            <text:p>Odama</text:p>
          </table:table-cell>
          <table:table-cell office:value-type="string" calcext:value-type="string">
            <text:p>News</text:p>
          </table:table-cell>
          <table:table-cell table:number-columns-repeated="999"/>
        </table:table-row>
        <table:table-row table:style-name="ro1">
          <table:table-cell/>
          <table:table-cell table:style-name="ce116"/>
          <table:table-cell table:style-name="ce110"/>
          <table:table-cell table:style-name="ce116"/>
          <table:table-cell table:style-name="ce186" table:number-columns-repeated="2"/>
          <table:table-cell table:style-name="ce116" table:number-columns-repeated="7"/>
          <table:table-cell/>
          <table:table-cell table:style-name="ce116" table:number-columns-repeated="1010"/>
        </table:table-row>
        <table:table-row table:style-name="ro1">
          <table:table-cell table:style-name="ce102" office:value-type="string" calcext:value-type="string">
            <text:p>Version (AUS)</text:p>
          </table:table-cell>
          <table:table-cell table:style-name="ce125" office:value-type="string" calcext:value-type="string">
            <text:p>Title (AUS)</text:p>
          </table:table-cell>
          <table:table-cell table:style-name="ce1" office:value-type="string" calcext:value-type="string">
            <text:p>Disc (AUS)</text:p>
          </table:table-cell>
          <table:table-cell table:style-name="ce125" office:value-type="string" calcext:value-type="string">
            <text:p>ID</text:p>
          </table:table-cell>
          <table:table-cell table:style-name="ce125" office:value-type="string" calcext:value-type="string">
            <text:p>BGM</text:p>
          </table:table-cell>
          <table:table-cell table:style-name="ce125" office:value-type="string" calcext:value-type="string">
            <text:p>BG</text:p>
          </table:table-cell>
          <table:table-cell table:style-name="ce125" office:value-type="string" calcext:value-type="string">
            <text:p>Game 1</text:p>
          </table:table-cell>
          <table:table-cell table:style-name="ce125" office:value-type="string" calcext:value-type="string">
            <text:p>Game 2</text:p>
          </table:table-cell>
          <table:table-cell table:style-name="ce125" office:value-type="string" calcext:value-type="string">
            <text:p>Game 3</text:p>
          </table:table-cell>
          <table:table-cell table:style-name="ce125" office:value-type="string" calcext:value-type="string">
            <text:p>Game 4</text:p>
          </table:table-cell>
          <table:table-cell table:style-name="ce125" office:value-type="string" calcext:value-type="string">
            <text:p>Game 5</text:p>
          </table:table-cell>
          <table:table-cell table:style-name="ce125" office:value-type="string" calcext:value-type="string">
            <text:p>Explorable 1</text:p>
          </table:table-cell>
          <table:table-cell table:style-name="ce125" office:value-type="string" calcext:value-type="string">
            <text:p>Explorable 2</text:p>
          </table:table-cell>
          <table:table-cell/>
          <table:table-cell table:style-name="ce125" office:value-type="string" calcext:value-type="string">
            <text:p>Preview 1</text:p>
          </table:table-cell>
          <table:table-cell table:style-name="ce125" office:value-type="string" calcext:value-type="string">
            <text:p>Preview 2</text:p>
          </table:table-cell>
          <table:table-cell table:style-name="ce125" office:value-type="string" calcext:value-type="string">
            <text:p>Preview 3</text:p>
          </table:table-cell>
          <table:table-cell table:style-name="ce125" office:value-type="string" calcext:value-type="string">
            <text:p>Preview 4</text:p>
          </table:table-cell>
          <table:table-cell table:style-name="ce125" office:value-type="string" calcext:value-type="string">
            <text:p>Preview 5</text:p>
          </table:table-cell>
          <table:table-cell table:style-name="ce125" office:value-type="string" calcext:value-type="string">
            <text:p>Preview 6</text:p>
          </table:table-cell>
          <table:table-cell table:style-name="ce125" office:value-type="string" calcext:value-type="string">
            <text:p>Preview 7</text:p>
          </table:table-cell>
          <table:table-cell table:style-name="ce125" office:value-type="string" calcext:value-type="string">
            <text:p>Preview 8</text:p>
          </table:table-cell>
          <table:table-cell table:style-name="ce125" office:value-type="string" calcext:value-type="string">
            <text:p>Preview 9</text:p>
          </table:table-cell>
          <table:table-cell table:style-name="ce125" office:value-type="string" calcext:value-type="string">
            <text:p>Preview 10</text:p>
          </table:table-cell>
          <table:table-cell table:style-name="ce125" office:value-type="string" calcext:value-type="string">
            <text:p>Preview 11</text:p>
          </table:table-cell>
          <table:table-cell table:style-name="ce125" table:number-columns-repeated="999"/>
        </table:table-row>
        <table:table-row table:style-name="ro1">
          <table:table-cell table:style-name="ce3" office:value-type="string" calcext:value-type="string">
            <office:annotation draw:style-name="gr6" draw:text-style-name="P2" svg:width="82.18pt" svg:height="252.03pt" svg:x="130.28pt" svg:y="738.26pt" draw:caption-point-x="-17.29pt" draw:caption-point-y="42.8pt">
              <dc:date>2021-02-05T00:00:00</dc:date>
              <text:p text:style-name="P1"><text:span text:style-name="T1">Highlighted discs are thematic matches (e.g. Zelda with Zelda) between EU and AUS counterparts, going down sequentially. So Version 3 EU is a thematic match with Version 3 AUS, while Version 14 EU is a thematic match with Version 10 AUS. The three highlight colors cycle in order: grey, then pale blue, then pale yellow.</text:span></text:p>
            </office:annotation>
            <text:p>Check comment --&gt;</text:p>
          </table:table-cell>
          <table:table-cell/>
          <table:table-cell table:style-name="ce3" office:value-type="string" calcext:value-type="string">
            <office:annotation draw:style-name="gr7" draw:text-style-name="P2" svg:width="82.18pt" svg:height="95.27pt" svg:x="407.45pt" svg:y="738.26pt" draw:caption-point-x="-17.29pt" draw:caption-point-y="42.8pt">
              <dc:date>2021-02-05T00:00:00</dc:date>
              <text:p text:style-name="P1"><text:span text:style-name="T1">These dates are the titles for EU and AUS discs, and they should also considered the release dates for the discs as well.</text:span></text:p>
            </office:annotation>
            <text:p>Check comment --&gt;</text:p>
          </table:table-cell>
          <table:table-cell/>
          <table:table-cell table:style-name="Default" table:number-columns-repeated="2"/>
          <table:table-cell table:number-columns-repeated="1018"/>
        </table:table-row>
        <table:table-row table:style-name="ro1">
          <table:table-cell table:style-name="ce61" office:value-type="string" calcext:value-type="string">
            <text:p>Version 3</text:p>
          </table:table-cell>
          <table:table-cell table:style-name="ce61" office:value-type="string" calcext:value-type="string">
            <text:p>Interactive Multi-Game Demo Disk</text:p>
          </table:table-cell>
          <table:table-cell table:style-name="ce170" office:value-type="string" calcext:value-type="string">
            <text:p>September 2002</text:p>
          </table:table-cell>
          <table:table-cell table:style-name="ce16" office:value-type="string" calcext:value-type="string">
            <text:p>G97U01</text:p>
          </table:table-cell>
          <table:table-cell table:style-name="ce72" office:value-type="string" calcext:value-type="string">
            <text:p>1-World</text:p>
          </table:table-cell>
          <table:table-cell table:style-name="ce72" office:value-type="string" calcext:value-type="string">
            <text:p>GC</text:p>
          </table:table-cell>
          <table:table-cell table:style-name="ce175" office:value-type="string" calcext:value-type="string">
            <text:p>Super Mario Sunshine</text:p>
          </table:table-cell>
          <table:table-cell table:number-columns-repeated="7"/>
          <table:table-cell office:value-type="string" calcext:value-type="string">
            <text:p>Super Mario Sunshine</text:p>
          </table:table-cell>
          <table:table-cell table:number-columns-repeated="1009"/>
        </table:table-row>
        <table:table-row table:style-name="ro1">
          <table:table-cell table:style-name="ce13" office:value-type="string" calcext:value-type="string">
            <text:p>Version 5</text:p>
          </table:table-cell>
          <table:table-cell table:style-name="ce13" office:value-type="string" calcext:value-type="string">
            <text:p>Interactive Multi-Game Demo Disk</text:p>
          </table:table-cell>
          <table:table-cell table:style-name="ce28" office:value-type="string" calcext:value-type="string">
            <text:p>April 2003</text:p>
          </table:table-cell>
          <table:table-cell table:style-name="ce65" office:value-type="string" calcext:value-type="string">
            <text:p>D95U01</text:p>
          </table:table-cell>
          <table:table-cell table:style-name="ce57" office:value-type="string" calcext:value-type="string">
            <text:p>1-PAL (Zelda remix of World)</text:p>
          </table:table-cell>
          <table:table-cell table:style-name="ce57" office:value-type="string" calcext:value-type="string">
            <text:p>The Legend of Zelda: The Wind Waker</text:p>
          </table:table-cell>
          <table:table-cell office:value-type="string" calcext:value-type="string">
            <text:p>The Legend of Zelda: The Wind Waker</text:p>
          </table:table-cell>
          <table:table-cell table:style-name="ce65" office:value-type="string" calcext:value-type="string">
            <text:p>Metroid Prime (v1.101) (Metroid1.pak.contents.txt)</text:p>
          </table:table-cell>
          <table:table-cell table:style-name="ce116" table:number-columns-repeated="5"/>
          <table:table-cell/>
          <table:table-cell table:style-name="ce116" office:value-type="string" calcext:value-type="string">
            <text:p>Mario Party 4</text:p>
          </table:table-cell>
          <table:table-cell table:style-name="ce116" office:value-type="string" calcext:value-type="string">
            <text:p>Starfox Adventures</text:p>
          </table:table-cell>
          <table:table-cell table:style-name="ce116" office:value-type="string" calcext:value-type="string">
            <text:p>Super Mario Sunshine</text:p>
          </table:table-cell>
          <table:table-cell office:value-type="string" calcext:value-type="string">
            <text:p>The Legend of Zelda: The Wind Waker</text:p>
          </table:table-cell>
          <table:table-cell table:style-name="ce116" office:value-type="string" calcext:value-type="string">
            <text:p>Metroid Prime</text:p>
          </table:table-cell>
          <table:table-cell table:style-name="ce116" table:number-columns-repeated="1005"/>
        </table:table-row>
        <table:table-row table:style-name="ro1">
          <table:table-cell table:style-name="ce14" office:value-type="string" calcext:value-type="string">
            <text:p>Version 6</text:p>
          </table:table-cell>
          <table:table-cell table:style-name="ce14" office:value-type="string" calcext:value-type="string">
            <text:p>Interactive Multi-Game Demo Disk</text:p>
          </table:table-cell>
          <table:table-cell table:style-name="ce29" office:value-type="string" calcext:value-type="string">
            <text:p>September 2003</text:p>
          </table:table-cell>
          <table:table-cell table:style-name="ce44" office:value-type="string" calcext:value-type="string">
            <text:p>D94U01</text:p>
          </table:table-cell>
          <table:table-cell table:style-name="ce59" office:value-type="string" calcext:value-type="string">
            <text:p>F-Zero GX</text:p>
          </table:table-cell>
          <table:table-cell table:style-name="ce59" office:value-type="string" calcext:value-type="string">
            <text:p>F-Zero GX Movie</text:p>
          </table:table-cell>
          <table:table-cell table:style-name="ce116" office:value-type="string" calcext:value-type="string">
            <text:p>F-Zero GX</text:p>
          </table:table-cell>
          <table:table-cell office:value-type="string" calcext:value-type="string">
            <text:p>Soul Calibur II</text:p>
          </table:table-cell>
          <table:table-cell office:value-type="string" calcext:value-type="string">
            <text:p>Viewtiful Joe</text:p>
          </table:table-cell>
          <table:table-cell office:value-type="string" calcext:value-type="string">
            <text:p>Super Mario Sunshine</text:p>
          </table:table-cell>
          <table:table-cell office:value-type="string" calcext:value-type="string">
            <text:p>Star Fox Adventures</text:p>
          </table:table-cell>
          <table:table-cell table:number-columns-repeated="3"/>
          <table:table-cell office:value-type="string" calcext:value-type="string">
            <text:p>F-Zero GX</text:p>
          </table:table-cell>
          <table:table-cell office:value-type="string" calcext:value-type="string">
            <text:p>Soul Calibur II</text:p>
          </table:table-cell>
          <table:table-cell office:value-type="string" calcext:value-type="string">
            <text:p>Super Mario Sunshine</text:p>
          </table:table-cell>
          <table:table-cell table:number-columns-repeated="1007"/>
        </table:table-row>
        <table:table-row table:style-name="ro1">
          <table:table-cell table:style-name="ce61" office:value-type="string" calcext:value-type="string">
            <text:p>Version 7</text:p>
          </table:table-cell>
          <table:table-cell table:style-name="ce61" office:value-type="string" calcext:value-type="string">
            <text:p>Interactive Multi-Game Demo Disk</text:p>
          </table:table-cell>
          <table:table-cell table:style-name="ce29" office:value-type="string" calcext:value-type="string">
            <text:p>November 2003</text:p>
          </table:table-cell>
          <table:table-cell table:style-name="ce44" office:value-type="string" calcext:value-type="string">
            <text:p>D93U01</text:p>
          </table:table-cell>
          <table:table-cell table:style-name="ce72" office:value-type="string" calcext:value-type="string">
            <text:p>Mario Kart: Double Dash!!</text:p>
          </table:table-cell>
          <table:table-cell table:style-name="ce72" office:value-type="string" calcext:value-type="string">
            <text:p>Mario Kart: Double Dash!! Movie</text:p>
          </table:table-cell>
          <table:table-cell office:value-type="string" calcext:value-type="string">
            <text:p>Mario Kart: Double Dash</text:p>
          </table:table-cell>
          <table:table-cell table:style-name="ce116" office:value-type="string" calcext:value-type="string">
            <text:p>Star Wars Rogue Squadron III: Rebel Strike</text:p>
          </table:table-cell>
          <table:table-cell table:style-name="ce116" office:value-type="string" calcext:value-type="string">
            <text:p>F-Zero GX</text:p>
          </table:table-cell>
          <table:table-cell table:style-name="ce116" table:number-columns-repeated="4"/>
          <table:table-cell/>
          <table:table-cell table:style-name="ce116" office:value-type="string" calcext:value-type="string">
            <text:p>Mario Kart: Double Dash!!</text:p>
          </table:table-cell>
          <table:table-cell table:style-name="ce116" office:value-type="string" calcext:value-type="string">
            <text:p>Star Wars Rogue Squadron III: Rebel Strike</text:p>
          </table:table-cell>
          <table:table-cell table:style-name="ce116" office:value-type="string" calcext:value-type="string">
            <text:p>Mario Party 5</text:p>
          </table:table-cell>
          <table:table-cell table:style-name="ce116" office:value-type="string" calcext:value-type="string">
            <text:p>Animal Crossing</text:p>
          </table:table-cell>
          <table:table-cell table:style-name="ce116" office:value-type="string" calcext:value-type="string">
            <text:p>F-Zero GX</text:p>
          </table:table-cell>
          <table:table-cell table:style-name="ce116" table:number-columns-repeated="1005"/>
        </table:table-row>
        <table:table-row table:style-name="ro1">
          <table:table-cell table:style-name="ce13" office:value-type="string" calcext:value-type="string">
            <text:p>Version 8</text:p>
          </table:table-cell>
          <table:table-cell table:style-name="ce13" office:value-type="string" calcext:value-type="string">
            <text:p>Interactive Multi-Game Demo Disk</text:p>
          </table:table-cell>
          <table:table-cell table:style-name="ce29" office:value-type="string" calcext:value-type="string">
            <text:p>March 2004</text:p>
          </table:table-cell>
          <table:table-cell table:style-name="ce44" office:value-type="string" calcext:value-type="string">
            <text:p>D92U01</text:p>
          </table:table-cell>
          <table:table-cell table:style-name="ce57" office:value-type="string" calcext:value-type="string">
            <text:p>Mario Golf: Toadstool Tour</text:p>
          </table:table-cell>
          <table:table-cell table:style-name="ce57" office:value-type="string" calcext:value-type="string">
            <text:p>Mario Golf: Toadstool Tour Movie</text:p>
          </table:table-cell>
          <table:table-cell office:value-type="string" calcext:value-type="string">
            <text:p>Mario Golf: Toadstool Tour</text:p>
          </table:table-cell>
          <table:table-cell office:value-type="string" calcext:value-type="string">
            <text:p>1080 Avalanche</text:p>
          </table:table-cell>
          <table:table-cell table:style-name="ce65" office:value-type="string" calcext:value-type="string">
            <text:p>Metroid Prime (v1.101) (Metroid1.pak.contents.txt)</text:p>
          </table:table-cell>
          <table:table-cell table:style-name="ce116" table:number-columns-repeated="4"/>
          <table:table-cell/>
          <table:table-cell table:style-name="ce116" office:value-type="string" calcext:value-type="string">
            <text:p>Final Fantasy Crystal Chronicles</text:p>
          </table:table-cell>
          <table:table-cell table:style-name="ce116" office:value-type="string" calcext:value-type="string">
            <text:p>Mario Gold: Toadstool Tour</text:p>
          </table:table-cell>
          <table:table-cell office:value-type="string" calcext:value-type="string">
            <text:p>1080 Avalanche</text:p>
          </table:table-cell>
          <table:table-cell table:style-name="ce116" office:value-type="string" calcext:value-type="string">
            <text:p>Metroid Prime</text:p>
          </table:table-cell>
          <table:table-cell table:style-name="ce116" table:number-columns-repeated="1006"/>
        </table:table-row>
        <table:table-row table:style-name="ro1">
          <table:table-cell table:style-name="ce14" office:value-type="string" calcext:value-type="string">
            <text:p>Version 10</text:p>
          </table:table-cell>
          <table:table-cell table:style-name="ce14" office:value-type="string" calcext:value-type="string">
            <text:p>Interactive Multi-Game Demo Disk</text:p>
          </table:table-cell>
          <table:table-cell table:style-name="ce46" office:value-type="string" calcext:value-type="string">
            <text:p>November 2004</text:p>
          </table:table-cell>
          <table:table-cell table:style-name="ce175" office:value-type="string" calcext:value-type="string">
            <text:p>D88U01</text:p>
          </table:table-cell>
          <table:table-cell table:style-name="ce59" office:value-type="string" calcext:value-type="string">
            <text:p>Metroid Prime 2: Echoes</text:p>
          </table:table-cell>
          <table:table-cell table:style-name="ce59" office:value-type="string" calcext:value-type="string">
            <text:p>Metroid Prime 2: Echoes Panorama</text:p>
          </table:table-cell>
          <table:table-cell table:style-name="ce68" office:value-type="string" calcext:value-type="string">
            <text:p>Metroid Prime 2: Echoes (v.237) (blank “New Text Document.txt”)</text:p>
          </table:table-cell>
          <table:table-cell table:style-name="ce116" office:value-type="string" calcext:value-type="string">
            <text:p>Paper Mario: The Thousand-Year Door</text:p>
          </table:table-cell>
          <table:table-cell table:style-name="ce175" office:value-type="string" calcext:value-type="string">
            <text:p>Pikmin 2</text:p>
          </table:table-cell>
          <table:table-cell table:style-name="ce116" office:value-type="string" calcext:value-type="string">
            <text:p>Player’s Choice</text:p>
          </table:table-cell>
          <table:table-cell table:style-name="ce116" office:value-type="string" calcext:value-type="string">
            <text:p>(Game demos actually disappear if bongos are plugged into first player)</text:p>
          </table:table-cell>
          <table:table-cell table:style-name="ce116" table:number-columns-repeated="2"/>
          <table:table-cell/>
          <table:table-cell office:value-type="string" calcext:value-type="string">
            <text:p>Metroid Prime 2: Echoes</text:p>
          </table:table-cell>
          <table:table-cell office:value-type="string" calcext:value-type="string">
            <text:p>Paper Mario: The Thousand-Year Door</text:p>
          </table:table-cell>
          <table:table-cell table:style-name="ce116" office:value-type="string" calcext:value-type="string">
            <text:p>Donkey Konga</text:p>
          </table:table-cell>
          <table:table-cell table:style-name="ce116" office:value-type="string" calcext:value-type="string">
            <text:p>“Who Are You?” GBA SP Trailer</text:p>
          </table:table-cell>
          <table:table-cell office:value-type="string" calcext:value-type="string">
            <text:p>WarioWare, Inc.: Mega Party Games!</text:p>
          </table:table-cell>
          <table:table-cell table:style-name="ce116" office:value-type="string" calcext:value-type="string">
            <text:p>Pikmin 2</text:p>
          </table:table-cell>
          <table:table-cell/>
          <table:table-cell table:style-name="ce116" table:number-columns-repeated="1003"/>
        </table:table-row>
        <table:table-row table:style-name="ro1">
          <table:table-cell table:style-name="ce61" office:value-type="string" calcext:value-type="string">
            <text:p>Version 11</text:p>
          </table:table-cell>
          <table:table-cell table:style-name="ce61" office:value-type="string" calcext:value-type="string">
            <text:p>Interactive Multi-Game Demo Disk</text:p>
          </table:table-cell>
          <table:table-cell table:style-name="ce11" office:value-type="string" calcext:value-type="string">
            <text:p>February 2005</text:p>
          </table:table-cell>
          <table:table-cell table:style-name="ce177" office:value-type="string" calcext:value-type="string">
            <text:p>D87U01</text:p>
          </table:table-cell>
          <table:table-cell table:style-name="ce72" office:value-type="string" calcext:value-type="string">
            <text:p>Donkey Kong Jungle Beat</text:p>
          </table:table-cell>
          <table:table-cell table:style-name="ce58" office:value-type="string" calcext:value-type="string">
            <text:p>Baten Kaitos with Movies – changes to Donkey Kong Jungle Beat if bongos in port 1</text:p>
          </table:table-cell>
          <table:table-cell office:value-type="string" calcext:value-type="string">
            <text:p>Baten Kaitos: Eternal Wings and the Lost Ocean</text:p>
          </table:table-cell>
          <table:table-cell office:value-type="string" calcext:value-type="string">
            <text:p>Mario Party 6</text:p>
          </table:table-cell>
          <table:table-cell office:value-type="string" calcext:value-type="string">
            <text:p>Mario Power Tennis</text:p>
          </table:table-cell>
          <table:table-cell table:style-name="ce177" office:value-type="string" calcext:value-type="string">
            <text:p>Donkey Kong Jungle Beat (if bongos)</text:p>
          </table:table-cell>
          <table:table-cell table:style-name="ce177" office:value-type="string" calcext:value-type="string">
            <text:p>Donkey Konga (if bongos)</text:p>
          </table:table-cell>
          <table:table-cell table:number-columns-repeated="3"/>
          <table:table-cell office:value-type="string" calcext:value-type="string">
            <text:p>Baten Kaitos: Eternal Wings and the Lost Ocean</text:p>
          </table:table-cell>
          <table:table-cell office:value-type="string" calcext:value-type="string">
            <text:p>NDS 1E</text:p>
          </table:table-cell>
          <table:table-cell office:value-type="string" calcext:value-type="string">
            <text:p>Donkey Kong Jungle Beat</text:p>
          </table:table-cell>
          <table:table-cell office:value-type="string" calcext:value-type="string">
            <text:p>Mario Power Tennis</text:p>
          </table:table-cell>
          <table:table-cell office:value-type="string" calcext:value-type="string">
            <text:p>Mario Party 6</text:p>
          </table:table-cell>
          <table:table-cell table:style-name="ce204" office:value-type="string" calcext:value-type="string">
            <text:p>Star Fox Assault</text:p>
          </table:table-cell>
          <table:table-cell office:value-type="string" calcext:value-type="string">
            <text:p>The Legend of Zelda: Four Swords Adventures</text:p>
          </table:table-cell>
          <table:table-cell office:value-type="string" calcext:value-type="string">
            <text:p>Player’s Choice</text:p>
          </table:table-cell>
          <table:table-cell table:style-name="ce116" table:number-columns-repeated="1002"/>
        </table:table-row>
        <table:table-row table:style-name="ro1">
          <table:table-cell table:style-name="ce116" office:value-type="string" calcext:value-type="string">
            <text:p>Version 12</text:p>
          </table:table-cell>
          <table:table-cell office:value-type="string" calcext:value-type="string">
            <text:p>Interactive Multi-Game Demo Disk</text:p>
          </table:table-cell>
          <table:table-cell table:style-name="ce29" office:value-type="string" calcext:value-type="string">
            <text:p>October 2005</text:p>
          </table:table-cell>
          <table:table-cell table:style-name="ce44" office:value-type="string" calcext:value-type="string">
            <text:p>D86U01</text:p>
          </table:table-cell>
          <table:table-cell table:number-columns-repeated="3" table:style-name="ce107" office:value-type="string" calcext:value-type="string">
            <text:p>Pokemon XD: Gale of Darkness</text:p>
          </table:table-cell>
          <table:table-cell table:style-name="ce116" office:value-type="string" calcext:value-type="string">
            <text:p>Mario Power Tennis</text:p>
          </table:table-cell>
          <table:table-cell table:style-name="ce116" office:value-type="string" calcext:value-type="string">
            <text:p>Mario Golf: Toadstool Tour</text:p>
          </table:table-cell>
          <table:table-cell table:style-name="ce116" office:value-type="string" calcext:value-type="string">
            <text:p>Player’s Choice</text:p>
          </table:table-cell>
          <table:table-cell table:style-name="ce116" table:number-columns-repeated="3"/>
          <table:table-cell/>
          <table:table-cell table:style-name="ce107" office:value-type="string" calcext:value-type="string">
            <text:p>Pokemon XD: Gale of Darkness</text:p>
          </table:table-cell>
          <table:table-cell table:style-name="ce116" office:value-type="string" calcext:value-type="string">
            <text:p>Fire Emblem: Path of Radiance</text:p>
          </table:table-cell>
          <table:table-cell table:style-name="ce116" office:value-type="string" calcext:value-type="string">
            <text:p>Metroid Prime 2: Echoes</text:p>
          </table:table-cell>
          <table:table-cell table:style-name="ce116" office:value-type="string" calcext:value-type="string">
            <text:p>Mario Party 6</text:p>
          </table:table-cell>
          <table:table-cell table:style-name="ce116" office:value-type="string" calcext:value-type="string">
            <text:p>Paper Mario: The Thousand-Year Door</text:p>
          </table:table-cell>
          <table:table-cell table:style-name="ce116" office:value-type="string" calcext:value-type="string">
            <text:p>Donkey Kong Jungle Beat</text:p>
          </table:table-cell>
          <table:table-cell table:style-name="ce116" office:value-type="string" calcext:value-type="string">
            <text:p>Star Fox Assault</text:p>
          </table:table-cell>
          <table:table-cell table:style-name="ce116" table:number-columns-repeated="1003"/>
        </table:table-row>
        <table:table-row table:style-name="ro1">
          <table:table-cell table:style-name="ce116"/>
          <table:table-cell/>
          <table:table-cell table:style-name="Default"/>
          <table:table-cell/>
          <table:table-cell table:style-name="Default" table:number-columns-repeated="2"/>
          <table:table-cell table:number-columns-repeated="1018"/>
        </table:table-row>
        <table:table-row table:style-name="ro1">
          <table:table-cell table:style-name="ce102" office:value-type="string" calcext:value-type="string">
            <text:p>Date (JP)</text:p>
          </table:table-cell>
          <table:table-cell table:style-name="ce125" office:value-type="string" calcext:value-type="string">
            <text:p>Title (JP)</text:p>
          </table:table-cell>
          <table:table-cell table:style-name="ce1" office:value-type="string" calcext:value-type="string">
            <text:p>Disc (JP)</text:p>
          </table:table-cell>
          <table:table-cell table:style-name="ce125" office:value-type="string" calcext:value-type="string">
            <text:p>ID</text:p>
          </table:table-cell>
          <table:table-cell table:style-name="ce125" office:value-type="string" calcext:value-type="string">
            <text:p>BGM</text:p>
          </table:table-cell>
          <table:table-cell table:style-name="ce125" office:value-type="string" calcext:value-type="string">
            <text:p>BG</text:p>
          </table:table-cell>
          <table:table-cell table:style-name="ce125" office:value-type="string" calcext:value-type="string">
            <text:p>Game 1</text:p>
          </table:table-cell>
          <table:table-cell table:style-name="ce125" office:value-type="string" calcext:value-type="string">
            <text:p>Game 2</text:p>
          </table:table-cell>
          <table:table-cell table:style-name="ce125" office:value-type="string" calcext:value-type="string">
            <text:p>Game 3</text:p>
          </table:table-cell>
          <table:table-cell table:style-name="ce125" office:value-type="string" calcext:value-type="string">
            <text:p>Game 4</text:p>
          </table:table-cell>
          <table:table-cell table:style-name="ce125" office:value-type="string" calcext:value-type="string">
            <text:p>Game 5</text:p>
          </table:table-cell>
          <table:table-cell table:style-name="ce125" office:value-type="string" calcext:value-type="string">
            <text:p>Explorable 1</text:p>
          </table:table-cell>
          <table:table-cell table:style-name="ce125" office:value-type="string" calcext:value-type="string">
            <text:p>Explorable 2</text:p>
          </table:table-cell>
          <table:table-cell table:style-name="ce125"/>
          <table:table-cell table:style-name="ce125" office:value-type="string" calcext:value-type="string">
            <text:p>Preview 1</text:p>
          </table:table-cell>
          <table:table-cell table:style-name="ce125" office:value-type="string" calcext:value-type="string">
            <text:p>Preview 2</text:p>
          </table:table-cell>
          <table:table-cell table:style-name="ce125" office:value-type="string" calcext:value-type="string">
            <text:p>Preview 3</text:p>
          </table:table-cell>
          <table:table-cell table:style-name="ce125" office:value-type="string" calcext:value-type="string">
            <text:p>Preview 4</text:p>
          </table:table-cell>
          <table:table-cell table:style-name="ce125" office:value-type="string" calcext:value-type="string">
            <text:p>Preview 5</text:p>
          </table:table-cell>
          <table:table-cell table:style-name="ce125" office:value-type="string" calcext:value-type="string">
            <text:p>Preview 6</text:p>
          </table:table-cell>
          <table:table-cell table:style-name="ce125" office:value-type="string" calcext:value-type="string">
            <text:p>Preview 7</text:p>
          </table:table-cell>
          <table:table-cell table:style-name="ce125" office:value-type="string" calcext:value-type="string">
            <text:p>Preview 8</text:p>
          </table:table-cell>
          <table:table-cell table:style-name="ce125" office:value-type="string" calcext:value-type="string">
            <text:p>Preview 9</text:p>
          </table:table-cell>
          <table:table-cell table:style-name="ce125" office:value-type="string" calcext:value-type="string">
            <text:p>Preview 10</text:p>
          </table:table-cell>
          <table:table-cell table:style-name="ce125" office:value-type="string" calcext:value-type="string">
            <text:p>Preview 11</text:p>
          </table:table-cell>
          <table:table-cell table:style-name="ce125" table:number-columns-repeated="999"/>
        </table:table-row>
        <table:table-row table:style-name="ro1">
          <table:table-cell table:style-name="ce3" office:value-type="string" calcext:value-type="string">
            <office:annotation draw:style-name="gr8" draw:text-style-name="P2" svg:width="82.18pt" svg:height="117.67pt" svg:x="130.28pt" svg:y="879.08pt" draw:caption-point-x="-17.29pt" draw:caption-point-y="42.8pt">
              <dc:date>2021-02-05T00:00:00</dc:date>
              <text:p text:style-name="P1"><text:span text:style-name="T1">The only difference to note between this column and the “Disc” column is that “Mario July” comes out on July 10, instead of July 1.</text:span></text:p>
            </office:annotation>
            <text:p>Check comment --&gt;</text:p>
          </table:table-cell>
          <table:table-cell table:style-name="ce20" office:value-type="string" calcext:value-type="string">
            <text:p>“Monthly Nintendo in-store demo.”</text:p>
          </table:table-cell>
          <table:table-cell table:number-columns-repeated="1022"/>
        </table:table-row>
        <table:table-row table:style-name="ro1">
          <table:table-cell office:value-type="string" calcext:value-type="string">
            <text:p>April 1 2002</text:p>
          </table:table-cell>
          <table:table-cell table:style-name="ce18" office:value-type="string" calcext:value-type="string">
            <text:p>Gekkan Nintendo Tentou Demo</text:p>
          </table:table-cell>
          <table:table-cell office:value-type="string" calcext:value-type="string">
            <text:p>April 2002</text:p>
          </table:table-cell>
          <table:table-cell table:style-name="ce44" office:value-type="string" calcext:value-type="string">
            <text:p>D28J01</text:p>
          </table:table-cell>
          <table:table-cell office:value-type="string" calcext:value-type="string">
            <text:p>2-JP</text:p>
          </table:table-cell>
          <table:table-cell office:value-type="string" calcext:value-type="string">
            <text:p>gc</text:p>
          </table:table-cell>
          <table:table-cell office:value-type="string" calcext:value-type="string">
            <text:p>NBA Courtside 2002</text:p>
          </table:table-cell>
          <table:table-cell office:value-type="string" calcext:value-type="string">
            <text:p>Rune (Lost Kingdom)</text:p>
          </table:table-cell>
          <table:table-cell office:value-type="string" calcext:value-type="string">
            <text:p>Bloody Roar Extreme (Bloody Roar: Primal Fury)</text:p>
          </table:table-cell>
          <table:table-cell table:number-columns-repeated="5"/>
          <table:table-cell office:value-type="string" calcext:value-type="string">
            <text:p>biohazard (Resident Evil) (cinematic 150s)</text:p>
          </table:table-cell>
          <table:table-cell office:value-type="string" calcext:value-type="string">
            <text:p>biohazard (Resident Evil) (trailer 60s)</text:p>
          </table:table-cell>
          <table:table-cell office:value-type="string" calcext:value-type="string">
            <text:p>NBA Courtside 2002</text:p>
          </table:table-cell>
          <table:table-cell office:value-type="string" calcext:value-type="string">
            <text:p>Kyojin no Doshin (Doshin the Giant)</text:p>
          </table:table-cell>
          <table:table-cell office:value-type="string" calcext:value-type="string">
            <text:p>Rune (Lost Kingdom)</text:p>
          </table:table-cell>
          <table:table-cell office:value-type="string" calcext:value-type="string">
            <text:p>News</text:p>
          </table:table-cell>
          <table:table-cell table:number-columns-repeated="1004"/>
        </table:table-row>
        <table:table-row table:style-name="ro1">
          <table:table-cell office:value-type="string" calcext:value-type="string">
            <text:p>May 1 2002</text:p>
          </table:table-cell>
          <table:table-cell office:value-type="string" calcext:value-type="string">
            <text:p>Gekkan Nintendo Tentou Demo</text:p>
          </table:table-cell>
          <table:table-cell office:value-type="string" calcext:value-type="string">
            <text:p>May 2002</text:p>
          </table:table-cell>
          <table:table-cell office:value-type="string" calcext:value-type="string">
            <text:p>D29J01</text:p>
          </table:table-cell>
          <table:table-cell office:value-type="string" calcext:value-type="string">
            <text:p>2-JP</text:p>
          </table:table-cell>
          <table:table-cell office:value-type="string" calcext:value-type="string">
            <text:p>gc</text:p>
          </table:table-cell>
          <table:table-cell office:value-type="string" calcext:value-type="string">
            <text:p>Capcom vs. SNK 2: Millionaire Fighting 2001 (Capcom vs. SNK 2: Mark of the Millennium 2001)</text:p>
          </table:table-cell>
          <table:table-cell office:value-type="string" calcext:value-type="string">
            <text:p>Bomberman Generation</text:p>
          </table:table-cell>
          <table:table-cell office:value-type="string" calcext:value-type="string">
            <text:p>Rune (Lost Kingdom)</text:p>
          </table:table-cell>
          <table:table-cell table:number-columns-repeated="5"/>
          <table:table-cell office:value-type="string" calcext:value-type="string">
            <text:p>Mickey Mouse's Mysterious Mirror (Disney's Magical Mirror Starring Mickey Mouse)</text:p>
          </table:table-cell>
          <table:table-cell office:value-type="string" calcext:value-type="string">
            <text:p>biohazard (Resident Evil)</text:p>
          </table:table-cell>
          <table:table-cell office:value-type="string" calcext:value-type="string">
            <text:p>Capcom vs. SNK 2: Millionaire Fighting 2001 (Capcom vs. SNK 2: Mark of the Millennium 2001)</text:p>
          </table:table-cell>
          <table:table-cell office:value-type="string" calcext:value-type="string">
            <text:p>FIFA World Cup 2002 (2002 FIFA World Cup)</text:p>
          </table:table-cell>
          <table:table-cell office:value-type="string" calcext:value-type="string">
            <text:p>Crazy Taxi</text:p>
          </table:table-cell>
          <table:table-cell office:value-type="string" calcext:value-type="string">
            <text:p>News</text:p>
          </table:table-cell>
          <table:table-cell table:number-columns-repeated="1004"/>
        </table:table-row>
        <table:table-row table:style-name="ro1">
          <table:table-cell office:value-type="string" calcext:value-type="string">
            <text:p>June 1 2002</text:p>
          </table:table-cell>
          <table:table-cell office:value-type="string" calcext:value-type="string">
            <text:p>Gekkan Nintendo Tentou Demo</text:p>
          </table:table-cell>
          <table:table-cell table:style-name="ce35" office:value-type="string" calcext:value-type="string">
            <text:p>June 2002</text:p>
          </table:table-cell>
          <table:table-cell office:value-type="string" calcext:value-type="string">
            <text:p>D32J01</text:p>
          </table:table-cell>
          <table:table-cell office:value-type="string" calcext:value-type="string">
            <text:p>2-JP</text:p>
          </table:table-cell>
          <table:table-cell office:value-type="string" calcext:value-type="string">
            <text:p>gc</text:p>
          </table:table-cell>
          <table:table-cell office:value-type="string" calcext:value-type="string">
            <text:p>Beach Spikers</text:p>
          </table:table-cell>
          <table:table-cell office:value-type="string" calcext:value-type="string">
            <text:p>Disney Sports Soccer</text:p>
          </table:table-cell>
          <table:table-cell table:number-columns-repeated="6"/>
          <table:table-cell office:value-type="string" calcext:value-type="string">
            <text:p>Super Mario Sunshine</text:p>
          </table:table-cell>
          <table:table-cell office:value-type="string" calcext:value-type="string">
            <text:p>Jikkyou Powerful Pro Yakyuu 9 (Power Pro 9)</text:p>
          </table:table-cell>
          <table:table-cell office:value-type="string" calcext:value-type="string">
            <text:p>Mutsu Tonohohon</text:p>
          </table:table-cell>
          <table:table-cell office:value-type="string" calcext:value-type="string">
            <text:p>E3 2002</text:p>
          </table:table-cell>
          <table:table-cell office:value-type="string" calcext:value-type="string">
            <text:p>Beach Spikers</text:p>
          </table:table-cell>
          <table:table-cell office:value-type="string" calcext:value-type="string">
            <text:p>Disney Sports Soccer</text:p>
          </table:table-cell>
          <table:table-cell office:value-type="string" calcext:value-type="string">
            <text:p>Shinkisekai Evolutia (Evolution Worlds)</text:p>
          </table:table-cell>
          <table:table-cell office:value-type="string" calcext:value-type="string">
            <text:p>News</text:p>
          </table:table-cell>
          <table:table-cell table:style-name="ce16" office:value-type="string" calcext:value-type="string">
            <text:p>GameCube Price Down Commercial (plays randomly on menu, but is not accessible from menu)</text:p>
          </table:table-cell>
          <table:table-cell table:number-columns-repeated="1001"/>
        </table:table-row>
        <table:table-row table:style-name="ro1">
          <table:table-cell office:value-type="string" calcext:value-type="string">
            <text:p>July 1 2002</text:p>
          </table:table-cell>
          <table:table-cell office:value-type="string" calcext:value-type="string">
            <text:p>Gekkan Nintendo Tentou Demo</text:p>
          </table:table-cell>
          <table:table-cell office:value-type="string" calcext:value-type="string">
            <text:p>July 2002</text:p>
          </table:table-cell>
          <table:table-cell office:value-type="string" calcext:value-type="string">
            <text:p>D33J01</text:p>
          </table:table-cell>
          <table:table-cell office:value-type="string" calcext:value-type="string">
            <text:p>2-JP</text:p>
          </table:table-cell>
          <table:table-cell office:value-type="string" calcext:value-type="string">
            <text:p>gc</text:p>
          </table:table-cell>
          <table:table-cell office:value-type="string" calcext:value-type="string">
            <text:p>Disney's Magical Mirror Starring Mickey Mouse</text:p>
          </table:table-cell>
          <table:table-cell office:value-type="string" calcext:value-type="string">
            <text:p>Jikkyou Powerful Pro Yakyuu 9 (Power Pro 9)</text:p>
          </table:table-cell>
          <table:table-cell office:value-type="string" calcext:value-type="string">
            <text:p>Disney Sports Soccer</text:p>
          </table:table-cell>
          <table:table-cell table:number-columns-repeated="5"/>
          <table:table-cell office:value-type="string" calcext:value-type="string">
            <text:p>Super Mario Sunshine</text:p>
          </table:table-cell>
          <table:table-cell office:value-type="string" calcext:value-type="string">
            <text:p>Super Mario Sunshine Commercial</text:p>
          </table:table-cell>
          <table:table-cell office:value-type="string" calcext:value-type="string">
            <text:p>Phantasy Star Online Episode I &amp; II</text:p>
          </table:table-cell>
          <table:table-cell office:value-type="string" calcext:value-type="string">
            <text:p>E3 2002</text:p>
          </table:table-cell>
          <table:table-cell office:value-type="string" calcext:value-type="string">
            <text:p>E3 2002 News</text:p>
          </table:table-cell>
          <table:table-cell office:value-type="string" calcext:value-type="string">
            <text:p>WTA Tour Tennis Pro Evolution (WTA Tour Tennis)</text:p>
          </table:table-cell>
          <table:table-cell table:number-columns-repeated="1004"/>
        </table:table-row>
        <table:table-row table:style-name="ro1">
          <table:table-cell office:value-type="string" calcext:value-type="string">
            <text:p>July 10 2002</text:p>
          </table:table-cell>
          <table:table-cell office:value-type="string" calcext:value-type="string">
            <text:p>Gekkan Nintendo Tentou Demo</text:p>
          </table:table-cell>
          <table:table-cell office:value-type="string" calcext:value-type="string">
            <text:p>Mario July 2002</text:p>
          </table:table-cell>
          <table:table-cell office:value-type="string" calcext:value-type="string">
            <text:p>D34J01</text:p>
          </table:table-cell>
          <table:table-cell office:value-type="string" calcext:value-type="string">
            <text:p>2-JP</text:p>
          </table:table-cell>
          <table:table-cell table:number-columns-repeated="2" office:value-type="string" calcext:value-type="string">
            <text:p>Super Mario Sunshine</text:p>
          </table:table-cell>
          <table:table-cell table:number-columns-repeated="7"/>
          <table:table-cell office:value-type="string" calcext:value-type="string">
            <text:p>Super Mario Sunshine</text:p>
          </table:table-cell>
          <table:table-cell office:value-type="string" calcext:value-type="string">
            <text:p>Super Mario Sunshine Commercial 1</text:p>
          </table:table-cell>
          <table:table-cell office:value-type="string" calcext:value-type="string">
            <text:p>Super Mario Sunshine Commercial 2</text:p>
          </table:table-cell>
          <table:table-cell office:value-type="string" calcext:value-type="string">
            <text:p>Lineup 2002</text:p>
          </table:table-cell>
          <table:table-cell table:number-columns-repeated="1006"/>
        </table:table-row>
        <table:table-row table:style-name="ro1">
          <table:table-cell office:value-type="string" calcext:value-type="string">
            <text:p>August 1 2002</text:p>
          </table:table-cell>
          <table:table-cell office:value-type="string" calcext:value-type="string">
            <text:p>Gekkan Nintendo Tentou Demo</text:p>
          </table:table-cell>
          <table:table-cell table:style-name="ce185" office:value-type="string" calcext:value-type="string">
            <text:p>August 2002</text:p>
          </table:table-cell>
          <table:table-cell table:style-name="ce61"/>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September 1 2002</text:p>
          </table:table-cell>
          <table:table-cell office:value-type="string" calcext:value-type="string">
            <text:p>Gekkan Nintendo Tentou Demo</text:p>
          </table:table-cell>
          <table:table-cell office:value-type="string" calcext:value-type="string">
            <text:p>September 2002</text:p>
          </table:table-cell>
          <table:table-cell table:style-name="ce44" office:value-type="string" calcext:value-type="string">
            <text:p>D38J01</text:p>
          </table:table-cell>
          <table:table-cell office:value-type="string" calcext:value-type="string">
            <text:p>2-JP</text:p>
          </table:table-cell>
          <table:table-cell office:value-type="string" calcext:value-type="string">
            <text:p>gc</text:p>
          </table:table-cell>
          <table:table-cell office:value-type="string" calcext:value-type="string">
            <text:p>Super Mario Sunshine</text:p>
          </table:table-cell>
          <table:table-cell office:value-type="string" calcext:value-type="string">
            <text:p>Phantasy Star Online Episode I &amp; II</text:p>
          </table:table-cell>
          <table:table-cell office:value-type="string" calcext:value-type="string">
            <text:p>WWE WrestleMania X8</text:p>
          </table:table-cell>
          <table:table-cell table:number-columns-repeated="5"/>
          <table:table-cell office:value-type="string" calcext:value-type="string">
            <text:p>Star Fox Adventure (Star Fox Adventures)</text:p>
          </table:table-cell>
          <table:table-cell office:value-type="string" calcext:value-type="string">
            <text:p>Biohazard 0 (Resident Evil 0)</text:p>
          </table:table-cell>
          <table:table-cell office:value-type="string" calcext:value-type="string">
            <text:p>GameCube Commercials</text:p>
          </table:table-cell>
          <table:table-cell office:value-type="string" calcext:value-type="string">
            <text:p>Super Mario Sunshine</text:p>
          </table:table-cell>
          <table:table-cell office:value-type="string" calcext:value-type="string">
            <text:p>Phantasy Star Online Episode I &amp; II</text:p>
          </table:table-cell>
          <table:table-cell office:value-type="string" calcext:value-type="string">
            <text:p>September Lineup (Ads + Commercials)</text:p>
          </table:table-cell>
          <table:table-cell office:value-type="string" calcext:value-type="string">
            <text:p>News</text:p>
          </table:table-cell>
          <table:table-cell table:number-columns-repeated="1003"/>
        </table:table-row>
        <table:table-row table:style-name="ro1">
          <table:table-cell office:value-type="string" calcext:value-type="string">
            <text:p>October 1 2002</text:p>
          </table:table-cell>
          <table:table-cell office:value-type="string" calcext:value-type="string">
            <text:p>Gekkan Nintendo Tentou Demo</text:p>
          </table:table-cell>
          <table:table-cell office:value-type="string" calcext:value-type="string">
            <text:p>October 2002</text:p>
          </table:table-cell>
          <table:table-cell table:style-name="ce44" office:value-type="string" calcext:value-type="string">
            <text:p>D39J01</text:p>
          </table:table-cell>
          <table:table-cell office:value-type="string" calcext:value-type="string">
            <text:p>2-JP</text:p>
          </table:table-cell>
          <table:table-cell office:value-type="string" calcext:value-type="string">
            <text:p>gc</text:p>
          </table:table-cell>
          <table:table-cell office:value-type="string" calcext:value-type="string">
            <text:p>One Piece: Treasure Battle!</text:p>
          </table:table-cell>
          <table:table-cell office:value-type="string" calcext:value-type="string">
            <text:p>Super Monkey Ball 2</text:p>
          </table:table-cell>
          <table:table-cell table:number-columns-repeated="3"/>
          <table:table-cell office:value-type="string" calcext:value-type="string">
            <text:p>News (cool version)</text:p>
          </table:table-cell>
          <table:table-cell table:number-columns-repeated="2"/>
          <table:table-cell office:value-type="string" calcext:value-type="string">
            <text:p>Star Fox Adventure (Star Fox Adventures)</text:p>
          </table:table-cell>
          <table:table-cell office:value-type="string" calcext:value-type="string">
            <text:p>Eternal Darkness: Sanity’s Requiem</text:p>
          </table:table-cell>
          <table:table-cell office:value-type="string" calcext:value-type="string">
            <text:p>Biohazard 0 (Resident Evil 0)</text:p>
          </table:table-cell>
          <table:table-cell office:value-type="string" calcext:value-type="string">
            <text:p>Tsubuyori Disc 2002 Ad</text:p>
          </table:table-cell>
          <table:table-cell office:value-type="string" calcext:value-type="string">
            <text:p>GameCube Lineup</text:p>
          </table:table-cell>
          <table:table-cell office:value-type="string" calcext:value-type="string">
            <text:p>Ads + Commercials</text:p>
          </table:table-cell>
          <table:table-cell table:number-columns-repeated="1004"/>
        </table:table-row>
        <table:table-row table:style-name="ro1">
          <table:table-cell office:value-type="string" calcext:value-type="string">
            <text:p>November 1 2002</text:p>
          </table:table-cell>
          <table:table-cell office:value-type="string" calcext:value-type="string">
            <text:p>Gekkan Nintendo Tentou Demo</text:p>
          </table:table-cell>
          <table:table-cell office:value-type="string" calcext:value-type="string">
            <text:p>November 2002 (Disc A)</text:p>
          </table:table-cell>
          <table:table-cell table:style-name="ce44" office:value-type="string" calcext:value-type="string">
            <text:p>D42J01-0</text:p>
          </table:table-cell>
          <table:table-cell office:value-type="string" calcext:value-type="string">
            <text:p>2-JP</text:p>
          </table:table-cell>
          <table:table-cell office:value-type="string" calcext:value-type="string">
            <text:p>gc</text:p>
          </table:table-cell>
          <table:table-cell office:value-type="string" calcext:value-type="string">
            <text:p>Mario Party 4</text:p>
          </table:table-cell>
          <table:table-cell office:value-type="string" calcext:value-type="string">
            <text:p>Kinnikuman Nisei New Generation vs. Legends (Ultimate Muscle: Legends vs. New Generation)</text:p>
          </table:table-cell>
          <table:table-cell office:value-type="string" calcext:value-type="string">
            <text:p>Mr. Driller Drill Land</text:p>
          </table:table-cell>
          <table:table-cell table:number-columns-repeated="2"/>
          <table:table-cell office:value-type="string" calcext:value-type="string">
            <text:p>News (cool version)</text:p>
          </table:table-cell>
          <table:table-cell table:number-columns-repeated="2"/>
          <table:table-cell office:value-type="string" calcext:value-type="string">
            <text:p>Interview with Shigeru Miyamoto – The Legend of Zelda: Wind Waker</text:p>
          </table:table-cell>
          <table:table-cell office:value-type="string" calcext:value-type="string">
            <text:p>Biohazard 0 (Resident Evil 0)</text:p>
          </table:table-cell>
          <table:table-cell office:value-type="string" calcext:value-type="string">
            <text:p>Mario Party 4</text:p>
          </table:table-cell>
          <table:table-cell office:value-type="string" calcext:value-type="string">
            <text:p>Eternal Darkness: Sanity’s Requiem</text:p>
          </table:table-cell>
          <table:table-cell office:value-type="string" calcext:value-type="string">
            <text:p>GameCube Lineup</text:p>
          </table:table-cell>
          <table:table-cell office:value-type="string" calcext:value-type="string">
            <text:p>Ads + Commercials</text:p>
          </table:table-cell>
          <table:table-cell table:number-columns-repeated="1004"/>
        </table:table-row>
        <table:table-row table:style-name="ro1">
          <table:table-cell office:value-type="string" calcext:value-type="string">
            <text:p>November 1 2002</text:p>
          </table:table-cell>
          <table:table-cell office:value-type="string" calcext:value-type="string">
            <text:p>Gekkan Nintendo Tentou Demo</text:p>
          </table:table-cell>
          <table:table-cell office:value-type="string" calcext:value-type="string">
            <text:p>November 2002 (Disc B)</text:p>
          </table:table-cell>
          <table:table-cell table:style-name="ce44" office:value-type="string" calcext:value-type="string">
            <text:p>D42J01-1</text:p>
          </table:table-cell>
          <table:table-cell office:value-type="string" calcext:value-type="string">
            <text:p>2-JP</text:p>
          </table:table-cell>
          <table:table-cell office:value-type="string" calcext:value-type="string">
            <text:p>gc</text:p>
          </table:table-cell>
          <table:table-cell office:value-type="string" calcext:value-type="string">
            <text:p>Mario Party 4</text:p>
          </table:table-cell>
          <table:table-cell office:value-type="string" calcext:value-type="string">
            <text:p>Kinnikuman Nisei New Generation vs. Legends (Ultimate Muscle: Legends vs. New Generation)</text:p>
          </table:table-cell>
          <table:table-cell office:value-type="string" calcext:value-type="string">
            <text:p>Mr. Driller Drill Land</text:p>
          </table:table-cell>
          <table:table-cell office:value-type="string" calcext:value-type="string">
            <text:p>Super Monkey Ball 2</text:p>
          </table:table-cell>
          <table:table-cell office:value-type="string" calcext:value-type="string">
            <text:p>One Piece: Treasure Battle!</text:p>
          </table:table-cell>
          <table:table-cell office:value-type="string" calcext:value-type="string">
            <text:p>News (cool version)</text:p>
          </table:table-cell>
          <table:table-cell table:number-columns-repeated="2"/>
          <table:table-cell office:value-type="string" calcext:value-type="string">
            <text:p>Interview with Shigeru Miyamoto – The Legend of Zelda: Wind Waker</text:p>
          </table:table-cell>
          <table:table-cell office:value-type="string" calcext:value-type="string">
            <text:p>Biohazard 0 (Resident Evil 0)</text:p>
          </table:table-cell>
          <table:table-cell office:value-type="string" calcext:value-type="string">
            <text:p>Mario Party 4</text:p>
          </table:table-cell>
          <table:table-cell table:number-columns-repeated="1007"/>
        </table:table-row>
        <table:table-row table:style-name="ro1">
          <table:table-cell office:value-type="string" calcext:value-type="string">
            <text:p>December 1 2002</text:p>
          </table:table-cell>
          <table:table-cell office:value-type="string" calcext:value-type="string">
            <text:p>Gekkan Nintendo Tentou Demo</text:p>
          </table:table-cell>
          <table:table-cell table:style-name="ce29" office:value-type="string" calcext:value-type="string">
            <text:p>December 2002 (Disc A)</text:p>
          </table:table-cell>
          <table:table-cell table:style-name="ce61" office:value-type="string" calcext:value-type="string">
            <text:p>D44J01-0</text:p>
          </table:table-cell>
          <table:table-cell table:number-columns-repeated="2" table:style-name="ce72" office:value-type="string" calcext:value-type="string">
            <text:p>?</text:p>
          </table:table-cell>
          <table:table-cell table:style-name="ce61" office:value-type="string" calcext:value-type="string">
            <text:p>Zelda Wind Waker</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December 1 2002</text:p>
          </table:table-cell>
          <table:table-cell office:value-type="string" calcext:value-type="string">
            <text:p>Gekkan Nintendo Tentou Demo</text:p>
          </table:table-cell>
          <table:table-cell table:style-name="ce185" office:value-type="string" calcext:value-type="string">
            <text:p>December 2002 (Disc B)</text:p>
          </table:table-cell>
          <table:table-cell table:style-name="ce61" office:value-type="string" calcext:value-type="string">
            <text:p>D44J01-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January 1 2003</text:p>
          </table:table-cell>
          <table:table-cell office:value-type="string" calcext:value-type="string">
            <text:p>Gekkan Nintendo Tentou Demo</text:p>
          </table:table-cell>
          <table:table-cell table:style-name="ce110" office:value-type="string" calcext:value-type="string">
            <text:p>January 2003 (Disc A)</text:p>
          </table:table-cell>
          <table:table-cell table:style-name="ce44" office:value-type="string" calcext:value-type="string">
            <text:p>D46J01-0</text:p>
          </table:table-cell>
          <table:table-cell office:value-type="string" calcext:value-type="string">
            <text:p>2-JP</text:p>
          </table:table-cell>
          <table:table-cell office:value-type="string" calcext:value-type="string">
            <text:p>gc</text:p>
          </table:table-cell>
          <table:table-cell table:style-name="ce186" office:value-type="string" calcext:value-type="string">
            <text:p>Movies only – &gt;</text:p>
          </table:table-cell>
          <table:table-cell table:number-columns-repeated="7"/>
          <table:table-cell office:value-type="string" calcext:value-type="string">
            <text:p>The Legend of Zelda: Wind Waker</text:p>
          </table:table-cell>
          <table:table-cell office:value-type="string" calcext:value-type="string">
            <text:p>Mario Party 4</text:p>
          </table:table-cell>
          <table:table-cell office:value-type="string" calcext:value-type="string">
            <text:p>GameCube Lineup Ad</text:p>
          </table:table-cell>
          <table:table-cell office:value-type="string" calcext:value-type="string">
            <text:p>GameCube Lineup Volume 1</text:p>
          </table:table-cell>
          <table:table-cell office:value-type="string" calcext:value-type="string">
            <text:p>GameCube Lineup Volume 2</text:p>
          </table:table-cell>
          <table:table-cell office:value-type="string" calcext:value-type="string">
            <text:p>Wave Bird Commercial</text:p>
          </table:table-cell>
          <table:table-cell office:value-type="string" calcext:value-type="string">
            <text:p>Nintendo Puzzle Collection</text:p>
          </table:table-cell>
          <table:table-cell office:value-type="string" calcext:value-type="string">
            <text:p>GameCube Commercials</text:p>
          </table:table-cell>
          <table:table-cell office:value-type="string" calcext:value-type="string">
            <text:p>GBA Commercials</text:p>
          </table:table-cell>
          <table:table-cell table:number-columns-repeated="1001"/>
        </table:table-row>
        <table:table-row table:style-name="ro1">
          <table:table-cell office:value-type="string" calcext:value-type="string">
            <text:p>January 1 2003</text:p>
          </table:table-cell>
          <table:table-cell office:value-type="string" calcext:value-type="string">
            <text:p>Gekkan Nintendo Tentou Demo</text:p>
          </table:table-cell>
          <table:table-cell table:style-name="ce110" office:value-type="string" calcext:value-type="string">
            <text:p>January 2003 (Disc B)</text:p>
          </table:table-cell>
          <table:table-cell table:style-name="ce44" office:value-type="string" calcext:value-type="string">
            <text:p>D46J01-1</text:p>
          </table:table-cell>
          <table:table-cell office:value-type="string" calcext:value-type="string">
            <text:p>2-JP</text:p>
          </table:table-cell>
          <table:table-cell office:value-type="string" calcext:value-type="string">
            <text:p>gc</text:p>
          </table:table-cell>
          <table:table-cell office:value-type="string" calcext:value-type="string">
            <text:p>The Legend of Zelda: Wind Waker</text:p>
          </table:table-cell>
          <table:table-cell office:value-type="string" calcext:value-type="string">
            <text:p>Mario Party 4</text:p>
          </table:table-cell>
          <table:table-cell table:number-columns-repeated="6"/>
          <table:table-cell office:value-type="string" calcext:value-type="string">
            <text:p>GameCube Lineup Ad</text:p>
          </table:table-cell>
          <table:table-cell office:value-type="string" calcext:value-type="string">
            <text:p>Wave Bird Commercial</text:p>
          </table:table-cell>
          <table:table-cell office:value-type="string" calcext:value-type="string">
            <text:p>Nintendo Puzzle Collection</text:p>
          </table:table-cell>
          <table:table-cell office:value-type="string" calcext:value-type="string">
            <text:p>The Legend of Zelda: Wind Waker</text:p>
          </table:table-cell>
          <table:table-cell office:value-type="string" calcext:value-type="string">
            <text:p>GBA Commercials</text:p>
          </table:table-cell>
          <table:table-cell table:number-columns-repeated="1005"/>
        </table:table-row>
        <table:table-row table:style-name="ro1">
          <table:table-cell office:value-type="string" calcext:value-type="string">
            <text:p>February 1 2003</text:p>
          </table:table-cell>
          <table:table-cell office:value-type="string" calcext:value-type="string">
            <text:p>Gekkan Nintendo Tentou Demo</text:p>
          </table:table-cell>
          <table:table-cell table:style-name="ce8" office:value-type="string" calcext:value-type="string">
            <text:p>February 2003</text:p>
          </table:table-cell>
          <table:table-cell table:style-name="ce44" office:value-type="string" calcext:value-type="string">
            <text:p>D47J01</text:p>
          </table:table-cell>
          <table:table-cell office:value-type="string" calcext:value-type="string">
            <text:p>2-JP</text:p>
          </table:table-cell>
          <table:table-cell table:style-name="ce186" office:value-type="string" calcext:value-type="string">
            <text:p>gc</text:p>
          </table:table-cell>
          <table:table-cell table:style-name="ce176" office:value-type="string" calcext:value-type="string">
            <text:p>Nintendo Puzzle Collection (Panel de Pon) (Has GBA standalone download for each of the 3 games)</text:p>
          </table:table-cell>
          <table:table-cell table:style-name="ce116" table:number-columns-repeated="7"/>
          <table:table-cell table:style-name="ce116" office:value-type="string" calcext:value-type="string">
            <text:p>Metroid Prime</text:p>
          </table:table-cell>
          <table:table-cell table:style-name="ce116" office:value-type="string" calcext:value-type="string">
            <text:p>Final Fantasy Tactics Advance</text:p>
          </table:table-cell>
          <table:table-cell table:style-name="ce116" office:value-type="string" calcext:value-type="string">
            <text:p>Metroid Fusion</text:p>
          </table:table-cell>
          <table:table-cell table:style-name="ce116" office:value-type="string" calcext:value-type="string">
            <text:p>Soulcalibur II</text:p>
          </table:table-cell>
          <table:table-cell table:style-name="ce116" office:value-type="string" calcext:value-type="string">
            <text:p>Wave Bird Commercial</text:p>
          </table:table-cell>
          <table:table-cell table:style-name="ce116" office:value-type="string" calcext:value-type="string">
            <text:p>Nintendo Puzzle Collection</text:p>
          </table:table-cell>
          <table:table-cell table:style-name="ce116" office:value-type="string" calcext:value-type="string">
            <text:p>Nintendo Puzzle Collection Commercial</text:p>
          </table:table-cell>
          <table:table-cell table:style-name="ce116" office:value-type="string" calcext:value-type="string">
            <text:p>News</text:p>
          </table:table-cell>
          <table:table-cell table:style-name="ce116" table:number-columns-repeated="1002"/>
        </table:table-row>
        <table:table-row table:style-name="ro1">
          <table:table-cell office:value-type="string" calcext:value-type="string">
            <text:p>March 1 2003</text:p>
          </table:table-cell>
          <table:table-cell office:value-type="string" calcext:value-type="string">
            <text:p>Gekkan Nintendo Tentou Demo</text:p>
          </table:table-cell>
          <table:table-cell table:style-name="ce8" office:value-type="string" calcext:value-type="string">
            <text:p>March 2003</text:p>
          </table:table-cell>
          <table:table-cell table:style-name="ce176" office:value-type="string" calcext:value-type="string">
            <text:p>D48J01</text:p>
          </table:table-cell>
          <table:table-cell office:value-type="string" calcext:value-type="string">
            <text:p>2-JP</text:p>
          </table:table-cell>
          <table:table-cell office:value-type="string" calcext:value-type="string">
            <text:p>gc</text:p>
          </table:table-cell>
          <table:table-cell table:style-name="ce84" office:value-type="string" calcext:value-type="string">
            <text:p>Metroid Prime (v1.111)</text:p>
          </table:table-cell>
          <table:table-cell table:style-name="ce176" office:value-type="string" calcext:value-type="string">
            <text:p>Nintendo Puzzle Collection (Panel de Pon) (Has GBA standalone download for each of the 3 games)</text:p>
          </table:table-cell>
          <table:table-cell table:style-name="ce176" office:value-type="string" calcext:value-type="string">
            <text:p>WarioWare, Inc.: Mega Microgames! (GBA standalone download)</text:p>
          </table:table-cell>
          <table:table-cell table:number-columns-repeated="5"/>
          <table:table-cell office:value-type="string" calcext:value-type="string">
            <text:p>Soulcalibur II A</text:p>
          </table:table-cell>
          <table:table-cell office:value-type="string" calcext:value-type="string">
            <text:p>Soulcalibur II B</text:p>
          </table:table-cell>
          <table:table-cell office:value-type="string" calcext:value-type="string">
            <text:p>Metroid Prime</text:p>
          </table:table-cell>
          <table:table-cell office:value-type="string" calcext:value-type="string">
            <text:p>P.N.03</text:p>
          </table:table-cell>
          <table:table-cell office:value-type="string" calcext:value-type="string">
            <text:p>Nintendo Puzzle Collection Commercial</text:p>
          </table:table-cell>
          <table:table-cell office:value-type="string" calcext:value-type="string">
            <text:p>GBA Commercials</text:p>
          </table:table-cell>
          <table:table-cell office:value-type="string" calcext:value-type="string">
            <text:p>News</text:p>
          </table:table-cell>
          <table:table-cell table:number-columns-repeated="1003"/>
        </table:table-row>
        <table:table-row table:style-name="ro1">
          <table:table-cell office:value-type="string" calcext:value-type="string">
            <text:p>April 1 2003</text:p>
          </table:table-cell>
          <table:table-cell table:style-name="ce116" office:value-type="string" calcext:value-type="string">
            <text:p>Gekkan Nintendo Tentou Demo</text:p>
          </table:table-cell>
          <table:table-cell table:style-name="ce110" office:value-type="string" calcext:value-type="string">
            <text:p>April 2003</text:p>
          </table:table-cell>
          <table:table-cell table:style-name="ce116" office:value-type="string" calcext:value-type="string">
            <text:p>D49J01</text:p>
          </table:table-cell>
          <table:table-cell office:value-type="string" calcext:value-type="string">
            <text:p>2-JP</text:p>
          </table:table-cell>
          <table:table-cell table:style-name="ce195" office:value-type="string" calcext:value-type="string">
            <text:p>gc2</text:p>
          </table:table-cell>
          <table:table-cell table:style-name="ce110" office:value-type="string" calcext:value-type="string">
            <text:p>Naruto: Gekitou Ninja Taisen (Naruto: Clash of Ninja)</text:p>
          </table:table-cell>
          <table:table-cell table:style-name="ce110"/>
          <table:table-cell table:style-name="ce116" table:number-columns-repeated="6"/>
          <table:table-cell table:style-name="ce116" office:value-type="string" calcext:value-type="string">
            <text:p>Giftpia</text:p>
          </table:table-cell>
          <table:table-cell table:style-name="ce116" office:value-type="string" calcext:value-type="string">
            <text:p>Fire Emblem: Rekka no Ken (Fire Emblem) (GBA)</text:p>
          </table:table-cell>
          <table:table-cell table:style-name="ce116" office:value-type="string" calcext:value-type="string">
            <text:p>P.N.03</text:p>
          </table:table-cell>
          <table:table-cell table:style-name="ce116" office:value-type="string" calcext:value-type="string">
            <text:p>Soul Calibur II</text:p>
          </table:table-cell>
          <table:table-cell table:style-name="ce110" office:value-type="string" calcext:value-type="string">
            <text:p>Naruto: Gekitou Ninja Taisen (Naruto: Clash of Ninja)</text:p>
          </table:table-cell>
          <table:table-cell table:style-name="ce116" office:value-type="string" calcext:value-type="string">
            <text:p>Viewtiful Joe</text:p>
          </table:table-cell>
          <table:table-cell table:style-name="ce116" office:value-type="string" calcext:value-type="string">
            <text:p>Dokapon DX: Wataru Sekai wa Oni Darake (Ad)</text:p>
          </table:table-cell>
          <table:table-cell table:style-name="ce116" office:value-type="string" calcext:value-type="string">
            <text:p>CM (Made in Wario (WarioWare, Inc.: Mega Microgame$!), Zelda no Densetsu: Kamigami no Triforce &amp; Yotsu no Tsurugi (The Legend of Zelda: A Link to the Past and Four Swords), Dragon Quest Monsters: Caravan Heart (GBA), Shaman King: Soul Fight, Soul Calibur II, P.N.03)</text:p>
          </table:table-cell>
          <table:table-cell table:style-name="ce116" table:number-columns-repeated="1002"/>
        </table:table-row>
        <table:table-row table:style-name="ro1">
          <table:table-cell office:value-type="string" calcext:value-type="string">
            <text:p>May 1 2003</text:p>
          </table:table-cell>
          <table:table-cell office:value-type="string" calcext:value-type="string">
            <text:p>Gekkan Nintendo Tentou Demo</text:p>
          </table:table-cell>
          <table:table-cell table:style-name="ce185" office:value-type="string" calcext:value-type="string">
            <text:p>May 2003</text:p>
          </table:table-cell>
          <table:table-cell table:style-name="ce29"/>
          <table:table-cell table:number-columns-repeated="2" table:style-name="ce72" office:value-type="string" calcext:value-type="string">
            <text:p>?</text:p>
          </table:table-cell>
          <table:table-cell table:style-name="ce185" office:value-type="string" calcext:value-type="string">
            <text:p>Viewtiful Joe</text:p>
          </table:table-cell>
          <table:table-cell table:style-name="ce185" office:value-type="string" calcext:value-type="string">
            <text:p>Family Stadium 2003</text:p>
          </table:table-cell>
          <table:table-cell table:style-name="ce185" office:value-type="string" calcext:value-type="string">
            <text:p>Rune II (Lost Kingdoms II)</text:p>
          </table:table-cell>
          <table:table-cell table:style-name="ce176" office:value-type="string" calcext:value-type="string">
            <text:p>Fire Emblem GBA Bonus Items</text:p>
          </table:table-cell>
          <table:table-cell table:style-name="ce176" office:value-type="string" calcext:value-type="string">
            <text:p>Made in Wario (WarioWare, Inc.: Mega Microgame$!) (GBA)</text:p>
          </table:table-cell>
          <table:table-cell table:style-name="ce185" table:number-columns-repeated="3"/>
          <table:table-cell table:style-name="ce185" office:value-type="string" calcext:value-type="string">
            <text:p>Pokémon Box: Ruby and Sapphire</text:p>
          </table:table-cell>
          <table:table-cell table:style-name="ce185" office:value-type="string" calcext:value-type="string">
            <text:p>GiFTPiA</text:p>
          </table:table-cell>
          <table:table-cell table:style-name="ce185" table:number-columns-repeated="1008"/>
        </table:table-row>
        <table:table-row table:style-name="ro1">
          <table:table-cell office:value-type="string" calcext:value-type="string">
            <text:p>May 2003</text:p>
          </table:table-cell>
          <table:table-cell office:value-type="string" calcext:value-type="string">
            <text:p>Gekkan Nintendo Tentou Demo</text:p>
          </table:table-cell>
          <table:table-cell table:style-name="ce110" office:value-type="string" calcext:value-type="string">
            <text:p>115 May 2003 (Soft e-Catalog 2003 Haru)</text:p>
          </table:table-cell>
          <table:table-cell office:value-type="string" calcext:value-type="string">
            <text:p>D53J01</text:p>
          </table:table-cell>
          <table:table-cell office:value-type="string" calcext:value-type="string">
            <text:p>3-JP-collection</text:p>
          </table:table-cell>
          <table:table-cell office:value-type="string" calcext:value-type="string">
            <text:p>Mixed</text:p>
          </table:table-cell>
          <table:table-cell office:value-type="string" calcext:value-type="string">
            <text:p>Viewtiful Joe</text:p>
          </table:table-cell>
          <table:table-cell table:number-columns-repeated="7"/>
          <table:table-cell office:value-type="string" calcext:value-type="string">
            <text:p>Viewtiful Joe</text:p>
          </table:table-cell>
          <table:table-cell table:style-name="ce116" office:value-type="string" calcext:value-type="string">
            <text:p>Final Fantasy Crystal Chronicles</text:p>
          </table:table-cell>
          <table:table-cell office:value-type="string" calcext:value-type="string">
            <text:p>Tales of Symphonia</text:p>
          </table:table-cell>
          <table:table-cell table:number-columns-repeated="1007"/>
        </table:table-row>
        <table:table-row table:style-name="ro1">
          <table:table-cell office:value-type="string" calcext:value-type="string">
            <text:p>Summer 2003</text:p>
          </table:table-cell>
          <table:table-cell table:style-name="ce148" office:value-type="string" calcext:value-type="string">
            <text:p>Gekkan Nintendo Tentou Demo</text:p>
          </table:table-cell>
          <table:table-cell table:style-name="ce8" office:value-type="string" calcext:value-type="string">
            <text:p>116 Summer 2003 (Soft e-Catalog 2003 Enjoy Plu-Ban)</text:p>
          </table:table-cell>
          <table:table-cell table:style-name="ce181" office:value-type="string" calcext:value-type="string">
            <text:p>D55J01</text:p>
          </table:table-cell>
          <table:table-cell office:value-type="string" calcext:value-type="string">
            <text:p>3-JP-collection</text:p>
          </table:table-cell>
          <table:table-cell office:value-type="string" calcext:value-type="string">
            <text:p>Mixed</text:p>
          </table:table-cell>
          <table:table-cell office:value-type="string" calcext:value-type="string">
            <text:p>Sonic Adventure DX: Director's Cut</text:p>
          </table:table-cell>
          <table:table-cell office:value-type="string" calcext:value-type="string">
            <text:p>Viewtiful Joe</text:p>
          </table:table-cell>
          <table:table-cell table:style-name="ce176" office:value-type="string" calcext:value-type="string">
            <text:p>Made in Wario (WarioWare, Inc.: Mega Microgame$!) (GBA)</text:p>
          </table:table-cell>
          <table:table-cell table:style-name="ce176" office:value-type="string" calcext:value-type="string">
            <text:p>Puyo Puyo (Puyo Popo 2001) (GBA) (SPM)</text:p>
          </table:table-cell>
          <table:table-cell table:style-name="ce176" office:value-type="string" calcext:value-type="string">
            <text:p>Selectable Chao (Tails, Knuckles, Amy) for Sonic Tiny Chao Garden) (GBA)</text:p>
          </table:table-cell>
          <table:table-cell table:style-name="ce181" office:value-type="string" calcext:value-type="string">
            <text:p>ChuChu Rocket (GBA) (Pre-release)</text:p>
          </table:table-cell>
          <table:table-cell table:style-name="ce218" office:value-type="string" calcext:value-type="string">
            <text:p><text:a xlink:href="https://chao-island.com/info-center/misc/character-chao#nintendo-gamecube-software-e-catalog-summer-2003-disc" xlink:type="simple">https://chao-island.com/info-center/misc/character-chao#nintendo-gamecube-software-e-catalog-summer-2003-disc</text:a></text:p>
          </table:table-cell>
          <table:table-cell table:style-name="ce218"/>
          <table:table-cell office:value-type="string" calcext:value-type="string">
            <text:p>Viewtiful Joe</text:p>
          </table:table-cell>
          <table:table-cell office:value-type="string" calcext:value-type="string">
            <text:p>Giant Egg: The Great Adventure of Billy Hatcher (Billy Hatcher and the Giant Egg)</text:p>
          </table:table-cell>
          <table:table-cell table:style-name="ce116" office:value-type="string" calcext:value-type="string">
            <text:p>Final Fantasy Crystal Chronicles</text:p>
          </table:table-cell>
          <table:table-cell office:value-type="string" calcext:value-type="string">
            <text:p>Tales of Symphonia</text:p>
          </table:table-cell>
          <table:table-cell office:value-type="string" calcext:value-type="string">
            <text:p>F-Zero GX</text:p>
          </table:table-cell>
          <table:table-cell office:value-type="string" calcext:value-type="string">
            <text:p>Kirby Air Ride</text:p>
          </table:table-cell>
          <table:table-cell table:number-columns-repeated="1004"/>
        </table:table-row>
        <table:table-row table:style-name="ro1">
          <table:table-cell office:value-type="string" calcext:value-type="string">
            <text:p>June 1 2003</text:p>
          </table:table-cell>
          <table:table-cell table:style-name="ce116" office:value-type="string" calcext:value-type="string">
            <text:p>Gekkan Nintendo Tentou Demo</text:p>
          </table:table-cell>
          <table:table-cell table:style-name="ce185" office:value-type="string" calcext:value-type="string">
            <text:p>June 2003</text:p>
          </table:table-cell>
          <table:table-cell table:style-name="ce61"/>
          <table:table-cell table:number-columns-repeated="2" table:style-name="ce72" office:value-type="string" calcext:value-type="string">
            <text:p>?</text:p>
          </table:table-cell>
          <table:table-cell table:style-name="ce61" office:value-type="string" calcext:value-type="string">
            <text:p>Viewtiful Joe</text:p>
          </table:table-cell>
          <table:table-cell table:style-name="ce61" office:value-type="string" calcext:value-type="string">
            <text:p>Sonic Adventure DX</text:p>
          </table:table-cell>
          <table:table-cell table:style-name="ce61" table:number-columns-repeated="4"/>
          <table:table-cell table:style-name="ce96" table:number-columns-repeated="2"/>
          <table:table-cell table:style-name="ce61" office:value-type="string" calcext:value-type="string">
            <text:p>Final Fantasy Crystal Chronicles</text:p>
          </table:table-cell>
          <table:table-cell table:style-name="ce61" office:value-type="string" calcext:value-type="string">
            <text:p>Pokemon Box: Ruby and Sapphire</text:p>
          </table:table-cell>
          <table:table-cell table:style-name="ce61" office:value-type="string" calcext:value-type="string">
            <text:p>Viewtiful Joe</text:p>
          </table:table-cell>
          <table:table-cell table:style-name="ce61" office:value-type="string" calcext:value-type="string">
            <text:p>Tales of Symphonia</text:p>
          </table:table-cell>
          <table:table-cell table:style-name="ce61" office:value-type="string" calcext:value-type="string">
            <text:p>Pokemon Channel ~Together with Pikachu!~ (Pokemon Channel)</text:p>
          </table:table-cell>
          <table:table-cell table:style-name="ce61" office:value-type="string" calcext:value-type="string">
            <text:p>Mother1+2</text:p>
          </table:table-cell>
          <table:table-cell table:style-name="ce61" table:number-columns-repeated="1004"/>
        </table:table-row>
        <table:table-row table:style-name="ro1">
          <table:table-cell office:value-type="string" calcext:value-type="string">
            <text:p>July 1 2003</text:p>
          </table:table-cell>
          <table:table-cell table:style-name="ce18" office:value-type="string" calcext:value-type="string">
            <text:p>Gekkan Nintendo Tentou Demo</text:p>
          </table:table-cell>
          <table:table-cell table:style-name="ce110" office:value-type="string" calcext:value-type="string">
            <text:p>July 2003</text:p>
          </table:table-cell>
          <table:table-cell table:style-name="ce44" office:value-type="string" calcext:value-type="string">
            <text:p>D59J01</text:p>
          </table:table-cell>
          <table:table-cell office:value-type="string" calcext:value-type="string">
            <text:p>2-JP</text:p>
          </table:table-cell>
          <table:table-cell table:style-name="ce186" office:value-type="string" calcext:value-type="string">
            <text:p>gc2</text:p>
          </table:table-cell>
          <table:table-cell table:style-name="ce116" office:value-type="string" calcext:value-type="string">
            <text:p>Viewtiful Joe</text:p>
          </table:table-cell>
          <table:table-cell table:style-name="ce116" office:value-type="string" calcext:value-type="string">
            <text:p>Ribbit King DX (Ribbit King)</text:p>
          </table:table-cell>
          <table:table-cell table:style-name="ce116" office:value-type="string" calcext:value-type="string">
            <text:p>News</text:p>
          </table:table-cell>
          <table:table-cell table:style-name="ce116" table:number-columns-repeated="3"/>
          <table:table-cell table:style-name="ce244" table:number-columns-repeated="2"/>
          <table:table-cell table:style-name="ce116" office:value-type="string" calcext:value-type="string">
            <text:p>Final Fantasy Crystal Chronicles</text:p>
          </table:table-cell>
          <table:table-cell table:style-name="ce116" office:value-type="string" calcext:value-type="string">
            <text:p>F-Zero GX</text:p>
          </table:table-cell>
          <table:table-cell table:style-name="ce116" office:value-type="string" calcext:value-type="string">
            <text:p>Kirby Air Ride</text:p>
          </table:table-cell>
          <table:table-cell table:style-name="ce116" office:value-type="string" calcext:value-type="string">
            <text:p>Viewtiful Joe</text:p>
          </table:table-cell>
          <table:table-cell table:style-name="ce116" office:value-type="string" calcext:value-type="string">
            <text:p>Tales of Phantasia + Tales of Symphonia</text:p>
          </table:table-cell>
          <table:table-cell table:style-name="ce116" office:value-type="string" calcext:value-type="string">
            <text:p>Pokemon Channel ~Together with Pikachu!~ (Pokemon Channel)</text:p>
          </table:table-cell>
          <table:table-cell table:style-name="ce116" office:value-type="string" calcext:value-type="string">
            <text:p>R: Racing Evolution</text:p>
          </table:table-cell>
          <table:table-cell table:style-name="ce116" table:number-columns-repeated="1003"/>
        </table:table-row>
        <table:table-row table:style-name="ro1">
          <table:table-cell office:value-type="string" calcext:value-type="string">
            <text:p>August 1 2003</text:p>
          </table:table-cell>
          <table:table-cell table:style-name="ce18" office:value-type="string" calcext:value-type="string">
            <text:p>Gekkan Nintendo Tentou Demo</text:p>
          </table:table-cell>
          <table:table-cell table:style-name="ce8" office:value-type="string" calcext:value-type="string">
            <text:p>August 2003 (Disc A)</text:p>
          </table:table-cell>
          <table:table-cell table:style-name="ce44" office:value-type="string" calcext:value-type="string">
            <text:p>D62J01-0</text:p>
          </table:table-cell>
          <table:table-cell office:value-type="string" calcext:value-type="string">
            <text:p>2-JP</text:p>
          </table:table-cell>
          <table:table-cell table:style-name="ce186" office:value-type="string" calcext:value-type="string">
            <text:p>gc2</text:p>
          </table:table-cell>
          <table:table-cell table:style-name="ce116" office:value-type="string" calcext:value-type="string">
            <text:p>Kirby Air Ride</text:p>
          </table:table-cell>
          <table:table-cell table:style-name="ce116" office:value-type="string" calcext:value-type="string">
            <text:p>F-Zero GX</text:p>
          </table:table-cell>
          <table:table-cell table:style-name="ce176" office:value-type="string" calcext:value-type="string">
            <text:p>Pokemon Pinball: Ruby and Sapphire (GBA)</text:p>
          </table:table-cell>
          <table:table-cell table:style-name="ce116" office:value-type="string" calcext:value-type="string">
            <text:p>News</text:p>
          </table:table-cell>
          <table:table-cell table:style-name="ce116" table:number-columns-repeated="2"/>
          <table:table-cell table:style-name="ce244" table:number-columns-repeated="2"/>
          <table:table-cell table:style-name="ce116" office:value-type="string" calcext:value-type="string">
            <text:p>Pokemon Channel ~Together with Pikachu!~ (Pokemon Channel)</text:p>
          </table:table-cell>
          <table:table-cell table:style-name="ce116" office:value-type="string" calcext:value-type="string">
            <text:p>Final Fantasy Crystal Chronicles</text:p>
          </table:table-cell>
          <table:table-cell table:style-name="ce116" office:value-type="string" calcext:value-type="string">
            <text:p>Tales of Phantasia + Tales of Symphonia</text:p>
          </table:table-cell>
          <table:table-cell table:style-name="ce116" office:value-type="string" calcext:value-type="string">
            <text:p>Kirby Air Ride</text:p>
          </table:table-cell>
          <table:table-cell table:style-name="ce116" office:value-type="string" calcext:value-type="string">
            <text:p>F-Zero GX</text:p>
          </table:table-cell>
          <table:table-cell table:style-name="ce116" table:number-columns-repeated="1005"/>
        </table:table-row>
        <table:table-row table:style-name="ro1">
          <table:table-cell office:value-type="string" calcext:value-type="string">
            <text:p>August 1 2003</text:p>
          </table:table-cell>
          <table:table-cell table:style-name="ce18" office:value-type="string" calcext:value-type="string">
            <text:p>Gekkan Nintendo Tentou Demo</text:p>
          </table:table-cell>
          <table:table-cell table:style-name="ce8" office:value-type="string" calcext:value-type="string">
            <text:p>August 2003 (Disc B)</text:p>
          </table:table-cell>
          <table:table-cell table:style-name="ce44" office:value-type="string" calcext:value-type="string">
            <text:p>D62J01-1</text:p>
          </table:table-cell>
          <table:table-cell office:value-type="string" calcext:value-type="string">
            <text:p>2-JP</text:p>
          </table:table-cell>
          <table:table-cell table:style-name="ce186" office:value-type="string" calcext:value-type="string">
            <text:p>gc2</text:p>
          </table:table-cell>
          <table:table-cell table:style-name="ce116" office:value-type="string" calcext:value-type="string">
            <text:p>F-Zero GX</text:p>
          </table:table-cell>
          <table:table-cell table:style-name="ce116" office:value-type="string" calcext:value-type="string">
            <text:p>Kirby Air Ride</text:p>
          </table:table-cell>
          <table:table-cell table:style-name="ce176" office:value-type="string" calcext:value-type="string">
            <text:p>Pokemon Pinball: Ruby and Sapphire (GBA)</text:p>
          </table:table-cell>
          <table:table-cell table:style-name="ce116" office:value-type="string" calcext:value-type="string">
            <text:p>News</text:p>
          </table:table-cell>
          <table:table-cell table:style-name="ce116" table:number-columns-repeated="2"/>
          <table:table-cell table:style-name="ce244" table:number-columns-repeated="2"/>
          <table:table-cell table:style-name="ce116" office:value-type="string" calcext:value-type="string">
            <text:p>Final Fantasy Crystal Chronicles</text:p>
          </table:table-cell>
          <table:table-cell office:value-type="string" calcext:value-type="string">
            <text:p>Shinyaku Seiken Densetsu (Sword of Mana)</text:p>
          </table:table-cell>
          <table:table-cell table:style-name="ce116" office:value-type="string" calcext:value-type="string">
            <text:p>Ads + Commercials (I think Bokura no Taiyō (Boktai: The Sun Is in Your Hand) + Bokujō Monogatari: Wonderful Life (Harvest Moon: A Wonderful Life)</text:p>
          </table:table-cell>
          <table:table-cell table:style-name="ce116" office:value-type="string" calcext:value-type="string">
            <text:p>F-Zero GX</text:p>
          </table:table-cell>
          <table:table-cell table:style-name="ce116" office:value-type="string" calcext:value-type="string">
            <text:p>Kirby Air Ride</text:p>
          </table:table-cell>
          <table:table-cell table:style-name="ce116" office:value-type="string" calcext:value-type="string">
            <text:p>Tales of Phantasia + Tales of Symphonia</text:p>
          </table:table-cell>
          <table:table-cell table:style-name="ce116" office:value-type="string" calcext:value-type="string">
            <text:p>News</text:p>
          </table:table-cell>
          <table:table-cell table:style-name="ce116" table:number-columns-repeated="1003"/>
        </table:table-row>
        <table:table-row table:style-name="ro1">
          <table:table-cell office:value-type="string" calcext:value-type="string">
            <text:p>September 1 2003</text:p>
          </table:table-cell>
          <table:table-cell office:value-type="string" calcext:value-type="string">
            <text:p>Gekkan Nintendo Tentou Demo</text:p>
          </table:table-cell>
          <table:table-cell table:style-name="ce185" office:value-type="string" calcext:value-type="string">
            <text:p>September 2003</text:p>
          </table:table-cell>
          <table:table-cell table:style-name="ce61"/>
          <table:table-cell table:number-columns-repeated="2" table:style-name="ce72" office:value-type="string" calcext:value-type="string">
            <text:p>?</text:p>
          </table:table-cell>
          <table:table-cell table:style-name="ce61" office:value-type="string" calcext:value-type="string">
            <text:p>Mario Golf: Toadstool Tour</text:p>
          </table:table-cell>
          <table:table-cell table:style-name="ce61" office:value-type="string" calcext:value-type="string">
            <text:p>F-Zero GX</text:p>
          </table:table-cell>
          <table:table-cell table:style-name="ce61" office:value-type="string" calcext:value-type="string">
            <text:p>Pokemon Pinball: Ruby and Sapphire (GBA)</text:p>
          </table:table-cell>
          <table:table-cell table:style-name="ce61" office:value-type="string" calcext:value-type="string">
            <text:p>News</text:p>
          </table:table-cell>
          <table:table-cell table:style-name="ce61" office:value-type="string" calcext:value-type="string">
            <text:p>has a third column of menu items</text:p>
          </table:table-cell>
          <table:table-cell table:style-name="ce61"/>
          <table:table-cell table:style-name="ce96" table:number-columns-repeated="2"/>
          <table:table-cell table:style-name="ce61" office:value-type="string" calcext:value-type="string">
            <text:p>Densetsu no Stafy 2 (The Legendary Starfy)</text:p>
          </table:table-cell>
          <table:table-cell table:style-name="ce61" office:value-type="string" calcext:value-type="string">
            <text:p>Tales of Phantasia + Tales of Symphonia</text:p>
          </table:table-cell>
          <table:table-cell table:style-name="ce61" office:value-type="string" calcext:value-type="string">
            <text:p>Final Fantasy Crystal Chronicles</text:p>
          </table:table-cell>
          <table:table-cell table:style-name="ce61" office:value-type="string" calcext:value-type="string">
            <text:p>Mario Golf: Toadstool Tour</text:p>
          </table:table-cell>
          <table:table-cell table:style-name="ce61" office:value-type="string" calcext:value-type="string">
            <text:p>Kirby Air Ride</text:p>
          </table:table-cell>
          <table:table-cell table:style-name="ce61" office:value-type="string" calcext:value-type="string">
            <text:p>Giant Egg: The Great Adventure of Billy Hatcher (Billy Hatcher and the Giant Egg)</text:p>
          </table:table-cell>
          <table:table-cell table:style-name="ce61" office:value-type="string" calcext:value-type="string">
            <text:p>TV Commercials</text:p>
          </table:table-cell>
          <table:table-cell table:style-name="ce61" table:number-columns-repeated="1003"/>
        </table:table-row>
        <table:table-row table:style-name="ro1">
          <table:table-cell office:value-type="string" calcext:value-type="string">
            <text:p>October 1 2003</text:p>
          </table:table-cell>
          <table:table-cell office:value-type="string" calcext:value-type="string">
            <text:p>Gekkan Nintendo Tentou Demo</text:p>
          </table:table-cell>
          <table:table-cell table:style-name="ce185" office:value-type="string" calcext:value-type="string">
            <text:p>October 2003 (Rev 0)</text:p>
          </table:table-cell>
          <table:table-cell table:style-name="ce61" office:value-type="string" calcext:value-type="string">
            <text:p>D64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5"/>
          <table:table-cell table:style-name="ce96" table:number-columns-repeated="2"/>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October 1 2003</text:p>
          </table:table-cell>
          <table:table-cell office:value-type="string" calcext:value-type="string">
            <text:p>Gekkan Nintendo Tentou Demo</text:p>
          </table:table-cell>
          <table:table-cell table:style-name="ce11" office:value-type="string" calcext:value-type="string">
            <text:p>October 2003 (Rev 1)</text:p>
          </table:table-cell>
          <table:table-cell table:style-name="ce44" office:value-type="string" calcext:value-type="string">
            <text:p>D64J01</text:p>
          </table:table-cell>
          <table:table-cell table:style-name="ce186" office:value-type="string" calcext:value-type="string">
            <text:p>4-JP</text:p>
          </table:table-cell>
          <table:table-cell table:style-name="ce186" office:value-type="string" calcext:value-type="string">
            <text:p>Wario / Billy Hatcher</text:p>
          </table:table-cell>
          <table:table-cell office:value-type="string" calcext:value-type="string">
            <text:p>Giant Egg: The Great Adventure of Billy Hatcher (Billy Hatcher and the Giant Egg)</text:p>
          </table:table-cell>
          <table:table-cell table:style-name="ce116" office:value-type="string" calcext:value-type="string">
            <text:p>Mario Golf: Family Tour (Mario Golf: Toadstool Tour)</text:p>
          </table:table-cell>
          <table:table-cell table:style-name="ce116" office:value-type="string" calcext:value-type="string">
            <text:p>Gotcha Force</text:p>
          </table:table-cell>
          <table:table-cell table:style-name="ce177" office:value-type="string" calcext:value-type="string">
            <text:p>F-Zero GX “Gladiator” car Custom Garage Shop Parts download (New Garage Shop Parts: Galaxy Falcon, Rush Cyclone, Hornet-FX) (downloadable if save file present – JP saves only) (not accessible from menu – use index2.html)</text:p>
          </table:table-cell>
          <table:table-cell table:style-name="ce116" table:number-columns-repeated="2"/>
          <table:table-cell table:style-name="ce244" table:number-columns-repeated="2"/>
          <table:table-cell office:value-type="string" calcext:value-type="string">
            <text:p>Made in Wario (WarioWare: Twisted!)</text:p>
          </table:table-cell>
          <table:table-cell table:style-name="ce116" office:value-type="string" calcext:value-type="string">
            <text:p>Mario Golf: Family Tour (Mario Golf: Toadstool Tour)</text:p>
          </table:table-cell>
          <table:table-cell table:style-name="ce116" office:value-type="string" calcext:value-type="string">
            <text:p>Mario Kart: Double Dash!!</text:p>
          </table:table-cell>
          <table:table-cell table:style-name="ce116" office:value-type="string" calcext:value-type="string">
            <text:p>Oriental Blue: Ao no Tengai + Tengai Makyō II: Manji Maru (Far East of Eden II)</text:p>
          </table:table-cell>
          <table:table-cell table:style-name="ce116" office:value-type="string" calcext:value-type="string">
            <text:p>Naruto: Gekitō Ninja Taisen! (Naruto: Clash of Ninja 2)</text:p>
          </table:table-cell>
          <table:table-cell office:value-type="string" calcext:value-type="string">
            <text:p>TV Commercials</text:p>
          </table:table-cell>
          <table:table-cell table:style-name="ce116" table:number-columns-repeated="1004"/>
        </table:table-row>
        <table:table-row table:style-name="ro1">
          <table:table-cell office:value-type="string" calcext:value-type="string">
            <text:p>November 1 2003</text:p>
          </table:table-cell>
          <table:table-cell office:value-type="string" calcext:value-type="string">
            <text:p>Gekkan Nintendo Tentou Demo</text:p>
          </table:table-cell>
          <table:table-cell table:style-name="ce185" office:value-type="string" calcext:value-type="string">
            <text:p>November 2003 (Disc A)</text:p>
          </table:table-cell>
          <table:table-cell table:style-name="ce61" office:value-type="string" calcext:value-type="string">
            <text:p>D65J01-0</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5"/>
          <table:table-cell table:style-name="ce96" table:number-columns-repeated="2"/>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November 1 2003</text:p>
          </table:table-cell>
          <table:table-cell office:value-type="string" calcext:value-type="string">
            <text:p>Gekkan Nintendo Tentou Demo</text:p>
          </table:table-cell>
          <table:table-cell table:style-name="ce185" office:value-type="string" calcext:value-type="string">
            <text:p>November 2003 (Disc B)</text:p>
          </table:table-cell>
          <table:table-cell table:style-name="ce61" office:value-type="string" calcext:value-type="string">
            <text:p>D65J01-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5"/>
          <table:table-cell table:style-name="ce96" table:number-columns-repeated="2"/>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December 1 2003</text:p>
          </table:table-cell>
          <table:table-cell office:value-type="string" calcext:value-type="string">
            <text:p>Gekkan Nintendo Tentou Demo</text:p>
          </table:table-cell>
          <table:table-cell table:style-name="ce110" office:value-type="string" calcext:value-type="string">
            <text:p>December 2003 (Disc A)</text:p>
          </table:table-cell>
          <table:table-cell table:style-name="ce44" office:value-type="string" calcext:value-type="string">
            <text:p>D67J01-0</text:p>
          </table:table-cell>
          <table:table-cell table:style-name="ce186" office:value-type="string" calcext:value-type="string">
            <text:p>4-JP</text:p>
          </table:table-cell>
          <table:table-cell table:style-name="ce186" office:value-type="string" calcext:value-type="string">
            <text:p>Hot Mario / Baten Kaitos</text:p>
          </table:table-cell>
          <table:table-cell table:style-name="ce186" office:value-type="string" calcext:value-type="string">
            <text:p>Movies only – &gt;</text:p>
          </table:table-cell>
          <table:table-cell table:style-name="ce116" table:number-columns-repeated="5"/>
          <table:table-cell table:style-name="ce244" table:number-columns-repeated="2"/>
          <table:table-cell table:style-name="ce116" office:value-type="string" calcext:value-type="string">
            <text:p>GameCube Xmas Lineup</text:p>
          </table:table-cell>
          <table:table-cell table:style-name="ce116" office:value-type="string" calcext:value-type="string">
            <text:p>GBA Xmas Lineup</text:p>
          </table:table-cell>
          <table:table-cell table:style-name="ce116" office:value-type="string" calcext:value-type="string">
            <text:p>Hot Mario – Mario Kart: Double Dash!!</text:p>
          </table:table-cell>
          <table:table-cell table:style-name="ce116" office:value-type="string" calcext:value-type="string">
            <text:p>Hot Mario – Mario Party 5</text:p>
          </table:table-cell>
          <table:table-cell table:style-name="ce116" office:value-type="string" calcext:value-type="string">
            <text:p>Hot Mario – Mario &amp; Luigi RPG (Mario &amp; Luigi: Superstar Saga)</text:p>
          </table:table-cell>
          <table:table-cell table:style-name="ce116" office:value-type="string" calcext:value-type="string">
            <text:p>Baten Kaitosu Owaranai Tsubasa to Ushinawareta Umi (Baten Kaitos: Eternal Wings and the Lost Ocean)</text:p>
          </table:table-cell>
          <table:table-cell table:style-name="ce116" office:value-type="string" calcext:value-type="string">
            <text:p>Naruto: Gekitō Ninja Taisen! (Naruto: Clash of Ninja 2)</text:p>
          </table:table-cell>
          <table:table-cell table:style-name="ce116" office:value-type="string" calcext:value-type="string">
            <text:p>Donkey Konga</text:p>
          </table:table-cell>
          <table:table-cell table:style-name="ce116" office:value-type="string" calcext:value-type="string">
            <text:p>Pokemon Koroshiamu (Pokemon Colosseum)</text:p>
          </table:table-cell>
          <table:table-cell table:style-name="ce116" office:value-type="string" calcext:value-type="string">
            <text:p>SD Gundam G Generation Advance</text:p>
          </table:table-cell>
          <table:table-cell table:style-name="ce116" office:value-type="string" calcext:value-type="string">
            <text:p>Phantasy Star Online Episode III: C.A.R.D. Revolution</text:p>
          </table:table-cell>
          <table:table-cell table:style-name="ce116" table:number-columns-repeated="999"/>
        </table:table-row>
        <table:table-row table:style-name="ro1">
          <table:table-cell office:value-type="string" calcext:value-type="string">
            <text:p>December 1 2003</text:p>
          </table:table-cell>
          <table:table-cell office:value-type="string" calcext:value-type="string">
            <text:p>Gekkan Nintendo Tentou Demo</text:p>
          </table:table-cell>
          <table:table-cell table:style-name="ce110" office:value-type="string" calcext:value-type="string">
            <text:p>December 2003 (Disc B)</text:p>
          </table:table-cell>
          <table:table-cell table:style-name="ce44" office:value-type="string" calcext:value-type="string">
            <text:p>D67J01-1</text:p>
          </table:table-cell>
          <table:table-cell table:style-name="ce186" office:value-type="string" calcext:value-type="string">
            <text:p>4-JP</text:p>
          </table:table-cell>
          <table:table-cell table:style-name="ce186" office:value-type="string" calcext:value-type="string">
            <text:p>Hot Mario / Naruto</text:p>
          </table:table-cell>
          <table:table-cell office:value-type="string" calcext:value-type="string">
            <text:p>Mario Kart: Double Dash</text:p>
          </table:table-cell>
          <table:table-cell table:style-name="ce116" office:value-type="string" calcext:value-type="string">
            <text:p>Mario Party 5</text:p>
          </table:table-cell>
          <table:table-cell table:style-name="ce116" office:value-type="string" calcext:value-type="string">
            <text:p>Naruto: Gekitō Ninja Taisen! (Naruto: Clash of Ninja 2)</text:p>
          </table:table-cell>
          <table:table-cell table:style-name="ce116" office:value-type="string" calcext:value-type="string">
            <text:p>R: Racing Evolution</text:p>
          </table:table-cell>
          <table:table-cell table:style-name="ce116" table:number-columns-repeated="2"/>
          <table:table-cell table:style-name="ce244" table:number-columns-repeated="2"/>
          <table:table-cell table:style-name="ce116" office:value-type="string" calcext:value-type="string">
            <text:p>GameCube Xmas Lineup</text:p>
          </table:table-cell>
          <table:table-cell table:style-name="ce116" office:value-type="string" calcext:value-type="string">
            <text:p>GBA Xmas Lineup</text:p>
          </table:table-cell>
          <table:table-cell table:style-name="ce116" office:value-type="string" calcext:value-type="string">
            <text:p>Hot Mario – Mario Kart: Double Dash!!</text:p>
          </table:table-cell>
          <table:table-cell table:style-name="ce116" office:value-type="string" calcext:value-type="string">
            <text:p>Hot Mario – Mario Party 5</text:p>
          </table:table-cell>
          <table:table-cell table:style-name="ce116" office:value-type="string" calcext:value-type="string">
            <text:p>Hot Mario – Mario &amp; Luigi RPG (Mario &amp; Luigi: Superstar Saga)</text:p>
          </table:table-cell>
          <table:table-cell table:style-name="ce116" office:value-type="string" calcext:value-type="string">
            <text:p>Baten Kaitosu Owaranai Tsubasa to Ushinawareta Umi (Baten Kaitos: Eternal Wings and the Lost Ocean)</text:p>
          </table:table-cell>
          <table:table-cell table:style-name="ce116" office:value-type="string" calcext:value-type="string">
            <text:p>Naruto: Gekitō Ninja Taisen! (Naruto: Clash of Ninja 2)</text:p>
          </table:table-cell>
          <table:table-cell table:style-name="ce116" office:value-type="string" calcext:value-type="string">
            <text:p>Donkey Konga</text:p>
          </table:table-cell>
          <table:table-cell table:style-name="ce116" office:value-type="string" calcext:value-type="string">
            <text:p>Pokemon Koroshiamu (Pokemon Colosseum)</text:p>
          </table:table-cell>
          <table:table-cell table:style-name="ce116" table:number-columns-repeated="1001"/>
        </table:table-row>
        <table:table-row table:style-name="ro1">
          <table:table-cell office:value-type="string" calcext:value-type="string">
            <text:p>January 1 2004</text:p>
          </table:table-cell>
          <table:table-cell office:value-type="string" calcext:value-type="string">
            <text:p>Gekkan Nintendo Tentou Demo</text:p>
          </table:table-cell>
          <table:table-cell table:style-name="ce8" office:value-type="string" calcext:value-type="string">
            <text:p>January 2004</text:p>
          </table:table-cell>
          <table:table-cell table:style-name="ce177" office:value-type="string" calcext:value-type="string">
            <text:p>D68J01</text:p>
          </table:table-cell>
          <table:table-cell table:style-name="ce186" office:value-type="string" calcext:value-type="string">
            <text:p>4-JP</text:p>
          </table:table-cell>
          <table:table-cell office:value-type="string" calcext:value-type="string">
            <text:p>Multi</text:p>
          </table:table-cell>
          <table:table-cell office:value-type="string" calcext:value-type="string">
            <text:p>Mario Kart: Double Dash</text:p>
          </table:table-cell>
          <table:table-cell table:style-name="ce177" office:value-type="string" calcext:value-type="string">
            <text:p>Pokemon Berry Program Fix – hold L+R+Y+Start on startup to switch menus!</text:p>
          </table:table-cell>
          <table:table-cell table:style-name="ce217" office:value-type="string" calcext:value-type="string">
            <text:p>&lt;-- Y, not B (see February)</text:p>
          </table:table-cell>
          <table:table-cell table:number-columns-repeated="5"/>
          <table:table-cell table:style-name="ce116" office:value-type="string" calcext:value-type="string">
            <text:p>GameCube Winter Lineup (Mario Kart: Double Dash!!, Mario Party 5, Pokemon Colosseum, Naruto Taisen 2, Baten Kaitos, Donkey Konga)</text:p>
          </table:table-cell>
          <table:table-cell office:value-type="string" calcext:value-type="string">
            <text:p>GBA Winter Lineup (Mario &amp; Luigi RPG, F-Zero, Super Donkey Kong, Densetsu no Stafy 2)</text:p>
          </table:table-cell>
          <table:table-cell office:value-type="string" calcext:value-type="string">
            <text:p>GameCube Lineup 2004 vol.1 (1080 Silver Storm [1080 Avalanche], Custom Robo Battle Revolution [Custom Robo], Pikmin 2)</text:p>
          </table:table-cell>
          <table:table-cell office:value-type="string" calcext:value-type="string">
            <text:p>GameCube Lineup 2004 vol.2 (Metal Gear Solid: The Twin Snakes, Lord of the Rings: Return of the King, Killer7, Kidou Senshi Gundam: Senshitachi no Kiseki [Mobile Suit Gundam: Warrior's Locus], biohazard 4 [Resident Evil 4 (beta footage)])</text:p>
          </table:table-cell>
          <table:table-cell office:value-type="string" calcext:value-type="string">
            <text:p>GBA Lineup 2004 (Pokemon FireRed+LeafGreen, Gyakuten Saiban 3 [Ace Attorney 3], Metroid Zero Mission, Mario Golf: GBA Tour [Mario Golf: Advance Tour])</text:p>
          </table:table-cell>
          <table:table-cell office:value-type="string" calcext:value-type="string">
            <text:p>Zelda no Densetsu: Four Swords+ (The Legend of Zelda: Four Swords Adventures)</text:p>
          </table:table-cell>
          <table:table-cell table:number-columns-repeated="1004"/>
        </table:table-row>
        <table:table-row table:style-name="ro1">
          <table:table-cell office:value-type="string" calcext:value-type="string">
            <text:p>February 1 2004</text:p>
          </table:table-cell>
          <table:table-cell table:style-name="ce116" office:value-type="string" calcext:value-type="string">
            <text:p>Gekkan Nintendo Tentou Demo</text:p>
          </table:table-cell>
          <table:table-cell table:style-name="ce8" office:value-type="string" calcext:value-type="string">
            <text:p>February 2004</text:p>
          </table:table-cell>
          <table:table-cell table:style-name="ce177" office:value-type="string" calcext:value-type="string">
            <text:p>D73J01</text:p>
          </table:table-cell>
          <table:table-cell table:style-name="ce186" office:value-type="string" calcext:value-type="string">
            <text:p>4-JP</text:p>
          </table:table-cell>
          <table:table-cell table:style-name="ce186" office:value-type="string" calcext:value-type="string">
            <text:p>Multi</text:p>
          </table:table-cell>
          <table:table-cell table:style-name="ce116" office:value-type="string" calcext:value-type="string">
            <text:p>1080 Silver Storm</text:p>
          </table:table-cell>
          <table:table-cell table:style-name="ce176" office:value-type="string" calcext:value-type="string">
            <text:p>Gyakuten Saiban 3 (Ace Attorney 3) – Trial Version (GBA)</text:p>
          </table:table-cell>
          <table:table-cell table:style-name="ce116" office:value-type="string" calcext:value-type="string">
            <text:p>Mario Kart: Double Dash!!</text:p>
          </table:table-cell>
          <table:table-cell table:style-name="ce116" office:value-type="string" calcext:value-type="string">
            <text:p>Naruto: Gekitō Ninja Taisen! 2 (Naruto: Clash of Ninja 2)</text:p>
          </table:table-cell>
          <table:table-cell table:style-name="ce177" office:value-type="string" calcext:value-type="string">
            <text:p>Pokemon Berry Program Fix – hold L+R+B+Start on startup to switch menus!</text:p>
          </table:table-cell>
          <table:table-cell table:style-name="ce217" office:value-type="string" calcext:value-type="string">
            <text:p>&lt;-- B, not Y (see January)</text:p>
          </table:table-cell>
          <table:table-cell table:style-name="ce116" table:number-columns-repeated="2"/>
          <table:table-cell table:style-name="ce116" office:value-type="string" calcext:value-type="string">
            <text:p>Zelda no Densetsu: Four Swords+ (The Legend of Zelda: Four Swords Adventures)</text:p>
          </table:table-cell>
          <table:table-cell table:style-name="ce116" office:value-type="string" calcext:value-type="string">
            <text:p>GameCube Lineup 2004 vol.1 (1080 Silver Storm [1080 Avalanche], Custom Robo Battle Revolution [Custom Robo], Pikmin 2)</text:p>
          </table:table-cell>
          <table:table-cell table:style-name="ce116" office:value-type="string" calcext:value-type="string">
            <text:p>GameCube Lineup 2004 vol.2 (Metal Gear Solid: The Twin Snakes, Lord of the Rings: Return of the King, Killer7, Kidou Senshi Gundam: Senshitachi no Kiseki [Mobile Suit Gundam: Warrior's Locus], biohazard 4 [Resident Evil 4 (beta footage)])</text:p>
          </table:table-cell>
          <table:table-cell table:style-name="ce116" office:value-type="string" calcext:value-type="string">
            <text:p>GBA Winter Lineup (Pokemon FireRed+LeafGreen, Gyakuten Saiban 3 [Ace Attorney 3], Metroid Zero Mission, Mario Golf: GBA Tour [Mario Golf: Advance Tour])</text:p>
          </table:table-cell>
          <table:table-cell table:style-name="ce116" table:number-columns-repeated="4"/>
          <table:table-cell/>
          <table:table-cell table:style-name="ce116" table:number-columns-repeated="1001"/>
        </table:table-row>
        <table:table-row table:style-name="ro1">
          <table:table-cell office:value-type="string" calcext:value-type="string">
            <text:p>March 1 2004</text:p>
          </table:table-cell>
          <table:table-cell office:value-type="string" calcext:value-type="string">
            <text:p>Gekkan Nintendo Tentou Demo</text:p>
          </table:table-cell>
          <table:table-cell table:style-name="ce185" office:value-type="string" calcext:value-type="string">
            <text:p>March 2004</text:p>
          </table:table-cell>
          <table:table-cell table:style-name="ce61"/>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March 2004</text:p>
          </table:table-cell>
          <table:table-cell office:value-type="string" calcext:value-type="string">
            <text:p>Gekkan Nintendo Tentou Demo</text:p>
          </table:table-cell>
          <table:table-cell table:style-name="ce185" office:value-type="string" calcext:value-type="string">
            <text:p>March 2004 (fixed)</text:p>
          </table:table-cell>
          <table:table-cell table:style-name="ce61" office:value-type="string" calcext:value-type="string">
            <text:p>D76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April 1 2004</text:p>
          </table:table-cell>
          <table:table-cell office:value-type="string" calcext:value-type="string">
            <text:p>Gekkan Nintendo Tentou Demo</text:p>
          </table:table-cell>
          <table:table-cell table:style-name="ce8" office:value-type="string" calcext:value-type="string">
            <text:p>April 2004</text:p>
          </table:table-cell>
          <table:table-cell table:style-name="ce176" office:value-type="string" calcext:value-type="string">
            <text:p>D77J01</text:p>
          </table:table-cell>
          <table:table-cell table:style-name="ce186" office:value-type="string" calcext:value-type="string">
            <text:p>4-JP</text:p>
          </table:table-cell>
          <table:table-cell table:style-name="ce186" office:value-type="string" calcext:value-type="string">
            <text:p>Kirby / Pikmin 2</text:p>
          </table:table-cell>
          <table:table-cell table:style-name="ce176" office:value-type="string" calcext:value-type="string">
            <text:p>Hoshi no Kirby: Kagami no Daimeikyuu (Kirby &amp; the Amazing Mirror) (GBA)</text:p>
          </table:table-cell>
          <table:table-cell table:style-name="ce116" office:value-type="string" calcext:value-type="string">
            <text:p>Custom Robo</text:p>
          </table:table-cell>
          <table:table-cell table:style-name="ce176" office:value-type="string" calcext:value-type="string">
            <text:p>Shiren Monsters: Netsal (GBA)</text:p>
          </table:table-cell>
          <table:table-cell table:style-name="ce176" office:value-type="string" calcext:value-type="string">
            <text:p>Naruto: Saikyō Ninja Daikesshu 2 (Naruto: Ninja Council 2) (GBA)</text:p>
          </table:table-cell>
          <table:table-cell table:style-name="ce116" table:number-columns-repeated="4"/>
          <table:table-cell table:style-name="ce116" office:value-type="string" calcext:value-type="string">
            <text:p>Hoshi no Kirby: Kagami no Daimeikyuu (Kirby &amp; the Amazing Mirror)</text:p>
          </table:table-cell>
          <table:table-cell table:style-name="ce116" office:value-type="string" calcext:value-type="string">
            <text:p>Pikmin 2</text:p>
          </table:table-cell>
          <table:table-cell table:style-name="ce116" office:value-type="string" calcext:value-type="string">
            <text:p>Mario Golf: GBA Tour (Mario Golf: Advance Tour)</text:p>
          </table:table-cell>
          <table:table-cell office:value-type="string" calcext:value-type="string">
            <text:p>Zelda no Densetsu: Four Swords+ (The Legend of Zelda: Four Swords Adventures)</text:p>
          </table:table-cell>
          <table:table-cell table:style-name="ce116" office:value-type="string" calcext:value-type="string">
            <text:p>Metal Gear Solid: The Twin Snakes</text:p>
          </table:table-cell>
          <table:table-cell table:style-name="ce116" office:value-type="string" calcext:value-type="string">
            <text:p>Kidō Senshi Gundam: Senshitachi no Kiseki</text:p>
          </table:table-cell>
          <table:table-cell table:style-name="ce116" table:number-columns-repeated="1004"/>
        </table:table-row>
        <table:table-row table:style-name="ro1">
          <table:table-cell office:value-type="string" calcext:value-type="string">
            <text:p>May 1 2004</text:p>
          </table:table-cell>
          <table:table-cell office:value-type="string" calcext:value-type="string">
            <text:p>Gekkan Nintendo Tentou Demo</text:p>
          </table:table-cell>
          <table:table-cell table:style-name="ce8" office:value-type="string" calcext:value-type="string">
            <text:p>May 2004</text:p>
          </table:table-cell>
          <table:table-cell table:style-name="ce176" office:value-type="string" calcext:value-type="string">
            <text:p>D78J01</text:p>
          </table:table-cell>
          <table:table-cell table:style-name="ce186" office:value-type="string" calcext:value-type="string">
            <text:p>4-JP</text:p>
          </table:table-cell>
          <table:table-cell table:number-columns-repeated="2" office:value-type="string" calcext:value-type="string">
            <text:p>Pikmin 2</text:p>
          </table:table-cell>
          <table:table-cell table:style-name="ce176" office:value-type="string" calcext:value-type="string">
            <text:p>Hoshi no Kirby: Kagami no Daimeikyuu (Kirby &amp; the Amazing Mirror) (GBA)</text:p>
          </table:table-cell>
          <table:table-cell table:style-name="ce176" office:value-type="string" calcext:value-type="string">
            <text:p>Naruto: Saikyō Ninja Daikesshu 2 (Naruto: Ninja Council 2) (GBA)</text:p>
          </table:table-cell>
          <table:table-cell table:number-columns-repeated="5"/>
          <table:table-cell office:value-type="string" calcext:value-type="string">
            <text:p>Pikmin 2</text:p>
          </table:table-cell>
          <table:table-cell table:style-name="ce116" office:value-type="string" calcext:value-type="string">
            <text:p>Hoshi no Kirby: Kagami no Daimeikyuu (Kirby &amp; the Amazing Mirror)</text:p>
          </table:table-cell>
          <table:table-cell office:value-type="string" calcext:value-type="string">
            <text:p>Wario World</text:p>
          </table:table-cell>
          <table:table-cell office:value-type="string" calcext:value-type="string">
            <text:p>Metroid Zero Mission</text:p>
          </table:table-cell>
          <table:table-cell table:style-name="ce116" office:value-type="string" calcext:value-type="string">
            <text:p>Mario Golf: GBA Tour (Mario Golf: Advance Tour)</text:p>
          </table:table-cell>
          <table:table-cell office:value-type="string" calcext:value-type="string">
            <text:p>Zelda no Densetsu: Four Swords+ (The Legend of Zelda: Four Swords Adventures)</text:p>
          </table:table-cell>
          <table:table-cell table:number-columns-repeated="1004"/>
        </table:table-row>
        <table:table-row table:style-name="ro1">
          <table:table-cell office:value-type="string" calcext:value-type="string">
            <text:p>June 1 2004</text:p>
          </table:table-cell>
          <table:table-cell office:value-type="string" calcext:value-type="string">
            <text:p>Gekkan Nintendo Tentou Demo</text:p>
          </table:table-cell>
          <table:table-cell table:style-name="ce35" office:value-type="string" calcext:value-type="string">
            <text:p>June 2004</text:p>
          </table:table-cell>
          <table:table-cell table:style-name="ce176" office:value-type="string" calcext:value-type="string">
            <text:p>D79J01</text:p>
          </table:table-cell>
          <table:table-cell table:style-name="ce186" office:value-type="string" calcext:value-type="string">
            <text:p>4-JP</text:p>
          </table:table-cell>
          <table:table-cell table:style-name="ce186" office:value-type="string" calcext:value-type="string">
            <text:p>Multi</text:p>
          </table:table-cell>
          <table:table-cell table:style-name="ce176" office:value-type="string" calcext:value-type="string">
            <text:p>Mario vs. Donkey Kong (GBA)</text:p>
          </table:table-cell>
          <table:table-cell table:style-name="ce116" office:value-type="string" calcext:value-type="string">
            <text:p>Pikmin 2</text:p>
          </table:table-cell>
          <table:table-cell table:style-name="ce176" office:value-type="string" calcext:value-type="string">
            <text:p>Hoshi no Kirby: Kagami no Daimeikyuu (Kirby &amp; the Amazing Mirror) (GBA)</text:p>
          </table:table-cell>
          <table:table-cell table:style-name="ce176" office:value-type="string" calcext:value-type="string">
            <text:p>Sonic Advance 3 (GBA)</text:p>
          </table:table-cell>
          <table:table-cell table:style-name="ce177" office:value-type="string" calcext:value-type="string">
            <text:p>Mario vs. Donkey Kong (GBA) (USA) (Hidden inside Sonic Advance 3 location)</text:p>
          </table:table-cell>
          <table:table-cell table:style-name="ce116" table:number-columns-repeated="3"/>
          <table:table-cell table:style-name="ce116" office:value-type="string" calcext:value-type="string">
            <text:p>Mario vs. Donkey Kong</text:p>
          </table:table-cell>
          <table:table-cell office:value-type="string" calcext:value-type="string">
            <text:p>Wario World</text:p>
          </table:table-cell>
          <table:table-cell table:style-name="ce116" office:value-type="string" calcext:value-type="string">
            <text:p>Metroid Zero Mission Commercial</text:p>
          </table:table-cell>
          <table:table-cell table:style-name="ce116" office:value-type="string" calcext:value-type="string">
            <text:p>Pikmin 2</text:p>
          </table:table-cell>
          <table:table-cell table:style-name="ce116" office:value-type="string" calcext:value-type="string">
            <text:p>Donkey Konga 2: Hit Song Parade! (Donkey Konga 2) + Super Donkey Kong 2 (Donkey Kong Country 2)</text:p>
          </table:table-cell>
          <table:table-cell table:style-name="ce116" office:value-type="string" calcext:value-type="string">
            <text:p>Harry Potter and the Prisoner of Azkaban</text:p>
          </table:table-cell>
          <table:table-cell table:style-name="ce16" office:value-type="string" calcext:value-type="string">
            <text:p>Wario World Commercial (plays randomly on menu, but is not accessible from menu)</text:p>
          </table:table-cell>
          <table:table-cell table:style-name="ce16" office:value-type="string" calcext:value-type="string">
            <text:p>Metroid Zero Mission (plays randomly on menu, but is not accessible from menu)</text:p>
          </table:table-cell>
          <table:table-cell table:style-name="ce16" office:value-type="string" calcext:value-type="string">
            <text:p>Mario Golf: GBA Tour (Mario Golf: Advance Tour) (plays randomly on menu, but is not accessible from menu)</text:p>
          </table:table-cell>
          <table:table-cell table:style-name="ce116" table:number-columns-repeated="1001"/>
        </table:table-row>
        <table:table-row table:style-name="ro1">
          <table:table-cell office:value-type="string" calcext:value-type="string">
            <text:p>July 1 2004</text:p>
          </table:table-cell>
          <table:table-cell office:value-type="string" calcext:value-type="string">
            <text:p>Gekkan Nintendo Tentou Demo</text:p>
          </table:table-cell>
          <table:table-cell table:style-name="ce35" office:value-type="string" calcext:value-type="string">
            <text:p>July 2004</text:p>
          </table:table-cell>
          <table:table-cell table:style-name="ce176" office:value-type="string" calcext:value-type="string">
            <text:p>D82J01</text:p>
          </table:table-cell>
          <table:table-cell table:style-name="ce186" office:value-type="string" calcext:value-type="string">
            <text:p>4-JP</text:p>
          </table:table-cell>
          <table:table-cell office:value-type="string" calcext:value-type="string">
            <text:p>Multi</text:p>
          </table:table-cell>
          <table:table-cell table:style-name="ce175" office:value-type="string" calcext:value-type="string">
            <text:p>Paper Mario RPG (Paper Mario: The Thousand-Year Door)</text:p>
          </table:table-cell>
          <table:table-cell table:style-name="ce176" office:value-type="string" calcext:value-type="string">
            <text:p>Tottoko Hamutarou: Hamu-Hamu Sports (Hamtaro: Ham-Ham Games) (GBA)</text:p>
          </table:table-cell>
          <table:table-cell table:style-name="ce176" office:value-type="string" calcext:value-type="string">
            <text:p>Mario vs. Donkey Kong (GBA)</text:p>
          </table:table-cell>
          <table:table-cell table:number-columns-repeated="5"/>
          <table:table-cell office:value-type="string" calcext:value-type="string">
            <text:p>Paper Mario RPG (Paper Mario: The Thousand-Year Door)</text:p>
          </table:table-cell>
          <table:table-cell office:value-type="string" calcext:value-type="string">
            <text:p>Donkey Konga 2: Hit Song Parade! (Donkey Konga 2)</text:p>
          </table:table-cell>
          <table:table-cell office:value-type="string" calcext:value-type="string">
            <text:p>Super Donkey Kong 2 (Donkey Kong Country 2) Commercial</text:p>
          </table:table-cell>
          <table:table-cell office:value-type="string" calcext:value-type="string">
            <text:p>Tottoko Hamutarou: Hamu-Hamu Sports (Hamtaro: Ham-Ham Games)</text:p>
          </table:table-cell>
          <table:table-cell office:value-type="string" calcext:value-type="string">
            <text:p>Densetsu no Stafy 3 (The Legendary Starfy)</text:p>
          </table:table-cell>
          <table:table-cell table:style-name="ce116" office:value-type="string" calcext:value-type="string">
            <text:p>Mario vs. Donkey Kong Commercial</text:p>
          </table:table-cell>
          <table:table-cell office:value-type="string" calcext:value-type="string">
            <text:p>RPG Ads + Commercials</text:p>
          </table:table-cell>
          <table:table-cell office:value-type="string" calcext:value-type="string">
            <text:p>Bokujō Monogatari: Wonderful Life (Harvest Moon: A Wonderful Life)</text:p>
          </table:table-cell>
          <table:table-cell table:style-name="ce16" office:value-type="string" calcext:value-type="string">
            <text:p>Super Donkey Kong 2 (Donkey Kong Country 2) (plays randomly on menu, but is not accessible from menu)</text:p>
          </table:table-cell>
          <table:table-cell table:style-name="ce16" office:value-type="string" calcext:value-type="string">
            <text:p>Wario World (plays randomly on menu, but is not accessible from menu)</text:p>
          </table:table-cell>
          <table:table-cell table:style-name="ce16" office:value-type="string" calcext:value-type="string">
            <text:p>Metroid Zero Mission (plays randomly on menu, but is not accessible from menu)</text:p>
          </table:table-cell>
          <table:table-cell table:style-name="ce16" office:value-type="string" calcext:value-type="string">
            <text:p>Mario vs. Donkey Kong (plays randomly on menu, but is not accessible from menu)</text:p>
          </table:table-cell>
          <table:table-cell table:number-columns-repeated="998"/>
        </table:table-row>
        <table:table-row table:style-name="ro1">
          <table:table-cell office:value-type="string" calcext:value-type="string">
            <text:p>August 1 2004</text:p>
          </table:table-cell>
          <table:table-cell office:value-type="string" calcext:value-type="string">
            <text:p>Gekkan Nintendo Tentou Demo</text:p>
          </table:table-cell>
          <table:table-cell table:style-name="ce185" office:value-type="string" calcext:value-type="string">
            <text:p>August 2004</text:p>
          </table:table-cell>
          <table:table-cell table:style-name="ce61" office:value-type="string" calcext:value-type="string">
            <text:p>D84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September 1 2004</text:p>
          </table:table-cell>
          <table:table-cell office:value-type="string" calcext:value-type="string">
            <text:p>Gekkan Nintendo Tentou Demo</text:p>
          </table:table-cell>
          <table:table-cell table:style-name="ce48" office:value-type="string" calcext:value-type="string">
            <text:p>September 2004</text:p>
          </table:table-cell>
          <table:table-cell table:style-name="ce176" office:value-type="string" calcext:value-type="string">
            <text:p>D85J01</text:p>
          </table:table-cell>
          <table:table-cell table:style-name="ce186" office:value-type="string" calcext:value-type="string">
            <text:p>4-JP</text:p>
          </table:table-cell>
          <table:table-cell table:style-name="ce186" office:value-type="string" calcext:value-type="string">
            <text:p>Multi</text:p>
          </table:table-cell>
          <table:table-cell office:value-type="string" calcext:value-type="string">
            <text:p>Paper Mario RPG (Paper Mario: The Thousand-Year Door)</text:p>
          </table:table-cell>
          <table:table-cell table:style-name="ce176" office:value-type="string" calcext:value-type="string">
            <text:p>Super Mario Ball (Mario Pinball Land) (GBA)</text:p>
          </table:table-cell>
          <table:table-cell table:style-name="ce116" office:value-type="string" calcext:value-type="string">
            <text:p>Konjiki no Gash Bell!! Yūjō no Tag Battle Full Power (Zatch Bell! Mamodo Battles)</text:p>
          </table:table-cell>
          <table:table-cell table:style-name="ce116" table:number-columns-repeated="5"/>
          <table:table-cell table:style-name="ce116" office:value-type="string" calcext:value-type="string">
            <text:p>Pocket Monsters: Emerald (Pokemon Emerald)</text:p>
          </table:table-cell>
          <table:table-cell table:style-name="ce116" office:value-type="string" calcext:value-type="string">
            <text:p>Kururin Squash!</text:p>
          </table:table-cell>
          <table:table-cell office:value-type="string" calcext:value-type="string">
            <text:p>Paper Mario RPG (Paper Mario: The Thousand-Year Door)</text:p>
          </table:table-cell>
          <table:table-cell office:value-type="string" calcext:value-type="string">
            <text:p>Fire Emblem: Seima no Kousek (Fire Emblem: The Sacred Stones)</text:p>
          </table:table-cell>
          <table:table-cell table:style-name="ce116" office:value-type="string" calcext:value-type="string">
            <text:p>Super Mario Ball (Mario Pinball Land)</text:p>
          </table:table-cell>
          <table:table-cell office:value-type="string" calcext:value-type="string">
            <text:p>Densetsu no Stafy 3 (The Legendary Starfy)</text:p>
          </table:table-cell>
          <table:table-cell office:value-type="string" calcext:value-type="string">
            <text:p>Kingudamu Hātsu Chein Obu Memorīzu (Kingdom Hearts: Chain of Memories)</text:p>
          </table:table-cell>
          <table:table-cell table:style-name="ce116" office:value-type="string" calcext:value-type="string">
            <text:p>Konjiki no Gash Bell!! Yūjō no Tag Battle Full Power (Zatch Bell! Mamodo Battles)</text:p>
          </table:table-cell>
          <table:table-cell table:style-name="ce116" office:value-type="string" calcext:value-type="string">
            <text:p>Zoids Vs. III</text:p>
          </table:table-cell>
          <table:table-cell table:style-name="ce250" office:value-type="string" calcext:value-type="string">
            <text:p>Famicom Disk System No Card (plays randomly but is not listed in index.html)</text:p>
          </table:table-cell>
          <table:table-cell table:style-name="ce16" office:value-type="string" calcext:value-type="string">
            <text:p>Paper Mario RPG (Paper Mario: The Thousand-Year Door) Commercial (plays randomly on menu, but is not accessible from menu)</text:p>
          </table:table-cell>
          <table:table-cell table:style-name="ce16" office:value-type="string" calcext:value-type="string">
            <text:p>Super Mario Ball (Mario Pinball Land) Commercial (plays randomly on menu, but is not accessible from menu)</text:p>
          </table:table-cell>
          <table:table-cell table:style-name="ce116" table:number-columns-repeated="998"/>
        </table:table-row>
        <table:table-row table:style-name="ro1">
          <table:table-cell office:value-type="string" calcext:value-type="string">
            <text:p>October 1 2004</text:p>
          </table:table-cell>
          <table:table-cell office:value-type="string" calcext:value-type="string">
            <text:p>Gekkan Nintendo Tentou Demo</text:p>
          </table:table-cell>
          <table:table-cell table:style-name="ce48" office:value-type="string" calcext:value-type="string">
            <text:p>October 2004</text:p>
          </table:table-cell>
          <table:table-cell table:style-name="ce176" office:value-type="string" calcext:value-type="string">
            <text:p>D86J01</text:p>
          </table:table-cell>
          <table:table-cell table:style-name="ce186" office:value-type="string" calcext:value-type="string">
            <text:p>4-JP (Loud volume)</text:p>
          </table:table-cell>
          <table:table-cell office:value-type="string" calcext:value-type="string">
            <text:p>Wario / Multi</text:p>
          </table:table-cell>
          <table:table-cell office:value-type="string" calcext:value-type="string">
            <text:p>Mario Tennis (Mario Power Tennis)</text:p>
          </table:table-cell>
          <table:table-cell table:style-name="ce116" office:value-type="string" calcext:value-type="string">
            <text:p>Kururin Squash!</text:p>
          </table:table-cell>
          <table:table-cell table:style-name="ce176" office:value-type="string" calcext:value-type="string">
            <text:p>Vattroller X (GBA)</text:p>
          </table:table-cell>
          <table:table-cell table:number-columns-repeated="5"/>
          <table:table-cell office:value-type="string" calcext:value-type="string">
            <text:p>Made in Wario (WarioWare: Twisted!)</text:p>
          </table:table-cell>
          <table:table-cell office:value-type="string" calcext:value-type="string">
            <text:p>Mario Tennis (Mario Power Tennis)</text:p>
          </table:table-cell>
          <table:table-cell office:value-type="string" calcext:value-type="string">
            <text:p>Fire Emblem: Seima no Kousek (Fire Emblem: The Sacred Stones)</text:p>
          </table:table-cell>
          <table:table-cell office:value-type="string" calcext:value-type="string">
            <text:p>Fire Emblem: Seima no Kousek (Fire Emblem: The Sacred Stones) Commercial</text:p>
          </table:table-cell>
          <table:table-cell table:style-name="ce116" office:value-type="string" calcext:value-type="string">
            <text:p>Kururin Squash!</text:p>
          </table:table-cell>
          <table:table-cell office:value-type="string" calcext:value-type="string">
            <text:p>F-Zero Climax</text:p>
          </table:table-cell>
          <table:table-cell office:value-type="string" calcext:value-type="string">
            <text:p>Zelda no Densetsu : Fushigi no Boushi (The Legend of Zelda: The Minish Cap)</text:p>
          </table:table-cell>
          <table:table-cell office:value-type="string" calcext:value-type="string">
            <text:p>Pocket Monsters: Emerald (Pokemon Emerald) Commercial</text:p>
          </table:table-cell>
          <table:table-cell office:value-type="string" calcext:value-type="string">
            <text:p>Kingudamu Hātsu Chein Obu Memorīzu (Kingdom Hearts: Chain of Memories)</text:p>
          </table:table-cell>
          <table:table-cell table:style-name="ce250" office:value-type="string" calcext:value-type="string">
            <text:p>Kururin Squash! Commercial (plays randomly on menu, but is not accessible from menu)</text:p>
          </table:table-cell>
          <table:table-cell table:style-name="ce250" office:value-type="string" calcext:value-type="string">
            <text:p>NDS Commercial (plays randomly on menu, but is not accessible from menu)</text:p>
          </table:table-cell>
          <table:table-cell table:number-columns-repeated="999"/>
        </table:table-row>
        <table:table-row table:style-name="ro1">
          <table:table-cell office:value-type="string" calcext:value-type="string">
            <text:p>November 1 2004</text:p>
          </table:table-cell>
          <table:table-cell office:value-type="string" calcext:value-type="string">
            <text:p>Gekkan Nintendo Tentou Demo</text:p>
          </table:table-cell>
          <table:table-cell table:style-name="ce48" office:value-type="string" calcext:value-type="string">
            <text:p>November 2004</text:p>
          </table:table-cell>
          <table:table-cell table:style-name="ce176" office:value-type="string" calcext:value-type="string">
            <text:p>D87J01</text:p>
          </table:table-cell>
          <table:table-cell office:value-type="string" calcext:value-type="string">
            <text:p>4-JP (Loud volume)</text:p>
          </table:table-cell>
          <table:table-cell table:style-name="ce186" office:value-type="string" calcext:value-type="string">
            <text:p>Mario / Multi</text:p>
          </table:table-cell>
          <table:table-cell office:value-type="string" calcext:value-type="string">
            <text:p>Mario Tennis (Mario Power Tennis)</text:p>
          </table:table-cell>
          <table:table-cell table:style-name="ce116" office:value-type="string" calcext:value-type="string">
            <text:p>Mario Party 6</text:p>
          </table:table-cell>
          <table:table-cell table:style-name="ce176" office:value-type="string" calcext:value-type="string">
            <text:p>F-Zero Climax (GBA)</text:p>
          </table:table-cell>
          <table:table-cell office:value-type="string" calcext:value-type="string">
            <text:p>Naruto: Gekitō Ninja Taisen! 3 (Naruto: Great Ninja Battle! 3)</text:p>
          </table:table-cell>
          <table:table-cell table:style-name="ce116" office:value-type="string" calcext:value-type="string">
            <text:p>Viewtiful Joe 2</text:p>
          </table:table-cell>
          <table:table-cell table:style-name="ce116" table:number-columns-repeated="3"/>
          <table:table-cell office:value-type="string" calcext:value-type="string">
            <text:p>Mario Tennis (Mario Power Tennis)</text:p>
          </table:table-cell>
          <table:table-cell table:style-name="ce116" office:value-type="string" calcext:value-type="string">
            <text:p>Mario Party 6</text:p>
          </table:table-cell>
          <table:table-cell office:value-type="string" calcext:value-type="string">
            <text:p>Game Boy Wars Advance 1+2 (Advance Wars 1+2)</text:p>
          </table:table-cell>
          <table:table-cell office:value-type="string" calcext:value-type="string">
            <text:p>Zelda no Densetsu : Fushigi no Boushi (The Legend of Zelda: The Minish Cap)</text:p>
          </table:table-cell>
          <table:table-cell office:value-type="string" calcext:value-type="string">
            <text:p>Made in Wario (WarioWare: Twisted!)</text:p>
          </table:table-cell>
          <table:table-cell office:value-type="string" calcext:value-type="string">
            <text:p>F-Zero Climax</text:p>
          </table:table-cell>
          <table:table-cell office:value-type="string" calcext:value-type="string">
            <text:p>Kingudamu Hātsu Chein Obu Memorīzu (Kingdom Hearts: Chain of Memories)</text:p>
          </table:table-cell>
          <table:table-cell office:value-type="string" calcext:value-type="string">
            <text:p>Sūpā Robotto Taisen GC (Super Robot Wars GC)</text:p>
          </table:table-cell>
          <table:table-cell table:style-name="ce116" office:value-type="string" calcext:value-type="string">
            <text:p>NDS Commercial</text:p>
          </table:table-cell>
          <table:table-cell table:style-name="ce250" office:value-type="string" calcext:value-type="string">
            <text:p>NDS Ad</text:p>
          </table:table-cell>
          <table:table-cell table:style-name="ce250" office:value-type="string" calcext:value-type="string">
            <text:p>Kururin Squash! Commercial (plays randomly on menu, but is not accessible from menu)</text:p>
          </table:table-cell>
          <table:table-cell table:style-name="ce250" office:value-type="string" calcext:value-type="string">
            <text:p>Zelda no Densetsu : Fushigi no Boushi (The Legend of Zelda: The Minish Cap) (plays randomly on menu, but is not accessible from menu)</text:p>
          </table:table-cell>
          <table:table-cell table:style-name="ce250" office:value-type="string" calcext:value-type="string">
            <text:p>Mario Tennis (Mario Power Tennis) (plays randomly on menu, but is not accessible from menu)</text:p>
          </table:table-cell>
          <table:table-cell table:style-name="ce116" table:number-columns-repeated="997"/>
        </table:table-row>
        <table:table-row table:style-name="ro1">
          <table:table-cell office:value-type="string" calcext:value-type="string">
            <text:p>December 1 2004</text:p>
          </table:table-cell>
          <table:table-cell office:value-type="string" calcext:value-type="string">
            <text:p>Gekkan Nintendo Tentou Demo</text:p>
          </table:table-cell>
          <table:table-cell table:style-name="ce48" office:value-type="string" calcext:value-type="string">
            <text:p>December 2004</text:p>
          </table:table-cell>
          <table:table-cell table:style-name="ce176" office:value-type="string" calcext:value-type="string">
            <text:p>D88J01</text:p>
          </table:table-cell>
          <table:table-cell table:style-name="ce186" office:value-type="string" calcext:value-type="string">
            <text:p>5-JP</text:p>
          </table:table-cell>
          <table:table-cell table:style-name="ce186" office:value-type="string" calcext:value-type="string">
            <text:p>NDS / Multi</text:p>
          </table:table-cell>
          <table:table-cell table:style-name="ce116" office:value-type="string" calcext:value-type="string">
            <text:p>Mario Party 6</text:p>
          </table:table-cell>
          <table:table-cell office:value-type="string" calcext:value-type="string">
            <text:p>Mario Tennis (Mario Power Tennis)</text:p>
          </table:table-cell>
          <table:table-cell table:style-name="ce176" office:value-type="string" calcext:value-type="string">
            <text:p>Zelda no Densetsu : Fushigi no Boushi (The Legend of Zelda: The Minish Cap) (GBA)</text:p>
          </table:table-cell>
          <table:table-cell office:value-type="string" calcext:value-type="string">
            <text:p>Naruto: Gekitō Ninja Taisen! 3 (Naruto: Great Ninja Battle! 3)</text:p>
          </table:table-cell>
          <table:table-cell/>
          <table:table-cell table:style-name="ce116" table:number-columns-repeated="3"/>
          <table:table-cell office:value-type="string" calcext:value-type="string">
            <text:p>NDS Multi-game Commercial (Kenshūi Tendo Doctor + Mr. Driller Drill Spirits + The Urbz: Sims in the City + Zunou ni Asekaku Game Series! Vol. 1 - Cool 104 Joker &amp; Setline + Zoo Keeper + Mahjong Taikai)</text:p>
          </table:table-cell>
          <table:table-cell table:style-name="ce116" office:value-type="string" calcext:value-type="string">
            <text:p>Sawaru Made in Wario (WarioWare: Touched!) Commercial</text:p>
          </table:table-cell>
          <table:table-cell table:style-name="ce116" office:value-type="string" calcext:value-type="string">
            <text:p>Super Mario 64 DS Commercial</text:p>
          </table:table-cell>
          <table:table-cell table:style-name="ce116" office:value-type="string" calcext:value-type="string">
            <text:p>Kimi no Tame Nara Shineru (Feel the Magic: XY/XX) Commercial</text:p>
          </table:table-cell>
          <table:table-cell table:style-name="ce116" office:value-type="string" calcext:value-type="string">
            <text:p>Chokkan Hitofude (Polarium) Commercial</text:p>
          </table:table-cell>
          <table:table-cell table:style-name="ce116" office:value-type="string" calcext:value-type="string">
            <text:p>Pocket Monster Dash (Pokemon Dash) Commercial</text:p>
          </table:table-cell>
          <table:table-cell table:style-name="ce116" office:value-type="string" calcext:value-type="string">
            <text:p>Daigasso! Band Brothers Commercial</text:p>
          </table:table-cell>
          <table:table-cell table:style-name="ce116" office:value-type="string" calcext:value-type="string">
            <text:p>Donkey Kong Jungle Beat</text:p>
          </table:table-cell>
          <table:table-cell table:style-name="ce116" office:value-type="string" calcext:value-type="string">
            <text:p>Yoshi no Banyuu Inryoku (Yoshi's Universal Gravitation)</text:p>
          </table:table-cell>
          <table:table-cell table:style-name="ce116" office:value-type="string" calcext:value-type="string">
            <text:p>Mario Party 6</text:p>
          </table:table-cell>
          <table:table-cell office:value-type="string" calcext:value-type="string">
            <text:p>Game Boy Wars Advance 1+2 (Advance Wars 1+2)</text:p>
          </table:table-cell>
          <table:table-cell office:value-type="string" calcext:value-type="string">
            <text:p>Mario Tennis (Mario Power Tennis)</text:p>
          </table:table-cell>
          <table:table-cell office:value-type="string" calcext:value-type="string">
            <text:p>Zelda no Densetsu : Fushigi no Boushi (The Legend of Zelda: The Minish Cap)</text:p>
          </table:table-cell>
          <table:table-cell office:value-type="string" calcext:value-type="string">
            <text:p>Sūpā Robotto Taisen GC (Super Robot Wars GC)</text:p>
          </table:table-cell>
          <table:table-cell office:value-type="string" calcext:value-type="string">
            <text:p>Kidou Senshi Gundam: Gundam vs. Z Gundam (Mobile Suit Gundam: Gundam vs. Zeta Gundam)</text:p>
          </table:table-cell>
          <table:table-cell table:style-name="ce250" office:value-type="string" calcext:value-type="string">
            <text:p>Mario Party 6 (plays randomly on menu, but is not accessible from menu)</text:p>
          </table:table-cell>
          <table:table-cell table:style-name="ce250" office:value-type="string" calcext:value-type="string">
            <text:p>Game Boy Wars Advance 1+2 (Advance Wars 1+2) (plays randomly on menu, but is not accessible from menu)</text:p>
          </table:table-cell>
          <table:table-cell table:style-name="ce250" office:value-type="string" calcext:value-type="string">
            <text:p>(several duplicate or near-duplicate files on disk)</text:p>
          </table:table-cell>
          <table:table-cell table:style-name="ce116" table:number-columns-repeated="992"/>
        </table:table-row>
        <table:table-row table:style-name="ro1">
          <table:table-cell office:value-type="string" calcext:value-type="string">
            <text:p>End Year 2004-2005</text:p>
          </table:table-cell>
          <table:table-cell office:value-type="string" calcext:value-type="string">
            <text:p>Gekkan Nintendo Tentou Demo</text:p>
          </table:table-cell>
          <table:table-cell table:style-name="ce48" office:value-type="string" calcext:value-type="string">
            <text:p>End Year 2004-2005 (Nenmatsunenshi-gou)</text:p>
          </table:table-cell>
          <table:table-cell table:style-name="ce176" office:value-type="string" calcext:value-type="string">
            <text:p>D92J01</text:p>
          </table:table-cell>
          <table:table-cell table:style-name="ce186" office:value-type="string" calcext:value-type="string">
            <text:p>5-JP</text:p>
          </table:table-cell>
          <table:table-cell table:style-name="ce186" office:value-type="string" calcext:value-type="string">
            <text:p>NDS / Multi</text:p>
          </table:table-cell>
          <table:table-cell table:style-name="ce116" office:value-type="string" calcext:value-type="string">
            <text:p>Mario Party 6</text:p>
          </table:table-cell>
          <table:table-cell office:value-type="string" calcext:value-type="string">
            <text:p>Mario Tennis (Mario Power Tennis)</text:p>
          </table:table-cell>
          <table:table-cell table:style-name="ce176" office:value-type="string" calcext:value-type="string">
            <text:p>Zelda no Densetsu : Fushigi no Boushi (The Legend of Zelda: The Minish Cap) (GBA)</text:p>
          </table:table-cell>
          <table:table-cell office:value-type="string" calcext:value-type="string">
            <text:p>Naruto: Gekitō Ninja Taisen! 3 (Naruto: Great Ninja Battle! 3)</text:p>
          </table:table-cell>
          <table:table-cell table:style-name="ce116" table:number-columns-repeated="4"/>
          <table:table-cell table:style-name="ce116" office:value-type="string" calcext:value-type="string">
            <text:p>NDS Multi-game Commercial</text:p>
          </table:table-cell>
          <table:table-cell table:style-name="ce116" office:value-type="string" calcext:value-type="string">
            <text:p>NDS Commercials + Pictochat</text:p>
          </table:table-cell>
          <table:table-cell table:style-name="ce116" office:value-type="string" calcext:value-type="string">
            <text:p>Puyo Pop Fever Commercial</text:p>
          </table:table-cell>
          <table:table-cell table:style-name="ce116" office:value-type="string" calcext:value-type="string">
            <text:p>Sawaru Made in Wario (WarioWare: Touched!) Commercial</text:p>
          </table:table-cell>
          <table:table-cell table:style-name="ce116" office:value-type="string" calcext:value-type="string">
            <text:p>Super Mario 64 DS Commercial</text:p>
          </table:table-cell>
          <table:table-cell table:style-name="ce116" office:value-type="string" calcext:value-type="string">
            <text:p>Kimi no Tame Nara Shineru (Feel the Magic: XY/XX) Commercial</text:p>
          </table:table-cell>
          <table:table-cell table:style-name="ce116" office:value-type="string" calcext:value-type="string">
            <text:p>Chokkan Hitofude (Polarium) Commercial</text:p>
          </table:table-cell>
          <table:table-cell table:style-name="ce116" office:value-type="string" calcext:value-type="string">
            <text:p>Pocket Monster Dash (Pokemon Dash) Commercial</text:p>
          </table:table-cell>
          <table:table-cell table:style-name="ce116" office:value-type="string" calcext:value-type="string">
            <text:p>Daigasso! Band Brothers Commercial</text:p>
          </table:table-cell>
          <table:table-cell table:style-name="ce116" office:value-type="string" calcext:value-type="string">
            <text:p>Donkey Kong Jungle Beat</text:p>
          </table:table-cell>
          <table:table-cell table:style-name="ce116" office:value-type="string" calcext:value-type="string">
            <text:p>Mario Party 6</text:p>
          </table:table-cell>
          <table:table-cell table:style-name="ce116" office:value-type="string" calcext:value-type="string">
            <text:p>Yoshi no Banyuu Inryoku (Yoshi's Universal Gravitation)</text:p>
          </table:table-cell>
          <table:table-cell office:value-type="string" calcext:value-type="string">
            <text:p>Mario Tennis (Mario Power Tennis)</text:p>
          </table:table-cell>
          <table:table-cell office:value-type="string" calcext:value-type="string">
            <text:p>Zelda no Densetsu : Fushigi no Boushi (The Legend of Zelda: The Minish Cap)</text:p>
          </table:table-cell>
          <table:table-cell office:value-type="string" calcext:value-type="string">
            <text:p>Teiruzu obu za Waarudo: Narikiri Danjon 3 (Tales of the World: Narikiri Dungeon 3)</text:p>
          </table:table-cell>
          <table:table-cell table:style-name="ce250" office:value-type="string" calcext:value-type="string">
            <text:p>Compilation of all trailers (plays randomly on menu, but is not accessible from menu)</text:p>
          </table:table-cell>
          <table:table-cell table:style-name="ce250" office:value-type="string" calcext:value-type="string">
            <text:p>Biohazard 4 (Resident Evil 4) (plays randomly on menu, but is not accessible from menu)</text:p>
          </table:table-cell>
          <table:table-cell table:style-name="ce116" table:number-columns-repeated="993"/>
        </table:table-row>
        <table:table-row table:style-name="ro1">
          <table:table-cell office:value-type="string" calcext:value-type="string">
            <text:p>January 1 2005</text:p>
          </table:table-cell>
          <table:table-cell office:value-type="string" calcext:value-type="string">
            <text:p>Gekkan Nintendo Tentou Demo</text:p>
          </table:table-cell>
          <table:table-cell table:style-name="ce185" office:value-type="string" calcext:value-type="string">
            <text:p>January 2005</text:p>
          </table:table-cell>
          <table:table-cell table:style-name="ce61" office:value-type="string" calcext:value-type="string">
            <text:p>D93J01</text:p>
          </table:table-cell>
          <table:table-cell table:number-columns-repeated="2" table:style-name="ce72" office:value-type="string" calcext:value-type="string">
            <text:p>?</text:p>
          </table:table-cell>
          <table:table-cell table:style-name="ce61" office:value-type="string" calcext:value-type="string">
            <text:p>Naruto: Gekitō Ninja Taisen! 3 (Naruto: Clash of Ninja 3)</text:p>
          </table:table-cell>
          <table:table-cell table:style-name="ce61" table:number-columns-repeated="7"/>
          <table:table-cell table:style-name="ce61" office:value-type="string" calcext:value-type="string">
            <text:p>Nintendogs</text:p>
          </table:table-cell>
          <table:table-cell table:style-name="ce61" office:value-type="string" calcext:value-type="string">
            <text:p>Catch! Touch! Yoshi! (Yoshi Touch &amp; Go)</text:p>
          </table:table-cell>
          <table:table-cell table:style-name="ce61" office:value-type="string" calcext:value-type="string">
            <text:p>Mario Party Advance</text:p>
          </table:table-cell>
          <table:table-cell table:style-name="ce61" office:value-type="string" calcext:value-type="string">
            <text:p>Donkey Kong Jungle Beat</text:p>
          </table:table-cell>
          <table:table-cell table:style-name="ce61" office:value-type="string" calcext:value-type="string">
            <text:p>Yoshi’s Universal Gravitation (Yoshi Topsy-Turvy)</text:p>
          </table:table-cell>
          <table:table-cell table:style-name="ce61"/>
          <table:table-cell table:style-name="ce61" office:value-type="string" calcext:value-type="string">
            <text:p>Picto Chat</text:p>
          </table:table-cell>
          <table:table-cell table:style-name="ce61" table:number-columns-repeated="1003"/>
        </table:table-row>
        <table:table-row table:style-name="ro1">
          <table:table-cell office:value-type="string" calcext:value-type="string">
            <text:p>February 1 2005</text:p>
          </table:table-cell>
          <table:table-cell office:value-type="string" calcext:value-type="string">
            <text:p>Gekkan Nintendo Tentou Demo</text:p>
          </table:table-cell>
          <table:table-cell table:style-name="ce185" office:value-type="string" calcext:value-type="string">
            <text:p>February 2005</text:p>
          </table:table-cell>
          <table:table-cell table:style-name="ce61" office:value-type="string" calcext:value-type="string">
            <text:p>D94J01</text:p>
          </table:table-cell>
          <table:table-cell table:number-columns-repeated="2" table:style-name="ce72" office:value-type="string" calcext:value-type="string">
            <text:p>?</text:p>
          </table:table-cell>
          <table:table-cell table:style-name="ce61" office:value-type="string" calcext:value-type="string">
            <text:p>Star Fox Assault</text:p>
          </table:table-cell>
          <table:table-cell table:style-name="ce61" office:value-type="string" calcext:value-type="string">
            <text:p>Konjiki no Gash Bell!! Yūjō no Tag Battle Full Power (Zatch Bell! Mamodo Battles)</text:p>
          </table:table-cell>
          <table:table-cell table:style-name="ce61" table:number-columns-repeated="6"/>
          <table:table-cell table:style-name="ce61" office:value-type="string" calcext:value-type="string">
            <text:p>NDS Soft Lineup</text:p>
          </table:table-cell>
          <table:table-cell table:style-name="ce61" office:value-type="string" calcext:value-type="string">
            <text:p>TVCM Catch! Touch! Yoshi!</text:p>
          </table:table-cell>
          <table:table-cell table:style-name="ce61" office:value-type="string" calcext:value-type="string">
            <text:p>Large Ensemble! Band Brothers</text:p>
          </table:table-cell>
          <table:table-cell table:style-name="ce61" office:value-type="string" calcext:value-type="string">
            <text:p>Star Fox Assault</text:p>
          </table:table-cell>
          <table:table-cell table:style-name="ce61" office:value-type="string" calcext:value-type="string">
            <text:p>Donkey Konga</text:p>
          </table:table-cell>
          <table:table-cell table:style-name="ce61" office:value-type="string" calcext:value-type="string">
            <text:p>TVCM Donkey Kong Jungle Beat</text:p>
          </table:table-cell>
          <table:table-cell table:style-name="ce61" office:value-type="string" calcext:value-type="string">
            <text:p>Konjiki no Gash Bell!! Yūjō no Tag Battle Full Power (Zatch Bell! Mamodo Battles)</text:p>
          </table:table-cell>
          <table:table-cell table:style-name="ce61" office:value-type="string" calcext:value-type="string">
            <text:p>One Piece: Treasure Battle!</text:p>
          </table:table-cell>
          <table:table-cell table:style-name="ce61" office:value-type="string" calcext:value-type="string">
            <text:p>biohazard 4 (Resident Evil 4)</text:p>
          </table:table-cell>
          <table:table-cell table:style-name="ce61" office:value-type="string" calcext:value-type="string">
            <text:p>Ranch Story Happy Poem</text:p>
          </table:table-cell>
          <table:table-cell table:style-name="ce61" office:value-type="string" calcext:value-type="string">
            <text:p>Millenium Family</text:p>
          </table:table-cell>
          <table:table-cell table:style-name="ce61" office:value-type="string" calcext:value-type="string">
            <text:p>Marty Party Advance</text:p>
          </table:table-cell>
          <table:table-cell table:style-name="ce61" table:number-columns-repeated="998"/>
        </table:table-row>
        <table:table-row table:style-name="ro1">
          <table:table-cell office:value-type="string" calcext:value-type="string">
            <text:p>March 1 2005</text:p>
          </table:table-cell>
          <table:table-cell office:value-type="string" calcext:value-type="string">
            <text:p>Gekkan Nintendo Tentou Demo</text:p>
          </table:table-cell>
          <table:table-cell table:style-name="ce185" office:value-type="string" calcext:value-type="string">
            <text:p>March 2005</text:p>
          </table:table-cell>
          <table:table-cell table:style-name="ce61" office:value-type="string" calcext:value-type="string">
            <text:p>D95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1017"/>
        </table:table-row>
        <table:table-row table:style-name="ro1">
          <table:table-cell office:value-type="string" calcext:value-type="string">
            <text:p>April 1 2005</text:p>
          </table:table-cell>
          <table:table-cell office:value-type="string" calcext:value-type="string">
            <text:p>Gekkan Nintendo Tentou Demo</text:p>
          </table:table-cell>
          <table:table-cell table:style-name="ce185" office:value-type="string" calcext:value-type="string">
            <text:p>April 2005</text:p>
          </table:table-cell>
          <table:table-cell table:style-name="ce61" office:value-type="string" calcext:value-type="string">
            <text:p>D96J01</text:p>
          </table:table-cell>
          <table:table-cell table:number-columns-repeated="2" table:style-name="ce72" office:value-type="string" calcext:value-type="string">
            <text:p>?</text:p>
          </table:table-cell>
          <table:table-cell table:style-name="ce61" office:value-type="string" calcext:value-type="string">
            <text:p>Star Fox Assault</text:p>
          </table:table-cell>
          <table:table-cell table:style-name="ce61" office:value-type="string" calcext:value-type="string">
            <text:p>Naruto: Saikyō Ninja Daikesshu 2 (Naruto: Ninja Council 2) (GBA) ?</text:p>
          </table:table-cell>
          <table:table-cell table:style-name="ce61" table:number-columns-repeated="6"/>
          <table:table-cell table:style-name="ce61" office:value-type="string" calcext:value-type="string">
            <text:p>Touch! New Colors DS</text:p>
          </table:table-cell>
          <table:table-cell table:style-name="ce61" office:value-type="string" calcext:value-type="string">
            <text:p>NDS Touch! Lineup (Touch! Kirby [Kirby: Canvas Curse], PikuPiku: Toku to E Ninaru Mitsu no Puzzle [Pic Pic] (?), Meteos, Naruto: Saikyō Ninja Daikesshu 3 for DS ([Naruto: Great Council of the Strongest Ninja 3 for DS] [Naruto: Ninja Council 2 - European Version]), Yakuman DS [Mahjong], Bokujō Monogatari: Korobokkuru Sutēshon [Harvest Moon DS], Egg Monster Hero)</text:p>
          </table:table-cell>
          <table:table-cell table:style-name="ce61" office:value-type="string" calcext:value-type="string">
            <text:p>Nintendogs</text:p>
          </table:table-cell>
          <table:table-cell table:style-name="ce61" office:value-type="string" calcext:value-type="string">
            <text:p>Electroplankton</text:p>
          </table:table-cell>
          <table:table-cell table:style-name="ce61" office:value-type="string" calcext:value-type="string">
            <text:p>Fire Emblem: Sōen no Kiseki (Fire Emblem: Path of Radiance)</text:p>
          </table:table-cell>
          <table:table-cell table:style-name="ce61" office:value-type="string" calcext:value-type="string">
            <text:p>The Tower SP</text:p>
          </table:table-cell>
          <table:table-cell table:style-name="ce61" office:value-type="string" calcext:value-type="string">
            <text:p>Star Fox Assault</text:p>
          </table:table-cell>
          <table:table-cell table:style-name="ce61" table:number-columns-repeated="2"/>
          <table:table-cell table:style-name="ce61" office:value-type="string" calcext:value-type="string">
            <text:p>Naruto: Saikyō Ninja Daikesshu 2 (Naruto: Ninja Council 2) (GBA) ?</text:p>
          </table:table-cell>
          <table:table-cell table:style-name="ce61" table:number-columns-repeated="1000"/>
        </table:table-row>
        <table:table-row table:style-name="ro1">
          <table:table-cell office:value-type="string" calcext:value-type="string">
            <text:p>May 1 2005</text:p>
          </table:table-cell>
          <table:table-cell office:value-type="string" calcext:value-type="string">
            <text:p>Gekkan Nintendo Tentou Demo</text:p>
          </table:table-cell>
          <table:table-cell table:style-name="ce185" office:value-type="string" calcext:value-type="string">
            <text:p>May 2005</text:p>
          </table:table-cell>
          <table:table-cell table:style-name="ce61"/>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June 1 2005</text:p>
          </table:table-cell>
          <table:table-cell office:value-type="string" calcext:value-type="string">
            <text:p>Gekkan Nintendo Tentou Demo</text:p>
          </table:table-cell>
          <table:table-cell table:style-name="ce185" office:value-type="string" calcext:value-type="string">
            <text:p>June 2005</text:p>
          </table:table-cell>
          <table:table-cell table:style-name="ce61"/>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July 1 2005</text:p>
          </table:table-cell>
          <table:table-cell office:value-type="string" calcext:value-type="string">
            <text:p>Gekkan Nintendo Tentou Demo</text:p>
          </table:table-cell>
          <table:table-cell table:style-name="ce185" office:value-type="string" calcext:value-type="string">
            <text:p>July 2005</text:p>
          </table:table-cell>
          <table:table-cell table:style-name="ce61"/>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August 1 2005</text:p>
          </table:table-cell>
          <table:table-cell office:value-type="string" calcext:value-type="string">
            <text:p>Gekkan Nintendo Tentou Demo</text:p>
          </table:table-cell>
          <table:table-cell table:style-name="ce185" office:value-type="string" calcext:value-type="string">
            <text:p>August 2005</text:p>
          </table:table-cell>
          <table:table-cell table:style-name="ce61" office:value-type="string" calcext:value-type="string">
            <text:p>E22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September 1 2005</text:p>
          </table:table-cell>
          <table:table-cell office:value-type="string" calcext:value-type="string">
            <text:p>Gekkan Nintendo Tentou Demo</text:p>
          </table:table-cell>
          <table:table-cell table:style-name="ce185" office:value-type="string" calcext:value-type="string">
            <text:p>September 2005</text:p>
          </table:table-cell>
          <table:table-cell table:style-name="ce61" office:value-type="string" calcext:value-type="string">
            <text:p>E23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October 1 2005</text:p>
          </table:table-cell>
          <table:table-cell office:value-type="string" calcext:value-type="string">
            <text:p>Gekkan Nintendo Tentou Demo</text:p>
          </table:table-cell>
          <table:table-cell table:style-name="ce48" office:value-type="string" calcext:value-type="string">
            <text:p>October 2005</text:p>
          </table:table-cell>
          <table:table-cell table:style-name="ce44" office:value-type="string" calcext:value-type="string">
            <text:p>E24J01</text:p>
          </table:table-cell>
          <table:table-cell office:value-type="string" calcext:value-type="string">
            <text:p>6-JP</text:p>
          </table:table-cell>
          <table:table-cell office:value-type="string" calcext:value-type="string">
            <text:p>DS / Micro</text:p>
          </table:table-cell>
          <table:table-cell office:value-type="string" calcext:value-type="string">
            <text:p>Zoids: Full Metal Crash</text:p>
          </table:table-cell>
          <table:table-cell table:number-columns-repeated="7"/>
          <table:table-cell office:value-type="string" calcext:value-type="string">
            <text:p>NDS Lineup</text:p>
          </table:table-cell>
          <table:table-cell office:value-type="string" calcext:value-type="string">
            <text:p>Otona no DS Golf; DS Golf for Adults (True Swing Golf)</text:p>
          </table:table-cell>
          <table:table-cell table:style-name="ce114" office:value-type="string" calcext:value-type="string">
            <text:p>NDS Touch! Lineup</text:p>
          </table:table-cell>
          <table:table-cell office:value-type="string" calcext:value-type="string">
            <text:p>Tohoku University Future Technology Research Center Professor and Supervisor Ryuta Kawashima's Train Your Brain DS Training For Adults (Brain Age: Train Your Brain in Minutes a Day!)</text:p>
          </table:table-cell>
          <table:table-cell office:value-type="string" calcext:value-type="string">
            <text:p>Daredemo Asobi Taizen (Clubhouse Games)</text:p>
          </table:table-cell>
          <table:table-cell office:value-type="string" calcext:value-type="string">
            <text:p>Assault!! Famicom Wars (Battalion Wars)</text:p>
          </table:table-cell>
          <table:table-cell office:value-type="string" calcext:value-type="string">
            <text:p>Tsuukin Hitofude (Polarium Advance)</text:p>
          </table:table-cell>
          <table:table-cell office:value-type="string" calcext:value-type="string">
            <text:p>Screw Breaker: Goushin Dorirurero (Drill Dozer)</text:p>
          </table:table-cell>
          <table:table-cell office:value-type="string" calcext:value-type="string">
            <text:p>Zoids: Full Metal Crash</text:p>
          </table:table-cell>
          <table:table-cell office:value-type="string" calcext:value-type="string">
            <text:p>Mario Tennis (Mario Power Tennis)</text:p>
          </table:table-cell>
          <table:table-cell office:value-type="string" calcext:value-type="string">
            <text:p>Game Boy Micro</text:p>
          </table:table-cell>
          <table:table-cell office:value-type="string" calcext:value-type="string">
            <text:p>Happy! Mario 20<text:span text:style-name="T3">th</text:span></text:p>
          </table:table-cell>
          <table:table-cell table:style-name="ce250" office:value-type="string" calcext:value-type="string">
            <text:p>Screw Breaker: Goushin Dorirurero (Drill Dozer) Commercial (plays randomly on menu, but is not accessible from menu)</text:p>
          </table:table-cell>
          <table:table-cell table:number-columns-repeated="997"/>
        </table:table-row>
        <table:table-row table:style-name="ro1">
          <table:table-cell office:value-type="string" calcext:value-type="string">
            <text:p>November 1 2005</text:p>
          </table:table-cell>
          <table:table-cell office:value-type="string" calcext:value-type="string">
            <text:p>Gekkan Nintendo Tentou Demo</text:p>
          </table:table-cell>
          <table:table-cell table:style-name="ce185" office:value-type="string" calcext:value-type="string">
            <text:p>November 2005</text:p>
          </table:table-cell>
          <table:table-cell table:style-name="ce61" office:value-type="string" calcext:value-type="string">
            <text:p>E25J01</text:p>
          </table:table-cell>
          <table:table-cell table:number-columns-repeated="2" table:style-name="ce72" office:value-type="string" calcext:value-type="string">
            <text:p>?</text:p>
          </table:table-cell>
          <table:table-cell table:style-name="ce61" office:value-type="string" calcext:value-type="string">
            <text:p>Mario Party 7</text:p>
          </table:table-cell>
          <table:table-cell table:style-name="ce61" office:value-type="string" calcext:value-type="string">
            <text:p>SD Gundam Gashapon Wars</text:p>
          </table:table-cell>
          <table:table-cell table:style-name="ce61" office:value-type="string" calcext:value-type="string">
            <text:p>Naruto: Gekitō Ninja Taisen! 4 (Naruto: Great Ninja Battle! 4)</text:p>
          </table:table-cell>
          <table:table-cell table:style-name="ce61" table:number-columns-repeated="5"/>
          <table:table-cell table:style-name="ce61" office:value-type="string" calcext:value-type="string">
            <text:p>Dōbutsu no Mori Prasu (Animal Crossing)</text:p>
          </table:table-cell>
          <table:table-cell table:style-name="ce61" office:value-type="string" calcext:value-type="string">
            <text:p>Mario Kart DS</text:p>
          </table:table-cell>
          <table:table-cell table:style-name="ce61" office:value-type="string" calcext:value-type="string">
            <text:p>Touch! Generations Tohoku University Future Technology Research Center Professor and Supervisor Ryuta Kawashima's More Train Your Brain DS Training for Adults (Brain Age 2: More Training in Minutes a Day!)</text:p>
          </table:table-cell>
          <table:table-cell table:style-name="ce61" office:value-type="string" calcext:value-type="string">
            <text:p>Yawaraka Atama Juku // Soft Head Academy (Big Brain Academy)</text:p>
          </table:table-cell>
          <table:table-cell table:style-name="ce61" office:value-type="string" calcext:value-type="string">
            <text:p>DS Golf for Adults (True Swing Golf)</text:p>
          </table:table-cell>
          <table:table-cell table:style-name="ce61" office:value-type="string" calcext:value-type="string">
            <text:p>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text:p>
          </table:table-cell>
          <table:table-cell table:style-name="ce61" office:value-type="string" calcext:value-type="string">
            <text:p>Harry Potter and the Goblet of Fire DS</text:p>
          </table:table-cell>
          <table:table-cell table:style-name="ce61" office:value-type="string" calcext:value-type="string">
            <text:p>Assault!! Famicom Wars (Battalion Wars)</text:p>
          </table:table-cell>
          <table:table-cell table:style-name="ce61" office:value-type="string" calcext:value-type="string">
            <text:p>SD Gundam Gashapon Wars</text:p>
          </table:table-cell>
          <table:table-cell table:style-name="ce61" office:value-type="string" calcext:value-type="string">
            <text:p>Naruto: Gekitō Ninja Taisen! 4 (Naruto: Great Ninja Battle! 4)</text:p>
          </table:table-cell>
          <table:table-cell table:style-name="ce61" office:value-type="string" calcext:value-type="string">
            <text:p>SSX on Tour with Mario (SSX on Tour)</text:p>
          </table:table-cell>
          <table:table-cell table:style-name="ce61" office:value-type="string" calcext:value-type="string">
            <text:p>Harry Potter and the Goblet of Fire</text:p>
          </table:table-cell>
          <table:table-cell table:style-name="ce61" office:value-type="string" calcext:value-type="string">
            <text:p>Super Donkey Kong Country 3</text:p>
          </table:table-cell>
          <table:table-cell table:style-name="ce61" table:number-columns-repeated="997"/>
        </table:table-row>
        <table:table-row table:style-name="ro1">
          <table:table-cell office:value-type="string" calcext:value-type="string">
            <text:p>November 1 2005</text:p>
          </table:table-cell>
          <table:table-cell office:value-type="string" calcext:value-type="string">
            <text:p>Gekkan Nintendo Tentou Demo</text:p>
          </table:table-cell>
          <table:table-cell table:style-name="ce185" office:value-type="string" calcext:value-type="string">
            <text:p>November 2005 (revised)</text:p>
          </table:table-cell>
          <table:table-cell table:style-name="ce61" office:value-type="string" calcext:value-type="string">
            <text:p>E25J01-01</text:p>
          </table:table-cell>
          <table:table-cell table:number-columns-repeated="2" table:style-name="ce72" office:value-type="string" calcext:value-type="string">
            <text:p>?</text:p>
          </table:table-cell>
          <table:table-cell table:style-name="ce61" office:value-type="string" calcext:value-type="string">
            <text:p>Mario Party 7</text:p>
          </table:table-cell>
          <table:table-cell table:style-name="ce61" office:value-type="string" calcext:value-type="string">
            <text:p>SD Gundam Gashapon Wars</text:p>
          </table:table-cell>
          <table:table-cell table:style-name="ce61" office:value-type="string" calcext:value-type="string">
            <text:p>Naruto: Gekitō Ninja Taisen! 4 (Naruto: Great Ninja Battle! 4)</text:p>
          </table:table-cell>
          <table:table-cell table:style-name="ce61" table:number-columns-repeated="5"/>
          <table:table-cell table:style-name="ce61" office:value-type="string" calcext:value-type="string">
            <text:p>Dōbutsu no Mori Prasu (Animal Crossing)</text:p>
          </table:table-cell>
          <table:table-cell table:style-name="ce61" office:value-type="string" calcext:value-type="string">
            <text:p>Mario Kart DS</text:p>
          </table:table-cell>
          <table:table-cell table:style-name="ce61" office:value-type="string" calcext:value-type="string">
            <text:p>Touch! Generations Tohoku University Future Technology Research Center Professor and Supervisor Ryuta Kawashima's More Train Your Brain DS Training for Adults (Brain Age 2: More Training in Minutes a Day!)</text:p>
          </table:table-cell>
          <table:table-cell table:style-name="ce61" office:value-type="string" calcext:value-type="string">
            <text:p>Yawaraka Atama Juku // Soft Head Academy (Big Brain Academy)</text:p>
          </table:table-cell>
          <table:table-cell table:style-name="ce61" office:value-type="string" calcext:value-type="string">
            <text:p>DS Golf for Adults (True Swing Golf)</text:p>
          </table:table-cell>
          <table:table-cell table:style-name="ce61" office:value-type="string" calcext:value-type="string">
            <text:p>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text:p>
          </table:table-cell>
          <table:table-cell table:style-name="ce61" office:value-type="string" calcext:value-type="string">
            <text:p>Harry Potter and the Goblet of Fire DS</text:p>
          </table:table-cell>
          <table:table-cell table:style-name="ce61" office:value-type="string" calcext:value-type="string">
            <text:p>Assault!! Famicom Wars (Battalion Wars)</text:p>
          </table:table-cell>
          <table:table-cell table:style-name="ce61" office:value-type="string" calcext:value-type="string">
            <text:p>SD Gundam Gashapon Wars</text:p>
          </table:table-cell>
          <table:table-cell table:style-name="ce61" office:value-type="string" calcext:value-type="string">
            <text:p>Naruto: Gekitō Ninja Taisen! 4 (Naruto: Great Ninja Battle! 4)</text:p>
          </table:table-cell>
          <table:table-cell table:style-name="ce61" office:value-type="string" calcext:value-type="string">
            <text:p>SSX on Tour with Mario (SSX on Tour)</text:p>
          </table:table-cell>
          <table:table-cell table:style-name="ce61" office:value-type="string" calcext:value-type="string">
            <text:p>Harry Potter and the Goblet of Fire</text:p>
          </table:table-cell>
          <table:table-cell table:style-name="ce61" office:value-type="string" calcext:value-type="string">
            <text:p>Super Donkey Kong Country 3</text:p>
          </table:table-cell>
          <table:table-cell table:style-name="ce61" table:number-columns-repeated="997"/>
        </table:table-row>
        <table:table-row table:style-name="ro1">
          <table:table-cell office:value-type="string" calcext:value-type="string">
            <text:p>December 1 2005</text:p>
          </table:table-cell>
          <table:table-cell office:value-type="string" calcext:value-type="string">
            <text:p>Gekkan Nintendo Tentou Demo</text:p>
          </table:table-cell>
          <table:table-cell table:style-name="ce185" office:value-type="string" calcext:value-type="string">
            <text:p>December 2005</text:p>
          </table:table-cell>
          <table:table-cell table:style-name="ce61" office:value-type="string" calcext:value-type="string">
            <text:p>E26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January 1 2006</text:p>
          </table:table-cell>
          <table:table-cell table:style-name="ce116" office:value-type="string" calcext:value-type="string">
            <text:p>Gekkan Nintendo Tentou Demo</text:p>
          </table:table-cell>
          <table:table-cell table:style-name="ce110" office:value-type="string" calcext:value-type="string">
            <text:p>January 2006</text:p>
          </table:table-cell>
          <table:table-cell table:style-name="ce116" office:value-type="string" calcext:value-type="string">
            <text:p>E27J01</text:p>
          </table:table-cell>
          <table:table-cell table:style-name="ce186" office:value-type="string" calcext:value-type="string">
            <text:p>6-JP</text:p>
          </table:table-cell>
          <table:table-cell table:style-name="ce186" office:value-type="string" calcext:value-type="string">
            <text:p>DS Training</text:p>
          </table:table-cell>
          <table:table-cell table:style-name="ce116" office:value-type="string" calcext:value-type="string">
            <text:p>Super Mario Strikers</text:p>
          </table:table-cell>
          <table:table-cell table:style-name="ce116" office:value-type="string" calcext:value-type="string">
            <text:p>Bleach GC: Tasogare Ni Mamieru Shinigami</text:p>
          </table:table-cell>
          <table:table-cell table:style-name="ce116" office:value-type="string" calcext:value-type="string">
            <text:p>Naruto: Gekitō Ninja Taisen! 4 (Naruto: Great Ninja Battle! 4)</text:p>
          </table:table-cell>
          <table:table-cell table:style-name="ce116" table:number-columns-repeated="5"/>
          <table:table-cell table:style-name="ce116" office:value-type="string" calcext:value-type="string">
            <text:p>Touch! Generations</text:p>
          </table:table-cell>
          <table:table-cell table:style-name="ce116" office:value-type="string" calcext:value-type="string">
            <text:p>Tohoku Daigaku Mirai Kagaku Gijutsu Kyoudou Kenkyuu Center - Kawashima Ryuuta Kyouju Kanshuu - Motto Nou o Kitaeru Otona no DS Training</text:p>
          </table:table-cell>
          <table:table-cell table:style-name="ce116" office:value-type="string" calcext:value-type="string">
            <text:p>Eigo ga Nigate na Otona no DS Training: Motto Eigo Dzuke (Practice English!)</text:p>
          </table:table-cell>
          <table:table-cell office:value-type="string" calcext:value-type="string">
            <text:p>Daredemo Asobi Taizen (Clubhouse Games)</text:p>
          </table:table-cell>
          <table:table-cell table:style-name="ce116" office:value-type="string" calcext:value-type="string">
            <text:p>DS Rakubiki Jiten</text:p>
          </table:table-cell>
          <table:table-cell table:style-name="ce116" office:value-type="string" calcext:value-type="string">
            <text:p>Yawaraka Atama Juku // Soft Head Academy (Big Brain Academy)</text:p>
          </table:table-cell>
          <table:table-cell table:style-name="ce116" office:value-type="string" calcext:value-type="string">
            <text:p>Electroplankton</text:p>
          </table:table-cell>
          <table:table-cell table:style-name="ce116" office:value-type="string" calcext:value-type="string">
            <text:p>Nintendogs</text:p>
          </table:table-cell>
          <table:table-cell table:style-name="ce116" office:value-type="string" calcext:value-type="string">
            <text:p>Mario &amp; Luigi RPG 2x2 (Mario &amp; Luigi: Partners in Time)</text:p>
          </table:table-cell>
          <table:table-cell table:style-name="ce116" office:value-type="string" calcext:value-type="string">
            <text:p>Eyeshield 21: MAX Devil Power</text:p>
          </table:table-cell>
          <table:table-cell table:style-name="ce116" office:value-type="string" calcext:value-type="string">
            <text:p>Metroid Prime Pinball</text:p>
          </table:table-cell>
          <table:table-cell table:style-name="ce116" office:value-type="string" calcext:value-type="string">
            <text:p>Lost Magic</text:p>
          </table:table-cell>
          <table:table-cell table:style-name="ce116" office:value-type="string" calcext:value-type="string">
            <text:p>Yakitate!! Japan - Game Ichigou - Choujou Kessen!! Pantasic Grand Prix!</text:p>
          </table:table-cell>
          <table:table-cell table:style-name="ce116" office:value-type="string" calcext:value-type="string">
            <text:p>Densetsu no Quiz-ou Kettei-sen</text:p>
          </table:table-cell>
          <table:table-cell table:style-name="ce116" office:value-type="string" calcext:value-type="string">
            <text:p>Konjiki no Gash Bell!! Go! Go! Mamono Fight!!</text:p>
          </table:table-cell>
          <table:table-cell table:style-name="ce116" office:value-type="string" calcext:value-type="string">
            <text:p>SD Gundam Gashapon Wars</text:p>
          </table:table-cell>
          <table:table-cell table:style-name="ce116" office:value-type="string" calcext:value-type="string">
            <text:p>Super Mario Strikers</text:p>
          </table:table-cell>
          <table:table-cell table:style-name="ce116" office:value-type="string" calcext:value-type="string">
            <text:p>Mario Kart DS</text:p>
          </table:table-cell>
          <table:table-cell table:style-name="ce116" office:value-type="string" calcext:value-type="string">
            <text:p>Mario Party 7</text:p>
          </table:table-cell>
          <table:table-cell table:style-name="ce116" table:number-columns-repeated="991"/>
        </table:table-row>
        <table:table-row table:style-name="ro1">
          <table:table-cell office:value-type="string" calcext:value-type="string">
            <text:p>February 1 2006</text:p>
          </table:table-cell>
          <table:table-cell office:value-type="string" calcext:value-type="string">
            <text:p>Gekkan Nintendo Tentou Demo</text:p>
          </table:table-cell>
          <table:table-cell table:style-name="ce185" office:value-type="string" calcext:value-type="string">
            <text:p>February 2006</text:p>
          </table:table-cell>
          <table:table-cell table:style-name="ce61"/>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April 1 2006</text:p>
          </table:table-cell>
          <table:table-cell office:value-type="string" calcext:value-type="string">
            <text:p>Gekkan Nintendo Tentou Demo</text:p>
          </table:table-cell>
          <table:table-cell table:style-name="ce48" office:value-type="string" calcext:value-type="string">
            <text:p>April 2006</text:p>
          </table:table-cell>
          <table:table-cell table:style-name="ce44" office:value-type="string" calcext:value-type="string">
            <text:p>E32J01</text:p>
          </table:table-cell>
          <table:table-cell office:value-type="string" calcext:value-type="string">
            <text:p>6-JP</text:p>
          </table:table-cell>
          <table:table-cell office:value-type="string" calcext:value-type="string">
            <text:p>DS / Mother 3</text:p>
          </table:table-cell>
          <table:table-cell office:value-type="string" calcext:value-type="string">
            <text:p>Sonic Riders</text:p>
          </table:table-cell>
          <table:table-cell table:style-name="ce116"/>
          <table:table-cell table:number-columns-repeated="6"/>
          <table:table-cell office:value-type="string" calcext:value-type="string">
            <text:p>Kanji Sonomama Rakubiki Jiten DS (Kanji as it is DS Easy Dictionary)</text:p>
          </table:table-cell>
          <table:table-cell office:value-type="string" calcext:value-type="string">
            <text:p>Tetris DS</text:p>
          </table:table-cell>
          <table:table-cell office:value-type="string" calcext:value-type="string">
            <text:p>NDS Lineup Type A + Type B (Densetsu no Stafy 4 (The Legendary Starfy) + Shunkan Puzzloop (Magnetica) + Tales of the Tempest + Xenosaga I &amp; II + Naruto Shippuden: Ninja Council 4 + Seiken Densetsu DS: Children of Mana (Children of Mana) + Contact)</text:p>
          </table:table-cell>
          <table:table-cell office:value-type="string" calcext:value-type="string">
            <text:p>Pokémon Mystery Dungeon: Blue Rescue Team</text:p>
          </table:table-cell>
          <table:table-cell office:value-type="string" calcext:value-type="string">
            <text:p>Pikachu The Movie</text:p>
          </table:table-cell>
          <table:table-cell office:value-type="string" calcext:value-type="string">
            <text:p>Tenchu Dark Shadow (Tenchu: Dark Secret)</text:p>
          </table:table-cell>
          <table:table-cell office:value-type="string" calcext:value-type="string">
            <text:p>Odama</text:p>
          </table:table-cell>
          <table:table-cell office:value-type="string" calcext:value-type="string">
            <text:p>Mother 3</text:p>
          </table:table-cell>
          <table:table-cell office:value-type="string" calcext:value-type="string">
            <text:p>Eyeshield 21: DevilBats DevilDays</text:p>
          </table:table-cell>
          <table:table-cell table:style-name="ce250" office:value-type="string" calcext:value-type="string">
            <text:p>Eigo ga Nigate na Otona no DS Training: Motto Eigo Dzuke (Practice English!) (plays randomly on menu, but is not accessible from menu)</text:p>
          </table:table-cell>
          <table:table-cell table:number-columns-repeated="1000"/>
        </table:table-row>
        <table:table-row table:style-name="ro1">
          <table:table-cell office:value-type="string" calcext:value-type="string">
            <text:p>May 1 2006</text:p>
          </table:table-cell>
          <table:table-cell office:value-type="string" calcext:value-type="string">
            <text:p>Gekkan Nintendo Tentou Demo</text:p>
          </table:table-cell>
          <table:table-cell table:style-name="ce185" office:value-type="string" calcext:value-type="string">
            <text:p>May 2006</text:p>
          </table:table-cell>
          <table:table-cell table:style-name="ce61" office:value-type="string" calcext:value-type="string">
            <text:p>E33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June 1 2006</text:p>
          </table:table-cell>
          <table:table-cell table:style-name="ce116" office:value-type="string" calcext:value-type="string">
            <text:p>Gekkan Nintendo Tentou Demo</text:p>
          </table:table-cell>
          <table:table-cell table:style-name="ce110" office:value-type="string" calcext:value-type="string">
            <text:p>June 2006</text:p>
          </table:table-cell>
          <table:table-cell table:style-name="ce44" office:value-type="string" calcext:value-type="string">
            <text:p>E34J01</text:p>
          </table:table-cell>
          <table:table-cell office:value-type="string" calcext:value-type="string">
            <text:p>6-JP</text:p>
          </table:table-cell>
          <table:table-cell table:style-name="ce186" office:value-type="string" calcext:value-type="string">
            <text:p>New Super Mario Bros.</text:p>
          </table:table-cell>
          <table:table-cell table:style-name="ce186" office:value-type="string" calcext:value-type="string">
            <text:p>Movies only – &gt;</text:p>
          </table:table-cell>
          <table:table-cell table:style-name="ce116" table:number-columns-repeated="7"/>
          <table:table-cell table:style-name="ce116" office:value-type="string" calcext:value-type="string">
            <text:p>New Super Mario Bros.</text:p>
          </table:table-cell>
          <table:table-cell table:style-name="ce116" office:value-type="string" calcext:value-type="string">
            <text:p>Tetris DS</text:p>
          </table:table-cell>
          <table:table-cell table:style-name="ce116" office:value-type="string" calcext:value-type="string">
            <text:p>Tabi no Yubisashi Kaiwachō DS (DS Series 1-5 Thai, Chugoku, Kankoku, America, Deutsch) (The Original “Point-and-Speak” Phrasebook)</text:p>
          </table:table-cell>
          <table:table-cell table:style-name="ce116" office:value-type="string" calcext:value-type="string">
            <text:p>Eigo ga Nigate na Otona no DS Training: Motto Eigo Dzuke (Practice English!)</text:p>
          </table:table-cell>
          <table:table-cell table:style-name="ce116" office:value-type="string" calcext:value-type="string">
            <text:p>NDS Lineup (Metroid Prime Hunters, magica vacation rpg game, Touch Panic, same drawing game, digimon, <text:s/></text:p>
          </table:table-cell>
          <table:table-cell table:style-name="ce116" table:number-columns-repeated="3"/>
          <table:table-cell table:style-name="ce116" office:value-type="string" calcext:value-type="string">
            <text:p>Mother 3</text:p>
          </table:table-cell>
          <table:table-cell table:style-name="ce116" table:number-columns-repeated="1001"/>
        </table:table-row>
        <table:table-row table:style-name="ro1">
          <table:table-cell office:value-type="string" calcext:value-type="string">
            <text:p>July 1 2006</text:p>
          </table:table-cell>
          <table:table-cell office:value-type="string" calcext:value-type="string">
            <text:p>Gekkan Nintendo Tentou Demo</text:p>
          </table:table-cell>
          <table:table-cell table:style-name="ce185" office:value-type="string" calcext:value-type="string">
            <text:p>July 2006</text:p>
          </table:table-cell>
          <table:table-cell table:style-name="ce61" office:value-type="string" calcext:value-type="string">
            <text:p>E35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Shaberu! DS Oryouri Navi</text:p>
          </table:table-cell>
          <table:table-cell table:style-name="ce61" office:value-type="string" calcext:value-type="string">
            <text:p>New Super Mario Bros</text:p>
          </table:table-cell>
          <table:table-cell table:style-name="ce61" office:value-type="string" calcext:value-type="string">
            <text:p>Tabi no Yubisashi Kaiwachou DS</text:p>
          </table:table-cell>
          <table:table-cell table:style-name="ce61" office:value-type="string" calcext:value-type="string">
            <text:p>Kanji Sonomama - DS Rakubiki Jiten</text:p>
          </table:table-cell>
          <table:table-cell table:style-name="ce61" office:value-type="string" calcext:value-type="string">
            <text:p>Tetris DS</text:p>
          </table:table-cell>
          <table:table-cell table:style-name="ce61" office:value-type="string" calcext:value-type="string">
            <text:p>Sudoku</text:p>
          </table:table-cell>
          <table:table-cell table:style-name="ce61" office:value-type="string" calcext:value-type="string">
            <text:p>Eigo Zuke / Motto Nou o Kitaeru Otona no DS Training</text:p>
          </table:table-cell>
          <table:table-cell table:style-name="ce61" office:value-type="string" calcext:value-type="string">
            <text:p>bit Generations</text:p>
          </table:table-cell>
          <table:table-cell table:style-name="ce61" table:number-columns-repeated="1002"/>
        </table:table-row>
        <table:table-row table:style-name="ro1">
          <table:table-cell office:value-type="string" calcext:value-type="string">
            <text:p>August 1 2006</text:p>
          </table:table-cell>
          <table:table-cell office:value-type="string" calcext:value-type="string">
            <text:p>Gekkan Nintendo Tentou Demo</text:p>
          </table:table-cell>
          <table:table-cell table:style-name="ce185" office:value-type="string" calcext:value-type="string">
            <text:p>August 2006</text:p>
          </table:table-cell>
          <table:table-cell table:style-name="ce61" office:value-type="string" calcext:value-type="string">
            <text:p>E36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September 1 2006</text:p>
          </table:table-cell>
          <table:table-cell office:value-type="string" calcext:value-type="string">
            <text:p>Gekkan Nintendo Tentou Demo</text:p>
          </table:table-cell>
          <table:table-cell table:style-name="ce48" office:value-type="string" calcext:value-type="string">
            <text:p>September 2006</text:p>
          </table:table-cell>
          <table:table-cell table:style-name="ce44" office:value-type="string" calcext:value-type="string">
            <text:p>E37J01</text:p>
          </table:table-cell>
          <table:table-cell office:value-type="string" calcext:value-type="string">
            <text:p>6-JP</text:p>
          </table:table-cell>
          <table:table-cell office:value-type="string" calcext:value-type="string">
            <text:p>Pokemon Diamond/Pearl</text:p>
          </table:table-cell>
          <table:table-cell table:style-name="ce186" office:value-type="string" calcext:value-type="string">
            <text:p>Movies only – &gt;</text:p>
          </table:table-cell>
          <table:table-cell table:style-name="ce116"/>
          <table:table-cell table:number-columns-repeated="6"/>
          <table:table-cell office:value-type="string" calcext:value-type="string">
            <text:p>Pokemon Diamond &amp; Pearl</text:p>
          </table:table-cell>
          <table:table-cell office:value-type="string" calcext:value-type="string">
            <text:p>Freshly-Picked Tingle's Rosy Rupeeland</text:p>
          </table:table-cell>
          <table:table-cell office:value-type="string" calcext:value-type="string">
            <text:p>Final Fantasy III (DS)</text:p>
          </table:table-cell>
          <table:table-cell office:value-type="string" calcext:value-type="string">
            <text:p>Shaberu! DS Oryōri Navi (Meals of the World: Speak! DS Cooking Navigator // Personal Trainer: Cooking)</text:p>
          </table:table-cell>
          <table:table-cell office:value-type="string" calcext:value-type="string">
            <text:p>NDS Lineup (Chou Soujuu Meka MG + Star Fox Command + Wi-Fi Taiō Yakuman DS (wifi mahjong) + Tamagotchi no Puchi Puchi Omisecchi Gohi-Kini (Tamagotchi Connection: Corner Shop 2) + Rune Factory: A New Farm Story (Rune Factory: A Fantasy Harvest Moon))</text:p>
          </table:table-cell>
          <table:table-cell office:value-type="string" calcext:value-type="string">
            <text:p>Unō no Tatsujin: Hirameki Kosodate My Angel (Kosodate Quiz: My Angel // Parenting Quiz: My Angel)</text:p>
          </table:table-cell>
          <table:table-cell office:value-type="string" calcext:value-type="string">
            <text:p>Gintama DS: Yorozuya Daisoudou (Gintama DS: Odd Jobs Grand Riot!)</text:p>
          </table:table-cell>
          <table:table-cell office:value-type="string" calcext:value-type="string">
            <text:p>Zaidan Houjin Nippon Kanji Nouryoku Kentei Kounin: KanKen DS</text:p>
          </table:table-cell>
          <table:table-cell office:value-type="string" calcext:value-type="string">
            <text:p>Rhythm Tengoku</text:p>
          </table:table-cell>
          <table:table-cell table:style-name="ce250" office:value-type="string" calcext:value-type="string">
            <text:p>Eigo ga Nigate na Otona no DS Training: Motto Eigo Dzuke (Practice English!) (plays randomly on menu, but is not accessible from menu)</text:p>
          </table:table-cell>
          <table:table-cell table:style-name="ce250" office:value-type="string" calcext:value-type="string">
            <text:p>Freshly-Picked Tingle's Rosy Rupeeland (plays randomly on menu, but is not accessible from menu)</text:p>
          </table:table-cell>
          <table:table-cell table:style-name="ce250" office:value-type="string" calcext:value-type="string">
            <text:p>DS Touch! Generations Commercial (plays randomly on menu, but is not accessible from menu)</text:p>
          </table:table-cell>
          <table:table-cell table:style-name="ce250" office:value-type="string" calcext:value-type="string">
            <text:p>bit Generations (plays randomly on menu, but is not accessible from menu)</text:p>
          </table:table-cell>
          <table:table-cell table:number-columns-repeated="997"/>
        </table:table-row>
        <table:table-row table:style-name="ro1">
          <table:table-cell table:style-name="ce116"/>
          <table:table-cell/>
          <table:table-cell table:style-name="Default"/>
          <table:table-cell/>
          <table:table-cell table:style-name="Default" table:number-columns-repeated="2"/>
          <table:table-cell table:number-columns-repeated="1018"/>
        </table:table-row>
        <table:table-row table:style-name="ro1">
          <table:table-cell table:style-name="ce102" office:value-type="string" calcext:value-type="string">
            <text:p>Date (Previews)</text:p>
          </table:table-cell>
          <table:table-cell table:style-name="ce125"/>
          <table:table-cell table:style-name="ce1" office:value-type="string" calcext:value-type="string">
            <text:p>Game Disc (Previews)</text:p>
          </table:table-cell>
          <table:table-cell table:style-name="ce125" office:value-type="string" calcext:value-type="string">
            <text:p>ID</text:p>
          </table:table-cell>
          <table:table-cell table:style-name="ce125" office:value-type="string" calcext:value-type="string">
            <text:p>BGM</text:p>
          </table:table-cell>
          <table:table-cell table:style-name="ce125" office:value-type="string" calcext:value-type="string">
            <text:p>BG</text:p>
          </table:table-cell>
          <table:table-cell table:style-name="ce125" office:value-type="string" calcext:value-type="string">
            <text:p>Game 1</text:p>
          </table:table-cell>
          <table:table-cell table:style-name="ce125" office:value-type="string" calcext:value-type="string">
            <text:p>Game 2</text:p>
          </table:table-cell>
          <table:table-cell table:style-name="ce125" office:value-type="string" calcext:value-type="string">
            <text:p>Game 3</text:p>
          </table:table-cell>
          <table:table-cell table:style-name="ce125" office:value-type="string" calcext:value-type="string">
            <text:p>Game 4</text:p>
          </table:table-cell>
          <table:table-cell table:style-name="ce125" office:value-type="string" calcext:value-type="string">
            <text:p>Game 5</text:p>
          </table:table-cell>
          <table:table-cell table:style-name="ce125" table:number-columns-repeated="3"/>
          <table:table-cell table:style-name="ce125" office:value-type="string" calcext:value-type="string">
            <text:p>Preview 1</text:p>
          </table:table-cell>
          <table:table-cell table:style-name="ce125" office:value-type="string" calcext:value-type="string">
            <text:p>Preview 2</text:p>
          </table:table-cell>
          <table:table-cell table:style-name="ce125" office:value-type="string" calcext:value-type="string">
            <text:p>Preview 3</text:p>
          </table:table-cell>
          <table:table-cell table:style-name="ce125" office:value-type="string" calcext:value-type="string">
            <text:p>Preview 4</text:p>
          </table:table-cell>
          <table:table-cell table:style-name="ce125" office:value-type="string" calcext:value-type="string">
            <text:p>Preview 5</text:p>
          </table:table-cell>
          <table:table-cell table:style-name="ce125" office:value-type="string" calcext:value-type="string">
            <text:p>Preview 6</text:p>
          </table:table-cell>
          <table:table-cell table:style-name="ce125" office:value-type="string" calcext:value-type="string">
            <text:p>Preview 7</text:p>
          </table:table-cell>
          <table:table-cell table:style-name="ce125" office:value-type="string" calcext:value-type="string">
            <text:p>Preview 8</text:p>
          </table:table-cell>
          <table:table-cell table:style-name="ce125" office:value-type="string" calcext:value-type="string">
            <text:p>Preview 9</text:p>
          </table:table-cell>
          <table:table-cell table:style-name="ce125" office:value-type="string" calcext:value-type="string">
            <text:p>Preview 10</text:p>
          </table:table-cell>
          <table:table-cell table:style-name="ce125" office:value-type="string" calcext:value-type="string">
            <text:p>Preview 11</text:p>
          </table:table-cell>
          <table:table-cell table:style-name="ce125" office:value-type="string" calcext:value-type="string">
            <text:p>Preview 12</text:p>
          </table:table-cell>
          <table:table-cell table:style-name="ce125" office:value-type="string" calcext:value-type="string">
            <text:p>Preview 13</text:p>
          </table:table-cell>
          <table:table-cell table:style-name="ce125" office:value-type="string" calcext:value-type="string">
            <text:p>Preview 14</text:p>
          </table:table-cell>
          <table:table-cell table:style-name="ce125" office:value-type="string" calcext:value-type="string">
            <text:p>Preview 15</text:p>
          </table:table-cell>
          <table:table-cell table:style-name="ce125" office:value-type="string" calcext:value-type="string">
            <text:p>Preview 16</text:p>
          </table:table-cell>
          <table:table-cell table:style-name="ce125" office:value-type="string" calcext:value-type="string">
            <text:p>Preview 17</text:p>
          </table:table-cell>
          <table:table-cell table:style-name="ce125" office:value-type="string" calcext:value-type="string">
            <text:p>Preview 18</text:p>
          </table:table-cell>
          <table:table-cell table:style-name="ce125" office:value-type="string" calcext:value-type="string">
            <text:p>Preview 19</text:p>
          </table:table-cell>
          <table:table-cell table:style-name="ce125" office:value-type="string" calcext:value-type="string">
            <text:p>Preview 20</text:p>
          </table:table-cell>
          <table:table-cell table:style-name="ce125" office:value-type="string" calcext:value-type="string">
            <text:p>Preview 21</text:p>
          </table:table-cell>
          <table:table-cell table:style-name="ce125" office:value-type="string" calcext:value-type="string">
            <text:p>Preview 22</text:p>
          </table:table-cell>
          <table:table-cell table:style-name="ce125" office:value-type="string" calcext:value-type="string">
            <text:p>Preview 23</text:p>
          </table:table-cell>
          <table:table-cell table:style-name="ce125" office:value-type="string" calcext:value-type="string">
            <text:p>Preview 24</text:p>
          </table:table-cell>
          <table:table-cell table:style-name="ce125" table:number-columns-repeated="986"/>
        </table:table-row>
        <table:table-row table:style-name="ro1">
          <table:table-cell table:style-name="ce116"/>
          <table:table-cell/>
          <table:table-cell table:style-name="Default"/>
          <table:table-cell/>
          <table:table-cell table:style-name="Default" table:number-columns-repeated="2"/>
          <table:table-cell table:number-columns-repeated="20"/>
          <table:table-cell office:value-type="string" calcext:value-type="string">
            <text:p><text:s/></text:p>
          </table:table-cell>
          <table:table-cell table:number-columns-repeated="997"/>
        </table:table-row>
        <table:table-row table:style-name="ro1">
          <table:table-cell office:value-type="string" calcext:value-type="string">
            <text:p>October 2001</text:p>
          </table:table-cell>
          <table:table-cell office:value-type="string" calcext:value-type="string">
            <text:p>Gekkan Nintendo Tentou Demo</text:p>
          </table:table-cell>
          <table:table-cell table:style-name="ce110" office:value-type="string" calcext:value-type="string">
            <text:p>Oct. 2001 Pikmin Demo</text:p>
          </table:table-cell>
          <table:table-cell office:value-type="string" calcext:value-type="string">
            <text:p>DPIJ01</text:p>
          </table:table-cell>
          <table:table-cell office:value-type="string" calcext:value-type="string">
            <text:p>1-World</text:p>
          </table:table-cell>
          <table:table-cell office:value-type="string" calcext:value-type="string">
            <text:p>GC</text:p>
          </table:table-cell>
          <table:table-cell table:style-name="ce175" office:value-type="string" calcext:value-type="string">
            <text:p>Pikmin</text:p>
          </table:table-cell>
          <table:table-cell table:number-columns-repeated="7"/>
          <table:table-cell office:value-type="string" calcext:value-type="string">
            <text:p>Pikmin Movie</text:p>
          </table:table-cell>
          <table:table-cell office:value-type="string" calcext:value-type="string">
            <text:p>Pikmin “How To” Ad (with English)</text:p>
          </table:table-cell>
          <table:table-cell office:value-type="string" calcext:value-type="string">
            <text:p>Pikmin JP Commercial</text:p>
          </table:table-cell>
          <table:table-cell office:value-type="string" calcext:value-type="string">
            <text:p>SSBM “Special” Movie Part 1</text:p>
          </table:table-cell>
          <table:table-cell office:value-type="string" calcext:value-type="string">
            <text:p>SSBM “Special” Movie Part 2</text:p>
          </table:table-cell>
          <table:table-cell office:value-type="string" calcext:value-type="string">
            <text:p>SSBM “Special” Movie Part 3</text:p>
          </table:table-cell>
          <table:table-cell office:value-type="string" calcext:value-type="string">
            <text:p>SSBM “Special” Movie Part 4</text:p>
          </table:table-cell>
          <table:table-cell table:number-columns-repeated="1003"/>
        </table:table-row>
        <table:table-row table:style-name="ro1">
          <table:table-cell office:value-type="string" calcext:value-type="string">
            <text:p>November 2001</text:p>
          </table:table-cell>
          <table:table-cell office:value-type="string" calcext:value-type="string">
            <text:p>Gekkan Nintendo Tentou Demo</text:p>
          </table:table-cell>
          <table:table-cell table:style-name="ce110" office:value-type="string" calcext:value-type="string">
            <text:p>Nov. 2001 Smash Demo</text:p>
          </table:table-cell>
          <table:table-cell office:value-type="string" calcext:value-type="string">
            <text:p>DALJ01</text:p>
          </table:table-cell>
          <table:table-cell office:value-type="string" calcext:value-type="string">
            <text:p>1-World</text:p>
          </table:table-cell>
          <table:table-cell office:value-type="string" calcext:value-type="string">
            <text:p>GC</text:p>
          </table:table-cell>
          <table:table-cell office:value-type="string" calcext:value-type="string">
            <text:p>SSBM Multiplayer</text:p>
          </table:table-cell>
          <table:table-cell office:value-type="string" calcext:value-type="string">
            <text:p>SSBM Trophy Museum</text:p>
          </table:table-cell>
          <table:table-cell table:style-name="ce175" office:value-type="string" calcext:value-type="string">
            <text:p>Pikmin</text:p>
          </table:table-cell>
          <table:table-cell table:number-columns-repeated="5"/>
          <table:table-cell office:value-type="string" calcext:value-type="string">
            <text:p>SSBM “Intro” Movie</text:p>
          </table:table-cell>
          <table:table-cell office:value-type="string" calcext:value-type="string">
            <text:p>SSBM “How to Play”</text:p>
          </table:table-cell>
          <table:table-cell office:value-type="string" calcext:value-type="string">
            <text:p>SSBM “Special” Movie</text:p>
          </table:table-cell>
          <table:table-cell office:value-type="string" calcext:value-type="string">
            <text:p>SSBM Commercial</text:p>
          </table:table-cell>
          <table:table-cell table:number-columns-repeated="1006"/>
        </table:table-row>
        <table:table-row table:style-name="ro1">
          <table:table-cell/>
          <table:table-cell table:style-name="ce116"/>
          <table:table-cell table:style-name="ce185" office:value-type="string" calcext:value-type="string">
            <text:p>SmaBro DX Event-you Disc</text:p>
          </table:table-cell>
          <table:table-cell table:style-name="ce61" office:value-type="string" calcext:value-type="string">
            <text:p>D24J01</text:p>
          </table:table-cell>
          <table:table-cell table:number-columns-repeated="2" table:style-name="ce72" office:value-type="string" calcext:value-type="string">
            <text:p>?</text:p>
          </table:table-cell>
          <table:table-cell table:style-name="ce61" office:value-type="string" calcext:value-type="string">
            <text:p>?</text:p>
          </table:table-cell>
          <table:table-cell table:style-name="ce61" table:number-columns-repeated="7"/>
          <table:table-cell table:style-name="ce61" office:value-type="string" calcext:value-type="string">
            <text:p>?</text:p>
          </table:table-cell>
          <table:table-cell table:style-name="ce61" table:number-columns-repeated="1009"/>
        </table:table-row>
        <table:table-row table:style-name="ro1">
          <table:table-cell office:value-type="string" calcext:value-type="string">
            <text:p>December 2001</text:p>
          </table:table-cell>
          <table:table-cell table:style-name="ce116"/>
          <table:table-cell table:style-name="ce110" office:value-type="string" calcext:value-type="string">
            <text:p>Game Taikai Yuushou Kinen: Tokusei SmaBro DX Movie Disc</text:p>
          </table:table-cell>
          <table:table-cell table:style-name="ce116" office:value-type="string" calcext:value-type="string">
            <text:p>D23J01</text:p>
          </table:table-cell>
          <table:table-cell office:value-type="string" calcext:value-type="string">
            <text:p>1-World</text:p>
          </table:table-cell>
          <table:table-cell table:style-name="ce186" office:value-type="string" calcext:value-type="string">
            <text:p>GC</text:p>
          </table:table-cell>
          <table:table-cell table:style-name="ce186" office:value-type="string" calcext:value-type="string">
            <text:p>Movies only – &gt;</text:p>
          </table:table-cell>
          <table:table-cell table:style-name="ce116" table:number-columns-repeated="7"/>
          <table:table-cell table:style-name="ce116" office:value-type="string" calcext:value-type="string">
            <text:p>Dec. 22 Morn. Tourney Match</text:p>
          </table:table-cell>
          <table:table-cell table:style-name="ce116" office:value-type="string" calcext:value-type="string">
            <text:p>Dec. 22 Aftern. Tourney Match</text:p>
          </table:table-cell>
          <table:table-cell table:style-name="ce116" office:value-type="string" calcext:value-type="string">
            <text:p>Dec. 23 Morn. Tourney Match</text:p>
          </table:table-cell>
          <table:table-cell table:style-name="ce116" office:value-type="string" calcext:value-type="string">
            <text:p>Dec. 23 Aftern. Tourney Match</text:p>
          </table:table-cell>
          <table:table-cell table:style-name="ce116" office:value-type="string" calcext:value-type="string">
            <text:p>“Target Test” Reference Vid</text:p>
          </table:table-cell>
          <table:table-cell table:style-name="ce116" office:value-type="string" calcext:value-type="string">
            <text:p>“Home Run Contest” Reference Vid</text:p>
          </table:table-cell>
          <table:table-cell table:style-name="ce116" table:number-columns-repeated="1004"/>
        </table:table-row>
        <table:table-row table:style-name="ro1">
          <table:table-cell/>
          <table:table-cell table:style-name="ce116"/>
          <table:table-cell table:style-name="ce110"/>
          <table:table-cell table:style-name="ce116"/>
          <table:table-cell table:style-name="ce186" table:number-columns-repeated="3"/>
          <table:table-cell table:style-name="ce116" table:number-columns-repeated="1017"/>
        </table:table-row>
        <table:table-row table:style-name="ro1">
          <table:table-cell office:value-type="string" calcext:value-type="string">
            <text:p>January 1 2004</text:p>
          </table:table-cell>
          <table:table-cell/>
          <table:table-cell office:value-type="string" calcext:value-type="string">
            <text:p>Club Nintendo Original e-catalogue 2004</text:p>
          </table:table-cell>
          <table:table-cell office:value-type="string" calcext:value-type="string">
            <text:p>D89J01</text:p>
          </table:table-cell>
          <table:table-cell office:value-type="string" calcext:value-type="string">
            <text:p>5-JP</text:p>
          </table:table-cell>
          <table:table-cell office:value-type="string" calcext:value-type="string">
            <text:p>JP</text:p>
          </table:table-cell>
          <table:table-cell office:value-type="string" calcext:value-type="string">
            <text:p>Naruto: Gekitō Ninja Taisen! 3 (Naruto: Great Ninja Battle! 3)</text:p>
          </table:table-cell>
          <table:table-cell office:value-type="string" calcext:value-type="string">
            <text:p>Viewtiful Joe</text:p>
          </table:table-cell>
          <table:table-cell table:number-columns-repeated="6"/>
          <table:table-cell office:value-type="string" calcext:value-type="string">
            <text:p>Naruto: Gekitō Ninja Taisen! 3 (Naruto: Great Ninja Battle! 3)</text:p>
          </table:table-cell>
          <table:table-cell office:value-type="string" calcext:value-type="string">
            <text:p>Star Fox Assault</text:p>
          </table:table-cell>
          <table:table-cell office:value-type="string" calcext:value-type="string">
            <text:p>Metroid Prime 2: Dark Echoes (Metroid Prime 2: Echoes)</text:p>
          </table:table-cell>
          <table:table-cell office:value-type="string" calcext:value-type="string">
            <text:p>Mario Party 6</text:p>
          </table:table-cell>
          <table:table-cell office:value-type="string" calcext:value-type="string">
            <text:p>Mario Power Tennis</text:p>
          </table:table-cell>
          <table:table-cell office:value-type="string" calcext:value-type="string">
            <text:p>Kidou Senshi Gundam: Gundam vs. Z Gundam (Mobile Suit Gundam: Gundam vs. Zeta Gundam)</text:p>
          </table:table-cell>
          <table:table-cell office:value-type="string" calcext:value-type="string">
            <text:p>Sūpā Robotto Taisen GC (Super Robot Wars GC)</text:p>
          </table:table-cell>
          <table:table-cell office:value-type="string" calcext:value-type="string">
            <text:p>Homeland</text:p>
          </table:table-cell>
          <table:table-cell office:value-type="string" calcext:value-type="string">
            <text:p>Pikmin 2</text:p>
          </table:table-cell>
          <table:table-cell office:value-type="string" calcext:value-type="string">
            <text:p>Pokemon Emerald</text:p>
          </table:table-cell>
          <table:table-cell office:value-type="string" calcext:value-type="string">
            <text:p>Made in Wario (WarioWare: Twisted!)</text:p>
          </table:table-cell>
          <table:table-cell office:value-type="string" calcext:value-type="string">
            <text:p>Zeruda no Densetsu: Fushigi no Bōshi (The Legend of Zelda: The Minish Cap)</text:p>
          </table:table-cell>
          <table:table-cell office:value-type="string" calcext:value-type="string">
            <text:p>Fire Emblem: Seima no Kousek (Fire Emblem: The Sacred Stones)</text:p>
          </table:table-cell>
          <table:table-cell office:value-type="string" calcext:value-type="string">
            <text:p>Game Boy Wars Advance 1+2 (Advance Wars 1+2)</text:p>
          </table:table-cell>
          <table:table-cell office:value-type="string" calcext:value-type="string">
            <text:p>Teiruzu obu za Waarudo: Narikiri Danjon 3 (Tales of the World: Narikiri Dungeon 3)</text:p>
          </table:table-cell>
          <table:table-cell office:value-type="string" calcext:value-type="string">
            <text:p>Kingudamu Hātsu Chein Obu Memorīzu (Kingdom Hearts: Chain of Memories)</text:p>
          </table:table-cell>
          <table:table-cell office:value-type="string" calcext:value-type="string">
            <text:p>Rokkuman Eguze Faibu: Chīmu Obu Burūsu &amp; Chīmu Obu Kāneru (Mega Man Battle Network 5: Team ProtoMan &amp; Team Colonel)</text:p>
          </table:table-cell>
          <table:table-cell office:value-type="string" calcext:value-type="string">
            <text:p>Sūpā Robotto Taisen: Orijinaru Jenerēshon 2 (Super Robot Taisen: Original Generation 2)</text:p>
          </table:table-cell>
          <table:table-cell office:value-type="string" calcext:value-type="string">
            <text:p>Kidou Senshi Gundam Seed Destiny (Mobile Suit Gundam SEED Destiny)</text:p>
          </table:table-cell>
          <table:table-cell office:value-type="string" calcext:value-type="string">
            <text:p>Konjiki no Gash Bell!! Unare! Yūjō no Zakeru 2 (Zatch Bell! Electric Arena 2)</text:p>
          </table:table-cell>
          <table:table-cell office:value-type="string" calcext:value-type="string">
            <text:p>Pawapuro Kun Poketto 7 (Power Pro Kun Pocket 7)</text:p>
          </table:table-cell>
          <table:table-cell office:value-type="string" calcext:value-type="string">
            <text:p>Doragon Bōru: Adobansu Adobenchā (Dragon Ball: Advanced Adventure)</text:p>
          </table:table-cell>
          <table:table-cell office:value-type="string" calcext:value-type="string">
            <text:p>Fainaru Fantajī 1+2 Adobansu (Final Fantasy I &amp; II: Dawn of Souls)</text:p>
          </table:table-cell>
          <table:table-cell office:value-type="string" calcext:value-type="string">
            <text:p>NDS Trailer</text:p>
          </table:table-cell>
          <table:table-cell table:number-columns-repeated="986"/>
        </table:table-row>
        <table:table-row table:style-name="ro1">
          <table:table-cell table:number-columns-repeated="2"/>
          <table:table-cell office:value-type="string" calcext:value-type="string">
            <text:p>Mario Kart: Double Dash!!</text:p>
          </table:table-cell>
          <table:table-cell office:value-type="string" calcext:value-type="string">
            <text:p>PM4E01</text:p>
          </table:table-cell>
          <table:table-cell office:value-type="string" calcext:value-type="string">
            <text:p>Bonus Disc</text:p>
          </table:table-cell>
          <table:table-cell office:value-type="string" calcext:value-type="string">
            <text:p>USA</text:p>
          </table:table-cell>
          <table:table-cell office:value-type="string" calcext:value-type="string">
            <text:p>Mario Party 5</text:p>
          </table:table-cell>
          <table:table-cell office:value-type="string" calcext:value-type="string">
            <text:p>F-Zero GX</text:p>
          </table:table-cell>
          <table:table-cell office:value-type="string" calcext:value-type="string">
            <text:p>Sonic Heroes</text:p>
          </table:table-cell>
          <table:table-cell office:value-type="string" calcext:value-type="string">
            <text:p>Star Wars Rogue Squadron III: Rebel Strike</text:p>
          </table:table-cell>
          <table:table-cell office:value-type="string" calcext:value-type="string">
            <text:p>Teenage Mutant Ninja Turtles</text:p>
          </table:table-cell>
          <table:table-cell table:style-name="ce176" office:value-type="string" calcext:value-type="string">
            <text:p>Fire Emblem GBA Bonus Items</text:p>
          </table:table-cell>
          <table:table-cell table:number-columns-repeated="2"/>
          <table:table-cell table:style-name="ce116" office:value-type="string" calcext:value-type="string">
            <text:p>Final Fantasy Crystal Chronicles</text:p>
          </table:table-cell>
          <table:table-cell office:value-type="string" calcext:value-type="string">
            <text:p>1080 Avalanche</text:p>
          </table:table-cell>
          <table:table-cell office:value-type="string" calcext:value-type="string">
            <text:p>Pokemon Colosseum</text:p>
          </table:table-cell>
          <table:table-cell office:value-type="string" calcext:value-type="string">
            <text:p>Kirby Air Ride</text:p>
          </table:table-cell>
          <table:table-cell office:value-type="string" calcext:value-type="string">
            <text:p>Harry Potter: Quiddich World Cup</text:p>
          </table:table-cell>
          <table:table-cell office:value-type="string" calcext:value-type="string">
            <text:p>Spongebob Squarepants: Battle For Bikini Bottom</text:p>
          </table:table-cell>
          <table:table-cell office:value-type="string" calcext:value-type="string">
            <text:p>NBA Live 2004</text:p>
          </table:table-cell>
          <table:table-cell table:number-columns-repeated="1003"/>
        </table:table-row>
        <table:table-row table:style-name="ro1">
          <table:table-cell table:number-columns-repeated="2"/>
          <table:table-cell table:style-name="ce8" office:value-type="string" calcext:value-type="string">
            <text:p>Naruto Special Collection</text:p>
          </table:table-cell>
          <table:table-cell table:style-name="ce176" office:value-type="string" calcext:value-type="string">
            <text:p>PNRJ01</text:p>
          </table:table-cell>
          <table:table-cell office:value-type="string" calcext:value-type="string">
            <text:p>Demo</text:p>
          </table:table-cell>
          <table:table-cell office:value-type="string" calcext:value-type="string">
            <text:p>JP</text:p>
          </table:table-cell>
          <table:table-cell table:style-name="ce176" office:value-type="string" calcext:value-type="string">
            <text:p>Naruto: Ninjutsu Zenkai! Saikyō Ninja Daikesshū (Naruto: Ninja Council) (GBA)</text:p>
          </table:table-cell>
          <table:table-cell table:style-name="ce176" office:value-type="string" calcext:value-type="string">
            <text:p>Naruto: Konoha Senki (Naruto: Tree Leaf Military History) (GBA)</text:p>
          </table:table-cell>
          <table:table-cell office:value-type="string" calcext:value-type="string">
            <text:p>Naruto: Gekitō Ninja Taisen! 2 (Naruto: Clash of Ninja 2)</text:p>
          </table:table-cell>
          <table:table-cell table:style-name="ce176" office:value-type="string" calcext:value-type="string">
            <text:p>Naruto: Saikyō Ninja Daikesshu 2 (Naruto: Ninja Council 2) (GBA)</text:p>
          </table:table-cell>
          <table:table-cell table:style-name="ce176" office:value-type="string" calcext:value-type="string">
            <text:p>Naruto RPG: Uketsugareshi Hi no Ishi (Naruto: Path of the Ninja) (GBA)</text:p>
          </table:table-cell>
          <table:table-cell table:number-columns-repeated="3"/>
          <table:table-cell office:value-type="string" calcext:value-type="string">
            <text:p>Naruto: Gekitō Ninja Taisen! (Naruto: Great Ninja Battle!) + Naruto: Ninjutsu Zenkai! Saikyō Ninja Daikesshū (Naruto: Ninja Council)</text:p>
          </table:table-cell>
          <table:table-cell office:value-type="string" calcext:value-type="string">
            <text:p>Naruto: Gekitō Ninja Taisen! 3 (Naruto: Great Ninja Battle! 3)</text:p>
          </table:table-cell>
          <table:table-cell office:value-type="string" calcext:value-type="string">
            <text:p>Naruto: Gekitō Ninja Taisen (Naruto: Clash of Ninja) Commercial</text:p>
          </table:table-cell>
          <table:table-cell office:value-type="string" calcext:value-type="string">
            <text:p>Naruto: Ninjutsu Zenkai! Saikyō Ninja Daikesshū (Naruto: Ninja Council)</text:p>
          </table:table-cell>
          <table:table-cell office:value-type="string" calcext:value-type="string">
            <text:p>Naruto: Ninjutsu Zenkai! Saikyō Ninja Daikesshū (Naruto: Ninja Council) Commercial</text:p>
          </table:table-cell>
          <table:table-cell office:value-type="string" calcext:value-type="string">
            <text:p>Naruto: Konoha Senki (Naruto: Tree Leaf Military History)</text:p>
          </table:table-cell>
          <table:table-cell office:value-type="string" calcext:value-type="string">
            <text:p>Naruto: Konoha Senki (Naruto: Tree Leaf Military History) Commercial</text:p>
          </table:table-cell>
          <table:table-cell office:value-type="string" calcext:value-type="string">
            <text:p>Naruto: Gekitō Ninja Taisen! 2 (Naruto: Clash of Ninja 2)</text:p>
          </table:table-cell>
          <table:table-cell office:value-type="string" calcext:value-type="string">
            <text:p>Naruto: Gekitō Ninja Taisen! 2 (Naruto: Clash of Ninja 2) Commercial</text:p>
          </table:table-cell>
          <table:table-cell office:value-type="string" calcext:value-type="string">
            <text:p>Naruto: Gekitō Ninja Taisen! 2 (Naruto: Clash of Ninja 2) Combo Reel</text:p>
          </table:table-cell>
          <table:table-cell office:value-type="string" calcext:value-type="string">
            <text:p>Naruto: Saikyō Ninja Daikesshu 2 (Naruto: Ninja Council 2)</text:p>
          </table:table-cell>
          <table:table-cell office:value-type="string" calcext:value-type="string">
            <text:p>Naruto: Saikyō Ninja Daikesshu 2 (Naruto: Ninja Council 2) Commercial</text:p>
          </table:table-cell>
          <table:table-cell office:value-type="string" calcext:value-type="string">
            <text:p>Naruto: Saikyō Ninja Daikesshu 2 (Naruto: Ninja Council 2) Combo Reel</text:p>
          </table:table-cell>
          <table:table-cell office:value-type="string" calcext:value-type="string">
            <text:p>Naruto RPG: Uketsugareshi Hi no Ishi (Naruto: Path of the Ninja)</text:p>
          </table:table-cell>
          <table:table-cell office:value-type="string" calcext:value-type="string">
            <text:p>Naruto RPG: Uketsugareshi Hi no Ishi (Naruto: Path of the Ninja) Commercial</text:p>
          </table:table-cell>
          <table:table-cell office:value-type="string" calcext:value-type="string">
            <text:p>Naruto RPG: Uketsugareshi Hi no Ishi (Naruto: Path of the Ninja) Combo Reel</text:p>
          </table:table-cell>
          <table:table-cell table:number-columns-repeated="994"/>
        </table:table-row>
        <table:table-row table:style-name="ro2">
          <table:table-cell table:number-columns-repeated="2"/>
          <table:table-cell office:value-type="string" calcext:value-type="string">
            <text:p>Pac-Man Vs. - Club Nintendo Limited Edition</text:p>
          </table:table-cell>
          <table:table-cell office:value-type="string" calcext:value-type="string">
            <text:p>PCPJ01</text:p>
          </table:table-cell>
          <table:table-cell office:value-type="string" calcext:value-type="string">
            <text:p>Pac-Man</text:p>
          </table:table-cell>
          <table:table-cell office:value-type="string" calcext:value-type="string">
            <text:p>JP</text:p>
          </table:table-cell>
          <table:table-cell office:value-type="string" calcext:value-type="string">
            <text:p>Pac-Man Vs.</text:p>
          </table:table-cell>
          <table:table-cell table:number-columns-repeated="7"/>
          <table:table-cell office:value-type="string" calcext:value-type="string">
            <text:p>Hot Mario! (Mario Kart Double Dash!! + Mario &amp; Luigi RPG (Mario &amp; Luigi: Superstar Saga) + Mario Party 5)</text:p>
          </table:table-cell>
          <table:table-cell table:style-name="ce116" office:value-type="string" calcext:value-type="string">
            <text:p>Pokemon Koroshiamu (Pokemon Colosseum)</text:p>
          </table:table-cell>
          <table:table-cell table:style-name="ce116" office:value-type="string" calcext:value-type="string">
            <text:p>Baten Kaitosu Owaranai Tsubasa to Ushinawareta Umi (Baten Kaitos: Eternal Wings and the Lost Ocean)</text:p>
          </table:table-cell>
          <table:table-cell table:style-name="ce116" office:value-type="string" calcext:value-type="string">
            <text:p>Donkey Konga</text:p>
          </table:table-cell>
          <table:table-cell office:value-type="string" calcext:value-type="string">
            <text:p>Super Donkey Kong (Donkey Kong Country)</text:p>
          </table:table-cell>
          <table:table-cell office:value-type="string" calcext:value-type="string">
            <text:p>F-Zero: Falcon Densetsu (F-Zero: GP Legend)</text:p>
          </table:table-cell>
          <table:table-cell table:style-name="ce116" office:value-type="string" calcext:value-type="string">
            <text:p>R: Racing Evolution</text:p>
          </table:table-cell>
          <table:table-cell table:number-columns-repeated="1003"/>
        </table:table-row>
        <table:table-row table:style-name="ro1">
          <table:table-cell/>
          <table:table-cell table:style-name="ce116"/>
          <table:table-cell table:style-name="ce110" office:value-type="string" calcext:value-type="string">
            <text:p>Preview May 2003 (USA)</text:p>
          </table:table-cell>
          <table:table-cell table:style-name="ce116" office:value-type="string" calcext:value-type="string">
            <text:p>D87E01</text:p>
          </table:table-cell>
          <table:table-cell table:style-name="ce186" office:value-type="string" calcext:value-type="string">
            <text:p>3-USA</text:p>
          </table:table-cell>
          <table:table-cell table:style-name="ce186" office:value-type="string" calcext:value-type="string">
            <text:p>gc3</text:p>
          </table:table-cell>
          <table:table-cell table:style-name="ce116" office:value-type="string" calcext:value-type="string">
            <text:p>Viewtiful Joe</text:p>
          </table:table-cell>
          <table:table-cell office:value-type="string" calcext:value-type="string">
            <text:p>Tom Clancy's Splinter Cell</text:p>
          </table:table-cell>
          <table:table-cell table:style-name="ce116" office:value-type="string" calcext:value-type="string">
            <text:p>Sonic Adventure DX: Director's Cut</text:p>
          </table:table-cell>
          <table:table-cell table:style-name="ce176" office:value-type="string" calcext:value-type="string">
            <text:p>WarioWare, Inc.: Mega Microgames! (GBA standalone download)</text:p>
          </table:table-cell>
          <table:table-cell table:style-name="ce176" office:value-type="string" calcext:value-type="string">
            <text:p>Dr. Mario (Multiboot)</text:p>
          </table:table-cell>
          <table:table-cell table:style-name="ce116" office:value-type="string" calcext:value-type="string">
            <text:p>Soulcalibur II</text:p>
          </table:table-cell>
          <table:table-cell office:value-type="string" calcext:value-type="string">
            <text:p>Billy Hatcher and the Giant Egg</text:p>
          </table:table-cell>
          <table:table-cell/>
          <table:table-cell table:style-name="ce116" office:value-type="string" calcext:value-type="string">
            <text:p>Soulcalibur II</text:p>
          </table:table-cell>
          <table:table-cell table:style-name="ce116" office:value-type="string" calcext:value-type="string">
            <text:p>The Legend of Zelda: The Wind Waker</text:p>
          </table:table-cell>
          <table:table-cell table:style-name="ce116" office:value-type="string" calcext:value-type="string">
            <text:p>Star Wars Rogue Squadron III: Rebel Strike</text:p>
          </table:table-cell>
          <table:table-cell office:value-type="string" calcext:value-type="string">
            <text:p>F-Zero GX</text:p>
          </table:table-cell>
          <table:table-cell table:style-name="ce116" office:value-type="string" calcext:value-type="string">
            <text:p>NCAA Football 2004</text:p>
          </table:table-cell>
          <table:table-cell table:style-name="ce116" office:value-type="string" calcext:value-type="string">
            <text:p>Madden NFL 2004</text:p>
          </table:table-cell>
          <table:table-cell table:style-name="ce116" office:value-type="string" calcext:value-type="string">
            <text:p>Viewtiful Joe</text:p>
          </table:table-cell>
          <table:table-cell office:value-type="string" calcext:value-type="string">
            <text:p>Tom Clancy's Splinter Cell</text:p>
          </table:table-cell>
          <table:table-cell table:style-name="ce116" office:value-type="string" calcext:value-type="string">
            <text:p>ESRB Derek Jeter</text:p>
          </table:table-cell>
          <table:table-cell table:style-name="ce116" table:number-columns-repeated="1001"/>
        </table:table-row>
        <table:table-row table:style-name="ro1">
          <table:table-cell table:style-name="ce116"/>
          <table:table-cell/>
          <table:table-cell table:style-name="Default"/>
          <table:table-cell/>
          <table:table-cell table:style-name="Default" table:number-columns-repeated="2"/>
          <table:table-cell table:number-columns-repeated="1018"/>
        </table:table-row>
        <table:table-row table:style-name="ro1">
          <table:table-cell table:style-name="ce116"/>
          <table:table-cell/>
          <table:table-cell table:style-name="Default" office:value-type="string" calcext:value-type="string">
            <text:p>Biohazard</text:p>
          </table:table-cell>
          <table:table-cell office:value-type="string" calcext:value-type="string">
            <text:p>DBIJ08</text:p>
          </table:table-cell>
          <table:table-cell office:value-type="string" calcext:value-type="string">
            <text:p>Movie Demo Disc</text:p>
          </table:table-cell>
          <table:table-cell office:value-type="string" calcext:value-type="string">
            <text:p>JP</text:p>
          </table:table-cell>
          <table:table-cell table:style-name="ce186" office:value-type="string" calcext:value-type="string">
            <text:p>Movie – &gt;</text:p>
          </table:table-cell>
          <table:table-cell table:number-columns-repeated="2"/>
          <table:table-cell table:style-name="ce121"/>
          <table:table-cell table:number-columns-repeated="4"/>
          <table:table-cell office:value-type="string" calcext:value-type="string">
            <text:p>Biohazard (Resident Evil) Movie</text:p>
          </table:table-cell>
          <table:table-cell table:number-columns-repeated="1009"/>
        </table:table-row>
        <table:table-row table:style-name="ro1">
          <table:table-cell table:style-name="ce116"/>
          <table:table-cell/>
          <table:table-cell table:style-name="Default" office:value-type="string" calcext:value-type="string">
            <text:p>Biohazard</text:p>
          </table:table-cell>
          <table:table-cell office:value-type="string" calcext:value-type="string">
            <text:p>DBJJ08</text:p>
          </table:table-cell>
          <table:table-cell office:value-type="string" calcext:value-type="string">
            <text:p>Special Edition</text:p>
          </table:table-cell>
          <table:table-cell office:value-type="string" calcext:value-type="string">
            <text:p>JP</text:p>
          </table:table-cell>
          <table:table-cell office:value-type="string" calcext:value-type="string">
            <text:p>Biohazard (Resident Evil)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style-name="ce116"/>
          <table:table-cell/>
          <table:table-cell table:style-name="Default" office:value-type="string" calcext:value-type="string">
            <text:p>Biohazard 0</text:p>
          </table:table-cell>
          <table:table-cell office:value-type="string" calcext:value-type="string">
            <text:p>DBZJ08</text:p>
          </table:table-cell>
          <table:table-cell office:value-type="string" calcext:value-type="string">
            <text:p>Trial Edition</text:p>
          </table:table-cell>
          <table:table-cell office:value-type="string" calcext:value-type="string">
            <text:p>JP</text:p>
          </table:table-cell>
          <table:table-cell office:value-type="string" calcext:value-type="string">
            <text:p>Biohazard 0 (Resident Evil 0)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style-name="ce116"/>
          <table:table-cell/>
          <table:table-cell table:style-name="Default" office:value-type="string" calcext:value-type="string">
            <text:p>Biohazard 4</text:p>
          </table:table-cell>
          <table:table-cell office:value-type="string" calcext:value-type="string">
            <text:p>P4BJ08</text:p>
          </table:table-cell>
          <table:table-cell office:value-type="string" calcext:value-type="string">
            <text:p>Trial Edition</text:p>
          </table:table-cell>
          <table:table-cell office:value-type="string" calcext:value-type="string">
            <text:p>JP</text:p>
          </table:table-cell>
          <table:table-cell office:value-type="string" calcext:value-type="string">
            <text:p>Biohazard 4 (Resident Evil 4)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style-name="ce116"/>
          <table:table-cell/>
          <table:table-cell table:style-name="Default" office:value-type="string" calcext:value-type="string">
            <text:p>Resident Evil 4</text:p>
          </table:table-cell>
          <table:table-cell office:value-type="string" calcext:value-type="string">
            <text:p>D4BE08</text:p>
          </table:table-cell>
          <table:table-cell office:value-type="string" calcext:value-type="string">
            <text:p>Preview Disc</text:p>
          </table:table-cell>
          <table:table-cell office:value-type="string" calcext:value-type="string">
            <text:p>USA</text:p>
          </table:table-cell>
          <table:table-cell office:value-type="string" calcext:value-type="string">
            <text:p>Resident Evil 4 Demo</text:p>
          </table:table-cell>
          <table:table-cell table:number-columns-repeated="2"/>
          <table:table-cell table:style-name="ce121"/>
          <table:table-cell table:number-columns-repeated="4"/>
          <table:table-cell office:value-type="string" calcext:value-type="string">
            <text:p>Resident Evil 4</text:p>
          </table:table-cell>
          <table:table-cell office:value-type="string" calcext:value-type="string">
            <text:p>Resident Evil 0</text:p>
          </table:table-cell>
          <table:table-cell office:value-type="string" calcext:value-type="string">
            <text:p>Resident Evil</text:p>
          </table:table-cell>
          <table:table-cell office:value-type="string" calcext:value-type="string">
            <text:p>Resident Evil 2</text:p>
          </table:table-cell>
          <table:table-cell office:value-type="string" calcext:value-type="string">
            <text:p>Resident Evil 3</text:p>
          </table:table-cell>
          <table:table-cell office:value-type="string" calcext:value-type="string">
            <text:p>Resident Evil – CODE: Veronica X</text:p>
          </table:table-cell>
          <table:table-cell table:style-name="ce111" office:value-type="string" calcext:value-type="string">
            <text:p>Intro scene to Resident Evil 0 (Doesn’t appear to be accessible from the main menu)</text:p>
          </table:table-cell>
          <table:table-cell table:style-name="ce111" office:value-type="string" calcext:value-type="string">
            <text:p>Intro scene to Resident Evil (Doesn’t appear to be accessible from the main menu)</text:p>
          </table:table-cell>
          <table:table-cell table:number-columns-repeated="1002"/>
        </table:table-row>
        <table:table-row table:style-name="ro1">
          <table:table-cell table:number-columns-repeated="2"/>
          <table:table-cell table:style-name="ce46" office:value-type="string" calcext:value-type="string">
            <text:p>Resident Evil 4</text:p>
          </table:table-cell>
          <table:table-cell table:style-name="ce68" office:value-type="string" calcext:value-type="string">
            <text:p>D4BP01</text:p>
          </table:table-cell>
          <table:table-cell office:value-type="string" calcext:value-type="string">
            <text:p>Bonus Disc</text:p>
          </table:table-cell>
          <table:table-cell office:value-type="string" calcext:value-type="string">
            <text:p>EUR</text:p>
          </table:table-cell>
          <table:table-cell table:style-name="ce68" office:value-type="string" calcext:value-type="string">
            <text:p>Metroid Prime 2: Echoes (v.237) (blank “New Text Document.txt”)</text:p>
          </table:table-cell>
          <table:table-cell table:number-columns-repeated="2"/>
          <table:table-cell table:style-name="ce121"/>
          <table:table-cell table:number-columns-repeated="4"/>
          <table:table-cell office:value-type="string" calcext:value-type="string">
            <text:p>Resident Evil 4</text:p>
          </table:table-cell>
          <table:table-cell office:value-type="string" calcext:value-type="string">
            <text:p>Resident Evil 0</text:p>
          </table:table-cell>
          <table:table-cell office:value-type="string" calcext:value-type="string">
            <text:p>Resident Evil</text:p>
          </table:table-cell>
          <table:table-cell office:value-type="string" calcext:value-type="string">
            <text:p>Resident Evil 2</text:p>
          </table:table-cell>
          <table:table-cell office:value-type="string" calcext:value-type="string">
            <text:p>Resident Evil 3</text:p>
          </table:table-cell>
          <table:table-cell office:value-type="string" calcext:value-type="string">
            <text:p>Resident Evil – CODE: Veronica X</text:p>
          </table:table-cell>
          <table:table-cell office:value-type="string" calcext:value-type="string">
            <text:p>Making of Resident Evil 4</text:p>
          </table:table-cell>
          <table:table-cell table:number-columns-repeated="1003"/>
        </table:table-row>
        <table:table-row table:style-name="ro1">
          <table:table-cell/>
          <table:table-cell table:style-name="ce116"/>
          <table:table-cell table:style-name="ce110" office:value-type="string" calcext:value-type="string">
            <text:p>Resident Evil 4</text:p>
          </table:table-cell>
          <table:table-cell table:style-name="ce116" office:value-type="string" calcext:value-type="string">
            <text:p>D4BU01</text:p>
          </table:table-cell>
          <table:table-cell table:style-name="ce186" office:value-type="string" calcext:value-type="string">
            <text:p>Bonus Disc</text:p>
          </table:table-cell>
          <table:table-cell table:style-name="ce186" office:value-type="string" calcext:value-type="string">
            <text:p>AUS</text:p>
          </table:table-cell>
          <table:table-cell table:style-name="ce186" office:value-type="string" calcext:value-type="string">
            <text:p>Movies only – &gt;</text:p>
          </table:table-cell>
          <table:table-cell table:style-name="ce116" table:number-columns-repeated="2"/>
          <table:table-cell table:style-name="ce108"/>
          <table:table-cell table:style-name="ce116" table:number-columns-repeated="4"/>
          <table:table-cell office:value-type="string" calcext:value-type="string">
            <text:p>Resident Evil 4</text:p>
          </table:table-cell>
          <table:table-cell office:value-type="string" calcext:value-type="string">
            <text:p>Resident Evil 0</text:p>
          </table:table-cell>
          <table:table-cell office:value-type="string" calcext:value-type="string">
            <text:p>Resident Evil</text:p>
          </table:table-cell>
          <table:table-cell office:value-type="string" calcext:value-type="string">
            <text:p>Resident Evil 2</text:p>
          </table:table-cell>
          <table:table-cell office:value-type="string" calcext:value-type="string">
            <text:p>Resident Evil 3</text:p>
          </table:table-cell>
          <table:table-cell office:value-type="string" calcext:value-type="string">
            <text:p>Resident Evil – CODE: Veronica X</text:p>
          </table:table-cell>
          <table:table-cell office:value-type="string" calcext:value-type="string">
            <text:p>Making of Resident Evil 4</text:p>
          </table:table-cell>
          <table:table-cell table:style-name="ce116" table:number-columns-repeated="1003"/>
        </table:table-row>
        <table:table-row table:style-name="ro1">
          <table:table-cell/>
          <table:table-cell table:style-name="ce116"/>
          <table:table-cell table:style-name="ce110" office:value-type="string" calcext:value-type="string">
            <text:p>Resident Evil 4</text:p>
          </table:table-cell>
          <table:table-cell table:style-name="ce116" office:value-type="string" calcext:value-type="string">
            <text:p>D4BD01</text:p>
          </table:table-cell>
          <table:table-cell table:style-name="ce186" office:value-type="string" calcext:value-type="string">
            <text:p>Bonus Disc</text:p>
          </table:table-cell>
          <table:table-cell table:style-name="ce186" office:value-type="string" calcext:value-type="string">
            <text:p>DEU</text:p>
          </table:table-cell>
          <table:table-cell table:style-name="ce68" office:value-type="string" calcext:value-type="string">
            <text:p>Metroid Prime 2: Echoes (v.237) (blank “New Text Document.txt”)</text:p>
          </table:table-cell>
          <table:table-cell table:style-name="ce116" office:value-type="string" calcext:value-type="string">
            <text:p>seems to be based off eur version 14 disk</text:p>
          </table:table-cell>
          <table:table-cell table:style-name="ce116"/>
          <table:table-cell table:style-name="ce108"/>
          <table:table-cell table:style-name="ce116" table:number-columns-repeated="4"/>
          <table:table-cell office:value-type="string" calcext:value-type="string">
            <text:p>Making of Resident Evil 4 (subtitled)</text:p>
          </table:table-cell>
          <table:table-cell office:value-type="string" calcext:value-type="string">
            <text:p>Resident Evil 4</text:p>
          </table:table-cell>
          <table:table-cell office:value-type="string" calcext:value-type="string">
            <text:p>Resident Evil 0</text:p>
          </table:table-cell>
          <table:table-cell office:value-type="string" calcext:value-type="string">
            <text:p>Resident Evil</text:p>
          </table:table-cell>
          <table:table-cell table:number-columns-repeated="3"/>
          <table:table-cell table:style-name="ce116" table:number-columns-repeated="1003"/>
        </table:table-row>
        <table:table-row table:style-name="ro1">
          <table:table-cell/>
          <table:table-cell table:style-name="ce116"/>
          <table:table-cell table:style-name="ce110"/>
          <table:table-cell table:style-name="ce116"/>
          <table:table-cell table:style-name="ce186" table:number-columns-repeated="2"/>
          <table:table-cell table:style-name="ce116" table:number-columns-repeated="3"/>
          <table:table-cell table:style-name="ce108"/>
          <table:table-cell table:style-name="ce116" table:number-columns-repeated="1014"/>
        </table:table-row>
        <table:table-row table:style-name="ro1">
          <table:table-cell table:number-columns-repeated="2"/>
          <table:table-cell table:style-name="ce8" office:value-type="string" calcext:value-type="string">
            <text:p>Phantasy Star Online Episode I &amp; II</text:p>
          </table:table-cell>
          <table:table-cell table:style-name="ce8" office:value-type="string" calcext:value-type="string">
            <text:p>DPOJ8P</text:p>
          </table:table-cell>
          <table:table-cell table:style-name="ce195" office:value-type="string" calcext:value-type="string">
            <text:p>Trial Edition</text:p>
          </table:table-cell>
          <table:table-cell office:value-type="string" calcext:value-type="string">
            <text:p>JP</text:p>
          </table:table-cell>
          <table:table-cell table:style-name="ce110" office:value-type="string" calcext:value-type="string">
            <text:p>Phantasy Star Online Episode I &amp; II Demo</text:p>
          </table:table-cell>
          <table:table-cell table:style-name="ce116" office:value-type="string" calcext:value-type="string">
            <text:p>PSO Local Multiplayer code: 80194F40 4182002C</text:p>
          </table:table-cell>
          <table:table-cell table:style-name="ce176" office:value-type="string" calcext:value-type="string">
            <text:p>Nights into Dreams Score Attack Mini Game (GBA) (located on disc) (psoman.gba)</text:p>
          </table:table-cell>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8" office:value-type="string" calcext:value-type="string">
            <text:p>Phantasy Star Online Episode III - C.A.R.D. Revolution</text:p>
          </table:table-cell>
          <table:table-cell table:style-name="ce176" office:value-type="string" calcext:value-type="string">
            <text:p>DPSJ8P</text:p>
          </table:table-cell>
          <table:table-cell table:style-name="ce186" office:value-type="string" calcext:value-type="string">
            <text:p>Trial Edition</text:p>
          </table:table-cell>
          <table:table-cell table:style-name="ce186" office:value-type="string" calcext:value-type="string">
            <text:p>JP</text:p>
          </table:table-cell>
          <table:table-cell table:style-name="ce110" office:value-type="string" calcext:value-type="string">
            <text:p>Phantasy Star Online Episode III - C.A.R.D. Revolution Demo</text:p>
          </table:table-cell>
          <table:table-cell table:style-name="ce176" office:value-type="string" calcext:value-type="string">
            <text:p>Chao Garden (GBA) (located on disc) (Chao.gba)</text:p>
          </table:table-cell>
          <table:table-cell table:style-name="ce176" office:value-type="string" calcext:value-type="string">
            <text:p>Nights into Dreams Score Attack Mini Game (GBA) (located on disc) (Nights.gba)</text:p>
          </table:table-cell>
          <table:table-cell table:style-name="ce176" office:value-type="string" calcext:value-type="string">
            <text:p>Nights into Dreams Mini Game (Score Attack) (GBA) (located on disc) (psoman.gba)</text:p>
          </table:table-cell>
          <table:table-cell table:style-name="ce176" office:value-type="string" calcext:value-type="string">
            <text:p>Minna de Puyo Puyo Endless Version Mini Game (GBA) (located on disc) (puyo_j.gba)</text:p>
          </table:table-cell>
          <table:table-cell table:style-name="ce116" table:number-columns-repeated="3"/>
          <table:table-cell table:style-name="ce184" office:value-type="string" calcext:value-type="string">
            <text:p>&lt;-- Game Only</text:p>
          </table:table-cell>
          <table:table-cell table:style-name="ce116" table:number-columns-repeated="1009"/>
        </table:table-row>
        <table:table-row table:style-name="ro1">
          <table:table-cell table:style-name="ce116"/>
          <table:table-cell/>
          <table:table-cell table:style-name="Default"/>
          <table:table-cell/>
          <table:table-cell table:style-name="Default" table:number-columns-repeated="2"/>
          <table:table-cell table:number-columns-repeated="3"/>
          <table:table-cell table:style-name="ce121"/>
          <table:table-cell table:number-columns-repeated="1014"/>
        </table:table-row>
        <table:table-row table:style-name="ro1">
          <table:table-cell table:number-columns-repeated="2"/>
          <table:table-cell office:value-type="string" calcext:value-type="string">
            <text:p>Pokemon Channel</text:p>
          </table:table-cell>
          <table:table-cell office:value-type="string" calcext:value-type="string">
            <text:p>D56J01</text:p>
          </table:table-cell>
          <table:table-cell office:value-type="string" calcext:value-type="string">
            <text:p>Bangumi Kakuchou Pack</text:p>
          </table:table-cell>
          <table:table-cell office:value-type="string" calcext:value-type="string">
            <text:p>JP</text:p>
          </table:table-cell>
          <table:table-cell table:style-name="ce186" office:value-type="string" calcext:value-type="string">
            <text:p>Movies only – &gt;</text:p>
          </table:table-cell>
          <table:table-cell table:number-columns-repeated="2"/>
          <table:table-cell table:style-name="ce121"/>
          <table:table-cell table:number-columns-repeated="4"/>
          <table:table-cell office:value-type="string" calcext:value-type="string">
            <text:p>Pokemon (various)</text:p>
          </table:table-cell>
          <table:table-cell table:number-columns-repeated="1009"/>
        </table:table-row>
        <table:table-row table:style-name="ro1">
          <table:table-cell table:number-columns-repeated="2"/>
          <table:table-cell office:value-type="string" calcext:value-type="string">
            <text:p>Pokemon Colosseum</text:p>
          </table:table-cell>
          <table:table-cell office:value-type="string" calcext:value-type="string">
            <text:p>PCKJ01</text:p>
          </table:table-cell>
          <table:table-cell office:value-type="string" calcext:value-type="string">
            <text:p>Kakuchou Disc</text:p>
          </table:table-cell>
          <table:table-cell office:value-type="string" calcext:value-type="string">
            <text:p>JP</text:p>
          </table:table-cell>
          <table:table-cell table:style-name="ce106" office:value-type="string" calcext:value-type="string">
            <text:p>Pokemon Colosseum Demo (GBA connectivity)</text:p>
          </table:table-cell>
          <table:table-cell office:value-type="string" calcext:value-type="string">
            <text:p>Pokemon Channel Demo</text:p>
          </table:table-cell>
          <table:table-cell/>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style-name="ce116"/>
          <table:table-cell/>
          <table:table-cell table:style-name="Default" office:value-type="string" calcext:value-type="string">
            <text:p>Pokemon Colosseum Nintendo Tokusei Disc</text:p>
          </table:table-cell>
          <table:table-cell office:value-type="string" calcext:value-type="string">
            <text:p>PCSJ01</text:p>
          </table:table-cell>
          <table:table-cell office:value-type="string" calcext:value-type="string">
            <text:p>Special Disc</text:p>
          </table:table-cell>
          <table:table-cell office:value-type="string" calcext:value-type="string">
            <text:p>JP</text:p>
          </table:table-cell>
          <table:table-cell table:style-name="ce106" office:value-type="string" calcext:value-type="string">
            <text:p>Pokemon Colosseum Demo (GBA connectivity)</text:p>
          </table:table-cell>
          <table:table-cell office:value-type="string" calcext:value-type="string">
            <text:p>Pokemon Channel Demo</text:p>
          </table:table-cell>
          <table:table-cell/>
          <table:table-cell table:style-name="ce121"/>
          <table:table-cell table:number-columns-repeated="4"/>
          <table:table-cell office:value-type="string" calcext:value-type="string">
            <text:p>Pokemon Box: Ruby and Sapphire</text:p>
          </table:table-cell>
          <table:table-cell office:value-type="string" calcext:value-type="string">
            <text:p>Donkey Konga</text:p>
          </table:table-cell>
          <table:table-cell table:style-name="ce116" office:value-type="string" calcext:value-type="string">
            <text:p>Mario &amp; Luigi RPG (Mario &amp; Luigi: Superstar Saga)</text:p>
          </table:table-cell>
          <table:table-cell office:value-type="string" calcext:value-type="string">
            <text:p>Super Donkey Kong (Donkey Kong Country)</text:p>
          </table:table-cell>
          <table:table-cell office:value-type="string" calcext:value-type="string">
            <text:p>F-Zero: Falcon Densetsu (F-Zero: GP Legend)</text:p>
          </table:table-cell>
          <table:table-cell office:value-type="string" calcext:value-type="string">
            <text:p>Mario Kart: Double Dash!!</text:p>
          </table:table-cell>
          <table:table-cell office:value-type="string" calcext:value-type="string">
            <text:p>Mario Party 5</text:p>
          </table:table-cell>
          <table:table-cell table:number-columns-repeated="1003"/>
        </table:table-row>
        <table:table-row table:style-name="ro1">
          <table:table-cell table:number-columns-repeated="2"/>
          <table:table-cell office:value-type="string" calcext:value-type="string">
            <text:p>Pokemon Colosseum</text:p>
          </table:table-cell>
          <table:table-cell office:value-type="string" calcext:value-type="string">
            <text:p>PC6E01</text:p>
          </table:table-cell>
          <table:table-cell office:value-type="string" calcext:value-type="string">
            <text:p>Bonus Disc</text:p>
          </table:table-cell>
          <table:table-cell office:value-type="string" calcext:value-type="string">
            <text:p>USA</text:p>
          </table:table-cell>
          <table:table-cell table:style-name="ce176" office:value-type="string" calcext:value-type="string">
            <text:p>Jirachi Special Gift (Berry Program Update)</text:p>
          </table:table-cell>
          <table:table-cell office:value-type="string" calcext:value-type="string">
            <text:p>(can enable debug by running tgc on its own)</text:p>
          </table:table-cell>
          <table:table-cell/>
          <table:table-cell table:style-name="ce121"/>
          <table:table-cell table:number-columns-repeated="4"/>
          <table:table-cell office:value-type="string" calcext:value-type="string">
            <text:p>Pokemon Colosseum</text:p>
          </table:table-cell>
          <table:table-cell office:value-type="string" calcext:value-type="string">
            <text:p>Pokemon: Jirachi—Wish Maker</text:p>
          </table:table-cell>
          <table:table-cell table:number-columns-repeated="1008"/>
        </table:table-row>
        <table:table-row table:style-name="ro1">
          <table:table-cell table:style-name="ce116"/>
          <table:table-cell/>
          <table:table-cell table:style-name="Default"/>
          <table:table-cell/>
          <table:table-cell table:style-name="Default" table:number-columns-repeated="2"/>
          <table:table-cell table:number-columns-repeated="3"/>
          <table:table-cell table:style-name="ce121"/>
          <table:table-cell table:number-columns-repeated="1014"/>
        </table:table-row>
        <table:table-row table:style-name="ro1">
          <table:table-cell table:number-columns-repeated="2"/>
          <table:table-cell office:value-type="string" calcext:value-type="string">
            <text:p>Star Wars Rogue Squadron II</text:p>
          </table:table-cell>
          <table:table-cell office:value-type="string" calcext:value-type="string">
            <text:p>DSWJ13</text:p>
          </table:table-cell>
          <table:table-cell office:value-type="string" calcext:value-type="string">
            <text:p>Demo</text:p>
          </table:table-cell>
          <table:table-cell office:value-type="string" calcext:value-type="string">
            <text:p>JP</text:p>
          </table:table-cell>
          <table:table-cell office:value-type="string" calcext:value-type="string">
            <text:p>Star Wars Rogue Squadron II: Rogue Leader Demo</text:p>
          </table:table-cell>
          <table:table-cell table:number-columns-repeated="2"/>
          <table:table-cell table:style-name="ce121"/>
          <table:table-cell table:number-columns-repeated="4"/>
          <table:table-cell office:value-type="string" calcext:value-type="string">
            <text:p>Teaser</text:p>
          </table:table-cell>
          <table:table-cell office:value-type="string" calcext:value-type="string">
            <text:p>Making Of</text:p>
          </table:table-cell>
          <table:table-cell office:value-type="string" calcext:value-type="string">
            <text:p>Trailer</text:p>
          </table:table-cell>
          <table:table-cell office:value-type="string" calcext:value-type="string">
            <text:p>not sure, it’s all in japanese</text:p>
          </table:table-cell>
          <table:table-cell table:number-columns-repeated="1006"/>
        </table:table-row>
        <table:table-row table:style-name="ro1">
          <table:table-cell table:number-columns-repeated="2"/>
          <table:table-cell table:style-name="ce11" office:value-type="string" calcext:value-type="string">
            <text:p>Star Wars Rogue Squadron III: Rebel Strike Limited Edition</text:p>
          </table:table-cell>
          <table:table-cell table:style-name="ce175" office:value-type="string" calcext:value-type="string">
            <text:p>DLSE64</text:p>
          </table:table-cell>
          <table:table-cell office:value-type="string" calcext:value-type="string">
            <text:p>Preview Disc</text:p>
          </table:table-cell>
          <table:table-cell office:value-type="string" calcext:value-type="string">
            <text:p>USA</text:p>
          </table:table-cell>
          <table:table-cell office:value-type="string" calcext:value-type="string">
            <text:p>Star Wars Rogue Squadron III: Rebel Strike Demo</text:p>
          </table:table-cell>
          <table:table-cell office:value-type="string" calcext:value-type="string">
            <text:p>Star Wars (1983 Arcade Game)</text:p>
          </table:table-cell>
          <table:table-cell table:style-name="ce175" office:value-type="string" calcext:value-type="string">
            <text:p>Gladius (inaccessible from menu)</text:p>
          </table:table-cell>
          <table:table-cell table:style-name="ce123" office:value-type="string" calcext:value-type="string">
            <text:p><text:a xlink:href="https://www.ign.com/articles/2003/08/01/rebel-strike-bonus-disc" xlink:type="simple">https://www.ign.com/articles/2003/08/01/rebel-strike-bonus-disc</text:a></text:p>
          </table:table-cell>
          <table:table-cell table:number-columns-repeated="4"/>
          <table:table-cell office:value-type="string" calcext:value-type="string">
            <text:p>Star Wars Rebel Strike Artwork Gallery</text:p>
          </table:table-cell>
          <table:table-cell office:value-type="string" calcext:value-type="string">
            <text:p>Gladius Trailer</text:p>
          </table:table-cell>
          <table:table-cell office:value-type="string" calcext:value-type="string">
            <text:p>Star Wars Rebel Strike Trailer</text:p>
          </table:table-cell>
          <table:table-cell table:number-columns-repeated="1007"/>
        </table:table-row>
        <table:table-row table:style-name="ro1">
          <table:table-cell/>
          <table:table-cell table:style-name="ce116"/>
          <table:table-cell table:style-name="ce110" office:value-type="string" calcext:value-type="string">
            <text:p>Star Wars Rogue Squadron III: Rebel Strike Limited Edition</text:p>
          </table:table-cell>
          <table:table-cell table:style-name="ce116" office:value-type="string" calcext:value-type="string">
            <text:p>DLSP64</text:p>
          </table:table-cell>
          <table:table-cell table:style-name="ce186" office:value-type="string" calcext:value-type="string">
            <text:p>Preview Disc</text:p>
          </table:table-cell>
          <table:table-cell table:style-name="ce186" office:value-type="string" calcext:value-type="string">
            <text:p>EUR</text:p>
          </table:table-cell>
          <table:table-cell office:value-type="string" calcext:value-type="string">
            <text:p>Star Wars Rogue Squadron III: Rebel Strike Demo</text:p>
          </table:table-cell>
          <table:table-cell office:value-type="string" calcext:value-type="string">
            <text:p>Star Wars (1983 Arcade Game)</text:p>
          </table:table-cell>
          <table:table-cell table:style-name="ce116"/>
          <table:table-cell table:style-name="ce108"/>
          <table:table-cell table:style-name="ce116" table:number-columns-repeated="4"/>
          <table:table-cell office:value-type="string" calcext:value-type="string">
            <text:p>Star Wars Rebel Strike Trailer</text:p>
          </table:table-cell>
          <table:table-cell office:value-type="string" calcext:value-type="string">
            <text:p>Star Wars Rebel Strike Artwork Gallery</text:p>
          </table:table-cell>
          <table:table-cell office:value-type="string" calcext:value-type="string">
            <text:p>Gladius Trailer</text:p>
          </table:table-cell>
          <table:table-cell table:style-name="ce116" table:number-columns-repeated="1007"/>
        </table:table-row>
        <table:table-row table:style-name="ro1">
          <table:table-cell/>
          <table:table-cell table:style-name="ce116"/>
          <table:table-cell table:style-name="ce110"/>
          <table:table-cell table:style-name="ce116"/>
          <table:table-cell table:style-name="ce186" table:number-columns-repeated="2"/>
          <table:table-cell table:number-columns-repeated="2"/>
          <table:table-cell table:style-name="ce116"/>
          <table:table-cell table:style-name="ce108"/>
          <table:table-cell table:style-name="ce116" table:number-columns-repeated="4"/>
          <table:table-cell table:number-columns-repeated="3"/>
          <table:table-cell table:style-name="ce116" table:number-columns-repeated="1007"/>
        </table:table-row>
        <table:table-row table:style-name="ro1">
          <table:table-cell/>
          <table:table-cell table:style-name="ce116"/>
          <table:table-cell table:style-name="ce110" office:value-type="string" calcext:value-type="string">
            <text:p>The Legend of Zelda</text:p>
          </table:table-cell>
          <table:table-cell table:style-name="ce116" office:value-type="string" calcext:value-type="string">
            <text:p>PZLE01</text:p>
          </table:table-cell>
          <table:table-cell table:style-name="ce186" office:value-type="string" calcext:value-type="string">
            <text:p>Collector's Edition</text:p>
          </table:table-cell>
          <table:table-cell table:style-name="ce186" office:value-type="string" calcext:value-type="string">
            <text:p>USA</text:p>
          </table:table-cell>
          <table:table-cell office:value-type="string" calcext:value-type="string">
            <text:p>The Legend of Zelda: Wind Waker Demo</text:p>
          </table:table-cell>
          <table:table-cell office:value-type="string" calcext:value-type="string">
            <text:p>The Legend of Zelda (NES)</text:p>
          </table:table-cell>
          <table:table-cell table:style-name="ce116" office:value-type="string" calcext:value-type="string">
            <text:p>The Legend of Zelda II: The Adventure of Link (NES)</text:p>
          </table:table-cell>
          <table:table-cell table:style-name="ce108" office:value-type="string" calcext:value-type="string">
            <text:p>The Legend of Zelda: Ocarina of Time (N64)</text:p>
          </table:table-cell>
          <table:table-cell table:style-name="ce116" office:value-type="string" calcext:value-type="string">
            <text:p>The Legend of Zelda: Majora’s Mask (N64)</text:p>
          </table:table-cell>
          <table:table-cell table:style-name="ce116" table:number-columns-repeated="3"/>
          <table:table-cell office:value-type="string" calcext:value-type="string">
            <text:p>The Legend of Zelda – A Retrospective</text:p>
          </table:table-cell>
          <table:table-cell office:value-type="string" calcext:value-type="string">
            <text:p>The Legend of Zelda: Wind Waker Special Movie</text:p>
          </table:table-cell>
          <table:table-cell/>
          <table:table-cell table:style-name="ce116" table:number-columns-repeated="1007"/>
        </table:table-row>
        <table:table-row table:style-name="ro1">
          <table:table-cell/>
          <table:table-cell table:style-name="ce116"/>
          <table:table-cell table:style-name="ce110" office:value-type="string" calcext:value-type="string">
            <text:p>The Legend of Zelda</text:p>
          </table:table-cell>
          <table:table-cell table:style-name="ce116" office:value-type="string" calcext:value-type="string">
            <text:p>PZLP01</text:p>
          </table:table-cell>
          <table:table-cell table:style-name="ce186" office:value-type="string" calcext:value-type="string">
            <text:p>Collector's Edition</text:p>
          </table:table-cell>
          <table:table-cell table:style-name="ce186" office:value-type="string" calcext:value-type="string">
            <text:p>EUR</text:p>
          </table:table-cell>
          <table:table-cell office:value-type="string" calcext:value-type="string">
            <text:p>The Legend of Zelda: Wind Waker Demo</text:p>
          </table:table-cell>
          <table:table-cell office:value-type="string" calcext:value-type="string">
            <text:p>The Legend of Zelda (NES)</text:p>
          </table:table-cell>
          <table:table-cell table:style-name="ce116" office:value-type="string" calcext:value-type="string">
            <text:p>The Legend of Zelda II: The Adventure of Link (NES)</text:p>
          </table:table-cell>
          <table:table-cell table:style-name="ce108" office:value-type="string" calcext:value-type="string">
            <text:p>The Legend of Zelda: Ocarina of Time (N64)</text:p>
          </table:table-cell>
          <table:table-cell table:style-name="ce116" office:value-type="string" calcext:value-type="string">
            <text:p>The Legend of Zelda: Majora’s Mask (N64)</text:p>
          </table:table-cell>
          <table:table-cell table:style-name="ce116" table:number-columns-repeated="3"/>
          <table:table-cell office:value-type="string" calcext:value-type="string">
            <text:p>The Legend of Zelda – A Retrospective</text:p>
          </table:table-cell>
          <table:table-cell office:value-type="string" calcext:value-type="string">
            <text:p>The Legend of Zelda: Wind Waker Special Movie</text:p>
          </table:table-cell>
          <table:table-cell/>
          <table:table-cell table:style-name="ce116" table:number-columns-repeated="1007"/>
        </table:table-row>
        <table:table-row table:style-name="ro1">
          <table:table-cell/>
          <table:table-cell table:style-name="ce116"/>
          <table:table-cell table:style-name="ce110" office:value-type="string" calcext:value-type="string">
            <text:p>Zelda no Densetsu</text:p>
          </table:table-cell>
          <table:table-cell table:style-name="ce116" office:value-type="string" calcext:value-type="string">
            <text:p>PZLJ01</text:p>
          </table:table-cell>
          <table:table-cell table:style-name="ce186" office:value-type="string" calcext:value-type="string">
            <text:p>Collection</text:p>
          </table:table-cell>
          <table:table-cell table:style-name="ce186" office:value-type="string" calcext:value-type="string">
            <text:p>JP</text:p>
          </table:table-cell>
          <table:table-cell office:value-type="string" calcext:value-type="string">
            <text:p>Zelda no Densetsu: Kaze no Takuto (The Legend of Zelda: Wind Waker) Demo</text:p>
          </table:table-cell>
          <table:table-cell office:value-type="string" calcext:value-type="string">
            <text:p>Zelda no Densetsu (The Legend of Zelda) (NES)</text:p>
          </table:table-cell>
          <table:table-cell table:style-name="ce116" office:value-type="string" calcext:value-type="string">
            <text:p>Zelda no Densetsu II: Rinku no Bōken (Zelda II: The Adventure of Link) (NES)</text:p>
          </table:table-cell>
          <table:table-cell table:style-name="ce108" office:value-type="string" calcext:value-type="string">
            <text:p>Zelda no Densetsu: Toki no Okarina (The Legend of Zelda: Ocarina of Time) (N64)</text:p>
          </table:table-cell>
          <table:table-cell table:style-name="ce116" office:value-type="string" calcext:value-type="string">
            <text:p>Zelda no Densetsu: Mujura no Kamen (The Legend of Zelda: Majora’s Mask) (N64)</text:p>
          </table:table-cell>
          <table:table-cell table:style-name="ce116" table:number-columns-repeated="3"/>
          <table:table-cell office:value-type="string" calcext:value-type="string">
            <text:p>Zelda no Densetsu Retrospective (The Legend of Zelda – A Retrospective)</text:p>
          </table:table-cell>
          <table:table-cell office:value-type="string" calcext:value-type="string">
            <text:p>Zelda no Densetsu Special Movie (The Legend of Zelda: Wind Waker Special Movie)</text:p>
          </table:table-cell>
          <table:table-cell/>
          <table:table-cell table:style-name="ce116" table:number-columns-repeated="1007"/>
        </table:table-row>
        <table:table-row table:style-name="ro1">
          <table:table-cell/>
          <table:table-cell table:style-name="ce116"/>
          <table:table-cell table:style-name="ce170" office:value-type="string" calcext:value-type="string">
            <text:p>The Legend of Zelda</text:p>
          </table:table-cell>
          <table:table-cell table:style-name="ce116" office:value-type="string" calcext:value-type="string">
            <text:p>D43E01</text:p>
          </table:table-cell>
          <table:table-cell table:style-name="ce186" office:value-type="string" calcext:value-type="string">
            <text:p>Ocarina of Time &amp; Master Quest</text:p>
          </table:table-cell>
          <table:table-cell table:style-name="ce186" office:value-type="string" calcext:value-type="string">
            <text:p>USA</text:p>
          </table:table-cell>
          <table:table-cell table:style-name="ce108" office:value-type="string" calcext:value-type="string">
            <text:p>The Legend of Zelda: Ocarina of Time (N64)</text:p>
          </table:table-cell>
          <table:table-cell table:style-name="ce116" office:value-type="string" calcext:value-type="string">
            <text:p>The Legend of Zelda: Majora’s Mask (N64)</text:p>
          </table:table-cell>
          <table:table-cell table:style-name="ce116"/>
          <table:table-cell table:style-name="ce108"/>
          <table:table-cell table:style-name="ce116" table:number-columns-repeated="4"/>
          <table:table-cell office:value-type="string" calcext:value-type="string">
            <text:p>The Legend of Zelda: Wind Waker</text:p>
          </table:table-cell>
          <table:table-cell office:value-type="string" calcext:value-type="string">
            <text:p>Metroid Prime</text:p>
          </table:table-cell>
          <table:table-cell office:value-type="string" calcext:value-type="string">
            <text:p>F-Zero GX</text:p>
          </table:table-cell>
          <table:table-cell table:style-name="ce116" office:value-type="string" calcext:value-type="string">
            <text:p>1080 Avalanche</text:p>
          </table:table-cell>
          <table:table-cell table:style-name="ce116" office:value-type="string" calcext:value-type="string">
            <text:p>Wario World</text:p>
          </table:table-cell>
          <table:table-cell table:style-name="ce116" office:value-type="string" calcext:value-type="string">
            <text:p>Hot Clips</text:p>
          </table:table-cell>
          <table:table-cell table:style-name="ce116" office:value-type="string" calcext:value-type="string">
            <text:p>The Legend of Zelda: A Link to the Past</text:p>
          </table:table-cell>
          <table:table-cell table:style-name="ce116" table:number-columns-repeated="1003"/>
        </table:table-row>
        <table:table-row table:style-name="ro1">
          <table:table-cell/>
          <table:table-cell table:style-name="ce116"/>
          <table:table-cell table:style-name="ce170" office:value-type="string" calcext:value-type="string">
            <text:p>The Legend of Zelda</text:p>
          </table:table-cell>
          <table:table-cell table:style-name="ce116" office:value-type="string" calcext:value-type="string">
            <text:p>D43P01</text:p>
          </table:table-cell>
          <table:table-cell table:style-name="ce186" office:value-type="string" calcext:value-type="string">
            <text:p>Ocarina of Time &amp; Master Quest</text:p>
          </table:table-cell>
          <table:table-cell table:style-name="ce186" office:value-type="string" calcext:value-type="string">
            <text:p>EUR</text:p>
          </table:table-cell>
          <table:table-cell table:style-name="ce108" office:value-type="string" calcext:value-type="string">
            <text:p>The Legend of Zelda: Ocarina of Time (N64)</text:p>
          </table:table-cell>
          <table:table-cell table:style-name="ce116" office:value-type="string" calcext:value-type="string">
            <text:p>The Legend of Zelda: Majora’s Mask (N64)</text:p>
          </table:table-cell>
          <table:table-cell table:style-name="ce116"/>
          <table:table-cell table:style-name="ce108"/>
          <table:table-cell table:style-name="ce116" table:number-columns-repeated="4"/>
          <table:table-cell office:value-type="string" calcext:value-type="string">
            <text:p>The Legend of Zelda: Wind Waker</text:p>
          </table:table-cell>
          <table:table-cell office:value-type="string" calcext:value-type="string">
            <text:p>Metroid Prime</text:p>
          </table:table-cell>
          <table:table-cell office:value-type="string" calcext:value-type="string">
            <text:p>F-Zero GX</text:p>
          </table:table-cell>
          <table:table-cell table:style-name="ce116" office:value-type="string" calcext:value-type="string">
            <text:p>1080 Avalanche</text:p>
          </table:table-cell>
          <table:table-cell table:style-name="ce116" office:value-type="string" calcext:value-type="string">
            <text:p>Wario World</text:p>
          </table:table-cell>
          <table:table-cell table:style-name="ce116" office:value-type="string" calcext:value-type="string">
            <text:p>Hot Clips</text:p>
          </table:table-cell>
          <table:table-cell table:style-name="ce116" office:value-type="string" calcext:value-type="string">
            <text:p>The Legend of Zelda: A Link to the Past</text:p>
          </table:table-cell>
          <table:table-cell table:style-name="ce116" table:number-columns-repeated="1003"/>
        </table:table-row>
        <table:table-row table:style-name="ro1">
          <table:table-cell/>
          <table:table-cell table:style-name="ce116"/>
          <table:table-cell table:style-name="ce170" office:value-type="string" calcext:value-type="string">
            <text:p>The Legend of Zelda</text:p>
          </table:table-cell>
          <table:table-cell table:style-name="ce116" office:value-type="string" calcext:value-type="string">
            <text:p>D43U01</text:p>
          </table:table-cell>
          <table:table-cell table:style-name="ce186" office:value-type="string" calcext:value-type="string">
            <text:p>Ocarina of Time &amp; Master Quest</text:p>
          </table:table-cell>
          <table:table-cell table:style-name="ce186" office:value-type="string" calcext:value-type="string">
            <text:p>AUS</text:p>
          </table:table-cell>
          <table:table-cell table:style-name="ce108" office:value-type="string" calcext:value-type="string">
            <text:p>The Legend of Zelda: Ocarina of Time (N64)</text:p>
          </table:table-cell>
          <table:table-cell table:style-name="ce116" office:value-type="string" calcext:value-type="string">
            <text:p>The Legend of Zelda: Majora’s Mask (N64)</text:p>
          </table:table-cell>
          <table:table-cell table:style-name="ce116"/>
          <table:table-cell table:style-name="ce108"/>
          <table:table-cell table:style-name="ce116" table:number-columns-repeated="4"/>
          <table:table-cell office:value-type="string" calcext:value-type="string">
            <text:p>Metroid Prime</text:p>
          </table:table-cell>
          <table:table-cell table:style-name="ce116" office:value-type="string" calcext:value-type="string">
            <text:p>Hot Clips</text:p>
          </table:table-cell>
          <table:table-cell table:style-name="ce116" office:value-type="string" calcext:value-type="string">
            <text:p>The Legend of Zelda: A Link to the Past</text:p>
          </table:table-cell>
          <table:table-cell table:style-name="ce116" table:number-columns-repeated="1007"/>
        </table:table-row>
        <table:table-row table:style-name="ro1">
          <table:table-cell/>
          <table:table-cell table:style-name="ce116"/>
          <table:table-cell table:style-name="ce170" office:value-type="string" calcext:value-type="string">
            <text:p>The Legend of Zelda</text:p>
          </table:table-cell>
          <table:table-cell table:style-name="ce116" office:value-type="string" calcext:value-type="string">
            <text:p>D43W01</text:p>
          </table:table-cell>
          <table:table-cell table:style-name="ce186" office:value-type="string" calcext:value-type="string">
            <text:p>Ocarina of Time &amp; Master Quest</text:p>
          </table:table-cell>
          <table:table-cell table:style-name="ce186" office:value-type="string" calcext:value-type="string">
            <text:p>KOR</text:p>
          </table:table-cell>
          <table:table-cell table:style-name="ce108" office:value-type="string" calcext:value-type="string">
            <text:p>The Legend of Zelda: Ocarina of Time (N64)</text:p>
          </table:table-cell>
          <table:table-cell table:style-name="ce116" office:value-type="string" calcext:value-type="string">
            <text:p>The Legend of Zelda: Majora’s Mask (N64)</text:p>
          </table:table-cell>
          <table:table-cell table:style-name="ce116"/>
          <table:table-cell table:style-name="ce108"/>
          <table:table-cell table:style-name="ce116" table:number-columns-repeated="4"/>
          <table:table-cell office:value-type="string" calcext:value-type="string">
            <text:p>The Legend of Zelda: Wind Waker</text:p>
          </table:table-cell>
          <table:table-cell office:value-type="string" calcext:value-type="string">
            <text:p>Metroid Prime</text:p>
          </table:table-cell>
          <table:table-cell office:value-type="string" calcext:value-type="string">
            <text:p>F-Zero GX</text:p>
          </table:table-cell>
          <table:table-cell table:style-name="ce116" office:value-type="string" calcext:value-type="string">
            <text:p>1080 Avalanche</text:p>
          </table:table-cell>
          <table:table-cell table:style-name="ce116" office:value-type="string" calcext:value-type="string">
            <text:p>Wario World</text:p>
          </table:table-cell>
          <table:table-cell table:style-name="ce116" table:number-columns-repeated="1005"/>
        </table:table-row>
        <table:table-row table:style-name="ro1">
          <table:table-cell/>
          <table:table-cell table:style-name="ce116"/>
          <table:table-cell table:style-name="ce170" office:value-type="string" calcext:value-type="string">
            <text:p>Zelda no Densetsu</text:p>
          </table:table-cell>
          <table:table-cell table:style-name="ce116" office:value-type="string" calcext:value-type="string">
            <text:p>D43J01</text:p>
          </table:table-cell>
          <table:table-cell table:style-name="ce186" office:value-type="string" calcext:value-type="string">
            <text:p>Toki no Okarina GC</text:p>
          </table:table-cell>
          <table:table-cell table:style-name="ce186" office:value-type="string" calcext:value-type="string">
            <text:p>JP</text:p>
          </table:table-cell>
          <table:table-cell table:style-name="ce108" office:value-type="string" calcext:value-type="string">
            <text:p>Zelda no Densetsu: Toki no Okarina (The Legend of Zelda: Ocarina of Time) (N64)</text:p>
          </table:table-cell>
          <table:table-cell table:style-name="ce108" office:value-type="string" calcext:value-type="string">
            <text:p>Zelda no Densetsu: Toki no Okarina Ura (The Legend of Zelda: Master Quest) (N64)</text:p>
          </table:table-cell>
          <table:table-cell table:style-name="ce116"/>
          <table:table-cell table:style-name="ce108"/>
          <table:table-cell table:style-name="ce116" table:number-columns-repeated="4"/>
          <table:table-cell office:value-type="string" calcext:value-type="string">
            <text:p>Mario Party 4</text:p>
          </table:table-cell>
          <table:table-cell office:value-type="string" calcext:value-type="string">
            <text:p>biohazard 0 (Resident Evil 0)</text:p>
          </table:table-cell>
          <table:table-cell office:value-type="string" calcext:value-type="string">
            <text:p>Kinnikuman Nisei New Generation vs. Legends (Ultimate Muscle: Legends vs. New Generation)</text:p>
          </table:table-cell>
          <table:table-cell office:value-type="string" calcext:value-type="string">
            <text:p>Mr. Driller Drill Land</text:p>
          </table:table-cell>
          <table:table-cell table:style-name="ce116" office:value-type="string" calcext:value-type="string">
            <text:p>F-Zero GX</text:p>
          </table:table-cell>
          <table:table-cell table:style-name="ce116" office:value-type="string" calcext:value-type="string">
            <text:p>biohazard 4 (Resident Evil 4)</text:p>
          </table:table-cell>
          <table:table-cell table:style-name="ce116" office:value-type="string" calcext:value-type="string">
            <text:p>Dead Phoenix (Cancelled)</text:p>
          </table:table-cell>
          <table:table-cell table:style-name="ce116" office:value-type="string" calcext:value-type="string">
            <text:p>Viewtiful Joe</text:p>
          </table:table-cell>
          <table:table-cell table:style-name="ce116" office:value-type="string" calcext:value-type="string">
            <text:p>P.N.03</text:p>
          </table:table-cell>
          <table:table-cell table:style-name="ce116" office:value-type="string" calcext:value-type="string">
            <text:p>Killer7</text:p>
          </table:table-cell>
          <table:table-cell office:value-type="string" calcext:value-type="string">
            <text:p>Zelda no Densetsu: Four Swords+ (The Legend of Zelda: Four Swords Adventures)</text:p>
          </table:table-cell>
          <table:table-cell table:style-name="ce116" office:value-type="string" calcext:value-type="string">
            <text:p>Final Fantasy Tactics Advance</text:p>
          </table:table-cell>
          <table:table-cell table:style-name="ce116" table:number-columns-repeated="998"/>
        </table:table-row>
        <table:table-row table:style-name="ro1">
          <table:table-cell/>
          <table:table-cell table:style-name="ce116"/>
          <table:table-cell table:style-name="ce110"/>
          <table:table-cell table:style-name="ce116"/>
          <table:table-cell table:style-name="ce186" table:number-columns-repeated="2"/>
          <table:table-cell table:number-columns-repeated="2"/>
          <table:table-cell table:style-name="ce116"/>
          <table:table-cell table:style-name="ce108"/>
          <table:table-cell table:style-name="ce116" table:number-columns-repeated="4"/>
          <table:table-cell table:number-columns-repeated="3"/>
          <table:table-cell table:style-name="ce116" table:number-columns-repeated="1007"/>
        </table:table-row>
        <table:table-row table:style-name="ro1">
          <table:table-cell/>
          <table:table-cell table:style-name="ce116"/>
          <table:table-cell table:style-name="ce185" office:value-type="string" calcext:value-type="string">
            <text:p>2002 FIFA World Cup</text:p>
          </table:table-cell>
          <table:table-cell table:style-name="ce61" office:value-type="string" calcext:value-type="string">
            <text:p>DFIJ</text:p>
          </table:table-cell>
          <table:table-cell table:style-name="ce72" office:value-type="string" calcext:value-type="string">
            <text:p>?</text:p>
          </table:table-cell>
          <table:table-cell table:style-name="ce72" office:value-type="string" calcext:value-type="string">
            <text:p>JP</text:p>
          </table:table-cell>
          <table:table-cell table:style-name="ce61" office:value-type="string" calcext:value-type="string">
            <text:p>2002 FIFA World Cup Demo</text:p>
          </table:table-cell>
          <table:table-cell table:style-name="ce61" table:number-columns-repeated="2"/>
          <table:table-cell table:style-name="ce103"/>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number-columns-repeated="2"/>
          <table:table-cell table:style-name="ce110" office:value-type="string" calcext:value-type="string">
            <text:p>Baten Kaitos - Eternal Wings and the Lost Ocean</text:p>
          </table:table-cell>
          <table:table-cell table:style-name="ce110" office:value-type="string" calcext:value-type="string">
            <text:p>D66JAF</text:p>
          </table:table-cell>
          <table:table-cell table:style-name="ce195" office:value-type="string" calcext:value-type="string">
            <text:p>Special Experience Disc</text:p>
          </table:table-cell>
          <table:table-cell office:value-type="string" calcext:value-type="string">
            <text:p>JP</text:p>
          </table:table-cell>
          <table:table-cell office:value-type="string" calcext:value-type="string">
            <text:p>Baten Kaitos: Eternal Wings and the Lost Ocean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185" office:value-type="string" calcext:value-type="string">
            <text:p>Beach Spikers: Virtua Beach Volleyball</text:p>
          </table:table-cell>
          <table:table-cell table:style-name="ce185" office:value-type="string" calcext:value-type="string">
            <text:p>DBSJ</text:p>
          </table:table-cell>
          <table:table-cell table:style-name="ce72" office:value-type="string" calcext:value-type="string">
            <text:p>?</text:p>
          </table:table-cell>
          <table:table-cell table:style-name="ce72" office:value-type="string" calcext:value-type="string">
            <text:p>JP</text:p>
          </table:table-cell>
          <table:table-cell table:style-name="ce61" office:value-type="string" calcext:value-type="string">
            <text:p>Beach Spikers: Virtua Beach Volleyball Demo</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office:value-type="string" calcext:value-type="string">
            <text:p>Billy Hatcher and the Giant Egg</text:p>
          </table:table-cell>
          <table:table-cell office:value-type="string" calcext:value-type="string">
            <text:p>DEZP8P</text:p>
          </table:table-cell>
          <table:table-cell office:value-type="string" calcext:value-type="string">
            <text:p>Demo</text:p>
          </table:table-cell>
          <table:table-cell office:value-type="string" calcext:value-type="string">
            <text:p>EUR</text:p>
          </table:table-cell>
          <table:table-cell office:value-type="string" calcext:value-type="string">
            <text:p>Billy Hatcher and the Giant Egg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office:value-type="string" calcext:value-type="string">
            <text:p>Capcom vs. SNK 2 EO</text:p>
          </table:table-cell>
          <table:table-cell office:value-type="string" calcext:value-type="string">
            <text:p>DEOJ08</text:p>
          </table:table-cell>
          <table:table-cell office:value-type="string" calcext:value-type="string">
            <text:p>Demo</text:p>
          </table:table-cell>
          <table:table-cell office:value-type="string" calcext:value-type="string">
            <text:p>JP</text:p>
          </table:table-cell>
          <table:table-cell office:value-type="string" calcext:value-type="string">
            <text:p>Capcom vs. SNK 2 EO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185" office:value-type="string" calcext:value-type="string">
            <text:p>Disney Magical Park</text:p>
          </table:table-cell>
          <table:table-cell table:style-name="ce61"/>
          <table:table-cell table:style-name="ce72" office:value-type="string" calcext:value-type="string">
            <text:p>Demo</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Doubutsu Bancho (Cubivore)</text:p>
          </table:table-cell>
          <table:table-cell table:style-name="ce61"/>
          <table:table-cell table:style-name="ce72" office:value-type="string" calcext:value-type="string">
            <text:p>Demo</text:p>
          </table:table-cell>
          <table:table-cell table:style-name="ce72" office:value-type="string" calcext:value-type="string">
            <text:p>JP</text:p>
          </table:table-cell>
          <table:table-cell table:style-name="ce185" office:value-type="string" calcext:value-type="string">
            <text:p>Doubutsu Bancho (Cubivore) Demo</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Donkey Konga 2: Hit Song Parade (Donkey Konga 2)</text:p>
          </table:table-cell>
          <table:table-cell table:style-name="ce61" office:value-type="string" calcext:value-type="string">
            <text:p>DY2J</text:p>
          </table:table-cell>
          <table:table-cell table:style-name="ce72" office:value-type="string" calcext:value-type="string">
            <text:p>Demo</text:p>
          </table:table-cell>
          <table:table-cell table:style-name="ce72" office:value-type="string" calcext:value-type="string">
            <text:p>JP</text:p>
          </table:table-cell>
          <table:table-cell table:style-name="ce61" office:value-type="string" calcext:value-type="string">
            <text:p>Donkey Konga 2: Hit Song Parade (Donkey Konga 2) Demo</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Donkey Konga 3: Tabehoudai! Haru Mogitate 50-kyoku (Donkey Konga 3)</text:p>
          </table:table-cell>
          <table:table-cell table:style-name="ce61"/>
          <table:table-cell table:style-name="ce72" office:value-type="string" calcext:value-type="string">
            <text:p>Demo</text:p>
          </table:table-cell>
          <table:table-cell table:style-name="ce72" office:value-type="string" calcext:value-type="string">
            <text:p>JP</text:p>
          </table:table-cell>
          <table:table-cell table:style-name="ce61" office:value-type="string" calcext:value-type="string">
            <text:p>Donkey Konga 3: Tabehoudai! Haru Mogitate 50-kyoku (Donkey Konga 3) Demo</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number-columns-repeated="2"/>
          <table:table-cell office:value-type="string" calcext:value-type="string">
            <text:p>Dragon Drive - D-Masters Shot</text:p>
          </table:table-cell>
          <table:table-cell office:value-type="string" calcext:value-type="string">
            <text:p>PD5JB2</text:p>
          </table:table-cell>
          <table:table-cell office:value-type="string" calcext:value-type="string">
            <text:p>Anime Disc</text:p>
          </table:table-cell>
          <table:table-cell office:value-type="string" calcext:value-type="string">
            <text:p>JP</text:p>
          </table:table-cell>
          <table:table-cell table:style-name="ce186" office:value-type="string" calcext:value-type="string">
            <text:p>Movies only – &gt;</text:p>
          </table:table-cell>
          <table:table-cell table:number-columns-repeated="2"/>
          <table:table-cell table:style-name="ce121"/>
          <table:table-cell table:number-columns-repeated="4"/>
          <table:table-cell office:value-type="string" calcext:value-type="string">
            <text:p>Dragon Drive - D-Masters Shot Anime Disc</text:p>
          </table:table-cell>
          <table:table-cell office:value-type="string" calcext:value-type="string">
            <text:p>(start = pause)</text:p>
          </table:table-cell>
          <table:table-cell table:number-columns-repeated="1008"/>
        </table:table-row>
        <table:table-row table:style-name="ro1">
          <table:table-cell table:number-columns-repeated="2"/>
          <table:table-cell office:value-type="string" calcext:value-type="string">
            <text:p>Kidou Senshi Gundam – Senshitachi no Kiseki</text:p>
          </table:table-cell>
          <table:table-cell office:value-type="string" calcext:value-type="string">
            <text:p>DGAJB2</text:p>
          </table:table-cell>
          <table:table-cell office:value-type="string" calcext:value-type="string">
            <text:p>Special Disc</text:p>
          </table:table-cell>
          <table:table-cell office:value-type="string" calcext:value-type="string">
            <text:p>JP</text:p>
          </table:table-cell>
          <table:table-cell office:value-type="string" calcext:value-type="string">
            <text:p>Kidou Senshi Gundam – Senshitachi no Kiseki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185" office:value-type="string" calcext:value-type="string">
            <text:p>FIFA Road to World Cup</text:p>
          </table:table-cell>
          <table:table-cell table:style-name="ce61"/>
          <table:table-cell table:style-name="ce72" office:value-type="string" calcext:value-type="string">
            <text:p>?</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Mobile Suit Gundam Warrior’s Trajectory Kadokawa Shoten Union Planning)</text:p>
          </table:table-cell>
          <table:table-cell table:style-name="ce61" office:value-type="string" calcext:value-type="string">
            <text:p>GKCJ</text:p>
          </table:table-cell>
          <table:table-cell table:style-name="ce72" office:value-type="string" calcext:value-type="string">
            <text:p>Special Disc</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Kinnikuman II (Ultimate Muscle II)</text:p>
          </table:table-cell>
          <table:table-cell table:style-name="ce61"/>
          <table:table-cell table:style-name="ce72" office:value-type="string" calcext:value-type="string">
            <text:p>Event Disc</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style-name="ce15"/>
          <table:table-cell table:style-name="ce25"/>
          <table:table-cell table:style-name="ce15" office:value-type="string" calcext:value-type="string">
            <text:p>Luigi’s Mansion</text:p>
          </table:table-cell>
          <table:table-cell table:style-name="ce25"/>
          <table:table-cell table:style-name="ce78" office:value-type="string" calcext:value-type="string">
            <text:p>Demo</text:p>
          </table:table-cell>
          <table:table-cell table:style-name="ce78" office:value-type="string" calcext:value-type="string">
            <text:p>JP</text:p>
          </table:table-cell>
          <table:table-cell table:style-name="ce25" office:value-type="string" calcext:value-type="string">
            <text:p>Luigi’s Mansion (Disc is retail but has a demo label)</text:p>
          </table:table-cell>
          <table:table-cell table:style-name="ce25" table:number-columns-repeated="2"/>
          <table:table-cell table:style-name="ce118"/>
          <table:table-cell table:style-name="ce25" table:number-columns-repeated="4"/>
          <table:table-cell table:style-name="ce78" office:value-type="string" calcext:value-type="string">
            <text:p>&lt;-- (Retail disc)</text:p>
          </table:table-cell>
          <table:table-cell table:style-name="ce25" table:number-columns-repeated="1009"/>
        </table:table-row>
        <table:table-row table:style-name="ro1">
          <table:table-cell table:number-columns-repeated="2"/>
          <table:table-cell office:value-type="string" calcext:value-type="string">
            <text:p>Homeland</text:p>
          </table:table-cell>
          <table:table-cell office:value-type="string" calcext:value-type="string">
            <text:p>PHEJ91</text:p>
          </table:table-cell>
          <table:table-cell office:value-type="string" calcext:value-type="string">
            <text:p>Test Disc</text:p>
          </table:table-cell>
          <table:table-cell office:value-type="string" calcext:value-type="string">
            <text:p>JP</text:p>
          </table:table-cell>
          <table:table-cell office:value-type="string" calcext:value-type="string">
            <text:p>Homeland Demo</text:p>
          </table:table-cell>
          <table:table-cell table:number-columns-repeated="2"/>
          <table:table-cell table:style-name="ce121"/>
          <table:table-cell table:number-columns-repeated="4"/>
          <table:table-cell table:style-name="ce184"/>
          <table:table-cell table:number-columns-repeated="1009"/>
        </table:table-row>
        <table:table-row table:style-name="ro1">
          <table:table-cell table:number-columns-repeated="2"/>
          <table:table-cell table:style-name="ce185" office:value-type="string" calcext:value-type="string">
            <text:p>Mario Party 4</text:p>
          </table:table-cell>
          <table:table-cell table:style-name="ce61" office:value-type="string" calcext:value-type="string">
            <text:p>DMPJ</text:p>
          </table:table-cell>
          <table:table-cell table:style-name="ce72" office:value-type="string" calcext:value-type="string">
            <text:p>Event Disc</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number-columns-repeated="2"/>
          <table:table-cell office:value-type="string" calcext:value-type="string">
            <text:p>Metal Gear Solid - The Twin Snakes</text:p>
          </table:table-cell>
          <table:table-cell office:value-type="string" calcext:value-type="string">
            <text:p>PGSJ01</text:p>
          </table:table-cell>
          <table:table-cell office:value-type="string" calcext:value-type="string">
            <text:p>-Special Disc-</text:p>
          </table:table-cell>
          <table:table-cell office:value-type="string" calcext:value-type="string">
            <text:p>JP</text:p>
          </table:table-cell>
          <table:table-cell office:value-type="string" calcext:value-type="string">
            <text:p>Metal Gear (NES) (Japan)</text:p>
          </table:table-cell>
          <table:table-cell table:number-columns-repeated="2"/>
          <table:table-cell table:style-name="ce121"/>
          <table:table-cell table:number-columns-repeated="4"/>
          <table:table-cell table:style-name="ce116" office:value-type="string" calcext:value-type="string">
            <text:p>Special Metal Gear Solid movie</text:p>
          </table:table-cell>
          <table:table-cell table:number-columns-repeated="1009"/>
        </table:table-row>
        <table:table-row table:style-name="ro1">
          <table:table-cell table:number-columns-repeated="2"/>
          <table:table-cell office:value-type="string" calcext:value-type="string">
            <text:p>Metroid Prime 2 Echoes</text:p>
          </table:table-cell>
          <table:table-cell office:value-type="string" calcext:value-type="string">
            <text:p>P2ME01</text:p>
          </table:table-cell>
          <table:table-cell office:value-type="string" calcext:value-type="string">
            <text:p>Bonus Disc</text:p>
          </table:table-cell>
          <table:table-cell office:value-type="string" calcext:value-type="string">
            <text:p>USA</text:p>
          </table:table-cell>
          <table:table-cell office:value-type="string" calcext:value-type="string">
            <text:p>Metroid Prime 2: Echoes Demo</text:p>
          </table:table-cell>
          <table:table-cell table:number-columns-repeated="2"/>
          <table:table-cell table:style-name="ce121"/>
          <table:table-cell table:number-columns-repeated="4"/>
          <table:table-cell table:style-name="ce116" office:value-type="string" calcext:value-type="string">
            <text:p>Metroid Prime 2: Echoes Preview</text:p>
          </table:table-cell>
          <table:table-cell table:style-name="ce116" office:value-type="string" calcext:value-type="string">
            <text:p>Metroid Prime 2: Echoes Art Gallery</text:p>
          </table:table-cell>
          <table:table-cell office:value-type="string" calcext:value-type="string">
            <text:p>The Metroid Chronicle</text:p>
          </table:table-cell>
          <table:table-cell table:style-name="ce116" office:value-type="string" calcext:value-type="string">
            <text:p>Metroid Prime 2: Echoes Trailer</text:p>
          </table:table-cell>
          <table:table-cell table:number-columns-repeated="1006"/>
        </table:table-row>
        <table:table-row table:style-name="ro1">
          <table:table-cell table:number-columns-repeated="2"/>
          <table:table-cell office:value-type="string" calcext:value-type="string">
            <text:p>Naruto: Clash of Ninja 2</text:p>
          </table:table-cell>
          <table:table-cell office:value-type="string" calcext:value-type="string">
            <text:p>DNUEDA</text:p>
          </table:table-cell>
          <table:table-cell office:value-type="string" calcext:value-type="string">
            <text:p>Demo</text:p>
          </table:table-cell>
          <table:table-cell office:value-type="string" calcext:value-type="string">
            <text:p>USA</text:p>
          </table:table-cell>
          <table:table-cell office:value-type="string" calcext:value-type="string">
            <text:p>Naruto: Clash of Ninja 2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185" office:value-type="string" calcext:value-type="string">
            <text:p>Naruto</text:p>
          </table:table-cell>
          <table:table-cell table:style-name="ce61"/>
          <table:table-cell table:style-name="ce72" office:value-type="string" calcext:value-type="string">
            <text:p>Event Disc</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Naruto 3</text:p>
          </table:table-cell>
          <table:table-cell table:style-name="ce61"/>
          <table:table-cell table:style-name="ce72" office:value-type="string" calcext:value-type="string">
            <text:p>Tournament Event</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Naruto 4</text:p>
          </table:table-cell>
          <table:table-cell table:style-name="ce61" office:value-type="string" calcext:value-type="string">
            <text:p>G4NJ-A</text:p>
          </table:table-cell>
          <table:table-cell table:style-name="ce72" office:value-type="string" calcext:value-type="string">
            <text:p>Tournament Event</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NBA Courtside 2002</text:p>
          </table:table-cell>
          <table:table-cell table:style-name="ce61"/>
          <table:table-cell table:style-name="ce72" office:value-type="string" calcext:value-type="string">
            <text:p>Demo</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number-columns-repeated="2"/>
          <table:table-cell office:value-type="string" calcext:value-type="string">
            <text:p>P.N.03</text:p>
          </table:table-cell>
          <table:table-cell office:value-type="string" calcext:value-type="string">
            <text:p>DPNP08</text:p>
          </table:table-cell>
          <table:table-cell office:value-type="string" calcext:value-type="string">
            <text:p>Trial Edition</text:p>
          </table:table-cell>
          <table:table-cell office:value-type="string" calcext:value-type="string">
            <text:p>EUR</text:p>
          </table:table-cell>
          <table:table-cell table:style-name="ce156" office:value-type="string" calcext:value-type="string">
            <text:p>P.N.03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110" office:value-type="string" calcext:value-type="string">
            <text:p>Ribbit King Plus!</text:p>
          </table:table-cell>
          <table:table-cell table:style-name="ce116" office:value-type="string" calcext:value-type="string">
            <text:p>GKREB2</text:p>
          </table:table-cell>
          <table:table-cell table:style-name="ce186" office:value-type="string" calcext:value-type="string">
            <text:p>Bonus Disc</text:p>
          </table:table-cell>
          <table:table-cell table:style-name="ce186" office:value-type="string" calcext:value-type="string">
            <text:p>USA</text:p>
          </table:table-cell>
          <table:table-cell table:style-name="ce186" office:value-type="string" calcext:value-type="string">
            <text:p>Movies only – &gt;</text:p>
          </table:table-cell>
          <table:table-cell table:style-name="ce116" table:number-columns-repeated="2"/>
          <table:table-cell table:style-name="ce240"/>
          <table:table-cell table:style-name="ce116" table:number-columns-repeated="4"/>
          <table:table-cell table:style-name="ce116" office:value-type="string" calcext:value-type="string">
            <text:p>Ribbit King Plus! Movie (All movies are on disc, but inaccessible?)</text:p>
          </table:table-cell>
          <table:table-cell table:style-name="ce116" table:number-columns-repeated="1009"/>
        </table:table-row>
        <table:table-row table:style-name="ro1">
          <table:table-cell table:number-columns-repeated="2"/>
          <table:table-cell office:value-type="string" calcext:value-type="string">
            <text:p>Rune II (Lost Kingdoms II)</text:p>
          </table:table-cell>
          <table:table-cell office:value-type="string" calcext:value-type="string">
            <text:p>DR2JCQ</text:p>
          </table:table-cell>
          <table:table-cell office:value-type="string" calcext:value-type="string">
            <text:p>Demo</text:p>
          </table:table-cell>
          <table:table-cell office:value-type="string" calcext:value-type="string">
            <text:p>JP</text:p>
          </table:table-cell>
          <table:table-cell office:value-type="string" calcext:value-type="string">
            <text:p>Rune II (Lost Kingdoms II)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number-columns-repeated="2"/>
          <table:table-cell office:value-type="string" calcext:value-type="string">
            <text:p>SD Gundam Gashapon Wars</text:p>
          </table:table-cell>
          <table:table-cell office:value-type="string" calcext:value-type="string">
            <text:p>PGPJB2</text:p>
          </table:table-cell>
          <table:table-cell office:value-type="string" calcext:value-type="string">
            <text:p>Demo</text:p>
          </table:table-cell>
          <table:table-cell office:value-type="string" calcext:value-type="string">
            <text:p>JP</text:p>
          </table:table-cell>
          <table:table-cell table:style-name="ce156" office:value-type="string" calcext:value-type="string">
            <text:p>SD Gundam: Gashapon Wars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number-columns-repeated="2"/>
          <table:table-cell office:value-type="string" calcext:value-type="string">
            <text:p>Soulcalibur II</text:p>
          </table:table-cell>
          <table:table-cell office:value-type="string" calcext:value-type="string">
            <text:p>DRSEAF</text:p>
          </table:table-cell>
          <table:table-cell office:value-type="string" calcext:value-type="string">
            <text:p>Demo</text:p>
          </table:table-cell>
          <table:table-cell office:value-type="string" calcext:value-type="string">
            <text:p>USA</text:p>
          </table:table-cell>
          <table:table-cell office:value-type="string" calcext:value-type="string">
            <text:p>Soulcalibur II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style-name="ce35"/>
          <table:table-cell table:style-name="ce16"/>
          <table:table-cell table:style-name="ce185" office:value-type="string" calcext:value-type="string">
            <text:p>SSX Tricky</text:p>
          </table:table-cell>
          <table:table-cell table:style-name="ce61"/>
          <table:table-cell table:style-name="ce72" office:value-type="string" calcext:value-type="string">
            <text:p>Demo</text:p>
          </table:table-cell>
          <table:table-cell table:style-name="ce72" office:value-type="string" calcext:value-type="string">
            <text:p>JP</text:p>
          </table:table-cell>
          <table:table-cell table:style-name="ce61" office:value-type="string" calcext:value-type="string">
            <text:p>SSX Tricky Demo</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number-columns-repeated="2"/>
          <table:table-cell office:value-type="string" calcext:value-type="string">
            <text:p>Super Monkey Ball 2</text:p>
          </table:table-cell>
          <table:table-cell office:value-type="string" calcext:value-type="string">
            <text:p>DM2J8P</text:p>
          </table:table-cell>
          <table:table-cell office:value-type="string" calcext:value-type="string">
            <text:p>Demo</text:p>
          </table:table-cell>
          <table:table-cell office:value-type="string" calcext:value-type="string">
            <text:p>JP</text:p>
          </table:table-cell>
          <table:table-cell office:value-type="string" calcext:value-type="string">
            <text:p>Super Monkey Ball 2 Demo</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number-columns-repeated="2"/>
          <table:table-cell office:value-type="string" calcext:value-type="string">
            <text:p>The Tower of Druaga</text:p>
          </table:table-cell>
          <table:table-cell table:number-columns-repeated="6"/>
          <table:table-cell table:style-name="ce121"/>
          <table:table-cell table:number-columns-repeated="4"/>
          <table:table-cell table:style-name="ce184"/>
          <table:table-cell table:number-columns-repeated="1009"/>
        </table:table-row>
        <table:table-row table:style-name="ro1">
          <table:table-cell table:number-columns-repeated="2"/>
          <table:table-cell office:value-type="string" calcext:value-type="string">
            <text:p>Tom Clancy’s Splinter Cell</text:p>
          </table:table-cell>
          <table:table-cell office:value-type="string" calcext:value-type="string">
            <text:p>DCEP41</text:p>
          </table:table-cell>
          <table:table-cell office:value-type="string" calcext:value-type="string">
            <text:p>Demo</text:p>
          </table:table-cell>
          <table:table-cell office:value-type="string" calcext:value-type="string">
            <text:p>EUR</text:p>
          </table:table-cell>
          <table:table-cell table:style-name="ce104" office:value-type="string" calcext:value-type="string">
            <text:p>Tom Clancy’s Splinter Cell Demo (GBA-link assist play)</text:p>
          </table:table-cell>
          <table:table-cell table:number-columns-repeated="2"/>
          <table:table-cell table:style-name="ce121"/>
          <table:table-cell table:number-columns-repeated="4"/>
          <table:table-cell table:style-name="ce184" office:value-type="string" calcext:value-type="string">
            <text:p>&lt;-- Game Only</text:p>
          </table:table-cell>
          <table:table-cell table:number-columns-repeated="1009"/>
        </table:table-row>
        <table:table-row table:style-name="ro1">
          <table:table-cell/>
          <table:table-cell table:style-name="ce116"/>
          <table:table-cell table:style-name="ce110" office:value-type="string" calcext:value-type="string">
            <text:p>Viewtiful Joe</text:p>
          </table:table-cell>
          <table:table-cell table:style-name="ce116" office:value-type="string" calcext:value-type="string">
            <text:p>DVJP08</text:p>
          </table:table-cell>
          <table:table-cell table:style-name="ce186" office:value-type="string" calcext:value-type="string">
            <text:p>Promo</text:p>
          </table:table-cell>
          <table:table-cell table:style-name="ce186" office:value-type="string" calcext:value-type="string">
            <text:p>EUR</text:p>
          </table:table-cell>
          <table:table-cell table:style-name="ce116" office:value-type="string" calcext:value-type="string">
            <text:p>Viewtiful Joe Demo</text:p>
          </table:table-cell>
          <table:table-cell table:style-name="ce116" table:number-columns-repeated="2"/>
          <table:table-cell table:style-name="ce240"/>
          <table:table-cell table:style-name="ce116" table:number-columns-repeated="4"/>
          <table:table-cell table:style-name="ce184" office:value-type="string" calcext:value-type="string">
            <text:p>&lt;-- Game Only</text:p>
          </table:table-cell>
          <table:table-cell table:style-name="ce116" table:number-columns-repeated="1009"/>
        </table:table-row>
        <table:table-row table:style-name="ro1">
          <table:table-cell/>
          <table:table-cell table:style-name="ce116"/>
          <table:table-cell table:style-name="ce185" office:value-type="string" calcext:value-type="string">
            <text:p>WWE WrestleMania X8</text:p>
          </table:table-cell>
          <table:table-cell table:style-name="ce61" office:value-type="string" calcext:value-type="string">
            <text:p>DW3J</text:p>
          </table:table-cell>
          <table:table-cell table:style-name="ce72" office:value-type="string" calcext:value-type="string">
            <text:p>?</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table-cell table:style-name="ce116"/>
          <table:table-cell table:style-name="ce185" office:value-type="string" calcext:value-type="string">
            <text:p>Zoids Versus III</text:p>
          </table:table-cell>
          <table:table-cell table:style-name="ce61"/>
          <table:table-cell table:style-name="ce72" office:value-type="string" calcext:value-type="string">
            <text:p>Tournament Event</text:p>
          </table:table-cell>
          <table:table-cell table:style-name="ce72" office:value-type="string" calcext:value-type="string">
            <text:p>JP</text:p>
          </table:table-cell>
          <table:table-cell table:style-name="ce61" office:value-type="string" calcext:value-type="string">
            <text:p>?</text:p>
          </table:table-cell>
          <table:table-cell table:style-name="ce61" table:number-columns-repeated="2"/>
          <table:table-cell table:style-name="ce105"/>
          <table:table-cell table:style-name="ce61" table:number-columns-repeated="4"/>
          <table:table-cell table:style-name="ce61" office:value-type="string" calcext:value-type="string">
            <text:p>?</text:p>
          </table:table-cell>
          <table:table-cell table:style-name="ce61" table:number-columns-repeated="1009"/>
        </table:table-row>
        <table:table-row table:style-name="ro1">
          <table:table-cell table:number-columns-repeated="9"/>
          <table:table-cell table:style-name="ce121"/>
          <table:table-cell table:number-columns-repeated="1014"/>
        </table:table-row>
        <table:table-row table:style-name="ro1">
          <table:table-cell table:style-name="ce116"/>
          <table:table-cell/>
          <table:table-cell table:style-name="Default" office:value-type="string" calcext:value-type="string">
            <text:p>list --&gt;</text:p>
          </table:table-cell>
          <table:table-cell/>
          <table:table-cell table:style-name="Default" table:number-columns-repeated="2"/>
          <table:table-cell table:number-columns-repeated="2"/>
          <table:table-cell table:style-name="ce218" office:value-type="string" calcext:value-type="string">
            <text:p><text:a xlink:href="https://w.atwiki.jp/gamecubemania/pages/12.html" xlink:type="simple">https://w.atwiki.jp/gamecubemania/pages/12.html</text:a> </text:p>
          </table:table-cell>
          <table:table-cell table:style-name="ce121"/>
          <table:table-cell table:number-columns-repeated="1014"/>
        </table:table-row>
        <table:table-row table:style-name="ro1">
          <table:table-cell table:style-name="ce116"/>
          <table:table-cell/>
          <table:table-cell table:style-name="Default"/>
          <table:table-cell/>
          <table:table-cell table:style-name="Default" table:number-columns-repeated="2"/>
          <table:table-cell table:style-name="ce94" office:value-type="string" calcext:value-type="string">
            <text:p>Metroid Prime</text:p>
          </table:table-cell>
          <table:table-cell/>
          <table:table-cell table:style-name="ce218"/>
          <table:table-cell table:style-name="ce121"/>
          <table:table-cell table:number-columns-repeated="1014"/>
        </table:table-row>
        <table:table-row table:style-name="ro1">
          <table:table-cell table:number-columns-repeated="4"/>
          <table:table-cell table:style-name="ce186" table:number-columns-repeated="2"/>
          <table:table-cell table:style-name="ce93" office:value-type="string" calcext:value-type="string">
            <text:p>Prime 1 contents.txt file</text:p>
          </table:table-cell>
          <table:table-cell table:style-name="ce215" office:value-type="string" calcext:value-type="string">
            <text:p>GBA options</text:p>
          </table:table-cell>
          <table:table-cell table:style-name="ce58" office:value-type="string" calcext:value-type="string">
            <text:p>Hidden menu options, hidden on disc</text:p>
          </table:table-cell>
          <table:table-cell table:style-name="ce121"/>
          <table:table-cell table:number-columns-repeated="1014"/>
        </table:table-row>
        <table:table-row table:style-name="ro1">
          <table:table-cell table:number-columns-repeated="6"/>
          <table:table-cell table:style-name="ce53" office:value-type="string" calcext:value-type="string">
            <text:p>Metroid Prime 2</text:p>
          </table:table-cell>
          <table:table-cell/>
          <table:table-cell table:style-name="ce47" office:value-type="string" calcext:value-type="string">
            <text:p>Symbol maps or configurable plain text</text:p>
          </table:table-cell>
          <table:table-cell table:style-name="ce121"/>
          <table:table-cell table:number-columns-repeated="1014"/>
        </table:table-row>
        <table:table-row table:style-name="ro1">
          <table:table-cell table:number-columns-repeated="6"/>
          <table:table-cell table:style-name="ce99" office:value-type="string" calcext:value-type="string">
            <text:p>Prime 2 blank .txt file</text:p>
          </table:table-cell>
          <table:table-cell/>
          <table:table-cell table:style-name="ce112" office:value-type="string" calcext:value-type="string">
            <text:p>Inaccessible from menu but plays randomly</text:p>
          </table:table-cell>
          <table:table-cell table:style-name="ce121"/>
          <table:table-cell table:number-columns-repeated="1014"/>
        </table:table-row>
        <table:table-row table:style-name="ro1">
          <table:table-cell table:number-columns-repeated="8"/>
          <table:table-cell table:style-name="ce113"/>
          <table:table-cell table:style-name="ce121"/>
          <table:table-cell table:number-columns-repeated="1014"/>
        </table:table-row>
        <table:table-row table:style-name="ro1" table:number-rows-repeated="4">
          <table:table-cell table:style-name="ce116"/>
          <table:table-cell/>
          <table:table-cell table:style-name="Default"/>
          <table:table-cell/>
          <table:table-cell table:style-name="Default" table:number-columns-repeated="2"/>
          <table:table-cell table:number-columns-repeated="3"/>
          <table:table-cell table:style-name="ce121"/>
          <table:table-cell table:number-columns-repeated="1014"/>
        </table:table-row>
        <table:table-row table:style-name="ro1">
          <table:table-cell table:style-name="ce116"/>
          <table:table-cell/>
          <table:table-cell table:style-name="Default" office:value-type="string" calcext:value-type="string">
            <text:p>Sheet</text:p>
          </table:table-cell>
          <table:table-cell office:value-type="string" calcext:value-type="string">
            <text:p>Entries</text:p>
          </table:table-cell>
          <table:table-cell table:style-name="Default" table:number-columns-repeated="2"/>
          <table:table-cell table:number-columns-repeated="3"/>
          <table:table-cell table:style-name="ce121"/>
          <table:table-cell table:number-columns-repeated="1014"/>
        </table:table-row>
        <table:table-row table:style-name="ro1">
          <table:table-cell table:style-name="ce116"/>
          <table:table-cell/>
          <table:table-cell table:style-name="Default"/>
          <table:table-cell/>
          <table:table-cell table:style-name="Default" table:number-columns-repeated="2"/>
          <table:table-cell table:number-columns-repeated="3"/>
          <table:table-cell table:style-name="ce121"/>
          <table:table-cell table:number-columns-repeated="1014"/>
        </table:table-row>
        <table:table-row table:style-name="ro1">
          <table:table-cell table:style-name="ce116"/>
          <table:table-cell/>
          <table:table-cell table:style-name="Default" office:value-type="string" calcext:value-type="string">
            <text:p>Discs</text:p>
          </table:table-cell>
          <table:table-cell table:formula="of:=COUNTA([.A1:.AM219])" office:value-type="float" office:value="2828" calcext:value-type="float">
            <text:p>2828</text:p>
          </table:table-cell>
          <table:table-cell table:style-name="Default" table:number-columns-repeated="2"/>
          <table:table-cell table:number-columns-repeated="3"/>
          <table:table-cell table:style-name="ce121"/>
          <table:table-cell table:number-columns-repeated="1014"/>
        </table:table-row>
        <table:table-row table:style-name="ro1">
          <table:table-cell table:number-columns-repeated="2"/>
          <table:table-cell office:value-type="string" calcext:value-type="string">
            <text:p>GBA Locations</text:p>
          </table:table-cell>
          <table:table-cell table:formula="of:=COUNTA(['GBA Locations'.A1:.R83])" office:value-type="float" office:value="493" calcext:value-type="float">
            <text:p>493</text:p>
          </table:table-cell>
          <table:table-cell table:number-columns-repeated="5"/>
          <table:table-cell table:style-name="ce121"/>
          <table:table-cell table:number-columns-repeated="1014"/>
        </table:table-row>
        <table:table-row table:style-name="ro1">
          <table:table-cell table:number-columns-repeated="2"/>
          <table:table-cell office:value-type="string" calcext:value-type="string">
            <text:p>GBA Locations (Retail)</text:p>
          </table:table-cell>
          <table:table-cell table:style-name="ce74" table:formula="of:=COUNTA(['GBA Locations (Retail)'.A1:.N93])" office:value-type="float" office:value="474" calcext:value-type="float">
            <text:p>474</text:p>
          </table:table-cell>
          <table:table-cell table:number-columns-repeated="5"/>
          <table:table-cell table:style-name="ce121"/>
          <table:table-cell table:number-columns-repeated="1014"/>
        </table:table-row>
        <table:table-row table:style-name="ro1">
          <table:table-cell table:number-columns-repeated="9"/>
          <table:table-cell table:style-name="ce121"/>
          <table:table-cell table:number-columns-repeated="1014"/>
        </table:table-row>
        <table:table-row table:style-name="ro1">
          <table:table-cell table:number-columns-repeated="2"/>
          <table:table-cell office:value-type="string" calcext:value-type="string">
            <text:p>Total</text:p>
          </table:table-cell>
          <table:table-cell table:formula="of:=SUM([.D233:.D235])" office:value-type="float" office:value="3795" calcext:value-type="float">
            <text:p>3795</text:p>
          </table:table-cell>
          <table:table-cell table:number-columns-repeated="5"/>
          <table:table-cell table:style-name="ce121"/>
          <table:table-cell table:number-columns-repeated="1014"/>
        </table:table-row>
        <table:table-row table:style-name="ro1" table:number-rows-repeated="15">
          <table:table-cell table:number-columns-repeated="9"/>
          <table:table-cell table:style-name="ce121"/>
          <table:table-cell table:number-columns-repeated="1014"/>
        </table:table-row>
        <table:table-row table:style-name="ro1" table:number-rows-repeated="1048323">
          <table:table-cell table:number-columns-repeated="1024"/>
        </table:table-row>
        <table:table-row table:style-name="ro1">
          <table:table-cell table:number-columns-repeated="1024"/>
        </table:table-row>
      </table:table>
      <table:table table:name="GBA Locations" table:style-name="ta1">
        <table:table-column table:style-name="co26" table:default-cell-style-name="ce150"/>
        <table:table-column table:style-name="co27" table:default-cell-style-name="ce150"/>
        <table:table-column table:style-name="co28" table:default-cell-style-name="ce150"/>
        <table:table-column table:style-name="co29" table:default-cell-style-name="ce150"/>
        <table:table-column table:style-name="co30" table:default-cell-style-name="ce87"/>
        <table:table-column table:style-name="co31" table:default-cell-style-name="ce150"/>
        <table:table-column table:style-name="co32" table:default-cell-style-name="ce209"/>
        <table:table-column table:style-name="co33" table:default-cell-style-name="ce209"/>
        <table:table-column table:style-name="co34" table:default-cell-style-name="ce150"/>
        <table:table-column table:style-name="co35" table:default-cell-style-name="ce150"/>
        <table:table-column table:style-name="co36" table:default-cell-style-name="ce150"/>
        <table:table-column table:style-name="co37" table:default-cell-style-name="ce150"/>
        <table:table-column table:style-name="co27" table:default-cell-style-name="ce150"/>
        <table:table-column table:style-name="co25" table:number-columns-repeated="1011" table:default-cell-style-name="ce150"/>
        <table:table-row table:style-name="ro1">
          <table:table-cell table:style-name="ce87" office:value-type="string" calcext:value-type="string">
            <text:p>Name</text:p>
          </table:table-cell>
          <table:table-cell table:style-name="ce139" office:value-type="string" calcext:value-type="string">
            <text:p>Disc</text:p>
          </table:table-cell>
          <table:table-cell table:style-name="ce87" office:value-type="string" calcext:value-type="string">
            <text:p>ID</text:p>
          </table:table-cell>
          <table:table-cell table:style-name="ce87" office:value-type="string" calcext:value-type="string">
            <text:p>Type</text:p>
          </table:table-cell>
          <table:table-cell office:value-type="string" calcext:value-type="string">
            <text:p>TGC?</text:p>
          </table:table-cell>
          <table:table-cell table:style-name="ce87" office:value-type="string" calcext:value-type="string">
            <text:p>Title</text:p>
          </table:table-cell>
          <table:table-cell table:style-name="ce87" office:value-type="string" calcext:value-type="string">
            <text:p>Retail?</text:p>
          </table:table-cell>
          <table:table-cell table:style-name="ce87" office:value-type="string" calcext:value-type="string">
            <text:p>Limit?</text:p>
          </table:table-cell>
          <table:table-cell table:style-name="ce87" office:value-type="string" calcext:value-type="string">
            <text:p>File Location</text:p>
          </table:table-cell>
          <table:table-cell table:style-name="ce87" office:value-type="string" calcext:value-type="string">
            <text:p>File Name</text:p>
          </table:table-cell>
          <table:table-cell table:style-name="ce87" office:value-type="string" calcext:value-type="string">
            <text:p>Path</text:p>
          </table:table-cell>
          <table:table-cell table:style-name="ce87"/>
          <table:table-cell table:style-name="ce139" office:value-type="string" calcext:value-type="string">
            <text:p>Disc</text:p>
          </table:table-cell>
          <table:table-cell table:style-name="ce87" table:number-columns-repeated="1011"/>
        </table:table-row>
        <table:table-row table:style-name="ro1">
          <table:table-cell table:style-name="ce141" office:value-type="string" calcext:value-type="string">
            <text:p>Metal Gear Solid - The Twin Snakes</text:p>
          </table:table-cell>
          <table:table-cell table:style-name="ce144" office:value-type="string" calcext:value-type="string">
            <text:p>Special Disc</text:p>
          </table:table-cell>
          <table:table-cell table:style-name="ce141" office:value-type="string" calcext:value-type="string">
            <text:p>PGSJ01</text:p>
          </table:table-cell>
          <table:table-cell table:style-name="ce145" office:value-type="string" calcext:value-type="string">
            <text:p>embedded in dol</text:p>
          </table:table-cell>
          <table:table-cell office:value-type="string" calcext:value-type="string">
            <text:p>ok</text:p>
          </table:table-cell>
          <table:table-cell table:style-name="ce168" office:value-type="string" calcext:value-type="string">
            <text:p>Metal Gear (NES) (JP)</text:p>
          </table:table-cell>
          <table:table-cell table:style-name="ce173" office:value-type="string" calcext:value-type="string">
            <text:p>Retail</text:p>
          </table:table-cell>
          <table:table-cell table:style-name="ce145"/>
          <table:table-cell table:style-name="ce141" office:value-type="string" calcext:value-type="string">
            <text:p>JPN_JPN_METALGEAR.tgc</text:p>
          </table:table-cell>
          <table:table-cell table:style-name="ce141" office:value-type="string" calcext:value-type="string">
            <text:p>main.dol</text:p>
          </table:table-cell>
          <table:table-cell table:style-name="ce141" office:value-type="string" calcext:value-type="string">
            <text:p>local/tgc/</text:p>
          </table:table-cell>
          <table:table-cell table:style-name="ce141"/>
          <table:table-cell table:style-name="ce144"/>
          <table:table-cell table:style-name="ce141" table:number-columns-repeated="1011"/>
        </table:table-row>
        <table:table-row table:style-name="ro1">
          <table:table-cell table:style-name="ce189" office:value-type="string" calcext:value-type="string">
            <text:p>Interactive Multi-Game Demo Disc</text:p>
          </table:table-cell>
          <table:table-cell table:style-name="ce140" office:value-type="string" calcext:value-type="string">
            <text:p>Version 14</text:p>
          </table:table-cell>
          <table:table-cell office:value-type="string" calcext:value-type="string">
            <text:p>D83E01</text:p>
          </table:table-cell>
          <table:table-cell table:style-name="ce209" office:value-type="string" calcext:value-type="string">
            <text:p>GBA connectivity</text:p>
          </table:table-cell>
          <table:table-cell/>
          <table:table-cell office:value-type="string" calcext:value-type="string">
            <text:p>Pokemon Special Gift (Berry Program Update)</text:p>
          </table:table-cell>
          <table:table-cell office:value-type="string" calcext:value-type="string">
            <text:p>N/A</text:p>
          </table:table-cell>
          <table:table-cell/>
          <table:table-cell table:style-name="Default" office:value-type="string" calcext:value-type="string">
            <text:p>ruby.tgc</text:p>
          </table:table-cell>
          <table:table-cell table:style-name="Default"/>
          <table:table-cell table:style-name="Default" office:value-type="string" calcext:value-type="string">
            <text:p>&lt;AGB_DOWNLOAD&gt; ruby.tgc file://client.bin</text:p>
          </table:table-cell>
          <table:table-cell table:style-name="Default"/>
          <table:table-cell table:style-name="ce140" office:value-type="string" calcext:value-type="string">
            <text:p>Version 14</text:p>
          </table:table-cell>
          <table:table-cell table:style-name="Default" table:number-columns-repeated="3"/>
          <table:table-cell/>
          <table:table-cell table:style-name="Default" table:number-columns-repeated="1007"/>
        </table:table-row>
        <table:table-row table:style-name="ro1">
          <table:table-cell/>
          <table:table-cell table:style-name="ce140"/>
          <table:table-cell/>
          <table:table-cell table:style-name="ce209" office:value-type="string" calcext:value-type="string">
            <text:p>hidden on disc</text:p>
          </table:table-cell>
          <table:table-cell/>
          <table:table-cell table:style-name="Default" office:value-type="string" calcext:value-type="string">
            <text:p>rubysap-timerfix-1219-10-eng.zip (password: pokemon)</text:p>
          </table:table-cell>
          <table:table-cell office:value-type="string" calcext:value-type="string">
            <text:p>N/A</text:p>
          </table:table-cell>
          <table:table-cell/>
          <table:table-cell table:style-name="Default" office:value-type="string" calcext:value-type="string">
            <text:p>rubysap-timerfix-1219-10-eng.tgc</text:p>
          </table:table-cell>
          <table:table-cell table:style-name="Default"/>
          <table:table-cell table:style-name="Default" office:value-type="string" calcext:value-type="string">
            <text:p>/</text:p>
          </table:table-cell>
          <table:table-cell table:style-name="Default"/>
          <table:table-cell table:style-name="ce140"/>
          <table:table-cell table:style-name="Default" table:number-columns-repeated="3"/>
          <table:table-cell/>
          <table:table-cell table:style-name="Default" table:number-columns-repeated="1007"/>
        </table:table-row>
        <table:table-row table:style-name="ro1">
          <table:table-cell table:style-name="ce189" office:value-type="string" calcext:value-type="string">
            <text:p>Interactive Multi-Game Demo Disc</text:p>
          </table:table-cell>
          <table:table-cell table:style-name="ce140" office:value-type="string" calcext:value-type="string">
            <text:p>Version 15</text:p>
          </table:table-cell>
          <table:table-cell office:value-type="string" calcext:value-type="string">
            <text:p>D82E01</text:p>
          </table:table-cell>
          <table:table-cell table:style-name="ce209" office:value-type="string" calcext:value-type="string">
            <text:p>hidden on disc</text:p>
          </table:table-cell>
          <table:table-cell/>
          <table:table-cell office:value-type="string" calcext:value-type="string">
            <text:p>Pokemon Special Gift (Berry Program Update)</text:p>
          </table:table-cell>
          <table:table-cell office:value-type="string" calcext:value-type="string">
            <text:p>N/A</text:p>
          </table:table-cell>
          <table:table-cell/>
          <table:table-cell table:style-name="Default" office:value-type="string" calcext:value-type="string">
            <text:p>ruby.tgc</text:p>
          </table:table-cell>
          <table:table-cell table:style-name="Default"/>
          <table:table-cell table:style-name="Default" office:value-type="string" calcext:value-type="string">
            <text:p>/</text:p>
          </table:table-cell>
          <table:table-cell table:style-name="Default"/>
          <table:table-cell table:style-name="ce140" office:value-type="string" calcext:value-type="string">
            <text:p>Version 15</text:p>
          </table:table-cell>
          <table:table-cell table:style-name="Default" table:number-columns-repeated="6"/>
          <table:table-cell/>
          <table:table-cell table:style-name="Default" table:number-columns-repeated="1004"/>
        </table:table-row>
        <table:table-row table:style-name="ro1">
          <table:table-cell/>
          <table:table-cell table:style-name="ce140"/>
          <table:table-cell/>
          <table:table-cell table:style-name="ce209" office:value-type="string" calcext:value-type="string">
            <text:p>hidden on disc</text:p>
          </table:table-cell>
          <table:table-cell/>
          <table:table-cell table:style-name="Default" office:value-type="string" calcext:value-type="string">
            <text:p>rubysap-timerfix-1219-10-eng.zip (password: pokemon)</text:p>
          </table:table-cell>
          <table:table-cell office:value-type="string" calcext:value-type="string">
            <text:p>N/A</text:p>
          </table:table-cell>
          <table:table-cell/>
          <table:table-cell table:style-name="Default" office:value-type="string" calcext:value-type="string">
            <text:p>rubysap-timerfix-1219-10-eng.tgc</text:p>
          </table:table-cell>
          <table:table-cell table:style-name="Default"/>
          <table:table-cell table:style-name="Default" office:value-type="string" calcext:value-type="string">
            <text:p>/</text:p>
          </table:table-cell>
          <table:table-cell table:style-name="Default"/>
          <table:table-cell table:style-name="ce140"/>
          <table:table-cell table:style-name="Default" table:number-columns-repeated="6"/>
          <table:table-cell/>
          <table:table-cell table:style-name="Default" table:number-columns-repeated="1004"/>
        </table:table-row>
        <table:table-row table:style-name="ro1">
          <table:table-cell table:style-name="ce189" office:value-type="string" calcext:value-type="string">
            <text:p>Interactive Multi-Game Demo Disc</text:p>
          </table:table-cell>
          <table:table-cell table:style-name="ce140" office:value-type="string" calcext:value-type="string">
            <text:p>Version 16</text:p>
          </table:table-cell>
          <table:table-cell office:value-type="string" calcext:value-type="string">
            <text:p>D79E01</text:p>
          </table:table-cell>
          <table:table-cell table:style-name="ce209" office:value-type="string" calcext:value-type="string">
            <text:p>GBA connectivity</text:p>
          </table:table-cell>
          <table:table-cell/>
          <table:table-cell office:value-type="string" calcext:value-type="string">
            <text:p>Pokemon Special Gift (Berry Program Update)</text:p>
          </table:table-cell>
          <table:table-cell office:value-type="string" calcext:value-type="string">
            <text:p>N/A</text:p>
          </table:table-cell>
          <table:table-cell/>
          <table:table-cell office:value-type="string" calcext:value-type="string">
            <text:p>ruby.tgc</text:p>
          </table:table-cell>
          <table:table-cell table:style-name="Default"/>
          <table:table-cell table:style-name="Default" office:value-type="string" calcext:value-type="string">
            <text:p>&lt;AGB_DOWNLOAD&gt; ruby.tgc file://client.bin</text:p>
          </table:table-cell>
          <table:table-cell table:style-name="Default"/>
          <table:table-cell table:style-name="ce140" office:value-type="string" calcext:value-type="string">
            <text:p>Version 16</text:p>
          </table:table-cell>
          <table:table-cell table:style-name="Default" table:number-columns-repeated="101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Mario vs. Donkey Kong – Trial Version (USA) (GBA)</text:p>
          </table:table-cell>
          <table:table-cell table:style-name="ce151" office:value-type="string" calcext:value-type="string">
            <text:p>Excl.</text:p>
          </table:table-cell>
          <table:table-cell office:value-type="string" calcext:value-type="string">
            <text:p>NoSave</text:p>
          </table:table-cell>
          <table:table-cell table:style-name="ce190" office:value-type="string" calcext:value-type="string">
            <text:p>zz_MarioVSDonkey_game.tgc</text:p>
          </table:table-cell>
          <table:table-cell table:style-name="ce190" office:value-type="string" calcext:value-type="string">
            <text:p>kiosk031204MDK.bin</text:p>
          </table:table-cell>
          <table:table-cell office:value-type="string" calcext:value-type="string">
            <text:p>/</text:p>
          </table:table-cell>
          <table:table-cell/>
          <table:table-cell table:style-name="ce140"/>
          <table:table-cell table:number-columns-repeated="1011"/>
        </table:table-row>
        <table:table-row table:style-name="ro1">
          <table:table-cell table:style-name="ce189" office:value-type="string" calcext:value-type="string">
            <text:p>Interactive Multi-Game Demo Disc</text:p>
          </table:table-cell>
          <table:table-cell table:style-name="ce140" office:value-type="string" calcext:value-type="string">
            <text:p>Version 17</text:p>
          </table:table-cell>
          <table:table-cell office:value-type="string" calcext:value-type="string">
            <text:p>D78E01</text:p>
          </table:table-cell>
          <table:table-cell table:style-name="ce233" office:value-type="string" calcext:value-type="string">
            <text:p>emulated</text:p>
          </table:table-cell>
          <table:table-cell table:style-name="ce131" office:value-type="string" calcext:value-type="string">
            <text:p>ok</text:p>
          </table:table-cell>
          <table:table-cell table:style-name="ce256" office:value-type="string" calcext:value-type="string">
            <text:p>Mario Pinball Land – Trial Version (USA) (GBA)</text:p>
          </table:table-cell>
          <table:table-cell table:style-name="ce151" office:value-type="string" calcext:value-type="string">
            <text:p>Excl.</text:p>
          </table:table-cell>
          <table:table-cell office:value-type="string" calcext:value-type="string">
            <text:p>Trial</text:p>
          </table:table-cell>
          <table:table-cell table:style-name="ce188" office:value-type="string" calcext:value-type="string">
            <text:p>zz_MarioPinballLand_game.tgc</text:p>
          </table:table-cell>
          <table:table-cell table:style-name="ce188" office:value-type="string" calcext:value-type="string">
            <text:p>MarioPinballLand_DEMO.bin</text:p>
          </table:table-cell>
          <table:table-cell office:value-type="string" calcext:value-type="string">
            <text:p>/</text:p>
          </table:table-cell>
          <table:table-cell/>
          <table:table-cell table:style-name="ce140" office:value-type="string" calcext:value-type="string">
            <text:p>Version 17</text:p>
          </table:table-cell>
          <table:table-cell table:style-name="Default" table:number-columns-repeated="1011"/>
        </table:table-row>
        <table:table-row table:style-name="ro1">
          <table:table-cell table:style-name="ce189" office:value-type="string" calcext:value-type="string">
            <text:p>Interactive Multi-Game Demo Disc</text:p>
          </table:table-cell>
          <table:table-cell table:style-name="ce140" office:value-type="string" calcext:value-type="string">
            <text:p>Version 18</text:p>
          </table:table-cell>
          <table:table-cell office:value-type="string" calcext:value-type="string">
            <text:p>D77E01</text:p>
          </table:table-cell>
          <table:table-cell table:style-name="ce209" office:value-type="string" calcext:value-type="string">
            <text:p>hidden on disc</text:p>
          </table:table-cell>
          <table:table-cell office:value-type="string" calcext:value-type="string">
            <text:p>ok</text:p>
          </table:table-cell>
          <table:table-cell office:value-type="string" calcext:value-type="string">
            <text:p>Pokemon Special Gift (Berry Program Update)</text:p>
          </table:table-cell>
          <table:table-cell table:number-columns-repeated="2"/>
          <table:table-cell table:style-name="Default" office:value-type="string" calcext:value-type="string">
            <text:p>ruby.tgc</text:p>
          </table:table-cell>
          <table:table-cell table:style-name="Default"/>
          <table:table-cell office:value-type="string" calcext:value-type="string">
            <text:p>/</text:p>
          </table:table-cell>
          <table:table-cell/>
          <table:table-cell table:style-name="ce140" office:value-type="string" calcext:value-type="string">
            <text:p>Version 18</text:p>
          </table:table-cell>
          <table:table-cell table:style-name="Default" table:number-columns-repeated="1011"/>
        </table:table-row>
        <table:table-row table:style-name="ro1">
          <table:table-cell/>
          <table:table-cell table:style-name="ce140"/>
          <table:table-cell/>
          <table:table-cell table:style-name="ce233" office:value-type="string" calcext:value-type="string">
            <text:p>emulated</text:p>
          </table:table-cell>
          <table:table-cell table:style-name="ce131" office:value-type="string" calcext:value-type="string">
            <text:p>ok</text:p>
          </table:table-cell>
          <table:table-cell table:style-name="ce256" office:value-type="string" calcext:value-type="string">
            <text:p>Mario Pinball Land – Trial Version (USA) (GBA)</text:p>
          </table:table-cell>
          <table:table-cell table:style-name="ce151" office:value-type="string" calcext:value-type="string">
            <text:p>Excl.</text:p>
          </table:table-cell>
          <table:table-cell office:value-type="string" calcext:value-type="string">
            <text:p>Trial</text:p>
          </table:table-cell>
          <table:table-cell table:style-name="ce188" office:value-type="string" calcext:value-type="string">
            <text:p>zz_MarioPinballLand_game.tgc</text:p>
          </table:table-cell>
          <table:table-cell table:style-name="ce188" office:value-type="string" calcext:value-type="string">
            <text:p>MarioPinballLand_DEMO.bin</text:p>
          </table:table-cell>
          <table:table-cell office:value-type="string" calcext:value-type="string">
            <text:p>/</text:p>
          </table:table-cell>
          <table:table-cell/>
          <table:table-cell table:style-name="ce140"/>
          <table:table-cell table:style-name="Default" table:number-columns-repeated="1011"/>
        </table:table-row>
        <table:table-row table:style-name="ro1">
          <table:table-cell table:number-columns-repeated="3"/>
          <table:table-cell table:style-name="ce233" office:value-type="string" calcext:value-type="string">
            <text:p>hidden on disc</text:p>
          </table:table-cell>
          <table:table-cell table:style-name="ce131" office:value-type="string" calcext:value-type="string">
            <text:p>ok</text:p>
          </table:table-cell>
          <table:table-cell table:style-name="ce256" office:value-type="string" calcext:value-type="string">
            <text:p>Mario Pinball Land – Trial Version (USA) (GBA) (incorrectly-mapped emulator border)</text:p>
          </table:table-cell>
          <table:table-cell table:style-name="ce151" office:value-type="string" calcext:value-type="string">
            <text:p>Excl.</text:p>
          </table:table-cell>
          <table:table-cell office:value-type="string" calcext:value-type="string">
            <text:p>Trial</text:p>
          </table:table-cell>
          <table:table-cell table:style-name="ce188" office:value-type="string" calcext:value-type="string">
            <text:p>zz_MarioPinballLand_game.tgc.new</text:p>
          </table:table-cell>
          <table:table-cell table:style-name="ce188" office:value-type="string" calcext:value-type="string">
            <text:p>MarioPinballLand_DEMO.bin</text:p>
          </table:table-cell>
          <table:table-cell office:value-type="string" calcext:value-type="string">
            <text:p>/</text:p>
          </table:table-cell>
          <table:table-cell table:number-columns-repeated="1013"/>
        </table:table-row>
        <table:table-row table:style-name="ro1">
          <table:table-cell table:style-name="ce189" office:value-type="string" calcext:value-type="string">
            <text:p>Gekkan Nintendo Tentou Demo</text:p>
          </table:table-cell>
          <table:table-cell table:style-name="ce140" office:value-type="string" calcext:value-type="string">
            <text:p>February 2003</text:p>
          </table:table-cell>
          <table:table-cell office:value-type="string" calcext:value-type="string">
            <text:p>D47J01</text:p>
          </table:table-cell>
          <table:table-cell table:style-name="ce209" office:value-type="string" calcext:value-type="string">
            <text:p>playable in-game</text:p>
          </table:table-cell>
          <table:table-cell office:value-type="string" calcext:value-type="string">
            <text:p>gcm</text:p>
          </table:table-cell>
          <table:table-cell office:value-type="string" calcext:value-type="string">
            <text:p>Panel de Pon (Multiboot)</text:p>
          </table:table-cell>
          <table:table-cell table:number-columns-repeated="2"/>
          <table:table-cell office:value-type="string" calcext:value-type="string">
            <text:p>zz_titlebin_0122bg.tgc</text:p>
          </table:table-cell>
          <table:table-cell table:style-name="ce256" office:value-type="string" calcext:value-type="string">
            <text:p>ponagb2m_client.bin</text:p>
          </table:table-cell>
          <table:table-cell office:value-type="string" calcext:value-type="string">
            <text:p>Nintendo Puzzle Collection (Panel de Pon)</text:p>
          </table:table-cell>
          <table:table-cell/>
          <table:table-cell table:style-name="ce140" office:value-type="string" calcext:value-type="string">
            <text:p>February 2003</text:p>
          </table:table-cell>
          <table:table-cell table:number-columns-repeated="1011"/>
        </table:table-row>
        <table:table-row table:style-name="ro1">
          <table:table-cell/>
          <table:table-cell table:style-name="ce140"/>
          <table:table-cell/>
          <table:table-cell table:style-name="ce209" office:value-type="string" calcext:value-type="string">
            <text:p>playable in-game</text:p>
          </table:table-cell>
          <table:table-cell office:value-type="string" calcext:value-type="string">
            <text:p>c</text:p>
          </table:table-cell>
          <table:table-cell office:value-type="string" calcext:value-type="string">
            <text:p>Dr. Mario</text:p>
          </table:table-cell>
          <table:table-cell table:number-columns-repeated="2"/>
          <table:table-cell table:style-name="ce209"/>
          <table:table-cell table:style-name="Default" office:value-type="string" calcext:value-type="string">
            <text:p>( jb_drmario_j.bin )</text:p>
          </table:table-cell>
          <table:table-cell table:number-columns-repeated="2"/>
          <table:table-cell table:style-name="ce140"/>
          <table:table-cell table:number-columns-repeated="1011"/>
        </table:table-row>
        <table:table-row table:style-name="ro1">
          <table:table-cell/>
          <table:table-cell table:style-name="ce140"/>
          <table:table-cell/>
          <table:table-cell table:style-name="ce209" office:value-type="string" calcext:value-type="string">
            <text:p>playable in-game</text:p>
          </table:table-cell>
          <table:table-cell office:value-type="string" calcext:value-type="string">
            <text:p>c</text:p>
          </table:table-cell>
          <table:table-cell office:value-type="string" calcext:value-type="string">
            <text:p>Yoshi Cookie</text:p>
          </table:table-cell>
          <table:table-cell table:number-columns-repeated="2"/>
          <table:table-cell table:style-name="ce209"/>
          <table:table-cell table:style-name="Default" office:value-type="string" calcext:value-type="string">
            <text:p>( jb_yoshic_j.bin )</text:p>
          </table:table-cell>
          <table:table-cell table:number-columns-repeated="2"/>
          <table:table-cell table:style-name="ce140"/>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March 2003</text:p>
          </table:table-cell>
          <table:table-cell office:value-type="string" calcext:value-type="string">
            <text:p>D48J01</text:p>
          </table:table-cell>
          <table:table-cell table:style-name="ce209" office:value-type="string" calcext:value-type="string">
            <text:p>playable in-game</text:p>
          </table:table-cell>
          <table:table-cell office:value-type="string" calcext:value-type="string">
            <text:p>gcm</text:p>
          </table:table-cell>
          <table:table-cell office:value-type="string" calcext:value-type="string">
            <text:p>Panel de Pon (Multiboot)</text:p>
          </table:table-cell>
          <table:table-cell table:number-columns-repeated="2"/>
          <table:table-cell office:value-type="string" calcext:value-type="string">
            <text:p>zz_titlebin_0122bg.tgc</text:p>
          </table:table-cell>
          <table:table-cell table:style-name="ce256" office:value-type="string" calcext:value-type="string">
            <text:p>ponagb2m_client.bin</text:p>
          </table:table-cell>
          <table:table-cell office:value-type="string" calcext:value-type="string">
            <text:p>Nintendo Puzzle Collection (Panel de Pon)</text:p>
          </table:table-cell>
          <table:table-cell/>
          <table:table-cell table:style-name="ce140" office:value-type="string" calcext:value-type="string">
            <text:p>March 2003</text:p>
          </table:table-cell>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playable in-game</text:p>
          </table:table-cell>
          <table:table-cell office:value-type="string" calcext:value-type="string">
            <text:p>c</text:p>
          </table:table-cell>
          <table:table-cell office:value-type="string" calcext:value-type="string">
            <text:p>Dr. Mario</text:p>
          </table:table-cell>
          <table:table-cell table:number-columns-repeated="2"/>
          <table:table-cell table:style-name="ce209"/>
          <table:table-cell table:style-name="Default" office:value-type="string" calcext:value-type="string">
            <text:p>( jb_drmario_j.bin )</text:p>
          </table:table-cell>
          <table:table-cell table:number-columns-repeated="2"/>
          <table:table-cell table:style-name="ce140"/>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playable in-game</text:p>
          </table:table-cell>
          <table:table-cell office:value-type="string" calcext:value-type="string">
            <text:p>c</text:p>
          </table:table-cell>
          <table:table-cell office:value-type="string" calcext:value-type="string">
            <text:p>Yoshi Cookie</text:p>
          </table:table-cell>
          <table:table-cell table:number-columns-repeated="2"/>
          <table:table-cell table:style-name="ce209"/>
          <table:table-cell table:style-name="Default" office:value-type="string" calcext:value-type="string">
            <text:p>( jb_yoshic_j.bin )</text:p>
          </table:table-cell>
          <table:table-cell table:number-columns-repeated="2"/>
          <table:table-cell table:style-name="ce140"/>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GBA download</text:p>
          </table:table-cell>
          <table:table-cell office:value-type="string" calcext:value-type="string">
            <text:p>ok</text:p>
          </table:table-cell>
          <table:table-cell office:value-type="string" calcext:value-type="string">
            <text:p>Made in Wario (WarioWare, Inc.: Mega Microgames!) - trial version (Multiboot) (JP)</text:p>
          </table:table-cell>
          <table:table-cell table:number-columns-repeated="2"/>
          <table:table-cell table:style-name="Default" office:value-type="string" calcext:value-type="string">
            <text:p>zz_UPLoader.tgc</text:p>
          </table:table-cell>
          <table:table-cell table:style-name="Default" office:value-type="string" calcext:value-type="string">
            <text:p>miw_jc.bin</text:p>
          </table:table-cell>
          <table:table-cell office:value-type="string" calcext:value-type="string">
            <text:p>/</text:p>
          </table:table-cell>
          <table:table-cell/>
          <table:table-cell table:style-name="ce140"/>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116 Summer 2003 (Soft e-Catalog 2003 Enjoy Plu-Ban)</text:p>
          </table:table-cell>
          <table:table-cell office:value-type="string" calcext:value-type="string">
            <text:p>116 Summer 2003 (Soft e-Catalog 2003 Enjoy Plu-Ban)</text:p>
          </table:table-cell>
          <table:table-cell office:value-type="string" calcext:value-type="string">
            <text:p>D55J01</text:p>
          </table:table-cell>
          <table:table-cell table:style-name="ce209" office:value-type="string" calcext:value-type="string">
            <text:p>emulated</text:p>
          </table:table-cell>
          <table:table-cell office:value-type="string" calcext:value-type="string">
            <text:p>gmc</text:p>
          </table:table-cell>
          <table:table-cell table:style-name="ce256" office:value-type="string" calcext:value-type="string">
            <text:p>Made in Wario (WarioWare, Inc.: Mega Microgame$!) - Trial Version (JP) (GBA)</text:p>
          </table:table-cell>
          <table:table-cell table:style-name="ce151" office:value-type="string" calcext:value-type="string">
            <text:p>Excl.</text:p>
          </table:table-cell>
          <table:table-cell office:value-type="string" calcext:value-type="string">
            <text:p>NoSave</text:p>
          </table:table-cell>
          <table:table-cell table:style-name="Default" office:value-type="string" calcext:value-type="string">
            <text:p>wario_trial.tgc</text:p>
          </table:table-cell>
          <table:table-cell table:style-name="Default" office:value-type="string" calcext:value-type="string">
            <text:p>AAZWJ01_mod.SRL</text:p>
          </table:table-cell>
          <table:table-cell table:style-name="Default" office:value-type="string" calcext:value-type="string">
            <text:p>local/</text:p>
          </table:table-cell>
          <table:table-cell table:style-name="Default"/>
          <table:table-cell office:value-type="string" calcext:value-type="string">
            <text:p>116 Summer 2003 (Soft e-Catalog 2003 Enjoy Plu-Ban)</text:p>
          </table:table-cell>
          <table:table-cell table:style-name="ce242"/>
          <table:table-cell table:number-columns-repeated="29"/>
          <table:table-cell table:style-name="Default" table:number-columns-repeated="981"/>
        </table:table-row>
        <table:table-row table:style-name="ro1">
          <table:table-cell table:number-columns-repeated="3"/>
          <table:table-cell table:style-name="ce209" office:value-type="string" calcext:value-type="string">
            <text:p>GBA download</text:p>
          </table:table-cell>
          <table:table-cell office:value-type="string" calcext:value-type="string">
            <text:p>ok</text:p>
          </table:table-cell>
          <table:table-cell office:value-type="string" calcext:value-type="string">
            <text:p>Minna de Puyo Puyo (Puyo Pop) (Multiboot)</text:p>
          </table:table-cell>
          <table:table-cell table:number-columns-repeated="2"/>
          <table:table-cell office:value-type="string" calcext:value-type="string">
            <text:p>sonic_joycarry.tgc</text:p>
          </table:table-cell>
          <table:table-cell table:style-name="Default" office:value-type="string" calcext:value-type="string">
            <text:p>toko.bin</text:p>
          </table:table-cell>
          <table:table-cell office:value-type="string" calcext:value-type="string">
            <text:p>local/ game.zip nport/</text:p>
          </table:table-cell>
          <table:table-cell table:style-name="ce252"/>
          <table:table-cell/>
          <table:table-cell table:style-name="ce242"/>
          <table:table-cell table:number-columns-repeated="29"/>
          <table:table-cell table:style-name="Default" table:number-columns-repeated="981"/>
        </table:table-row>
        <table:table-row table:style-name="ro1">
          <table:table-cell table:number-columns-repeated="3"/>
          <table:table-cell table:style-name="ce209" office:value-type="string" calcext:value-type="string">
            <text:p>GBA connectivity</text:p>
          </table:table-cell>
          <table:table-cell office:value-type="string" calcext:value-type="string">
            <text:p>ok</text:p>
          </table:table-cell>
          <table:table-cell office:value-type="string" calcext:value-type="string">
            <text:p>Selectable Chao (Tails, Knuckles, Amy) for Sonic Tiny Chao Garden) (Multiboot)</text:p>
          </table:table-cell>
          <table:table-cell table:number-columns-repeated="2"/>
          <table:table-cell table:style-name="ce209"/>
          <table:table-cell office:value-type="string" calcext:value-type="string">
            <text:p>ChaoGC.bin</text:p>
          </table:table-cell>
          <table:table-cell office:value-type="string" calcext:value-type="string">
            <text:p>local/ game.zip nport/</text:p>
          </table:table-cell>
          <table:table-cell table:style-name="ce252" office:value-type="string" calcext:value-type="string">
            <text:p><text:a xlink:href="https://chao-island.com/info-center/misc/character-chao#nintendo-gamecube-software-e-catalog-summer-2003-disc" xlink:type="simple">https://chao-island.com/info-center/misc/character-chao#nintendo-gamecube-software-e-catalog-summer-2003-disc</text:a></text:p>
          </table:table-cell>
          <table:table-cell table:style-name="Default"/>
          <table:table-cell table:style-name="ce242"/>
          <table:table-cell table:number-columns-repeated="29"/>
          <table:table-cell table:style-name="Default" table:number-columns-repeated="981"/>
        </table:table-row>
        <table:table-row table:style-name="ro1">
          <table:table-cell table:number-columns-repeated="3"/>
          <table:table-cell table:style-name="ce209" office:value-type="string" calcext:value-type="string">
            <text:p>GBA download</text:p>
          </table:table-cell>
          <table:table-cell office:value-type="string" calcext:value-type="string">
            <text:p>ok</text:p>
          </table:table-cell>
          <table:table-cell office:value-type="string" calcext:value-type="string">
            <text:p>ChuChu Rocket (JP) (Pre-release) (Multiboot)</text:p>
          </table:table-cell>
          <table:table-cell table:number-columns-repeated="2"/>
          <table:table-cell table:style-name="ce200"/>
          <table:table-cell office:value-type="string" calcext:value-type="string">
            <text:p>Chu2PuzzleJP.bin</text:p>
          </table:table-cell>
          <table:table-cell office:value-type="string" calcext:value-type="string">
            <text:p>local/ game.zip nport/</text:p>
          </table:table-cell>
          <table:table-cell table:style-name="Default" table:number-columns-repeated="2"/>
          <table:table-cell table:style-name="ce242"/>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August 2003 (Disc A)</text:p>
          </table:table-cell>
          <table:table-cell office:value-type="string" calcext:value-type="string">
            <text:p>D62J01-0</text:p>
          </table:table-cell>
          <table:table-cell table:style-name="ce209" office:value-type="string" calcext:value-type="string">
            <text:p>emulated</text:p>
          </table:table-cell>
          <table:table-cell office:value-type="string" calcext:value-type="string">
            <text:p>gcm</text:p>
          </table:table-cell>
          <table:table-cell table:style-name="ce137" office:value-type="string" calcext:value-type="string">
            <text:p>Pokemon Pinball: Ruby and Sapphire (JP) (GBA)</text:p>
          </table:table-cell>
          <table:table-cell table:style-name="ce152" office:value-type="string" calcext:value-type="string">
            <text:p>Retail</text:p>
          </table:table-cell>
          <table:table-cell office:value-type="string" calcext:value-type="string">
            <text:p>NoSave</text:p>
          </table:table-cell>
          <table:table-cell office:value-type="string" calcext:value-type="string">
            <text:p>zz_agbe.tgc</text:p>
          </table:table-cell>
          <table:table-cell table:style-name="ce228" office:value-type="string" calcext:value-type="string">
            <text:p>ABPPJ00.srl</text:p>
          </table:table-cell>
          <table:table-cell table:number-columns-repeated="2"/>
          <table:table-cell table:style-name="ce140" office:value-type="string" calcext:value-type="string">
            <text:p>August 2003 (Disc A)</text:p>
          </table:table-cell>
          <table:table-cell table:style-name="ce252"/>
          <table:table-cell table:number-columns-repeated="1010"/>
        </table:table-row>
        <table:table-row table:style-name="ro1">
          <table:table-cell table:style-name="ce189" office:value-type="string" calcext:value-type="string">
            <text:p>Gekkan Nintendo Tentou Demo</text:p>
          </table:table-cell>
          <table:table-cell table:style-name="ce140" office:value-type="string" calcext:value-type="string">
            <text:p>August 2003 (Disc B)</text:p>
          </table:table-cell>
          <table:table-cell office:value-type="string" calcext:value-type="string">
            <text:p>D62J01-1</text:p>
          </table:table-cell>
          <table:table-cell table:style-name="ce209" office:value-type="string" calcext:value-type="string">
            <text:p>emulated</text:p>
          </table:table-cell>
          <table:table-cell office:value-type="string" calcext:value-type="string">
            <text:p>gcm</text:p>
          </table:table-cell>
          <table:table-cell table:style-name="ce137" office:value-type="string" calcext:value-type="string">
            <text:p>Pokemon Pinball: Ruby and Sapphire (JP) (GBA)</text:p>
          </table:table-cell>
          <table:table-cell table:style-name="ce152" office:value-type="string" calcext:value-type="string">
            <text:p>Retail</text:p>
          </table:table-cell>
          <table:table-cell office:value-type="string" calcext:value-type="string">
            <text:p>NoSave</text:p>
          </table:table-cell>
          <table:table-cell office:value-type="string" calcext:value-type="string">
            <text:p>zz_agbe.tgc</text:p>
          </table:table-cell>
          <table:table-cell table:style-name="ce228" office:value-type="string" calcext:value-type="string">
            <text:p>ABPPJ00.srl</text:p>
          </table:table-cell>
          <table:table-cell table:number-columns-repeated="2"/>
          <table:table-cell table:style-name="ce140" office:value-type="string" calcext:value-type="string">
            <text:p>August 2003 (Disc B)</text:p>
          </table:table-cell>
          <table:table-cell table:style-name="ce252"/>
          <table:table-cell table:number-columns-repeated="1010"/>
        </table:table-row>
        <table:table-row table:style-name="ro1">
          <table:table-cell table:style-name="ce189" office:value-type="string" calcext:value-type="string">
            <text:p>Gekkan Nintendo Tentou Demo</text:p>
          </table:table-cell>
          <table:table-cell table:style-name="ce140" office:value-type="string" calcext:value-type="string">
            <text:p>January 2004</text:p>
          </table:table-cell>
          <table:table-cell office:value-type="string" calcext:value-type="string">
            <text:p>D68J01</text:p>
          </table:table-cell>
          <table:table-cell table:style-name="ce209" office:value-type="string" calcext:value-type="string">
            <text:p>hidden on disc</text:p>
          </table:table-cell>
          <table:table-cell office:value-type="string" calcext:value-type="string">
            <text:p>ok</text:p>
          </table:table-cell>
          <table:table-cell office:value-type="string" calcext:value-type="string">
            <text:p>Berry Program Update? (JP)</text:p>
          </table:table-cell>
          <table:table-cell table:number-columns-repeated="2"/>
          <table:table-cell office:value-type="string" calcext:value-type="string">
            <text:p>Ruby_And_Sapphire_Rev.tgc</text:p>
          </table:table-cell>
          <table:table-cell/>
          <table:table-cell table:style-name="Default" office:value-type="string" calcext:value-type="string">
            <text:p>local/tgc/</text:p>
          </table:table-cell>
          <table:table-cell table:style-name="Default"/>
          <table:table-cell table:style-name="ce140" office:value-type="string" calcext:value-type="string">
            <text:p>January 2004</text:p>
          </table:table-cell>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February 2004</text:p>
          </table:table-cell>
          <table:table-cell office:value-type="string" calcext:value-type="string">
            <text:p>D73J01</text:p>
          </table:table-cell>
          <table:table-cell table:style-name="ce209" office:value-type="string" calcext:value-type="string">
            <text:p>emulated</text:p>
          </table:table-cell>
          <table:table-cell office:value-type="string" calcext:value-type="string">
            <text:p>gcm</text:p>
          </table:table-cell>
          <table:table-cell table:style-name="ce256" office:value-type="string" calcext:value-type="string">
            <text:p>Gyakuten Saiban 3 (Ace Attorney 3) – Trial Version (Japan)</text:p>
          </table:table-cell>
          <table:table-cell table:style-name="ce151" office:value-type="string" calcext:value-type="string">
            <text:p>Excl.</text:p>
          </table:table-cell>
          <table:table-cell table:style-name="ce151" office:value-type="string" calcext:value-type="string">
            <text:p>Unsure</text:p>
          </table:table-cell>
          <table:table-cell office:value-type="string" calcext:value-type="string">
            <text:p>agbe.tgc</text:p>
          </table:table-cell>
          <table:table-cell office:value-type="string" calcext:value-type="string">
            <text:p>0911.srl</text:p>
          </table:table-cell>
          <table:table-cell table:style-name="Default" office:value-type="string" calcext:value-type="string">
            <text:p>local/tgc/</text:p>
          </table:table-cell>
          <table:table-cell table:style-name="Default"/>
          <table:table-cell table:style-name="ce140" office:value-type="string" calcext:value-type="string">
            <text:p>February 2004</text:p>
          </table:table-cell>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hidden on disc</text:p>
          </table:table-cell>
          <table:table-cell office:value-type="string" calcext:value-type="string">
            <text:p>ok</text:p>
          </table:table-cell>
          <table:table-cell office:value-type="string" calcext:value-type="string">
            <text:p>Berry Program Update? (JP)</text:p>
          </table:table-cell>
          <table:table-cell table:number-columns-repeated="2"/>
          <table:table-cell office:value-type="string" calcext:value-type="string">
            <text:p>Ruby_And_Sapphire_Rev.tgc</text:p>
          </table:table-cell>
          <table:table-cell/>
          <table:table-cell table:style-name="Default" office:value-type="string" calcext:value-type="string">
            <text:p>local/tgc/</text:p>
          </table:table-cell>
          <table:table-cell table:style-name="Default"/>
          <table:table-cell table:style-name="ce140"/>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April 2004</text:p>
          </table:table-cell>
          <table:table-cell office:value-type="string" calcext:value-type="string">
            <text:p>D77J01</text:p>
          </table:table-cell>
          <table:table-cell table:style-name="ce128" office:value-type="string" calcext:value-type="string">
            <text:p>emulated</text:p>
          </table:table-cell>
          <table:table-cell table:style-name="ce132" office:value-type="string" calcext:value-type="string">
            <text:p>gcm</text:p>
          </table:table-cell>
          <table:table-cell table:style-name="ce256" office:value-type="string" calcext:value-type="string">
            <text:p>Hoshi no Kirby: Kagami no Daimeikyuu (Kirby &amp; the Amazing Mirror) – Trial Version (JP) (GBA)</text:p>
          </table:table-cell>
          <table:table-cell table:style-name="ce151" office:value-type="string" calcext:value-type="string">
            <text:p>Excl.</text:p>
          </table:table-cell>
          <table:table-cell office:value-type="string" calcext:value-type="string">
            <text:p>Unsure</text:p>
          </table:table-cell>
          <table:table-cell table:style-name="ce197" office:value-type="string" calcext:value-type="string">
            <text:p>Kaby_agbe.tgc</text:p>
          </table:table-cell>
          <table:table-cell table:style-name="ce197" office:value-type="string" calcext:value-type="string">
            <text:p>Ver021tr_03122919.bin</text:p>
          </table:table-cell>
          <table:table-cell table:style-name="Default" office:value-type="string" calcext:value-type="string">
            <text:p>local/tgc/</text:p>
          </table:table-cell>
          <table:table-cell/>
          <table:table-cell table:style-name="ce140" office:value-type="string" calcext:value-type="string">
            <text:p>April 2004</text:p>
          </table:table-cell>
          <table:table-cell table:number-columns-repeated="101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gcm</text:p>
          </table:table-cell>
          <table:table-cell table:style-name="ce256" office:value-type="string" calcext:value-type="string">
            <text:p>Shiren Monsters: Netsal – Trial Version (JP) (GBA)</text:p>
          </table:table-cell>
          <table:table-cell table:style-name="ce151" office:value-type="string" calcext:value-type="string">
            <text:p>Excl.</text:p>
          </table:table-cell>
          <table:table-cell office:value-type="string" calcext:value-type="string">
            <text:p>Unsure</text:p>
          </table:table-cell>
          <table:table-cell office:value-type="string" calcext:value-type="string">
            <text:p>Netsal_agbe.tgc</text:p>
          </table:table-cell>
          <table:table-cell office:value-type="string" calcext:value-type="string">
            <text:p>aanvj02.srl</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gcm</text:p>
          </table:table-cell>
          <table:table-cell table:style-name="ce256" office:value-type="string" calcext:value-type="string">
            <text:p>Naruto: Saikyō Ninja Daikesshu 2 (Naruto: Ninja Council 2) – Trial Version (GBA)</text:p>
          </table:table-cell>
          <table:table-cell table:style-name="ce151" office:value-type="string" calcext:value-type="string">
            <text:p>Excl.</text:p>
          </table:table-cell>
          <table:table-cell office:value-type="string" calcext:value-type="string">
            <text:p>Unsure</text:p>
          </table:table-cell>
          <table:table-cell office:value-type="string" calcext:value-type="string">
            <text:p>naruto2.tgc</text:p>
          </table:table-cell>
          <table:table-cell table:style-name="ce187" office:value-type="string" calcext:value-type="string">
            <text:p>naruto.bin</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May 2004</text:p>
          </table:table-cell>
          <table:table-cell office:value-type="string" calcext:value-type="string">
            <text:p>D78J01</text:p>
          </table:table-cell>
          <table:table-cell table:style-name="ce128" office:value-type="string" calcext:value-type="string">
            <text:p>emulated</text:p>
          </table:table-cell>
          <table:table-cell table:style-name="ce132" office:value-type="string" calcext:value-type="string">
            <text:p>gcm</text:p>
          </table:table-cell>
          <table:table-cell table:style-name="ce256" office:value-type="string" calcext:value-type="string">
            <text:p>Hoshi no Kirby: Kagami no Daimeikyuu (Kirby &amp; the Amazing Mirror) <text:s/>- Trial Version (JP) (GBA)</text:p>
          </table:table-cell>
          <table:table-cell table:style-name="ce151" office:value-type="string" calcext:value-type="string">
            <text:p>Excl.</text:p>
          </table:table-cell>
          <table:table-cell office:value-type="string" calcext:value-type="string">
            <text:p>Unsure</text:p>
          </table:table-cell>
          <table:table-cell table:style-name="ce197" office:value-type="string" calcext:value-type="string">
            <text:p>Kaby_agbe.tgc</text:p>
          </table:table-cell>
          <table:table-cell table:style-name="ce197" office:value-type="string" calcext:value-type="string">
            <text:p>Ver021tr_03122919.bin</text:p>
          </table:table-cell>
          <table:table-cell table:style-name="Default" office:value-type="string" calcext:value-type="string">
            <text:p>local/tgc/</text:p>
          </table:table-cell>
          <table:table-cell table:style-name="Default"/>
          <table:table-cell table:style-name="ce140" office:value-type="string" calcext:value-type="string">
            <text:p>May 2004</text:p>
          </table:table-cell>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gcm</text:p>
          </table:table-cell>
          <table:table-cell table:style-name="ce256" office:value-type="string" calcext:value-type="string">
            <text:p>Naruto: Saikyō Ninja Daikesshu 2 (Naruto: Ninja Council 2) – Trial Version (GBA)</text:p>
          </table:table-cell>
          <table:table-cell table:style-name="ce151" office:value-type="string" calcext:value-type="string">
            <text:p>Excl.</text:p>
          </table:table-cell>
          <table:table-cell office:value-type="string" calcext:value-type="string">
            <text:p>Unsure</text:p>
          </table:table-cell>
          <table:table-cell office:value-type="string" calcext:value-type="string">
            <text:p>naruto2.tgc</text:p>
          </table:table-cell>
          <table:table-cell table:style-name="ce187" office:value-type="string" calcext:value-type="string">
            <text:p>naruto.bin</text:p>
          </table:table-cell>
          <table:table-cell table:style-name="Default" office:value-type="string" calcext:value-type="string">
            <text:p>local/tgc/</text:p>
          </table:table-cell>
          <table:table-cell table:style-name="Default"/>
          <table:table-cell table:style-name="ce140"/>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June 2004</text:p>
          </table:table-cell>
          <table:table-cell office:value-type="string" calcext:value-type="string">
            <text:p>D79J01</text:p>
          </table:table-cell>
          <table:table-cell table:style-name="ce129" office:value-type="string" calcext:value-type="string">
            <text:p>emulated</text:p>
          </table:table-cell>
          <table:table-cell table:style-name="ce133" office:value-type="string" calcext:value-type="string">
            <text:p>ok</text:p>
          </table:table-cell>
          <table:table-cell table:style-name="ce256" office:value-type="string" calcext:value-type="string">
            <text:p>Mario vs. Donkey Kong – Trial Version (JP) (GBA)</text:p>
          </table:table-cell>
          <table:table-cell table:style-name="ce151" office:value-type="string" calcext:value-type="string">
            <text:p>Excl.</text:p>
          </table:table-cell>
          <table:table-cell office:value-type="string" calcext:value-type="string">
            <text:p>NoSave</text:p>
          </table:table-cell>
          <table:table-cell table:style-name="ce155" office:value-type="string" calcext:value-type="string">
            <text:p>MarioVsDonkeyKong.tgc</text:p>
          </table:table-cell>
          <table:table-cell table:style-name="ce155" office:value-type="string" calcext:value-type="string">
            <text:p>051204MDKk.bin</text:p>
          </table:table-cell>
          <table:table-cell table:style-name="Default" office:value-type="string" calcext:value-type="string">
            <text:p>local/tgc/</text:p>
          </table:table-cell>
          <table:table-cell/>
          <table:table-cell table:style-name="ce140" office:value-type="string" calcext:value-type="string">
            <text:p>June 2004</text:p>
          </table:table-cell>
          <table:table-cell table:number-columns-repeated="1011"/>
        </table:table-row>
        <table:table-row table:style-name="ro1">
          <table:table-cell/>
          <table:table-cell table:style-name="ce140"/>
          <table:table-cell/>
          <table:table-cell table:style-name="ce128" office:value-type="string" calcext:value-type="string">
            <text:p>emulated</text:p>
          </table:table-cell>
          <table:table-cell table:style-name="ce132" office:value-type="string" calcext:value-type="string">
            <text:p>gcm</text:p>
          </table:table-cell>
          <table:table-cell table:style-name="ce256" office:value-type="string" calcext:value-type="string">
            <text:p>Hoshi no Kirby: Kagami no Daimeikyuu (Kirby &amp; the Amazing Mirror) – Trial Version (JP) (GBA)</text:p>
          </table:table-cell>
          <table:table-cell table:style-name="ce151" office:value-type="string" calcext:value-type="string">
            <text:p>Excl.</text:p>
          </table:table-cell>
          <table:table-cell office:value-type="string" calcext:value-type="string">
            <text:p>Unsure</text:p>
          </table:table-cell>
          <table:table-cell table:style-name="ce197" office:value-type="string" calcext:value-type="string">
            <text:p>KabyAGB.tgc</text:p>
          </table:table-cell>
          <table:table-cell table:style-name="ce197" office:value-type="string" calcext:value-type="string">
            <text:p>Ver021tr_03122919.bin</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table-cell table:style-name="ce140"/>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Sonic Advance 3 – Trial Version (JP) (GBA)</text:p>
          </table:table-cell>
          <table:table-cell table:style-name="ce151" office:value-type="string" calcext:value-type="string">
            <text:p>Excl.</text:p>
          </table:table-cell>
          <table:table-cell office:value-type="string" calcext:value-type="string">
            <text:p>NoSave</text:p>
          </table:table-cell>
          <table:table-cell office:value-type="string" calcext:value-type="string">
            <text:p>SonicAD3.tgc</text:p>
          </table:table-cell>
          <table:table-cell office:value-type="string" calcext:value-type="string">
            <text:p>AB3SJ00EXP.SRL</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table-cell table:style-name="ce140"/>
          <table:table-cell/>
          <table:table-cell table:style-name="ce209" office:value-type="string" calcext:value-type="string">
            <text:p>hidden on disc</text:p>
          </table:table-cell>
          <table:table-cell office:value-type="string" calcext:value-type="string">
            <text:p>ok</text:p>
          </table:table-cell>
          <table:table-cell table:style-name="ce256" office:value-type="string" calcext:value-type="string">
            <text:p>Mario vs. Donkey Kong – Trial Version (USA) (GBA)</text:p>
          </table:table-cell>
          <table:table-cell table:style-name="ce151" office:value-type="string" calcext:value-type="string">
            <text:p>Excl.</text:p>
          </table:table-cell>
          <table:table-cell office:value-type="string" calcext:value-type="string">
            <text:p>NoSave</text:p>
          </table:table-cell>
          <table:table-cell table:style-name="ce174" office:value-type="string" calcext:value-type="string">
            <text:p>SonicAD3.tgc</text:p>
          </table:table-cell>
          <table:table-cell table:style-name="ce190" office:value-type="string" calcext:value-type="string">
            <text:p>kiosk031204MDK.bin</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July 2004</text:p>
          </table:table-cell>
          <table:table-cell office:value-type="string" calcext:value-type="string">
            <text:p>D82J01</text:p>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Tottoko Hamutarou: Hamu-Hamu Sports (Hamtaro: Ham-Ham Games) – Trial Version (JP) (GBA)</text:p>
          </table:table-cell>
          <table:table-cell table:style-name="ce151" office:value-type="string" calcext:value-type="string">
            <text:p>Excl.</text:p>
          </table:table-cell>
          <table:table-cell office:value-type="string" calcext:value-type="string">
            <text:p>Trial</text:p>
          </table:table-cell>
          <table:table-cell table:style-name="Default" office:value-type="string" calcext:value-type="string">
            <text:p>HamHamSports.tgc</text:p>
          </table:table-cell>
          <table:table-cell table:style-name="Default" office:value-type="string" calcext:value-type="string">
            <text:p>HamHamSports.bin</text:p>
          </table:table-cell>
          <table:table-cell table:style-name="Default" office:value-type="string" calcext:value-type="string">
            <text:p>local/tgc/</text:p>
          </table:table-cell>
          <table:table-cell table:style-name="Default"/>
          <table:table-cell table:style-name="ce140" office:value-type="string" calcext:value-type="string">
            <text:p>July 2004</text:p>
          </table:table-cell>
          <table:table-cell table:style-name="Default"/>
          <table:table-cell table:number-columns-repeated="29"/>
          <table:table-cell table:style-name="Default" table:number-columns-repeated="981"/>
        </table:table-row>
        <table:table-row table:style-name="ro1">
          <table:table-cell/>
          <table:table-cell table:style-name="ce140"/>
          <table:table-cell/>
          <table:table-cell table:style-name="ce129" office:value-type="string" calcext:value-type="string">
            <text:p>emulated</text:p>
          </table:table-cell>
          <table:table-cell table:style-name="ce133" office:value-type="string" calcext:value-type="string">
            <text:p>ok</text:p>
          </table:table-cell>
          <table:table-cell table:style-name="ce256" office:value-type="string" calcext:value-type="string">
            <text:p>Mario vs. Donkey Kong – Trial Version (JP) (GBA)</text:p>
          </table:table-cell>
          <table:table-cell table:style-name="ce151" office:value-type="string" calcext:value-type="string">
            <text:p>Excl.</text:p>
          </table:table-cell>
          <table:table-cell office:value-type="string" calcext:value-type="string">
            <text:p>NoSave</text:p>
          </table:table-cell>
          <table:table-cell table:style-name="ce155" office:value-type="string" calcext:value-type="string">
            <text:p>MarioVsDonkeyKong.tgc</text:p>
          </table:table-cell>
          <table:table-cell table:style-name="ce155" office:value-type="string" calcext:value-type="string">
            <text:p>051204MDKk.bin</text:p>
          </table:table-cell>
          <table:table-cell table:style-name="Default" office:value-type="string" calcext:value-type="string">
            <text:p>local/tgc/</text:p>
          </table:table-cell>
          <table:table-cell/>
          <table:table-cell table:style-name="ce140"/>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September 2004</text:p>
          </table:table-cell>
          <table:table-cell office:value-type="string" calcext:value-type="string">
            <text:p>D85J01</text:p>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Super Mario Ball (Mario Pinball Land) – Trial Version (JP) (GBA)</text:p>
          </table:table-cell>
          <table:table-cell table:style-name="ce151" office:value-type="string" calcext:value-type="string">
            <text:p>Excl.</text:p>
          </table:table-cell>
          <table:table-cell office:value-type="string" calcext:value-type="string">
            <text:p>Trial</text:p>
          </table:table-cell>
          <table:table-cell office:value-type="string" calcext:value-type="string">
            <text:p>SuperMarioBall_JP_DEMO.tgc</text:p>
          </table:table-cell>
          <table:table-cell table:style-name="Default" office:value-type="string" calcext:value-type="string">
            <text:p>SuperMarioBall_JP_DEMO.bin</text:p>
          </table:table-cell>
          <table:table-cell table:style-name="Default" office:value-type="string" calcext:value-type="string">
            <text:p>local/tgc/</text:p>
          </table:table-cell>
          <table:table-cell/>
          <table:table-cell table:style-name="ce140" office:value-type="string" calcext:value-type="string">
            <text:p>September 2004</text:p>
          </table:table-cell>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October 2004</text:p>
          </table:table-cell>
          <table:table-cell office:value-type="string" calcext:value-type="string">
            <text:p>D86J01</text:p>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Vattroller X – Trial Version (JP) (GBA)</text:p>
          </table:table-cell>
          <table:table-cell table:style-name="ce151" office:value-type="string" calcext:value-type="string">
            <text:p>Excl.</text:p>
          </table:table-cell>
          <table:table-cell office:value-type="string" calcext:value-type="string">
            <text:p>Trial</text:p>
          </table:table-cell>
          <table:table-cell office:value-type="string" calcext:value-type="string">
            <text:p>VattrollorX.tgc</text:p>
          </table:table-cell>
          <table:table-cell table:style-name="Default" office:value-type="string" calcext:value-type="string">
            <text:p>vx_nintendo.bin</text:p>
          </table:table-cell>
          <table:table-cell table:style-name="Default" office:value-type="string" calcext:value-type="string">
            <text:p>local/tgc/</text:p>
          </table:table-cell>
          <table:table-cell table:style-name="Default"/>
          <table:table-cell table:style-name="ce140" office:value-type="string" calcext:value-type="string">
            <text:p>October 2004</text:p>
          </table:table-cell>
          <table:table-cell table:style-name="Default"/>
          <table:table-cell table:number-columns-repeated="29"/>
          <table:table-cell table:style-name="Default" table:number-columns-repeated="981"/>
        </table:table-row>
        <table:table-row table:style-name="ro1">
          <table:table-cell table:style-name="ce189" office:value-type="string" calcext:value-type="string">
            <text:p>Gekkan Nintendo Tentou Demo</text:p>
          </table:table-cell>
          <table:table-cell table:style-name="ce140" office:value-type="string" calcext:value-type="string">
            <text:p>November 2004</text:p>
          </table:table-cell>
          <table:table-cell office:value-type="string" calcext:value-type="string">
            <text:p>D87J01</text:p>
          </table:table-cell>
          <table:table-cell table:style-name="ce209" office:value-type="string" calcext:value-type="string">
            <text:p>emulated</text:p>
          </table:table-cell>
          <table:table-cell office:value-type="string" calcext:value-type="string">
            <text:p>ok</text:p>
          </table:table-cell>
          <table:table-cell table:style-name="ce256" office:value-type="string" calcext:value-type="string">
            <text:p>F-Zero Climax (JP) (GBA)</text:p>
          </table:table-cell>
          <table:table-cell table:style-name="ce151" office:value-type="string" calcext:value-type="string">
            <text:p>Excl.</text:p>
          </table:table-cell>
          <table:table-cell/>
          <table:table-cell office:value-type="string" calcext:value-type="string">
            <text:p>FZeroClimax.tgc</text:p>
          </table:table-cell>
          <table:table-cell table:style-name="Default" office:value-type="string" calcext:value-type="string">
            <text:p>FZeroClimax.bin</text:p>
          </table:table-cell>
          <table:table-cell table:style-name="Default" office:value-type="string" calcext:value-type="string">
            <text:p>local/tgc/</text:p>
          </table:table-cell>
          <table:table-cell/>
          <table:table-cell table:style-name="ce140" office:value-type="string" calcext:value-type="string">
            <text:p>November 2004</text:p>
          </table:table-cell>
          <table:table-cell table:number-columns-repeated="1011"/>
        </table:table-row>
        <table:table-row table:style-name="ro1">
          <table:table-cell table:style-name="ce189" office:value-type="string" calcext:value-type="string">
            <text:p>Gekkan Nintendo Tentou Demo</text:p>
          </table:table-cell>
          <table:table-cell table:style-name="ce140" office:value-type="string" calcext:value-type="string">
            <text:p>December 2004</text:p>
          </table:table-cell>
          <table:table-cell office:value-type="string" calcext:value-type="string">
            <text:p>D88J01</text:p>
          </table:table-cell>
          <table:table-cell table:style-name="ce130" office:value-type="string" calcext:value-type="string">
            <text:p>emulated</text:p>
          </table:table-cell>
          <table:table-cell table:style-name="ce134" office:value-type="string" calcext:value-type="string">
            <text:p>ok</text:p>
          </table:table-cell>
          <table:table-cell table:style-name="ce256" office:value-type="string" calcext:value-type="string">
            <text:p>Zelda no Densetsu : Fushigi no Boushi (The Legend of Zelda: The Minish Cap) – Trial Version (JP) (GBA)</text:p>
          </table:table-cell>
          <table:table-cell table:style-name="ce151" office:value-type="string" calcext:value-type="string">
            <text:p>Excl.</text:p>
          </table:table-cell>
          <table:table-cell office:value-type="string" calcext:value-type="string">
            <text:p>Trial</text:p>
          </table:table-cell>
          <table:table-cell table:style-name="ce159" office:value-type="string" calcext:value-type="string">
            <text:p>ZeldaFushigiNoBoushi.tgc</text:p>
          </table:table-cell>
          <table:table-cell table:style-name="ce159" office:value-type="string" calcext:value-type="string">
            <text:p>ZeldaFushigiNoBoushi.bin</text:p>
          </table:table-cell>
          <table:table-cell table:style-name="Default" office:value-type="string" calcext:value-type="string">
            <text:p>local/tgc/</text:p>
          </table:table-cell>
          <table:table-cell table:style-name="Default"/>
          <table:table-cell table:style-name="ce140" office:value-type="string" calcext:value-type="string">
            <text:p>December 2004</text:p>
          </table:table-cell>
          <table:table-cell table:number-columns-repeated="1011"/>
        </table:table-row>
        <table:table-row table:style-name="ro1">
          <table:table-cell table:style-name="ce189" office:value-type="string" calcext:value-type="string">
            <text:p>End Year 2004-2005 (Nenmatsunenshi-gou)</text:p>
          </table:table-cell>
          <table:table-cell office:value-type="string" calcext:value-type="string">
            <text:p>End Year 2004-2005 (Nenmatsunenshi-gou)</text:p>
          </table:table-cell>
          <table:table-cell office:value-type="string" calcext:value-type="string">
            <text:p>D92J01</text:p>
          </table:table-cell>
          <table:table-cell table:style-name="ce130" office:value-type="string" calcext:value-type="string">
            <text:p>emulated</text:p>
          </table:table-cell>
          <table:table-cell table:style-name="ce134" office:value-type="string" calcext:value-type="string">
            <text:p>ok</text:p>
          </table:table-cell>
          <table:table-cell table:style-name="ce256" office:value-type="string" calcext:value-type="string">
            <text:p>Zelda no Densetsu : Fushigi no Boushi (The Legend of Zelda: The Minish Cap) – Trial Version (JP) (GBA)</text:p>
          </table:table-cell>
          <table:table-cell table:style-name="ce151" office:value-type="string" calcext:value-type="string">
            <text:p>Excl.</text:p>
          </table:table-cell>
          <table:table-cell office:value-type="string" calcext:value-type="string">
            <text:p>Trial</text:p>
          </table:table-cell>
          <table:table-cell table:style-name="ce159" office:value-type="string" calcext:value-type="string">
            <text:p>ZeldaFushigiNoBoushi.tgc</text:p>
          </table:table-cell>
          <table:table-cell table:style-name="ce159" office:value-type="string" calcext:value-type="string">
            <text:p>ZeldaFushigiNoBoushi.bin</text:p>
          </table:table-cell>
          <table:table-cell table:style-name="Default" office:value-type="string" calcext:value-type="string">
            <text:p>local/tgc/</text:p>
          </table:table-cell>
          <table:table-cell/>
          <table:table-cell office:value-type="string" calcext:value-type="string">
            <text:p>End Year 2004-2005 (Nenmatsunenshi-gou)</text:p>
          </table:table-cell>
          <table:table-cell table:number-columns-repeated="1011"/>
        </table:table-row>
        <table:table-row table:style-name="ro1">
          <table:table-cell table:style-name="ce161" table:number-columns-repeated="3"/>
          <table:table-cell table:style-name="ce201"/>
          <table:table-cell table:style-name="ce135"/>
          <table:table-cell table:style-name="ce161"/>
          <table:table-cell table:style-name="ce201" table:number-columns-repeated="2"/>
          <table:table-cell table:style-name="ce161" table:number-columns-repeated="5"/>
          <table:table-cell table:number-columns-repeated="1011"/>
        </table:table-row>
        <table:table-row table:style-name="ro1">
          <table:table-cell table:style-name="ce140" office:value-type="string" calcext:value-type="string">
            <text:p>Mario Kart: Double Dash!!</text:p>
          </table:table-cell>
          <table:table-cell table:style-name="ce241" office:value-type="string" calcext:value-type="string">
            <text:p>USA</text:p>
          </table:table-cell>
          <table:table-cell table:style-name="Default" office:value-type="string" calcext:value-type="string">
            <text:p>PM4E01</text:p>
          </table:table-cell>
          <table:table-cell table:style-name="ce209" office:value-type="string" calcext:value-type="string">
            <text:p>GBA connectivity</text:p>
          </table:table-cell>
          <table:table-cell/>
          <table:table-cell office:value-type="string" calcext:value-type="string">
            <text:p>Fire Emblem GBA Bonus Items</text:p>
          </table:table-cell>
          <table:table-cell table:number-columns-repeated="6"/>
          <table:table-cell table:style-name="ce241" office:value-type="string" calcext:value-type="string">
            <text:p>USA</text:p>
          </table:table-cell>
          <table:table-cell table:number-columns-repeated="1011"/>
        </table:table-row>
        <table:table-row table:style-name="ro1">
          <table:table-cell table:style-name="ce140" office:value-type="string" calcext:value-type="string">
            <text:p>Naruto Special Collection</text:p>
          </table:table-cell>
          <table:table-cell table:style-name="ce241" office:value-type="string" calcext:value-type="string">
            <text:p>JP</text:p>
          </table:table-cell>
          <table:table-cell office:value-type="string" calcext:value-type="string">
            <text:p>PNRJ01</text:p>
          </table:table-cell>
          <table:table-cell table:style-name="ce200" office:value-type="string" calcext:value-type="string">
            <text:p>emulated</text:p>
          </table:table-cell>
          <table:table-cell table:style-name="ce154" office:value-type="string" calcext:value-type="string">
            <text:p>ok</text:p>
          </table:table-cell>
          <table:table-cell table:style-name="ce137" office:value-type="string" calcext:value-type="string">
            <text:p>Naruto: Ninjutsu Zenkai! Saikyō Ninja Daikesshū (Naruto: Ninja Council) (Rev 1) (JP) (GBA)</text:p>
          </table:table-cell>
          <table:table-cell table:style-name="ce152" office:value-type="string" calcext:value-type="string">
            <text:p>Rev 1</text:p>
          </table:table-cell>
          <table:table-cell office:value-type="string" calcext:value-type="string">
            <text:p>NoSave</text:p>
          </table:table-cell>
          <table:table-cell table:style-name="Default" office:value-type="string" calcext:value-type="string">
            <text:p>Daikesshuu1.tgc</text:p>
          </table:table-cell>
          <table:table-cell table:style-name="Default" office:value-type="string" calcext:value-type="string">
            <text:p>Daikesshuu1.bin</text:p>
          </table:table-cell>
          <table:table-cell table:style-name="Default" office:value-type="string" calcext:value-type="string">
            <text:p>local/tgc/</text:p>
          </table:table-cell>
          <table:table-cell table:style-name="Default"/>
          <table:table-cell table:style-name="ce241" office:value-type="string" calcext:value-type="string">
            <text:p>JP</text:p>
          </table:table-cell>
          <table:table-cell table:number-columns-repeated="1011"/>
        </table:table-row>
        <table:table-row table:style-name="ro1">
          <table:table-cell table:style-name="ce140"/>
          <table:table-cell table:style-name="ce209"/>
          <table:table-cell/>
          <table:table-cell table:style-name="ce200" office:value-type="string" calcext:value-type="string">
            <text:p>emulated</text:p>
          </table:table-cell>
          <table:table-cell table:style-name="ce154" office:value-type="string" calcext:value-type="string">
            <text:p>ok</text:p>
          </table:table-cell>
          <table:table-cell table:style-name="ce137" office:value-type="string" calcext:value-type="string">
            <text:p>Naruto: Konoha Senki (Naruto: Tree Leaf Military History) (Rev 1) (JP) (GBA)</text:p>
          </table:table-cell>
          <table:table-cell table:style-name="ce152" office:value-type="string" calcext:value-type="string">
            <text:p>Rev 1</text:p>
          </table:table-cell>
          <table:table-cell office:value-type="string" calcext:value-type="string">
            <text:p>NoSave</text:p>
          </table:table-cell>
          <table:table-cell office:value-type="string" calcext:value-type="string">
            <text:p>Konohasenki.tgc</text:p>
          </table:table-cell>
          <table:table-cell office:value-type="string" calcext:value-type="string">
            <text:p>Konohasenki</text:p>
          </table:table-cell>
          <table:table-cell table:style-name="Default" office:value-type="string" calcext:value-type="string">
            <text:p>local/tgc/</text:p>
          </table:table-cell>
          <table:table-cell table:style-name="Default"/>
          <table:table-cell table:style-name="ce209"/>
          <table:table-cell table:number-columns-repeated="1011"/>
        </table:table-row>
        <table:table-row table:style-name="ro1">
          <table:table-cell table:style-name="ce140"/>
          <table:table-cell table:style-name="ce209"/>
          <table:table-cell/>
          <table:table-cell table:style-name="ce200" office:value-type="string" calcext:value-type="string">
            <text:p>emulated</text:p>
          </table:table-cell>
          <table:table-cell table:style-name="ce154" office:value-type="string" calcext:value-type="string">
            <text:p>ok</text:p>
          </table:table-cell>
          <table:table-cell table:style-name="ce137" office:value-type="string" calcext:value-type="string">
            <text:p>Naruto: Saikyō Ninja Daikesshu 2 (Naruto: Ninja Council 2) (JP) (GBA)</text:p>
          </table:table-cell>
          <table:table-cell table:style-name="ce152" office:value-type="string" calcext:value-type="string">
            <text:p>Retail</text:p>
          </table:table-cell>
          <table:table-cell office:value-type="string" calcext:value-type="string">
            <text:p>NoSave</text:p>
          </table:table-cell>
          <table:table-cell office:value-type="string" calcext:value-type="string">
            <text:p>Daikesshuu2.tgc</text:p>
          </table:table-cell>
          <table:table-cell office:value-type="string" calcext:value-type="string">
            <text:p>Daikesshuu2.bin</text:p>
          </table:table-cell>
          <table:table-cell table:style-name="Default" office:value-type="string" calcext:value-type="string">
            <text:p>local/tgc/</text:p>
          </table:table-cell>
          <table:table-cell table:style-name="Default"/>
          <table:table-cell table:style-name="ce209"/>
          <table:table-cell table:number-columns-repeated="1011"/>
        </table:table-row>
        <table:table-row table:style-name="ro1">
          <table:table-cell table:style-name="ce140"/>
          <table:table-cell table:style-name="ce209"/>
          <table:table-cell/>
          <table:table-cell table:style-name="ce200" office:value-type="string" calcext:value-type="string">
            <text:p>emulated</text:p>
          </table:table-cell>
          <table:table-cell table:style-name="ce154" office:value-type="string" calcext:value-type="string">
            <text:p>ok</text:p>
          </table:table-cell>
          <table:table-cell table:style-name="ce256" office:value-type="string" calcext:value-type="string">
            <text:p>Naruto RPG: Uketsugareshi Hi no Ishi (Naruto: Path of the Ninja) (JP) (GBA)</text:p>
          </table:table-cell>
          <table:table-cell table:style-name="ce151" office:value-type="string" calcext:value-type="string">
            <text:p>Excl.</text:p>
          </table:table-cell>
          <table:table-cell office:value-type="string" calcext:value-type="string">
            <text:p>NoSave</text:p>
          </table:table-cell>
          <table:table-cell office:value-type="string" calcext:value-type="string">
            <text:p>NarutoRPG.tgc</text:p>
          </table:table-cell>
          <table:table-cell office:value-type="string" calcext:value-type="string">
            <text:p>NarutoRPG.bin</text:p>
          </table:table-cell>
          <table:table-cell table:style-name="Default" office:value-type="string" calcext:value-type="string">
            <text:p>local/tgc/</text:p>
          </table:table-cell>
          <table:table-cell table:style-name="Default"/>
          <table:table-cell table:style-name="ce209"/>
          <table:table-cell table:number-columns-repeated="1011"/>
        </table:table-row>
        <table:table-row table:style-name="ro1">
          <table:table-cell table:style-name="ce140" office:value-type="string" calcext:value-type="string">
            <text:p>Preview May 2003 (USA)</text:p>
          </table:table-cell>
          <table:table-cell table:style-name="ce241" office:value-type="string" calcext:value-type="string">
            <text:p>USA</text:p>
          </table:table-cell>
          <table:table-cell office:value-type="string" calcext:value-type="string">
            <text:p>D87E01</text:p>
          </table:table-cell>
          <table:table-cell table:style-name="ce209" office:value-type="string" calcext:value-type="string">
            <text:p>GBA download</text:p>
          </table:table-cell>
          <table:table-cell office:value-type="string" calcext:value-type="string">
            <text:p>ok</text:p>
          </table:table-cell>
          <table:table-cell office:value-type="string" calcext:value-type="string">
            <text:p>WarioWare, Inc.: Mega Microgames! (Multiboot) (USA)</text:p>
          </table:table-cell>
          <table:table-cell table:number-columns-repeated="2"/>
          <table:table-cell table:style-name="Default" office:value-type="string" calcext:value-type="string">
            <text:p>wario_agb.tgc</text:p>
          </table:table-cell>
          <table:table-cell office:value-type="string" calcext:value-type="string">
            <text:p>agb_wario.bin</text:p>
          </table:table-cell>
          <table:table-cell table:number-columns-repeated="2"/>
          <table:table-cell table:style-name="ce241" office:value-type="string" calcext:value-type="string">
            <text:p>USA</text:p>
          </table:table-cell>
          <table:table-cell table:number-columns-repeated="1011"/>
        </table:table-row>
        <table:table-row table:style-name="ro1">
          <table:table-cell table:style-name="ce140"/>
          <table:table-cell table:style-name="ce209"/>
          <table:table-cell/>
          <table:table-cell table:style-name="ce209" office:value-type="string" calcext:value-type="string">
            <text:p>GBA download</text:p>
          </table:table-cell>
          <table:table-cell office:value-type="string" calcext:value-type="string">
            <text:p>ok</text:p>
          </table:table-cell>
          <table:table-cell office:value-type="string" calcext:value-type="string">
            <text:p>Dr. Mario</text:p>
          </table:table-cell>
          <table:table-cell table:number-columns-repeated="2"/>
          <table:table-cell table:style-name="Default" office:value-type="string" calcext:value-type="string">
            <text:p>mario_agb.tgc</text:p>
          </table:table-cell>
          <table:table-cell office:value-type="string" calcext:value-type="string">
            <text:p>( agb_mario.bin )</text:p>
          </table:table-cell>
          <table:table-cell table:number-columns-repeated="2"/>
          <table:table-cell table:style-name="ce209"/>
          <table:table-cell table:number-columns-repeated="1011"/>
        </table:table-row>
        <table:table-row table:style-name="ro1">
          <table:table-cell table:style-name="ce140" office:value-type="string" calcext:value-type="string">
            <text:p>Phantasy Star Online Episode I &amp; II Trial Edition</text:p>
          </table:table-cell>
          <table:table-cell table:style-name="ce241" office:value-type="string" calcext:value-type="string">
            <text:p>JP</text:p>
          </table:table-cell>
          <table:table-cell table:style-name="ce140" office:value-type="string" calcext:value-type="string">
            <text:p>DPOJ8P</text:p>
          </table:table-cell>
          <table:table-cell table:style-name="ce200" office:value-type="string" calcext:value-type="string">
            <text:p>on disc</text:p>
          </table:table-cell>
          <table:table-cell table:style-name="ce154"/>
          <table:table-cell table:style-name="ce141" office:value-type="string" calcext:value-type="string">
            <text:p>Unknown file, Chao Garden music (Multiboot)</text:p>
          </table:table-cell>
          <table:table-cell table:style-name="ce145" table:number-columns-repeated="2"/>
          <table:table-cell table:style-name="ce141" office:value-type="string" calcext:value-type="string">
            <text:p>agbskb.gba</text:p>
          </table:table-cell>
          <table:table-cell table:style-name="ce249"/>
          <table:table-cell table:number-columns-repeated="2"/>
          <table:table-cell table:style-name="ce241" office:value-type="string" calcext:value-type="string">
            <text:p>JP</text:p>
          </table:table-cell>
          <table:table-cell table:style-name="ce209"/>
          <table:table-cell table:number-columns-repeated="17"/>
          <table:table-cell table:style-name="Default" table:number-columns-repeated="993"/>
        </table:table-row>
        <table:table-row table:style-name="ro1">
          <table:table-cell table:style-name="ce140"/>
          <table:table-cell table:style-name="ce209"/>
          <table:table-cell table:style-name="ce140"/>
          <table:table-cell table:style-name="ce200" office:value-type="string" calcext:value-type="string">
            <text:p>on disc</text:p>
          </table:table-cell>
          <table:table-cell table:style-name="ce154"/>
          <table:table-cell office:value-type="string" calcext:value-type="string">
            <text:p>Nights into Dreams Score Attack Mini Game (Multiboot)</text:p>
          </table:table-cell>
          <table:table-cell table:number-columns-repeated="2"/>
          <table:table-cell office:value-type="string" calcext:value-type="string">
            <text:p>psoman.gba</text:p>
          </table:table-cell>
          <table:table-cell table:style-name="ce249"/>
          <table:table-cell table:number-columns-repeated="2"/>
          <table:table-cell table:style-name="ce241"/>
          <table:table-cell table:style-name="ce209"/>
          <table:table-cell table:number-columns-repeated="17"/>
          <table:table-cell table:style-name="Default" table:number-columns-repeated="993"/>
        </table:table-row>
        <table:table-row table:style-name="ro1">
          <table:table-cell table:style-name="ce140" office:value-type="string" calcext:value-type="string">
            <text:p>Phantasy Star Online Episode III - C.A.R.D. Revolution Taikenban</text:p>
          </table:table-cell>
          <table:table-cell table:style-name="ce241" office:value-type="string" calcext:value-type="string">
            <text:p>JP</text:p>
          </table:table-cell>
          <table:table-cell office:value-type="string" calcext:value-type="string">
            <text:p>DPSJ8P</text:p>
          </table:table-cell>
          <table:table-cell table:style-name="ce200" office:value-type="string" calcext:value-type="string">
            <text:p>on disc</text:p>
          </table:table-cell>
          <table:table-cell table:style-name="ce154"/>
          <table:table-cell table:style-name="ce141" office:value-type="string" calcext:value-type="string">
            <text:p>Unknown file, Chao Garden music (Multiboot)</text:p>
          </table:table-cell>
          <table:table-cell table:style-name="ce145" table:number-columns-repeated="2"/>
          <table:table-cell table:style-name="ce141" office:value-type="string" calcext:value-type="string">
            <text:p>agbskb.gba</text:p>
          </table:table-cell>
          <table:table-cell table:style-name="Default" table:number-columns-repeated="2"/>
          <table:table-cell/>
          <table:table-cell table:style-name="ce241" office:value-type="string" calcext:value-type="string">
            <text:p>JP</text:p>
          </table:table-cell>
          <table:table-cell table:style-name="ce209"/>
          <table:table-cell table:number-columns-repeated="1010"/>
        </table:table-row>
        <table:table-row table:style-name="ro1">
          <table:table-cell table:style-name="ce140"/>
          <table:table-cell table:style-name="ce209"/>
          <table:table-cell/>
          <table:table-cell table:style-name="ce200" office:value-type="string" calcext:value-type="string">
            <text:p>on disc</text:p>
          </table:table-cell>
          <table:table-cell table:style-name="ce154"/>
          <table:table-cell office:value-type="string" calcext:value-type="string">
            <text:p>Chao Garden (Multiboot)</text:p>
          </table:table-cell>
          <table:table-cell table:number-columns-repeated="2"/>
          <table:table-cell table:style-name="ce188" office:value-type="string" calcext:value-type="string">
            <text:p>Chao.gba</text:p>
          </table:table-cell>
          <table:table-cell table:style-name="Default" table:number-columns-repeated="2"/>
          <table:table-cell/>
          <table:table-cell table:style-name="ce241"/>
          <table:table-cell table:style-name="ce209"/>
          <table:table-cell table:number-columns-repeated="1010"/>
        </table:table-row>
        <table:table-row table:style-name="ro1">
          <table:table-cell table:style-name="ce140"/>
          <table:table-cell table:style-name="ce209"/>
          <table:table-cell/>
          <table:table-cell table:style-name="ce200" office:value-type="string" calcext:value-type="string">
            <text:p>on disc</text:p>
          </table:table-cell>
          <table:table-cell table:style-name="ce154"/>
          <table:table-cell office:value-type="string" calcext:value-type="string">
            <text:p>Nights into Dreams Score Attack Mini Game (Multiboot)</text:p>
          </table:table-cell>
          <table:table-cell table:number-columns-repeated="2"/>
          <table:table-cell office:value-type="string" calcext:value-type="string">
            <text:p>Nights.gba</text:p>
          </table:table-cell>
          <table:table-cell table:number-columns-repeated="3"/>
          <table:table-cell table:style-name="ce209" table:number-columns-repeated="2"/>
          <table:table-cell table:number-columns-repeated="1010"/>
        </table:table-row>
        <table:table-row table:style-name="ro1">
          <table:table-cell table:style-name="ce140"/>
          <table:table-cell table:style-name="ce209"/>
          <table:table-cell/>
          <table:table-cell table:style-name="ce200" office:value-type="string" calcext:value-type="string">
            <text:p>on disc</text:p>
          </table:table-cell>
          <table:table-cell table:style-name="ce154"/>
          <table:table-cell office:value-type="string" calcext:value-type="string">
            <text:p>Nights into Dreams Mini Game (Score Attack) (Multiboot)</text:p>
          </table:table-cell>
          <table:table-cell table:number-columns-repeated="2"/>
          <table:table-cell office:value-type="string" calcext:value-type="string">
            <text:p>psoman.gba</text:p>
          </table:table-cell>
          <table:table-cell table:number-columns-repeated="3"/>
          <table:table-cell table:style-name="ce209" table:number-columns-repeated="2"/>
          <table:table-cell table:number-columns-repeated="1010"/>
        </table:table-row>
        <table:table-row table:style-name="ro1">
          <table:table-cell table:style-name="ce140"/>
          <table:table-cell table:style-name="ce209"/>
          <table:table-cell/>
          <table:table-cell table:style-name="ce200" office:value-type="string" calcext:value-type="string">
            <text:p>on disc</text:p>
          </table:table-cell>
          <table:table-cell table:style-name="ce154"/>
          <table:table-cell office:value-type="string" calcext:value-type="string">
            <text:p>Minna de Puyo Puyo Endless Version Mini Game (Multiboot)</text:p>
          </table:table-cell>
          <table:table-cell table:number-columns-repeated="2"/>
          <table:table-cell office:value-type="string" calcext:value-type="string">
            <text:p>puyo_j.gba</text:p>
          </table:table-cell>
          <table:table-cell table:number-columns-repeated="3"/>
          <table:table-cell table:style-name="ce209" table:number-columns-repeated="2"/>
          <table:table-cell table:number-columns-repeated="1010"/>
        </table:table-row>
        <table:table-row table:style-name="ro1">
          <table:table-cell table:style-name="ce169" office:value-type="string" calcext:value-type="string">
            <text:p>Pokemon Colosseum</text:p>
          </table:table-cell>
          <table:table-cell table:style-name="ce241" office:value-type="string" calcext:value-type="string">
            <text:p>JP</text:p>
          </table:table-cell>
          <table:table-cell table:style-name="Default" office:value-type="string" calcext:value-type="string">
            <text:p>PCKJ01</text:p>
          </table:table-cell>
          <table:table-cell table:style-name="ce200"/>
          <table:table-cell table:style-name="ce154"/>
          <table:table-cell table:style-name="ce88" office:value-type="string" calcext:value-type="string">
            <text:p>Pokemon Colosseum Demo (GBA connectivity)</text:p>
          </table:table-cell>
          <table:table-cell table:number-columns-repeated="6"/>
          <table:table-cell table:style-name="ce241" office:value-type="string" calcext:value-type="string">
            <text:p>JP</text:p>
          </table:table-cell>
          <table:table-cell table:number-columns-repeated="1011"/>
        </table:table-row>
        <table:table-row table:style-name="ro1">
          <table:table-cell table:style-name="Default" office:value-type="string" calcext:value-type="string">
            <text:p>Pokemon Colosseum Nintendo Tokusei Disc</text:p>
          </table:table-cell>
          <table:table-cell table:style-name="ce241" office:value-type="string" calcext:value-type="string">
            <text:p>JP</text:p>
          </table:table-cell>
          <table:table-cell table:style-name="Default" office:value-type="string" calcext:value-type="string">
            <text:p>PCSJ01</text:p>
          </table:table-cell>
          <table:table-cell table:style-name="ce200"/>
          <table:table-cell table:style-name="ce154"/>
          <table:table-cell table:style-name="ce88" office:value-type="string" calcext:value-type="string">
            <text:p>Pokemon Colosseum Demo (GBA connectivity)</text:p>
          </table:table-cell>
          <table:table-cell table:number-columns-repeated="6"/>
          <table:table-cell table:style-name="ce241" office:value-type="string" calcext:value-type="string">
            <text:p>JP</text:p>
          </table:table-cell>
          <table:table-cell table:number-columns-repeated="1011"/>
        </table:table-row>
        <table:table-row table:style-name="ro1">
          <table:table-cell table:style-name="ce169" office:value-type="string" calcext:value-type="string">
            <text:p>Pokemon Colosseum</text:p>
          </table:table-cell>
          <table:table-cell table:style-name="ce241" office:value-type="string" calcext:value-type="string">
            <text:p>USA</text:p>
          </table:table-cell>
          <table:table-cell table:style-name="Default" office:value-type="string" calcext:value-type="string">
            <text:p>PC6E01</text:p>
          </table:table-cell>
          <table:table-cell table:style-name="ce209" office:value-type="string" calcext:value-type="string">
            <text:p>GBA connectivity</text:p>
          </table:table-cell>
          <table:table-cell table:style-name="ce154"/>
          <table:table-cell table:style-name="ce239" office:value-type="string" calcext:value-type="string">
            <text:p>Jirachi Special Gift</text:p>
          </table:table-cell>
          <table:table-cell table:style-name="ce200" table:number-columns-repeated="2"/>
          <table:table-cell table:number-columns-repeated="4"/>
          <table:table-cell table:style-name="ce241" office:value-type="string" calcext:value-type="string">
            <text:p>USA</text:p>
          </table:table-cell>
          <table:table-cell table:number-columns-repeated="1011"/>
        </table:table-row>
        <table:table-row table:style-name="ro1">
          <table:table-cell table:style-name="ce169" office:value-type="string" calcext:value-type="string">
            <text:p>Tom Clancy’s Splinter Cell</text:p>
          </table:table-cell>
          <table:table-cell table:style-name="ce136" office:value-type="string" calcext:value-type="string">
            <text:p>EUR</text:p>
          </table:table-cell>
          <table:table-cell table:style-name="Default" office:value-type="string" calcext:value-type="string">
            <text:p>DCEP41</text:p>
          </table:table-cell>
          <table:table-cell table:style-name="ce209" office:value-type="string" calcext:value-type="string">
            <text:p>GBA connectivity</text:p>
          </table:table-cell>
          <table:table-cell/>
          <table:table-cell table:style-name="ce140" office:value-type="string" calcext:value-type="string">
            <text:p>Tom Clancy’s Splinter Cell Demo (GBA-link assist play)</text:p>
          </table:table-cell>
          <table:table-cell table:style-name="ce210" table:number-columns-repeated="2"/>
          <table:table-cell table:number-columns-repeated="4"/>
          <table:table-cell table:style-name="ce136" office:value-type="string" calcext:value-type="string">
            <text:p>EUR</text:p>
          </table:table-cell>
          <table:table-cell table:number-columns-repeated="1011"/>
        </table:table-row>
        <table:table-row table:style-name="ro1" table:number-rows-repeated="2">
          <table:table-cell table:number-columns-repeated="1024"/>
        </table:table-row>
        <table:table-row table:style-name="ro1" table:number-rows-repeated="2">
          <table:table-cell table:number-columns-repeated="5"/>
          <table:table-cell table:style-name="Default"/>
          <table:table-cell table:style-name="ce200" table:number-columns-repeated="2"/>
          <table:table-cell table:number-columns-repeated="1016"/>
        </table:table-row>
        <table:table-row table:style-name="ro1" table:number-rows-repeated="6">
          <table:table-cell table:number-columns-repeated="1024"/>
        </table:table-row>
        <table:table-row table:style-name="ro1" table:number-rows-repeated="2">
          <table:table-cell table:number-columns-repeated="5"/>
          <table:table-cell table:style-name="Default"/>
          <table:table-cell table:style-name="ce200" table:number-columns-repeated="2"/>
          <table:table-cell table:number-columns-repeated="1016"/>
        </table:table-row>
        <table:table-row table:style-name="ro1" table:number-rows-repeated="1048500">
          <table:table-cell table:number-columns-repeated="1024"/>
        </table:table-row>
        <table:table-row table:style-name="ro1">
          <table:table-cell table:number-columns-repeated="1024"/>
        </table:table-row>
      </table:table>
      <table:table table:name="GBA Locations (Retail)" table:style-name="ta1">
        <table:table-column table:style-name="co38" table:default-cell-style-name="Default"/>
        <table:table-column table:style-name="co25" table:default-cell-style-name="ce200"/>
        <table:table-column table:style-name="co39" table:default-cell-style-name="ce200"/>
        <table:table-column table:style-name="co40" table:default-cell-style-name="ce200"/>
        <table:table-column table:style-name="co41" table:default-cell-style-name="ce200"/>
        <table:table-column table:style-name="co42" table:default-cell-style-name="ce142"/>
        <table:table-column table:style-name="co43" table:default-cell-style-name="ce239"/>
        <table:table-column table:style-name="co25" table:number-columns-repeated="1015" table:default-cell-style-name="Default"/>
        <table:table-row table:style-name="ro1">
          <table:table-cell table:style-name="ce87" office:value-type="string" calcext:value-type="string">
            <text:p>Name</text:p>
          </table:table-cell>
          <table:table-cell table:style-name="ce139" office:value-type="string" calcext:value-type="string">
            <text:p>Region</text:p>
          </table:table-cell>
          <table:table-cell table:style-name="ce87" office:value-type="string" calcext:value-type="string">
            <text:p>ID</text:p>
          </table:table-cell>
          <table:table-cell table:style-name="ce87" office:value-type="string" calcext:value-type="string">
            <text:p>Type</text:p>
          </table:table-cell>
          <table:table-cell table:style-name="ce87" office:value-type="string" calcext:value-type="string">
            <text:p>Language</text:p>
          </table:table-cell>
          <table:table-cell table:style-name="ce141"/>
          <table:table-cell table:style-name="ce143"/>
          <table:table-cell table:style-name="ce87" table:number-columns-repeated="1015"/>
        </table:table-row>
        <table:table-row table:style-name="ro1">
          <table:table-cell table:style-name="ce145"/>
          <table:table-cell table:style-name="ce149"/>
          <table:table-cell table:style-name="ce145" table:number-columns-repeated="3"/>
          <table:table-cell table:style-name="ce141"/>
          <table:table-cell table:style-name="ce143"/>
          <table:table-cell table:style-name="ce87" table:number-columns-repeated="1015"/>
        </table:table-row>
        <table:table-row table:style-name="ro1">
          <table:table-cell table:style-name="ce141" office:value-type="string" calcext:value-type="string">
            <text:p>Fight Night Round 2</text:p>
          </table:table-cell>
          <table:table-cell table:style-name="ce149" office:value-type="string" calcext:value-type="string">
            <text:p>USA</text:p>
          </table:table-cell>
          <table:table-cell table:style-name="ce145" office:value-type="string" calcext:value-type="string">
            <text:p>GEYE</text:p>
          </table:table-cell>
          <table:table-cell table:style-name="ce145" office:value-type="string" calcext:value-type="string">
            <text:p>SNES</text:p>
          </table:table-cell>
          <table:table-cell table:style-name="ce145" office:value-type="string" calcext:value-type="string">
            <text:p>English</text:p>
          </table:table-cell>
          <table:table-cell table:style-name="ce141" office:value-type="string" calcext:value-type="string">
            <text:p>Super Punch-Out!!</text:p>
          </table:table-cell>
          <table:table-cell table:style-name="ce141" office:value-type="string" calcext:value-type="string">
            <text:p>sns4q0.471</text:p>
          </table:table-cell>
          <table:table-cell table:style-name="ce145" office:value-type="string" calcext:value-type="string">
            <text:p>differs by</text:p>
          </table:table-cell>
          <table:table-cell table:style-name="ce145" office:value-type="string" calcext:value-type="string">
            <text:p>two bytes</text:p>
          </table:table-cell>
          <table:table-cell table:style-name="ce87" table:number-columns-repeated="1013"/>
        </table:table-row>
        <table:table-row table:style-name="ro1">
          <table:table-cell table:style-name="ce141" office:value-type="string" calcext:value-type="string">
            <text:p>Fight Night Round 2</text:p>
          </table:table-cell>
          <table:table-cell table:style-name="ce149" office:value-type="string" calcext:value-type="string">
            <text:p>EUR</text:p>
          </table:table-cell>
          <table:table-cell table:style-name="ce145" office:value-type="string" calcext:value-type="string">
            <text:p>GEYJ</text:p>
          </table:table-cell>
          <table:table-cell table:style-name="ce145" office:value-type="string" calcext:value-type="string">
            <text:p>SNES</text:p>
          </table:table-cell>
          <table:table-cell table:style-name="ce145" office:value-type="string" calcext:value-type="string">
            <text:p>English</text:p>
          </table:table-cell>
          <table:table-cell table:style-name="ce141" office:value-type="string" calcext:value-type="string">
            <text:p>Super Punch-Out!!</text:p>
          </table:table-cell>
          <table:table-cell table:style-name="ce141" office:value-type="string" calcext:value-type="string">
            <text:p>sns4q0.471</text:p>
          </table:table-cell>
          <table:table-cell table:style-name="ce145" office:value-type="string" calcext:value-type="string">
            <text:p>from</text:p>
          </table:table-cell>
          <table:table-cell table:style-name="ce145" office:value-type="string" calcext:value-type="string">
            <text:p>retail</text:p>
          </table:table-cell>
          <table:table-cell table:style-name="ce87" table:number-columns-repeated="1013"/>
        </table:table-row>
        <table:table-row table:style-name="ro1">
          <table:table-cell table:style-name="ce141" office:value-type="string" calcext:value-type="string">
            <text:p>Fight Night Round 2</text:p>
          </table:table-cell>
          <table:table-cell table:style-name="ce149" office:value-type="string" calcext:value-type="string">
            <text:p>JP</text:p>
          </table:table-cell>
          <table:table-cell table:style-name="ce145" office:value-type="string" calcext:value-type="string">
            <text:p>GEYP</text:p>
          </table:table-cell>
          <table:table-cell table:style-name="ce145" office:value-type="string" calcext:value-type="string">
            <text:p>SNES</text:p>
          </table:table-cell>
          <table:table-cell table:style-name="ce145" office:value-type="string" calcext:value-type="string">
            <text:p>English</text:p>
          </table:table-cell>
          <table:table-cell table:style-name="ce141" office:value-type="string" calcext:value-type="string">
            <text:p>Super Punch-Out!!</text:p>
          </table:table-cell>
          <table:table-cell table:style-name="ce141" office:value-type="string" calcext:value-type="string">
            <text:p>SNS4Q0.471</text:p>
          </table:table-cell>
          <table:table-cell table:style-name="ce145" office:value-type="string" calcext:value-type="string">
            <text:p>usa</text:p>
          </table:table-cell>
          <table:table-cell table:style-name="ce145" office:value-type="string" calcext:value-type="string">
            <text:p>release</text:p>
          </table:table-cell>
          <table:table-cell table:style-name="ce87" table:number-columns-repeated="1013"/>
        </table:table-row>
        <table:table-row table:style-name="ro1">
          <table:table-cell table:style-name="ce150" office:value-type="string" calcext:value-type="string">
            <text:p>Phantasy Star Online Episode I &amp; II</text:p>
          </table:table-cell>
          <table:table-cell table:style-name="ce210" office:value-type="string" calcext:value-type="string">
            <text:p>USA</text:p>
          </table:table-cell>
          <table:table-cell table:style-name="ce145" office:value-type="string" calcext:value-type="string">
            <text:p>GPOE</text:p>
          </table:table-cell>
          <table:table-cell table:style-name="ce145" office:value-type="string" calcext:value-type="string">
            <text:p>Multiboot</text:p>
          </table:table-cell>
          <table:table-cell office:value-type="string" calcext:value-type="string">
            <text:p>Japanese</text:p>
          </table:table-cell>
          <table:table-cell table:style-name="Default" office:value-type="string" calcext:value-type="string">
            <text:p>Chao Garden (Version 1)</text:p>
          </table:table-cell>
          <table:table-cell table:style-name="ce256" office:value-type="string" calcext:value-type="string">
            <text:p>Chao.gba</text:p>
          </table:table-cell>
          <table:table-cell table:style-name="ce87" table:number-columns-repeated="1015"/>
        </table:table-row>
        <table:table-row table:style-name="ro1">
          <table:table-cell table:style-name="ce150" office:value-type="string" calcext:value-type="string">
            <text:p>Phantasy Star Online Episode I &amp; II (Rev 1)</text:p>
          </table:table-cell>
          <table:table-cell table:style-name="ce210" office:value-type="string" calcext:value-type="string">
            <text:p>USA</text:p>
          </table:table-cell>
          <table:table-cell table:style-name="ce145" office:value-type="string" calcext:value-type="string">
            <text:p>GPOE</text:p>
          </table:table-cell>
          <table:table-cell table:style-name="ce145" office:value-type="string" calcext:value-type="string">
            <text:p>Multiboot</text:p>
          </table:table-cell>
          <table:table-cell office:value-type="string" calcext:value-type="string">
            <text:p>Japanese</text:p>
          </table:table-cell>
          <table:table-cell table:style-name="Default" office:value-type="string" calcext:value-type="string">
            <text:p>Chao Garden (Version 1)</text:p>
          </table:table-cell>
          <table:table-cell table:style-name="ce256" office:value-type="string" calcext:value-type="string">
            <text:p>Chao.gba</text:p>
          </table:table-cell>
          <table:table-cell table:style-name="ce87" table:number-columns-repeated="1015"/>
        </table:table-row>
        <table:table-row table:style-name="ro1">
          <table:table-cell table:style-name="ce150" office:value-type="string" calcext:value-type="string">
            <text:p>Phantasy Star Online Episode I &amp; II Plus (Rev 2)</text:p>
          </table:table-cell>
          <table:table-cell table:style-name="ce210" office:value-type="string" calcext:value-type="string">
            <text:p>USA</text:p>
          </table:table-cell>
          <table:table-cell table:style-name="ce209" office:value-type="string" calcext:value-type="string">
            <text:p>GPOE-01</text:p>
          </table:table-cell>
          <table:table-cell table:style-name="ce145" office:value-type="string" calcext:value-type="string">
            <text:p>Multiboot</text:p>
          </table:table-cell>
          <table:table-cell office:value-type="string" calcext:value-type="string">
            <text:p>Japanese</text:p>
          </table:table-cell>
          <table:table-cell table:style-name="Default" office:value-type="string" calcext:value-type="string">
            <text:p>Chao Garden (Version 1)</text:p>
          </table:table-cell>
          <table:table-cell table:style-name="ce256" office:value-type="string" calcext:value-type="string">
            <text:p>Chao.gba</text:p>
          </table:table-cell>
          <table:table-cell table:number-columns-repeated="7"/>
          <table:table-cell table:style-name="ce150"/>
          <table:table-cell table:number-columns-repeated="1007"/>
        </table:table-row>
        <table:table-row table:style-name="ro1">
          <table:table-cell table:style-name="ce150"/>
          <table:table-cell table:style-name="ce210"/>
          <table:table-cell table:style-name="ce209"/>
          <table:table-cell table:style-name="ce145" office:value-type="string" calcext:value-type="string">
            <text:p>Multiboot</text:p>
          </table:table-cell>
          <table:table-cell table:style-name="ce209" office:value-type="string" calcext:value-type="string">
            <text:p>English</text:p>
          </table:table-cell>
          <table:table-cell table:style-name="ce141" office:value-type="string" calcext:value-type="string">
            <text:p>Nights into Dreams Score Attack Mini Game</text:p>
          </table:table-cell>
          <table:table-cell table:style-name="ce88" office:value-type="string" calcext:value-type="string">
            <text:p>nights_e.gba</text:p>
          </table:table-cell>
          <table:table-cell table:number-columns-repeated="7"/>
          <table:table-cell table:style-name="ce150"/>
          <table:table-cell table:number-columns-repeated="1007"/>
        </table:table-row>
        <table:table-row table:style-name="ro1">
          <table:table-cell table:style-name="ce150"/>
          <table:table-cell table:style-name="ce210"/>
          <table:table-cell table:style-name="ce209"/>
          <table:table-cell table:style-name="ce145" office:value-type="string" calcext:value-type="string">
            <text:p>Multiboot</text:p>
          </table:table-cell>
          <table:table-cell office:value-type="string" calcext:value-type="string">
            <text:p>English</text:p>
          </table:table-cell>
          <table:table-cell table:style-name="ce141" office:value-type="string" calcext:value-type="string">
            <text:p>Puyo Pop Endless Version Mini Game</text:p>
          </table:table-cell>
          <table:table-cell table:style-name="ce88" office:value-type="string" calcext:value-type="string">
            <text:p>puyo_e.gba</text:p>
          </table:table-cell>
          <table:table-cell table:number-columns-repeated="7"/>
          <table:table-cell table:style-name="ce150"/>
          <table:table-cell table:number-columns-repeated="1007"/>
        </table:table-row>
        <table:table-row table:style-name="ro1">
          <table:table-cell table:style-name="ce150"/>
          <table:table-cell table:style-name="ce210"/>
          <table:table-cell table:style-name="ce209"/>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Minna de Puyo Puyo (Puyo Pop) Endless Version Mini Game</text:p>
          </table:table-cell>
          <table:table-cell table:style-name="ce88" office:value-type="string" calcext:value-type="string">
            <text:p>puyo_j.gba</text:p>
          </table:table-cell>
          <table:table-cell table:number-columns-repeated="10"/>
          <table:table-cell table:style-name="ce150"/>
          <table:table-cell table:number-columns-repeated="1004"/>
        </table:table-row>
        <table:table-row table:style-name="ro1">
          <table:table-cell table:style-name="ce150" office:value-type="string" calcext:value-type="string">
            <text:p>Phantasy Star Online Episode I &amp; II</text:p>
          </table:table-cell>
          <table:table-cell table:style-name="ce210" office:value-type="string" calcext:value-type="string">
            <text:p>EUR</text:p>
          </table:table-cell>
          <table:table-cell table:style-name="ce209" office:value-type="string" calcext:value-type="string">
            <text:p>GPOP</text:p>
          </table:table-cell>
          <table:table-cell table:style-name="ce145" office:value-type="string" calcext:value-type="string">
            <text:p>Multiboot</text:p>
          </table:table-cell>
          <table:table-cell office:value-type="string" calcext:value-type="string">
            <text:p>Japanese</text:p>
          </table:table-cell>
          <table:table-cell table:style-name="Default" office:value-type="string" calcext:value-type="string">
            <text:p>Chao Garden (Version 1)</text:p>
          </table:table-cell>
          <table:table-cell table:style-name="ce256" office:value-type="string" calcext:value-type="string">
            <text:p>Chao.gba</text:p>
          </table:table-cell>
          <table:table-cell table:number-columns-repeated="10"/>
          <table:table-cell table:style-name="ce150"/>
          <table:table-cell table:number-columns-repeated="1004"/>
        </table:table-row>
        <table:table-row table:style-name="ro1">
          <table:table-cell table:style-name="ce150" office:value-type="string" calcext:value-type="string">
            <text:p>Phantasy Star Online Episode I &amp; II (Rev 2)</text:p>
          </table:table-cell>
          <table:table-cell table:style-name="ce210" office:value-type="string" calcext:value-type="string">
            <text:p>JP</text:p>
          </table:table-cell>
          <table:table-cell table:style-name="ce209" office:value-type="string" calcext:value-type="string">
            <text:p>GPOJ</text:p>
          </table:table-cell>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88" office:value-type="string" calcext:value-type="string">
            <text:p>Chao.gba</text:p>
          </table:table-cell>
          <table:table-cell table:number-columns-repeated="10"/>
          <table:table-cell table:style-name="ce150"/>
          <table:table-cell table:number-columns-repeated="1004"/>
        </table:table-row>
        <table:table-row table:style-name="ro1">
          <table:table-cell table:style-name="ce150" office:value-type="string" calcext:value-type="string">
            <text:p>Phantasy Star Online Episode I &amp; II (Rev 3)</text:p>
          </table:table-cell>
          <table:table-cell table:style-name="ce210" office:value-type="string" calcext:value-type="string">
            <text:p>JP</text:p>
          </table:table-cell>
          <table:table-cell table:style-name="ce209" office:value-type="string" calcext:value-type="string">
            <text:p>GPOJ-01</text:p>
          </table:table-cell>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88" office:value-type="string" calcext:value-type="string">
            <text:p>Chao.gba</text:p>
          </table:table-cell>
          <table:table-cell table:number-columns-repeated="10"/>
          <table:table-cell table:style-name="ce150"/>
          <table:table-cell table:number-columns-repeated="1004"/>
        </table:table-row>
        <table:table-row table:style-name="ro1">
          <table:table-cell office:value-type="string" calcext:value-type="string">
            <text:p>Phantasy Star Online Episode I &amp; II Plus (Rev 5)</text:p>
          </table:table-cell>
          <table:table-cell office:value-type="string" calcext:value-type="string">
            <text:p>JP</text:p>
          </table:table-cell>
          <table:table-cell office:value-type="string" calcext:value-type="string">
            <text:p>GPOJ-03</text:p>
          </table:table-cell>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88" office:value-type="string" calcext:value-type="string">
            <text:p>Chao.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Score Attack Mini Game</text:p>
          </table:table-cell>
          <table:table-cell office:value-type="string" calcext:value-type="string">
            <text:p>nights_e.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Puyo Pop Endless Version Mini Game</text:p>
          </table:table-cell>
          <table:table-cell office:value-type="string" calcext:value-type="string">
            <text:p>puyo_e.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Japanese</text:p>
          </table:table-cell>
          <table:table-cell office:value-type="string" calcext:value-type="string">
            <text:p>Minna de Puyo Puyo (Puyo Pop) Endless Version Mini Game</text:p>
          </table:table-cell>
          <table:table-cell office:value-type="string" calcext:value-type="string">
            <text:p>puyo_j.gba</text:p>
          </table:table-cell>
          <table:table-cell table:number-columns-repeated="1015"/>
        </table:table-row>
        <table:table-row table:style-name="ro1">
          <table:table-cell office:value-type="string" calcext:value-type="string">
            <text:p>Phantasy Star Online Episode III: C.A.R.D. Revolution</text:p>
          </table:table-cell>
          <table:table-cell office:value-type="string" calcext:value-type="string">
            <text:p>USA</text:p>
          </table:table-cell>
          <table:table-cell office:value-type="string" calcext:value-type="string">
            <text:p>GPSE</text:p>
          </table:table-cell>
          <table:table-cell table:style-name="ce145" office:value-type="string" calcext:value-type="string">
            <text:p>Multiboot</text:p>
          </table:table-cell>
          <table:table-cell office:value-type="string" calcext:value-type="string">
            <text:p>?</text:p>
          </table:table-cell>
          <table:table-cell table:style-name="ce141" office:value-type="string" calcext:value-type="string">
            <text:p>Unknown file, Chao Garden music</text:p>
          </table:table-cell>
          <table:table-cell table:style-name="ce141" office:value-type="string" calcext:value-type="string">
            <text:p>agbskb.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58" office:value-type="string" calcext:value-type="string">
            <text:p>Chao.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Score Attack Mini Game</text:p>
          </table:table-cell>
          <table:table-cell office:value-type="string" calcext:value-type="string">
            <text:p>Nights.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Mini Game (Score Attack)</text:p>
          </table:table-cell>
          <table:table-cell office:value-type="string" calcext:value-type="string">
            <text:p>psoman.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Puyo Pop Endless Version Mini Game</text:p>
          </table:table-cell>
          <table:table-cell office:value-type="string" calcext:value-type="string">
            <text:p>puyo.gba</text:p>
          </table:table-cell>
          <table:table-cell table:number-columns-repeated="1015"/>
        </table:table-row>
        <table:table-row table:style-name="ro1">
          <table:table-cell office:value-type="string" calcext:value-type="string">
            <text:p>Phantasy Star Online Episode III: C.A.R.D. Revolution</text:p>
          </table:table-cell>
          <table:table-cell office:value-type="string" calcext:value-type="string">
            <text:p>EUR</text:p>
          </table:table-cell>
          <table:table-cell office:value-type="string" calcext:value-type="string">
            <text:p>GPSP</text:p>
          </table:table-cell>
          <table:table-cell table:style-name="ce145" office:value-type="string" calcext:value-type="string">
            <text:p>Multiboot</text:p>
          </table:table-cell>
          <table:table-cell office:value-type="string" calcext:value-type="string">
            <text:p>?</text:p>
          </table:table-cell>
          <table:table-cell table:style-name="ce141" office:value-type="string" calcext:value-type="string">
            <text:p>Unknown file, Chao Garden music</text:p>
          </table:table-cell>
          <table:table-cell table:style-name="ce141" office:value-type="string" calcext:value-type="string">
            <text:p>agbskb.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58" office:value-type="string" calcext:value-type="string">
            <text:p>Chao.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Score Attack Mini Game</text:p>
          </table:table-cell>
          <table:table-cell office:value-type="string" calcext:value-type="string">
            <text:p>Nights.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Mini Game (Score Attack)</text:p>
          </table:table-cell>
          <table:table-cell office:value-type="string" calcext:value-type="string">
            <text:p>psoman.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Puyo Pop Endless Version Mini Game</text:p>
          </table:table-cell>
          <table:table-cell office:value-type="string" calcext:value-type="string">
            <text:p>puyo.gba</text:p>
          </table:table-cell>
          <table:table-cell table:number-columns-repeated="1015"/>
        </table:table-row>
        <table:table-row table:style-name="ro1">
          <table:table-cell office:value-type="string" calcext:value-type="string">
            <text:p>Phantasy Star Online Episode III: C.A.R.D. Revolution</text:p>
          </table:table-cell>
          <table:table-cell office:value-type="string" calcext:value-type="string">
            <text:p>JP</text:p>
          </table:table-cell>
          <table:table-cell office:value-type="string" calcext:value-type="string">
            <text:p>GPSJ</text:p>
          </table:table-cell>
          <table:table-cell table:style-name="ce145" office:value-type="string" calcext:value-type="string">
            <text:p>Multiboot</text:p>
          </table:table-cell>
          <table:table-cell office:value-type="string" calcext:value-type="string">
            <text:p>?</text:p>
          </table:table-cell>
          <table:table-cell table:style-name="ce141" office:value-type="string" calcext:value-type="string">
            <text:p>Unknown file, Chao Garden music</text:p>
          </table:table-cell>
          <table:table-cell table:style-name="ce141" office:value-type="string" calcext:value-type="string">
            <text:p>agbskb.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Japanese</text:p>
          </table:table-cell>
          <table:table-cell table:style-name="ce141" office:value-type="string" calcext:value-type="string">
            <text:p>Chao Garden (Version 2)</text:p>
          </table:table-cell>
          <table:table-cell table:style-name="ce158" office:value-type="string" calcext:value-type="string">
            <text:p>Chao.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Score Attack Mini Game</text:p>
          </table:table-cell>
          <table:table-cell office:value-type="string" calcext:value-type="string">
            <text:p>Nights.gba</text:p>
          </table:table-cell>
          <table:table-cell table:number-columns-repeated="1015"/>
        </table:table-row>
        <table:table-row table:style-name="ro1">
          <table:table-cell table:number-columns-repeated="3"/>
          <table:table-cell table:style-name="ce145" office:value-type="string" calcext:value-type="string">
            <text:p>Multiboot</text:p>
          </table:table-cell>
          <table:table-cell office:value-type="string" calcext:value-type="string">
            <text:p>English</text:p>
          </table:table-cell>
          <table:table-cell office:value-type="string" calcext:value-type="string">
            <text:p>Nights into Dreams Mini Game (Score Attack)</text:p>
          </table:table-cell>
          <table:table-cell office:value-type="string" calcext:value-type="string">
            <text:p>psoman.gba</text:p>
          </table:table-cell>
          <table:table-cell table:number-columns-repeated="1015"/>
        </table:table-row>
        <table:table-row table:style-name="ro1">
          <table:table-cell table:number-columns-repeated="3"/>
          <table:table-cell office:value-type="string" calcext:value-type="string">
            <text:p>Multiboot</text:p>
          </table:table-cell>
          <table:table-cell office:value-type="string" calcext:value-type="string">
            <text:p>English</text:p>
          </table:table-cell>
          <table:table-cell office:value-type="string" calcext:value-type="string">
            <text:p>Puyo Pop Endless Version Mini Game</text:p>
          </table:table-cell>
          <table:table-cell office:value-type="string" calcext:value-type="string">
            <text:p>puyo.gba</text:p>
          </table:table-cell>
          <table:table-cell table:number-columns-repeated="1015"/>
        </table:table-row>
        <table:table-row table:style-name="ro1">
          <table:table-cell table:style-name="ce220" office:value-type="string" calcext:value-type="string">
            <text:p>Wario World</text:p>
          </table:table-cell>
          <table:table-cell table:style-name="ce223" office:value-type="string" calcext:value-type="string">
            <text:p>USA</text:p>
          </table:table-cell>
          <table:table-cell table:style-name="ce225" office:value-type="string" calcext:value-type="string">
            <text:p>GWWE-USA</text:p>
          </table:table-cell>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trial ver. 1</text:p>
          </table:table-cell>
          <table:table-cell office:value-type="string" calcext:value-type="string">
            <text:p>MIW_JC_A.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office:value-type="string" calcext:value-type="string">
            <text:p>Wario World</text:p>
          </table:table-cell>
          <table:table-cell office:value-type="string" calcext:value-type="string">
            <text:p>KOR</text:p>
          </table:table-cell>
          <table:table-cell table:style-name="ce226" office:value-type="string" calcext:value-type="string">
            <text:p>GWWE-KOR</text:p>
          </table:table-cell>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selected 1</text:p>
          </table:table-cell>
          <table:table-cell office:value-type="string" calcext:value-type="string">
            <text:p>MIW_JC_A_SPL.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office:value-type="string" calcext:value-type="string">
            <text:p>Wario World</text:p>
          </table:table-cell>
          <table:table-cell office:value-type="string" calcext:value-type="string">
            <text:p>EUR</text:p>
          </table:table-cell>
          <table:table-cell table:style-name="ce226" office:value-type="string" calcext:value-type="string">
            <text:p>GWWP</text:p>
          </table:table-cell>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trial ver. 2</text:p>
          </table:table-cell>
          <table:table-cell office:value-type="string" calcext:value-type="string">
            <text:p>MIW_JC_B.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2" office:value-type="string" calcext:value-type="string">
            <text:p>Wario World</text:p>
          </table:table-cell>
          <table:table-cell table:style-name="ce224" office:value-type="string" calcext:value-type="string">
            <text:p>JP</text:p>
          </table:table-cell>
          <table:table-cell table:style-name="ce227" office:value-type="string" calcext:value-type="string">
            <text:p>GWWJ</text:p>
          </table:table-cell>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selected 2</text:p>
          </table:table-cell>
          <table:table-cell office:value-type="string" calcext:value-type="string">
            <text:p>MIW_JC_B_SPL.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trial ver. 3</text:p>
          </table:table-cell>
          <table:table-cell office:value-type="string" calcext:value-type="string">
            <text:p>MIW_JC_C.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selected 3</text:p>
          </table:table-cell>
          <table:table-cell office:value-type="string" calcext:value-type="string">
            <text:p>MIW_JC_C_SPL.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trial ver. 4</text:p>
          </table:table-cell>
          <table:table-cell office:value-type="string" calcext:value-type="string">
            <text:p>MIW_JC_D.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English</text:p>
          </table:table-cell>
          <table:table-cell office:value-type="string" calcext:value-type="string">
            <text:p>WarioWare Inc. selected 4</text:p>
          </table:table-cell>
          <table:table-cell office:value-type="string" calcext:value-type="string">
            <text:p>MIW_JC_D_SPL.bin</text:p>
          </table:table-cell>
          <table:table-cell office:value-type="string" calcext:value-type="string">
            <text:p>us</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mini-jeux vol. 1</text:p>
          </table:table-cell>
          <table:table-cell office:value-type="string" calcext:value-type="string">
            <text:p>MIW_JC_A.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selection 1</text:p>
          </table:table-cell>
          <table:table-cell office:value-type="string" calcext:value-type="string">
            <text:p>MIW_JC_A_SPL.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mini-jeux vol. 2</text:p>
          </table:table-cell>
          <table:table-cell office:value-type="string" calcext:value-type="string">
            <text:p>MIW_JC_B.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selection 2</text:p>
          </table:table-cell>
          <table:table-cell office:value-type="string" calcext:value-type="string">
            <text:p>MIW_JC_B_SPL.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mini-jeux vol. 3</text:p>
          </table:table-cell>
          <table:table-cell office:value-type="string" calcext:value-type="string">
            <text:p>MIW_JC_C.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selection 3</text:p>
          </table:table-cell>
          <table:table-cell office:value-type="string" calcext:value-type="string">
            <text:p>MIW_JC_C_SPL.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mini-jeux vol. 4</text:p>
          </table:table-cell>
          <table:table-cell office:value-type="string" calcext:value-type="string">
            <text:p>MIW_JC_D.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French</text:p>
          </table:table-cell>
          <table:table-cell office:value-type="string" calcext:value-type="string">
            <text:p>WarioWare Inc. selection 4</text:p>
          </table:table-cell>
          <table:table-cell office:value-type="string" calcext:value-type="string">
            <text:p>MIW_JC_D_SPL.bin</text:p>
          </table:table-cell>
          <table:table-cell office:value-type="string" calcext:value-type="string">
            <text:p>fr</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mini, teil 1</text:p>
          </table:table-cell>
          <table:table-cell office:value-type="string" calcext:value-type="string">
            <text:p>MIW_JC_A.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spezialauswahl 1</text:p>
          </table:table-cell>
          <table:table-cell office:value-type="string" calcext:value-type="string">
            <text:p>MIW_JC_A_SPL.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mini, teil 2</text:p>
          </table:table-cell>
          <table:table-cell office:value-type="string" calcext:value-type="string">
            <text:p>MIW_JC_B.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spezialauswahl 2</text:p>
          </table:table-cell>
          <table:table-cell office:value-type="string" calcext:value-type="string">
            <text:p>MIW_JC_B_SPL.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mini, teil 3</text:p>
          </table:table-cell>
          <table:table-cell office:value-type="string" calcext:value-type="string">
            <text:p>MIW_JC_C.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spezialauswahl 3</text:p>
          </table:table-cell>
          <table:table-cell office:value-type="string" calcext:value-type="string">
            <text:p>MIW_JC_C_SPL.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mini, teil 4</text:p>
          </table:table-cell>
          <table:table-cell office:value-type="string" calcext:value-type="string">
            <text:p>MIW_JC_D.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German</text:p>
          </table:table-cell>
          <table:table-cell office:value-type="string" calcext:value-type="string">
            <text:p>WarioWare Inc. spezialauswahl 4</text:p>
          </table:table-cell>
          <table:table-cell office:value-type="string" calcext:value-type="string">
            <text:p>MIW_JC_D_SPL.bin</text:p>
          </table:table-cell>
          <table:table-cell office:value-type="string" calcext:value-type="string">
            <text:p>ge</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minijuegos vol. 1</text:p>
          </table:table-cell>
          <table:table-cell office:value-type="string" calcext:value-type="string">
            <text:p>MIW_JC_A.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seleccion 1</text:p>
          </table:table-cell>
          <table:table-cell office:value-type="string" calcext:value-type="string">
            <text:p>MIW_JC_A_SPL.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minijuegos vol. 2</text:p>
          </table:table-cell>
          <table:table-cell office:value-type="string" calcext:value-type="string">
            <text:p>MIW_JC_B.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seleccion 2</text:p>
          </table:table-cell>
          <table:table-cell office:value-type="string" calcext:value-type="string">
            <text:p>MIW_JC_B_SPL.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minijuegos vol. 3</text:p>
          </table:table-cell>
          <table:table-cell office:value-type="string" calcext:value-type="string">
            <text:p>MIW_JC_C.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seleccion 3</text:p>
          </table:table-cell>
          <table:table-cell office:value-type="string" calcext:value-type="string">
            <text:p>MIW_JC_C_SPL.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minijuegos vol. 4</text:p>
          </table:table-cell>
          <table:table-cell office:value-type="string" calcext:value-type="string">
            <text:p>MIW_JC_D.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Spanish</text:p>
          </table:table-cell>
          <table:table-cell office:value-type="string" calcext:value-type="string">
            <text:p>WarioWare Inc. seleccion 4</text:p>
          </table:table-cell>
          <table:table-cell office:value-type="string" calcext:value-type="string">
            <text:p>MIW_JC_D_SPL.bin</text:p>
          </table:table-cell>
          <table:table-cell office:value-type="string" calcext:value-type="string">
            <text:p>s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minigioco 1</text:p>
          </table:table-cell>
          <table:table-cell office:value-type="string" calcext:value-type="string">
            <text:p>MIW_JC_A.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selezion 1</text:p>
          </table:table-cell>
          <table:table-cell office:value-type="string" calcext:value-type="string">
            <text:p>MIW_JC_A_SPL.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minigioco 2</text:p>
          </table:table-cell>
          <table:table-cell office:value-type="string" calcext:value-type="string">
            <text:p>MIW_JC_B.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selezion 2</text:p>
          </table:table-cell>
          <table:table-cell office:value-type="string" calcext:value-type="string">
            <text:p>MIW_JC_B_SPL.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minigioco 3</text:p>
          </table:table-cell>
          <table:table-cell office:value-type="string" calcext:value-type="string">
            <text:p>MIW_JC_C.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selezion 3</text:p>
          </table:table-cell>
          <table:table-cell office:value-type="string" calcext:value-type="string">
            <text:p>MIW_JC_C_SPL.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minigioco 4</text:p>
          </table:table-cell>
          <table:table-cell office:value-type="string" calcext:value-type="string">
            <text:p>MIW_JC_D.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Italian</text:p>
          </table:table-cell>
          <table:table-cell office:value-type="string" calcext:value-type="string">
            <text:p>WarioWare Inc. selezion 4</text:p>
          </table:table-cell>
          <table:table-cell office:value-type="string" calcext:value-type="string">
            <text:p>MIW_JC_D_SPL.bin</text:p>
          </table:table-cell>
          <table:table-cell office:value-type="string" calcext:value-type="string">
            <text:p>it</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Mini vol. 1 (WarioWare Inc.)</text:p>
          </table:table-cell>
          <table:table-cell office:value-type="string" calcext:value-type="string">
            <text:p>MIW_JC_A.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Special Selection 1 (WarioWare Inc.)</text:p>
          </table:table-cell>
          <table:table-cell office:value-type="string" calcext:value-type="string">
            <text:p>MIW_JC_A_SPL.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Mini vol. 2 (WarioWare Inc.)</text:p>
          </table:table-cell>
          <table:table-cell office:value-type="string" calcext:value-type="string">
            <text:p>MIW_JC_B.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Special Selection 2 (WarioWare Inc.)</text:p>
          </table:table-cell>
          <table:table-cell office:value-type="string" calcext:value-type="string">
            <text:p>MIW_JC_B_SPL.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Mini vol. 3 (WarioWare Inc.)</text:p>
          </table:table-cell>
          <table:table-cell office:value-type="string" calcext:value-type="string">
            <text:p>MIW_JC_C.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Special Selection 3 (WarioWare Inc.)</text:p>
          </table:table-cell>
          <table:table-cell office:value-type="string" calcext:value-type="string">
            <text:p>MIW_JC_C_SPL.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1"/>
          <table:table-cell/>
          <table:table-cell table:style-name="ce226"/>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Mini vol. 4 (WarioWare Inc.)</text:p>
          </table:table-cell>
          <table:table-cell office:value-type="string" calcext:value-type="string">
            <text:p>MIW_JC_D.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table-cell table:style-name="ce222"/>
          <table:table-cell table:style-name="ce224"/>
          <table:table-cell table:style-name="ce227"/>
          <table:table-cell table:style-name="ce225" office:value-type="string" calcext:value-type="string">
            <text:p>Multiboot</text:p>
          </table:table-cell>
          <table:table-cell office:value-type="string" calcext:value-type="string">
            <text:p>Japanese</text:p>
          </table:table-cell>
          <table:table-cell office:value-type="string" calcext:value-type="string">
            <text:p>Made in Wario Special Selection 4 (WarioWare Inc.)</text:p>
          </table:table-cell>
          <table:table-cell office:value-type="string" calcext:value-type="string">
            <text:p>MIW_JC_D_SPL.bin</text:p>
          </table:table-cell>
          <table:table-cell office:value-type="string" calcext:value-type="string">
            <text:p>jp</text:p>
          </table:table-cell>
          <table:table-cell office:value-type="string" calcext:value-type="string">
            <text:p>gba</text:p>
          </table:table-cell>
          <table:table-cell table:number-columns-repeated="1013"/>
        </table:table-row>
        <table:table-row table:style-name="ro1" table:number-rows-repeated="13">
          <table:table-cell table:number-columns-repeated="1022"/>
        </table:table-row>
        <table:table-row table:style-name="ro1" table:number-rows-repeated="2">
          <table:table-cell table:number-columns-repeated="5"/>
          <table:table-cell table:style-name="Default"/>
          <table:table-cell table:number-columns-repeated="1016"/>
        </table:table-row>
        <table:table-row table:style-name="ro1" table:number-rows-repeated="1048479">
          <table:table-cell table:number-columns-repeated="1022"/>
        </table:table-row>
        <table:table-row table:style-name="ro1">
          <table:table-cell table:number-columns-repeated="1022"/>
        </table:table-row>
      </table:table>
      <table:table table:name="Identical MD5s" table:style-name="ta1">
        <table:table-column table:style-name="co44" table:default-cell-style-name="Default"/>
        <table:table-column table:style-name="co5" table:default-cell-style-name="Default"/>
        <table:table-column table:style-name="co45" table:default-cell-style-name="ce200"/>
        <table:table-column table:style-name="co46" table:default-cell-style-name="Default"/>
        <table:table-column table:style-name="co47" table:default-cell-style-name="Default"/>
        <table:table-row table:style-name="ro1">
          <table:table-cell table:style-name="ce234" office:value-type="string" calcext:value-type="string">
            <text:p>Different names – case sensitive</text:p>
          </table:table-cell>
          <table:table-cell table:style-name="ce234"/>
          <table:table-cell table:style-name="Default"/>
          <table:table-cell table:number-columns-repeated="2"/>
        </table:table-row>
        <table:table-row table:style-name="ro1">
          <table:table-cell table:style-name="ce154" office:value-type="string" calcext:value-type="string">
            <text:p>Games .tgc</text:p>
          </table:table-cell>
          <table:table-cell table:style-name="ce154" office:value-type="string" calcext:value-type="string">
            <text:p>Disc</text:p>
          </table:table-cell>
          <table:table-cell table:style-name="ce154" office:value-type="string" calcext:value-type="string">
            <text:p>Matches</text:p>
          </table:table-cell>
          <table:table-cell table:style-name="ce154" office:value-type="string" calcext:value-type="string">
            <text:p>Games .tgc</text:p>
          </table:table-cell>
          <table:table-cell table:style-name="ce154" office:value-type="string" calcext:value-type="string">
            <text:p>Disc</text:p>
          </table:table-cell>
        </table:table-row>
        <table:table-row table:style-name="ro1">
          <table:table-cell table:number-columns-repeated="2"/>
          <table:table-cell table:style-name="Default"/>
          <table:table-cell table:number-columns-repeated="2"/>
        </table:table-row>
        <table:table-row table:style-name="ro1">
          <table:table-cell office:value-type="string" calcext:value-type="string">
            <text:p>0_0ResidentEvil4_game.tgc</text:p>
          </table:table-cell>
          <table:table-cell office:value-type="string" calcext:value-type="string">
            <text:p>US 24</text:p>
          </table:table-cell>
          <table:table-cell office:value-type="string" calcext:value-type="string">
            <text:p>&lt;--&gt;</text:p>
          </table:table-cell>
          <table:table-cell office:value-type="string" calcext:value-type="string">
            <text:p>zz_ResidentEvil4_game.tgc</text:p>
          </table:table-cell>
          <table:table-cell office:value-type="string" calcext:value-type="string">
            <text:p>US 20</text:p>
          </table:table-cell>
        </table:table-row>
        <table:table-row table:style-name="ro1">
          <table:table-cell office:value-type="string" calcext:value-type="string">
            <text:p>zz_zSmashBrosPlay01120415us.tgc</text:p>
          </table:table-cell>
          <table:table-cell office:value-type="string" calcext:value-type="string">
            <text:p>US 02</text:p>
          </table:table-cell>
          <table:table-cell office:value-type="string" calcext:value-type="string">
            <text:p>&lt;--&gt;</text:p>
          </table:table-cell>
          <table:table-cell office:value-type="string" calcext:value-type="string">
            <text:p>zz_zSBPlay.tgc</text:p>
          </table:table-cell>
          <table:table-cell office:value-type="string" calcext:value-type="string">
            <text:p>US 03</text:p>
          </table:table-cell>
        </table:table-row>
        <table:table-row table:style-name="ro1">
          <table:table-cell office:value-type="string" calcext:value-type="string">
            <text:p>0_soulcalibur2_game.tgc</text:p>
          </table:table-cell>
          <table:table-cell office:value-type="string" calcext:value-type="string">
            <text:p>May Preview 2003 USA</text:p>
          </table:table-cell>
          <table:table-cell office:value-type="string" calcext:value-type="string">
            <text:p>&lt;--&gt;</text:p>
          </table:table-cell>
          <table:table-cell office:value-type="string" calcext:value-type="string">
            <text:p>zz_soulcalibur2_game.tgc</text:p>
          </table:table-cell>
          <table:table-cell office:value-type="string" calcext:value-type="string">
            <text:p>US 11</text:p>
          </table:table-cell>
        </table:table-row>
        <table:table-row table:style-name="ro1">
          <table:table-cell office:value-type="string" calcext:value-type="string">
            <text:p>Taisen2.tgc</text:p>
          </table:table-cell>
          <table:table-cell office:value-type="string" calcext:value-type="string">
            <text:p>Naruto Special Collection</text:p>
          </table:table-cell>
          <table:table-cell office:value-type="string" calcext:value-type="string">
            <text:p>&lt;--&gt;</text:p>
          </table:table-cell>
          <table:table-cell office:value-type="string" calcext:value-type="string">
            <text:p>naruto2.tgc</text:p>
          </table:table-cell>
          <table:table-cell office:value-type="string" calcext:value-type="string">
            <text:p>JP 0312-1</text:p>
          </table:table-cell>
        </table:table-row>
        <table:table-row table:style-name="ro1">
          <table:table-cell office:value-type="string" calcext:value-type="string">
            <text:p>zz_MarioBB_US.tgc</text:p>
          </table:table-cell>
          <table:table-cell office:value-type="string" calcext:value-type="string">
            <text:p>US 27</text:p>
          </table:table-cell>
          <table:table-cell office:value-type="string" calcext:value-type="string">
            <text:p>&lt;--&gt;</text:p>
          </table:table-cell>
          <table:table-cell office:value-type="string" calcext:value-type="string">
            <text:p>zz_zz_MarioBB_US.tgc</text:p>
          </table:table-cell>
          <table:table-cell office:value-type="string" calcext:value-type="string">
            <text:p>EU 18</text:p>
          </table:table-cell>
        </table:table-row>
        <table:table-row table:style-name="ro1">
          <table:table-cell office:value-type="string" calcext:value-type="string">
            <text:p>zz_rogue3_game.tgc</text:p>
          </table:table-cell>
          <table:table-cell office:value-type="string" calcext:value-type="string">
            <text:p>Star Wars III Preview USA</text:p>
          </table:table-cell>
          <table:table-cell office:value-type="string" calcext:value-type="string">
            <text:p>&lt;--&gt;</text:p>
          </table:table-cell>
          <table:table-cell office:value-type="string" calcext:value-type="string">
            <text:p>zz_starwars_game.tgc</text:p>
          </table:table-cell>
          <table:table-cell office:value-type="string" calcext:value-type="string">
            <text:p>US 12</text:p>
          </table:table-cell>
        </table:table-row>
        <table:table-row table:style-name="ro1">
          <table:table-cell office:value-type="string" calcext:value-type="string">
            <text:p>zz_041221starfox_usa_demo.tgc</text:p>
          </table:table-cell>
          <table:table-cell office:value-type="string" calcext:value-type="string">
            <text:p>EU 16 + 17</text:p>
          </table:table-cell>
          <table:table-cell office:value-type="string" calcext:value-type="string">
            <text:p>&lt;--&gt;</text:p>
          </table:table-cell>
          <table:table-cell office:value-type="string" calcext:value-type="string">
            <text:p>zz_StarFox_game.tgc</text:p>
          </table:table-cell>
          <table:table-cell office:value-type="string" calcext:value-type="string">
            <text:p>US 23</text:p>
          </table:table-cell>
        </table:table-row>
        <table:table-row table:style-name="ro1">
          <table:table-cell office:value-type="string" calcext:value-type="string">
            <text:p>vj_trial.tgc</text:p>
          </table:table-cell>
          <table:table-cell office:value-type="string" calcext:value-type="string">
            <text:p>D53J + D55J</text:p>
          </table:table-cell>
          <table:table-cell office:value-type="string" calcext:value-type="string">
            <text:p>&lt;--&gt;</text:p>
          </table:table-cell>
          <table:table-cell office:value-type="string" calcext:value-type="string">
            <text:p>zz_redhot.tgc</text:p>
          </table:table-cell>
          <table:table-cell office:value-type="string" calcext:value-type="string">
            <text:p>JP 0307</text:p>
          </table:table-cell>
        </table:table-row>
        <table:table-row table:style-name="ro1">
          <table:table-cell office:value-type="string" calcext:value-type="string">
            <text:p>yyy_PikiDemo.tgc</text:p>
          </table:table-cell>
          <table:table-cell office:value-type="string" calcext:value-type="string">
            <text:p>JP Nov 2001</text:p>
          </table:table-cell>
          <table:table-cell office:value-type="string" calcext:value-type="string">
            <text:p>&lt;--&gt;</text:p>
          </table:table-cell>
          <table:table-cell office:value-type="string" calcext:value-type="string">
            <text:p>PikiDemo.tgc</text:p>
          </table:table-cell>
          <table:table-cell table:style-name="ce216" office:value-type="string" calcext:value-type="string">
            <text:p>JP Oct 2001</text:p>
          </table:table-cell>
        </table:table-row>
        <table:table-row table:style-name="ro1">
          <table:table-cell office:value-type="string" calcext:value-type="string">
            <text:p>zz_fzpal030724.tgc</text:p>
          </table:table-cell>
          <table:table-cell office:value-type="string" calcext:value-type="string">
            <text:p>Aus 08</text:p>
          </table:table-cell>
          <table:table-cell office:value-type="string" calcext:value-type="string">
            <text:p>&lt;--&gt;</text:p>
          </table:table-cell>
          <table:table-cell office:value-type="string" calcext:value-type="string">
            <text:p>zz_pgolfdemo0218.tgc</text:p>
          </table:table-cell>
          <table:table-cell office:value-type="string" calcext:value-type="string">
            <text:p>EU 11-13, Aus 12</text:p>
          </table:table-cell>
        </table:table-row>
        <table:table-row table:style-name="ro1">
          <table:table-cell office:value-type="string" calcext:value-type="string">
            <text:p>MarioKart.tgc</text:p>
          </table:table-cell>
          <table:table-cell office:value-type="string" calcext:value-type="string">
            <text:p>JP 0402</text:p>
          </table:table-cell>
          <table:table-cell office:value-type="string" calcext:value-type="string">
            <text:p>&lt;--&gt;</text:p>
          </table:table-cell>
          <table:table-cell office:value-type="string" calcext:value-type="string">
            <text:p>mariokart.tgc</text:p>
          </table:table-cell>
          <table:table-cell office:value-type="string" calcext:value-type="string">
            <text:p>JP 0312-1</text:p>
          </table:table-cell>
        </table:table-row>
        <table:table-row table:style-name="ro1">
          <table:table-cell office:value-type="string" calcext:value-type="string">
            <text:p>PIkmin2.tgc</text:p>
          </table:table-cell>
          <table:table-cell office:value-type="string" calcext:value-type="string">
            <text:p>JP 0406</text:p>
          </table:table-cell>
          <table:table-cell office:value-type="string" calcext:value-type="string">
            <text:p>&lt;--&gt;</text:p>
          </table:table-cell>
          <table:table-cell office:value-type="string" calcext:value-type="string">
            <text:p>pikmin2.tgc</text:p>
          </table:table-cell>
          <table:table-cell office:value-type="string" calcext:value-type="string">
            <text:p>JP 0405</text:p>
          </table:table-cell>
        </table:table-row>
        <table:table-row table:style-name="ro1">
          <table:table-cell office:value-type="string" calcext:value-type="string">
            <text:p>naruto2.tgc</text:p>
          </table:table-cell>
          <table:table-cell office:value-type="string" calcext:value-type="string">
            <text:p>JP 0402</text:p>
          </table:table-cell>
          <table:table-cell office:value-type="string" calcext:value-type="string">
            <text:p>&lt;--&gt;</text:p>
          </table:table-cell>
          <table:table-cell office:value-type="string" calcext:value-type="string">
            <text:p>Taisen2.tgc</text:p>
          </table:table-cell>
          <table:table-cell office:value-type="string" calcext:value-type="string">
            <text:p>Naruto Special Collection</text:p>
          </table:table-cell>
        </table:table-row>
        <table:table-row table:style-name="ro1">
          <table:table-cell table:number-columns-repeated="5"/>
        </table:table-row>
        <table:table-row table:style-name="ro1">
          <table:table-cell office:value-type="string" calcext:value-type="string">
            <text:p>It can be assumed that any .tgc not on this list</text:p>
          </table:table-cell>
          <table:table-cell office:value-type="string" calcext:value-type="string">
            <text:p>&lt;-- (games only for now)</text:p>
          </table:table-cell>
          <table:table-cell table:number-columns-repeated="3"/>
        </table:table-row>
        <table:table-row table:style-name="ro1">
          <table:table-cell office:value-type="string" calcext:value-type="string">
            <text:p>is different, and therefore release order can</text:p>
          </table:table-cell>
          <table:table-cell table:number-columns-repeated="4"/>
        </table:table-row>
        <table:table-row table:style-name="ro1">
          <table:table-cell office:value-type="string" calcext:value-type="string">
            <text:p>chronologically be determined by disc release date.</text:p>
          </table:table-cell>
          <table:table-cell table:number-columns-repeated="4"/>
        </table:table-row>
        <table:table-row table:style-name="ro1">
          <table:table-cell table:number-columns-repeated="5"/>
        </table:table-row>
        <table:table-row table:style-name="ro1">
          <table:table-cell table:style-name="ce234" office:value-type="string" calcext:value-type="string">
            <text:p>Different checksums – case sensitive</text:p>
          </table:table-cell>
          <table:table-cell/>
          <table:table-cell table:style-name="Default"/>
          <table:table-cell table:number-columns-repeated="2"/>
        </table:table-row>
        <table:table-row table:style-name="ro1">
          <table:table-cell table:style-name="ce154" office:value-type="string" calcext:value-type="string">
            <text:p>Games .tgc</text:p>
          </table:table-cell>
          <table:table-cell table:style-name="ce154" office:value-type="string" calcext:value-type="string">
            <text:p>Disc</text:p>
          </table:table-cell>
          <table:table-cell table:style-name="ce154" office:value-type="string" calcext:value-type="string">
            <text:p>Is Not</text:p>
          </table:table-cell>
          <table:table-cell table:style-name="ce154" office:value-type="string" calcext:value-type="string">
            <text:p>Games .tgc</text:p>
          </table:table-cell>
          <table:table-cell table:style-name="ce154" office:value-type="string" calcext:value-type="string">
            <text:p>Disc</text:p>
          </table:table-cell>
        </table:table-row>
        <table:table-row table:style-name="ro1">
          <table:table-cell table:number-columns-repeated="2"/>
          <table:table-cell table:style-name="Default"/>
          <table:table-cell table:number-columns-repeated="2"/>
        </table:table-row>
        <table:table-row table:style-name="ro1">
          <table:table-cell office:value-type="string" calcext:value-type="string">
            <text:p>MarioTennisGC.tgc</text:p>
          </table:table-cell>
          <table:table-cell office:value-type="string" calcext:value-type="string">
            <text:p>JP 0410</text:p>
          </table:table-cell>
          <table:table-cell table:style-name="ce235" office:value-type="string" calcext:value-type="string">
            <text:p>&lt;-- // --&gt;</text:p>
          </table:table-cell>
          <table:table-cell office:value-type="string" calcext:value-type="string">
            <text:p>MarioTennisGC.tgc</text:p>
          </table:table-cell>
          <table:table-cell office:value-type="string" calcext:value-type="string">
            <text:p>JP 2004-2005</text:p>
          </table:table-cell>
        </table:table-row>
        <table:table-row table:style-name="ro1">
          <table:table-cell office:value-type="string" calcext:value-type="string">
            <text:p>naruto2.tgc</text:p>
          </table:table-cell>
          <table:table-cell office:value-type="string" calcext:value-type="string">
            <text:p>JP 0405</text:p>
          </table:table-cell>
          <table:table-cell table:style-name="ce235" office:value-type="string" calcext:value-type="string">
            <text:p>&lt;-- // --&gt;</text:p>
          </table:table-cell>
          <table:table-cell office:value-type="string" calcext:value-type="string">
            <text:p>naruto2.tgc</text:p>
          </table:table-cell>
          <table:table-cell office:value-type="string" calcext:value-type="string">
            <text:p>JP 0402</text:p>
          </table:table-cell>
        </table:table-row>
        <table:table-row table:style-name="ro1">
          <table:table-cell office:value-type="string" calcext:value-type="string">
            <text:p>Naruto3.tgc</text:p>
          </table:table-cell>
          <table:table-cell office:value-type="string" calcext:value-type="string">
            <text:p>Club Nintendo 2004</text:p>
          </table:table-cell>
          <table:table-cell table:style-name="ce235" office:value-type="string" calcext:value-type="string">
            <text:p>&lt;-- // --&gt;</text:p>
          </table:table-cell>
          <table:table-cell office:value-type="string" calcext:value-type="string">
            <text:p>Naruto3.tgc</text:p>
          </table:table-cell>
          <table:table-cell office:value-type="string" calcext:value-type="string">
            <text:p>JP 0411</text:p>
          </table:table-cell>
        </table:table-row>
        <table:table-row table:style-name="ro1">
          <table:table-cell office:value-type="string" calcext:value-type="string">
            <text:p>zz_customrobo_game.tgc</text:p>
          </table:table-cell>
          <table:table-cell office:value-type="string" calcext:value-type="string">
            <text:p>US 16</text:p>
          </table:table-cell>
          <table:table-cell table:style-name="ce235" office:value-type="string" calcext:value-type="string">
            <text:p>&lt;-- // --&gt;</text:p>
          </table:table-cell>
          <table:table-cell office:value-type="string" calcext:value-type="string">
            <text:p>zz_customrobo_game.tgc</text:p>
          </table:table-cell>
          <table:table-cell office:value-type="string" calcext:value-type="string">
            <text:p>US 15</text:p>
          </table:table-cell>
        </table:table-row>
        <table:table-row table:style-name="ro1" table:number-rows-repeated="2">
          <table:table-cell table:number-columns-repeated="2"/>
          <table:table-cell table:style-name="ce235"/>
          <table:table-cell table:number-columns-repeated="2"/>
        </table:table-row>
        <table:table-row table:style-name="ro1">
          <table:table-cell table:number-columns-repeated="2"/>
          <table:table-cell table:style-name="ce235"/>
          <table:table-cell table:number-columns-repeated="2"/>
        </table:table-row>
      </table:table>
      <table:table table:name="CSV_Converted" table:style-name="ta1">
        <table:table-column table:style-name="co25" table:number-columns-repeated="9" table:default-cell-style-name="Default"/>
        <table:table-row table:style-name="ro1">
          <table:table-cell office:value-type="string" calcext:value-type="string">
            <text:p>Disc</text:p>
          </table:table-cell>
          <table:table-cell office:value-type="string" calcext:value-type="string">
            <text:p>Date</text:p>
          </table:table-cell>
          <table:table-cell office:value-type="string" calcext:value-type="string">
            <text:p>ID</text:p>
          </table:table-cell>
          <table:table-cell office:value-type="string" calcext:value-type="string">
            <text:p>BGM</text:p>
          </table:table-cell>
          <table:table-cell office:value-type="string" calcext:value-type="string">
            <text:p>BG</text:p>
          </table:table-cell>
          <table:table-cell office:value-type="string" calcext:value-type="string">
            <text:p>DEntries</text:p>
          </table:table-cell>
          <table:table-cell office:value-type="string" calcext:value-type="string">
            <text:p>Demos</text:p>
          </table:table-cell>
          <table:table-cell office:value-type="string" calcext:value-type="string">
            <text:p>PEntries</text:p>
          </table:table-cell>
          <table:table-cell office:value-type="string" calcext:value-type="string">
            <text:p>Previews</text:p>
          </table:table-cell>
        </table:table-row>
        <table:table-row table:style-name="ro1">
          <table:table-cell office:value-type="string" calcext:value-type="string">
            <text:p>Interactive Multi-Game Demo Disc, US 1</text:p>
          </table:table-cell>
          <table:table-cell table:formula="of:=[Discs.A3]" office:value-type="string" office:string-value="October 15 2001" calcext:value-type="string">
            <text:p>October 15 2001</text:p>
          </table:table-cell>
          <table:table-cell table:formula="of:=[Discs.D3]" office:value-type="string" office:string-value="G99E01" calcext:value-type="string">
            <text:p>G99E01</text:p>
          </table:table-cell>
          <table:table-cell table:formula="of:=[Discs.E3]" office:value-type="string" office:string-value="1-World" calcext:value-type="string">
            <text:p>1-World</text:p>
          </table:table-cell>
          <table:table-cell table:formula="of:=[Discs.F3]" office:value-type="string" office:string-value="GC" calcext:value-type="string">
            <text:p>GC</text:p>
          </table:table-cell>
          <table:table-cell table:formula="of:=COUNTA([Discs.G3:.N3])" office:value-type="float" office:value="3" calcext:value-type="float">
            <text:p>3</text:p>
          </table:table-cell>
          <table:table-cell table:formula="of:=COM.MICROSOFT.TEXTJOIN(&quot;, &quot;;1;[Discs.G3:.N3])" office:value-type="string" office:string-value="Luigi’s Mansion, Wave Race: Blue Storm, Star Wars Rogue Squadron II: Rogue Leader" calcext:value-type="string">
            <text:p>Luigi’s Mansion, Wave Race: Blue Storm, Star Wars Rogue Squadron II: Rogue Leader</text:p>
          </table:table-cell>
          <table:table-cell table:formula="of:=COUNTA([Discs.O3:.AH3])" office:value-type="float" office:value="7" calcext:value-type="float">
            <text:p>7</text:p>
          </table:table-cell>
          <table:table-cell table:formula="of:=COM.MICROSOFT.TEXTJOIN(&quot;, &quot;;1;[Discs.O3:.AM3])" office:value-type="string" office:string-value="Luigi’s Mansion, Wave Race: Blue Storm, Star Wars Rogue Squadron II: Rogue Leader, Super Smash Bros. Melee, Pikmin, NBA Courtside 2002, Special Credits Reel (inaccessible from main menu)" calcext:value-type="string">
            <text:p>Luigi’s Mansion, Wave Race: Blue Storm, Star Wars Rogue Squadron II: Rogue Leader, Super Smash Bros. Melee, Pikmin, NBA Courtside 2002, Special Credits Reel (inaccessible from main menu)</text:p>
          </table:table-cell>
        </table:table-row>
        <table:table-row table:style-name="ro1">
          <table:table-cell office:value-type="string" calcext:value-type="string">
            <text:p>Interactive Multi-Game Demo Disc, US 2</text:p>
          </table:table-cell>
          <table:table-cell table:formula="of:=[Discs.A4]" office:value-type="string" office:string-value="January 10 2002" calcext:value-type="string">
            <text:p>January 10 2002</text:p>
          </table:table-cell>
          <table:table-cell table:formula="of:=[Discs.D4]" office:value-type="string" office:string-value="G98E01" calcext:value-type="string">
            <text:p>G98E01</text:p>
          </table:table-cell>
          <table:table-cell table:formula="of:=[Discs.E4]" office:value-type="string" office:string-value="1-World" calcext:value-type="string">
            <text:p>1-World</text:p>
          </table:table-cell>
          <table:table-cell table:formula="of:=[Discs.F4]" office:value-type="string" office:string-value="GC" calcext:value-type="string">
            <text:p>GC</text:p>
          </table:table-cell>
          <table:table-cell table:formula="of:=COUNTA([Discs.G4:.N4])" office:value-type="float" office:value="3" calcext:value-type="float">
            <text:p>3</text:p>
          </table:table-cell>
          <table:table-cell table:formula="of:=COM.MICROSOFT.TEXTJOIN(&quot;, &quot;;1;[Discs.G4:.N4])" office:value-type="string" office:string-value="Super Smash Bros. Melee, Pikmin, NBA Courtside 2002" calcext:value-type="string">
            <text:p>Super Smash Bros. Melee, Pikmin, NBA Courtside 2002</text:p>
          </table:table-cell>
          <table:table-cell table:formula="of:=COUNTA([Discs.O4:.AH4])" office:value-type="float" office:value="5" calcext:value-type="float">
            <text:p>5</text:p>
          </table:table-cell>
          <table:table-cell table:formula="of:=COM.MICROSOFT.TEXTJOIN(&quot;, &quot;;1;[Discs.O4:.AM4])" office:value-type="string" office:string-value="Super Smash Bros. Melee, Pikmin, Star Fox Adventures, NBA Courtside 2002, Star Wars Rogue Squadron II: Rogue Leader" calcext:value-type="string">
            <text:p>Super Smash Bros. Melee, Pikmin, Star Fox Adventures, NBA Courtside 2002, Star Wars Rogue Squadron II: Rogue Leader</text:p>
          </table:table-cell>
        </table:table-row>
        <table:table-row table:style-name="ro1">
          <table:table-cell office:value-type="string" calcext:value-type="string">
            <text:p>Interactive Multi-Game Demo Disc, US 3</text:p>
          </table:table-cell>
          <table:table-cell table:formula="of:=[Discs.A5]" office:value-type="string" office:string-value="March 1 2002" calcext:value-type="string">
            <text:p>March 1 2002</text:p>
          </table:table-cell>
          <table:table-cell table:formula="of:=[Discs.D5]" office:value-type="string" office:string-value="G97E01" calcext:value-type="string">
            <text:p>G97E01</text:p>
          </table:table-cell>
          <table:table-cell table:formula="of:=[Discs.E5]" office:value-type="string" office:string-value="1-World" calcext:value-type="string">
            <text:p>1-World</text:p>
          </table:table-cell>
          <table:table-cell table:formula="of:=[Discs.F5]" office:value-type="string" office:string-value="GC+Controller" calcext:value-type="string">
            <text:p>GC+Controller</text:p>
          </table:table-cell>
          <table:table-cell table:formula="of:=COUNTA([Discs.G5:.N5])" office:value-type="float" office:value="4" calcext:value-type="float">
            <text:p>4</text:p>
          </table:table-cell>
          <table:table-cell table:formula="of:=COM.MICROSOFT.TEXTJOIN(&quot;, &quot;;1;[Discs.G5:.N5])" office:value-type="string" office:string-value="Sonic Adventure 2 Battle, 007 Agent Under Fire, Bloody Roar: Primal Fury, Super Smash Bros. Melee" calcext:value-type="string">
            <text:p>Sonic Adventure 2 Battle, 007 Agent Under Fire, Bloody Roar: Primal Fury, Super Smash Bros. Melee</text:p>
          </table:table-cell>
          <table:table-cell table:formula="of:=COUNTA([Discs.O5:.AH5])" office:value-type="float" office:value="5" calcext:value-type="float">
            <text:p>5</text:p>
          </table:table-cell>
          <table:table-cell table:formula="of:=COM.MICROSOFT.TEXTJOIN(&quot;, &quot;;1;[Discs.O5:.AM5])" office:value-type="string" office:string-value="Sonic Adventure 2 Battle, 007 Agent Under Fire, Star Fox Adventures, Super Smash Bros. Melee, Misc Ad" calcext:value-type="string">
            <text:p>Sonic Adventure 2 Battle, 007 Agent Under Fire, Star Fox Adventures, Super Smash Bros. Melee, Misc Ad</text:p>
          </table:table-cell>
        </table:table-row>
        <table:table-row table:style-name="ro1">
          <table:table-cell office:value-type="string" calcext:value-type="string">
            <text:p>Interactive Multi-Game Demo Disc, US 4</text:p>
          </table:table-cell>
          <table:table-cell table:formula="of:=[Discs.A6]" office:value-type="string" office:string-value="June 1 2002" calcext:value-type="string">
            <text:p>June 1 2002</text:p>
          </table:table-cell>
          <table:table-cell table:formula="of:=[Discs.D6]" office:value-type="string" office:string-value="G96E01" calcext:value-type="string">
            <text:p>G96E01</text:p>
          </table:table-cell>
          <table:table-cell table:formula="of:=[Discs.E6]" office:value-type="string" office:string-value="2-USA" calcext:value-type="string">
            <text:p>2-USA</text:p>
          </table:table-cell>
          <table:table-cell table:formula="of:=[Discs.F6]" office:value-type="string" office:string-value="GC+Controller" calcext:value-type="string">
            <text:p>GC+Controller</text:p>
          </table:table-cell>
          <table:table-cell table:formula="of:=COUNTA([Discs.G6:.N6])" office:value-type="float" office:value="1" calcext:value-type="float">
            <text:p>1</text:p>
          </table:table-cell>
          <table:table-cell table:formula="of:=COM.MICROSOFT.TEXTJOIN(&quot;, &quot;;1;[Discs.G6:.N6])" office:value-type="string" office:string-value="Eternal Darkness: Sanity’s Requiem" calcext:value-type="string">
            <text:p>Eternal Darkness: Sanity’s Requiem</text:p>
          </table:table-cell>
          <table:table-cell table:formula="of:=COUNTA([Discs.O6:.AH6])" office:value-type="float" office:value="7" calcext:value-type="float">
            <text:p>7</text:p>
          </table:table-cell>
          <table:table-cell table:formula="of:=COM.MICROSOFT.TEXTJOIN(&quot;, &quot;;1;[Discs.O6:.AM6])" office:value-type="string" office:string-value="Eternal Darkness: Sanity’s Requiem, Resident Evil, WWE WrestleMania X8, Turok: Evolution, Die Hard: Vendetta, Timesplitters 2, ESRB Misc" calcext:value-type="string">
            <text:p>Eternal Darkness: Sanity’s Requiem, Resident Evil, WWE WrestleMania X8, Turok: Evolution, Die Hard: Vendetta, Timesplitters 2, ESRB Misc</text:p>
          </table:table-cell>
        </table:table-row>
        <table:table-row table:style-name="ro1">
          <table:table-cell office:value-type="string" calcext:value-type="string">
            <text:p>Interactive Multi-Game Demo Disc, US 5</text:p>
          </table:table-cell>
          <table:table-cell table:formula="of:=[Discs.A7]" office:value-type="string" office:string-value="July 1 2002" calcext:value-type="string">
            <text:p>July 1 2002</text:p>
          </table:table-cell>
          <table:table-cell table:formula="of:=[Discs.D7]" office:value-type="string" office:string-value="G95E01" calcext:value-type="string">
            <text:p>G95E01</text:p>
          </table:table-cell>
          <table:table-cell table:formula="of:=[Discs.E7]" office:value-type="string" office:string-value="2-USA" calcext:value-type="string">
            <text:p>2-USA</text:p>
          </table:table-cell>
          <table:table-cell table:formula="of:=[Discs.F7]" office:value-type="string" office:string-value="GC" calcext:value-type="string">
            <text:p>GC</text:p>
          </table:table-cell>
          <table:table-cell table:formula="of:=COUNTA([Discs.G7:.N7])" office:value-type="float" office:value="3" calcext:value-type="float">
            <text:p>3</text:p>
          </table:table-cell>
          <table:table-cell table:formula="of:=COM.MICROSOFT.TEXTJOIN(&quot;, &quot;;1;[Discs.G7:.N7])" office:value-type="string" office:string-value="Star Fox Adventures, Super Monkey Ball 2, Beach Spikers" calcext:value-type="string">
            <text:p>Star Fox Adventures, Super Monkey Ball 2, Beach Spikers</text:p>
          </table:table-cell>
          <table:table-cell table:formula="of:=COUNTA([Discs.O7:.AH7])" office:value-type="float" office:value="3" calcext:value-type="float">
            <text:p>3</text:p>
          </table:table-cell>
          <table:table-cell table:formula="of:=COM.MICROSOFT.TEXTJOIN(&quot;, &quot;;1;[Discs.O7:.AM7])" office:value-type="string" office:string-value="Super Mario Sunshine, Animal Crossing, Disney's Magical Mirror Starring Mickey Mouse" calcext:value-type="string">
            <text:p>Super Mario Sunshine, Animal Crossing, Disney's Magical Mirror Starring Mickey Mouse</text:p>
          </table:table-cell>
        </table:table-row>
        <table:table-row table:style-name="ro1">
          <table:table-cell office:value-type="string" calcext:value-type="string">
            <text:p>Interactive Multi-Game Demo Disc, US 6</text:p>
          </table:table-cell>
          <table:table-cell table:formula="of:=[Discs.A8]" office:value-type="string" office:string-value="August 1 2002" calcext:value-type="string">
            <text:p>August 1 2002</text:p>
          </table:table-cell>
          <table:table-cell table:formula="of:=[Discs.D8]" office:value-type="string" office:string-value="G94E01" calcext:value-type="string">
            <text:p>G94E01</text:p>
          </table:table-cell>
          <table:table-cell table:formula="of:=[Discs.E8]" office:value-type="string" office:string-value="2-USA" calcext:value-type="string">
            <text:p>2-USA</text:p>
          </table:table-cell>
          <table:table-cell table:formula="of:=[Discs.F8]" office:value-type="string" office:string-value="GC" calcext:value-type="string">
            <text:p>GC</text:p>
          </table:table-cell>
          <table:table-cell table:formula="of:=COUNTA([Discs.G8:.N8])" office:value-type="float" office:value="2" calcext:value-type="float">
            <text:p>2</text:p>
          </table:table-cell>
          <table:table-cell table:formula="of:=COM.MICROSOFT.TEXTJOIN(&quot;, &quot;;1;[Discs.G8:.N8])" office:value-type="string" office:string-value="Super Mario Sunshine, Star Fox Adventures" calcext:value-type="string">
            <text:p>Super Mario Sunshine, Star Fox Adventures</text:p>
          </table:table-cell>
          <table:table-cell table:formula="of:=COUNTA([Discs.O8:.AH8])" office:value-type="float" office:value="3" calcext:value-type="float">
            <text:p>3</text:p>
          </table:table-cell>
          <table:table-cell table:formula="of:=COM.MICROSOFT.TEXTJOIN(&quot;, &quot;;1;[Discs.O8:.AM8])" office:value-type="string" office:string-value="Super Mario Sunshine, Star Fox Adventures, Metroid Prime" calcext:value-type="string">
            <text:p>Super Mario Sunshine, Star Fox Adventures, Metroid Prime</text:p>
          </table:table-cell>
        </table:table-row>
        <table:table-row table:style-name="ro1">
          <table:table-cell office:value-type="string" calcext:value-type="string">
            <text:p>Interactive Multi-Game Demo Disc, US 7</text:p>
          </table:table-cell>
          <table:table-cell table:formula="of:=[Discs.A9]" office:value-type="string" office:string-value="September 1 2002" calcext:value-type="string">
            <text:p>September 1 2002</text:p>
          </table:table-cell>
          <table:table-cell table:formula="of:=[Discs.D9]" office:value-type="string" office:string-value="D93E01" calcext:value-type="string">
            <text:p>D93E01</text:p>
          </table:table-cell>
          <table:table-cell table:formula="of:=[Discs.E9]" office:value-type="string" office:string-value="2-USA" calcext:value-type="string">
            <text:p>2-USA</text:p>
          </table:table-cell>
          <table:table-cell table:formula="of:=[Discs.F9]" office:value-type="string" office:string-value="GC" calcext:value-type="string">
            <text:p>GC</text:p>
          </table:table-cell>
          <table:table-cell table:formula="of:=COUNTA([Discs.G9:.N9])" office:value-type="float" office:value="2" calcext:value-type="float">
            <text:p>2</text:p>
          </table:table-cell>
          <table:table-cell table:formula="of:=COM.MICROSOFT.TEXTJOIN(&quot;, &quot;;1;[Discs.G9:.N9])" office:value-type="string" office:string-value="Metroid Prime, Super Mario Sunshine" calcext:value-type="string">
            <text:p>Metroid Prime, Super Mario Sunshine</text:p>
          </table:table-cell>
          <table:table-cell table:formula="of:=COUNTA([Discs.O9:.AH9])" office:value-type="float" office:value="7" calcext:value-type="float">
            <text:p>7</text:p>
          </table:table-cell>
          <table:table-cell table:formula="of:=COM.MICROSOFT.TEXTJOIN(&quot;, &quot;;1;[Discs.O9:.AM9])" office:value-type="string" office:string-value="Metroid Prime, Super Mario Sunshine, Star Fox Adventures, Mario Party 4, Animal Crossing, 007 Nightfire, ESRB Misc" calcext:value-type="string">
            <text:p>Metroid Prime, Super Mario Sunshine, Star Fox Adventures, Mario Party 4, Animal Crossing, 007 Nightfire, ESRB Misc</text:p>
          </table:table-cell>
        </table:table-row>
        <table:table-row table:style-name="ro1">
          <table:table-cell office:value-type="string" calcext:value-type="string">
            <text:p>Interactive Multi-Game Demo Disc, US 8</text:p>
          </table:table-cell>
          <table:table-cell table:formula="of:=[Discs.A10]" office:value-type="string" office:string-value="September 1 2002 / October 15 2002" calcext:value-type="string">
            <text:p>September 1 2002 / October 15 2002</text:p>
          </table:table-cell>
          <table:table-cell table:formula="of:=[Discs.D10]" office:value-type="string" office:string-value="D92E01" calcext:value-type="string">
            <text:p>D92E01</text:p>
          </table:table-cell>
          <table:table-cell table:formula="of:=[Discs.E10]" office:value-type="string" office:string-value="2-USA" calcext:value-type="string">
            <text:p>2-USA</text:p>
          </table:table-cell>
          <table:table-cell table:formula="of:=[Discs.F10]" office:value-type="string" office:string-value="GC" calcext:value-type="string">
            <text:p>GC</text:p>
          </table:table-cell>
          <table:table-cell table:formula="of:=COUNTA([Discs.G10:.N10])" office:value-type="float" office:value="2" calcext:value-type="float">
            <text:p>2</text:p>
          </table:table-cell>
          <table:table-cell table:formula="of:=COM.MICROSOFT.TEXTJOIN(&quot;, &quot;;1;[Discs.G10:.N10])" office:value-type="string" office:string-value="Metroid Prime, Super Mario Sunshine" calcext:value-type="string">
            <text:p>Metroid Prime, Super Mario Sunshine</text:p>
          </table:table-cell>
          <table:table-cell table:formula="of:=COUNTA([Discs.O10:.AH10])" office:value-type="float" office:value="7" calcext:value-type="float">
            <text:p>7</text:p>
          </table:table-cell>
          <table:table-cell table:formula="of:=COM.MICROSOFT.TEXTJOIN(&quot;, &quot;;1;[Discs.O10:.AM10])" office:value-type="string" office:string-value="Metroid Prime, Super Mario Sunshine, Star Fox Adventures, Mario Party 4, Resident Evil 4, 007 Nightfire, ESRB Misc" calcext:value-type="string">
            <text:p>Metroid Prime, Super Mario Sunshine, Star Fox Adventures, Mario Party 4, Resident Evil 4, 007 Nightfire, ESRB Misc</text:p>
          </table:table-cell>
        </table:table-row>
        <table:table-row table:style-name="ro1">
          <table:table-cell office:value-type="string" calcext:value-type="string">
            <text:p>Interactive Multi-Game Demo Disc, US 9</text:p>
          </table:table-cell>
          <table:table-cell table:formula="of:=[Discs.A11]" office:value-type="string" office:string-value="February 15 2003" calcext:value-type="string">
            <text:p>February 15 2003</text:p>
          </table:table-cell>
          <table:table-cell table:formula="of:=[Discs.D11]" office:value-type="string" office:string-value="D89E01" calcext:value-type="string">
            <text:p>D89E01</text:p>
          </table:table-cell>
          <table:table-cell table:formula="of:=[Discs.E11]" office:value-type="string" office:string-value="3-USA" calcext:value-type="string">
            <text:p>3-USA</text:p>
          </table:table-cell>
          <table:table-cell table:formula="of:=[Discs.F11]" office:value-type="string" office:string-value="GC 2" calcext:value-type="string">
            <text:p>GC 2</text:p>
          </table:table-cell>
          <table:table-cell table:formula="of:=COUNTA([Discs.G11:.N11])" office:value-type="float" office:value="2" calcext:value-type="float">
            <text:p>2</text:p>
          </table:table-cell>
          <table:table-cell table:formula="of:=COM.MICROSOFT.TEXTJOIN(&quot;, &quot;;1;[Discs.G11:.N11])" office:value-type="string" office:string-value="The Legend of Zelda: The Wind Waker, Metroid Prime" calcext:value-type="string">
            <text:p>The Legend of Zelda: The Wind Waker, Metroid Prime</text:p>
          </table:table-cell>
          <table:table-cell table:formula="of:=COUNTA([Discs.O11:.AH11])" office:value-type="float" office:value="6" calcext:value-type="float">
            <text:p>6</text:p>
          </table:table-cell>
          <table:table-cell table:formula="of:=COM.MICROSOFT.TEXTJOIN(&quot;, &quot;;1;[Discs.O11:.AM11])" office:value-type="string" office:string-value="The Legend of Zelda: The Wind Waker, Metroid Prime, 1080 Avalanche, WarioWare, Inc.: Mega Party Games!, Black &amp; Bruised, ESRB" calcext:value-type="string">
            <text:p>The Legend of Zelda: The Wind Waker, Metroid Prime, 1080 Avalanche, WarioWare, Inc.: Mega Party Games!, Black &amp; Bruised, ESRB</text:p>
          </table:table-cell>
        </table:table-row>
        <table:table-row table:style-name="ro1">
          <table:table-cell office:value-type="string" calcext:value-type="string">
            <text:p>Interactive Multi-Game Demo Disc, US 10</text:p>
          </table:table-cell>
          <table:table-cell table:formula="of:=[Discs.A12]" office:value-type="string" office:string-value="June 15 2003" calcext:value-type="string">
            <text:p>June 15 2003</text:p>
          </table:table-cell>
          <table:table-cell table:formula="of:=[Discs.D12]" office:value-type="string" office:string-value="D88E01" calcext:value-type="string">
            <text:p>D88E01</text:p>
          </table:table-cell>
          <table:table-cell table:formula="of:=[Discs.E12]" office:value-type="string" office:string-value="3-USA" calcext:value-type="string">
            <text:p>3-USA</text:p>
          </table:table-cell>
          <table:table-cell table:formula="of:=[Discs.F12]" office:value-type="string" office:string-value="GC 2" calcext:value-type="string">
            <text:p>GC 2</text:p>
          </table:table-cell>
          <table:table-cell table:formula="of:=COUNTA([Discs.G12:.N12])" office:value-type="float" office:value="2" calcext:value-type="float">
            <text:p>2</text:p>
          </table:table-cell>
          <table:table-cell table:formula="of:=COM.MICROSOFT.TEXTJOIN(&quot;, &quot;;1;[Discs.G12:.N12])" office:value-type="string" office:string-value="The Legend of Zelda: The Wind Waker, Lost Kingdoms II" calcext:value-type="string">
            <text:p>The Legend of Zelda: The Wind Waker, Lost Kingdoms II</text:p>
          </table:table-cell>
          <table:table-cell table:formula="of:=COUNTA([Discs.O12:.AH12])" office:value-type="float" office:value="9" calcext:value-type="float">
            <text:p>9</text:p>
          </table:table-cell>
          <table:table-cell table:formula="of:=COM.MICROSOFT.TEXTJOIN(&quot;, &quot;;1;[Discs.O12:.AM12])" office:value-type="string" office:string-value="P.N.03, WarioWare, Inc.: Mega Party Games!, The Sims, MLB Slugfest 20-04, HOTCLIPS, Rayman 3: Hoodlum Havoc, Ikaruga, GBA SP, The Legend of Zelda: The Wind Waker" calcext:value-type="string">
            <text:p>P.N.03, WarioWare, Inc.: Mega Party Games!, The Sims, MLB Slugfest 20-04, HOTCLIPS, Rayman 3: Hoodlum Havoc, Ikaruga, GBA SP, The Legend of Zelda: The Wind Waker</text:p>
          </table:table-cell>
        </table:table-row>
        <table:table-row table:style-name="ro1">
          <table:table-cell office:value-type="string" calcext:value-type="string">
            <text:p>Interactive Multi-Game Demo Disc, US 11</text:p>
          </table:table-cell>
          <table:table-cell table:formula="of:=[Discs.A13]" office:value-type="string" office:string-value="July 15 2003" calcext:value-type="string">
            <text:p>July 15 2003</text:p>
          </table:table-cell>
          <table:table-cell table:formula="of:=[Discs.D13]" office:value-type="string" office:string-value="D86E01" calcext:value-type="string">
            <text:p>D86E01</text:p>
          </table:table-cell>
          <table:table-cell table:formula="of:=[Discs.E13]" office:value-type="string" office:string-value="3-USA" calcext:value-type="string">
            <text:p>3-USA</text:p>
          </table:table-cell>
          <table:table-cell table:formula="of:=[Discs.F13]" office:value-type="string" office:string-value="GC 2" calcext:value-type="string">
            <text:p>GC 2</text:p>
          </table:table-cell>
          <table:table-cell table:formula="of:=COUNTA([Discs.G13:.N13])" office:value-type="float" office:value="7" calcext:value-type="float">
            <text:p>7</text:p>
          </table:table-cell>
          <table:table-cell table:formula="of:=COM.MICROSOFT.TEXTJOIN(&quot;, &quot;;1;[Discs.G13:.N13])" office:value-type="string" office:string-value="Soulcalibur II, Mario Golf: Toadstool Tour, Ultimate Muscle: Legends vs. New Generation, P.N.03, Sonic Adventure DX: Director's Cut, 1080 Avalanche, Soulcalibur II" calcext:value-type="string">
            <text:p>Soulcalibur II, Mario Golf: Toadstool Tour, Ultimate Muscle: Legends vs. New Generation, P.N.03, Sonic Adventure DX: Director's Cut, 1080 Avalanche, Soulcalibur II</text:p>
          </table:table-cell>
          <table:table-cell table:formula="of:=COUNTA([Discs.O13:.AH13])" office:value-type="float" office:value="9" calcext:value-type="float">
            <text:p>9</text:p>
          </table:table-cell>
          <table:table-cell table:formula="of:=COM.MICROSOFT.TEXTJOIN(&quot;, &quot;;1;[Discs.O13:.AM13])" office:value-type="string" office:string-value="Game Boy Player, WarioWare, Inc.: Mega Party Games!, Mario Golf: Toadstool Tour, Soulcalibur II, Enter the Matrix, Hulk, NCAA Football 2004, Mega Man Network Transmission, ESRB (Ad) (Derek Jeter)" calcext:value-type="string">
            <text:p>Game Boy Player, WarioWare, Inc.: Mega Party Games!, Mario Golf: Toadstool Tour, Soulcalibur II, Enter the Matrix, Hulk, NCAA Football 2004, Mega Man Network Transmission, ESRB (Ad) (Derek Jeter)</text:p>
          </table:table-cell>
        </table:table-row>
        <table:table-row table:style-name="ro1">
          <table:table-cell office:value-type="string" calcext:value-type="string">
            <text:p>Interactive Multi-Game Demo Disc, US 12</text:p>
          </table:table-cell>
          <table:table-cell table:formula="of:=[Discs.A14]" office:value-type="string" office:string-value="November 30 2003" calcext:value-type="string">
            <text:p>November 30 2003</text:p>
          </table:table-cell>
          <table:table-cell table:formula="of:=[Discs.D14]" office:value-type="string" office:string-value="D85E01" calcext:value-type="string">
            <text:p>D85E01</text:p>
          </table:table-cell>
          <table:table-cell table:formula="of:=[Discs.E14]" office:value-type="string" office:string-value="3-USA" calcext:value-type="string">
            <text:p>3-USA</text:p>
          </table:table-cell>
          <table:table-cell table:formula="of:=[Discs.F14]" office:value-type="string" office:string-value="GC 2" calcext:value-type="string">
            <text:p>GC 2</text:p>
          </table:table-cell>
          <table:table-cell table:formula="of:=COUNTA([Discs.G14:.N14])" office:value-type="float" office:value="7" calcext:value-type="float">
            <text:p>7</text:p>
          </table:table-cell>
          <table:table-cell table:formula="of:=COM.MICROSOFT.TEXTJOIN(&quot;, &quot;;1;[Discs.G14:.N14])" office:value-type="string" office:string-value="F-Zero GX, Star Wars Rogue Squadron III: Rebel Strike, Viewtiful Joe, Wallace &amp; Gromit in Project Zoo, Billy Hatcher and the Giant Egg, 1080 Avalanche, Soulcalibur II" calcext:value-type="string">
            <text:p>F-Zero GX, Star Wars Rogue Squadron III: Rebel Strike, Viewtiful Joe, Wallace &amp; Gromit in Project Zoo, Billy Hatcher and the Giant Egg, 1080 Avalanche, Soulcalibur II</text:p>
          </table:table-cell>
          <table:table-cell table:formula="of:=COUNTA([Discs.O14:.AH14])" office:value-type="float" office:value="7" calcext:value-type="float">
            <text:p>7</text:p>
          </table:table-cell>
          <table:table-cell table:formula="of:=COM.MICROSOFT.TEXTJOIN(&quot;, &quot;;1;[Discs.O14:.AM14])" office:value-type="string" office:string-value="F-Zero GX, 1080 Avalanche, Madden NFL 2004, WWE WrestleMania XIX, P.N.03, NHL 2004, Prince of Persia: The Sands of Time" calcext:value-type="string">
            <text:p>F-Zero GX, 1080 Avalanche, Madden NFL 2004, WWE WrestleMania XIX, P.N.03, NHL 2004, Prince of Persia: The Sands of Time</text:p>
          </table:table-cell>
        </table:table-row>
        <table:table-row table:style-name="ro1">
          <table:table-cell office:value-type="string" calcext:value-type="string">
            <text:p>Interactive Multi-Game Demo Disc, US 13</text:p>
          </table:table-cell>
          <table:table-cell table:formula="of:=[Discs.A15]" office:value-type="string" office:string-value="December 31 2003" calcext:value-type="string">
            <text:p>December 31 2003</text:p>
          </table:table-cell>
          <table:table-cell table:formula="of:=[Discs.D15]" office:value-type="string" office:string-value="D84E01" calcext:value-type="string">
            <text:p>D84E01</text:p>
          </table:table-cell>
          <table:table-cell table:formula="of:=[Discs.E15]" office:value-type="string" office:string-value="3-USA" calcext:value-type="string">
            <text:p>3-USA</text:p>
          </table:table-cell>
          <table:table-cell table:formula="of:=[Discs.F15]" office:value-type="string" office:string-value="GC 2" calcext:value-type="string">
            <text:p>GC 2</text:p>
          </table:table-cell>
          <table:table-cell table:formula="of:=COUNTA([Discs.G15:.N15])" office:value-type="float" office:value="4" calcext:value-type="float">
            <text:p>4</text:p>
          </table:table-cell>
          <table:table-cell table:formula="of:=COM.MICROSOFT.TEXTJOIN(&quot;, &quot;;1;[Discs.G15:.N15])" office:value-type="string" office:string-value="Mario Kart: Double Dash!!, Mario Party 5, Go! Go! Hypergrind, Kirby Air Ride" calcext:value-type="string">
            <text:p>Mario Kart: Double Dash!!, Mario Party 5, Go! Go! Hypergrind, Kirby Air Ride</text:p>
          </table:table-cell>
          <table:table-cell table:formula="of:=COUNTA([Discs.O15:.AH15])" office:value-type="float" office:value="7" calcext:value-type="float">
            <text:p>7</text:p>
          </table:table-cell>
          <table:table-cell table:formula="of:=COM.MICROSOFT.TEXTJOIN(&quot;, &quot;;1;[Discs.O15:.AM15])" office:value-type="string" office:string-value="Mario Kart: Double Dash, Final Fantasy Crystal Chronicles, 1080 Avalanche, Star Wars Rogue Squadron III: Rebel Strike, 007 Everything or Nothing, Need for Speed: Underground, Prince of Persia: The Sands of Time" calcext:value-type="string">
            <text:p>Mario Kart: Double Dash, Final Fantasy Crystal Chronicles, 1080 Avalanche, Star Wars Rogue Squadron III: Rebel Strike, 007 Everything or Nothing, Need for Speed: Underground, Prince of Persia: The Sands of Time</text:p>
          </table:table-cell>
        </table:table-row>
        <table:table-row table:style-name="ro1">
          <table:table-cell office:value-type="string" calcext:value-type="string">
            <text:p>Interactive Multi-Game Demo Disc, US 14</text:p>
          </table:table-cell>
          <table:table-cell table:formula="of:=[Discs.A16]" office:value-type="string" office:string-value="January 1 2004" calcext:value-type="string">
            <text:p>January 1 2004</text:p>
          </table:table-cell>
          <table:table-cell table:formula="of:=[Discs.D16]" office:value-type="string" office:string-value="D83E01" calcext:value-type="string">
            <text:p>D83E01</text:p>
          </table:table-cell>
          <table:table-cell table:formula="of:=[Discs.E16]" office:value-type="string" office:string-value="4-USA" calcext:value-type="string">
            <text:p>4-USA</text:p>
          </table:table-cell>
          <table:table-cell table:formula="of:=[Discs.F16]" office:value-type="string" office:string-value="Changing" calcext:value-type="string">
            <text:p>Changing</text:p>
          </table:table-cell>
          <table:table-cell table:formula="of:=COUNTA([Discs.G16:.N16])" office:value-type="float" office:value="4" calcext:value-type="float">
            <text:p>4</text:p>
          </table:table-cell>
          <table:table-cell table:formula="of:=COM.MICROSOFT.TEXTJOIN(&quot;, &quot;;1;[Discs.G16:.N16])" office:value-type="string" office:string-value="Custom Robo, Sonic Heroes, Mario Kart: Double Dash, Pokemon Ruby/Sapphire Berry Program Update" calcext:value-type="string">
            <text:p>Custom Robo, Sonic Heroes, Mario Kart: Double Dash, Pokemon Ruby/Sapphire Berry Program Update</text:p>
          </table:table-cell>
          <table:table-cell table:formula="of:=COUNTA([Discs.O16:.AH16])" office:value-type="float" office:value="10" calcext:value-type="float">
            <text:p>10</text:p>
          </table:table-cell>
          <table:table-cell table:formula="of:=COM.MICROSOFT.TEXTJOIN(&quot;, &quot;;1;[Discs.O16:.AM16])" office:value-type="string" office:string-value="Pokemon Colosseum, Metroid: Zero Mission, Final Fantasy Crystal Chronicles, Custom Robo, NFL Street, Need for Speed: Underground, The Sims Bustin’ Out, I-Ninja, Mega Man Anniversary Collection, 007 Everything or Nothing" calcext:value-type="string">
            <text:p>Pokemon Colosseum, Metroid: Zero Mission, Final Fantasy Crystal Chronicles, Custom Robo, NFL Street, Need for Speed: Underground, The Sims Bustin’ Out, I-Ninja, Mega Man Anniversary Collection, 007 Everything or Nothing</text:p>
          </table:table-cell>
        </table:table-row>
        <table:table-row table:style-name="ro1">
          <table:table-cell office:value-type="string" calcext:value-type="string">
            <text:p>Interactive Multi-Game Demo Disc, US 15</text:p>
          </table:table-cell>
          <table:table-cell table:formula="of:=[Discs.A17]" office:value-type="string" office:string-value="February 10 2004" calcext:value-type="string">
            <text:p>February 10 2004</text:p>
          </table:table-cell>
          <table:table-cell table:formula="of:=[Discs.D17]" office:value-type="string" office:string-value="D82E01" calcext:value-type="string">
            <text:p>D82E01</text:p>
          </table:table-cell>
          <table:table-cell table:formula="of:=[Discs.E17]" office:value-type="string" office:string-value="4-USA" calcext:value-type="string">
            <text:p>4-USA</text:p>
          </table:table-cell>
          <table:table-cell table:formula="of:=[Discs.F17]" office:value-type="string" office:string-value="Changing" calcext:value-type="string">
            <text:p>Changing</text:p>
          </table:table-cell>
          <table:table-cell table:formula="of:=COUNTA([Discs.G17:.N17])" office:value-type="float" office:value="4" calcext:value-type="float">
            <text:p>4</text:p>
          </table:table-cell>
          <table:table-cell table:formula="of:=COM.MICROSOFT.TEXTJOIN(&quot;, &quot;;1;[Discs.G17:.N17])" office:value-type="string" office:string-value="Custom Robo, Sonic Heroes, Mario Kart: Double Dash, Pokemon Ruby/Sapphire Berry Program Update (inaccesible from menu)" calcext:value-type="string">
            <text:p>Custom Robo, Sonic Heroes, Mario Kart: Double Dash, Pokemon Ruby/Sapphire Berry Program Update (inaccesible from menu)</text:p>
          </table:table-cell>
          <table:table-cell table:formula="of:=COUNTA([Discs.O17:.AH17])" office:value-type="float" office:value="13" calcext:value-type="float">
            <text:p>13</text:p>
          </table:table-cell>
          <table:table-cell table:formula="of:=COM.MICROSOFT.TEXTJOIN(&quot;, &quot;;1;[Discs.O17:.AM17])" office:value-type="string" office:string-value="Pokemon Colosseum, Metal Gear Solid: The Twin Snakes, Tom Clancy's Splinter Cell: Pandora Tomorrow, Killer7, Metroid: Zero Mission, Final Fantasy Crystal Chronicles, Custom Robo, NFL Street, Need for Speed: Underground, The Sims Bustin’ Out, I-Ninja, Mega Man Anniversary Collection, 007 Everything or Nothing" calcext:value-type="string">
            <text:p>Pokemon Colosseum, Metal Gear Solid: The Twin Snakes, Tom Clancy's Splinter Cell: Pandora Tomorrow, Killer7, Metroid: Zero Mission, Final Fantasy Crystal Chronicles, Custom Robo, NFL Street, Need for Speed: Underground, The Sims Bustin’ Out, I-Ninja, Mega Man Anniversary Collection, 007 Everything or Nothing</text:p>
          </table:table-cell>
        </table:table-row>
        <table:table-row table:style-name="ro1">
          <table:table-cell office:value-type="string" calcext:value-type="string">
            <text:p>Interactive Multi-Game Demo Disc, US 16</text:p>
          </table:table-cell>
          <table:table-cell table:formula="of:=[Discs.A18]" office:value-type="string" office:string-value="May 1 2004" calcext:value-type="string">
            <text:p>May 1 2004</text:p>
          </table:table-cell>
          <table:table-cell table:formula="of:=[Discs.D18]" office:value-type="string" office:string-value="D79E01" calcext:value-type="string">
            <text:p>D79E01</text:p>
          </table:table-cell>
          <table:table-cell table:formula="of:=[Discs.E18]" office:value-type="string" office:string-value="4-USA" calcext:value-type="string">
            <text:p>4-USA</text:p>
          </table:table-cell>
          <table:table-cell table:formula="of:=[Discs.F18]" office:value-type="string" office:string-value="Changing 2" calcext:value-type="string">
            <text:p>Changing 2</text:p>
          </table:table-cell>
          <table:table-cell table:formula="of:=COUNTA([Discs.G18:.N18])" office:value-type="float" office:value="4" calcext:value-type="float">
            <text:p>4</text:p>
          </table:table-cell>
          <table:table-cell table:formula="of:=COM.MICROSOFT.TEXTJOIN(&quot;, &quot;;1;[Discs.G18:.N18])" office:value-type="string" office:string-value="Custom Robo, WarioWare, Inc.: Mega Party Games!, Mario vs Donkey Kong (GBA), Pokemon Ruby/Sapphire Berry Program Update" calcext:value-type="string">
            <text:p>Custom Robo, WarioWare, Inc.: Mega Party Games!, Mario vs Donkey Kong (GBA), Pokemon Ruby/Sapphire Berry Program Update</text:p>
          </table:table-cell>
          <table:table-cell table:formula="of:=COUNTA([Discs.O18:.AH18])" office:value-type="float" office:value="14" calcext:value-type="float">
            <text:p>14</text:p>
          </table:table-cell>
          <table:table-cell table:formula="of:=COM.MICROSOFT.TEXTJOIN(&quot;, &quot;;1;[Discs.O18:.AM18])" office:value-type="string" office:string-value="Harry Potter and the Prisoner of Azkaban, Tales of Symphonia, MVP Baseball 2004, Phantasy Star Online Episode III: C.A.R.D. Revolution, Mega Man Anniversary Collection, Custom Robo, WarioWare, Inc.: Mega Party Games!, GBA “video”, Mario Golf: Toadstool Tour, Scooby Doo: Mystery Mayhem, Memory Card 1019, ESRB2 ?, The Legend of Zelda: Four Swords Adventures, contains second versions of mario golf, scooby doo, and warioware on disc" calcext:value-type="string">
            <text:p>Harry Potter and the Prisoner of Azkaban, Tales of Symphonia, MVP Baseball 2004, Phantasy Star Online Episode III: C.A.R.D. Revolution, Mega Man Anniversary Collection, Custom Robo, WarioWare, Inc.: Mega Party Games!, GBA “video”, Mario Golf: Toadstool Tour, Scooby Doo: Mystery Mayhem, Memory Card 1019, ESRB2 ?, The Legend of Zelda: Four Swords Adventures, contains second versions of mario golf, scooby doo, and warioware on disc</text:p>
          </table:table-cell>
        </table:table-row>
        <table:table-row table:style-name="ro1">
          <table:table-cell office:value-type="string" calcext:value-type="string">
            <text:p>Interactive Multi-Game Demo Disc, US 17</text:p>
          </table:table-cell>
          <table:table-cell table:formula="of:=[Discs.A19]" office:value-type="string" office:string-value="August 1 2004" calcext:value-type="string">
            <text:p>August 1 2004</text:p>
          </table:table-cell>
          <table:table-cell table:formula="of:=[Discs.D19]" office:value-type="string" office:string-value="D78E01" calcext:value-type="string">
            <text:p>D78E01</text:p>
          </table:table-cell>
          <table:table-cell table:formula="of:=[Discs.E19]" office:value-type="string" office:string-value="4-USA" calcext:value-type="string">
            <text:p>4-USA</text:p>
          </table:table-cell>
          <table:table-cell table:formula="of:=[Discs.F19]" office:value-type="string" office:string-value="Slideshow" calcext:value-type="string">
            <text:p>Slideshow</text:p>
          </table:table-cell>
          <table:table-cell table:formula="of:=COUNTA([Discs.G19:.N19])" office:value-type="float" office:value="5" calcext:value-type="float">
            <text:p>5</text:p>
          </table:table-cell>
          <table:table-cell table:formula="of:=COM.MICROSOFT.TEXTJOIN(&quot;, &quot;;1;[Discs.G19:.N19])" office:value-type="string" office:string-value="Donkey Konga, Pikmin 2, Mario Pinball Land (GBA), Tom Clancy's Splinter Cell: Pandora Tomorrow, Paper Mario: The Thousand-Year Door" calcext:value-type="string">
            <text:p>Donkey Konga, Pikmin 2, Mario Pinball Land (GBA), Tom Clancy's Splinter Cell: Pandora Tomorrow, Paper Mario: The Thousand-Year Door</text:p>
          </table:table-cell>
          <table:table-cell table:formula="of:=COUNTA([Discs.O19:.AH19])" office:value-type="float" office:value="11" calcext:value-type="float">
            <text:p>11</text:p>
          </table:table-cell>
          <table:table-cell table:formula="of:=COM.MICROSOFT.TEXTJOIN(&quot;, &quot;;1;[Discs.O19:.AM19])" office:value-type="string" office:string-value="Donkey Kong Jungle Beat, WWE Day of Reckoning, Tales of Symphonia, Paper Mario: The Thousand-Year Door, Donkey Konga, Pikmin 2, Madden NFL 2005, NCAA Football 2005, Tiger Woods PGA Tour 2005, Mega Man X: Command Mission, ESRB 2" calcext:value-type="string">
            <text:p>Donkey Kong Jungle Beat, WWE Day of Reckoning, Tales of Symphonia, Paper Mario: The Thousand-Year Door, Donkey Konga, Pikmin 2, Madden NFL 2005, NCAA Football 2005, Tiger Woods PGA Tour 2005, Mega Man X: Command Mission, ESRB 2</text:p>
          </table:table-cell>
        </table:table-row>
        <table:table-row table:style-name="ro1">
          <table:table-cell office:value-type="string" calcext:value-type="string">
            <text:p>Interactive Multi-Game Demo Disc, US 18</text:p>
          </table:table-cell>
          <table:table-cell table:formula="of:=[Discs.A20]" office:value-type="string" office:string-value="October 1 2004" calcext:value-type="string">
            <text:p>October 1 2004</text:p>
          </table:table-cell>
          <table:table-cell table:formula="of:=[Discs.D20]" office:value-type="string" office:string-value="D77E01" calcext:value-type="string">
            <text:p>D77E01</text:p>
          </table:table-cell>
          <table:table-cell table:formula="of:=[Discs.E20]" office:value-type="string" office:string-value="4-USA" calcext:value-type="string">
            <text:p>4-USA</text:p>
          </table:table-cell>
          <table:table-cell table:formula="of:=[Discs.F20]" office:value-type="string" office:string-value="Slideshow" calcext:value-type="string">
            <text:p>Slideshow</text:p>
          </table:table-cell>
          <table:table-cell table:formula="of:=COUNTA([Discs.G20:.N20])" office:value-type="float" office:value="5" calcext:value-type="float">
            <text:p>5</text:p>
          </table:table-cell>
          <table:table-cell table:formula="of:=COM.MICROSOFT.TEXTJOIN(&quot;, &quot;;1;[Discs.G20:.N20])" office:value-type="string" office:string-value="Pikmin 2, Tom Clancy's Splinter Cell: Pandora Tomorrow, Mario Pinball Land (GBA) (A second version exists on the disc which uses a different but incorrectly mapped gameboy player border), Paper Mario: The Thousand-Year Door, Pokemon Ruby/Sapphire Berry Program Update (if GBA present)" calcext:value-type="string">
            <text:p>Pikmin 2, Tom Clancy's Splinter Cell: Pandora Tomorrow, Mario Pinball Land (GBA) (A second version exists on the disc which uses a different but incorrectly mapped gameboy player border), Paper Mario: The Thousand-Year Door, Pokemon Ruby/Sapphire Berry Program Update (if GBA present)</text:p>
          </table:table-cell>
          <table:table-cell table:formula="of:=COUNTA([Discs.O20:.AH20])" office:value-type="float" office:value="12" calcext:value-type="float">
            <text:p>12</text:p>
          </table:table-cell>
          <table:table-cell table:formula="of:=COM.MICROSOFT.TEXTJOIN(&quot;, &quot;;1;[Discs.O20:.AM20])" office:value-type="string" office:string-value="Donkey Konga, Donkey Kong Jungle Beat, WWE Day of Reckoning, Tales of Symphonia, Paper Mario: The Thousand-Year Door, Pikmin 2, Madden NFL 2005, NCAA Football 2005, Tiger Woods PGA Tour 2005, Shark Tale, Mega Man X: Command Mission, ESRB 2" calcext:value-type="string">
            <text:p>Donkey Konga, Donkey Kong Jungle Beat, WWE Day of Reckoning, Tales of Symphonia, Paper Mario: The Thousand-Year Door, Pikmin 2, Madden NFL 2005, NCAA Football 2005, Tiger Woods PGA Tour 2005, Shark Tale, Mega Man X: Command Mission, ESRB 2</text:p>
          </table:table-cell>
        </table:table-row>
        <table:table-row table:style-name="ro1">
          <table:table-cell office:value-type="string" calcext:value-type="string">
            <text:p>Interactive Multi-Game Demo Disc, US 19</text:p>
          </table:table-cell>
          <table:table-cell table:formula="of:=[Discs.A21]" office:value-type="string" office:string-value="October 1 2004" calcext:value-type="string">
            <text:p>October 1 2004</text:p>
          </table:table-cell>
          <table:table-cell table:formula="of:=[Discs.D21]" office:value-type="string" office:string-value="D76E01" calcext:value-type="string">
            <text:p>D76E01</text:p>
          </table:table-cell>
          <table:table-cell table:formula="of:=[Discs.E21]" office:value-type="string" office:string-value="4-USA" calcext:value-type="string">
            <text:p>4-USA</text:p>
          </table:table-cell>
          <table:table-cell table:formula="of:=[Discs.F21]" office:value-type="string" office:string-value="Slideshow" calcext:value-type="string">
            <text:p>Slideshow</text:p>
          </table:table-cell>
          <table:table-cell table:formula="of:=COUNTA([Discs.G21:.N21])" office:value-type="float" office:value="7" calcext:value-type="float">
            <text:p>7</text:p>
          </table:table-cell>
          <table:table-cell table:formula="of:=COM.MICROSOFT.TEXTJOIN(&quot;, &quot;;1;[Discs.G21:.N21])" office:value-type="string" office:string-value="Metroid Prime 2: Echoes (v.227), Viewtiful Joe 2, Baten Kaitos: Eternal Wings and the Lost Ocean, Mario Party 6, Tak 2: The Staff of Dreams, Paper Mario: The Thousand-Year Door, Mario Power Tennis" calcext:value-type="string">
            <text:p>Metroid Prime 2: Echoes (v.227), Viewtiful Joe 2, Baten Kaitos: Eternal Wings and the Lost Ocean, Mario Party 6, Tak 2: The Staff of Dreams, Paper Mario: The Thousand-Year Door, Mario Power Tennis</text:p>
          </table:table-cell>
          <table:table-cell table:formula="of:=COUNTA([Discs.O21:.AH21])" office:value-type="float" office:value="10" calcext:value-type="float">
            <text:p>10</text:p>
          </table:table-cell>
          <table:table-cell table:formula="of:=COM.MICROSOFT.TEXTJOIN(&quot;, &quot;;1;[Discs.O21:.AM21])" office:value-type="string" office:string-value="NDS, Donkey Konga, Metroid Prime 2: Echoes, Tony Hawk's Underground 2, GoldenEye Rogue Agent, X-Men Legends, Need for Speed: Underground 2, Mario Power Tennis, The Urbz: Sims in the City, fzero gp legend cartoon" calcext:value-type="string">
            <text:p>NDS, Donkey Konga, Metroid Prime 2: Echoes, Tony Hawk's Underground 2, GoldenEye Rogue Agent, X-Men Legends, Need for Speed: Underground 2, Mario Power Tennis, The Urbz: Sims in the City, fzero gp legend cartoon</text:p>
          </table:table-cell>
        </table:table-row>
        <table:table-row table:style-name="ro1">
          <table:table-cell office:value-type="string" calcext:value-type="string">
            <text:p>Interactive Multi-Game Demo Disc, US 20</text:p>
          </table:table-cell>
          <table:table-cell table:formula="of:=[Discs.A22]" office:value-type="string" office:string-value="October 1 2004" calcext:value-type="string">
            <text:p>October 1 2004</text:p>
          </table:table-cell>
          <table:table-cell table:formula="of:=[Discs.D22]" office:value-type="string" office:string-value="D75E01" calcext:value-type="string">
            <text:p>D75E01</text:p>
          </table:table-cell>
          <table:table-cell table:formula="of:=[Discs.E22]" office:value-type="string" office:string-value="4-USA" calcext:value-type="string">
            <text:p>4-USA</text:p>
          </table:table-cell>
          <table:table-cell table:formula="of:=[Discs.F22]" office:value-type="string" office:string-value="Slideshow" calcext:value-type="string">
            <text:p>Slideshow</text:p>
          </table:table-cell>
          <table:table-cell table:formula="of:=COUNTA([Discs.G22:.N22])" office:value-type="float" office:value="7" calcext:value-type="float">
            <text:p>7</text:p>
          </table:table-cell>
          <table:table-cell table:formula="of:=COM.MICROSOFT.TEXTJOIN(&quot;, &quot;;1;[Discs.G22:.N22])" office:value-type="string" office:string-value="Metroid Prime 2: Echoes (v.227), Resident Evil 4, Viewtiful Joe 2, Baten Kaitos: Eternal Wings and the Lost Ocean, Mario Party 6, Paper Mario: The Thousand-Year Door, Mario Power Tennis" calcext:value-type="string">
            <text:p>Metroid Prime 2: Echoes (v.227), Resident Evil 4, Viewtiful Joe 2, Baten Kaitos: Eternal Wings and the Lost Ocean, Mario Party 6, Paper Mario: The Thousand-Year Door, Mario Power Tennis</text:p>
          </table:table-cell>
          <table:table-cell table:formula="of:=COUNTA([Discs.O22:.AH22])" office:value-type="float" office:value="10" calcext:value-type="float">
            <text:p>10</text:p>
          </table:table-cell>
          <table:table-cell table:formula="of:=COM.MICROSOFT.TEXTJOIN(&quot;, &quot;;1;[Discs.O22:.AM22])" office:value-type="string" office:string-value="NDS, Metroid Prime 2: Echoes, Geist, Resident Evil 4, Tony Hawk's Underground 2, GoldenEye Rogue Agent, X-Men Legends, Donkey Konga, Need for Speed: Underground 2, Mario Party 6" calcext:value-type="string">
            <text:p>NDS, Metroid Prime 2: Echoes, Geist, Resident Evil 4, Tony Hawk's Underground 2, GoldenEye Rogue Agent, X-Men Legends, Donkey Konga, Need for Speed: Underground 2, Mario Party 6</text:p>
          </table:table-cell>
        </table:table-row>
        <table:table-row table:style-name="ro1">
          <table:table-cell office:value-type="string" calcext:value-type="string">
            <text:p>Interactive Multi-Game Demo Disc, US 21</text:p>
          </table:table-cell>
          <table:table-cell table:formula="of:=[Discs.A23]" office:value-type="string" office:string-value="November 1 2004" calcext:value-type="string">
            <text:p>November 1 2004</text:p>
          </table:table-cell>
          <table:table-cell table:formula="of:=[Discs.D23]" office:value-type="string" office:string-value="D74E01" calcext:value-type="string">
            <text:p>D74E01</text:p>
          </table:table-cell>
          <table:table-cell table:formula="of:=[Discs.E23]" office:value-type="string" office:string-value="4-USA" calcext:value-type="string">
            <text:p>4-USA</text:p>
          </table:table-cell>
          <table:table-cell table:formula="of:=[Discs.F23]" office:value-type="string" office:string-value="Slideshow" calcext:value-type="string">
            <text:p>Slideshow</text:p>
          </table:table-cell>
          <table:table-cell table:formula="of:=COUNTA([Discs.G23:.N23])" office:value-type="float" office:value="7" calcext:value-type="float">
            <text:p>7</text:p>
          </table:table-cell>
          <table:table-cell table:formula="of:=COM.MICROSOFT.TEXTJOIN(&quot;, &quot;;1;[Discs.G23:.N23])" office:value-type="string" office:string-value="Donkey Konga, Viewtiful Joe 2, Baten Kaitos: Eternal Wings and the Lost Ocean, Paper Mario: The Thousand-Year Door, Mario Party 6, Mario Power Tennis, Metroid Prime 2: Echoes (v.227)" calcext:value-type="string">
            <text:p>Donkey Konga, Viewtiful Joe 2, Baten Kaitos: Eternal Wings and the Lost Ocean, Paper Mario: The Thousand-Year Door, Mario Party 6, Mario Power Tennis, Metroid Prime 2: Echoes (v.227)</text:p>
          </table:table-cell>
          <table:table-cell table:formula="of:=COUNTA([Discs.O23:.AH23])" office:value-type="float" office:value="13" calcext:value-type="float">
            <text:p>13</text:p>
          </table:table-cell>
          <table:table-cell table:formula="of:=COM.MICROSOFT.TEXTJOIN(&quot;, &quot;;1;[Discs.O23:.AM23])" office:value-type="string" office:string-value="NDS, Metroid Prime 2: Echoes, Tony Hawk's Underground 2, GoldenEye Rogue Agent, X-Men Legends, Need for Speed: Underground 2, Mario Power Tennis, Paper Mario: The Thousand-Year Door, Mario Party 6, The Urbz: Sims in the City, NBA Live 2005, F-Zero Cartoon / Climax?, ESRB 2 ?" calcext:value-type="string">
            <text:p>NDS, Metroid Prime 2: Echoes, Tony Hawk's Underground 2, GoldenEye Rogue Agent, X-Men Legends, Need for Speed: Underground 2, Mario Power Tennis, Paper Mario: The Thousand-Year Door, Mario Party 6, The Urbz: Sims in the City, NBA Live 2005, F-Zero Cartoon / Climax?, ESRB 2 ?</text:p>
          </table:table-cell>
        </table:table-row>
        <table:table-row table:style-name="ro1">
          <table:table-cell office:value-type="string" calcext:value-type="string">
            <text:p>Interactive Multi-Game Demo Disc, US 22</text:p>
          </table:table-cell>
          <table:table-cell table:formula="of:=[Discs.A24]" office:value-type="string" office:string-value="November 1 2004" calcext:value-type="string">
            <text:p>November 1 2004</text:p>
          </table:table-cell>
          <table:table-cell table:formula="of:=[Discs.D24]" office:value-type="string" office:string-value="D73E01" calcext:value-type="string">
            <text:p>D73E01</text:p>
          </table:table-cell>
          <table:table-cell table:formula="of:=[Discs.E24]" office:value-type="string" office:string-value="4-USA" calcext:value-type="string">
            <text:p>4-USA</text:p>
          </table:table-cell>
          <table:table-cell table:formula="of:=[Discs.F24]" office:value-type="string" office:string-value="Slideshow" calcext:value-type="string">
            <text:p>Slideshow</text:p>
          </table:table-cell>
          <table:table-cell table:formula="of:=COUNTA([Discs.G24:.N24])" office:value-type="float" office:value="7" calcext:value-type="float">
            <text:p>7</text:p>
          </table:table-cell>
          <table:table-cell table:formula="of:=COM.MICROSOFT.TEXTJOIN(&quot;, &quot;;1;[Discs.G24:.N24])" office:value-type="string" office:string-value="Donkey Konga, Resident Evil 4, Viewtiful Joe 2, Baten Kaitos: Eternal Wings and the Lost Ocean, Paper Mario: The Thousand-Year Door, Mario Power Tennis, Metroid Prime 2: Echoes (v.227)" calcext:value-type="string">
            <text:p>Donkey Konga, Resident Evil 4, Viewtiful Joe 2, Baten Kaitos: Eternal Wings and the Lost Ocean, Paper Mario: The Thousand-Year Door, Mario Power Tennis, Metroid Prime 2: Echoes (v.227)</text:p>
          </table:table-cell>
          <table:table-cell table:formula="of:=COUNTA([Discs.O24:.AH24])" office:value-type="float" office:value="12" calcext:value-type="float">
            <text:p>12</text:p>
          </table:table-cell>
          <table:table-cell table:formula="of:=COM.MICROSOFT.TEXTJOIN(&quot;, &quot;;1;[Discs.O24:.AM24])" office:value-type="string" office:string-value="NDS Hardware, Metroid Prime 2: Echoes, Resident Evil 4, Geist, Tony Hawk's Underground 2, GoldenEye Rogue Agent, Mario Power Tennis, Need for Speed: Underground 2, Mario Power Tennis, Mario Party 6, The Urbz: Sims in the City, NBA Live 2005" calcext:value-type="string">
            <text:p>NDS Hardware, Metroid Prime 2: Echoes, Resident Evil 4, Geist, Tony Hawk's Underground 2, GoldenEye Rogue Agent, Mario Power Tennis, Need for Speed: Underground 2, Mario Power Tennis, Mario Party 6, The Urbz: Sims in the City, NBA Live 2005</text:p>
          </table:table-cell>
        </table:table-row>
        <table:table-row table:style-name="ro1">
          <table:table-cell office:value-type="string" calcext:value-type="string">
            <text:p>Interactive Multi-Game Demo Disc, US 23</text:p>
          </table:table-cell>
          <table:table-cell table:formula="of:=[Discs.A25]" office:value-type="string" office:string-value="January 1 2005" calcext:value-type="string">
            <text:p>January 1 2005</text:p>
          </table:table-cell>
          <table:table-cell table:formula="of:=[Discs.D25]" office:value-type="string" office:string-value="D72E01" calcext:value-type="string">
            <text:p>D72E01</text:p>
          </table:table-cell>
          <table:table-cell table:formula="of:=[Discs.E25]" office:value-type="string" office:string-value="4-USA" calcext:value-type="string">
            <text:p>4-USA</text:p>
          </table:table-cell>
          <table:table-cell table:formula="of:=[Discs.F25]" office:value-type="string" office:string-value="Slideshow" calcext:value-type="string">
            <text:p>Slideshow</text:p>
          </table:table-cell>
          <table:table-cell table:formula="of:=COUNTA([Discs.G25:.N25])" office:value-type="float" office:value="4" calcext:value-type="float">
            <text:p>4</text:p>
          </table:table-cell>
          <table:table-cell table:formula="of:=COM.MICROSOFT.TEXTJOIN(&quot;, &quot;;1;[Discs.G25:.N25])" office:value-type="string" office:string-value="Star Fox Assault, Metroid Prime 2: Echoes (v.227), Virtua Quest, Mario Power Tennis" calcext:value-type="string">
            <text:p>Star Fox Assault, Metroid Prime 2: Echoes (v.227), Virtua Quest, Mario Power Tennis</text:p>
          </table:table-cell>
          <table:table-cell table:formula="of:=COUNTA([Discs.O25:.AH25])" office:value-type="float" office:value="7" calcext:value-type="float">
            <text:p>7</text:p>
          </table:table-cell>
          <table:table-cell table:formula="of:=COM.MICROSOFT.TEXTJOIN(&quot;, &quot;;1;[Discs.O25:.AM25])" office:value-type="string" office:string-value="Donkey Kong Jungle Beat, NBA Street V3, Star Fox Assault, NDS Hardware 2, Dragon Ball Z: Sagas, NFL Street 2, ESRB 2 Tiger Woods" calcext:value-type="string">
            <text:p>Donkey Kong Jungle Beat, NBA Street V3, Star Fox Assault, NDS Hardware 2, Dragon Ball Z: Sagas, NFL Street 2, ESRB 2 Tiger Woods</text:p>
          </table:table-cell>
        </table:table-row>
        <table:table-row table:style-name="ro1">
          <table:table-cell office:value-type="string" calcext:value-type="string">
            <text:p>Interactive Multi-Game Demo Disc, US 24</text:p>
          </table:table-cell>
          <table:table-cell table:formula="of:=[Discs.A26]" office:value-type="string" office:string-value="January 1 2005" calcext:value-type="string">
            <text:p>January 1 2005</text:p>
          </table:table-cell>
          <table:table-cell table:formula="of:=[Discs.D26]" office:value-type="string" office:string-value="D69E01" calcext:value-type="string">
            <text:p>D69E01</text:p>
          </table:table-cell>
          <table:table-cell table:formula="of:=[Discs.E26]" office:value-type="string" office:string-value="4-USA" calcext:value-type="string">
            <text:p>4-USA</text:p>
          </table:table-cell>
          <table:table-cell table:formula="of:=[Discs.F26]" office:value-type="string" office:string-value="Slideshow" calcext:value-type="string">
            <text:p>Slideshow</text:p>
          </table:table-cell>
          <table:table-cell table:formula="of:=COUNTA([Discs.G26:.N26])" office:value-type="float" office:value="5" calcext:value-type="float">
            <text:p>5</text:p>
          </table:table-cell>
          <table:table-cell table:formula="of:=COM.MICROSOFT.TEXTJOIN(&quot;, &quot;;1;[Discs.G26:.N26])" office:value-type="string" office:string-value="Star Fox Assault, Resident Evil 4, Virtua Quest, Mario Power Tennis, Metroid Prime 2: Echoes (v.227)" calcext:value-type="string">
            <text:p>Star Fox Assault, Resident Evil 4, Virtua Quest, Mario Power Tennis, Metroid Prime 2: Echoes (v.227)</text:p>
          </table:table-cell>
          <table:table-cell table:formula="of:=COUNTA([Discs.O26:.AH26])" office:value-type="float" office:value="12" calcext:value-type="float">
            <text:p>12</text:p>
          </table:table-cell>
          <table:table-cell table:formula="of:=COM.MICROSOFT.TEXTJOIN(&quot;, &quot;;1;[Discs.O26:.AM26])" office:value-type="string" office:string-value="Geist, Donkey Kong Jungle Beat, NDS Hardware 2, Star Fox Assault, Killer7, Resident Evil 4, NBA Street V3, NFL Street 2, Tom Clancy's Splinter Cell: Chaos Theory, Mortal Kombat: Deception, Dragon Ball Z: Sagas, ESRB 2 Tiger Woods" calcext:value-type="string">
            <text:p>Geist, Donkey Kong Jungle Beat, NDS Hardware 2, Star Fox Assault, Killer7, Resident Evil 4, NBA Street V3, NFL Street 2, Tom Clancy's Splinter Cell: Chaos Theory, Mortal Kombat: Deception, Dragon Ball Z: Sagas, ESRB 2 Tiger Woods</text:p>
          </table:table-cell>
        </table:table-row>
        <table:table-row table:style-name="ro1">
          <table:table-cell office:value-type="string" calcext:value-type="string">
            <text:p>Interactive Multi-Game Demo Disc, US 25</text:p>
          </table:table-cell>
          <table:table-cell table:formula="of:=[Discs.A27]" office:value-type="string" office:string-value="January 1 2005" calcext:value-type="string">
            <text:p>January 1 2005</text:p>
          </table:table-cell>
          <table:table-cell table:formula="of:=[Discs.D27]" office:value-type="string" office:string-value="D68E01" calcext:value-type="string">
            <text:p>D68E01</text:p>
          </table:table-cell>
          <table:table-cell table:formula="of:=[Discs.E27]" office:value-type="string" office:string-value="4-USA" calcext:value-type="string">
            <text:p>4-USA</text:p>
          </table:table-cell>
          <table:table-cell table:formula="of:=[Discs.F27]" office:value-type="string" office:string-value="Slideshow" calcext:value-type="string">
            <text:p>Slideshow</text:p>
          </table:table-cell>
          <table:table-cell table:formula="of:=COUNTA([Discs.G27:.N27])" office:value-type="float" office:value="5" calcext:value-type="float">
            <text:p>5</text:p>
          </table:table-cell>
          <table:table-cell table:formula="of:=COM.MICROSOFT.TEXTJOIN(&quot;, &quot;;1;[Discs.G27:.N27])" office:value-type="string" office:string-value="Donkey Kong Jungle Beat, Star Fox Assault, Metroid Prime 2: Echoes (v.227), Virtua Quest, Mario Power Tennis" calcext:value-type="string">
            <text:p>Donkey Kong Jungle Beat, Star Fox Assault, Metroid Prime 2: Echoes (v.227), Virtua Quest, Mario Power Tennis</text:p>
          </table:table-cell>
          <table:table-cell table:formula="of:=COUNTA([Discs.O27:.AH27])" office:value-type="float" office:value="7" calcext:value-type="float">
            <text:p>7</text:p>
          </table:table-cell>
          <table:table-cell table:formula="of:=COM.MICROSOFT.TEXTJOIN(&quot;, &quot;;1;[Discs.O27:.AM27])" office:value-type="string" office:string-value="Donkey Kong Jungle Beat, NBA Street V3, Star Fox Assault, NDS Hardware 2, Dragon Ball Z: Sagas, NFL Street 2, ESRB 2 Tiger Woods" calcext:value-type="string">
            <text:p>Donkey Kong Jungle Beat, NBA Street V3, Star Fox Assault, NDS Hardware 2, Dragon Ball Z: Sagas, NFL Street 2, ESRB 2 Tiger Woods</text:p>
          </table:table-cell>
        </table:table-row>
        <table:table-row table:style-name="ro1">
          <table:table-cell office:value-type="string" calcext:value-type="string">
            <text:p>Interactive Multi-Game Demo Disc, US 26</text:p>
          </table:table-cell>
          <table:table-cell table:formula="of:=[Discs.A28]" office:value-type="string" office:string-value="January 1 2005" calcext:value-type="string">
            <text:p>January 1 2005</text:p>
          </table:table-cell>
          <table:table-cell table:formula="of:=[Discs.D28]" office:value-type="string" office:string-value="D67E01" calcext:value-type="string">
            <text:p>D67E01</text:p>
          </table:table-cell>
          <table:table-cell table:formula="of:=[Discs.E28]" office:value-type="string" office:string-value="4-USA" calcext:value-type="string">
            <text:p>4-USA</text:p>
          </table:table-cell>
          <table:table-cell table:formula="of:=[Discs.F28]" office:value-type="string" office:string-value="Slideshow" calcext:value-type="string">
            <text:p>Slideshow</text:p>
          </table:table-cell>
          <table:table-cell table:formula="of:=COUNTA([Discs.G28:.N28])" office:value-type="float" office:value="5" calcext:value-type="float">
            <text:p>5</text:p>
          </table:table-cell>
          <table:table-cell table:formula="of:=COM.MICROSOFT.TEXTJOIN(&quot;, &quot;;1;[Discs.G28:.N28])" office:value-type="string" office:string-value="Donkey Kong Jungle Beat, Star Fox Assault, Resident Evil 4, Virtua Quest, Metroid Prime 2: Echoes (v.227)" calcext:value-type="string">
            <text:p>Donkey Kong Jungle Beat, Star Fox Assault, Resident Evil 4, Virtua Quest, Metroid Prime 2: Echoes (v.227)</text:p>
          </table:table-cell>
          <table:table-cell table:formula="of:=COUNTA([Discs.O28:.AH28])" office:value-type="float" office:value="12" calcext:value-type="float">
            <text:p>12</text:p>
          </table:table-cell>
          <table:table-cell table:formula="of:=COM.MICROSOFT.TEXTJOIN(&quot;, &quot;;1;[Discs.O28:.AM28])" office:value-type="string" office:string-value="Geist, Donkey Kong Jungle Beat, NDS Hardware 2, Star Fox Assault, Killer7, Resident Evil 4, NBA Street V3, NFL Street 2, Tom Clancy's Splinter Cell: Chaos Theory, Mortal Kombat: Deception, Dragon Ball Z: Sagas, ESRB 2 Tiger Woods" calcext:value-type="string">
            <text:p>Geist, Donkey Kong Jungle Beat, NDS Hardware 2, Star Fox Assault, Killer7, Resident Evil 4, NBA Street V3, NFL Street 2, Tom Clancy's Splinter Cell: Chaos Theory, Mortal Kombat: Deception, Dragon Ball Z: Sagas, ESRB 2 Tiger Woods</text:p>
          </table:table-cell>
        </table:table-row>
        <table:table-row table:style-name="ro1">
          <table:table-cell office:value-type="string" calcext:value-type="string">
            <text:p>Interactive Multi-Game Demo Disc, US 27</text:p>
          </table:table-cell>
          <table:table-cell table:formula="of:=[Discs.A29]" office:value-type="string" office:string-value="January 1 2005" calcext:value-type="string">
            <text:p>January 1 2005</text:p>
          </table:table-cell>
          <table:table-cell table:formula="of:=[Discs.D29]" office:value-type="string" office:string-value="D66E01" calcext:value-type="string">
            <text:p>D66E01</text:p>
          </table:table-cell>
          <table:table-cell table:formula="of:=[Discs.E29]" office:value-type="string" office:string-value="4-USA" calcext:value-type="string">
            <text:p>4-USA</text:p>
          </table:table-cell>
          <table:table-cell table:formula="of:=[Discs.F29]" office:value-type="string" office:string-value="Slideshow" calcext:value-type="string">
            <text:p>Slideshow</text:p>
          </table:table-cell>
          <table:table-cell table:formula="of:=COUNTA([Discs.G29:.N29])" office:value-type="float" office:value="3" calcext:value-type="float">
            <text:p>3</text:p>
          </table:table-cell>
          <table:table-cell table:formula="of:=COM.MICROSOFT.TEXTJOIN(&quot;, &quot;;1;[Discs.G29:.N29])" office:value-type="string" office:string-value="Mario Superstar Baseball, Chicken Little, The Incredible Hulk: Ultimate Destruction" calcext:value-type="string">
            <text:p>Mario Superstar Baseball, Chicken Little, The Incredible Hulk: Ultimate Destruction</text:p>
          </table:table-cell>
          <table:table-cell table:formula="of:=COUNTA([Discs.O29:.AH29])" office:value-type="float" office:value="12" calcext:value-type="float">
            <text:p>12</text:p>
          </table:table-cell>
          <table:table-cell table:formula="of:=COM.MICROSOFT.TEXTJOIN(&quot;, &quot;;1;[Discs.O29:.AM29])" office:value-type="string" office:string-value="Battalion Wars, The Legend of Zelda: Twilight Princess, Mario Superstar Baseball, NDS Hardware 3, Medal of Honor: European Assault, The Incredible Hulk: Ultimate Destruction, Charlie and the Chocolate Factory, Chicken Little, Madden NFL 06, Fantastic 4, WWE Day of Reckoning, ESRB 3" calcext:value-type="string">
            <text:p>Battalion Wars, The Legend of Zelda: Twilight Princess, Mario Superstar Baseball, NDS Hardware 3, Medal of Honor: European Assault, The Incredible Hulk: Ultimate Destruction, Charlie and the Chocolate Factory, Chicken Little, Madden NFL 06, Fantastic 4, WWE Day of Reckoning, ESRB 3</text:p>
          </table:table-cell>
        </table:table-row>
        <table:table-row table:style-name="ro1">
          <table:table-cell office:value-type="string" calcext:value-type="string">
            <text:p>Interactive Multi-Game Demo Disc, US 28</text:p>
          </table:table-cell>
          <table:table-cell table:formula="of:=[Discs.A30]" office:value-type="string" office:string-value="March 1 2005" calcext:value-type="string">
            <text:p>March 1 2005</text:p>
          </table:table-cell>
          <table:table-cell table:formula="of:=[Discs.D30]" office:value-type="string" office:string-value="D65E01" calcext:value-type="string">
            <text:p>D65E01</text:p>
          </table:table-cell>
          <table:table-cell table:formula="of:=[Discs.E30]" office:value-type="string" office:string-value="4-USA" calcext:value-type="string">
            <text:p>4-USA</text:p>
          </table:table-cell>
          <table:table-cell table:formula="of:=[Discs.F30]" office:value-type="string" office:string-value="Slideshow" calcext:value-type="string">
            <text:p>Slideshow</text:p>
          </table:table-cell>
          <table:table-cell table:formula="of:=COUNTA([Discs.G30:.N30])" office:value-type="float" office:value="4" calcext:value-type="float">
            <text:p>4</text:p>
          </table:table-cell>
          <table:table-cell table:formula="of:=COM.MICROSOFT.TEXTJOIN(&quot;, &quot;;1;[Discs.G30:.N30])" office:value-type="string" office:string-value="Donkey Konga 2, Mario Superstar Baseball, Chicken Little, The Incredible Hulk: Ultimate Destruction" calcext:value-type="string">
            <text:p>Donkey Konga 2, Mario Superstar Baseball, Chicken Little, The Incredible Hulk: Ultimate Destruction</text:p>
          </table:table-cell>
          <table:table-cell table:formula="of:=COUNTA([Discs.O30:.AH30])" office:value-type="float" office:value="11" calcext:value-type="float">
            <text:p>11</text:p>
          </table:table-cell>
          <table:table-cell table:formula="of:=COM.MICROSOFT.TEXTJOIN(&quot;, &quot;;1;[Discs.O30:.AM30])" office:value-type="string" office:string-value="The Legend of Zelda: Twilight Princess, Battalion Wars, NDS Hardware 3, Mario Superstar Baseball, Medal of Honor: European Assault, The Incredible Hulk: Ultimate Destruction, Charlie and the Chocolate Factory, Madden NFL 06, Fantastic 4, WWE Day of Reckoning, ESRB 3" calcext:value-type="string">
            <text:p>The Legend of Zelda: Twilight Princess, Battalion Wars, NDS Hardware 3, Mario Superstar Baseball, Medal of Honor: European Assault, The Incredible Hulk: Ultimate Destruction, Charlie and the Chocolate Factory, Madden NFL 06, Fantastic 4, WWE Day of Reckoning, ESRB 3</text:p>
          </table:table-cell>
        </table:table-row>
        <table:table-row table:style-name="ro1">
          <table:table-cell office:value-type="string" calcext:value-type="string">
            <text:p>Interactive Multi-Game Demo Disc, US 29</text:p>
          </table:table-cell>
          <table:table-cell table:formula="of:=[Discs.A31]" office:value-type="string" office:string-value="March 1 2005" calcext:value-type="string">
            <text:p>March 1 2005</text:p>
          </table:table-cell>
          <table:table-cell table:formula="of:=[Discs.D31]" office:value-type="string" office:string-value="D64E01" calcext:value-type="string">
            <text:p>D64E01</text:p>
          </table:table-cell>
          <table:table-cell table:formula="of:=[Discs.E31]" office:value-type="string" office:string-value="4-USA" calcext:value-type="string">
            <text:p>4-USA</text:p>
          </table:table-cell>
          <table:table-cell table:formula="of:=[Discs.F31]" office:value-type="string" office:string-value="Slideshow" calcext:value-type="string">
            <text:p>Slideshow</text:p>
          </table:table-cell>
          <table:table-cell table:formula="of:=COUNTA([Discs.G31:.N31])" office:value-type="float" office:value="5" calcext:value-type="float">
            <text:p>5</text:p>
          </table:table-cell>
          <table:table-cell table:formula="of:=COM.MICROSOFT.TEXTJOIN(&quot;, &quot;;1;[Discs.G31:.N31])" office:value-type="string" office:string-value="Mario Superstar Baseball, Geist, Resident Evil 4, Chicken Little, The Incredible Hulk: Ultimate Destruction" calcext:value-type="string">
            <text:p>Mario Superstar Baseball, Geist, Resident Evil 4, Chicken Little, The Incredible Hulk: Ultimate Destruction</text:p>
          </table:table-cell>
          <table:table-cell table:formula="of:=COUNTA([Discs.O31:.AH31])" office:value-type="float" office:value="14" calcext:value-type="float">
            <text:p>14</text:p>
          </table:table-cell>
          <table:table-cell table:formula="of:=COM.MICROSOFT.TEXTJOIN(&quot;, &quot;;1;[Discs.O31:.AM31])" office:value-type="string" office:string-value="The Legend of Zelda: Twilight Princess, Killer7, Battalion Wars, NDS 3 Library, Mario Superstar Baseball, Geist, Medal of Honor: European Assault, The Incredible Hulk: Ultimate Destruction, Charlie and the Chocolate Factory, Chicken Little, Madden NFL 06, Fantastic 4, WWE Day of Reckoning, ESRB Derek Jeter" calcext:value-type="string">
            <text:p>The Legend of Zelda: Twilight Princess, Killer7, Battalion Wars, NDS 3 Library, Mario Superstar Baseball, Geist, Medal of Honor: European Assault, The Incredible Hulk: Ultimate Destruction, Charlie and the Chocolate Factory, Chicken Little, Madden NFL 06, Fantastic 4, WWE Day of Reckoning, ESRB Derek Jeter</text:p>
          </table:table-cell>
        </table:table-row>
        <table:table-row table:style-name="ro1">
          <table:table-cell office:value-type="string" calcext:value-type="string">
            <text:p>Interactive Multi-Game Demo Disc, US 30</text:p>
          </table:table-cell>
          <table:table-cell table:formula="of:=[Discs.A32]" office:value-type="string" office:string-value="June 1 2005" calcext:value-type="string">
            <text:p>June 1 2005</text:p>
          </table:table-cell>
          <table:table-cell table:formula="of:=[Discs.D32]" office:value-type="string" office:string-value="D63E01" calcext:value-type="string">
            <text:p>D63E01</text:p>
          </table:table-cell>
          <table:table-cell table:formula="of:=[Discs.E32]" office:value-type="string" office:string-value="4-USA" calcext:value-type="string">
            <text:p>4-USA</text:p>
          </table:table-cell>
          <table:table-cell table:formula="of:=[Discs.F32]" office:value-type="string" office:string-value="Slideshow" calcext:value-type="string">
            <text:p>Slideshow</text:p>
          </table:table-cell>
          <table:table-cell table:formula="of:=COUNTA([Discs.G32:.N32])" office:value-type="float" office:value="6" calcext:value-type="float">
            <text:p>6</text:p>
          </table:table-cell>
          <table:table-cell table:formula="of:=COM.MICROSOFT.TEXTJOIN(&quot;, &quot;;1;[Discs.G32:.N32])" office:value-type="string" office:string-value="Donkey Konga 2, Mario Superstar Baseball, Resident Evil 4, Chicken Little, The Incredible Hulk: Ultimate Destruction, Geist" calcext:value-type="string">
            <text:p>Donkey Konga 2, Mario Superstar Baseball, Resident Evil 4, Chicken Little, The Incredible Hulk: Ultimate Destruction, Geist</text:p>
          </table:table-cell>
          <table:table-cell table:formula="of:=COUNTA([Discs.O32:.AH32])" office:value-type="float" office:value="14" calcext:value-type="float">
            <text:p>14</text:p>
          </table:table-cell>
          <table:table-cell table:formula="of:=COM.MICROSOFT.TEXTJOIN(&quot;, &quot;;1;[Discs.O32:.AM32])" office:value-type="string" office:string-value="The Legend of Zelda: Twilight Princess, Killer7, Battalion Wars, Geist, Mario Superstar Baseball, NDS 3 Library, Medal of Honor: European Assault, The Incredible Hulk: Ultimate Destruction, Charlie and the Chocolate Factory, Chicken Little, Madden NFL 06, Fantastic 4, WWE Day of Reckoning, ESRB Derek Jeter" calcext:value-type="string">
            <text:p>The Legend of Zelda: Twilight Princess, Killer7, Battalion Wars, Geist, Mario Superstar Baseball, NDS 3 Library, Medal of Honor: European Assault, The Incredible Hulk: Ultimate Destruction, Charlie and the Chocolate Factory, Chicken Little, Madden NFL 06, Fantastic 4, WWE Day of Reckoning, ESRB Derek Jeter</text:p>
          </table:table-cell>
        </table:table-row>
        <table:table-row table:style-name="ro1">
          <table:table-cell office:value-type="string" calcext:value-type="string">
            <text:p>Interactive Multi-Game Demo Disc, US 31</text:p>
          </table:table-cell>
          <table:table-cell table:formula="of:=[Discs.A33]" office:value-type="string" office:string-value="2005" calcext:value-type="string">
            <text:p>2005</text:p>
          </table:table-cell>
          <table:table-cell table:formula="of:=[Discs.D33]" office:value-type="string" office:string-value="D62E01" calcext:value-type="string">
            <text:p>D62E01</text:p>
          </table:table-cell>
          <table:table-cell table:formula="of:=[Discs.E33]" office:value-type="string" office:string-value="4-USA" calcext:value-type="string">
            <text:p>4-USA</text:p>
          </table:table-cell>
          <table:table-cell table:formula="of:=[Discs.F33]" office:value-type="string" office:string-value="Slideshow" calcext:value-type="string">
            <text:p>Slideshow</text:p>
          </table:table-cell>
          <table:table-cell table:formula="of:=COUNTA([Discs.G33:.N33])" office:value-type="float" office:value="5" calcext:value-type="float">
            <text:p>5</text:p>
          </table:table-cell>
          <table:table-cell table:formula="of:=COM.MICROSOFT.TEXTJOIN(&quot;, &quot;;1;[Discs.G33:.N33])" office:value-type="string" office:string-value="Pokémon XD: Gale of Darkness, Mario Superstar Baseball, The Incredible Hulk: Ultimate Destruction, Zatch Bell! Mamodo Fury, Super Mario Strikers" calcext:value-type="string">
            <text:p>Pokémon XD: Gale of Darkness, Mario Superstar Baseball, The Incredible Hulk: Ultimate Destruction, Zatch Bell! Mamodo Fury, Super Mario Strikers</text:p>
          </table:table-cell>
          <table:table-cell table:formula="of:=COUNTA([Discs.O33:.AH33])" office:value-type="float" office:value="16" calcext:value-type="float">
            <text:p>16</text:p>
          </table:table-cell>
          <table:table-cell table:formula="of:=COM.MICROSOFT.TEXTJOIN(&quot;, &quot;;1;[Discs.O33:.AM33])" office:value-type="string" office:string-value="Nintendogs, Fire Emblem: Path of Radiance, DDR Dance Dance Revolution Mario Mix, Pokemon XD: Gale of Darkness, Mario Superstar Baseball, Battalion Wars, NDS 4 Library, SSX on Tour, Ultimate Spider-Man, Viewtiful Joe: Red Hot Rumble, Shadow the Hedgehog, Teenage Mutant Ninja Turtles 3: Mutant Nightmare, WWE Day of Reckoning 2, The Chronicles of Narnia: The Lion, the Witch and the Wardrobe, ESRB Derek Jeter, DDR Dance Dance Revolution Mario Mix (inaccessible from menu)" calcext:value-type="string">
            <text:p>Nintendogs, Fire Emblem: Path of Radiance, DDR Dance Dance Revolution Mario Mix, Pokemon XD: Gale of Darkness, Mario Superstar Baseball, Battalion Wars, NDS 4 Library, SSX on Tour, Ultimate Spider-Man, Viewtiful Joe: Red Hot Rumble, Shadow the Hedgehog, Teenage Mutant Ninja Turtles 3: Mutant Nightmare, WWE Day of Reckoning 2, The Chronicles of Narnia: The Lion, the Witch and the Wardrobe, ESRB Derek Jeter, DDR Dance Dance Revolution Mario Mix (inaccessible from menu)</text:p>
          </table:table-cell>
        </table:table-row>
        <table:table-row table:style-name="ro1">
          <table:table-cell office:value-type="string" calcext:value-type="string">
            <text:p>Interactive Multi-Game Demo Disc, US 32</text:p>
          </table:table-cell>
          <table:table-cell table:formula="of:=[Discs.A34]" office:value-type="string" office:string-value="2005" calcext:value-type="string">
            <text:p>2005</text:p>
          </table:table-cell>
          <table:table-cell table:formula="of:=[Discs.D34]" office:value-type="string" office:string-value="D59E01" calcext:value-type="string">
            <text:p>D59E01</text:p>
          </table:table-cell>
          <table:table-cell table:formula="of:=[Discs.E34]" office:value-type="string" office:string-value="4-USA" calcext:value-type="string">
            <text:p>4-USA</text:p>
          </table:table-cell>
          <table:table-cell table:formula="of:=[Discs.F34]" office:value-type="string" office:string-value="Slideshow" calcext:value-type="string">
            <text:p>Slideshow</text:p>
          </table:table-cell>
          <table:table-cell table:formula="of:=COUNTA([Discs.G34:.N34])" office:value-type="float" office:value="3" calcext:value-type="float">
            <text:p>3</text:p>
          </table:table-cell>
          <table:table-cell table:formula="of:=COM.MICROSOFT.TEXTJOIN(&quot;, &quot;;1;[Discs.G34:.N34])" office:value-type="string" office:string-value="Super Mario Strikers, Mario Party 7, Pokémon XD: Gale of Darkness" calcext:value-type="string">
            <text:p>Super Mario Strikers, Mario Party 7, Pokémon XD: Gale of Darkness</text:p>
          </table:table-cell>
          <table:table-cell table:formula="of:=COUNTA([Discs.O34:.AH34])" office:value-type="float" office:value="16" calcext:value-type="float">
            <text:p>16</text:p>
          </table:table-cell>
          <table:table-cell table:formula="of:=COM.MICROSOFT.TEXTJOIN(&quot;, &quot;;1;[Discs.O34:.AM34])" office:value-type="string" office:string-value="Fire Emblem: Path of Radiance, Game Boy Micro, NFS Need for Speed: Most Wanted, Tony Hawk's American Wasteland, Super Mario Strikers (Mario Smash Football PAL), X-Men Legends, Harry Potter and the Goblet of Fire, Shadow the Hedgehog, DDR Dance Dance Revolution Mario Mix, The Sims 2, Mario Party 7, NBA Live 06, SSX on Tour, ESRB Derek Jeter, NDS Wifi, DDR Dance Dance Revolution Mario Mix (inaccessible from menu)" calcext:value-type="string">
            <text:p>Fire Emblem: Path of Radiance, Game Boy Micro, NFS Need for Speed: Most Wanted, Tony Hawk's American Wasteland, Super Mario Strikers (Mario Smash Football PAL), X-Men Legends, Harry Potter and the Goblet of Fire, Shadow the Hedgehog, DDR Dance Dance Revolution Mario Mix, The Sims 2, Mario Party 7, NBA Live 06, SSX on Tour, ESRB Derek Jeter, NDS Wifi, DDR Dance Dance Revolution Mario Mix (inaccessible from menu)</text:p>
          </table:table-cell>
        </table:table-row>
        <table:table-row table:style-name="ro1">
          <table:table-cell office:value-type="string" calcext:value-type="string">
            <text:p>Interactive Multi-Game Demo Disc, US 33</text:p>
          </table:table-cell>
          <table:table-cell table:formula="of:=[Discs.A35]" office:value-type="string" office:string-value="2005" calcext:value-type="string">
            <text:p>2005</text:p>
          </table:table-cell>
          <table:table-cell table:formula="of:=[Discs.D35]" office:value-type="string" office:string-value="D58E01" calcext:value-type="string">
            <text:p>D58E01</text:p>
          </table:table-cell>
          <table:table-cell table:formula="of:=[Discs.E35]" office:value-type="string" office:string-value="4-USA" calcext:value-type="string">
            <text:p>4-USA</text:p>
          </table:table-cell>
          <table:table-cell table:formula="of:=[Discs.F35]" office:value-type="string" office:string-value="Slideshow" calcext:value-type="string">
            <text:p>Slideshow</text:p>
          </table:table-cell>
          <table:table-cell table:formula="of:=COUNTA([Discs.G35:.N35])" office:value-type="float" office:value="4" calcext:value-type="float">
            <text:p>4</text:p>
          </table:table-cell>
          <table:table-cell table:formula="of:=COM.MICROSOFT.TEXTJOIN(&quot;, &quot;;1;[Discs.G35:.N35])" office:value-type="string" office:string-value="Super Mario Strikers, Spartan: Total Warrior, Pokémon XD: Gale of Darkness, Mario Party 7" calcext:value-type="string">
            <text:p>Super Mario Strikers, Spartan: Total Warrior, Pokémon XD: Gale of Darkness, Mario Party 7</text:p>
          </table:table-cell>
          <table:table-cell table:formula="of:=COUNTA([Discs.O35:.AH35])" office:value-type="float" office:value="18" calcext:value-type="float">
            <text:p>18</text:p>
          </table:table-cell>
          <table:table-cell table:formula="of:=COM.MICROSOFT.TEXTJOIN(&quot;, &quot;;1;[Discs.O35:.AM35])" office:value-type="string" office:string-value="Prince of Persia: The Two Thrones, Fire Emblem: Path of Radiance, Game Boy Micro, NFS Need for Speed: Most Wanted, Spartan: Total Warrior, Tony Hawk's American Wasteland, Super Mario Strikers, X-Men Legends II: Rise of Apocalypse, Shadow the Hedgehog, Harry Potter and the Goblet of Fire, DDR Dance Dance Revolution Mario Mix, The Sims 2, Mario Party 7, NBA Live 06, SSX on Tour, ESRB 3/4, NDS Wifi, DDR Dance Dance Revolution Mario Mix (inaccessible from menu)" calcext:value-type="string">
            <text:p>Prince of Persia: The Two Thrones, Fire Emblem: Path of Radiance, Game Boy Micro, NFS Need for Speed: Most Wanted, Spartan: Total Warrior, Tony Hawk's American Wasteland, Super Mario Strikers, X-Men Legends II: Rise of Apocalypse, Shadow the Hedgehog, Harry Potter and the Goblet of Fire, DDR Dance Dance Revolution Mario Mix, The Sims 2, Mario Party 7, NBA Live 06, SSX on Tour, ESRB 3/4, NDS Wifi, DDR Dance Dance Revolution Mario Mix (inaccessible from menu)</text:p>
          </table:table-cell>
        </table:table-row>
        <table:table-row table:style-name="ro1">
          <table:table-cell office:value-type="string" calcext:value-type="string">
            <text:p>Interactive Multi-Game Demo Disc, US 34</text:p>
          </table:table-cell>
          <table:table-cell table:formula="of:=[Discs.A36]" office:value-type="string" office:string-value="2006" calcext:value-type="string">
            <text:p>2006</text:p>
          </table:table-cell>
          <table:table-cell table:formula="of:=[Discs.D36]" office:value-type="string" office:string-value="D57E01" calcext:value-type="string">
            <text:p>D57E01</text:p>
          </table:table-cell>
          <table:table-cell table:formula="of:=[Discs.E36]" office:value-type="string" office:string-value="4-USA" calcext:value-type="string">
            <text:p>4-USA</text:p>
          </table:table-cell>
          <table:table-cell table:formula="of:=[Discs.F36]" office:value-type="string" office:string-value="Slideshow" calcext:value-type="string">
            <text:p>Slideshow</text:p>
          </table:table-cell>
          <table:table-cell table:formula="of:=COUNTA([Discs.G36:.N36])" office:value-type="float" office:value="4" calcext:value-type="float">
            <text:p>4</text:p>
          </table:table-cell>
          <table:table-cell table:formula="of:=COM.MICROSOFT.TEXTJOIN(&quot;, &quot;;1;[Discs.G36:.N36])" office:value-type="string" office:string-value="Chibi-Robo!, Sonic Riders, “Shonen Jump’s Naruto” (Naruto: Clash of Ninja), Super Mario Strikers" calcext:value-type="string">
            <text:p>Chibi-Robo!, Sonic Riders, “Shonen Jump’s Naruto” (Naruto: Clash of Ninja), Super Mario Strikers</text:p>
          </table:table-cell>
          <table:table-cell table:formula="of:=COUNTA([Discs.O36:.AH36])" office:value-type="float" office:value="9" calcext:value-type="float">
            <text:p>9</text:p>
          </table:table-cell>
          <table:table-cell table:formula="of:=COM.MICROSOFT.TEXTJOIN(&quot;, &quot;;1;[Discs.O36:.AM36])" office:value-type="string" office:string-value="Odama, Metroid Prime Hunters, FIFA Street 2, Major League Baseball 2K6, Chibi-Robo!, Sonic Riders, Curious George, ESRB 3/4, DDR Dance Dance Revolution Mario Mix (inaccessible from menu)" calcext:value-type="string">
            <text:p>Odama, Metroid Prime Hunters, FIFA Street 2, Major League Baseball 2K6, Chibi-Robo!, Sonic Riders, Curious George, ESRB 3/4, DDR Dance Dance Revolution Mario Mix (inaccessible from menu)</text:p>
          </table:table-cell>
        </table:table-row>
        <table:table-row table:style-name="ro1">
          <table:table-cell office:value-type="string" calcext:value-type="string">
            <text:p>Interactive Multi-Game Demo Disc, US 35</text:p>
          </table:table-cell>
          <table:table-cell table:formula="of:=[Discs.A37]" office:value-type="string" office:string-value="2006" calcext:value-type="string">
            <text:p>2006</text:p>
          </table:table-cell>
          <table:table-cell table:formula="of:=[Discs.D37]" office:value-type="string" office:string-value="D56E01" calcext:value-type="string">
            <text:p>D56E01</text:p>
          </table:table-cell>
          <table:table-cell table:formula="of:=[Discs.E37]" office:value-type="string" office:string-value="4-USA" calcext:value-type="string">
            <text:p>4-USA</text:p>
          </table:table-cell>
          <table:table-cell table:formula="of:=[Discs.F37]" office:value-type="string" office:string-value="Slideshow" calcext:value-type="string">
            <text:p>Slideshow</text:p>
          </table:table-cell>
          <table:table-cell table:formula="of:=COUNTA([Discs.G37:.N37])" office:value-type="float" office:value="4" calcext:value-type="float">
            <text:p>4</text:p>
          </table:table-cell>
          <table:table-cell table:formula="of:=COM.MICROSOFT.TEXTJOIN(&quot;, &quot;;1;[Discs.G37:.N37])" office:value-type="string" office:string-value="Star Fox Assault, Pikmin 2, Paper Mario: The Thousand-Year Door, Naruto: Clash of Ninja (inaccessible from menu)" calcext:value-type="string">
            <text:p>Star Fox Assault, Pikmin 2, Paper Mario: The Thousand-Year Door, Naruto: Clash of Ninja (inaccessible from menu)</text:p>
          </table:table-cell>
          <table:table-cell table:formula="of:=COUNTA([Discs.O37:.AH37])" office:value-type="float" office:value="9" calcext:value-type="float">
            <text:p>9</text:p>
          </table:table-cell>
          <table:table-cell table:formula="of:=COM.MICROSOFT.TEXTJOIN(&quot;, &quot;;1;[Discs.O37:.AM37])" office:value-type="string" office:string-value="Brain Age: Train Your Brain in Minutes a Day!, GameCube, Paper Mario: The Thousand-Year Door, ESRB Derek Jeter, Star Fox Assault, Pikmin 2, The Legend of Zelda: Four Swords Adventures, DDR Dance Dance Revolution Mario Mix (inaccessible from menu), Brain Age: Train Your Brain in Minutes a Day! (inaccessible from menu)" calcext:value-type="string">
            <text:p>Brain Age: Train Your Brain in Minutes a Day!, GameCube, Paper Mario: The Thousand-Year Door, ESRB Derek Jeter, Star Fox Assault, Pikmin 2, The Legend of Zelda: Four Swords Adventures, DDR Dance Dance Revolution Mario Mix (inaccessible from menu), Brain Age: Train Your Brain in Minutes a Day! (inaccessible from menu)</text:p>
          </table:table-cell>
        </table:table-row>
        <table:table-row table:style-name="ro1">
          <table:table-cell office:value-type="string" calcext:value-type="string">
            <text:p>Interactive Multi-Game Demo Disk, EU 1</text:p>
          </table:table-cell>
          <table:table-cell table:formula="of:=[Discs.C41]" office:value-type="string" office:string-value="March 2002" calcext:value-type="string">
            <text:p>March 2002</text:p>
          </table:table-cell>
          <table:table-cell table:formula="of:=[Discs.D41]" office:value-type="string" office:string-value="G99P01" calcext:value-type="string">
            <text:p>G99P01</text:p>
          </table:table-cell>
          <table:table-cell table:formula="of:=[Discs.E41]" office:value-type="string" office:string-value="1-World" calcext:value-type="string">
            <text:p>1-World</text:p>
          </table:table-cell>
          <table:table-cell table:formula="of:=[Discs.F41]" office:value-type="string" office:string-value="GC" calcext:value-type="string">
            <text:p>GC</text:p>
          </table:table-cell>
          <table:table-cell table:formula="of:=COUNTA([Discs.G41:.N41])" office:value-type="float" office:value="3" calcext:value-type="float">
            <text:p>3</text:p>
          </table:table-cell>
          <table:table-cell table:formula="of:=COM.MICROSOFT.TEXTJOIN(&quot;, &quot;;1;[Discs.G41:.N41])" office:value-type="string" office:string-value="Luigi’s Mansion, Wave Race: Blue Storm, Star Wars Rogue Squadron II: Rogue Leader" calcext:value-type="string">
            <text:p>Luigi’s Mansion, Wave Race: Blue Storm, Star Wars Rogue Squadron II: Rogue Leader</text:p>
          </table:table-cell>
          <table:table-cell table:formula="of:=COUNTA([Discs.O41:.AH41])" office:value-type="float" office:value="6" calcext:value-type="float">
            <text:p>6</text:p>
          </table:table-cell>
          <table:table-cell table:formula="of:=COM.MICROSOFT.TEXTJOIN(&quot;, &quot;;1;[Discs.O41:.AM41])" office:value-type="string" office:string-value="Luigi’s Mansion, Wave Race: Blue Storm, Star Wars Rogue Squadron II: Rogue Leader, Pikmin, Super Smash Bros. Melee, NBA Courtside 2002" calcext:value-type="string">
            <text:p>Luigi’s Mansion, Wave Race: Blue Storm, Star Wars Rogue Squadron II: Rogue Leader, Pikmin, Super Smash Bros. Melee, NBA Courtside 2002</text:p>
          </table:table-cell>
        </table:table-row>
        <table:table-row table:style-name="ro1">
          <table:table-cell office:value-type="string" calcext:value-type="string">
            <text:p>Interactive Multi-Game Demo Disk, EU 2</text:p>
          </table:table-cell>
          <table:table-cell table:formula="of:=[Discs.C42]" office:value-type="string" office:string-value="May 2002" calcext:value-type="string">
            <text:p>May 2002</text:p>
          </table:table-cell>
          <table:table-cell table:formula="of:=[Discs.D42]" office:value-type="string" office:string-value="G98P01" calcext:value-type="string">
            <text:p>G98P01</text:p>
          </table:table-cell>
          <table:table-cell table:formula="of:=[Discs.E42]" office:value-type="string" office:string-value="1-World" calcext:value-type="string">
            <text:p>1-World</text:p>
          </table:table-cell>
          <table:table-cell table:formula="of:=[Discs.F42]" office:value-type="string" office:string-value="GC" calcext:value-type="string">
            <text:p>GC</text:p>
          </table:table-cell>
          <table:table-cell table:formula="of:=COUNTA([Discs.G42:.N42])" office:value-type="float" office:value="3" calcext:value-type="float">
            <text:p>3</text:p>
          </table:table-cell>
          <table:table-cell table:formula="of:=COM.MICROSOFT.TEXTJOIN(&quot;, &quot;;1;[Discs.G42:.N42])" office:value-type="string" office:string-value="Super Smash Bros. Melee, Pikmin, NBA Courtside 2002" calcext:value-type="string">
            <text:p>Super Smash Bros. Melee, Pikmin, NBA Courtside 2002</text:p>
          </table:table-cell>
          <table:table-cell table:formula="of:=COUNTA([Discs.O42:.AH42])" office:value-type="float" office:value="5" calcext:value-type="float">
            <text:p>5</text:p>
          </table:table-cell>
          <table:table-cell table:formula="of:=COM.MICROSOFT.TEXTJOIN(&quot;, &quot;;1;[Discs.O42:.AM42])" office:value-type="string" office:string-value="Super Smash Bros. Melee, Pikmin, Star Fox Adventures, Star Wars Rogue Squadron II: Rogue Leader, NBA Courtside 2002" calcext:value-type="string">
            <text:p>Super Smash Bros. Melee, Pikmin, Star Fox Adventures, Star Wars Rogue Squadron II: Rogue Leader, NBA Courtside 2002</text:p>
          </table:table-cell>
        </table:table-row>
        <table:table-row table:style-name="ro1">
          <table:table-cell office:value-type="string" calcext:value-type="string">
            <text:p>Interactive Multi-Game Demo Disk, EU 3</text:p>
          </table:table-cell>
          <table:table-cell table:formula="of:=[Discs.C43]" office:value-type="string" office:string-value="September 2002" calcext:value-type="string">
            <text:p>September 2002</text:p>
          </table:table-cell>
          <table:table-cell table:formula="of:=[Discs.D43]" office:value-type="string" office:string-value="G97P01" calcext:value-type="string">
            <text:p>G97P01</text:p>
          </table:table-cell>
          <table:table-cell table:formula="of:=[Discs.E43]" office:value-type="string" office:string-value="1-World" calcext:value-type="string">
            <text:p>1-World</text:p>
          </table:table-cell>
          <table:table-cell table:formula="of:=[Discs.F43]" office:value-type="string" office:string-value="GC" calcext:value-type="string">
            <text:p>GC</text:p>
          </table:table-cell>
          <table:table-cell table:formula="of:=COUNTA([Discs.G43:.N43])" office:value-type="float" office:value="1" calcext:value-type="float">
            <text:p>1</text:p>
          </table:table-cell>
          <table:table-cell table:formula="of:=COM.MICROSOFT.TEXTJOIN(&quot;, &quot;;1;[Discs.G43:.N43])" office:value-type="string" office:string-value="Super Mario Sunshine" calcext:value-type="string">
            <text:p>Super Mario Sunshine</text:p>
          </table:table-cell>
          <table:table-cell table:formula="of:=COUNTA([Discs.O43:.AH43])" office:value-type="float" office:value="3" calcext:value-type="float">
            <text:p>3</text:p>
          </table:table-cell>
          <table:table-cell table:formula="of:=COM.MICROSOFT.TEXTJOIN(&quot;, &quot;;1;[Discs.O43:.AM43])" office:value-type="string" office:string-value="Star Wars: The Clone Wars, Eternal Darkness: Sanity’s Requiem, Super Mario Sunshine" calcext:value-type="string">
            <text:p>Star Wars: The Clone Wars, Eternal Darkness: Sanity’s Requiem, Super Mario Sunshine</text:p>
          </table:table-cell>
        </table:table-row>
        <table:table-row table:style-name="ro1">
          <table:table-cell office:value-type="string" calcext:value-type="string">
            <text:p>Interactive Multi-Game Demo Disk, EU 4</text:p>
          </table:table-cell>
          <table:table-cell table:formula="of:=[Discs.C44]" office:value-type="string" office:string-value="November 2002" calcext:value-type="string">
            <text:p>November 2002</text:p>
          </table:table-cell>
          <table:table-cell table:formula="of:=[Discs.D44]" office:value-type="string" office:string-value="G96P01" calcext:value-type="string">
            <text:p>G96P01</text:p>
          </table:table-cell>
          <table:table-cell table:formula="of:=[Discs.E44]" office:value-type="string" office:string-value="1-World" calcext:value-type="string">
            <text:p>1-World</text:p>
          </table:table-cell>
          <table:table-cell table:formula="of:=[Discs.F44]" office:value-type="string" office:string-value="Star Fox Adventures" calcext:value-type="string">
            <text:p>Star Fox Adventures</text:p>
          </table:table-cell>
          <table:table-cell table:formula="of:=COUNTA([Discs.G44:.N44])" office:value-type="float" office:value="4" calcext:value-type="float">
            <text:p>4</text:p>
          </table:table-cell>
          <table:table-cell table:formula="of:=COM.MICROSOFT.TEXTJOIN(&quot;, &quot;;1;[Discs.G44:.N44])" office:value-type="string" office:string-value="Star Fox Adventures, Mario Party 4, Super Mario Sunshine, Beach Spikers" calcext:value-type="string">
            <text:p>Star Fox Adventures, Mario Party 4, Super Mario Sunshine, Beach Spikers</text:p>
          </table:table-cell>
          <table:table-cell table:formula="of:=COUNTA([Discs.O44:.AH44])" office:value-type="float" office:value="3" calcext:value-type="float">
            <text:p>3</text:p>
          </table:table-cell>
          <table:table-cell table:formula="of:=COM.MICROSOFT.TEXTJOIN(&quot;, &quot;;1;[Discs.O44:.AM44])" office:value-type="string" office:string-value="Harry Potter and the Chamber of Secrets, Star Fox Adventures, Super Mario Sunshine" calcext:value-type="string">
            <text:p>Harry Potter and the Chamber of Secrets, Star Fox Adventures, Super Mario Sunshine</text:p>
          </table:table-cell>
        </table:table-row>
        <table:table-row table:style-name="ro1">
          <table:table-cell office:value-type="string" calcext:value-type="string">
            <text:p>Interactive Multi-Game Demo Disk, EU 5</text:p>
          </table:table-cell>
          <table:table-cell table:formula="of:=[Discs.C45]" office:value-type="string" office:string-value="December 2002" calcext:value-type="string">
            <text:p>December 2002</text:p>
          </table:table-cell>
          <table:table-cell table:formula="of:=[Discs.D45]" office:value-type="string" office:string-value="D95P01" calcext:value-type="string">
            <text:p>D95P01</text:p>
          </table:table-cell>
          <table:table-cell table:formula="of:=[Discs.E45]" office:value-type="string" office:string-value="1-World" calcext:value-type="string">
            <text:p>1-World</text:p>
          </table:table-cell>
          <table:table-cell table:formula="of:=[Discs.F45]" office:value-type="string" office:string-value="Multiple Characters" calcext:value-type="string">
            <text:p>Multiple Characters</text:p>
          </table:table-cell>
          <table:table-cell table:formula="of:=COUNTA([Discs.G45:.N45])" office:value-type="float" office:value="3" calcext:value-type="float">
            <text:p>3</text:p>
          </table:table-cell>
          <table:table-cell table:formula="of:=COM.MICROSOFT.TEXTJOIN(&quot;, &quot;;1;[Discs.G45:.N45])" office:value-type="string" office:string-value="Star Fox Adventures, Mario Party 4, Super Mario Sunshine" calcext:value-type="string">
            <text:p>Star Fox Adventures, Mario Party 4, Super Mario Sunshine</text:p>
          </table:table-cell>
          <table:table-cell table:formula="of:=COUNTA([Discs.O45:.AH45])" office:value-type="float" office:value="8" calcext:value-type="float">
            <text:p>8</text:p>
          </table:table-cell>
          <table:table-cell table:formula="of:=COM.MICROSOFT.TEXTJOIN(&quot;, &quot;;1;[Discs.O45:.AM45])" office:value-type="string" office:string-value="Metroid Prime, The Legend of Zelda: The Wind Waker, Star Fox Adventures, Harry Potter and the Chamber of Secrets, Mario Party 4, WarioWare, Inc.: Mega Party Games!, Super Mario Sunshine, 1080 Avalanche" calcext:value-type="string">
            <text:p>Metroid Prime, The Legend of Zelda: The Wind Waker, Star Fox Adventures, Harry Potter and the Chamber of Secrets, Mario Party 4, WarioWare, Inc.: Mega Party Games!, Super Mario Sunshine, 1080 Avalanche</text:p>
          </table:table-cell>
        </table:table-row>
        <table:table-row table:style-name="ro1">
          <table:table-cell office:value-type="string" calcext:value-type="string">
            <text:p>Interactive Multi-Game Demo Disk, EU 6</text:p>
          </table:table-cell>
          <table:table-cell table:formula="of:=[Discs.C46]" office:value-type="string" office:string-value="February 2003" calcext:value-type="string">
            <text:p>February 2003</text:p>
          </table:table-cell>
          <table:table-cell table:formula="of:=[Discs.D46]" office:value-type="string" office:string-value="D94P01" calcext:value-type="string">
            <text:p>D94P01</text:p>
          </table:table-cell>
          <table:table-cell table:formula="of:=[Discs.E46]" office:value-type="string" office:string-value="1-World" calcext:value-type="string">
            <text:p>1-World</text:p>
          </table:table-cell>
          <table:table-cell table:formula="of:=[Discs.F46]" office:value-type="string" office:string-value="Metroid Prime" calcext:value-type="string">
            <text:p>Metroid Prime</text:p>
          </table:table-cell>
          <table:table-cell table:formula="of:=COUNTA([Discs.G46:.N46])" office:value-type="float" office:value="2" calcext:value-type="float">
            <text:p>2</text:p>
          </table:table-cell>
          <table:table-cell table:formula="of:=COM.MICROSOFT.TEXTJOIN(&quot;, &quot;;1;[Discs.G46:.N46])" office:value-type="string" office:string-value="Metroid Prime (v1.101) (Metroid1.pak.contents.txt), Super Monkey Ball 2" calcext:value-type="string">
            <text:p>Metroid Prime (v1.101) (Metroid1.pak.contents.txt), Super Monkey Ball 2</text:p>
          </table:table-cell>
          <table:table-cell table:formula="of:=COUNTA([Discs.O46:.AH46])" office:value-type="float" office:value="5" calcext:value-type="float">
            <text:p>5</text:p>
          </table:table-cell>
          <table:table-cell table:formula="of:=COM.MICROSOFT.TEXTJOIN(&quot;, &quot;;1;[Discs.O46:.AM46])" office:value-type="string" office:string-value="Rayman 3: Hoodlum Havoc, Metroid Prime, The Legend of Zelda: The Wind Waker, Rayman 3: Hoodlum Havoc (GBA), Phantasy Star Online Episode I &amp; II Plus" calcext:value-type="string">
            <text:p>Rayman 3: Hoodlum Havoc, Metroid Prime, The Legend of Zelda: The Wind Waker, Rayman 3: Hoodlum Havoc (GBA), Phantasy Star Online Episode I &amp; II Plus</text:p>
          </table:table-cell>
        </table:table-row>
        <table:table-row table:style-name="ro1">
          <table:table-cell office:value-type="string" calcext:value-type="string">
            <text:p>Interactive Multi-Game Demo Disk, EU 7</text:p>
          </table:table-cell>
          <table:table-cell table:formula="of:=[Discs.C47]" office:value-type="string" office:string-value="April 2003" calcext:value-type="string">
            <text:p>April 2003</text:p>
          </table:table-cell>
          <table:table-cell table:formula="of:=[Discs.D47]" office:value-type="string" office:string-value="D93P01" calcext:value-type="string">
            <text:p>D93P01</text:p>
          </table:table-cell>
          <table:table-cell table:formula="of:=[Discs.E47]" office:value-type="string" office:string-value="1-PAL (Zelda remix of World)" calcext:value-type="string">
            <text:p>1-PAL (Zelda remix of World)</text:p>
          </table:table-cell>
          <table:table-cell table:formula="of:=[Discs.F47]" office:value-type="string" office:string-value="The Legend of Zelda: The Wind Waker" calcext:value-type="string">
            <text:p>The Legend of Zelda: The Wind Waker</text:p>
          </table:table-cell>
          <table:table-cell table:formula="of:=COUNTA([Discs.G47:.N47])" office:value-type="float" office:value="4" calcext:value-type="float">
            <text:p>4</text:p>
          </table:table-cell>
          <table:table-cell table:formula="of:=COM.MICROSOFT.TEXTJOIN(&quot;, &quot;;1;[Discs.G47:.N47])" office:value-type="string" office:string-value="The Legend of Zelda: The Wind Waker, Rayman 3: Hoodlum Havoc, NEWS, LIBRARY" calcext:value-type="string">
            <text:p>The Legend of Zelda: The Wind Waker, Rayman 3: Hoodlum Havoc, NEWS, LIBRARY</text:p>
          </table:table-cell>
          <table:table-cell table:formula="of:=COUNTA([Discs.O47:.AH47])" office:value-type="float" office:value="3" calcext:value-type="float">
            <text:p>3</text:p>
          </table:table-cell>
          <table:table-cell table:formula="of:=COM.MICROSOFT.TEXTJOIN(&quot;, &quot;;1;[Discs.O47:.AM47])" office:value-type="string" office:string-value="Wario World, The Legend of Zelda: The Wind Waker, Metroid Prime" calcext:value-type="string">
            <text:p>Wario World, The Legend of Zelda: The Wind Waker, Metroid Prime</text:p>
          </table:table-cell>
        </table:table-row>
        <table:table-row table:style-name="ro1">
          <table:table-cell office:value-type="string" calcext:value-type="string">
            <text:p>Interactive Multi-Game Demo Disk, EU 8</text:p>
          </table:table-cell>
          <table:table-cell table:formula="of:=[Discs.C48]" office:value-type="string" office:string-value="June 2003" calcext:value-type="string">
            <text:p>June 2003</text:p>
          </table:table-cell>
          <table:table-cell table:formula="of:=[Discs.D48]" office:value-type="string" office:string-value="D92P01" calcext:value-type="string">
            <text:p>D92P01</text:p>
          </table:table-cell>
          <table:table-cell table:formula="of:=[Discs.E48]" office:value-type="string" office:string-value="1-World" calcext:value-type="string">
            <text:p>1-World</text:p>
          </table:table-cell>
          <table:table-cell table:formula="of:=[Discs.F48]" office:value-type="string" office:string-value="Wario World" calcext:value-type="string">
            <text:p>Wario World</text:p>
          </table:table-cell>
          <table:table-cell table:formula="of:=COUNTA([Discs.G48:.N48])" office:value-type="float" office:value="6" calcext:value-type="float">
            <text:p>6</text:p>
          </table:table-cell>
          <table:table-cell table:formula="of:=COM.MICROSOFT.TEXTJOIN(&quot;, &quot;;1;[Discs.G48:.N48])" office:value-type="string" office:string-value="Wario World, Sonic Adventure DX: Director's Cut, Tom Clancy's Splinter Cell, ←at endoflist, NEWS, LIBRARY" calcext:value-type="string">
            <text:p>Wario World, Sonic Adventure DX: Director's Cut, Tom Clancy's Splinter Cell, ←at endoflist, NEWS, LIBRARY</text:p>
          </table:table-cell>
          <table:table-cell table:formula="of:=COUNTA([Discs.O48:.AH48])" office:value-type="float" office:value="4" calcext:value-type="float">
            <text:p>4</text:p>
          </table:table-cell>
          <table:table-cell table:formula="of:=COM.MICROSOFT.TEXTJOIN(&quot;, &quot;;1;[Discs.O48:.AM48])" office:value-type="string" office:string-value="Game Boy Player, Mario Golf: Toadstool Tour, Sonic Adventure DX: Director's Cut, Wario World" calcext:value-type="string">
            <text:p>Game Boy Player, Mario Golf: Toadstool Tour, Sonic Adventure DX: Director's Cut, Wario World</text:p>
          </table:table-cell>
        </table:table-row>
        <table:table-row table:style-name="ro1">
          <table:table-cell office:value-type="string" calcext:value-type="string">
            <text:p>Interactive Multi-Game Demo Disk, EU 9</text:p>
          </table:table-cell>
          <table:table-cell table:formula="of:=[Discs.C49]" office:value-type="string" office:string-value="September 2003" calcext:value-type="string">
            <text:p>September 2003</text:p>
          </table:table-cell>
          <table:table-cell table:formula="of:=[Discs.D49]" office:value-type="string" office:string-value="D89P01" calcext:value-type="string">
            <text:p>D89P01</text:p>
          </table:table-cell>
          <table:table-cell table:formula="of:=[Discs.E49]" office:value-type="string" office:string-value="F-Zero GX" calcext:value-type="string">
            <text:p>F-Zero GX</text:p>
          </table:table-cell>
          <table:table-cell table:formula="of:=[Discs.F49]" office:value-type="string" office:string-value="F-Zero GX Movie" calcext:value-type="string">
            <text:p>F-Zero GX Movie</text:p>
          </table:table-cell>
          <table:table-cell table:formula="of:=COUNTA([Discs.G49:.N49])" office:value-type="float" office:value="7" calcext:value-type="float">
            <text:p>7</text:p>
          </table:table-cell>
          <table:table-cell table:formula="of:=COM.MICROSOFT.TEXTJOIN(&quot;, &quot;;1;[Discs.G49:.N49])" office:value-type="string" office:string-value="F-Zero GX, Star Wars Rogue Squadron III: Rebel Strike, P.N.03, Viewtiful Joe, Soulcalibur II, NEWS, LIBRARY" calcext:value-type="string">
            <text:p>F-Zero GX, Star Wars Rogue Squadron III: Rebel Strike, P.N.03, Viewtiful Joe, Soulcalibur II, NEWS, LIBRARY</text:p>
          </table:table-cell>
          <table:table-cell table:formula="of:=COUNTA([Discs.O49:.AH49])" office:value-type="float" office:value="4" calcext:value-type="float">
            <text:p>4</text:p>
          </table:table-cell>
          <table:table-cell table:formula="of:=COM.MICROSOFT.TEXTJOIN(&quot;, &quot;;1;[Discs.O49:.AM49])" office:value-type="string" office:string-value="F-Zero GX, Soulcalibur II, Star Wars Rogue Squadron III: Rebel Strike, P.N.03" calcext:value-type="string">
            <text:p>F-Zero GX, Soulcalibur II, Star Wars Rogue Squadron III: Rebel Strike, P.N.03</text:p>
          </table:table-cell>
        </table:table-row>
        <table:table-row table:style-name="ro1">
          <table:table-cell office:value-type="string" calcext:value-type="string">
            <text:p>Interactive Multi-Game Demo Disk, EU 10</text:p>
          </table:table-cell>
          <table:table-cell table:formula="of:=[Discs.C50]" office:value-type="string" office:string-value="November 2003" calcext:value-type="string">
            <text:p>November 2003</text:p>
          </table:table-cell>
          <table:table-cell table:formula="of:=[Discs.D50]" office:value-type="string" office:string-value="D88P01" calcext:value-type="string">
            <text:p>D88P01</text:p>
          </table:table-cell>
          <table:table-cell table:formula="of:=[Discs.E50]" office:value-type="string" office:string-value="Mario Kart: Double Dash!!" calcext:value-type="string">
            <text:p>Mario Kart: Double Dash!!</text:p>
          </table:table-cell>
          <table:table-cell table:formula="of:=[Discs.F50]" office:value-type="string" office:string-value="Mario Kart: Double Dash!! Movie" calcext:value-type="string">
            <text:p>Mario Kart: Double Dash!! Movie</text:p>
          </table:table-cell>
          <table:table-cell table:formula="of:=COUNTA([Discs.G50:.N50])" office:value-type="float" office:value="6" calcext:value-type="float">
            <text:p>6</text:p>
          </table:table-cell>
          <table:table-cell table:formula="of:=COM.MICROSOFT.TEXTJOIN(&quot;, &quot;;1;[Discs.G50:.N50])" office:value-type="string" office:string-value="Mario Kart: Double Dash, Billy Hatcher and the Giant Egg, 1080 Avalanche, Mario Party 5, NEWS, LIBRARY" calcext:value-type="string">
            <text:p>Mario Kart: Double Dash, Billy Hatcher and the Giant Egg, 1080 Avalanche, Mario Party 5, NEWS, LIBRARY</text:p>
          </table:table-cell>
          <table:table-cell table:formula="of:=COUNTA([Discs.O50:.AH50])" office:value-type="float" office:value="4" calcext:value-type="float">
            <text:p>4</text:p>
          </table:table-cell>
          <table:table-cell table:formula="of:=COM.MICROSOFT.TEXTJOIN(&quot;, &quot;;1;[Discs.O50:.AM50])" office:value-type="string" office:string-value="Mario Kart: Double Dash!!, Billy Hatcher and the Giant Egg, 1080 Avalanche, Mario Party 5" calcext:value-type="string">
            <text:p>Mario Kart: Double Dash!!, Billy Hatcher and the Giant Egg, 1080 Avalanche, Mario Party 5</text:p>
          </table:table-cell>
        </table:table-row>
        <table:table-row table:style-name="ro1">
          <table:table-cell office:value-type="string" calcext:value-type="string">
            <text:p>Interactive Multi-Game Demo Disk, EU 11</text:p>
          </table:table-cell>
          <table:table-cell table:formula="of:=[Discs.C51]" office:value-type="string" office:string-value="March 2004" calcext:value-type="string">
            <text:p>March 2004</text:p>
          </table:table-cell>
          <table:table-cell table:formula="of:=[Discs.D51]" office:value-type="string" office:string-value="D87P01" calcext:value-type="string">
            <text:p>D87P01</text:p>
          </table:table-cell>
          <table:table-cell table:formula="of:=[Discs.E51]" office:value-type="string" office:string-value="Final Fantasy Crystal Chronicles (“Thoroughly Blue” / “Endless Sky”)" calcext:value-type="string">
            <text:p>Final Fantasy Crystal Chronicles (“Thoroughly Blue” / “Endless Sky”)</text:p>
          </table:table-cell>
          <table:table-cell table:formula="of:=[Discs.F51]" office:value-type="string" office:string-value="Final Fantasy Crystal Chronicles w/Movies" calcext:value-type="string">
            <text:p>Final Fantasy Crystal Chronicles w/Movies</text:p>
          </table:table-cell>
          <table:table-cell table:formula="of:=COUNTA([Discs.G51:.N51])" office:value-type="float" office:value="2" calcext:value-type="float">
            <text:p>2</text:p>
          </table:table-cell>
          <table:table-cell table:formula="of:=COM.MICROSOFT.TEXTJOIN(&quot;, &quot;;1;[Discs.G51:.N51])" office:value-type="string" office:string-value="Mario Golf: Toadstool Tour, Mario Kart: Double Dash" calcext:value-type="string">
            <text:p>Mario Golf: Toadstool Tour, Mario Kart: Double Dash</text:p>
          </table:table-cell>
          <table:table-cell table:formula="of:=COUNTA([Discs.O51:.AH51])" office:value-type="float" office:value="11" calcext:value-type="float">
            <text:p>11</text:p>
          </table:table-cell>
          <table:table-cell table:formula="of:=COM.MICROSOFT.TEXTJOIN(&quot;, &quot;;1;[Discs.O51:.AM51])" office:value-type="string" office:string-value="Final Fantasy Crystal Chronicles, Metal Gear Solid: The Twin Snakes, Kirby Air Ride, 007 Everything or Nothing, XIII, Phantasy Star Online Episode III: C.A.R.D. Revolution, Sonic Heroes, Beyond Good &amp; Evil, Prince of Persia: The Sands of Time, News, Player’s Choice" calcext:value-type="string">
            <text:p>Final Fantasy Crystal Chronicles, Metal Gear Solid: The Twin Snakes, Kirby Air Ride, 007 Everything or Nothing, XIII, Phantasy Star Online Episode III: C.A.R.D. Revolution, Sonic Heroes, Beyond Good &amp; Evil, Prince of Persia: The Sands of Time, News, Player’s Choice</text:p>
          </table:table-cell>
        </table:table-row>
        <table:table-row table:style-name="ro1">
          <table:table-cell office:value-type="string" calcext:value-type="string">
            <text:p>Interactive Multi-Game Demo Disk, EU 12</text:p>
          </table:table-cell>
          <table:table-cell table:formula="of:=[Discs.C52]" office:value-type="string" office:string-value="May 2004" calcext:value-type="string">
            <text:p>May 2004</text:p>
          </table:table-cell>
          <table:table-cell table:formula="of:=[Discs.D52]" office:value-type="string" office:string-value="D86P01" calcext:value-type="string">
            <text:p>D86P01</text:p>
          </table:table-cell>
          <table:table-cell table:formula="of:=[Discs.E52]" office:value-type="string" office:string-value="Pokemon Colosseum" calcext:value-type="string">
            <text:p>Pokemon Colosseum</text:p>
          </table:table-cell>
          <table:table-cell table:formula="of:=[Discs.F52]" office:value-type="string" office:string-value="Pokemon Colosseum w/Movie" calcext:value-type="string">
            <text:p>Pokemon Colosseum w/Movie</text:p>
          </table:table-cell>
          <table:table-cell table:formula="of:=COUNTA([Discs.G52:.N52])" office:value-type="float" office:value="2" calcext:value-type="float">
            <text:p>2</text:p>
          </table:table-cell>
          <table:table-cell table:formula="of:=COM.MICROSOFT.TEXTJOIN(&quot;, &quot;;1;[Discs.G52:.N52])" office:value-type="string" office:string-value="Pokemon Colosseum, Mario Golf: Toadstool Tour" calcext:value-type="string">
            <text:p>Pokemon Colosseum, Mario Golf: Toadstool Tour</text:p>
          </table:table-cell>
          <table:table-cell table:formula="of:=COUNTA([Discs.O52:.AH52])" office:value-type="float" office:value="8" calcext:value-type="float">
            <text:p>8</text:p>
          </table:table-cell>
          <table:table-cell table:formula="of:=COM.MICROSOFT.TEXTJOIN(&quot;, &quot;;1;[Discs.O52:.AM52])" office:value-type="string" office:string-value="007 Everything or Nothing, Phantasy Star Online Episode III: C.A.R.D. Revolution, Player’s Choice, Metal Gear Solid: The Twin Snakes, Tom Clancy's Splinter Cell: Pandora Tomorrow, Harry Potter and the Prisoner of Azkaban, Pokemon Colosseum, Mario Golf: Toadstool Tour" calcext:value-type="string">
            <text:p>007 Everything or Nothing, Phantasy Star Online Episode III: C.A.R.D. Revolution, Player’s Choice, Metal Gear Solid: The Twin Snakes, Tom Clancy's Splinter Cell: Pandora Tomorrow, Harry Potter and the Prisoner of Azkaban, Pokemon Colosseum, Mario Golf: Toadstool Tour</text:p>
          </table:table-cell>
        </table:table-row>
        <table:table-row table:style-name="ro1">
          <table:table-cell office:value-type="string" calcext:value-type="string">
            <text:p>Interactive Multi-Game Demo Disk, EU 13</text:p>
          </table:table-cell>
          <table:table-cell table:formula="of:=[Discs.C53]" office:value-type="string" office:string-value="July 2004" calcext:value-type="string">
            <text:p>July 2004</text:p>
          </table:table-cell>
          <table:table-cell table:formula="of:=[Discs.D53]" office:value-type="string" office:string-value="D85P01" calcext:value-type="string">
            <text:p>D85P01</text:p>
          </table:table-cell>
          <table:table-cell table:formula="of:=[Discs.E53]" office:value-type="string" office:string-value="Mario Golf: Toadstool Tour" calcext:value-type="string">
            <text:p>Mario Golf: Toadstool Tour</text:p>
          </table:table-cell>
          <table:table-cell table:formula="of:=[Discs.F53]" office:value-type="string" office:string-value="Mario Golf: Toadstool Tour w/Movie" calcext:value-type="string">
            <text:p>Mario Golf: Toadstool Tour w/Movie</text:p>
          </table:table-cell>
          <table:table-cell table:formula="of:=COUNTA([Discs.G53:.N53])" office:value-type="float" office:value="2" calcext:value-type="float">
            <text:p>2</text:p>
          </table:table-cell>
          <table:table-cell table:formula="of:=COM.MICROSOFT.TEXTJOIN(&quot;, &quot;;1;[Discs.G53:.N53])" office:value-type="string" office:string-value="Mario Golf: Toadstool Tour, Donkey Konga (if bongos)" calcext:value-type="string">
            <text:p>Mario Golf: Toadstool Tour, Donkey Konga (if bongos)</text:p>
          </table:table-cell>
          <table:table-cell table:formula="of:=COUNTA([Discs.O53:.AH53])" office:value-type="float" office:value="8" calcext:value-type="float">
            <text:p>8</text:p>
          </table:table-cell>
          <table:table-cell table:formula="of:=COM.MICROSOFT.TEXTJOIN(&quot;, &quot;;1;[Discs.O53:.AM53])" office:value-type="string" office:string-value="Player’s Choice, NEWS, Donkey Konga, Mario Golf: Toadstool Tour, Harry Potter and the Prisoner of Azkaban, Pikmin 2, WarioWare, Inc.: Mega Party Games!, Animal Crossing" calcext:value-type="string">
            <text:p>Player’s Choice, NEWS, Donkey Konga, Mario Golf: Toadstool Tour, Harry Potter and the Prisoner of Azkaban, Pikmin 2, WarioWare, Inc.: Mega Party Games!, Animal Crossing</text:p>
          </table:table-cell>
        </table:table-row>
        <table:table-row table:style-name="ro1">
          <table:table-cell office:value-type="string" calcext:value-type="string">
            <text:p>Interactive Multi-Game Demo Disk, EU 14</text:p>
          </table:table-cell>
          <table:table-cell table:formula="of:=[Discs.C54]" office:value-type="string" office:string-value="November 2004" calcext:value-type="string">
            <text:p>November 2004</text:p>
          </table:table-cell>
          <table:table-cell table:formula="of:=[Discs.D54]" office:value-type="string" office:string-value="D84P01" calcext:value-type="string">
            <text:p>D84P01</text:p>
          </table:table-cell>
          <table:table-cell table:formula="of:=[Discs.E54]" office:value-type="string" office:string-value="Metroid Prime 2: Echoes" calcext:value-type="string">
            <text:p>Metroid Prime 2: Echoes</text:p>
          </table:table-cell>
          <table:table-cell table:formula="of:=[Discs.F54]" office:value-type="string" office:string-value="Metroid Prime 2: Echoes Panorama" calcext:value-type="string">
            <text:p>Metroid Prime 2: Echoes Panorama</text:p>
          </table:table-cell>
          <table:table-cell table:formula="of:=COUNTA([Discs.G54:.N54])" office:value-type="float" office:value="4" calcext:value-type="float">
            <text:p>4</text:p>
          </table:table-cell>
          <table:table-cell table:formula="of:=COM.MICROSOFT.TEXTJOIN(&quot;, &quot;;1;[Discs.G54:.N54])" office:value-type="string" office:string-value="Metroid Prime 2: Echoes (v.237) (blank “New Text Document.txt”), Paper Mario: The Thousand-Year Door, Pikmin 2, Donkey Konga (if bongos)" calcext:value-type="string">
            <text:p>Metroid Prime 2: Echoes (v.237) (blank “New Text Document.txt”), Paper Mario: The Thousand-Year Door, Pikmin 2, Donkey Konga (if bongos)</text:p>
          </table:table-cell>
          <table:table-cell table:formula="of:=COUNTA([Discs.O54:.AH54])" office:value-type="float" office:value="9" calcext:value-type="float">
            <text:p>9</text:p>
          </table:table-cell>
          <table:table-cell table:formula="of:=COM.MICROSOFT.TEXTJOIN(&quot;, &quot;;1;[Discs.O54:.AM54])" office:value-type="string" office:string-value="Metroid Prime 2: Echoes, Paper Mario: The Thousand-Year Door, Tales of Symphonia, Donkey Konga, WarioWare, Inc.: Mega Party Games!, Second Sight, GoldenEye Rogue Agent, Need for Speed: Underground 2, Pikmin 2" calcext:value-type="string">
            <text:p>Metroid Prime 2: Echoes, Paper Mario: The Thousand-Year Door, Tales of Symphonia, Donkey Konga, WarioWare, Inc.: Mega Party Games!, Second Sight, GoldenEye Rogue Agent, Need for Speed: Underground 2, Pikmin 2</text:p>
          </table:table-cell>
        </table:table-row>
        <table:table-row table:style-name="ro1">
          <table:table-cell office:value-type="string" calcext:value-type="string">
            <text:p>Interactive Multi-Game Demo Disk, EU 15</text:p>
          </table:table-cell>
          <table:table-cell table:formula="of:=[Discs.C55]" office:value-type="string" office:string-value="February 2005" calcext:value-type="string">
            <text:p>February 2005</text:p>
          </table:table-cell>
          <table:table-cell table:formula="of:=[Discs.D55]" office:value-type="string" office:string-value="D83P01" calcext:value-type="string">
            <text:p>D83P01</text:p>
          </table:table-cell>
          <table:table-cell table:formula="of:=[Discs.E55]" office:value-type="string" office:string-value="Donkey Kong Jungle Beat" calcext:value-type="string">
            <text:p>Donkey Kong Jungle Beat</text:p>
          </table:table-cell>
          <table:table-cell table:formula="of:=[Discs.F55]" office:value-type="string" office:string-value="Baten Kaitos with Movies – changes to Donkey Kong Jungle Beat if bongos in port 1" calcext:value-type="string">
            <text:p>Baten Kaitos with Movies – changes to Donkey Kong Jungle Beat if bongos in port 1</text:p>
          </table:table-cell>
          <table:table-cell table:formula="of:=COUNTA([Discs.G55:.N55])" office:value-type="float" office:value="4" calcext:value-type="float">
            <text:p>4</text:p>
          </table:table-cell>
          <table:table-cell table:formula="of:=COM.MICROSOFT.TEXTJOIN(&quot;, &quot;;1;[Discs.G55:.N55])" office:value-type="string" office:string-value="Baten Kaitos: Eternal Wings and the Lost Ocean, Mario Party 6, Mario Power Tennis, Donkey Kong Jungle Beat (if bongos)" calcext:value-type="string">
            <text:p>Baten Kaitos: Eternal Wings and the Lost Ocean, Mario Party 6, Mario Power Tennis, Donkey Kong Jungle Beat (if bongos)</text:p>
          </table:table-cell>
          <table:table-cell table:formula="of:=COUNTA([Discs.O55:.AH55])" office:value-type="float" office:value="8" calcext:value-type="float">
            <text:p>8</text:p>
          </table:table-cell>
          <table:table-cell table:formula="of:=COM.MICROSOFT.TEXTJOIN(&quot;, &quot;;1;[Discs.O55:.AM55])" office:value-type="string" office:string-value="Baten Kaitos: Eternal Wings and the Lost Ocean, NDS 1E, Donkey Kong Jungle Beat, Mario Power Tennis, Mario Party 6, The Legend of Zelda: Four Swords Adventures, Player’s Choice, News" calcext:value-type="string">
            <text:p>Baten Kaitos: Eternal Wings and the Lost Ocean, NDS 1E, Donkey Kong Jungle Beat, Mario Power Tennis, Mario Party 6, The Legend of Zelda: Four Swords Adventures, Player’s Choice, News</text:p>
          </table:table-cell>
        </table:table-row>
        <table:table-row table:style-name="ro1">
          <table:table-cell office:value-type="string" calcext:value-type="string">
            <text:p>Interactive Multi-Game Demo Disk, EU 16</text:p>
          </table:table-cell>
          <table:table-cell table:formula="of:=[Discs.C56]" office:value-type="string" office:string-value="April 2005" calcext:value-type="string">
            <text:p>April 2005</text:p>
          </table:table-cell>
          <table:table-cell table:formula="of:=[Discs.D56]" office:value-type="string" office:string-value="D82P01" calcext:value-type="string">
            <text:p>D82P01</text:p>
          </table:table-cell>
          <table:table-cell table:formula="of:=[Discs.E56]" office:value-type="string" office:string-value="FoxE /region s" calcext:value-type="string">
            <text:p>FoxE /region s</text:p>
          </table:table-cell>
          <table:table-cell table:formula="of:=[Discs.F56]" office:value-type="string" office:string-value="Star Fox Assault" calcext:value-type="string">
            <text:p>Star Fox Assault</text:p>
          </table:table-cell>
          <table:table-cell table:formula="of:=COUNTA([Discs.G56:.N56])" office:value-type="float" office:value="3" calcext:value-type="float">
            <text:p>3</text:p>
          </table:table-cell>
          <table:table-cell table:formula="of:=COM.MICROSOFT.TEXTJOIN(&quot;, &quot;;1;[Discs.G56:.N56])" office:value-type="string" office:string-value="Star Fox Assault, Baten Kaitos: Eternal Wings and the Lost Ocean, Donkey Kong Jungle Beat (if bongos)" calcext:value-type="string">
            <text:p>Star Fox Assault, Baten Kaitos: Eternal Wings and the Lost Ocean, Donkey Kong Jungle Beat (if bongos)</text:p>
          </table:table-cell>
          <table:table-cell table:formula="of:=COUNTA([Discs.O56:.AH56])" office:value-type="float" office:value="8" calcext:value-type="float">
            <text:p>8</text:p>
          </table:table-cell>
          <table:table-cell table:formula="of:=COM.MICROSOFT.TEXTJOIN(&quot;, &quot;;1;[Discs.O56:.AM56])" office:value-type="string" office:string-value="Star Fox Adventures, Donkey Kong Jungle Beat, NDS, Baten Kaitos: Eternal Wings and the Lost Ocean, Viewtiful Joe 2, SRS: Street Racing Syndicate, Robots, Player’s Choice" calcext:value-type="string">
            <text:p>Star Fox Adventures, Donkey Kong Jungle Beat, NDS, Baten Kaitos: Eternal Wings and the Lost Ocean, Viewtiful Joe 2, SRS: Street Racing Syndicate, Robots, Player’s Choice</text:p>
          </table:table-cell>
        </table:table-row>
        <table:table-row table:style-name="ro1">
          <table:table-cell office:value-type="string" calcext:value-type="string">
            <text:p>Interactive Multi-Game Demo Disk, EU 17</text:p>
          </table:table-cell>
          <table:table-cell table:formula="of:=[Discs.C57]" office:value-type="string" office:string-value="May 2005" calcext:value-type="string">
            <text:p>May 2005</text:p>
          </table:table-cell>
          <table:table-cell table:formula="of:=[Discs.D57]" office:value-type="string" office:string-value="D79P01" calcext:value-type="string">
            <text:p>D79P01</text:p>
          </table:table-cell>
          <table:table-cell table:formula="of:=[Discs.E57]" office:value-type="string" office:string-value="Donkey Konga w/rs" calcext:value-type="string">
            <text:p>Donkey Konga w/rs</text:p>
          </table:table-cell>
          <table:table-cell table:formula="of:=[Discs.F57]" office:value-type="string" office:string-value="Donkey Konga w/movies" calcext:value-type="string">
            <text:p>Donkey Konga w/movies</text:p>
          </table:table-cell>
          <table:table-cell table:formula="of:=COUNTA([Discs.G57:.N57])" office:value-type="float" office:value="4" calcext:value-type="float">
            <text:p>4</text:p>
          </table:table-cell>
          <table:table-cell table:formula="of:=COM.MICROSOFT.TEXTJOIN(&quot;, &quot;;1;[Discs.G57:.N57])" office:value-type="string" office:string-value="Star Fox Assault, Baten Kaitos: Eternal Wings and the Lost Ocean, Donkey Konga 2 (if bongos), Donkey Kong Jungle Beat (if bongos)" calcext:value-type="string">
            <text:p>Star Fox Assault, Baten Kaitos: Eternal Wings and the Lost Ocean, Donkey Konga 2 (if bongos), Donkey Kong Jungle Beat (if bongos)</text:p>
          </table:table-cell>
          <table:table-cell table:formula="of:=COUNTA([Discs.O57:.AH57])" office:value-type="float" office:value="8" calcext:value-type="float">
            <text:p>8</text:p>
          </table:table-cell>
          <table:table-cell table:formula="of:=COM.MICROSOFT.TEXTJOIN(&quot;, &quot;;1;[Discs.O57:.AM57])" office:value-type="string" office:string-value="Star Fox Assault, NDS, Donkey Kong Jungle Beat, Baten Kaitos: Eternal Wings and the Lost Ocean, Viewtiful Joe 2, SRS: Street Racing Syndicate, Robots, Player’s Choice" calcext:value-type="string">
            <text:p>Star Fox Assault, NDS, Donkey Kong Jungle Beat, Baten Kaitos: Eternal Wings and the Lost Ocean, Viewtiful Joe 2, SRS: Street Racing Syndicate, Robots, Player’s Choice</text:p>
          </table:table-cell>
        </table:table-row>
        <table:table-row table:style-name="ro1">
          <table:table-cell office:value-type="string" calcext:value-type="string">
            <text:p>Interactive Multi-Game Demo Disk, EU 18</text:p>
          </table:table-cell>
          <table:table-cell table:formula="of:=[Discs.C58]" office:value-type="string" office:string-value="October 2005" calcext:value-type="string">
            <text:p>October 2005</text:p>
          </table:table-cell>
          <table:table-cell table:formula="of:=[Discs.D58]" office:value-type="string" office:string-value="D78P01" calcext:value-type="string">
            <text:p>D78P01</text:p>
          </table:table-cell>
          <table:table-cell table:formula="of:=[Discs.E58]" office:value-type="string" office:string-value="Super Mario Strikers w/rs" calcext:value-type="string">
            <text:p>Super Mario Strikers w/rs</text:p>
          </table:table-cell>
          <table:table-cell table:formula="of:=[Discs.F58]" office:value-type="string" office:string-value="Super Mario Strikers" calcext:value-type="string">
            <text:p>Super Mario Strikers</text:p>
          </table:table-cell>
          <table:table-cell table:formula="of:=COUNTA([Discs.G58:.N58])" office:value-type="float" office:value="3" calcext:value-type="float">
            <text:p>3</text:p>
          </table:table-cell>
          <table:table-cell table:formula="of:=COM.MICROSOFT.TEXTJOIN(&quot;, &quot;;1;[Discs.G58:.N58])" office:value-type="string" office:string-value="Mario Smash Football (Super Strikers), Pokemon XD: Gale of Darkness, Mario Superstar Baseball" calcext:value-type="string">
            <text:p>Mario Smash Football (Super Strikers), Pokemon XD: Gale of Darkness, Mario Superstar Baseball</text:p>
          </table:table-cell>
          <table:table-cell table:formula="of:=COUNTA([Discs.O58:.AH58])" office:value-type="float" office:value="11" calcext:value-type="float">
            <text:p>11</text:p>
          </table:table-cell>
          <table:table-cell table:formula="of:=COM.MICROSOFT.TEXTJOIN(&quot;, &quot;;1;[Discs.O58:.AM58])" office:value-type="string" office:string-value="Pokemon XD: Gale of Darkness, Fire Emblem: Path of Radiance, FIFA 06, Crash Nitro Kart, Prince of Persia: The Two Thrones, Mario Smash Football (Super Mario Strikers), Viewtiful Joe: Red Hot Rumble, Chicken Little, Need for Speed: Most Wanted, SSX on Tour, Mario Superstar Baseball" calcext:value-type="string">
            <text:p>Pokemon XD: Gale of Darkness, Fire Emblem: Path of Radiance, FIFA 06, Crash Nitro Kart, Prince of Persia: The Two Thrones, Mario Smash Football (Super Mario Strikers), Viewtiful Joe: Red Hot Rumble, Chicken Little, Need for Speed: Most Wanted, SSX on Tour, Mario Superstar Baseball</text:p>
          </table:table-cell>
        </table:table-row>
        <table:table-row table:style-name="ro1">
          <table:table-cell office:value-type="string" calcext:value-type="string">
            <text:p>Interactive Multi-Game Demo Disk, EU 19</text:p>
          </table:table-cell>
          <table:table-cell table:formula="of:=[Discs.C59]" office:value-type="string" office:string-value="April 2006" calcext:value-type="string">
            <text:p>April 2006</text:p>
          </table:table-cell>
          <table:table-cell table:formula="of:=[Discs.D59]" office:value-type="string" office:string-value="D77P01" calcext:value-type="string">
            <text:p>D77P01</text:p>
          </table:table-cell>
          <table:table-cell table:formula="of:=[Discs.E59]" office:value-type="string" office:string-value="Chibi Robo! w/rs" calcext:value-type="string">
            <text:p>Chibi Robo! w/rs</text:p>
          </table:table-cell>
          <table:table-cell table:formula="of:=[Discs.F59]" office:value-type="string" office:string-value="Chibi Robo! w/movies" calcext:value-type="string">
            <text:p>Chibi Robo! w/movies</text:p>
          </table:table-cell>
          <table:table-cell table:formula="of:=COUNTA([Discs.G59:.N59])" office:value-type="float" office:value="3" calcext:value-type="float">
            <text:p>3</text:p>
          </table:table-cell>
          <table:table-cell table:formula="of:=COM.MICROSOFT.TEXTJOIN(&quot;, &quot;;1;[Discs.G59:.N59])" office:value-type="string" office:string-value="Chibi-Robo!, Mario Party 7, Sonic Heroes" calcext:value-type="string">
            <text:p>Chibi-Robo!, Mario Party 7, Sonic Heroes</text:p>
          </table:table-cell>
          <table:table-cell table:formula="of:=COUNTA([Discs.O59:.AH59])" office:value-type="float" office:value="11" calcext:value-type="float">
            <text:p>11</text:p>
          </table:table-cell>
          <table:table-cell table:formula="of:=COM.MICROSOFT.TEXTJOIN(&quot;, &quot;;1;[Discs.O59:.AM59])" office:value-type="string" office:string-value="Chibi-Robo!, Mario Party 7, Sonic Heroes, Harvest Moon: Magical Melody, Viewtiful Joe: Red Hot Rumble, FIFA Street 2, The Chronicles of Narnia: The Lion, the Witch and the Wardrobe, SpongeBob SquarePants &amp; Friends: Unite! (Nicktoons Unite!), Tak 2: The Staff of Dreams, Odama, News" calcext:value-type="string">
            <text:p>Chibi-Robo!, Mario Party 7, Sonic Heroes, Harvest Moon: Magical Melody, Viewtiful Joe: Red Hot Rumble, FIFA Street 2, The Chronicles of Narnia: The Lion, the Witch and the Wardrobe, SpongeBob SquarePants &amp; Friends: Unite! (Nicktoons Unite!), Tak 2: The Staff of Dreams, Odama, News</text:p>
          </table:table-cell>
        </table:table-row>
        <table:table-row table:style-name="ro1">
          <table:table-cell office:value-type="string" calcext:value-type="string">
            <text:p>Interactive Multi-Game Demo Disk, AUS 3</text:p>
          </table:table-cell>
          <table:table-cell table:formula="of:=[Discs.C63]" office:value-type="string" office:string-value="September 2002" calcext:value-type="string">
            <text:p>September 2002</text:p>
          </table:table-cell>
          <table:table-cell table:formula="of:=[Discs.D63]" office:value-type="string" office:string-value="G97U01" calcext:value-type="string">
            <text:p>G97U01</text:p>
          </table:table-cell>
          <table:table-cell table:formula="of:=[Discs.E63]" office:value-type="string" office:string-value="1-World" calcext:value-type="string">
            <text:p>1-World</text:p>
          </table:table-cell>
          <table:table-cell table:formula="of:=[Discs.F63]" office:value-type="string" office:string-value="GC" calcext:value-type="string">
            <text:p>GC</text:p>
          </table:table-cell>
          <table:table-cell table:formula="of:=COUNTA([Discs.G63:.N63])" office:value-type="float" office:value="1" calcext:value-type="float">
            <text:p>1</text:p>
          </table:table-cell>
          <table:table-cell table:formula="of:=COM.MICROSOFT.TEXTJOIN(&quot;, &quot;;1;[Discs.G63:.N63])" office:value-type="string" office:string-value="Super Mario Sunshine" calcext:value-type="string">
            <text:p>Super Mario Sunshine</text:p>
          </table:table-cell>
          <table:table-cell table:formula="of:=COUNTA([Discs.O63:.AH63])" office:value-type="float" office:value="1" calcext:value-type="float">
            <text:p>1</text:p>
          </table:table-cell>
          <table:table-cell table:formula="of:=COM.MICROSOFT.TEXTJOIN(&quot;, &quot;;1;[Discs.O63:.AM63])" office:value-type="string" office:string-value="Super Mario Sunshine" calcext:value-type="string">
            <text:p>Super Mario Sunshine</text:p>
          </table:table-cell>
        </table:table-row>
        <table:table-row table:style-name="ro1">
          <table:table-cell office:value-type="string" calcext:value-type="string">
            <text:p>Interactive Multi-Game Demo Disk, AUS 5</text:p>
          </table:table-cell>
          <table:table-cell table:formula="of:=[Discs.C64]" office:value-type="string" office:string-value="April 2003" calcext:value-type="string">
            <text:p>April 2003</text:p>
          </table:table-cell>
          <table:table-cell table:formula="of:=[Discs.D64]" office:value-type="string" office:string-value="D95U01" calcext:value-type="string">
            <text:p>D95U01</text:p>
          </table:table-cell>
          <table:table-cell table:formula="of:=[Discs.E64]" office:value-type="string" office:string-value="1-PAL (Zelda remix of World)" calcext:value-type="string">
            <text:p>1-PAL (Zelda remix of World)</text:p>
          </table:table-cell>
          <table:table-cell table:formula="of:=[Discs.F64]" office:value-type="string" office:string-value="The Legend of Zelda: The Wind Waker" calcext:value-type="string">
            <text:p>The Legend of Zelda: The Wind Waker</text:p>
          </table:table-cell>
          <table:table-cell table:formula="of:=COUNTA([Discs.G64:.N64])" office:value-type="float" office:value="2" calcext:value-type="float">
            <text:p>2</text:p>
          </table:table-cell>
          <table:table-cell table:formula="of:=COM.MICROSOFT.TEXTJOIN(&quot;, &quot;;1;[Discs.G64:.N64])" office:value-type="string" office:string-value="The Legend of Zelda: The Wind Waker, Metroid Prime (v1.101) (Metroid1.pak.contents.txt)" calcext:value-type="string">
            <text:p>The Legend of Zelda: The Wind Waker, Metroid Prime (v1.101) (Metroid1.pak.contents.txt)</text:p>
          </table:table-cell>
          <table:table-cell table:formula="of:=COUNTA([Discs.O64:.AH64])" office:value-type="float" office:value="5" calcext:value-type="float">
            <text:p>5</text:p>
          </table:table-cell>
          <table:table-cell table:formula="of:=COM.MICROSOFT.TEXTJOIN(&quot;, &quot;;1;[Discs.O64:.AM64])" office:value-type="string" office:string-value="Mario Party 4, Starfox Adventures, Super Mario Sunshine, The Legend of Zelda: The Wind Waker, Metroid Prime" calcext:value-type="string">
            <text:p>Mario Party 4, Starfox Adventures, Super Mario Sunshine, The Legend of Zelda: The Wind Waker, Metroid Prime</text:p>
          </table:table-cell>
        </table:table-row>
        <table:table-row table:style-name="ro1">
          <table:table-cell office:value-type="string" calcext:value-type="string">
            <text:p>Interactive Multi-Game Demo Disk, AUS 6</text:p>
          </table:table-cell>
          <table:table-cell table:formula="of:=[Discs.C65]" office:value-type="string" office:string-value="September 2003" calcext:value-type="string">
            <text:p>September 2003</text:p>
          </table:table-cell>
          <table:table-cell table:formula="of:=[Discs.D65]" office:value-type="string" office:string-value="D94U01" calcext:value-type="string">
            <text:p>D94U01</text:p>
          </table:table-cell>
          <table:table-cell table:formula="of:=[Discs.E65]" office:value-type="string" office:string-value="F-Zero GX" calcext:value-type="string">
            <text:p>F-Zero GX</text:p>
          </table:table-cell>
          <table:table-cell table:formula="of:=[Discs.F65]" office:value-type="string" office:string-value="F-Zero GX Movie" calcext:value-type="string">
            <text:p>F-Zero GX Movie</text:p>
          </table:table-cell>
          <table:table-cell table:formula="of:=COUNTA([Discs.G65:.N65])" office:value-type="float" office:value="5" calcext:value-type="float">
            <text:p>5</text:p>
          </table:table-cell>
          <table:table-cell table:formula="of:=COM.MICROSOFT.TEXTJOIN(&quot;, &quot;;1;[Discs.G65:.N65])" office:value-type="string" office:string-value="F-Zero GX, Soul Calibur II, Viewtiful Joe, Super Mario Sunshine, Star Fox Adventures" calcext:value-type="string">
            <text:p>F-Zero GX, Soul Calibur II, Viewtiful Joe, Super Mario Sunshine, Star Fox Adventures</text:p>
          </table:table-cell>
          <table:table-cell table:formula="of:=COUNTA([Discs.O65:.AH65])" office:value-type="float" office:value="3" calcext:value-type="float">
            <text:p>3</text:p>
          </table:table-cell>
          <table:table-cell table:formula="of:=COM.MICROSOFT.TEXTJOIN(&quot;, &quot;;1;[Discs.O65:.AM65])" office:value-type="string" office:string-value="F-Zero GX, Soul Calibur II, Super Mario Sunshine" calcext:value-type="string">
            <text:p>F-Zero GX, Soul Calibur II, Super Mario Sunshine</text:p>
          </table:table-cell>
        </table:table-row>
        <table:table-row table:style-name="ro1">
          <table:table-cell office:value-type="string" calcext:value-type="string">
            <text:p>Interactive Multi-Game Demo Disk, AUS 7</text:p>
          </table:table-cell>
          <table:table-cell table:formula="of:=[Discs.C66]" office:value-type="string" office:string-value="November 2003" calcext:value-type="string">
            <text:p>November 2003</text:p>
          </table:table-cell>
          <table:table-cell table:formula="of:=[Discs.D66]" office:value-type="string" office:string-value="D93U01" calcext:value-type="string">
            <text:p>D93U01</text:p>
          </table:table-cell>
          <table:table-cell table:formula="of:=[Discs.E66]" office:value-type="string" office:string-value="Mario Kart: Double Dash!!" calcext:value-type="string">
            <text:p>Mario Kart: Double Dash!!</text:p>
          </table:table-cell>
          <table:table-cell table:formula="of:=[Discs.F66]" office:value-type="string" office:string-value="Mario Kart: Double Dash!! Movie" calcext:value-type="string">
            <text:p>Mario Kart: Double Dash!! Movie</text:p>
          </table:table-cell>
          <table:table-cell table:formula="of:=COUNTA([Discs.G66:.N66])" office:value-type="float" office:value="3" calcext:value-type="float">
            <text:p>3</text:p>
          </table:table-cell>
          <table:table-cell table:formula="of:=COM.MICROSOFT.TEXTJOIN(&quot;, &quot;;1;[Discs.G66:.N66])" office:value-type="string" office:string-value="Mario Kart: Double Dash, Star Wars Rogue Squadron III: Rebel Strike, F-Zero GX" calcext:value-type="string">
            <text:p>Mario Kart: Double Dash, Star Wars Rogue Squadron III: Rebel Strike, F-Zero GX</text:p>
          </table:table-cell>
          <table:table-cell table:formula="of:=COUNTA([Discs.O66:.AH66])" office:value-type="float" office:value="5" calcext:value-type="float">
            <text:p>5</text:p>
          </table:table-cell>
          <table:table-cell table:formula="of:=COM.MICROSOFT.TEXTJOIN(&quot;, &quot;;1;[Discs.O66:.AM66])" office:value-type="string" office:string-value="Mario Kart: Double Dash!!, Star Wars Rogue Squadron III: Rebel Strike, Mario Party 5, Animal Crossing, F-Zero GX" calcext:value-type="string">
            <text:p>Mario Kart: Double Dash!!, Star Wars Rogue Squadron III: Rebel Strike, Mario Party 5, Animal Crossing, F-Zero GX</text:p>
          </table:table-cell>
        </table:table-row>
        <table:table-row table:style-name="ro1">
          <table:table-cell office:value-type="string" calcext:value-type="string">
            <text:p>Interactive Multi-Game Demo Disk, AUS 8</text:p>
          </table:table-cell>
          <table:table-cell table:formula="of:=[Discs.C67]" office:value-type="string" office:string-value="March 2004" calcext:value-type="string">
            <text:p>March 2004</text:p>
          </table:table-cell>
          <table:table-cell table:formula="of:=[Discs.D67]" office:value-type="string" office:string-value="D92U01" calcext:value-type="string">
            <text:p>D92U01</text:p>
          </table:table-cell>
          <table:table-cell table:formula="of:=[Discs.E67]" office:value-type="string" office:string-value="Mario Golf: Toadstool Tour" calcext:value-type="string">
            <text:p>Mario Golf: Toadstool Tour</text:p>
          </table:table-cell>
          <table:table-cell table:formula="of:=[Discs.F67]" office:value-type="string" office:string-value="Mario Golf: Toadstool Tour Movie" calcext:value-type="string">
            <text:p>Mario Golf: Toadstool Tour Movie</text:p>
          </table:table-cell>
          <table:table-cell table:formula="of:=COUNTA([Discs.G67:.N67])" office:value-type="float" office:value="3" calcext:value-type="float">
            <text:p>3</text:p>
          </table:table-cell>
          <table:table-cell table:formula="of:=COM.MICROSOFT.TEXTJOIN(&quot;, &quot;;1;[Discs.G67:.N67])" office:value-type="string" office:string-value="Mario Golf: Toadstool Tour, 1080 Avalanche, Metroid Prime (v1.101) (Metroid1.pak.contents.txt)" calcext:value-type="string">
            <text:p>Mario Golf: Toadstool Tour, 1080 Avalanche, Metroid Prime (v1.101) (Metroid1.pak.contents.txt)</text:p>
          </table:table-cell>
          <table:table-cell table:formula="of:=COUNTA([Discs.O67:.AH67])" office:value-type="float" office:value="4" calcext:value-type="float">
            <text:p>4</text:p>
          </table:table-cell>
          <table:table-cell table:formula="of:=COM.MICROSOFT.TEXTJOIN(&quot;, &quot;;1;[Discs.O67:.AM67])" office:value-type="string" office:string-value="Final Fantasy Crystal Chronicles, Mario Gold: Toadstool Tour, 1080 Avalanche, Metroid Prime" calcext:value-type="string">
            <text:p>Final Fantasy Crystal Chronicles, Mario Gold: Toadstool Tour, 1080 Avalanche, Metroid Prime</text:p>
          </table:table-cell>
        </table:table-row>
        <table:table-row table:style-name="ro1">
          <table:table-cell office:value-type="string" calcext:value-type="string">
            <text:p>Interactive Multi-Game Demo Disk, AUS 10</text:p>
          </table:table-cell>
          <table:table-cell table:formula="of:=[Discs.C68]" office:value-type="string" office:string-value="November 2004" calcext:value-type="string">
            <text:p>November 2004</text:p>
          </table:table-cell>
          <table:table-cell table:formula="of:=[Discs.D68]" office:value-type="string" office:string-value="D88U01" calcext:value-type="string">
            <text:p>D88U01</text:p>
          </table:table-cell>
          <table:table-cell table:formula="of:=[Discs.E68]" office:value-type="string" office:string-value="Metroid Prime 2: Echoes" calcext:value-type="string">
            <text:p>Metroid Prime 2: Echoes</text:p>
          </table:table-cell>
          <table:table-cell table:formula="of:=[Discs.F68]" office:value-type="string" office:string-value="Metroid Prime 2: Echoes Panorama" calcext:value-type="string">
            <text:p>Metroid Prime 2: Echoes Panorama</text:p>
          </table:table-cell>
          <table:table-cell table:formula="of:=COUNTA([Discs.G68:.N68])" office:value-type="float" office:value="5" calcext:value-type="float">
            <text:p>5</text:p>
          </table:table-cell>
          <table:table-cell table:formula="of:=COM.MICROSOFT.TEXTJOIN(&quot;, &quot;;1;[Discs.G68:.N68])" office:value-type="string" office:string-value="Metroid Prime 2: Echoes (v.237) (blank “New Text Document.txt”), Paper Mario: The Thousand-Year Door, Pikmin 2, Player’s Choice, (Game demos actually disappear if bongos are plugged into first player)" calcext:value-type="string">
            <text:p>Metroid Prime 2: Echoes (v.237) (blank “New Text Document.txt”), Paper Mario: The Thousand-Year Door, Pikmin 2, Player’s Choice, (Game demos actually disappear if bongos are plugged into first player)</text:p>
          </table:table-cell>
          <table:table-cell table:formula="of:=COUNTA([Discs.O68:.AH68])" office:value-type="float" office:value="6" calcext:value-type="float">
            <text:p>6</text:p>
          </table:table-cell>
          <table:table-cell table:formula="of:=COM.MICROSOFT.TEXTJOIN(&quot;, &quot;;1;[Discs.O68:.AM68])" office:value-type="string" office:string-value="Metroid Prime 2: Echoes, Paper Mario: The Thousand-Year Door, Donkey Konga, “Who Are You?” GBA SP Trailer, WarioWare, Inc.: Mega Party Games!, Pikmin 2" calcext:value-type="string">
            <text:p>Metroid Prime 2: Echoes, Paper Mario: The Thousand-Year Door, Donkey Konga, “Who Are You?” GBA SP Trailer, WarioWare, Inc.: Mega Party Games!, Pikmin 2</text:p>
          </table:table-cell>
        </table:table-row>
        <table:table-row table:style-name="ro1">
          <table:table-cell office:value-type="string" calcext:value-type="string">
            <text:p>Interactive Multi-Game Demo Disk, AUS 11</text:p>
          </table:table-cell>
          <table:table-cell table:formula="of:=[Discs.C69]" office:value-type="string" office:string-value="February 2005" calcext:value-type="string">
            <text:p>February 2005</text:p>
          </table:table-cell>
          <table:table-cell table:formula="of:=[Discs.D69]" office:value-type="string" office:string-value="D87U01" calcext:value-type="string">
            <text:p>D87U01</text:p>
          </table:table-cell>
          <table:table-cell table:formula="of:=[Discs.E69]" office:value-type="string" office:string-value="Donkey Kong Jungle Beat" calcext:value-type="string">
            <text:p>Donkey Kong Jungle Beat</text:p>
          </table:table-cell>
          <table:table-cell table:formula="of:=[Discs.F69]" office:value-type="string" office:string-value="Baten Kaitos with Movies – changes to Donkey Kong Jungle Beat if bongos in port 1" calcext:value-type="string">
            <text:p>Baten Kaitos with Movies – changes to Donkey Kong Jungle Beat if bongos in port 1</text:p>
          </table:table-cell>
          <table:table-cell table:formula="of:=COUNTA([Discs.G69:.N69])" office:value-type="float" office:value="5" calcext:value-type="float">
            <text:p>5</text:p>
          </table:table-cell>
          <table:table-cell table:formula="of:=COM.MICROSOFT.TEXTJOIN(&quot;, &quot;;1;[Discs.G69:.N69])" office:value-type="string" office:string-value="Baten Kaitos: Eternal Wings and the Lost Ocean, Mario Party 6, Mario Power Tennis, Donkey Kong Jungle Beat (if bongos), Donkey Konga (if bongos)" calcext:value-type="string">
            <text:p>Baten Kaitos: Eternal Wings and the Lost Ocean, Mario Party 6, Mario Power Tennis, Donkey Kong Jungle Beat (if bongos), Donkey Konga (if bongos)</text:p>
          </table:table-cell>
          <table:table-cell table:formula="of:=COUNTA([Discs.O69:.AH69])" office:value-type="float" office:value="8" calcext:value-type="float">
            <text:p>8</text:p>
          </table:table-cell>
          <table:table-cell table:formula="of:=COM.MICROSOFT.TEXTJOIN(&quot;, &quot;;1;[Discs.O69:.AM69])" office:value-type="string" office:string-value="Baten Kaitos: Eternal Wings and the Lost Ocean, NDS 1E, Donkey Kong Jungle Beat, Mario Power Tennis, Mario Party 6, Star Fox Assault, The Legend of Zelda: Four Swords Adventures, Player’s Choice" calcext:value-type="string">
            <text:p>Baten Kaitos: Eternal Wings and the Lost Ocean, NDS 1E, Donkey Kong Jungle Beat, Mario Power Tennis, Mario Party 6, Star Fox Assault, The Legend of Zelda: Four Swords Adventures, Player’s Choice</text:p>
          </table:table-cell>
        </table:table-row>
        <table:table-row table:style-name="ro1">
          <table:table-cell office:value-type="string" calcext:value-type="string">
            <text:p>Interactive Multi-Game Demo Disk, AUS 12</text:p>
          </table:table-cell>
          <table:table-cell table:formula="of:=[Discs.C70]" office:value-type="string" office:string-value="October 2005" calcext:value-type="string">
            <text:p>October 2005</text:p>
          </table:table-cell>
          <table:table-cell table:formula="of:=[Discs.D70]" office:value-type="string" office:string-value="D86U01" calcext:value-type="string">
            <text:p>D86U01</text:p>
          </table:table-cell>
          <table:table-cell table:formula="of:=[Discs.E70]" office:value-type="string" office:string-value="Pokemon XD: Gale of Darkness" calcext:value-type="string">
            <text:p>Pokemon XD: Gale of Darkness</text:p>
          </table:table-cell>
          <table:table-cell table:formula="of:=[Discs.F70]" office:value-type="string" office:string-value="Pokemon XD: Gale of Darkness" calcext:value-type="string">
            <text:p>Pokemon XD: Gale of Darkness</text:p>
          </table:table-cell>
          <table:table-cell table:formula="of:=COUNTA([Discs.G70:.N70])" office:value-type="float" office:value="4" calcext:value-type="float">
            <text:p>4</text:p>
          </table:table-cell>
          <table:table-cell table:formula="of:=COM.MICROSOFT.TEXTJOIN(&quot;, &quot;;1;[Discs.G70:.N70])" office:value-type="string" office:string-value="Pokemon XD: Gale of Darkness, Mario Power Tennis, Mario Golf: Toadstool Tour, Player’s Choice" calcext:value-type="string">
            <text:p>Pokemon XD: Gale of Darkness, Mario Power Tennis, Mario Golf: Toadstool Tour, Player’s Choice</text:p>
          </table:table-cell>
          <table:table-cell table:formula="of:=COUNTA([Discs.O70:.AH70])" office:value-type="float" office:value="7" calcext:value-type="float">
            <text:p>7</text:p>
          </table:table-cell>
          <table:table-cell table:formula="of:=COM.MICROSOFT.TEXTJOIN(&quot;, &quot;;1;[Discs.O70:.AM70])" office:value-type="string" office:string-value="Pokemon XD: Gale of Darkness, Fire Emblem: Path of Radiance, Metroid Prime 2: Echoes, Mario Party 6, Paper Mario: The Thousand-Year Door, Donkey Kong Jungle Beat, Star Fox Assault" calcext:value-type="string">
            <text:p>Pokemon XD: Gale of Darkness, Fire Emblem: Path of Radiance, Metroid Prime 2: Echoes, Mario Party 6, Paper Mario: The Thousand-Year Door, Donkey Kong Jungle Beat, Star Fox Assault</text:p>
          </table:table-cell>
        </table:table-row>
        <table:table-row table:style-name="ro1">
          <table:table-cell office:value-type="string" calcext:value-type="string">
            <text:p>Gekkan Nintendo Tentou Demo, JP 1</text:p>
          </table:table-cell>
          <table:table-cell table:formula="of:=[Discs.C74]" office:value-type="string" office:string-value="April 2002" calcext:value-type="string">
            <text:p>April 2002</text:p>
          </table:table-cell>
          <table:table-cell table:formula="of:=[Discs.D74]" office:value-type="string" office:string-value="D28J01" calcext:value-type="string">
            <text:p>D28J01</text:p>
          </table:table-cell>
          <table:table-cell table:formula="of:=[Discs.E74]" office:value-type="string" office:string-value="2-JP" calcext:value-type="string">
            <text:p>2-JP</text:p>
          </table:table-cell>
          <table:table-cell table:formula="of:=[Discs.F74]" office:value-type="string" office:string-value="gc" calcext:value-type="string">
            <text:p>gc</text:p>
          </table:table-cell>
          <table:table-cell table:formula="of:=COUNTA([Discs.G74:.N74])" office:value-type="float" office:value="3" calcext:value-type="float">
            <text:p>3</text:p>
          </table:table-cell>
          <table:table-cell table:formula="of:=COM.MICROSOFT.TEXTJOIN(&quot;, &quot;;1;[Discs.G74:.N74])" office:value-type="string" office:string-value="NBA Courtside 2002, Rune (Lost Kingdom), Bloody Roar Extreme (Bloody Roar: Primal Fury)" calcext:value-type="string">
            <text:p>NBA Courtside 2002, Rune (Lost Kingdom), Bloody Roar Extreme (Bloody Roar: Primal Fury)</text:p>
          </table:table-cell>
          <table:table-cell table:formula="of:=COUNTA([Discs.O74:.AH74])" office:value-type="float" office:value="6" calcext:value-type="float">
            <text:p>6</text:p>
          </table:table-cell>
          <table:table-cell table:formula="of:=COM.MICROSOFT.TEXTJOIN(&quot;, &quot;;1;[Discs.O74:.AM74])" office:value-type="string" office:string-value="biohazard (Resident Evil) (cinematic 150s), biohazard (Resident Evil) (trailer 60s), NBA Courtside 2002, Kyojin no Doshin (Doshin the Giant), Rune (Lost Kingdom), News" calcext:value-type="string">
            <text:p>biohazard (Resident Evil) (cinematic 150s), biohazard (Resident Evil) (trailer 60s), NBA Courtside 2002, Kyojin no Doshin (Doshin the Giant), Rune (Lost Kingdom), News</text:p>
          </table:table-cell>
        </table:table-row>
        <table:table-row table:style-name="ro1">
          <table:table-cell office:value-type="string" calcext:value-type="string">
            <text:p>Gekkan Nintendo Tentou Demo, JP 2</text:p>
          </table:table-cell>
          <table:table-cell table:formula="of:=[Discs.C75]" office:value-type="string" office:string-value="May 2002" calcext:value-type="string">
            <text:p>May 2002</text:p>
          </table:table-cell>
          <table:table-cell table:formula="of:=[Discs.D75]" office:value-type="string" office:string-value="D29J01" calcext:value-type="string">
            <text:p>D29J01</text:p>
          </table:table-cell>
          <table:table-cell table:formula="of:=[Discs.E75]" office:value-type="string" office:string-value="2-JP" calcext:value-type="string">
            <text:p>2-JP</text:p>
          </table:table-cell>
          <table:table-cell table:formula="of:=[Discs.F75]" office:value-type="string" office:string-value="gc" calcext:value-type="string">
            <text:p>gc</text:p>
          </table:table-cell>
          <table:table-cell table:formula="of:=COUNTA([Discs.G75:.N75])" office:value-type="float" office:value="3" calcext:value-type="float">
            <text:p>3</text:p>
          </table:table-cell>
          <table:table-cell table:formula="of:=COM.MICROSOFT.TEXTJOIN(&quot;, &quot;;1;[Discs.G75:.N75])" office:value-type="string" office:string-value="Capcom vs. SNK 2: Millionaire Fighting 2001 (Capcom vs. SNK 2: Mark of the Millennium 2001), Bomberman Generation, Rune (Lost Kingdom)" calcext:value-type="string">
            <text:p>Capcom vs. SNK 2: Millionaire Fighting 2001 (Capcom vs. SNK 2: Mark of the Millennium 2001), Bomberman Generation, Rune (Lost Kingdom)</text:p>
          </table:table-cell>
          <table:table-cell table:formula="of:=COUNTA([Discs.O75:.AH75])" office:value-type="float" office:value="6" calcext:value-type="float">
            <text:p>6</text:p>
          </table:table-cell>
          <table:table-cell table:formula="of:=COM.MICROSOFT.TEXTJOIN(&quot;, &quot;;1;[Discs.O75:.AM75])" office:value-type="string" office:string-value="Mickey Mouse's Mysterious Mirror (Disney's Magical Mirror Starring Mickey Mouse), biohazard (Resident Evil), Capcom vs. SNK 2: Millionaire Fighting 2001 (Capcom vs. SNK 2: Mark of the Millennium 2001), FIFA World Cup 2002 (2002 FIFA World Cup), Crazy Taxi, News" calcext:value-type="string">
            <text:p>Mickey Mouse's Mysterious Mirror (Disney's Magical Mirror Starring Mickey Mouse), biohazard (Resident Evil), Capcom vs. SNK 2: Millionaire Fighting 2001 (Capcom vs. SNK 2: Mark of the Millennium 2001), FIFA World Cup 2002 (2002 FIFA World Cup), Crazy Taxi, News</text:p>
          </table:table-cell>
        </table:table-row>
        <table:table-row table:style-name="ro1">
          <table:table-cell office:value-type="string" calcext:value-type="string">
            <text:p>Gekkan Nintendo Tentou Demo, JP 3</text:p>
          </table:table-cell>
          <table:table-cell table:formula="of:=[Discs.C76]" office:value-type="string" office:string-value="June 2002" calcext:value-type="string">
            <text:p>June 2002</text:p>
          </table:table-cell>
          <table:table-cell table:formula="of:=[Discs.D76]" office:value-type="string" office:string-value="D32J01" calcext:value-type="string">
            <text:p>D32J01</text:p>
          </table:table-cell>
          <table:table-cell table:formula="of:=[Discs.E76]" office:value-type="string" office:string-value="2-JP" calcext:value-type="string">
            <text:p>2-JP</text:p>
          </table:table-cell>
          <table:table-cell table:formula="of:=[Discs.F76]" office:value-type="string" office:string-value="gc" calcext:value-type="string">
            <text:p>gc</text:p>
          </table:table-cell>
          <table:table-cell table:formula="of:=COUNTA([Discs.G76:.N76])" office:value-type="float" office:value="2" calcext:value-type="float">
            <text:p>2</text:p>
          </table:table-cell>
          <table:table-cell table:formula="of:=COM.MICROSOFT.TEXTJOIN(&quot;, &quot;;1;[Discs.G76:.N76])" office:value-type="string" office:string-value="Beach Spikers, Disney Sports Soccer" calcext:value-type="string">
            <text:p>Beach Spikers, Disney Sports Soccer</text:p>
          </table:table-cell>
          <table:table-cell table:formula="of:=COUNTA([Discs.O76:.AH76])" office:value-type="float" office:value="9" calcext:value-type="float">
            <text:p>9</text:p>
          </table:table-cell>
          <table:table-cell table:formula="of:=COM.MICROSOFT.TEXTJOIN(&quot;, &quot;;1;[Discs.O76:.AM76])" office:value-type="string" office:string-value="Super Mario Sunshine, Jikkyou Powerful Pro Yakyuu 9 (Power Pro 9), Mutsu Tonohohon, E3 2002, Beach Spikers, Disney Sports Soccer, Shinkisekai Evolutia (Evolution Worlds), News, GameCube Price Down Commercial (plays randomly on menu, but is not accessible from menu)" calcext:value-type="string">
            <text:p>Super Mario Sunshine, Jikkyou Powerful Pro Yakyuu 9 (Power Pro 9), Mutsu Tonohohon, E3 2002, Beach Spikers, Disney Sports Soccer, Shinkisekai Evolutia (Evolution Worlds), News, GameCube Price Down Commercial (plays randomly on menu, but is not accessible from menu)</text:p>
          </table:table-cell>
        </table:table-row>
        <table:table-row table:style-name="ro1">
          <table:table-cell office:value-type="string" calcext:value-type="string">
            <text:p>Gekkan Nintendo Tentou Demo, JP 4</text:p>
          </table:table-cell>
          <table:table-cell table:formula="of:=[Discs.C77]" office:value-type="string" office:string-value="July 2002" calcext:value-type="string">
            <text:p>July 2002</text:p>
          </table:table-cell>
          <table:table-cell table:formula="of:=[Discs.D77]" office:value-type="string" office:string-value="D33J01" calcext:value-type="string">
            <text:p>D33J01</text:p>
          </table:table-cell>
          <table:table-cell table:formula="of:=[Discs.E77]" office:value-type="string" office:string-value="2-JP" calcext:value-type="string">
            <text:p>2-JP</text:p>
          </table:table-cell>
          <table:table-cell table:formula="of:=[Discs.F77]" office:value-type="string" office:string-value="gc" calcext:value-type="string">
            <text:p>gc</text:p>
          </table:table-cell>
          <table:table-cell table:formula="of:=COUNTA([Discs.G77:.N77])" office:value-type="float" office:value="3" calcext:value-type="float">
            <text:p>3</text:p>
          </table:table-cell>
          <table:table-cell table:formula="of:=COM.MICROSOFT.TEXTJOIN(&quot;, &quot;;1;[Discs.G77:.N77])" office:value-type="string" office:string-value="Disney's Magical Mirror Starring Mickey Mouse, Jikkyou Powerful Pro Yakyuu 9 (Power Pro 9), Disney Sports Soccer" calcext:value-type="string">
            <text:p>Disney's Magical Mirror Starring Mickey Mouse, Jikkyou Powerful Pro Yakyuu 9 (Power Pro 9), Disney Sports Soccer</text:p>
          </table:table-cell>
          <table:table-cell table:formula="of:=COUNTA([Discs.O77:.AH77])" office:value-type="float" office:value="6" calcext:value-type="float">
            <text:p>6</text:p>
          </table:table-cell>
          <table:table-cell table:formula="of:=COM.MICROSOFT.TEXTJOIN(&quot;, &quot;;1;[Discs.O77:.AM77])" office:value-type="string" office:string-value="Super Mario Sunshine, Super Mario Sunshine Commercial, Phantasy Star Online Episode I &amp; II, E3 2002, E3 2002 News, WTA Tour Tennis Pro Evolution (WTA Tour Tennis)" calcext:value-type="string">
            <text:p>Super Mario Sunshine, Super Mario Sunshine Commercial, Phantasy Star Online Episode I &amp; II, E3 2002, E3 2002 News, WTA Tour Tennis Pro Evolution (WTA Tour Tennis)</text:p>
          </table:table-cell>
        </table:table-row>
        <table:table-row table:style-name="ro1">
          <table:table-cell office:value-type="string" calcext:value-type="string">
            <text:p>Gekkan Nintendo Tentou Demo, JP 5</text:p>
          </table:table-cell>
          <table:table-cell table:formula="of:=[Discs.C78]" office:value-type="string" office:string-value="Mario July 2002" calcext:value-type="string">
            <text:p>Mario July 2002</text:p>
          </table:table-cell>
          <table:table-cell table:formula="of:=[Discs.D78]" office:value-type="string" office:string-value="D34J01" calcext:value-type="string">
            <text:p>D34J01</text:p>
          </table:table-cell>
          <table:table-cell table:formula="of:=[Discs.E78]" office:value-type="string" office:string-value="2-JP" calcext:value-type="string">
            <text:p>2-JP</text:p>
          </table:table-cell>
          <table:table-cell table:formula="of:=[Discs.F78]" office:value-type="string" office:string-value="Super Mario Sunshine" calcext:value-type="string">
            <text:p>Super Mario Sunshine</text:p>
          </table:table-cell>
          <table:table-cell table:formula="of:=COUNTA([Discs.G78:.N78])" office:value-type="float" office:value="1" calcext:value-type="float">
            <text:p>1</text:p>
          </table:table-cell>
          <table:table-cell table:formula="of:=COM.MICROSOFT.TEXTJOIN(&quot;, &quot;;1;[Discs.G78:.N78])" office:value-type="string" office:string-value="Super Mario Sunshine" calcext:value-type="string">
            <text:p>Super Mario Sunshine</text:p>
          </table:table-cell>
          <table:table-cell table:formula="of:=COUNTA([Discs.O78:.AH78])" office:value-type="float" office:value="4" calcext:value-type="float">
            <text:p>4</text:p>
          </table:table-cell>
          <table:table-cell table:formula="of:=COM.MICROSOFT.TEXTJOIN(&quot;, &quot;;1;[Discs.O78:.AM78])" office:value-type="string" office:string-value="Super Mario Sunshine, Super Mario Sunshine Commercial 1, Super Mario Sunshine Commercial 2, Lineup 2002" calcext:value-type="string">
            <text:p>Super Mario Sunshine, Super Mario Sunshine Commercial 1, Super Mario Sunshine Commercial 2, Lineup 2002</text:p>
          </table:table-cell>
        </table:table-row>
        <table:table-row table:style-name="ro1">
          <table:table-cell office:value-type="string" calcext:value-type="string">
            <text:p>Gekkan Nintendo Tentou Demo, JP 6</text:p>
          </table:table-cell>
          <table:table-cell table:formula="of:=[Discs.C79]" office:value-type="string" office:string-value="August 2002" calcext:value-type="string">
            <text:p>August 2002</text:p>
          </table:table-cell>
          <table:table-cell table:formula="of:=[Discs.D79]" office:value-type="float" office:value="0" calcext:value-type="float">
            <text:p>0</text:p>
          </table:table-cell>
          <table:table-cell table:formula="of:=[Discs.E79]" office:value-type="string" office:string-value="?" calcext:value-type="string">
            <text:p>?</text:p>
          </table:table-cell>
          <table:table-cell table:formula="of:=[Discs.F79]" office:value-type="string" office:string-value="?" calcext:value-type="string">
            <text:p>?</text:p>
          </table:table-cell>
          <table:table-cell table:formula="of:=COUNTA([Discs.G79:.N79])" office:value-type="float" office:value="1" calcext:value-type="float">
            <text:p>1</text:p>
          </table:table-cell>
          <table:table-cell table:formula="of:=COM.MICROSOFT.TEXTJOIN(&quot;, &quot;;1;[Discs.G79:.N79])" office:value-type="string" office:string-value="?" calcext:value-type="string">
            <text:p>?</text:p>
          </table:table-cell>
          <table:table-cell table:formula="of:=COUNTA([Discs.O79:.AH79])" office:value-type="float" office:value="1" calcext:value-type="float">
            <text:p>1</text:p>
          </table:table-cell>
          <table:table-cell table:formula="of:=COM.MICROSOFT.TEXTJOIN(&quot;, &quot;;1;[Discs.O79:.AM79])" office:value-type="string" office:string-value="?" calcext:value-type="string">
            <text:p>?</text:p>
          </table:table-cell>
        </table:table-row>
        <table:table-row table:style-name="ro1">
          <table:table-cell office:value-type="string" calcext:value-type="string">
            <text:p>Gekkan Nintendo Tentou Demo, JP 7</text:p>
          </table:table-cell>
          <table:table-cell table:formula="of:=[Discs.C80]" office:value-type="string" office:string-value="September 2002" calcext:value-type="string">
            <text:p>September 2002</text:p>
          </table:table-cell>
          <table:table-cell table:formula="of:=[Discs.D80]" office:value-type="string" office:string-value="D38J01" calcext:value-type="string">
            <text:p>D38J01</text:p>
          </table:table-cell>
          <table:table-cell table:formula="of:=[Discs.E80]" office:value-type="string" office:string-value="2-JP" calcext:value-type="string">
            <text:p>2-JP</text:p>
          </table:table-cell>
          <table:table-cell table:formula="of:=[Discs.F80]" office:value-type="string" office:string-value="gc" calcext:value-type="string">
            <text:p>gc</text:p>
          </table:table-cell>
          <table:table-cell table:formula="of:=COUNTA([Discs.G80:.N80])" office:value-type="float" office:value="3" calcext:value-type="float">
            <text:p>3</text:p>
          </table:table-cell>
          <table:table-cell table:formula="of:=COM.MICROSOFT.TEXTJOIN(&quot;, &quot;;1;[Discs.G80:.N80])" office:value-type="string" office:string-value="Super Mario Sunshine, Phantasy Star Online Episode I &amp; II, WWE WrestleMania X8" calcext:value-type="string">
            <text:p>Super Mario Sunshine, Phantasy Star Online Episode I &amp; II, WWE WrestleMania X8</text:p>
          </table:table-cell>
          <table:table-cell table:formula="of:=COUNTA([Discs.O80:.AH80])" office:value-type="float" office:value="7" calcext:value-type="float">
            <text:p>7</text:p>
          </table:table-cell>
          <table:table-cell table:formula="of:=COM.MICROSOFT.TEXTJOIN(&quot;, &quot;;1;[Discs.O80:.AM80])" office:value-type="string" office:string-value="Star Fox Adventure (Star Fox Adventures), Biohazard 0 (Resident Evil 0), GameCube Commercials, Super Mario Sunshine, Phantasy Star Online Episode I &amp; II, September Lineup (Ads + Commercials), News" calcext:value-type="string">
            <text:p>Star Fox Adventure (Star Fox Adventures), Biohazard 0 (Resident Evil 0), GameCube Commercials, Super Mario Sunshine, Phantasy Star Online Episode I &amp; II, September Lineup (Ads + Commercials), News</text:p>
          </table:table-cell>
        </table:table-row>
        <table:table-row table:style-name="ro1">
          <table:table-cell office:value-type="string" calcext:value-type="string">
            <text:p>Gekkan Nintendo Tentou Demo, JP 8</text:p>
          </table:table-cell>
          <table:table-cell table:formula="of:=[Discs.C81]" office:value-type="string" office:string-value="October 2002" calcext:value-type="string">
            <text:p>October 2002</text:p>
          </table:table-cell>
          <table:table-cell table:formula="of:=[Discs.D81]" office:value-type="string" office:string-value="D39J01" calcext:value-type="string">
            <text:p>D39J01</text:p>
          </table:table-cell>
          <table:table-cell table:formula="of:=[Discs.E81]" office:value-type="string" office:string-value="2-JP" calcext:value-type="string">
            <text:p>2-JP</text:p>
          </table:table-cell>
          <table:table-cell table:formula="of:=[Discs.F81]" office:value-type="string" office:string-value="gc" calcext:value-type="string">
            <text:p>gc</text:p>
          </table:table-cell>
          <table:table-cell table:formula="of:=COUNTA([Discs.G81:.N81])" office:value-type="float" office:value="3" calcext:value-type="float">
            <text:p>3</text:p>
          </table:table-cell>
          <table:table-cell table:formula="of:=COM.MICROSOFT.TEXTJOIN(&quot;, &quot;;1;[Discs.G81:.N81])" office:value-type="string" office:string-value="One Piece: Treasure Battle!, Super Monkey Ball 2, News (cool version)" calcext:value-type="string">
            <text:p>One Piece: Treasure Battle!, Super Monkey Ball 2, News (cool version)</text:p>
          </table:table-cell>
          <table:table-cell table:formula="of:=COUNTA([Discs.O81:.AH81])" office:value-type="float" office:value="6" calcext:value-type="float">
            <text:p>6</text:p>
          </table:table-cell>
          <table:table-cell table:formula="of:=COM.MICROSOFT.TEXTJOIN(&quot;, &quot;;1;[Discs.O81:.AM81])" office:value-type="string" office:string-value="Star Fox Adventure (Star Fox Adventures), Eternal Darkness: Sanity’s Requiem, Biohazard 0 (Resident Evil 0), Tsubuyori Disc 2002 Ad, GameCube Lineup, Ads + Commercials" calcext:value-type="string">
            <text:p>Star Fox Adventure (Star Fox Adventures), Eternal Darkness: Sanity’s Requiem, Biohazard 0 (Resident Evil 0), Tsubuyori Disc 2002 Ad, GameCube Lineup, Ads + Commercials</text:p>
          </table:table-cell>
        </table:table-row>
        <table:table-row table:style-name="ro1">
          <table:table-cell office:value-type="string" calcext:value-type="string">
            <text:p>Gekkan Nintendo Tentou Demo, JP 9</text:p>
          </table:table-cell>
          <table:table-cell table:formula="of:=[Discs.C82]" office:value-type="string" office:string-value="November 2002 (Disc A)" calcext:value-type="string">
            <text:p>November 2002 (Disc A)</text:p>
          </table:table-cell>
          <table:table-cell table:formula="of:=[Discs.D82]" office:value-type="string" office:string-value="D42J01-0" calcext:value-type="string">
            <text:p>D42J01-0</text:p>
          </table:table-cell>
          <table:table-cell table:formula="of:=[Discs.E82]" office:value-type="string" office:string-value="2-JP" calcext:value-type="string">
            <text:p>2-JP</text:p>
          </table:table-cell>
          <table:table-cell table:formula="of:=[Discs.F82]" office:value-type="string" office:string-value="gc" calcext:value-type="string">
            <text:p>gc</text:p>
          </table:table-cell>
          <table:table-cell table:formula="of:=COUNTA([Discs.G82:.N82])" office:value-type="float" office:value="4" calcext:value-type="float">
            <text:p>4</text:p>
          </table:table-cell>
          <table:table-cell table:formula="of:=COM.MICROSOFT.TEXTJOIN(&quot;, &quot;;1;[Discs.G82:.N82])" office:value-type="string" office:string-value="Mario Party 4, Kinnikuman Nisei New Generation vs. Legends (Ultimate Muscle: Legends vs. New Generation), Mr. Driller Drill Land, News (cool version)" calcext:value-type="string">
            <text:p>Mario Party 4, Kinnikuman Nisei New Generation vs. Legends (Ultimate Muscle: Legends vs. New Generation), Mr. Driller Drill Land, News (cool version)</text:p>
          </table:table-cell>
          <table:table-cell table:formula="of:=COUNTA([Discs.O82:.AH82])" office:value-type="float" office:value="6" calcext:value-type="float">
            <text:p>6</text:p>
          </table:table-cell>
          <table:table-cell table:formula="of:=COM.MICROSOFT.TEXTJOIN(&quot;, &quot;;1;[Discs.O82:.AM82])" office:value-type="string" office:string-value="Interview with Shigeru Miyamoto – The Legend of Zelda: Wind Waker, Biohazard 0 (Resident Evil 0), Mario Party 4, Eternal Darkness: Sanity’s Requiem, GameCube Lineup, Ads + Commercials" calcext:value-type="string">
            <text:p>Interview with Shigeru Miyamoto – The Legend of Zelda: Wind Waker, Biohazard 0 (Resident Evil 0), Mario Party 4, Eternal Darkness: Sanity’s Requiem, GameCube Lineup, Ads + Commercials</text:p>
          </table:table-cell>
        </table:table-row>
        <table:table-row table:style-name="ro1">
          <table:table-cell office:value-type="string" calcext:value-type="string">
            <text:p>Gekkan Nintendo Tentou Demo, JP 10</text:p>
          </table:table-cell>
          <table:table-cell table:formula="of:=[Discs.C83]" office:value-type="string" office:string-value="November 2002 (Disc B)" calcext:value-type="string">
            <text:p>November 2002 (Disc B)</text:p>
          </table:table-cell>
          <table:table-cell table:formula="of:=[Discs.D83]" office:value-type="string" office:string-value="D42J01-1" calcext:value-type="string">
            <text:p>D42J01-1</text:p>
          </table:table-cell>
          <table:table-cell table:formula="of:=[Discs.E83]" office:value-type="string" office:string-value="2-JP" calcext:value-type="string">
            <text:p>2-JP</text:p>
          </table:table-cell>
          <table:table-cell table:formula="of:=[Discs.F83]" office:value-type="string" office:string-value="gc" calcext:value-type="string">
            <text:p>gc</text:p>
          </table:table-cell>
          <table:table-cell table:formula="of:=COUNTA([Discs.G83:.N83])" office:value-type="float" office:value="6" calcext:value-type="float">
            <text:p>6</text:p>
          </table:table-cell>
          <table:table-cell table:formula="of:=COM.MICROSOFT.TEXTJOIN(&quot;, &quot;;1;[Discs.G83:.N83])" office:value-type="string" office:string-value="Mario Party 4, Kinnikuman Nisei New Generation vs. Legends (Ultimate Muscle: Legends vs. New Generation), Mr. Driller Drill Land, Super Monkey Ball 2, One Piece: Treasure Battle!, News (cool version)" calcext:value-type="string">
            <text:p>Mario Party 4, Kinnikuman Nisei New Generation vs. Legends (Ultimate Muscle: Legends vs. New Generation), Mr. Driller Drill Land, Super Monkey Ball 2, One Piece: Treasure Battle!, News (cool version)</text:p>
          </table:table-cell>
          <table:table-cell table:formula="of:=COUNTA([Discs.O83:.AH83])" office:value-type="float" office:value="3" calcext:value-type="float">
            <text:p>3</text:p>
          </table:table-cell>
          <table:table-cell table:formula="of:=COM.MICROSOFT.TEXTJOIN(&quot;, &quot;;1;[Discs.O83:.AM83])" office:value-type="string" office:string-value="Interview with Shigeru Miyamoto – The Legend of Zelda: Wind Waker, Biohazard 0 (Resident Evil 0), Mario Party 4" calcext:value-type="string">
            <text:p>Interview with Shigeru Miyamoto – The Legend of Zelda: Wind Waker, Biohazard 0 (Resident Evil 0), Mario Party 4</text:p>
          </table:table-cell>
        </table:table-row>
        <table:table-row table:style-name="ro1">
          <table:table-cell office:value-type="string" calcext:value-type="string">
            <text:p>Gekkan Nintendo Tentou Demo, JP 11</text:p>
          </table:table-cell>
          <table:table-cell table:formula="of:=[Discs.C84]" office:value-type="string" office:string-value="December 2002 (Disc A)" calcext:value-type="string">
            <text:p>December 2002 (Disc A)</text:p>
          </table:table-cell>
          <table:table-cell table:formula="of:=[Discs.D84]" office:value-type="string" office:string-value="D44J01-0" calcext:value-type="string">
            <text:p>D44J01-0</text:p>
          </table:table-cell>
          <table:table-cell table:formula="of:=[Discs.E84]" office:value-type="string" office:string-value="?" calcext:value-type="string">
            <text:p>?</text:p>
          </table:table-cell>
          <table:table-cell table:formula="of:=[Discs.F84]" office:value-type="string" office:string-value="?" calcext:value-type="string">
            <text:p>?</text:p>
          </table:table-cell>
          <table:table-cell table:formula="of:=COUNTA([Discs.G84:.N84])" office:value-type="float" office:value="1" calcext:value-type="float">
            <text:p>1</text:p>
          </table:table-cell>
          <table:table-cell table:formula="of:=COM.MICROSOFT.TEXTJOIN(&quot;, &quot;;1;[Discs.G84:.N84])" office:value-type="string" office:string-value="Zelda Wind Waker" calcext:value-type="string">
            <text:p>Zelda Wind Waker</text:p>
          </table:table-cell>
          <table:table-cell table:formula="of:=COUNTA([Discs.O84:.AH84])" office:value-type="float" office:value="1" calcext:value-type="float">
            <text:p>1</text:p>
          </table:table-cell>
          <table:table-cell table:formula="of:=COM.MICROSOFT.TEXTJOIN(&quot;, &quot;;1;[Discs.O84:.AM84])" office:value-type="string" office:string-value="?" calcext:value-type="string">
            <text:p>?</text:p>
          </table:table-cell>
        </table:table-row>
        <table:table-row table:style-name="ro1">
          <table:table-cell office:value-type="string" calcext:value-type="string">
            <text:p>Gekkan Nintendo Tentou Demo, JP 12</text:p>
          </table:table-cell>
          <table:table-cell table:formula="of:=[Discs.C85]" office:value-type="string" office:string-value="December 2002 (Disc B)" calcext:value-type="string">
            <text:p>December 2002 (Disc B)</text:p>
          </table:table-cell>
          <table:table-cell table:formula="of:=[Discs.D85]" office:value-type="string" office:string-value="D44J01-1" calcext:value-type="string">
            <text:p>D44J01-1</text:p>
          </table:table-cell>
          <table:table-cell table:formula="of:=[Discs.E85]" office:value-type="string" office:string-value="?" calcext:value-type="string">
            <text:p>?</text:p>
          </table:table-cell>
          <table:table-cell table:formula="of:=[Discs.F85]" office:value-type="string" office:string-value="?" calcext:value-type="string">
            <text:p>?</text:p>
          </table:table-cell>
          <table:table-cell table:formula="of:=COUNTA([Discs.G85:.N85])" office:value-type="float" office:value="1" calcext:value-type="float">
            <text:p>1</text:p>
          </table:table-cell>
          <table:table-cell table:formula="of:=COM.MICROSOFT.TEXTJOIN(&quot;, &quot;;1;[Discs.G85:.N85])" office:value-type="string" office:string-value="?" calcext:value-type="string">
            <text:p>?</text:p>
          </table:table-cell>
          <table:table-cell table:formula="of:=COUNTA([Discs.O85:.AH85])" office:value-type="float" office:value="1" calcext:value-type="float">
            <text:p>1</text:p>
          </table:table-cell>
          <table:table-cell table:formula="of:=COM.MICROSOFT.TEXTJOIN(&quot;, &quot;;1;[Discs.O85:.AM85])" office:value-type="string" office:string-value="?" calcext:value-type="string">
            <text:p>?</text:p>
          </table:table-cell>
        </table:table-row>
        <table:table-row table:style-name="ro1">
          <table:table-cell office:value-type="string" calcext:value-type="string">
            <text:p>Gekkan Nintendo Tentou Demo, JP 13</text:p>
          </table:table-cell>
          <table:table-cell table:formula="of:=[Discs.C86]" office:value-type="string" office:string-value="January 2003 (Disc A)" calcext:value-type="string">
            <text:p>January 2003 (Disc A)</text:p>
          </table:table-cell>
          <table:table-cell table:formula="of:=[Discs.D86]" office:value-type="string" office:string-value="D46J01-0" calcext:value-type="string">
            <text:p>D46J01-0</text:p>
          </table:table-cell>
          <table:table-cell table:formula="of:=[Discs.E86]" office:value-type="string" office:string-value="2-JP" calcext:value-type="string">
            <text:p>2-JP</text:p>
          </table:table-cell>
          <table:table-cell table:formula="of:=[Discs.F86]" office:value-type="string" office:string-value="gc" calcext:value-type="string">
            <text:p>gc</text:p>
          </table:table-cell>
          <table:table-cell table:formula="of:=COUNTA([Discs.G86:.N86])" office:value-type="float" office:value="1" calcext:value-type="float">
            <text:p>1</text:p>
          </table:table-cell>
          <table:table-cell table:formula="of:=COM.MICROSOFT.TEXTJOIN(&quot;, &quot;;1;[Discs.G86:.N86])" office:value-type="string" office:string-value="Movies only – &gt;" calcext:value-type="string">
            <text:p>Movies only – &gt;</text:p>
          </table:table-cell>
          <table:table-cell table:formula="of:=COUNTA([Discs.O86:.AH86])" office:value-type="float" office:value="9" calcext:value-type="float">
            <text:p>9</text:p>
          </table:table-cell>
          <table:table-cell table:formula="of:=COM.MICROSOFT.TEXTJOIN(&quot;, &quot;;1;[Discs.O86:.AM86])" office:value-type="string" office:string-value="The Legend of Zelda: Wind Waker, Mario Party 4, GameCube Lineup Ad, GameCube Lineup Volume 1, GameCube Lineup Volume 2, Wave Bird Commercial, Nintendo Puzzle Collection, GameCube Commercials, GBA Commercials" calcext:value-type="string">
            <text:p>The Legend of Zelda: Wind Waker, Mario Party 4, GameCube Lineup Ad, GameCube Lineup Volume 1, GameCube Lineup Volume 2, Wave Bird Commercial, Nintendo Puzzle Collection, GameCube Commercials, GBA Commercials</text:p>
          </table:table-cell>
        </table:table-row>
        <table:table-row table:style-name="ro1">
          <table:table-cell office:value-type="string" calcext:value-type="string">
            <text:p>Gekkan Nintendo Tentou Demo, JP 14</text:p>
          </table:table-cell>
          <table:table-cell table:formula="of:=[Discs.C87]" office:value-type="string" office:string-value="January 2003 (Disc B)" calcext:value-type="string">
            <text:p>January 2003 (Disc B)</text:p>
          </table:table-cell>
          <table:table-cell table:formula="of:=[Discs.D87]" office:value-type="string" office:string-value="D46J01-1" calcext:value-type="string">
            <text:p>D46J01-1</text:p>
          </table:table-cell>
          <table:table-cell table:formula="of:=[Discs.E87]" office:value-type="string" office:string-value="2-JP" calcext:value-type="string">
            <text:p>2-JP</text:p>
          </table:table-cell>
          <table:table-cell table:formula="of:=[Discs.F87]" office:value-type="string" office:string-value="gc" calcext:value-type="string">
            <text:p>gc</text:p>
          </table:table-cell>
          <table:table-cell table:formula="of:=COUNTA([Discs.G87:.N87])" office:value-type="float" office:value="2" calcext:value-type="float">
            <text:p>2</text:p>
          </table:table-cell>
          <table:table-cell table:formula="of:=COM.MICROSOFT.TEXTJOIN(&quot;, &quot;;1;[Discs.G87:.N87])" office:value-type="string" office:string-value="The Legend of Zelda: Wind Waker, Mario Party 4" calcext:value-type="string">
            <text:p>The Legend of Zelda: Wind Waker, Mario Party 4</text:p>
          </table:table-cell>
          <table:table-cell table:formula="of:=COUNTA([Discs.O87:.AH87])" office:value-type="float" office:value="5" calcext:value-type="float">
            <text:p>5</text:p>
          </table:table-cell>
          <table:table-cell table:formula="of:=COM.MICROSOFT.TEXTJOIN(&quot;, &quot;;1;[Discs.O87:.AM87])" office:value-type="string" office:string-value="GameCube Lineup Ad, Wave Bird Commercial, Nintendo Puzzle Collection, The Legend of Zelda: Wind Waker, GBA Commercials" calcext:value-type="string">
            <text:p>GameCube Lineup Ad, Wave Bird Commercial, Nintendo Puzzle Collection, The Legend of Zelda: Wind Waker, GBA Commercials</text:p>
          </table:table-cell>
        </table:table-row>
        <table:table-row table:style-name="ro1">
          <table:table-cell office:value-type="string" calcext:value-type="string">
            <text:p>Gekkan Nintendo Tentou Demo, JP 15</text:p>
          </table:table-cell>
          <table:table-cell table:formula="of:=[Discs.C88]" office:value-type="string" office:string-value="February 2003" calcext:value-type="string">
            <text:p>February 2003</text:p>
          </table:table-cell>
          <table:table-cell table:formula="of:=[Discs.D88]" office:value-type="string" office:string-value="D47J01" calcext:value-type="string">
            <text:p>D47J01</text:p>
          </table:table-cell>
          <table:table-cell table:formula="of:=[Discs.E88]" office:value-type="string" office:string-value="2-JP" calcext:value-type="string">
            <text:p>2-JP</text:p>
          </table:table-cell>
          <table:table-cell table:formula="of:=[Discs.F88]" office:value-type="string" office:string-value="gc" calcext:value-type="string">
            <text:p>gc</text:p>
          </table:table-cell>
          <table:table-cell table:formula="of:=COUNTA([Discs.G88:.N88])" office:value-type="float" office:value="1" calcext:value-type="float">
            <text:p>1</text:p>
          </table:table-cell>
          <table:table-cell table:formula="of:=COM.MICROSOFT.TEXTJOIN(&quot;, &quot;;1;[Discs.G88:.N88])" office:value-type="string" office:string-value="Nintendo Puzzle Collection (Panel de Pon) (Has GBA standalone download for each of the 3 games)" calcext:value-type="string">
            <text:p>Nintendo Puzzle Collection (Panel de Pon) (Has GBA standalone download for each of the 3 games)</text:p>
          </table:table-cell>
          <table:table-cell table:formula="of:=COUNTA([Discs.O88:.AH88])" office:value-type="float" office:value="8" calcext:value-type="float">
            <text:p>8</text:p>
          </table:table-cell>
          <table:table-cell table:formula="of:=COM.MICROSOFT.TEXTJOIN(&quot;, &quot;;1;[Discs.O88:.AM88])" office:value-type="string" office:string-value="Metroid Prime, Final Fantasy Tactics Advance, Metroid Fusion, Soulcalibur II, Wave Bird Commercial, Nintendo Puzzle Collection, Nintendo Puzzle Collection Commercial, News" calcext:value-type="string">
            <text:p>Metroid Prime, Final Fantasy Tactics Advance, Metroid Fusion, Soulcalibur II, Wave Bird Commercial, Nintendo Puzzle Collection, Nintendo Puzzle Collection Commercial, News</text:p>
          </table:table-cell>
        </table:table-row>
        <table:table-row table:style-name="ro1">
          <table:table-cell office:value-type="string" calcext:value-type="string">
            <text:p>Gekkan Nintendo Tentou Demo, JP 16</text:p>
          </table:table-cell>
          <table:table-cell table:formula="of:=[Discs.C89]" office:value-type="string" office:string-value="March 2003" calcext:value-type="string">
            <text:p>March 2003</text:p>
          </table:table-cell>
          <table:table-cell table:formula="of:=[Discs.D89]" office:value-type="string" office:string-value="D48J01" calcext:value-type="string">
            <text:p>D48J01</text:p>
          </table:table-cell>
          <table:table-cell table:formula="of:=[Discs.E89]" office:value-type="string" office:string-value="2-JP" calcext:value-type="string">
            <text:p>2-JP</text:p>
          </table:table-cell>
          <table:table-cell table:formula="of:=[Discs.F89]" office:value-type="string" office:string-value="gc" calcext:value-type="string">
            <text:p>gc</text:p>
          </table:table-cell>
          <table:table-cell table:formula="of:=COUNTA([Discs.G89:.N89])" office:value-type="float" office:value="3" calcext:value-type="float">
            <text:p>3</text:p>
          </table:table-cell>
          <table:table-cell table:formula="of:=COM.MICROSOFT.TEXTJOIN(&quot;, &quot;;1;[Discs.G89:.N89])" office:value-type="string" office:string-value="Metroid Prime (v1.111), Nintendo Puzzle Collection (Panel de Pon) (Has GBA standalone download for each of the 3 games), WarioWare, Inc.: Mega Microgames! (GBA standalone download)" calcext:value-type="string">
            <text:p>Metroid Prime (v1.111), Nintendo Puzzle Collection (Panel de Pon) (Has GBA standalone download for each of the 3 games), WarioWare, Inc.: Mega Microgames! (GBA standalone download)</text:p>
          </table:table-cell>
          <table:table-cell table:formula="of:=COUNTA([Discs.O89:.AH89])" office:value-type="float" office:value="7" calcext:value-type="float">
            <text:p>7</text:p>
          </table:table-cell>
          <table:table-cell table:formula="of:=COM.MICROSOFT.TEXTJOIN(&quot;, &quot;;1;[Discs.O89:.AM89])" office:value-type="string" office:string-value="Soulcalibur II A, Soulcalibur II B, Metroid Prime, P.N.03, Nintendo Puzzle Collection Commercial, GBA Commercials, News" calcext:value-type="string">
            <text:p>Soulcalibur II A, Soulcalibur II B, Metroid Prime, P.N.03, Nintendo Puzzle Collection Commercial, GBA Commercials, News</text:p>
          </table:table-cell>
        </table:table-row>
        <table:table-row table:style-name="ro1">
          <table:table-cell office:value-type="string" calcext:value-type="string">
            <text:p>Gekkan Nintendo Tentou Demo, JP 17</text:p>
          </table:table-cell>
          <table:table-cell table:formula="of:=[Discs.C90]" office:value-type="string" office:string-value="April 2003" calcext:value-type="string">
            <text:p>April 2003</text:p>
          </table:table-cell>
          <table:table-cell table:formula="of:=[Discs.D90]" office:value-type="string" office:string-value="D49J01" calcext:value-type="string">
            <text:p>D49J01</text:p>
          </table:table-cell>
          <table:table-cell table:formula="of:=[Discs.E90]" office:value-type="string" office:string-value="2-JP" calcext:value-type="string">
            <text:p>2-JP</text:p>
          </table:table-cell>
          <table:table-cell table:formula="of:=[Discs.F90]" office:value-type="string" office:string-value="gc2" calcext:value-type="string">
            <text:p>gc2</text:p>
          </table:table-cell>
          <table:table-cell table:formula="of:=COUNTA([Discs.G90:.N90])" office:value-type="float" office:value="1" calcext:value-type="float">
            <text:p>1</text:p>
          </table:table-cell>
          <table:table-cell table:formula="of:=COM.MICROSOFT.TEXTJOIN(&quot;, &quot;;1;[Discs.G90:.N90])" office:value-type="string" office:string-value="Naruto: Gekitou Ninja Taisen (Naruto: Clash of Ninja)" calcext:value-type="string">
            <text:p>Naruto: Gekitou Ninja Taisen (Naruto: Clash of Ninja)</text:p>
          </table:table-cell>
          <table:table-cell table:formula="of:=COUNTA([Discs.O90:.AH90])" office:value-type="float" office:value="8" calcext:value-type="float">
            <text:p>8</text:p>
          </table:table-cell>
          <table:table-cell table:formula="of:=COM.MICROSOFT.TEXTJOIN(&quot;, &quot;;1;[Discs.O90:.AM90])" office:value-type="string" office:string-value="Giftpia, Fire Emblem: Rekka no Ken (Fire Emblem) (GBA), P.N.03, Soul Calibur II, Naruto: Gekitou Ninja Taisen (Naruto: Clash of Ninja), Viewtiful Joe, Dokapon DX: Wataru Sekai wa Oni Darake (Ad), CM (Made in Wario (WarioWare, Inc.: Mega Microgame$!), Zelda no Densetsu: Kamigami no Triforce &amp; Yotsu no Tsurugi (The Legend of Zelda: A Link to the Past and Four Swords), Dragon Quest Monsters: Caravan Heart (GBA), Shaman King: Soul Fight, Soul Calibur II, P.N.03)" calcext:value-type="string">
            <text:p>Giftpia, Fire Emblem: Rekka no Ken (Fire Emblem) (GBA), P.N.03, Soul Calibur II, Naruto: Gekitou Ninja Taisen (Naruto: Clash of Ninja), Viewtiful Joe, Dokapon DX: Wataru Sekai wa Oni Darake (Ad), CM (Made in Wario (WarioWare, Inc.: Mega Microgame$!), Zelda no Densetsu: Kamigami no Triforce &amp; Yotsu no Tsurugi (The Legend of Zelda: A Link to the Past and Four Swords), Dragon Quest Monsters: Caravan Heart (GBA), Shaman King: Soul Fight, Soul Calibur II, P.N.03)</text:p>
          </table:table-cell>
        </table:table-row>
        <table:table-row table:style-name="ro1">
          <table:table-cell office:value-type="string" calcext:value-type="string">
            <text:p>Gekkan Nintendo Tentou Demo, JP 18</text:p>
          </table:table-cell>
          <table:table-cell table:formula="of:=[Discs.C91]" office:value-type="string" office:string-value="May 2003" calcext:value-type="string">
            <text:p>May 2003</text:p>
          </table:table-cell>
          <table:table-cell table:formula="of:=[Discs.D91]" office:value-type="float" office:value="0" calcext:value-type="float">
            <text:p>0</text:p>
          </table:table-cell>
          <table:table-cell table:formula="of:=[Discs.E91]" office:value-type="string" office:string-value="?" calcext:value-type="string">
            <text:p>?</text:p>
          </table:table-cell>
          <table:table-cell table:formula="of:=[Discs.F91]" office:value-type="string" office:string-value="?" calcext:value-type="string">
            <text:p>?</text:p>
          </table:table-cell>
          <table:table-cell table:formula="of:=COUNTA([Discs.G91:.N91])" office:value-type="float" office:value="5" calcext:value-type="float">
            <text:p>5</text:p>
          </table:table-cell>
          <table:table-cell table:formula="of:=COM.MICROSOFT.TEXTJOIN(&quot;, &quot;;1;[Discs.G91:.N91])" office:value-type="string" office:string-value="Viewtiful Joe, Family Stadium 2003, Rune II (Lost Kingdoms II), Fire Emblem GBA Bonus Items, Made in Wario (WarioWare, Inc.: Mega Microgame$!) (GBA)" calcext:value-type="string">
            <text:p>Viewtiful Joe, Family Stadium 2003, Rune II (Lost Kingdoms II), Fire Emblem GBA Bonus Items, Made in Wario (WarioWare, Inc.: Mega Microgame$!) (GBA)</text:p>
          </table:table-cell>
          <table:table-cell table:formula="of:=COUNTA([Discs.O91:.AH91])" office:value-type="float" office:value="2" calcext:value-type="float">
            <text:p>2</text:p>
          </table:table-cell>
          <table:table-cell table:formula="of:=COM.MICROSOFT.TEXTJOIN(&quot;, &quot;;1;[Discs.O91:.AM91])" office:value-type="string" office:string-value="Pokémon Box: Ruby and Sapphire, GiFTPiA" calcext:value-type="string">
            <text:p>Pokémon Box: Ruby and Sapphire, GiFTPiA</text:p>
          </table:table-cell>
        </table:table-row>
        <table:table-row table:style-name="ro1">
          <table:table-cell office:value-type="string" calcext:value-type="string">
            <text:p>Gekkan Nintendo Tentou Demo, JP 19</text:p>
          </table:table-cell>
          <table:table-cell table:formula="of:=[Discs.C92]" office:value-type="string" office:string-value="115 May 2003 (Soft e-Catalog 2003 Haru)" calcext:value-type="string">
            <text:p>115 May 2003 (Soft e-Catalog 2003 Haru)</text:p>
          </table:table-cell>
          <table:table-cell table:formula="of:=[Discs.D92]" office:value-type="string" office:string-value="D53J01" calcext:value-type="string">
            <text:p>D53J01</text:p>
          </table:table-cell>
          <table:table-cell table:formula="of:=[Discs.E92]" office:value-type="string" office:string-value="3-JP-collection" calcext:value-type="string">
            <text:p>3-JP-collection</text:p>
          </table:table-cell>
          <table:table-cell table:formula="of:=[Discs.F92]" office:value-type="string" office:string-value="Mixed" calcext:value-type="string">
            <text:p>Mixed</text:p>
          </table:table-cell>
          <table:table-cell table:formula="of:=COUNTA([Discs.G92:.N92])" office:value-type="float" office:value="1" calcext:value-type="float">
            <text:p>1</text:p>
          </table:table-cell>
          <table:table-cell table:formula="of:=COM.MICROSOFT.TEXTJOIN(&quot;, &quot;;1;[Discs.G92:.N92])" office:value-type="string" office:string-value="Viewtiful Joe" calcext:value-type="string">
            <text:p>Viewtiful Joe</text:p>
          </table:table-cell>
          <table:table-cell table:formula="of:=COUNTA([Discs.O92:.AH92])" office:value-type="float" office:value="3" calcext:value-type="float">
            <text:p>3</text:p>
          </table:table-cell>
          <table:table-cell table:formula="of:=COM.MICROSOFT.TEXTJOIN(&quot;, &quot;;1;[Discs.O92:.AM92])" office:value-type="string" office:string-value="Viewtiful Joe, Final Fantasy Crystal Chronicles, Tales of Symphonia" calcext:value-type="string">
            <text:p>Viewtiful Joe, Final Fantasy Crystal Chronicles, Tales of Symphonia</text:p>
          </table:table-cell>
        </table:table-row>
        <table:table-row table:style-name="ro1">
          <table:table-cell office:value-type="string" calcext:value-type="string">
            <text:p>Gekkan Nintendo Tentou Demo, JP 20</text:p>
          </table:table-cell>
          <table:table-cell table:formula="of:=[Discs.C93]" office:value-type="string" office:string-value="116 Summer 2003 (Soft e-Catalog 2003 Enjoy Plu-Ban)" calcext:value-type="string">
            <text:p>116 Summer 2003 (Soft e-Catalog 2003 Enjoy Plu-Ban)</text:p>
          </table:table-cell>
          <table:table-cell table:formula="of:=[Discs.D93]" office:value-type="string" office:string-value="D55J01" calcext:value-type="string">
            <text:p>D55J01</text:p>
          </table:table-cell>
          <table:table-cell table:formula="of:=[Discs.E93]" office:value-type="string" office:string-value="3-JP-collection" calcext:value-type="string">
            <text:p>3-JP-collection</text:p>
          </table:table-cell>
          <table:table-cell table:formula="of:=[Discs.F93]" office:value-type="string" office:string-value="Mixed" calcext:value-type="string">
            <text:p>Mixed</text:p>
          </table:table-cell>
          <table:table-cell table:formula="of:=COUNTA([Discs.G93:.N93])" office:value-type="float" office:value="7" calcext:value-type="float">
            <text:p>7</text:p>
          </table:table-cell>
          <table:table-cell table:formula="of:=COM.MICROSOFT.TEXTJOIN(&quot;, &quot;;1;[Discs.G93:.N93])" office:value-type="string" office:string-value="Sonic Adventure DX: Director's Cut, Viewtiful Joe, Made in Wario (WarioWare, Inc.: Mega Microgame$!) (GBA), Puyo Puyo (Puyo Popo 2001) (GBA) (SPM), Selectable Chao (Tails, Knuckles, Amy) for Sonic Tiny Chao Garden) (GBA), ChuChu Rocket (GBA) (Pre-release), https://chao-island.com/info-center/misc/character-chao#nintendo-gamecube-software-e-catalog-summer-2003-disc" calcext:value-type="string">
            <text:p>Sonic Adventure DX: Director's Cut, Viewtiful Joe, Made in Wario (WarioWare, Inc.: Mega Microgame$!) (GBA), Puyo Puyo (Puyo Popo 2001) (GBA) (SPM), Selectable Chao (Tails, Knuckles, Amy) for Sonic Tiny Chao Garden) (GBA), ChuChu Rocket (GBA) (Pre-release), https://chao-island.com/info-center/misc/character-chao#nintendo-gamecube-software-e-catalog-summer-2003-disc</text:p>
          </table:table-cell>
          <table:table-cell table:formula="of:=COUNTA([Discs.O93:.AH93])" office:value-type="float" office:value="6" calcext:value-type="float">
            <text:p>6</text:p>
          </table:table-cell>
          <table:table-cell table:formula="of:=COM.MICROSOFT.TEXTJOIN(&quot;, &quot;;1;[Discs.O93:.AM93])" office:value-type="string" office:string-value="Viewtiful Joe, Giant Egg: The Great Adventure of Billy Hatcher (Billy Hatcher and the Giant Egg), Final Fantasy Crystal Chronicles, Tales of Symphonia, F-Zero GX, Kirby Air Ride" calcext:value-type="string">
            <text:p>Viewtiful Joe, Giant Egg: The Great Adventure of Billy Hatcher (Billy Hatcher and the Giant Egg), Final Fantasy Crystal Chronicles, Tales of Symphonia, F-Zero GX, Kirby Air Ride</text:p>
          </table:table-cell>
        </table:table-row>
        <table:table-row table:style-name="ro1">
          <table:table-cell office:value-type="string" calcext:value-type="string">
            <text:p>Gekkan Nintendo Tentou Demo, JP 21</text:p>
          </table:table-cell>
          <table:table-cell table:formula="of:=[Discs.C94]" office:value-type="string" office:string-value="June 2003" calcext:value-type="string">
            <text:p>June 2003</text:p>
          </table:table-cell>
          <table:table-cell table:formula="of:=[Discs.D94]" office:value-type="float" office:value="0" calcext:value-type="float">
            <text:p>0</text:p>
          </table:table-cell>
          <table:table-cell table:formula="of:=[Discs.E94]" office:value-type="string" office:string-value="?" calcext:value-type="string">
            <text:p>?</text:p>
          </table:table-cell>
          <table:table-cell table:formula="of:=[Discs.F94]" office:value-type="string" office:string-value="?" calcext:value-type="string">
            <text:p>?</text:p>
          </table:table-cell>
          <table:table-cell table:formula="of:=COUNTA([Discs.G94:.N94])" office:value-type="float" office:value="2" calcext:value-type="float">
            <text:p>2</text:p>
          </table:table-cell>
          <table:table-cell table:formula="of:=COM.MICROSOFT.TEXTJOIN(&quot;, &quot;;1;[Discs.G94:.N94])" office:value-type="string" office:string-value="Viewtiful Joe, Sonic Adventure DX" calcext:value-type="string">
            <text:p>Viewtiful Joe, Sonic Adventure DX</text:p>
          </table:table-cell>
          <table:table-cell table:formula="of:=COUNTA([Discs.O94:.AH94])" office:value-type="float" office:value="6" calcext:value-type="float">
            <text:p>6</text:p>
          </table:table-cell>
          <table:table-cell table:formula="of:=COM.MICROSOFT.TEXTJOIN(&quot;, &quot;;1;[Discs.O94:.AM94])" office:value-type="string" office:string-value="Final Fantasy Crystal Chronicles, Pokemon Box: Ruby and Sapphire, Viewtiful Joe, Tales of Symphonia, Pokemon Channel ~Together with Pikachu!~ (Pokemon Channel), Mother1+2" calcext:value-type="string">
            <text:p>Final Fantasy Crystal Chronicles, Pokemon Box: Ruby and Sapphire, Viewtiful Joe, Tales of Symphonia, Pokemon Channel ~Together with Pikachu!~ (Pokemon Channel), Mother1+2</text:p>
          </table:table-cell>
        </table:table-row>
        <table:table-row table:style-name="ro1">
          <table:table-cell office:value-type="string" calcext:value-type="string">
            <text:p>Gekkan Nintendo Tentou Demo, JP 22</text:p>
          </table:table-cell>
          <table:table-cell table:formula="of:=[Discs.C95]" office:value-type="string" office:string-value="July 2003" calcext:value-type="string">
            <text:p>July 2003</text:p>
          </table:table-cell>
          <table:table-cell table:formula="of:=[Discs.D95]" office:value-type="string" office:string-value="D59J01" calcext:value-type="string">
            <text:p>D59J01</text:p>
          </table:table-cell>
          <table:table-cell table:formula="of:=[Discs.E95]" office:value-type="string" office:string-value="2-JP" calcext:value-type="string">
            <text:p>2-JP</text:p>
          </table:table-cell>
          <table:table-cell table:formula="of:=[Discs.F95]" office:value-type="string" office:string-value="gc2" calcext:value-type="string">
            <text:p>gc2</text:p>
          </table:table-cell>
          <table:table-cell table:formula="of:=COUNTA([Discs.G95:.N95])" office:value-type="float" office:value="3" calcext:value-type="float">
            <text:p>3</text:p>
          </table:table-cell>
          <table:table-cell table:formula="of:=COM.MICROSOFT.TEXTJOIN(&quot;, &quot;;1;[Discs.G95:.N95])" office:value-type="string" office:string-value="Viewtiful Joe, Ribbit King DX (Ribbit King), News" calcext:value-type="string">
            <text:p>Viewtiful Joe, Ribbit King DX (Ribbit King), News</text:p>
          </table:table-cell>
          <table:table-cell table:formula="of:=COUNTA([Discs.O95:.AH95])" office:value-type="float" office:value="7" calcext:value-type="float">
            <text:p>7</text:p>
          </table:table-cell>
          <table:table-cell table:formula="of:=COM.MICROSOFT.TEXTJOIN(&quot;, &quot;;1;[Discs.O95:.AM95])" office:value-type="string" office:string-value="Final Fantasy Crystal Chronicles, F-Zero GX, Kirby Air Ride, Viewtiful Joe, Tales of Phantasia + Tales of Symphonia, Pokemon Channel ~Together with Pikachu!~ (Pokemon Channel), R: Racing Evolution" calcext:value-type="string">
            <text:p>Final Fantasy Crystal Chronicles, F-Zero GX, Kirby Air Ride, Viewtiful Joe, Tales of Phantasia + Tales of Symphonia, Pokemon Channel ~Together with Pikachu!~ (Pokemon Channel), R: Racing Evolution</text:p>
          </table:table-cell>
        </table:table-row>
        <table:table-row table:style-name="ro1">
          <table:table-cell office:value-type="string" calcext:value-type="string">
            <text:p>Gekkan Nintendo Tentou Demo, JP 23</text:p>
          </table:table-cell>
          <table:table-cell table:formula="of:=[Discs.C96]" office:value-type="string" office:string-value="August 2003 (Disc A)" calcext:value-type="string">
            <text:p>August 2003 (Disc A)</text:p>
          </table:table-cell>
          <table:table-cell table:formula="of:=[Discs.D96]" office:value-type="string" office:string-value="D62J01-0" calcext:value-type="string">
            <text:p>D62J01-0</text:p>
          </table:table-cell>
          <table:table-cell table:formula="of:=[Discs.E96]" office:value-type="string" office:string-value="2-JP" calcext:value-type="string">
            <text:p>2-JP</text:p>
          </table:table-cell>
          <table:table-cell table:formula="of:=[Discs.F96]" office:value-type="string" office:string-value="gc2" calcext:value-type="string">
            <text:p>gc2</text:p>
          </table:table-cell>
          <table:table-cell table:formula="of:=COUNTA([Discs.G96:.N96])" office:value-type="float" office:value="4" calcext:value-type="float">
            <text:p>4</text:p>
          </table:table-cell>
          <table:table-cell table:formula="of:=COM.MICROSOFT.TEXTJOIN(&quot;, &quot;;1;[Discs.G96:.N96])" office:value-type="string" office:string-value="Kirby Air Ride, F-Zero GX, Pokemon Pinball: Ruby and Sapphire (GBA), News" calcext:value-type="string">
            <text:p>Kirby Air Ride, F-Zero GX, Pokemon Pinball: Ruby and Sapphire (GBA), News</text:p>
          </table:table-cell>
          <table:table-cell table:formula="of:=COUNTA([Discs.O96:.AH96])" office:value-type="float" office:value="5" calcext:value-type="float">
            <text:p>5</text:p>
          </table:table-cell>
          <table:table-cell table:formula="of:=COM.MICROSOFT.TEXTJOIN(&quot;, &quot;;1;[Discs.O96:.AM96])" office:value-type="string" office:string-value="Pokemon Channel ~Together with Pikachu!~ (Pokemon Channel), Final Fantasy Crystal Chronicles, Tales of Phantasia + Tales of Symphonia, Kirby Air Ride, F-Zero GX" calcext:value-type="string">
            <text:p>Pokemon Channel ~Together with Pikachu!~ (Pokemon Channel), Final Fantasy Crystal Chronicles, Tales of Phantasia + Tales of Symphonia, Kirby Air Ride, F-Zero GX</text:p>
          </table:table-cell>
        </table:table-row>
        <table:table-row table:style-name="ro1">
          <table:table-cell office:value-type="string" calcext:value-type="string">
            <text:p>Gekkan Nintendo Tentou Demo, JP 24</text:p>
          </table:table-cell>
          <table:table-cell table:formula="of:=[Discs.C97]" office:value-type="string" office:string-value="August 2003 (Disc B)" calcext:value-type="string">
            <text:p>August 2003 (Disc B)</text:p>
          </table:table-cell>
          <table:table-cell table:formula="of:=[Discs.D97]" office:value-type="string" office:string-value="D62J01-1" calcext:value-type="string">
            <text:p>D62J01-1</text:p>
          </table:table-cell>
          <table:table-cell table:formula="of:=[Discs.E97]" office:value-type="string" office:string-value="2-JP" calcext:value-type="string">
            <text:p>2-JP</text:p>
          </table:table-cell>
          <table:table-cell table:formula="of:=[Discs.F97]" office:value-type="string" office:string-value="gc2" calcext:value-type="string">
            <text:p>gc2</text:p>
          </table:table-cell>
          <table:table-cell table:formula="of:=COUNTA([Discs.G97:.N97])" office:value-type="float" office:value="4" calcext:value-type="float">
            <text:p>4</text:p>
          </table:table-cell>
          <table:table-cell table:formula="of:=COM.MICROSOFT.TEXTJOIN(&quot;, &quot;;1;[Discs.G97:.N97])" office:value-type="string" office:string-value="F-Zero GX, Kirby Air Ride, Pokemon Pinball: Ruby and Sapphire (GBA), News" calcext:value-type="string">
            <text:p>F-Zero GX, Kirby Air Ride, Pokemon Pinball: Ruby and Sapphire (GBA), News</text:p>
          </table:table-cell>
          <table:table-cell table:formula="of:=COUNTA([Discs.O97:.AH97])" office:value-type="float" office:value="7" calcext:value-type="float">
            <text:p>7</text:p>
          </table:table-cell>
          <table:table-cell table:formula="of:=COM.MICROSOFT.TEXTJOIN(&quot;, &quot;;1;[Discs.O97:.AM97])" office:value-type="string" office:string-value="Final Fantasy Crystal Chronicles, Shinyaku Seiken Densetsu (Sword of Mana), Ads + Commercials (I think Bokura no Taiyō (Boktai: The Sun Is in Your Hand) + Bokujō Monogatari: Wonderful Life (Harvest Moon: A Wonderful Life), F-Zero GX, Kirby Air Ride, Tales of Phantasia + Tales of Symphonia, News" calcext:value-type="string">
            <text:p>Final Fantasy Crystal Chronicles, Shinyaku Seiken Densetsu (Sword of Mana), Ads + Commercials (I think Bokura no Taiyō (Boktai: The Sun Is in Your Hand) + Bokujō Monogatari: Wonderful Life (Harvest Moon: A Wonderful Life), F-Zero GX, Kirby Air Ride, Tales of Phantasia + Tales of Symphonia, News</text:p>
          </table:table-cell>
        </table:table-row>
        <table:table-row table:style-name="ro1">
          <table:table-cell office:value-type="string" calcext:value-type="string">
            <text:p>Gekkan Nintendo Tentou Demo, JP 25</text:p>
          </table:table-cell>
          <table:table-cell table:formula="of:=[Discs.C98]" office:value-type="string" office:string-value="September 2003" calcext:value-type="string">
            <text:p>September 2003</text:p>
          </table:table-cell>
          <table:table-cell table:formula="of:=[Discs.D98]" office:value-type="float" office:value="0" calcext:value-type="float">
            <text:p>0</text:p>
          </table:table-cell>
          <table:table-cell table:formula="of:=[Discs.E98]" office:value-type="string" office:string-value="?" calcext:value-type="string">
            <text:p>?</text:p>
          </table:table-cell>
          <table:table-cell table:formula="of:=[Discs.F98]" office:value-type="string" office:string-value="?" calcext:value-type="string">
            <text:p>?</text:p>
          </table:table-cell>
          <table:table-cell table:formula="of:=COUNTA([Discs.G98:.N98])" office:value-type="float" office:value="5" calcext:value-type="float">
            <text:p>5</text:p>
          </table:table-cell>
          <table:table-cell table:formula="of:=COM.MICROSOFT.TEXTJOIN(&quot;, &quot;;1;[Discs.G98:.N98])" office:value-type="string" office:string-value="Mario Golf: Toadstool Tour, F-Zero GX, Pokemon Pinball: Ruby and Sapphire (GBA), News, has a third column of menu items" calcext:value-type="string">
            <text:p>Mario Golf: Toadstool Tour, F-Zero GX, Pokemon Pinball: Ruby and Sapphire (GBA), News, has a third column of menu items</text:p>
          </table:table-cell>
          <table:table-cell table:formula="of:=COUNTA([Discs.O98:.AH98])" office:value-type="float" office:value="7" calcext:value-type="float">
            <text:p>7</text:p>
          </table:table-cell>
          <table:table-cell table:formula="of:=COM.MICROSOFT.TEXTJOIN(&quot;, &quot;;1;[Discs.O98:.AM98])" office:value-type="string" office:string-value="Densetsu no Stafy 2 (The Legendary Starfy), Tales of Phantasia + Tales of Symphonia, Final Fantasy Crystal Chronicles, Mario Golf: Toadstool Tour, Kirby Air Ride, Giant Egg: The Great Adventure of Billy Hatcher (Billy Hatcher and the Giant Egg), TV Commercials" calcext:value-type="string">
            <text:p>Densetsu no Stafy 2 (The Legendary Starfy), Tales of Phantasia + Tales of Symphonia, Final Fantasy Crystal Chronicles, Mario Golf: Toadstool Tour, Kirby Air Ride, Giant Egg: The Great Adventure of Billy Hatcher (Billy Hatcher and the Giant Egg), TV Commercials</text:p>
          </table:table-cell>
        </table:table-row>
        <table:table-row table:style-name="ro1">
          <table:table-cell office:value-type="string" calcext:value-type="string">
            <text:p>Gekkan Nintendo Tentou Demo, JP 26</text:p>
          </table:table-cell>
          <table:table-cell table:formula="of:=[Discs.C99]" office:value-type="string" office:string-value="October 2003 (Rev 0)" calcext:value-type="string">
            <text:p>October 2003 (Rev 0)</text:p>
          </table:table-cell>
          <table:table-cell table:formula="of:=[Discs.D99]" office:value-type="string" office:string-value="D64J01" calcext:value-type="string">
            <text:p>D64J01</text:p>
          </table:table-cell>
          <table:table-cell table:formula="of:=[Discs.E99]" office:value-type="string" office:string-value="?" calcext:value-type="string">
            <text:p>?</text:p>
          </table:table-cell>
          <table:table-cell table:formula="of:=[Discs.F99]" office:value-type="string" office:string-value="?" calcext:value-type="string">
            <text:p>?</text:p>
          </table:table-cell>
          <table:table-cell table:formula="of:=COUNTA([Discs.G99:.N99])" office:value-type="float" office:value="1" calcext:value-type="float">
            <text:p>1</text:p>
          </table:table-cell>
          <table:table-cell table:formula="of:=COM.MICROSOFT.TEXTJOIN(&quot;, &quot;;1;[Discs.G99:.N99])" office:value-type="string" office:string-value="?" calcext:value-type="string">
            <text:p>?</text:p>
          </table:table-cell>
          <table:table-cell table:formula="of:=COUNTA([Discs.O99:.AH99])" office:value-type="float" office:value="1" calcext:value-type="float">
            <text:p>1</text:p>
          </table:table-cell>
          <table:table-cell table:formula="of:=COM.MICROSOFT.TEXTJOIN(&quot;, &quot;;1;[Discs.O99:.AM99])" office:value-type="string" office:string-value="?" calcext:value-type="string">
            <text:p>?</text:p>
          </table:table-cell>
        </table:table-row>
        <table:table-row table:style-name="ro1">
          <table:table-cell office:value-type="string" calcext:value-type="string">
            <text:p>Gekkan Nintendo Tentou Demo, JP 27</text:p>
          </table:table-cell>
          <table:table-cell table:formula="of:=[Discs.C100]" office:value-type="string" office:string-value="October 2003 (Rev 1)" calcext:value-type="string">
            <text:p>October 2003 (Rev 1)</text:p>
          </table:table-cell>
          <table:table-cell table:formula="of:=[Discs.D100]" office:value-type="string" office:string-value="D64J01" calcext:value-type="string">
            <text:p>D64J01</text:p>
          </table:table-cell>
          <table:table-cell table:formula="of:=[Discs.E100]" office:value-type="string" office:string-value="4-JP" calcext:value-type="string">
            <text:p>4-JP</text:p>
          </table:table-cell>
          <table:table-cell table:formula="of:=[Discs.F100]" office:value-type="string" office:string-value="Wario / Billy Hatcher" calcext:value-type="string">
            <text:p>Wario / Billy Hatcher</text:p>
          </table:table-cell>
          <table:table-cell table:formula="of:=COUNTA([Discs.G100:.N100])" office:value-type="float" office:value="4" calcext:value-type="float">
            <text:p>4</text:p>
          </table:table-cell>
          <table:table-cell table:formula="of:=COM.MICROSOFT.TEXTJOIN(&quot;, &quot;;1;[Discs.G100:.N100])" office:value-type="string" office:string-value="Giant Egg: The Great Adventure of Billy Hatcher (Billy Hatcher and the Giant Egg), Mario Golf: Family Tour (Mario Golf: Toadstool Tour), Gotcha Force, F-Zero GX “Gladiator” car Custom Garage Shop Parts download (New Garage Shop Parts: Galaxy Falcon, Rush Cyclone, Hornet-FX) (downloadable if save file present – JP saves only) (not accessible from menu – use index2.html)" calcext:value-type="string">
            <text:p>Giant Egg: The Great Adventure of Billy Hatcher (Billy Hatcher and the Giant Egg), Mario Golf: Family Tour (Mario Golf: Toadstool Tour), Gotcha Force, F-Zero GX “Gladiator” car Custom Garage Shop Parts download (New Garage Shop Parts: Galaxy Falcon, Rush Cyclone, Hornet-FX) (downloadable if save file present – JP saves only) (not accessible from menu – use index2.html)</text:p>
          </table:table-cell>
          <table:table-cell table:formula="of:=COUNTA([Discs.O100:.AH100])" office:value-type="float" office:value="6" calcext:value-type="float">
            <text:p>6</text:p>
          </table:table-cell>
          <table:table-cell table:formula="of:=COM.MICROSOFT.TEXTJOIN(&quot;, &quot;;1;[Discs.O100:.AM100])" office:value-type="string" office:string-value="Made in Wario (WarioWare: Twisted!), Mario Golf: Family Tour (Mario Golf: Toadstool Tour), Mario Kart: Double Dash!!, Oriental Blue: Ao no Tengai + Tengai Makyō II: Manji Maru (Far East of Eden II), Naruto: Gekitō Ninja Taisen! (Naruto: Clash of Ninja 2), TV Commercials" calcext:value-type="string">
            <text:p>Made in Wario (WarioWare: Twisted!), Mario Golf: Family Tour (Mario Golf: Toadstool Tour), Mario Kart: Double Dash!!, Oriental Blue: Ao no Tengai + Tengai Makyō II: Manji Maru (Far East of Eden II), Naruto: Gekitō Ninja Taisen! (Naruto: Clash of Ninja 2), TV Commercials</text:p>
          </table:table-cell>
        </table:table-row>
        <table:table-row table:style-name="ro1">
          <table:table-cell office:value-type="string" calcext:value-type="string">
            <text:p>Gekkan Nintendo Tentou Demo, JP 28</text:p>
          </table:table-cell>
          <table:table-cell table:formula="of:=[Discs.C101]" office:value-type="string" office:string-value="November 2003 (Disc A)" calcext:value-type="string">
            <text:p>November 2003 (Disc A)</text:p>
          </table:table-cell>
          <table:table-cell table:formula="of:=[Discs.D101]" office:value-type="string" office:string-value="D65J01-0" calcext:value-type="string">
            <text:p>D65J01-0</text:p>
          </table:table-cell>
          <table:table-cell table:formula="of:=[Discs.E101]" office:value-type="string" office:string-value="?" calcext:value-type="string">
            <text:p>?</text:p>
          </table:table-cell>
          <table:table-cell table:formula="of:=[Discs.F101]" office:value-type="string" office:string-value="?" calcext:value-type="string">
            <text:p>?</text:p>
          </table:table-cell>
          <table:table-cell table:formula="of:=COUNTA([Discs.G101:.N101])" office:value-type="float" office:value="1" calcext:value-type="float">
            <text:p>1</text:p>
          </table:table-cell>
          <table:table-cell table:formula="of:=COM.MICROSOFT.TEXTJOIN(&quot;, &quot;;1;[Discs.G101:.N101])" office:value-type="string" office:string-value="?" calcext:value-type="string">
            <text:p>?</text:p>
          </table:table-cell>
          <table:table-cell table:formula="of:=COUNTA([Discs.O101:.AH101])" office:value-type="float" office:value="1" calcext:value-type="float">
            <text:p>1</text:p>
          </table:table-cell>
          <table:table-cell table:formula="of:=COM.MICROSOFT.TEXTJOIN(&quot;, &quot;;1;[Discs.O101:.AM101])" office:value-type="string" office:string-value="?" calcext:value-type="string">
            <text:p>?</text:p>
          </table:table-cell>
        </table:table-row>
        <table:table-row table:style-name="ro1">
          <table:table-cell office:value-type="string" calcext:value-type="string">
            <text:p>Gekkan Nintendo Tentou Demo, JP 29</text:p>
          </table:table-cell>
          <table:table-cell table:formula="of:=[Discs.C102]" office:value-type="string" office:string-value="November 2003 (Disc B)" calcext:value-type="string">
            <text:p>November 2003 (Disc B)</text:p>
          </table:table-cell>
          <table:table-cell table:formula="of:=[Discs.D102]" office:value-type="string" office:string-value="D65J01-1" calcext:value-type="string">
            <text:p>D65J01-1</text:p>
          </table:table-cell>
          <table:table-cell table:formula="of:=[Discs.E102]" office:value-type="string" office:string-value="?" calcext:value-type="string">
            <text:p>?</text:p>
          </table:table-cell>
          <table:table-cell table:formula="of:=[Discs.F102]" office:value-type="string" office:string-value="?" calcext:value-type="string">
            <text:p>?</text:p>
          </table:table-cell>
          <table:table-cell table:formula="of:=COUNTA([Discs.G102:.N102])" office:value-type="float" office:value="1" calcext:value-type="float">
            <text:p>1</text:p>
          </table:table-cell>
          <table:table-cell table:formula="of:=COM.MICROSOFT.TEXTJOIN(&quot;, &quot;;1;[Discs.G102:.N102])" office:value-type="string" office:string-value="?" calcext:value-type="string">
            <text:p>?</text:p>
          </table:table-cell>
          <table:table-cell table:formula="of:=COUNTA([Discs.O102:.AH102])" office:value-type="float" office:value="1" calcext:value-type="float">
            <text:p>1</text:p>
          </table:table-cell>
          <table:table-cell table:formula="of:=COM.MICROSOFT.TEXTJOIN(&quot;, &quot;;1;[Discs.O102:.AM102])" office:value-type="string" office:string-value="?" calcext:value-type="string">
            <text:p>?</text:p>
          </table:table-cell>
        </table:table-row>
        <table:table-row table:style-name="ro1">
          <table:table-cell office:value-type="string" calcext:value-type="string">
            <text:p>Gekkan Nintendo Tentou Demo, JP 30</text:p>
          </table:table-cell>
          <table:table-cell table:formula="of:=[Discs.C103]" office:value-type="string" office:string-value="December 2003 (Disc A)" calcext:value-type="string">
            <text:p>December 2003 (Disc A)</text:p>
          </table:table-cell>
          <table:table-cell table:formula="of:=[Discs.D103]" office:value-type="string" office:string-value="D67J01-0" calcext:value-type="string">
            <text:p>D67J01-0</text:p>
          </table:table-cell>
          <table:table-cell table:formula="of:=[Discs.E103]" office:value-type="string" office:string-value="4-JP" calcext:value-type="string">
            <text:p>4-JP</text:p>
          </table:table-cell>
          <table:table-cell table:formula="of:=[Discs.F103]" office:value-type="string" office:string-value="Hot Mario / Baten Kaitos" calcext:value-type="string">
            <text:p>Hot Mario / Baten Kaitos</text:p>
          </table:table-cell>
          <table:table-cell table:formula="of:=COUNTA([Discs.G103:.N103])" office:value-type="float" office:value="1" calcext:value-type="float">
            <text:p>1</text:p>
          </table:table-cell>
          <table:table-cell table:formula="of:=COM.MICROSOFT.TEXTJOIN(&quot;, &quot;;1;[Discs.G103:.N103])" office:value-type="string" office:string-value="Movies only – &gt;" calcext:value-type="string">
            <text:p>Movies only – &gt;</text:p>
          </table:table-cell>
          <table:table-cell table:formula="of:=COUNTA([Discs.O103:.AH103])" office:value-type="float" office:value="11" calcext:value-type="float">
            <text:p>11</text:p>
          </table:table-cell>
          <table:table-cell table:formula="of:=COM.MICROSOFT.TEXTJOIN(&quot;, &quot;;1;[Discs.O103:.AM103])" office:value-type="string" office:string-value="GameCube Xmas Lineup, GBA Xmas Lineup, Hot Mario – Mario Kart: Double Dash!!, Hot Mario – Mario Party 5, Hot Mario – Mario &amp; Luigi RPG (Mario &amp; Luigi: Superstar Saga), Baten Kaitosu Owaranai Tsubasa to Ushinawareta Umi (Baten Kaitos: Eternal Wings and the Lost Ocean), Naruto: Gekitō Ninja Taisen! (Naruto: Clash of Ninja 2), Donkey Konga, Pokemon Koroshiamu (Pokemon Colosseum), SD Gundam G Generation Advance, Phantasy Star Online Episode III: C.A.R.D. Revolution" calcext:value-type="string">
            <text:p>GameCube Xmas Lineup, GBA Xmas Lineup, Hot Mario – Mario Kart: Double Dash!!, Hot Mario – Mario Party 5, Hot Mario – Mario &amp; Luigi RPG (Mario &amp; Luigi: Superstar Saga), Baten Kaitosu Owaranai Tsubasa to Ushinawareta Umi (Baten Kaitos: Eternal Wings and the Lost Ocean), Naruto: Gekitō Ninja Taisen! (Naruto: Clash of Ninja 2), Donkey Konga, Pokemon Koroshiamu (Pokemon Colosseum), SD Gundam G Generation Advance, Phantasy Star Online Episode III: C.A.R.D. Revolution</text:p>
          </table:table-cell>
        </table:table-row>
        <table:table-row table:style-name="ro1">
          <table:table-cell office:value-type="string" calcext:value-type="string">
            <text:p>Gekkan Nintendo Tentou Demo, JP 31</text:p>
          </table:table-cell>
          <table:table-cell table:formula="of:=[Discs.C104]" office:value-type="string" office:string-value="December 2003 (Disc B)" calcext:value-type="string">
            <text:p>December 2003 (Disc B)</text:p>
          </table:table-cell>
          <table:table-cell table:formula="of:=[Discs.D104]" office:value-type="string" office:string-value="D67J01-1" calcext:value-type="string">
            <text:p>D67J01-1</text:p>
          </table:table-cell>
          <table:table-cell table:formula="of:=[Discs.E104]" office:value-type="string" office:string-value="4-JP" calcext:value-type="string">
            <text:p>4-JP</text:p>
          </table:table-cell>
          <table:table-cell table:formula="of:=[Discs.F104]" office:value-type="string" office:string-value="Hot Mario / Naruto" calcext:value-type="string">
            <text:p>Hot Mario / Naruto</text:p>
          </table:table-cell>
          <table:table-cell table:formula="of:=COUNTA([Discs.G104:.N104])" office:value-type="float" office:value="4" calcext:value-type="float">
            <text:p>4</text:p>
          </table:table-cell>
          <table:table-cell table:formula="of:=COM.MICROSOFT.TEXTJOIN(&quot;, &quot;;1;[Discs.G104:.N104])" office:value-type="string" office:string-value="Mario Kart: Double Dash, Mario Party 5, Naruto: Gekitō Ninja Taisen! (Naruto: Clash of Ninja 2), R: Racing Evolution" calcext:value-type="string">
            <text:p>Mario Kart: Double Dash, Mario Party 5, Naruto: Gekitō Ninja Taisen! (Naruto: Clash of Ninja 2), R: Racing Evolution</text:p>
          </table:table-cell>
          <table:table-cell table:formula="of:=COUNTA([Discs.O104:.AH104])" office:value-type="float" office:value="9" calcext:value-type="float">
            <text:p>9</text:p>
          </table:table-cell>
          <table:table-cell table:formula="of:=COM.MICROSOFT.TEXTJOIN(&quot;, &quot;;1;[Discs.O104:.AM104])" office:value-type="string" office:string-value="GameCube Xmas Lineup, GBA Xmas Lineup, Hot Mario – Mario Kart: Double Dash!!, Hot Mario – Mario Party 5, Hot Mario – Mario &amp; Luigi RPG (Mario &amp; Luigi: Superstar Saga), Baten Kaitosu Owaranai Tsubasa to Ushinawareta Umi (Baten Kaitos: Eternal Wings and the Lost Ocean), Naruto: Gekitō Ninja Taisen! (Naruto: Clash of Ninja 2), Donkey Konga, Pokemon Koroshiamu (Pokemon Colosseum)" calcext:value-type="string">
            <text:p>GameCube Xmas Lineup, GBA Xmas Lineup, Hot Mario – Mario Kart: Double Dash!!, Hot Mario – Mario Party 5, Hot Mario – Mario &amp; Luigi RPG (Mario &amp; Luigi: Superstar Saga), Baten Kaitosu Owaranai Tsubasa to Ushinawareta Umi (Baten Kaitos: Eternal Wings and the Lost Ocean), Naruto: Gekitō Ninja Taisen! (Naruto: Clash of Ninja 2), Donkey Konga, Pokemon Koroshiamu (Pokemon Colosseum)</text:p>
          </table:table-cell>
        </table:table-row>
        <table:table-row table:style-name="ro1">
          <table:table-cell office:value-type="string" calcext:value-type="string">
            <text:p>Gekkan Nintendo Tentou Demo, JP 32</text:p>
          </table:table-cell>
          <table:table-cell table:formula="of:=[Discs.C105]" office:value-type="string" office:string-value="January 2004" calcext:value-type="string">
            <text:p>January 2004</text:p>
          </table:table-cell>
          <table:table-cell table:formula="of:=[Discs.D105]" office:value-type="string" office:string-value="D68J01" calcext:value-type="string">
            <text:p>D68J01</text:p>
          </table:table-cell>
          <table:table-cell table:formula="of:=[Discs.E105]" office:value-type="string" office:string-value="4-JP" calcext:value-type="string">
            <text:p>4-JP</text:p>
          </table:table-cell>
          <table:table-cell table:formula="of:=[Discs.F105]" office:value-type="string" office:string-value="Multi" calcext:value-type="string">
            <text:p>Multi</text:p>
          </table:table-cell>
          <table:table-cell table:formula="of:=COUNTA([Discs.G105:.N105])" office:value-type="float" office:value="3" calcext:value-type="float">
            <text:p>3</text:p>
          </table:table-cell>
          <table:table-cell table:formula="of:=COM.MICROSOFT.TEXTJOIN(&quot;, &quot;;1;[Discs.G105:.N105])" office:value-type="string" office:string-value="Mario Kart: Double Dash, Pokemon Berry Program Fix – hold L+R+Y+Start on startup to switch menus!, &lt;-- Y, not B (see February)" calcext:value-type="string">
            <text:p>Mario Kart: Double Dash, Pokemon Berry Program Fix – hold L+R+Y+Start on startup to switch menus!, &lt;-- Y, not B (see February)</text:p>
          </table:table-cell>
          <table:table-cell table:formula="of:=COUNTA([Discs.O105:.AH105])" office:value-type="float" office:value="6" calcext:value-type="float">
            <text:p>6</text:p>
          </table:table-cell>
          <table:table-cell table:formula="of:=COM.MICROSOFT.TEXTJOIN(&quot;, &quot;;1;[Discs.O105:.AM105])" office:value-type="string" office:string-value="GameCube Winter Lineup (Mario Kart: Double Dash!!, Mario Party 5, Pokemon Colosseum, Naruto Taisen 2, Baten Kaitos, Donkey Konga), GBA Winter Lineup (Mario &amp; Luigi RPG, F-Zero, Super Donkey Kong, Densetsu no Stafy 2), GameCube Lineup 2004 vol.1 (1080 Silver Storm [1080 Avalanche], Custom Robo Battle Revolution [Custom Robo], Pikmin 2), GameCube Lineup 2004 vol.2 (Metal Gear Solid: The Twin Snakes, Lord of the Rings: Return of the King, Killer7, Kidou Senshi Gundam: Senshitachi no Kiseki [Mobile Suit Gundam: Warrior's Locus], biohazard 4 [Resident Evil 4 (beta footage)]), GBA Lineup 2004 (Pokemon FireRed+LeafGreen, Gyakuten Saiban 3 [Ace Attorney 3], Metroid Zero Mission, Mario Golf: GBA Tour [Mario Golf: Advance Tour]), Zelda no Densetsu: Four Swords+ (The Legend of Zelda: Four Swords Adventures)" calcext:value-type="string">
            <text:p>GameCube Winter Lineup (Mario Kart: Double Dash!!, Mario Party 5, Pokemon Colosseum, Naruto Taisen 2, Baten Kaitos, Donkey Konga), GBA Winter Lineup (Mario &amp; Luigi RPG, F-Zero, Super Donkey Kong, Densetsu no Stafy 2), GameCube Lineup 2004 vol.1 (1080 Silver Storm [1080 Avalanche], Custom Robo Battle Revolution [Custom Robo], Pikmin 2), GameCube Lineup 2004 vol.2 (Metal Gear Solid: The Twin Snakes, Lord of the Rings: Return of the King, Killer7, Kidou Senshi Gundam: Senshitachi no Kiseki [Mobile Suit Gundam: Warrior's Locus], biohazard 4 [Resident Evil 4 (beta footage)]), GBA Lineup 2004 (Pokemon FireRed+LeafGreen, Gyakuten Saiban 3 [Ace Attorney 3], Metroid Zero Mission, Mario Golf: GBA Tour [Mario Golf: Advance Tour]), Zelda no Densetsu: Four Swords+ (The Legend of Zelda: Four Swords Adventures)</text:p>
          </table:table-cell>
        </table:table-row>
        <table:table-row table:style-name="ro1">
          <table:table-cell office:value-type="string" calcext:value-type="string">
            <text:p>Gekkan Nintendo Tentou Demo, JP 33</text:p>
          </table:table-cell>
          <table:table-cell table:formula="of:=[Discs.C106]" office:value-type="string" office:string-value="February 2004" calcext:value-type="string">
            <text:p>February 2004</text:p>
          </table:table-cell>
          <table:table-cell table:formula="of:=[Discs.D106]" office:value-type="string" office:string-value="D73J01" calcext:value-type="string">
            <text:p>D73J01</text:p>
          </table:table-cell>
          <table:table-cell table:formula="of:=[Discs.E106]" office:value-type="string" office:string-value="4-JP" calcext:value-type="string">
            <text:p>4-JP</text:p>
          </table:table-cell>
          <table:table-cell table:formula="of:=[Discs.F106]" office:value-type="string" office:string-value="Multi" calcext:value-type="string">
            <text:p>Multi</text:p>
          </table:table-cell>
          <table:table-cell table:formula="of:=COUNTA([Discs.G106:.N106])" office:value-type="float" office:value="6" calcext:value-type="float">
            <text:p>6</text:p>
          </table:table-cell>
          <table:table-cell table:formula="of:=COM.MICROSOFT.TEXTJOIN(&quot;, &quot;;1;[Discs.G106:.N106])" office:value-type="string" office:string-value="1080 Silver Storm, Gyakuten Saiban 3 (Ace Attorney 3) – Trial Version (GBA), Mario Kart: Double Dash!!, Naruto: Gekitō Ninja Taisen! 2 (Naruto: Clash of Ninja 2), Pokemon Berry Program Fix – hold L+R+B+Start on startup to switch menus!, &lt;-- B, not Y (see January)" calcext:value-type="string">
            <text:p>1080 Silver Storm, Gyakuten Saiban 3 (Ace Attorney 3) – Trial Version (GBA), Mario Kart: Double Dash!!, Naruto: Gekitō Ninja Taisen! 2 (Naruto: Clash of Ninja 2), Pokemon Berry Program Fix – hold L+R+B+Start on startup to switch menus!, &lt;-- B, not Y (see January)</text:p>
          </table:table-cell>
          <table:table-cell table:formula="of:=COUNTA([Discs.O106:.AH106])" office:value-type="float" office:value="4" calcext:value-type="float">
            <text:p>4</text:p>
          </table:table-cell>
          <table:table-cell table:formula="of:=COM.MICROSOFT.TEXTJOIN(&quot;, &quot;;1;[Discs.O106:.AM106])" office:value-type="string" office:string-value="Zelda no Densetsu: Four Swords+ (The Legend of Zelda: Four Swords Adventures), GameCube Lineup 2004 vol.1 (1080 Silver Storm [1080 Avalanche], Custom Robo Battle Revolution [Custom Robo], Pikmin 2), GameCube Lineup 2004 vol.2 (Metal Gear Solid: The Twin Snakes, Lord of the Rings: Return of the King, Killer7, Kidou Senshi Gundam: Senshitachi no Kiseki [Mobile Suit Gundam: Warrior's Locus], biohazard 4 [Resident Evil 4 (beta footage)]), GBA Winter Lineup (Pokemon FireRed+LeafGreen, Gyakuten Saiban 3 [Ace Attorney 3], Metroid Zero Mission, Mario Golf: GBA Tour [Mario Golf: Advance Tour])" calcext:value-type="string">
            <text:p>Zelda no Densetsu: Four Swords+ (The Legend of Zelda: Four Swords Adventures), GameCube Lineup 2004 vol.1 (1080 Silver Storm [1080 Avalanche], Custom Robo Battle Revolution [Custom Robo], Pikmin 2), GameCube Lineup 2004 vol.2 (Metal Gear Solid: The Twin Snakes, Lord of the Rings: Return of the King, Killer7, Kidou Senshi Gundam: Senshitachi no Kiseki [Mobile Suit Gundam: Warrior's Locus], biohazard 4 [Resident Evil 4 (beta footage)]), GBA Winter Lineup (Pokemon FireRed+LeafGreen, Gyakuten Saiban 3 [Ace Attorney 3], Metroid Zero Mission, Mario Golf: GBA Tour [Mario Golf: Advance Tour])</text:p>
          </table:table-cell>
        </table:table-row>
        <table:table-row table:style-name="ro1">
          <table:table-cell office:value-type="string" calcext:value-type="string">
            <text:p>Gekkan Nintendo Tentou Demo, JP 34</text:p>
          </table:table-cell>
          <table:table-cell table:formula="of:=[Discs.C107]" office:value-type="string" office:string-value="March 2004" calcext:value-type="string">
            <text:p>March 2004</text:p>
          </table:table-cell>
          <table:table-cell table:formula="of:=[Discs.D107]" office:value-type="float" office:value="0" calcext:value-type="float">
            <text:p>0</text:p>
          </table:table-cell>
          <table:table-cell table:formula="of:=[Discs.E107]" office:value-type="string" office:string-value="?" calcext:value-type="string">
            <text:p>?</text:p>
          </table:table-cell>
          <table:table-cell table:formula="of:=[Discs.F107]" office:value-type="string" office:string-value="?" calcext:value-type="string">
            <text:p>?</text:p>
          </table:table-cell>
          <table:table-cell table:formula="of:=COUNTA([Discs.G107:.N107])" office:value-type="float" office:value="1" calcext:value-type="float">
            <text:p>1</text:p>
          </table:table-cell>
          <table:table-cell table:formula="of:=COM.MICROSOFT.TEXTJOIN(&quot;, &quot;;1;[Discs.G107:.N107])" office:value-type="string" office:string-value="?" calcext:value-type="string">
            <text:p>?</text:p>
          </table:table-cell>
          <table:table-cell table:formula="of:=COUNTA([Discs.O107:.AH107])" office:value-type="float" office:value="1" calcext:value-type="float">
            <text:p>1</text:p>
          </table:table-cell>
          <table:table-cell table:formula="of:=COM.MICROSOFT.TEXTJOIN(&quot;, &quot;;1;[Discs.O107:.AM107])" office:value-type="string" office:string-value="?" calcext:value-type="string">
            <text:p>?</text:p>
          </table:table-cell>
        </table:table-row>
        <table:table-row table:style-name="ro1">
          <table:table-cell office:value-type="string" calcext:value-type="string">
            <text:p>Gekkan Nintendo Tentou Demo, JP 35</text:p>
          </table:table-cell>
          <table:table-cell table:formula="of:=[Discs.C108]" office:value-type="string" office:string-value="March 2004 (fixed)" calcext:value-type="string">
            <text:p>March 2004 (fixed)</text:p>
          </table:table-cell>
          <table:table-cell table:formula="of:=[Discs.D108]" office:value-type="string" office:string-value="D76J01" calcext:value-type="string">
            <text:p>D76J01</text:p>
          </table:table-cell>
          <table:table-cell table:formula="of:=[Discs.E108]" office:value-type="string" office:string-value="?" calcext:value-type="string">
            <text:p>?</text:p>
          </table:table-cell>
          <table:table-cell table:formula="of:=[Discs.F108]" office:value-type="string" office:string-value="?" calcext:value-type="string">
            <text:p>?</text:p>
          </table:table-cell>
          <table:table-cell table:formula="of:=COUNTA([Discs.G108:.N108])" office:value-type="float" office:value="1" calcext:value-type="float">
            <text:p>1</text:p>
          </table:table-cell>
          <table:table-cell table:formula="of:=COM.MICROSOFT.TEXTJOIN(&quot;, &quot;;1;[Discs.G108:.N108])" office:value-type="string" office:string-value="?" calcext:value-type="string">
            <text:p>?</text:p>
          </table:table-cell>
          <table:table-cell table:formula="of:=COUNTA([Discs.O108:.AH108])" office:value-type="float" office:value="1" calcext:value-type="float">
            <text:p>1</text:p>
          </table:table-cell>
          <table:table-cell table:formula="of:=COM.MICROSOFT.TEXTJOIN(&quot;, &quot;;1;[Discs.O108:.AM108])" office:value-type="string" office:string-value="?" calcext:value-type="string">
            <text:p>?</text:p>
          </table:table-cell>
        </table:table-row>
        <table:table-row table:style-name="ro1">
          <table:table-cell office:value-type="string" calcext:value-type="string">
            <text:p>Gekkan Nintendo Tentou Demo, JP 36</text:p>
          </table:table-cell>
          <table:table-cell table:formula="of:=[Discs.C109]" office:value-type="string" office:string-value="April 2004" calcext:value-type="string">
            <text:p>April 2004</text:p>
          </table:table-cell>
          <table:table-cell table:formula="of:=[Discs.D109]" office:value-type="string" office:string-value="D77J01" calcext:value-type="string">
            <text:p>D77J01</text:p>
          </table:table-cell>
          <table:table-cell table:formula="of:=[Discs.E109]" office:value-type="string" office:string-value="4-JP" calcext:value-type="string">
            <text:p>4-JP</text:p>
          </table:table-cell>
          <table:table-cell table:formula="of:=[Discs.F109]" office:value-type="string" office:string-value="Kirby / Pikmin 2" calcext:value-type="string">
            <text:p>Kirby / Pikmin 2</text:p>
          </table:table-cell>
          <table:table-cell table:formula="of:=COUNTA([Discs.G109:.N109])" office:value-type="float" office:value="4" calcext:value-type="float">
            <text:p>4</text:p>
          </table:table-cell>
          <table:table-cell table:formula="of:=COM.MICROSOFT.TEXTJOIN(&quot;, &quot;;1;[Discs.G109:.N109])" office:value-type="string" office:string-value="Hoshi no Kirby: Kagami no Daimeikyuu (Kirby &amp; the Amazing Mirror) (GBA), Custom Robo, Shiren Monsters: Netsal (GBA), Naruto: Saikyō Ninja Daikesshu 2 (Naruto: Ninja Council 2) (GBA)" calcext:value-type="string">
            <text:p>Hoshi no Kirby: Kagami no Daimeikyuu (Kirby &amp; the Amazing Mirror) (GBA), Custom Robo, Shiren Monsters: Netsal (GBA), Naruto: Saikyō Ninja Daikesshu 2 (Naruto: Ninja Council 2) (GBA)</text:p>
          </table:table-cell>
          <table:table-cell table:formula="of:=COUNTA([Discs.O109:.AH109])" office:value-type="float" office:value="6" calcext:value-type="float">
            <text:p>6</text:p>
          </table:table-cell>
          <table:table-cell table:formula="of:=COM.MICROSOFT.TEXTJOIN(&quot;, &quot;;1;[Discs.O109:.AM109])" office:value-type="string" office:string-value="Hoshi no Kirby: Kagami no Daimeikyuu (Kirby &amp; the Amazing Mirror), Pikmin 2, Mario Golf: GBA Tour (Mario Golf: Advance Tour), Zelda no Densetsu: Four Swords+ (The Legend of Zelda: Four Swords Adventures), Metal Gear Solid: The Twin Snakes, Kidō Senshi Gundam: Senshitachi no Kiseki" calcext:value-type="string">
            <text:p>Hoshi no Kirby: Kagami no Daimeikyuu (Kirby &amp; the Amazing Mirror), Pikmin 2, Mario Golf: GBA Tour (Mario Golf: Advance Tour), Zelda no Densetsu: Four Swords+ (The Legend of Zelda: Four Swords Adventures), Metal Gear Solid: The Twin Snakes, Kidō Senshi Gundam: Senshitachi no Kiseki</text:p>
          </table:table-cell>
        </table:table-row>
        <table:table-row table:style-name="ro1">
          <table:table-cell office:value-type="string" calcext:value-type="string">
            <text:p>Gekkan Nintendo Tentou Demo, JP 37</text:p>
          </table:table-cell>
          <table:table-cell table:formula="of:=[Discs.C110]" office:value-type="string" office:string-value="May 2004" calcext:value-type="string">
            <text:p>May 2004</text:p>
          </table:table-cell>
          <table:table-cell table:formula="of:=[Discs.D110]" office:value-type="string" office:string-value="D78J01" calcext:value-type="string">
            <text:p>D78J01</text:p>
          </table:table-cell>
          <table:table-cell table:formula="of:=[Discs.E110]" office:value-type="string" office:string-value="4-JP" calcext:value-type="string">
            <text:p>4-JP</text:p>
          </table:table-cell>
          <table:table-cell table:formula="of:=[Discs.F110]" office:value-type="string" office:string-value="Pikmin 2" calcext:value-type="string">
            <text:p>Pikmin 2</text:p>
          </table:table-cell>
          <table:table-cell table:formula="of:=COUNTA([Discs.G110:.N110])" office:value-type="float" office:value="3" calcext:value-type="float">
            <text:p>3</text:p>
          </table:table-cell>
          <table:table-cell table:formula="of:=COM.MICROSOFT.TEXTJOIN(&quot;, &quot;;1;[Discs.G110:.N110])" office:value-type="string" office:string-value="Pikmin 2, Hoshi no Kirby: Kagami no Daimeikyuu (Kirby &amp; the Amazing Mirror) (GBA), Naruto: Saikyō Ninja Daikesshu 2 (Naruto: Ninja Council 2) (GBA)" calcext:value-type="string">
            <text:p>Pikmin 2, Hoshi no Kirby: Kagami no Daimeikyuu (Kirby &amp; the Amazing Mirror) (GBA), Naruto: Saikyō Ninja Daikesshu 2 (Naruto: Ninja Council 2) (GBA)</text:p>
          </table:table-cell>
          <table:table-cell table:formula="of:=COUNTA([Discs.O110:.AH110])" office:value-type="float" office:value="6" calcext:value-type="float">
            <text:p>6</text:p>
          </table:table-cell>
          <table:table-cell table:formula="of:=COM.MICROSOFT.TEXTJOIN(&quot;, &quot;;1;[Discs.O110:.AM110])" office:value-type="string" office:string-value="Pikmin 2, Hoshi no Kirby: Kagami no Daimeikyuu (Kirby &amp; the Amazing Mirror), Wario World, Metroid Zero Mission, Mario Golf: GBA Tour (Mario Golf: Advance Tour), Zelda no Densetsu: Four Swords+ (The Legend of Zelda: Four Swords Adventures)" calcext:value-type="string">
            <text:p>Pikmin 2, Hoshi no Kirby: Kagami no Daimeikyuu (Kirby &amp; the Amazing Mirror), Wario World, Metroid Zero Mission, Mario Golf: GBA Tour (Mario Golf: Advance Tour), Zelda no Densetsu: Four Swords+ (The Legend of Zelda: Four Swords Adventures)</text:p>
          </table:table-cell>
        </table:table-row>
        <table:table-row table:style-name="ro1">
          <table:table-cell office:value-type="string" calcext:value-type="string">
            <text:p>Gekkan Nintendo Tentou Demo, JP 38</text:p>
          </table:table-cell>
          <table:table-cell table:formula="of:=[Discs.C111]" office:value-type="string" office:string-value="June 2004" calcext:value-type="string">
            <text:p>June 2004</text:p>
          </table:table-cell>
          <table:table-cell table:formula="of:=[Discs.D111]" office:value-type="string" office:string-value="D79J01" calcext:value-type="string">
            <text:p>D79J01</text:p>
          </table:table-cell>
          <table:table-cell table:formula="of:=[Discs.E111]" office:value-type="string" office:string-value="4-JP" calcext:value-type="string">
            <text:p>4-JP</text:p>
          </table:table-cell>
          <table:table-cell table:formula="of:=[Discs.F111]" office:value-type="string" office:string-value="Multi" calcext:value-type="string">
            <text:p>Multi</text:p>
          </table:table-cell>
          <table:table-cell table:formula="of:=COUNTA([Discs.G111:.N111])" office:value-type="float" office:value="5" calcext:value-type="float">
            <text:p>5</text:p>
          </table:table-cell>
          <table:table-cell table:formula="of:=COM.MICROSOFT.TEXTJOIN(&quot;, &quot;;1;[Discs.G111:.N111])" office:value-type="string" office:string-value="Mario vs. Donkey Kong (GBA), Pikmin 2, Hoshi no Kirby: Kagami no Daimeikyuu (Kirby &amp; the Amazing Mirror) (GBA), Sonic Advance 3 (GBA), Mario vs. Donkey Kong (GBA) (USA) (Hidden inside Sonic Advance 3 location)" calcext:value-type="string">
            <text:p>Mario vs. Donkey Kong (GBA), Pikmin 2, Hoshi no Kirby: Kagami no Daimeikyuu (Kirby &amp; the Amazing Mirror) (GBA), Sonic Advance 3 (GBA), Mario vs. Donkey Kong (GBA) (USA) (Hidden inside Sonic Advance 3 location)</text:p>
          </table:table-cell>
          <table:table-cell table:formula="of:=COUNTA([Discs.O111:.AH111])" office:value-type="float" office:value="9" calcext:value-type="float">
            <text:p>9</text:p>
          </table:table-cell>
          <table:table-cell table:formula="of:=COM.MICROSOFT.TEXTJOIN(&quot;, &quot;;1;[Discs.O111:.AM111])" office:value-type="string" office:string-value="Mario vs. Donkey Kong, Wario World, Metroid Zero Mission Commercial, Pikmin 2, Donkey Konga 2: Hit Song Parade! (Donkey Konga 2) + Super Donkey Kong 2 (Donkey Kong Country 2), Harry Potter and the Prisoner of Azkaban, Wario World Commercial (plays randomly on menu, but is not accessible from menu), Metroid Zero Mission (plays randomly on menu, but is not accessible from menu), Mario Golf: GBA Tour (Mario Golf: Advance Tour) (plays randomly on menu, but is not accessible from menu)" calcext:value-type="string">
            <text:p>Mario vs. Donkey Kong, Wario World, Metroid Zero Mission Commercial, Pikmin 2, Donkey Konga 2: Hit Song Parade! (Donkey Konga 2) + Super Donkey Kong 2 (Donkey Kong Country 2), Harry Potter and the Prisoner of Azkaban, Wario World Commercial (plays randomly on menu, but is not accessible from menu), Metroid Zero Mission (plays randomly on menu, but is not accessible from menu), Mario Golf: GBA Tour (Mario Golf: Advance Tour) (plays randomly on menu, but is not accessible from menu)</text:p>
          </table:table-cell>
        </table:table-row>
        <table:table-row table:style-name="ro1">
          <table:table-cell office:value-type="string" calcext:value-type="string">
            <text:p>Gekkan Nintendo Tentou Demo, JP 39</text:p>
          </table:table-cell>
          <table:table-cell table:formula="of:=[Discs.C112]" office:value-type="string" office:string-value="July 2004" calcext:value-type="string">
            <text:p>July 2004</text:p>
          </table:table-cell>
          <table:table-cell table:formula="of:=[Discs.D112]" office:value-type="string" office:string-value="D82J01" calcext:value-type="string">
            <text:p>D82J01</text:p>
          </table:table-cell>
          <table:table-cell table:formula="of:=[Discs.E112]" office:value-type="string" office:string-value="4-JP" calcext:value-type="string">
            <text:p>4-JP</text:p>
          </table:table-cell>
          <table:table-cell table:formula="of:=[Discs.F112]" office:value-type="string" office:string-value="Multi" calcext:value-type="string">
            <text:p>Multi</text:p>
          </table:table-cell>
          <table:table-cell table:formula="of:=COUNTA([Discs.G112:.N112])" office:value-type="float" office:value="3" calcext:value-type="float">
            <text:p>3</text:p>
          </table:table-cell>
          <table:table-cell table:formula="of:=COM.MICROSOFT.TEXTJOIN(&quot;, &quot;;1;[Discs.G112:.N112])" office:value-type="string" office:string-value="Paper Mario RPG (Paper Mario: The Thousand-Year Door), Tottoko Hamutarou: Hamu-Hamu Sports (Hamtaro: Ham-Ham Games) (GBA), Mario vs. Donkey Kong (GBA)" calcext:value-type="string">
            <text:p>Paper Mario RPG (Paper Mario: The Thousand-Year Door), Tottoko Hamutarou: Hamu-Hamu Sports (Hamtaro: Ham-Ham Games) (GBA), Mario vs. Donkey Kong (GBA)</text:p>
          </table:table-cell>
          <table:table-cell table:formula="of:=COUNTA([Discs.O112:.AH112])" office:value-type="float" office:value="12" calcext:value-type="float">
            <text:p>12</text:p>
          </table:table-cell>
          <table:table-cell table:formula="of:=COM.MICROSOFT.TEXTJOIN(&quot;, &quot;;1;[Discs.O112:.AM112])" office:value-type="string" office:string-value="Paper Mario RPG (Paper Mario: The Thousand-Year Door), Donkey Konga 2: Hit Song Parade! (Donkey Konga 2), Super Donkey Kong 2 (Donkey Kong Country 2) Commercial, Tottoko Hamutarou: Hamu-Hamu Sports (Hamtaro: Ham-Ham Games), Densetsu no Stafy 3 (The Legendary Starfy), Mario vs. Donkey Kong Commercial, RPG Ads + Commercials, Bokujō Monogatari: Wonderful Life (Harvest Moon: A Wonderful Life), Super Donkey Kong 2 (Donkey Kong Country 2) (plays randomly on menu, but is not accessible from menu), Wario World (plays randomly on menu, but is not accessible from menu), Metroid Zero Mission (plays randomly on menu, but is not accessible from menu), Mario vs. Donkey Kong (plays randomly on menu, but is not accessible from menu)" calcext:value-type="string">
            <text:p>Paper Mario RPG (Paper Mario: The Thousand-Year Door), Donkey Konga 2: Hit Song Parade! (Donkey Konga 2), Super Donkey Kong 2 (Donkey Kong Country 2) Commercial, Tottoko Hamutarou: Hamu-Hamu Sports (Hamtaro: Ham-Ham Games), Densetsu no Stafy 3 (The Legendary Starfy), Mario vs. Donkey Kong Commercial, RPG Ads + Commercials, Bokujō Monogatari: Wonderful Life (Harvest Moon: A Wonderful Life), Super Donkey Kong 2 (Donkey Kong Country 2) (plays randomly on menu, but is not accessible from menu), Wario World (plays randomly on menu, but is not accessible from menu), Metroid Zero Mission (plays randomly on menu, but is not accessible from menu), Mario vs. Donkey Kong (plays randomly on menu, but is not accessible from menu)</text:p>
          </table:table-cell>
        </table:table-row>
        <table:table-row table:style-name="ro1">
          <table:table-cell office:value-type="string" calcext:value-type="string">
            <text:p>Gekkan Nintendo Tentou Demo, JP 40</text:p>
          </table:table-cell>
          <table:table-cell table:formula="of:=[Discs.C113]" office:value-type="string" office:string-value="August 2004" calcext:value-type="string">
            <text:p>August 2004</text:p>
          </table:table-cell>
          <table:table-cell table:formula="of:=[Discs.D113]" office:value-type="string" office:string-value="D84J01" calcext:value-type="string">
            <text:p>D84J01</text:p>
          </table:table-cell>
          <table:table-cell table:formula="of:=[Discs.E113]" office:value-type="string" office:string-value="?" calcext:value-type="string">
            <text:p>?</text:p>
          </table:table-cell>
          <table:table-cell table:formula="of:=[Discs.F113]" office:value-type="string" office:string-value="?" calcext:value-type="string">
            <text:p>?</text:p>
          </table:table-cell>
          <table:table-cell table:formula="of:=COUNTA([Discs.G113:.N113])" office:value-type="float" office:value="1" calcext:value-type="float">
            <text:p>1</text:p>
          </table:table-cell>
          <table:table-cell table:formula="of:=COM.MICROSOFT.TEXTJOIN(&quot;, &quot;;1;[Discs.G113:.N113])" office:value-type="string" office:string-value="?" calcext:value-type="string">
            <text:p>?</text:p>
          </table:table-cell>
          <table:table-cell table:formula="of:=COUNTA([Discs.O113:.AH113])" office:value-type="float" office:value="1" calcext:value-type="float">
            <text:p>1</text:p>
          </table:table-cell>
          <table:table-cell table:formula="of:=COM.MICROSOFT.TEXTJOIN(&quot;, &quot;;1;[Discs.O113:.AM113])" office:value-type="string" office:string-value="?" calcext:value-type="string">
            <text:p>?</text:p>
          </table:table-cell>
        </table:table-row>
        <table:table-row table:style-name="ro1">
          <table:table-cell office:value-type="string" calcext:value-type="string">
            <text:p>Gekkan Nintendo Tentou Demo, JP 41</text:p>
          </table:table-cell>
          <table:table-cell table:formula="of:=[Discs.C114]" office:value-type="string" office:string-value="September 2004" calcext:value-type="string">
            <text:p>September 2004</text:p>
          </table:table-cell>
          <table:table-cell table:formula="of:=[Discs.D114]" office:value-type="string" office:string-value="D85J01" calcext:value-type="string">
            <text:p>D85J01</text:p>
          </table:table-cell>
          <table:table-cell table:formula="of:=[Discs.E114]" office:value-type="string" office:string-value="4-JP" calcext:value-type="string">
            <text:p>4-JP</text:p>
          </table:table-cell>
          <table:table-cell table:formula="of:=[Discs.F114]" office:value-type="string" office:string-value="Multi" calcext:value-type="string">
            <text:p>Multi</text:p>
          </table:table-cell>
          <table:table-cell table:formula="of:=COUNTA([Discs.G114:.N114])" office:value-type="float" office:value="3" calcext:value-type="float">
            <text:p>3</text:p>
          </table:table-cell>
          <table:table-cell table:formula="of:=COM.MICROSOFT.TEXTJOIN(&quot;, &quot;;1;[Discs.G114:.N114])" office:value-type="string" office:string-value="Paper Mario RPG (Paper Mario: The Thousand-Year Door), Super Mario Ball (Mario Pinball Land) (GBA), Konjiki no Gash Bell!! Yūjō no Tag Battle Full Power (Zatch Bell! Mamodo Battles)" calcext:value-type="string">
            <text:p>Paper Mario RPG (Paper Mario: The Thousand-Year Door), Super Mario Ball (Mario Pinball Land) (GBA), Konjiki no Gash Bell!! Yūjō no Tag Battle Full Power (Zatch Bell! Mamodo Battles)</text:p>
          </table:table-cell>
          <table:table-cell table:formula="of:=COUNTA([Discs.O114:.AH114])" office:value-type="float" office:value="12" calcext:value-type="float">
            <text:p>12</text:p>
          </table:table-cell>
          <table:table-cell table:formula="of:=COM.MICROSOFT.TEXTJOIN(&quot;, &quot;;1;[Discs.O114:.AM114])" office:value-type="string" office:string-value="Pocket Monsters: Emerald (Pokemon Emerald), Kururin Squash!, Paper Mario RPG (Paper Mario: The Thousand-Year Door), Fire Emblem: Seima no Kousek (Fire Emblem: The Sacred Stones), Super Mario Ball (Mario Pinball Land), Densetsu no Stafy 3 (The Legendary Starfy), Kingudamu Hātsu Chein Obu Memorīzu (Kingdom Hearts: Chain of Memories), Konjiki no Gash Bell!! Yūjō no Tag Battle Full Power (Zatch Bell! Mamodo Battles), Zoids Vs. III, Famicom Disk System No Card (plays randomly but is not listed in index.html), Paper Mario RPG (Paper Mario: The Thousand-Year Door) Commercial (plays randomly on menu, but is not accessible from menu), Super Mario Ball (Mario Pinball Land) Commercial (plays randomly on menu, but is not accessible from menu)" calcext:value-type="string">
            <text:p>Pocket Monsters: Emerald (Pokemon Emerald), Kururin Squash!, Paper Mario RPG (Paper Mario: The Thousand-Year Door), Fire Emblem: Seima no Kousek (Fire Emblem: The Sacred Stones), Super Mario Ball (Mario Pinball Land), Densetsu no Stafy 3 (The Legendary Starfy), Kingudamu Hātsu Chein Obu Memorīzu (Kingdom Hearts: Chain of Memories), Konjiki no Gash Bell!! Yūjō no Tag Battle Full Power (Zatch Bell! Mamodo Battles), Zoids Vs. III, Famicom Disk System No Card (plays randomly but is not listed in index.html), Paper Mario RPG (Paper Mario: The Thousand-Year Door) Commercial (plays randomly on menu, but is not accessible from menu), Super Mario Ball (Mario Pinball Land) Commercial (plays randomly on menu, but is not accessible from menu)</text:p>
          </table:table-cell>
        </table:table-row>
        <table:table-row table:style-name="ro1">
          <table:table-cell office:value-type="string" calcext:value-type="string">
            <text:p>Gekkan Nintendo Tentou Demo, JP 42</text:p>
          </table:table-cell>
          <table:table-cell table:formula="of:=[Discs.C115]" office:value-type="string" office:string-value="October 2004" calcext:value-type="string">
            <text:p>October 2004</text:p>
          </table:table-cell>
          <table:table-cell table:formula="of:=[Discs.D115]" office:value-type="string" office:string-value="D86J01" calcext:value-type="string">
            <text:p>D86J01</text:p>
          </table:table-cell>
          <table:table-cell table:formula="of:=[Discs.E115]" office:value-type="string" office:string-value="4-JP (Loud volume)" calcext:value-type="string">
            <text:p>4-JP (Loud volume)</text:p>
          </table:table-cell>
          <table:table-cell table:formula="of:=[Discs.F115]" office:value-type="string" office:string-value="Wario / Multi" calcext:value-type="string">
            <text:p>Wario / Multi</text:p>
          </table:table-cell>
          <table:table-cell table:formula="of:=COUNTA([Discs.G115:.N115])" office:value-type="float" office:value="3" calcext:value-type="float">
            <text:p>3</text:p>
          </table:table-cell>
          <table:table-cell table:formula="of:=COM.MICROSOFT.TEXTJOIN(&quot;, &quot;;1;[Discs.G115:.N115])" office:value-type="string" office:string-value="Mario Tennis (Mario Power Tennis), Kururin Squash!, Vattroller X (GBA)" calcext:value-type="string">
            <text:p>Mario Tennis (Mario Power Tennis), Kururin Squash!, Vattroller X (GBA)</text:p>
          </table:table-cell>
          <table:table-cell table:formula="of:=COUNTA([Discs.O115:.AH115])" office:value-type="float" office:value="11" calcext:value-type="float">
            <text:p>11</text:p>
          </table:table-cell>
          <table:table-cell table:formula="of:=COM.MICROSOFT.TEXTJOIN(&quot;, &quot;;1;[Discs.O115:.AM115])" office:value-type="string" office:string-value="Made in Wario (WarioWare: Twisted!), Mario Tennis (Mario Power Tennis), Fire Emblem: Seima no Kousek (Fire Emblem: The Sacred Stones), Fire Emblem: Seima no Kousek (Fire Emblem: The Sacred Stones) Commercial, Kururin Squash!, F-Zero Climax, Zelda no Densetsu : Fushigi no Boushi (The Legend of Zelda: The Minish Cap), Pocket Monsters: Emerald (Pokemon Emerald) Commercial, Kingudamu Hātsu Chein Obu Memorīzu (Kingdom Hearts: Chain of Memories), Kururin Squash! Commercial (plays randomly on menu, but is not accessible from menu), NDS Commercial (plays randomly on menu, but is not accessible from menu)" calcext:value-type="string">
            <text:p>Made in Wario (WarioWare: Twisted!), Mario Tennis (Mario Power Tennis), Fire Emblem: Seima no Kousek (Fire Emblem: The Sacred Stones), Fire Emblem: Seima no Kousek (Fire Emblem: The Sacred Stones) Commercial, Kururin Squash!, F-Zero Climax, Zelda no Densetsu : Fushigi no Boushi (The Legend of Zelda: The Minish Cap), Pocket Monsters: Emerald (Pokemon Emerald) Commercial, Kingudamu Hātsu Chein Obu Memorīzu (Kingdom Hearts: Chain of Memories), Kururin Squash! Commercial (plays randomly on menu, but is not accessible from menu), NDS Commercial (plays randomly on menu, but is not accessible from menu)</text:p>
          </table:table-cell>
        </table:table-row>
        <table:table-row table:style-name="ro1">
          <table:table-cell office:value-type="string" calcext:value-type="string">
            <text:p>Gekkan Nintendo Tentou Demo, JP 43</text:p>
          </table:table-cell>
          <table:table-cell table:formula="of:=[Discs.C116]" office:value-type="string" office:string-value="November 2004" calcext:value-type="string">
            <text:p>November 2004</text:p>
          </table:table-cell>
          <table:table-cell table:formula="of:=[Discs.D116]" office:value-type="string" office:string-value="D87J01" calcext:value-type="string">
            <text:p>D87J01</text:p>
          </table:table-cell>
          <table:table-cell table:formula="of:=[Discs.E116]" office:value-type="string" office:string-value="4-JP (Loud volume)" calcext:value-type="string">
            <text:p>4-JP (Loud volume)</text:p>
          </table:table-cell>
          <table:table-cell table:formula="of:=[Discs.F116]" office:value-type="string" office:string-value="Mario / Multi" calcext:value-type="string">
            <text:p>Mario / Multi</text:p>
          </table:table-cell>
          <table:table-cell table:formula="of:=COUNTA([Discs.G116:.N116])" office:value-type="float" office:value="5" calcext:value-type="float">
            <text:p>5</text:p>
          </table:table-cell>
          <table:table-cell table:formula="of:=COM.MICROSOFT.TEXTJOIN(&quot;, &quot;;1;[Discs.G116:.N116])" office:value-type="string" office:string-value="Mario Tennis (Mario Power Tennis), Mario Party 6, F-Zero Climax (GBA), Naruto: Gekitō Ninja Taisen! 3 (Naruto: Great Ninja Battle! 3), Viewtiful Joe 2" calcext:value-type="string">
            <text:p>Mario Tennis (Mario Power Tennis), Mario Party 6, F-Zero Climax (GBA), Naruto: Gekitō Ninja Taisen! 3 (Naruto: Great Ninja Battle! 3), Viewtiful Joe 2</text:p>
          </table:table-cell>
          <table:table-cell table:formula="of:=COUNTA([Discs.O116:.AH116])" office:value-type="float" office:value="13" calcext:value-type="float">
            <text:p>13</text:p>
          </table:table-cell>
          <table:table-cell table:formula="of:=COM.MICROSOFT.TEXTJOIN(&quot;, &quot;;1;[Discs.O116:.AM116])" office:value-type="string" office:string-value="Mario Tennis (Mario Power Tennis), Mario Party 6, Game Boy Wars Advance 1+2 (Advance Wars 1+2), Zelda no Densetsu : Fushigi no Boushi (The Legend of Zelda: The Minish Cap), Made in Wario (WarioWare: Twisted!), F-Zero Climax, Kingudamu Hātsu Chein Obu Memorīzu (Kingdom Hearts: Chain of Memories), Sūpā Robotto Taisen GC (Super Robot Wars GC), NDS Commercial, NDS Ad, Kururin Squash! Commercial (plays randomly on menu, but is not accessible from menu), Zelda no Densetsu : Fushigi no Boushi (The Legend of Zelda: The Minish Cap) (plays randomly on menu, but is not accessible from menu), Mario Tennis (Mario Power Tennis) (plays randomly on menu, but is not accessible from menu)" calcext:value-type="string">
            <text:p>Mario Tennis (Mario Power Tennis), Mario Party 6, Game Boy Wars Advance 1+2 (Advance Wars 1+2), Zelda no Densetsu : Fushigi no Boushi (The Legend of Zelda: The Minish Cap), Made in Wario (WarioWare: Twisted!), F-Zero Climax, Kingudamu Hātsu Chein Obu Memorīzu (Kingdom Hearts: Chain of Memories), Sūpā Robotto Taisen GC (Super Robot Wars GC), NDS Commercial, NDS Ad, Kururin Squash! Commercial (plays randomly on menu, but is not accessible from menu), Zelda no Densetsu : Fushigi no Boushi (The Legend of Zelda: The Minish Cap) (plays randomly on menu, but is not accessible from menu), Mario Tennis (Mario Power Tennis) (plays randomly on menu, but is not accessible from menu)</text:p>
          </table:table-cell>
        </table:table-row>
        <table:table-row table:style-name="ro1">
          <table:table-cell office:value-type="string" calcext:value-type="string">
            <text:p>Gekkan Nintendo Tentou Demo, JP 44</text:p>
          </table:table-cell>
          <table:table-cell table:formula="of:=[Discs.C117]" office:value-type="string" office:string-value="December 2004" calcext:value-type="string">
            <text:p>December 2004</text:p>
          </table:table-cell>
          <table:table-cell table:formula="of:=[Discs.D117]" office:value-type="string" office:string-value="D88J01" calcext:value-type="string">
            <text:p>D88J01</text:p>
          </table:table-cell>
          <table:table-cell table:formula="of:=[Discs.E117]" office:value-type="string" office:string-value="5-JP" calcext:value-type="string">
            <text:p>5-JP</text:p>
          </table:table-cell>
          <table:table-cell table:formula="of:=[Discs.F117]" office:value-type="string" office:string-value="NDS / Multi" calcext:value-type="string">
            <text:p>NDS / Multi</text:p>
          </table:table-cell>
          <table:table-cell table:formula="of:=COUNTA([Discs.G117:.N117])" office:value-type="float" office:value="4" calcext:value-type="float">
            <text:p>4</text:p>
          </table:table-cell>
          <table:table-cell table:formula="of:=COM.MICROSOFT.TEXTJOIN(&quot;, &quot;;1;[Discs.G117:.N117])" office:value-type="string" office:string-value="Mario Party 6, Mario Tennis (Mario Power Tennis), Zelda no Densetsu : Fushigi no Boushi (The Legend of Zelda: The Minish Cap) (GBA), Naruto: Gekitō Ninja Taisen! 3 (Naruto: Great Ninja Battle! 3)" calcext:value-type="string">
            <text:p>Mario Party 6, Mario Tennis (Mario Power Tennis), Zelda no Densetsu : Fushigi no Boushi (The Legend of Zelda: The Minish Cap) (GBA), Naruto: Gekitō Ninja Taisen! 3 (Naruto: Great Ninja Battle! 3)</text:p>
          </table:table-cell>
          <table:table-cell table:formula="of:=COUNTA([Discs.O117:.AH117])" office:value-type="float" office:value="18" calcext:value-type="float">
            <text:p>18</text:p>
          </table:table-cell>
          <table:table-cell table:formula="of:=COM.MICROSOFT.TEXTJOIN(&quot;, &quot;;1;[Discs.O117:.AM117])" office:value-type="string" office:string-value="NDS Multi-game Commercial (Kenshūi Tendo Doctor + Mr. Driller Drill Spirits + The Urbz: Sims in the City + Zunou ni Asekaku Game Series! Vol. 1 - Cool 104 Joker &amp; Setline + Zoo Keeper + Mahjong Taikai), Sawaru Made in Wario (WarioWare: Touched!) Commercial, Super Mario 64 DS Commercial, Kimi no Tame Nara Shineru (Feel the Magic: XY/XX) Commercial, Chokkan Hitofude (Polarium) Commercial, Pocket Monster Dash (Pokemon Dash) Commercial, Daigasso! Band Brothers Commercial, Donkey Kong Jungle Beat, Yoshi no Banyuu Inryoku (Yoshi's Universal Gravitation), Mario Party 6, Game Boy Wars Advance 1+2 (Advance Wars 1+2), Mario Tennis (Mario Power Tennis), Zelda no Densetsu : Fushigi no Boushi (The Legend of Zelda: The Minish Cap), Sūpā Robotto Taisen GC (Super Robot Wars GC), Kidou Senshi Gundam: Gundam vs. Z Gundam (Mobile Suit Gundam: Gundam vs. Zeta Gundam), Mario Party 6 (plays randomly on menu, but is not accessible from menu), Game Boy Wars Advance 1+2 (Advance Wars 1+2) (plays randomly on menu, but is not accessible from menu), (several duplicate or near-duplicate files on disk)" calcext:value-type="string">
            <text:p>NDS Multi-game Commercial (Kenshūi Tendo Doctor + Mr. Driller Drill Spirits + The Urbz: Sims in the City + Zunou ni Asekaku Game Series! Vol. 1 - Cool 104 Joker &amp; Setline + Zoo Keeper + Mahjong Taikai), Sawaru Made in Wario (WarioWare: Touched!) Commercial, Super Mario 64 DS Commercial, Kimi no Tame Nara Shineru (Feel the Magic: XY/XX) Commercial, Chokkan Hitofude (Polarium) Commercial, Pocket Monster Dash (Pokemon Dash) Commercial, Daigasso! Band Brothers Commercial, Donkey Kong Jungle Beat, Yoshi no Banyuu Inryoku (Yoshi's Universal Gravitation), Mario Party 6, Game Boy Wars Advance 1+2 (Advance Wars 1+2), Mario Tennis (Mario Power Tennis), Zelda no Densetsu : Fushigi no Boushi (The Legend of Zelda: The Minish Cap), Sūpā Robotto Taisen GC (Super Robot Wars GC), Kidou Senshi Gundam: Gundam vs. Z Gundam (Mobile Suit Gundam: Gundam vs. Zeta Gundam), Mario Party 6 (plays randomly on menu, but is not accessible from menu), Game Boy Wars Advance 1+2 (Advance Wars 1+2) (plays randomly on menu, but is not accessible from menu), (several duplicate or near-duplicate files on disk)</text:p>
          </table:table-cell>
        </table:table-row>
        <table:table-row table:style-name="ro1">
          <table:table-cell office:value-type="string" calcext:value-type="string">
            <text:p>Gekkan Nintendo Tentou Demo, JP 45</text:p>
          </table:table-cell>
          <table:table-cell table:formula="of:=[Discs.C118]" office:value-type="string" office:string-value="End Year 2004-2005 (Nenmatsunenshi-gou)" calcext:value-type="string">
            <text:p>End Year 2004-2005 (Nenmatsunenshi-gou)</text:p>
          </table:table-cell>
          <table:table-cell table:formula="of:=[Discs.D118]" office:value-type="string" office:string-value="D92J01" calcext:value-type="string">
            <text:p>D92J01</text:p>
          </table:table-cell>
          <table:table-cell table:formula="of:=[Discs.E118]" office:value-type="string" office:string-value="5-JP" calcext:value-type="string">
            <text:p>5-JP</text:p>
          </table:table-cell>
          <table:table-cell table:formula="of:=[Discs.F118]" office:value-type="string" office:string-value="NDS / Multi" calcext:value-type="string">
            <text:p>NDS / Multi</text:p>
          </table:table-cell>
          <table:table-cell table:formula="of:=COUNTA([Discs.G118:.N118])" office:value-type="float" office:value="4" calcext:value-type="float">
            <text:p>4</text:p>
          </table:table-cell>
          <table:table-cell table:formula="of:=COM.MICROSOFT.TEXTJOIN(&quot;, &quot;;1;[Discs.G118:.N118])" office:value-type="string" office:string-value="Mario Party 6, Mario Tennis (Mario Power Tennis), Zelda no Densetsu : Fushigi no Boushi (The Legend of Zelda: The Minish Cap) (GBA), Naruto: Gekitō Ninja Taisen! 3 (Naruto: Great Ninja Battle! 3)" calcext:value-type="string">
            <text:p>Mario Party 6, Mario Tennis (Mario Power Tennis), Zelda no Densetsu : Fushigi no Boushi (The Legend of Zelda: The Minish Cap) (GBA), Naruto: Gekitō Ninja Taisen! 3 (Naruto: Great Ninja Battle! 3)</text:p>
          </table:table-cell>
          <table:table-cell table:formula="of:=COUNTA([Discs.O118:.AH118])" office:value-type="float" office:value="17" calcext:value-type="float">
            <text:p>17</text:p>
          </table:table-cell>
          <table:table-cell table:formula="of:=COM.MICROSOFT.TEXTJOIN(&quot;, &quot;;1;[Discs.O118:.AM118])" office:value-type="string" office:string-value="NDS Multi-game Commercial, NDS Commercials + Pictochat, Puyo Pop Fever Commercial, Sawaru Made in Wario (WarioWare: Touched!) Commercial, Super Mario 64 DS Commercial, Kimi no Tame Nara Shineru (Feel the Magic: XY/XX) Commercial, Chokkan Hitofude (Polarium) Commercial, Pocket Monster Dash (Pokemon Dash) Commercial, Daigasso! Band Brothers Commercial, Donkey Kong Jungle Beat, Mario Party 6, Yoshi no Banyuu Inryoku (Yoshi's Universal Gravitation), Mario Tennis (Mario Power Tennis), Zelda no Densetsu : Fushigi no Boushi (The Legend of Zelda: The Minish Cap), Teiruzu obu za Waarudo: Narikiri Danjon 3 (Tales of the World: Narikiri Dungeon 3), Compilation of all trailers (plays randomly on menu, but is not accessible from menu), Biohazard 4 (Resident Evil 4) (plays randomly on menu, but is not accessible from menu)" calcext:value-type="string">
            <text:p>NDS Multi-game Commercial, NDS Commercials + Pictochat, Puyo Pop Fever Commercial, Sawaru Made in Wario (WarioWare: Touched!) Commercial, Super Mario 64 DS Commercial, Kimi no Tame Nara Shineru (Feel the Magic: XY/XX) Commercial, Chokkan Hitofude (Polarium) Commercial, Pocket Monster Dash (Pokemon Dash) Commercial, Daigasso! Band Brothers Commercial, Donkey Kong Jungle Beat, Mario Party 6, Yoshi no Banyuu Inryoku (Yoshi's Universal Gravitation), Mario Tennis (Mario Power Tennis), Zelda no Densetsu : Fushigi no Boushi (The Legend of Zelda: The Minish Cap), Teiruzu obu za Waarudo: Narikiri Danjon 3 (Tales of the World: Narikiri Dungeon 3), Compilation of all trailers (plays randomly on menu, but is not accessible from menu), Biohazard 4 (Resident Evil 4) (plays randomly on menu, but is not accessible from menu)</text:p>
          </table:table-cell>
        </table:table-row>
        <table:table-row table:style-name="ro1">
          <table:table-cell office:value-type="string" calcext:value-type="string">
            <text:p>Gekkan Nintendo Tentou Demo, JP 46</text:p>
          </table:table-cell>
          <table:table-cell table:formula="of:=[Discs.C119]" office:value-type="string" office:string-value="January 2005" calcext:value-type="string">
            <text:p>January 2005</text:p>
          </table:table-cell>
          <table:table-cell table:formula="of:=[Discs.D119]" office:value-type="string" office:string-value="D93J01" calcext:value-type="string">
            <text:p>D93J01</text:p>
          </table:table-cell>
          <table:table-cell table:formula="of:=[Discs.E119]" office:value-type="string" office:string-value="?" calcext:value-type="string">
            <text:p>?</text:p>
          </table:table-cell>
          <table:table-cell table:formula="of:=[Discs.F119]" office:value-type="string" office:string-value="?" calcext:value-type="string">
            <text:p>?</text:p>
          </table:table-cell>
          <table:table-cell table:formula="of:=COUNTA([Discs.G119:.N119])" office:value-type="float" office:value="1" calcext:value-type="float">
            <text:p>1</text:p>
          </table:table-cell>
          <table:table-cell table:formula="of:=COM.MICROSOFT.TEXTJOIN(&quot;, &quot;;1;[Discs.G119:.N119])" office:value-type="string" office:string-value="Naruto: Gekitō Ninja Taisen! 3 (Naruto: Clash of Ninja 3)" calcext:value-type="string">
            <text:p>Naruto: Gekitō Ninja Taisen! 3 (Naruto: Clash of Ninja 3)</text:p>
          </table:table-cell>
          <table:table-cell table:formula="of:=COUNTA([Discs.O119:.AH119])" office:value-type="float" office:value="6" calcext:value-type="float">
            <text:p>6</text:p>
          </table:table-cell>
          <table:table-cell table:formula="of:=COM.MICROSOFT.TEXTJOIN(&quot;, &quot;;1;[Discs.O119:.AM119])" office:value-type="string" office:string-value="Nintendogs, Catch! Touch! Yoshi! (Yoshi Touch &amp; Go), Mario Party Advance, Donkey Kong Jungle Beat, Yoshi’s Universal Gravitation (Yoshi Topsy-Turvy), Picto Chat" calcext:value-type="string">
            <text:p>Nintendogs, Catch! Touch! Yoshi! (Yoshi Touch &amp; Go), Mario Party Advance, Donkey Kong Jungle Beat, Yoshi’s Universal Gravitation (Yoshi Topsy-Turvy), Picto Chat</text:p>
          </table:table-cell>
        </table:table-row>
        <table:table-row table:style-name="ro1">
          <table:table-cell office:value-type="string" calcext:value-type="string">
            <text:p>Gekkan Nintendo Tentou Demo, JP 47</text:p>
          </table:table-cell>
          <table:table-cell table:formula="of:=[Discs.C120]" office:value-type="string" office:string-value="February 2005" calcext:value-type="string">
            <text:p>February 2005</text:p>
          </table:table-cell>
          <table:table-cell table:formula="of:=[Discs.D120]" office:value-type="string" office:string-value="D94J01" calcext:value-type="string">
            <text:p>D94J01</text:p>
          </table:table-cell>
          <table:table-cell table:formula="of:=[Discs.E120]" office:value-type="string" office:string-value="?" calcext:value-type="string">
            <text:p>?</text:p>
          </table:table-cell>
          <table:table-cell table:formula="of:=[Discs.F120]" office:value-type="string" office:string-value="?" calcext:value-type="string">
            <text:p>?</text:p>
          </table:table-cell>
          <table:table-cell table:formula="of:=COUNTA([Discs.G120:.N120])" office:value-type="float" office:value="2" calcext:value-type="float">
            <text:p>2</text:p>
          </table:table-cell>
          <table:table-cell table:formula="of:=COM.MICROSOFT.TEXTJOIN(&quot;, &quot;;1;[Discs.G120:.N120])" office:value-type="string" office:string-value="Star Fox Assault, Konjiki no Gash Bell!! Yūjō no Tag Battle Full Power (Zatch Bell! Mamodo Battles)" calcext:value-type="string">
            <text:p>Star Fox Assault, Konjiki no Gash Bell!! Yūjō no Tag Battle Full Power (Zatch Bell! Mamodo Battles)</text:p>
          </table:table-cell>
          <table:table-cell table:formula="of:=COUNTA([Discs.O120:.AH120])" office:value-type="float" office:value="12" calcext:value-type="float">
            <text:p>12</text:p>
          </table:table-cell>
          <table:table-cell table:formula="of:=COM.MICROSOFT.TEXTJOIN(&quot;, &quot;;1;[Discs.O120:.AM120])" office:value-type="string" office:string-value="NDS Soft Lineup, TVCM Catch! Touch! Yoshi!, Large Ensemble! Band Brothers, Star Fox Assault, Donkey Konga, TVCM Donkey Kong Jungle Beat, Konjiki no Gash Bell!! Yūjō no Tag Battle Full Power (Zatch Bell! Mamodo Battles), One Piece: Treasure Battle!, biohazard 4 (Resident Evil 4), Ranch Story Happy Poem, Millenium Family, Marty Party Advance" calcext:value-type="string">
            <text:p>NDS Soft Lineup, TVCM Catch! Touch! Yoshi!, Large Ensemble! Band Brothers, Star Fox Assault, Donkey Konga, TVCM Donkey Kong Jungle Beat, Konjiki no Gash Bell!! Yūjō no Tag Battle Full Power (Zatch Bell! Mamodo Battles), One Piece: Treasure Battle!, biohazard 4 (Resident Evil 4), Ranch Story Happy Poem, Millenium Family, Marty Party Advance</text:p>
          </table:table-cell>
        </table:table-row>
        <table:table-row table:style-name="ro1">
          <table:table-cell office:value-type="string" calcext:value-type="string">
            <text:p>Gekkan Nintendo Tentou Demo, JP 48</text:p>
          </table:table-cell>
          <table:table-cell table:formula="of:=[Discs.C121]" office:value-type="string" office:string-value="March 2005" calcext:value-type="string">
            <text:p>March 2005</text:p>
          </table:table-cell>
          <table:table-cell table:formula="of:=[Discs.D121]" office:value-type="string" office:string-value="D95J01" calcext:value-type="string">
            <text:p>D95J01</text:p>
          </table:table-cell>
          <table:table-cell table:formula="of:=[Discs.E121]" office:value-type="string" office:string-value="?" calcext:value-type="string">
            <text:p>?</text:p>
          </table:table-cell>
          <table:table-cell table:formula="of:=[Discs.F121]" office:value-type="string" office:string-value="?" calcext:value-type="string">
            <text:p>?</text:p>
          </table:table-cell>
          <table:table-cell table:formula="of:=COUNTA([Discs.G121:.N121])" office:value-type="float" office:value="1" calcext:value-type="float">
            <text:p>1</text:p>
          </table:table-cell>
          <table:table-cell table:formula="of:=COM.MICROSOFT.TEXTJOIN(&quot;, &quot;;1;[Discs.G121:.N121])" office:value-type="string" office:string-value="?" calcext:value-type="string">
            <text:p>?</text:p>
          </table:table-cell>
          <table:table-cell table:formula="of:=COUNTA([Discs.O121:.AH121])" office:value-type="float" office:value="0" calcext:value-type="float">
            <text:p>0</text:p>
          </table:table-cell>
          <table:table-cell table:formula="of:=COM.MICROSOFT.TEXTJOIN(&quot;, &quot;;1;[Discs.O121:.AM121])">
            <text:p/>
          </table:table-cell>
        </table:table-row>
        <table:table-row table:style-name="ro1">
          <table:table-cell office:value-type="string" calcext:value-type="string">
            <text:p>Gekkan Nintendo Tentou Demo, JP 49</text:p>
          </table:table-cell>
          <table:table-cell table:formula="of:=[Discs.C122]" office:value-type="string" office:string-value="April 2005" calcext:value-type="string">
            <text:p>April 2005</text:p>
          </table:table-cell>
          <table:table-cell table:formula="of:=[Discs.D122]" office:value-type="string" office:string-value="D96J01" calcext:value-type="string">
            <text:p>D96J01</text:p>
          </table:table-cell>
          <table:table-cell table:formula="of:=[Discs.E122]" office:value-type="string" office:string-value="?" calcext:value-type="string">
            <text:p>?</text:p>
          </table:table-cell>
          <table:table-cell table:formula="of:=[Discs.F122]" office:value-type="string" office:string-value="?" calcext:value-type="string">
            <text:p>?</text:p>
          </table:table-cell>
          <table:table-cell table:formula="of:=COUNTA([Discs.G122:.N122])" office:value-type="float" office:value="2" calcext:value-type="float">
            <text:p>2</text:p>
          </table:table-cell>
          <table:table-cell table:formula="of:=COM.MICROSOFT.TEXTJOIN(&quot;, &quot;;1;[Discs.G122:.N122])" office:value-type="string" office:string-value="Star Fox Assault, Naruto: Saikyō Ninja Daikesshu 2 (Naruto: Ninja Council 2) (GBA) ?" calcext:value-type="string">
            <text:p>Star Fox Assault, Naruto: Saikyō Ninja Daikesshu 2 (Naruto: Ninja Council 2) (GBA) ?</text:p>
          </table:table-cell>
          <table:table-cell table:formula="of:=COUNTA([Discs.O122:.AH122])" office:value-type="float" office:value="8" calcext:value-type="float">
            <text:p>8</text:p>
          </table:table-cell>
          <table:table-cell table:formula="of:=COM.MICROSOFT.TEXTJOIN(&quot;, &quot;;1;[Discs.O122:.AM122])" office:value-type="string" office:string-value="Touch! New Colors DS, NDS Touch! Lineup (Touch! Kirby [Kirby: Canvas Curse], PikuPiku: Toku to E Ninaru Mitsu no Puzzle [Pic Pic] (?), Meteos, Naruto: Saikyō Ninja Daikesshu 3 for DS ([Naruto: Great Council of the Strongest Ninja 3 for DS] [Naruto: Ninja Council 2 - European Version]), Yakuman DS [Mahjong], Bokujō Monogatari: Korobokkuru Sutēshon [Harvest Moon DS], Egg Monster Hero), Nintendogs, Electroplankton, Fire Emblem: Sōen no Kiseki (Fire Emblem: Path of Radiance), The Tower SP, Star Fox Assault, Naruto: Saikyō Ninja Daikesshu 2 (Naruto: Ninja Council 2) (GBA) ?" calcext:value-type="string">
            <text:p>Touch! New Colors DS, NDS Touch! Lineup (Touch! Kirby [Kirby: Canvas Curse], PikuPiku: Toku to E Ninaru Mitsu no Puzzle [Pic Pic] (?), Meteos, Naruto: Saikyō Ninja Daikesshu 3 for DS ([Naruto: Great Council of the Strongest Ninja 3 for DS] [Naruto: Ninja Council 2 - European Version]), Yakuman DS [Mahjong], Bokujō Monogatari: Korobokkuru Sutēshon [Harvest Moon DS], Egg Monster Hero), Nintendogs, Electroplankton, Fire Emblem: Sōen no Kiseki (Fire Emblem: Path of Radiance), The Tower SP, Star Fox Assault, Naruto: Saikyō Ninja Daikesshu 2 (Naruto: Ninja Council 2) (GBA) ?</text:p>
          </table:table-cell>
        </table:table-row>
        <table:table-row table:style-name="ro1">
          <table:table-cell office:value-type="string" calcext:value-type="string">
            <text:p>Gekkan Nintendo Tentou Demo, JP 50</text:p>
          </table:table-cell>
          <table:table-cell table:formula="of:=[Discs.C123]" office:value-type="string" office:string-value="May 2005" calcext:value-type="string">
            <text:p>May 2005</text:p>
          </table:table-cell>
          <table:table-cell table:formula="of:=[Discs.D123]" office:value-type="float" office:value="0" calcext:value-type="float">
            <text:p>0</text:p>
          </table:table-cell>
          <table:table-cell table:formula="of:=[Discs.E123]" office:value-type="string" office:string-value="?" calcext:value-type="string">
            <text:p>?</text:p>
          </table:table-cell>
          <table:table-cell table:formula="of:=[Discs.F123]" office:value-type="string" office:string-value="?" calcext:value-type="string">
            <text:p>?</text:p>
          </table:table-cell>
          <table:table-cell table:formula="of:=COUNTA([Discs.G123:.N123])" office:value-type="float" office:value="1" calcext:value-type="float">
            <text:p>1</text:p>
          </table:table-cell>
          <table:table-cell table:formula="of:=COM.MICROSOFT.TEXTJOIN(&quot;, &quot;;1;[Discs.G123:.N123])" office:value-type="string" office:string-value="?" calcext:value-type="string">
            <text:p>?</text:p>
          </table:table-cell>
          <table:table-cell table:formula="of:=COUNTA([Discs.O123:.AH123])" office:value-type="float" office:value="1" calcext:value-type="float">
            <text:p>1</text:p>
          </table:table-cell>
          <table:table-cell table:formula="of:=COM.MICROSOFT.TEXTJOIN(&quot;, &quot;;1;[Discs.O123:.AM123])" office:value-type="string" office:string-value="?" calcext:value-type="string">
            <text:p>?</text:p>
          </table:table-cell>
        </table:table-row>
        <table:table-row table:style-name="ro1">
          <table:table-cell office:value-type="string" calcext:value-type="string">
            <text:p>Gekkan Nintendo Tentou Demo, JP 51</text:p>
          </table:table-cell>
          <table:table-cell table:formula="of:=[Discs.C124]" office:value-type="string" office:string-value="June 2005" calcext:value-type="string">
            <text:p>June 2005</text:p>
          </table:table-cell>
          <table:table-cell table:formula="of:=[Discs.D124]" office:value-type="float" office:value="0" calcext:value-type="float">
            <text:p>0</text:p>
          </table:table-cell>
          <table:table-cell table:formula="of:=[Discs.E124]" office:value-type="string" office:string-value="?" calcext:value-type="string">
            <text:p>?</text:p>
          </table:table-cell>
          <table:table-cell table:formula="of:=[Discs.F124]" office:value-type="string" office:string-value="?" calcext:value-type="string">
            <text:p>?</text:p>
          </table:table-cell>
          <table:table-cell table:formula="of:=COUNTA([Discs.G124:.N124])" office:value-type="float" office:value="1" calcext:value-type="float">
            <text:p>1</text:p>
          </table:table-cell>
          <table:table-cell table:formula="of:=COM.MICROSOFT.TEXTJOIN(&quot;, &quot;;1;[Discs.G124:.N124])" office:value-type="string" office:string-value="?" calcext:value-type="string">
            <text:p>?</text:p>
          </table:table-cell>
          <table:table-cell table:formula="of:=COUNTA([Discs.O124:.AH124])" office:value-type="float" office:value="1" calcext:value-type="float">
            <text:p>1</text:p>
          </table:table-cell>
          <table:table-cell table:formula="of:=COM.MICROSOFT.TEXTJOIN(&quot;, &quot;;1;[Discs.O124:.AM124])" office:value-type="string" office:string-value="?" calcext:value-type="string">
            <text:p>?</text:p>
          </table:table-cell>
        </table:table-row>
        <table:table-row table:style-name="ro1">
          <table:table-cell office:value-type="string" calcext:value-type="string">
            <text:p>Gekkan Nintendo Tentou Demo, JP 52</text:p>
          </table:table-cell>
          <table:table-cell table:formula="of:=[Discs.C125]" office:value-type="string" office:string-value="July 2005" calcext:value-type="string">
            <text:p>July 2005</text:p>
          </table:table-cell>
          <table:table-cell table:formula="of:=[Discs.D125]" office:value-type="float" office:value="0" calcext:value-type="float">
            <text:p>0</text:p>
          </table:table-cell>
          <table:table-cell table:formula="of:=[Discs.E125]" office:value-type="string" office:string-value="?" calcext:value-type="string">
            <text:p>?</text:p>
          </table:table-cell>
          <table:table-cell table:formula="of:=[Discs.F125]" office:value-type="string" office:string-value="?" calcext:value-type="string">
            <text:p>?</text:p>
          </table:table-cell>
          <table:table-cell table:formula="of:=COUNTA([Discs.G125:.N125])" office:value-type="float" office:value="1" calcext:value-type="float">
            <text:p>1</text:p>
          </table:table-cell>
          <table:table-cell table:formula="of:=COM.MICROSOFT.TEXTJOIN(&quot;, &quot;;1;[Discs.G125:.N125])" office:value-type="string" office:string-value="?" calcext:value-type="string">
            <text:p>?</text:p>
          </table:table-cell>
          <table:table-cell table:formula="of:=COUNTA([Discs.O125:.AH125])" office:value-type="float" office:value="1" calcext:value-type="float">
            <text:p>1</text:p>
          </table:table-cell>
          <table:table-cell table:formula="of:=COM.MICROSOFT.TEXTJOIN(&quot;, &quot;;1;[Discs.O125:.AM125])" office:value-type="string" office:string-value="?" calcext:value-type="string">
            <text:p>?</text:p>
          </table:table-cell>
        </table:table-row>
        <table:table-row table:style-name="ro1">
          <table:table-cell office:value-type="string" calcext:value-type="string">
            <text:p>Gekkan Nintendo Tentou Demo, JP 53</text:p>
          </table:table-cell>
          <table:table-cell table:formula="of:=[Discs.C126]" office:value-type="string" office:string-value="August 2005" calcext:value-type="string">
            <text:p>August 2005</text:p>
          </table:table-cell>
          <table:table-cell table:formula="of:=[Discs.D126]" office:value-type="string" office:string-value="E22J01" calcext:value-type="string">
            <text:p>E22J01</text:p>
          </table:table-cell>
          <table:table-cell table:formula="of:=[Discs.E126]" office:value-type="string" office:string-value="?" calcext:value-type="string">
            <text:p>?</text:p>
          </table:table-cell>
          <table:table-cell table:formula="of:=[Discs.F126]" office:value-type="string" office:string-value="?" calcext:value-type="string">
            <text:p>?</text:p>
          </table:table-cell>
          <table:table-cell table:formula="of:=COUNTA([Discs.G126:.N126])" office:value-type="float" office:value="1" calcext:value-type="float">
            <text:p>1</text:p>
          </table:table-cell>
          <table:table-cell table:formula="of:=COM.MICROSOFT.TEXTJOIN(&quot;, &quot;;1;[Discs.G126:.N126])" office:value-type="string" office:string-value="?" calcext:value-type="string">
            <text:p>?</text:p>
          </table:table-cell>
          <table:table-cell table:formula="of:=COUNTA([Discs.O126:.AH126])" office:value-type="float" office:value="1" calcext:value-type="float">
            <text:p>1</text:p>
          </table:table-cell>
          <table:table-cell table:formula="of:=COM.MICROSOFT.TEXTJOIN(&quot;, &quot;;1;[Discs.O126:.AM126])" office:value-type="string" office:string-value="?" calcext:value-type="string">
            <text:p>?</text:p>
          </table:table-cell>
        </table:table-row>
        <table:table-row table:style-name="ro1">
          <table:table-cell office:value-type="string" calcext:value-type="string">
            <text:p>Gekkan Nintendo Tentou Demo, JP 54</text:p>
          </table:table-cell>
          <table:table-cell table:formula="of:=[Discs.C127]" office:value-type="string" office:string-value="September 2005" calcext:value-type="string">
            <text:p>September 2005</text:p>
          </table:table-cell>
          <table:table-cell table:formula="of:=[Discs.D127]" office:value-type="string" office:string-value="E23J01" calcext:value-type="string">
            <text:p>E23J01</text:p>
          </table:table-cell>
          <table:table-cell table:formula="of:=[Discs.E127]" office:value-type="string" office:string-value="?" calcext:value-type="string">
            <text:p>?</text:p>
          </table:table-cell>
          <table:table-cell table:formula="of:=[Discs.F127]" office:value-type="string" office:string-value="?" calcext:value-type="string">
            <text:p>?</text:p>
          </table:table-cell>
          <table:table-cell table:formula="of:=COUNTA([Discs.G127:.N127])" office:value-type="float" office:value="1" calcext:value-type="float">
            <text:p>1</text:p>
          </table:table-cell>
          <table:table-cell table:formula="of:=COM.MICROSOFT.TEXTJOIN(&quot;, &quot;;1;[Discs.G127:.N127])" office:value-type="string" office:string-value="?" calcext:value-type="string">
            <text:p>?</text:p>
          </table:table-cell>
          <table:table-cell table:formula="of:=COUNTA([Discs.O127:.AH127])" office:value-type="float" office:value="1" calcext:value-type="float">
            <text:p>1</text:p>
          </table:table-cell>
          <table:table-cell table:formula="of:=COM.MICROSOFT.TEXTJOIN(&quot;, &quot;;1;[Discs.O127:.AM127])" office:value-type="string" office:string-value="?" calcext:value-type="string">
            <text:p>?</text:p>
          </table:table-cell>
        </table:table-row>
        <table:table-row table:style-name="ro1">
          <table:table-cell office:value-type="string" calcext:value-type="string">
            <text:p>Gekkan Nintendo Tentou Demo, JP 55</text:p>
          </table:table-cell>
          <table:table-cell table:formula="of:=[Discs.C128]" office:value-type="string" office:string-value="October 2005" calcext:value-type="string">
            <text:p>October 2005</text:p>
          </table:table-cell>
          <table:table-cell table:formula="of:=[Discs.D128]" office:value-type="string" office:string-value="E24J01" calcext:value-type="string">
            <text:p>E24J01</text:p>
          </table:table-cell>
          <table:table-cell table:formula="of:=[Discs.E128]" office:value-type="string" office:string-value="6-JP" calcext:value-type="string">
            <text:p>6-JP</text:p>
          </table:table-cell>
          <table:table-cell table:formula="of:=[Discs.F128]" office:value-type="string" office:string-value="DS / Micro" calcext:value-type="string">
            <text:p>DS / Micro</text:p>
          </table:table-cell>
          <table:table-cell table:formula="of:=COUNTA([Discs.G128:.N128])" office:value-type="float" office:value="1" calcext:value-type="float">
            <text:p>1</text:p>
          </table:table-cell>
          <table:table-cell table:formula="of:=COM.MICROSOFT.TEXTJOIN(&quot;, &quot;;1;[Discs.G128:.N128])" office:value-type="string" office:string-value="Zoids: Full Metal Crash" calcext:value-type="string">
            <text:p>Zoids: Full Metal Crash</text:p>
          </table:table-cell>
          <table:table-cell table:formula="of:=COUNTA([Discs.O128:.AH128])" office:value-type="float" office:value="13" calcext:value-type="float">
            <text:p>13</text:p>
          </table:table-cell>
          <table:table-cell table:formula="of:=COM.MICROSOFT.TEXTJOIN(&quot;, &quot;;1;[Discs.O128:.AM128])" office:value-type="string" office:string-value="NDS Lineup, Otona no DS Golf; DS Golf for Adults (True Swing Golf), NDS Touch! Lineup, Tohoku University Future Technology Research Center Professor and Supervisor Ryuta Kawashima's Train Your Brain DS Training For Adults (Brain Age: Train Your Brain in Minutes a Day!), Daredemo Asobi Taizen (Clubhouse Games), Assault!! Famicom Wars (Battalion Wars), Tsuukin Hitofude (Polarium Advance), Screw Breaker: Goushin Dorirurero (Drill Dozer), Zoids: Full Metal Crash, Mario Tennis (Mario Power Tennis), Game Boy Micro, Happy! Mario 20th, Screw Breaker: Goushin Dorirurero (Drill Dozer) Commercial (plays randomly on menu, but is not accessible from menu)" calcext:value-type="string">
            <text:p>NDS Lineup, Otona no DS Golf; DS Golf for Adults (True Swing Golf), NDS Touch! Lineup, Tohoku University Future Technology Research Center Professor and Supervisor Ryuta Kawashima's Train Your Brain DS Training For Adults (Brain Age: Train Your Brain in Minutes a Day!), Daredemo Asobi Taizen (Clubhouse Games), Assault!! Famicom Wars (Battalion Wars), Tsuukin Hitofude (Polarium Advance), Screw Breaker: Goushin Dorirurero (Drill Dozer), Zoids: Full Metal Crash, Mario Tennis (Mario Power Tennis), Game Boy Micro, Happy! Mario 20th, Screw Breaker: Goushin Dorirurero (Drill Dozer) Commercial (plays randomly on menu, but is not accessible from menu)</text:p>
          </table:table-cell>
        </table:table-row>
        <table:table-row table:style-name="ro1">
          <table:table-cell office:value-type="string" calcext:value-type="string">
            <text:p>Gekkan Nintendo Tentou Demo, JP 56</text:p>
          </table:table-cell>
          <table:table-cell table:formula="of:=[Discs.C129]" office:value-type="string" office:string-value="November 2005" calcext:value-type="string">
            <text:p>November 2005</text:p>
          </table:table-cell>
          <table:table-cell table:formula="of:=[Discs.D129]" office:value-type="string" office:string-value="E25J01" calcext:value-type="string">
            <text:p>E25J01</text:p>
          </table:table-cell>
          <table:table-cell table:formula="of:=[Discs.E129]" office:value-type="string" office:string-value="?" calcext:value-type="string">
            <text:p>?</text:p>
          </table:table-cell>
          <table:table-cell table:formula="of:=[Discs.F129]" office:value-type="string" office:string-value="?" calcext:value-type="string">
            <text:p>?</text:p>
          </table:table-cell>
          <table:table-cell table:formula="of:=COUNTA([Discs.G129:.N129])" office:value-type="float" office:value="3" calcext:value-type="float">
            <text:p>3</text:p>
          </table:table-cell>
          <table:table-cell table:formula="of:=COM.MICROSOFT.TEXTJOIN(&quot;, &quot;;1;[Discs.G129:.N129])" office:value-type="string" office:string-value="Mario Party 7, SD Gundam Gashapon Wars, Naruto: Gekitō Ninja Taisen! 4 (Naruto: Great Ninja Battle! 4)" calcext:value-type="string">
            <text:p>Mario Party 7, SD Gundam Gashapon Wars, Naruto: Gekitō Ninja Taisen! 4 (Naruto: Great Ninja Battle! 4)</text:p>
          </table:table-cell>
          <table:table-cell table:formula="of:=COUNTA([Discs.O129:.AH129])" office:value-type="float" office:value="13" calcext:value-type="float">
            <text:p>13</text:p>
          </table:table-cell>
          <table:table-cell table:formula="of:=COM.MICROSOFT.TEXTJOIN(&quot;, &quot;;1;[Discs.O129:.AM129])" office:value-type="string" office:string-value="Dōbutsu no Mori Prasu (Animal Crossing), Mario Kart DS, Touch! Generations Tohoku University Future Technology Research Center Professor and Supervisor Ryuta Kawashima's More Train Your Brain DS Training for Adults (Brain Age 2: More Training in Minutes a Day!), Yawaraka Atama Juku // Soft Head Academy (Big Brain Academy), DS Golf for Adults (True Swing Golf), 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 Harry Potter and the Goblet of Fire DS, Assault!! Famicom Wars (Battalion Wars), SD Gundam Gashapon Wars, Naruto: Gekitō Ninja Taisen! 4 (Naruto: Great Ninja Battle! 4), SSX on Tour with Mario (SSX on Tour), Harry Potter and the Goblet of Fire, Super Donkey Kong Country 3" calcext:value-type="string">
            <text:p>Dōbutsu no Mori Prasu (Animal Crossing), Mario Kart DS, Touch! Generations Tohoku University Future Technology Research Center Professor and Supervisor Ryuta Kawashima's More Train Your Brain DS Training for Adults (Brain Age 2: More Training in Minutes a Day!), Yawaraka Atama Juku // Soft Head Academy (Big Brain Academy), DS Golf for Adults (True Swing Golf), 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 Harry Potter and the Goblet of Fire DS, Assault!! Famicom Wars (Battalion Wars), SD Gundam Gashapon Wars, Naruto: Gekitō Ninja Taisen! 4 (Naruto: Great Ninja Battle! 4), SSX on Tour with Mario (SSX on Tour), Harry Potter and the Goblet of Fire, Super Donkey Kong Country 3</text:p>
          </table:table-cell>
        </table:table-row>
        <table:table-row table:style-name="ro1">
          <table:table-cell office:value-type="string" calcext:value-type="string">
            <text:p>Gekkan Nintendo Tentou Demo, JP 57</text:p>
          </table:table-cell>
          <table:table-cell table:formula="of:=[Discs.C130]" office:value-type="string" office:string-value="November 2005 (revised)" calcext:value-type="string">
            <text:p>November 2005 (revised)</text:p>
          </table:table-cell>
          <table:table-cell table:formula="of:=[Discs.D130]" office:value-type="string" office:string-value="E25J01-01" calcext:value-type="string">
            <text:p>E25J01-01</text:p>
          </table:table-cell>
          <table:table-cell table:formula="of:=[Discs.E130]" office:value-type="string" office:string-value="?" calcext:value-type="string">
            <text:p>?</text:p>
          </table:table-cell>
          <table:table-cell table:formula="of:=[Discs.F130]" office:value-type="string" office:string-value="?" calcext:value-type="string">
            <text:p>?</text:p>
          </table:table-cell>
          <table:table-cell table:formula="of:=COUNTA([Discs.G130:.N130])" office:value-type="float" office:value="3" calcext:value-type="float">
            <text:p>3</text:p>
          </table:table-cell>
          <table:table-cell table:formula="of:=COM.MICROSOFT.TEXTJOIN(&quot;, &quot;;1;[Discs.G130:.N130])" office:value-type="string" office:string-value="Mario Party 7, SD Gundam Gashapon Wars, Naruto: Gekitō Ninja Taisen! 4 (Naruto: Great Ninja Battle! 4)" calcext:value-type="string">
            <text:p>Mario Party 7, SD Gundam Gashapon Wars, Naruto: Gekitō Ninja Taisen! 4 (Naruto: Great Ninja Battle! 4)</text:p>
          </table:table-cell>
          <table:table-cell table:formula="of:=COUNTA([Discs.O130:.AH130])" office:value-type="float" office:value="13" calcext:value-type="float">
            <text:p>13</text:p>
          </table:table-cell>
          <table:table-cell table:formula="of:=COM.MICROSOFT.TEXTJOIN(&quot;, &quot;;1;[Discs.O130:.AM130])" office:value-type="string" office:string-value="Dōbutsu no Mori Prasu (Animal Crossing), Mario Kart DS, Touch! Generations Tohoku University Future Technology Research Center Professor and Supervisor Ryuta Kawashima's More Train Your Brain DS Training for Adults (Brain Age 2: More Training in Minutes a Day!), Yawaraka Atama Juku // Soft Head Academy (Big Brain Academy), DS Golf for Adults (True Swing Golf), 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 Harry Potter and the Goblet of Fire DS, Assault!! Famicom Wars (Battalion Wars), SD Gundam Gashapon Wars, Naruto: Gekitō Ninja Taisen! 4 (Naruto: Great Ninja Battle! 4), SSX on Tour with Mario (SSX on Tour), Harry Potter and the Goblet of Fire, Super Donkey Kong Country 3" calcext:value-type="string">
            <text:p>Dōbutsu no Mori Prasu (Animal Crossing), Mario Kart DS, Touch! Generations Tohoku University Future Technology Research Center Professor and Supervisor Ryuta Kawashima's More Train Your Brain DS Training for Adults (Brain Age 2: More Training in Minutes a Day!), Yawaraka Atama Juku // Soft Head Academy (Big Brain Academy), DS Golf for Adults (True Swing Golf), DS Soft Lineup: Pokémon Mystery Dungeon: Blue Red Rescue Team, Tottoko Hamtaro: Nazo Nazo Q Kumonoue no ? Jou (Hamtaro Nazo Nazo Q), Pokémon Torōze (Pokémon Trozei!), Super Princess Peach, Sonic Rush, Slime MoriMori Dragon Quest 2: Daisensha to Shippo Dan // Tank and Tail Team (Dragon Quest Heroes: Rocket Slime), Dragon Ball Z: Buyū Retsuden (Dragon Ball Z: L'Appel du Destin [Dragon Ball Z: The Call of Destiny]), Power Pro Kun Pocket 8), Harry Potter and the Goblet of Fire DS, Assault!! Famicom Wars (Battalion Wars), SD Gundam Gashapon Wars, Naruto: Gekitō Ninja Taisen! 4 (Naruto: Great Ninja Battle! 4), SSX on Tour with Mario (SSX on Tour), Harry Potter and the Goblet of Fire, Super Donkey Kong Country 3</text:p>
          </table:table-cell>
        </table:table-row>
        <table:table-row table:style-name="ro1">
          <table:table-cell office:value-type="string" calcext:value-type="string">
            <text:p>Gekkan Nintendo Tentou Demo, JP 58</text:p>
          </table:table-cell>
          <table:table-cell table:formula="of:=[Discs.C131]" office:value-type="string" office:string-value="December 2005" calcext:value-type="string">
            <text:p>December 2005</text:p>
          </table:table-cell>
          <table:table-cell table:formula="of:=[Discs.D131]" office:value-type="string" office:string-value="E26J01" calcext:value-type="string">
            <text:p>E26J01</text:p>
          </table:table-cell>
          <table:table-cell table:formula="of:=[Discs.E131]" office:value-type="string" office:string-value="?" calcext:value-type="string">
            <text:p>?</text:p>
          </table:table-cell>
          <table:table-cell table:formula="of:=[Discs.F131]" office:value-type="string" office:string-value="?" calcext:value-type="string">
            <text:p>?</text:p>
          </table:table-cell>
          <table:table-cell table:formula="of:=COUNTA([Discs.G131:.N131])" office:value-type="float" office:value="1" calcext:value-type="float">
            <text:p>1</text:p>
          </table:table-cell>
          <table:table-cell table:formula="of:=COM.MICROSOFT.TEXTJOIN(&quot;, &quot;;1;[Discs.G131:.N131])" office:value-type="string" office:string-value="?" calcext:value-type="string">
            <text:p>?</text:p>
          </table:table-cell>
          <table:table-cell table:formula="of:=COUNTA([Discs.O131:.AH131])" office:value-type="float" office:value="1" calcext:value-type="float">
            <text:p>1</text:p>
          </table:table-cell>
          <table:table-cell table:formula="of:=COM.MICROSOFT.TEXTJOIN(&quot;, &quot;;1;[Discs.O131:.AM131])" office:value-type="string" office:string-value="?" calcext:value-type="string">
            <text:p>?</text:p>
          </table:table-cell>
        </table:table-row>
        <table:table-row table:style-name="ro1">
          <table:table-cell office:value-type="string" calcext:value-type="string">
            <text:p>Gekkan Nintendo Tentou Demo, JP 59</text:p>
          </table:table-cell>
          <table:table-cell table:formula="of:=[Discs.C132]" office:value-type="string" office:string-value="January 2006" calcext:value-type="string">
            <text:p>January 2006</text:p>
          </table:table-cell>
          <table:table-cell table:formula="of:=[Discs.D132]" office:value-type="string" office:string-value="E27J01" calcext:value-type="string">
            <text:p>E27J01</text:p>
          </table:table-cell>
          <table:table-cell table:formula="of:=[Discs.E132]" office:value-type="string" office:string-value="6-JP" calcext:value-type="string">
            <text:p>6-JP</text:p>
          </table:table-cell>
          <table:table-cell table:formula="of:=[Discs.F132]" office:value-type="string" office:string-value="DS Training" calcext:value-type="string">
            <text:p>DS Training</text:p>
          </table:table-cell>
          <table:table-cell table:formula="of:=COUNTA([Discs.G132:.N132])" office:value-type="float" office:value="3" calcext:value-type="float">
            <text:p>3</text:p>
          </table:table-cell>
          <table:table-cell table:formula="of:=COM.MICROSOFT.TEXTJOIN(&quot;, &quot;;1;[Discs.G132:.N132])" office:value-type="string" office:string-value="Super Mario Strikers, Bleach GC: Tasogare Ni Mamieru Shinigami, Naruto: Gekitō Ninja Taisen! 4 (Naruto: Great Ninja Battle! 4)" calcext:value-type="string">
            <text:p>Super Mario Strikers, Bleach GC: Tasogare Ni Mamieru Shinigami, Naruto: Gekitō Ninja Taisen! 4 (Naruto: Great Ninja Battle! 4)</text:p>
          </table:table-cell>
          <table:table-cell table:formula="of:=COUNTA([Discs.O132:.AH132])" office:value-type="float" office:value="19" calcext:value-type="float">
            <text:p>19</text:p>
          </table:table-cell>
          <table:table-cell table:formula="of:=COM.MICROSOFT.TEXTJOIN(&quot;, &quot;;1;[Discs.O132:.AM132])" office:value-type="string" office:string-value="Touch! Generations, Tohoku Daigaku Mirai Kagaku Gijutsu Kyoudou Kenkyuu Center - Kawashima Ryuuta Kyouju Kanshuu - Motto Nou o Kitaeru Otona no DS Training, Eigo ga Nigate na Otona no DS Training: Motto Eigo Dzuke (Practice English!), Daredemo Asobi Taizen (Clubhouse Games), DS Rakubiki Jiten, Yawaraka Atama Juku // Soft Head Academy (Big Brain Academy), Electroplankton, Nintendogs, Mario &amp; Luigi RPG 2x2 (Mario &amp; Luigi: Partners in Time), Eyeshield 21: MAX Devil Power, Metroid Prime Pinball, Lost Magic, Yakitate!! Japan - Game Ichigou - Choujou Kessen!! Pantasic Grand Prix!, Densetsu no Quiz-ou Kettei-sen, Konjiki no Gash Bell!! Go! Go! Mamono Fight!!, SD Gundam Gashapon Wars, Super Mario Strikers, Mario Kart DS, Mario Party 7" calcext:value-type="string">
            <text:p>Touch! Generations, Tohoku Daigaku Mirai Kagaku Gijutsu Kyoudou Kenkyuu Center - Kawashima Ryuuta Kyouju Kanshuu - Motto Nou o Kitaeru Otona no DS Training, Eigo ga Nigate na Otona no DS Training: Motto Eigo Dzuke (Practice English!), Daredemo Asobi Taizen (Clubhouse Games), DS Rakubiki Jiten, Yawaraka Atama Juku // Soft Head Academy (Big Brain Academy), Electroplankton, Nintendogs, Mario &amp; Luigi RPG 2x2 (Mario &amp; Luigi: Partners in Time), Eyeshield 21: MAX Devil Power, Metroid Prime Pinball, Lost Magic, Yakitate!! Japan - Game Ichigou - Choujou Kessen!! Pantasic Grand Prix!, Densetsu no Quiz-ou Kettei-sen, Konjiki no Gash Bell!! Go! Go! Mamono Fight!!, SD Gundam Gashapon Wars, Super Mario Strikers, Mario Kart DS, Mario Party 7</text:p>
          </table:table-cell>
        </table:table-row>
        <table:table-row table:style-name="ro1">
          <table:table-cell office:value-type="string" calcext:value-type="string">
            <text:p>Gekkan Nintendo Tentou Demo, JP 60</text:p>
          </table:table-cell>
          <table:table-cell table:formula="of:=[Discs.C133]" office:value-type="string" office:string-value="February 2006" calcext:value-type="string">
            <text:p>February 2006</text:p>
          </table:table-cell>
          <table:table-cell table:formula="of:=[Discs.D133]" office:value-type="float" office:value="0" calcext:value-type="float">
            <text:p>0</text:p>
          </table:table-cell>
          <table:table-cell table:formula="of:=[Discs.E133]" office:value-type="string" office:string-value="?" calcext:value-type="string">
            <text:p>?</text:p>
          </table:table-cell>
          <table:table-cell table:formula="of:=[Discs.F133]" office:value-type="string" office:string-value="?" calcext:value-type="string">
            <text:p>?</text:p>
          </table:table-cell>
          <table:table-cell table:formula="of:=COUNTA([Discs.G133:.N133])" office:value-type="float" office:value="1" calcext:value-type="float">
            <text:p>1</text:p>
          </table:table-cell>
          <table:table-cell table:formula="of:=COM.MICROSOFT.TEXTJOIN(&quot;, &quot;;1;[Discs.G133:.N133])" office:value-type="string" office:string-value="?" calcext:value-type="string">
            <text:p>?</text:p>
          </table:table-cell>
          <table:table-cell table:formula="of:=COUNTA([Discs.O133:.AH133])" office:value-type="float" office:value="1" calcext:value-type="float">
            <text:p>1</text:p>
          </table:table-cell>
          <table:table-cell table:formula="of:=COM.MICROSOFT.TEXTJOIN(&quot;, &quot;;1;[Discs.O133:.AM133])" office:value-type="string" office:string-value="?" calcext:value-type="string">
            <text:p>?</text:p>
          </table:table-cell>
        </table:table-row>
        <table:table-row table:style-name="ro1">
          <table:table-cell office:value-type="string" calcext:value-type="string">
            <text:p>Gekkan Nintendo Tentou Demo, JP 61</text:p>
          </table:table-cell>
          <table:table-cell table:formula="of:=[Discs.C134]" office:value-type="string" office:string-value="April 2006" calcext:value-type="string">
            <text:p>April 2006</text:p>
          </table:table-cell>
          <table:table-cell table:formula="of:=[Discs.D134]" office:value-type="string" office:string-value="E32J01" calcext:value-type="string">
            <text:p>E32J01</text:p>
          </table:table-cell>
          <table:table-cell table:formula="of:=[Discs.E134]" office:value-type="string" office:string-value="6-JP" calcext:value-type="string">
            <text:p>6-JP</text:p>
          </table:table-cell>
          <table:table-cell table:formula="of:=[Discs.F134]" office:value-type="string" office:string-value="DS / Mother 3" calcext:value-type="string">
            <text:p>DS / Mother 3</text:p>
          </table:table-cell>
          <table:table-cell table:formula="of:=COUNTA([Discs.G134:.N134])" office:value-type="float" office:value="1" calcext:value-type="float">
            <text:p>1</text:p>
          </table:table-cell>
          <table:table-cell table:formula="of:=COM.MICROSOFT.TEXTJOIN(&quot;, &quot;;1;[Discs.G134:.N134])" office:value-type="string" office:string-value="Sonic Riders" calcext:value-type="string">
            <text:p>Sonic Riders</text:p>
          </table:table-cell>
          <table:table-cell table:formula="of:=COUNTA([Discs.O134:.AH134])" office:value-type="float" office:value="10" calcext:value-type="float">
            <text:p>10</text:p>
          </table:table-cell>
          <table:table-cell table:formula="of:=COM.MICROSOFT.TEXTJOIN(&quot;, &quot;;1;[Discs.O134:.AM134])" office:value-type="string" office:string-value="Kanji Sonomama Rakubiki Jiten DS (Kanji as it is DS Easy Dictionary), Tetris DS, NDS Lineup Type A + Type B (Densetsu no Stafy 4 (The Legendary Starfy) + Shunkan Puzzloop (Magnetica) + Tales of the Tempest + Xenosaga I &amp; II + Naruto Shippuden: Ninja Council 4 + Seiken Densetsu DS: Children of Mana (Children of Mana) + Contact), Pokémon Mystery Dungeon: Blue Rescue Team, Pikachu The Movie, Tenchu Dark Shadow (Tenchu: Dark Secret), Odama, Mother 3, Eyeshield 21: DevilBats DevilDays, Eigo ga Nigate na Otona no DS Training: Motto Eigo Dzuke (Practice English!) (plays randomly on menu, but is not accessible from menu)" calcext:value-type="string">
            <text:p>Kanji Sonomama Rakubiki Jiten DS (Kanji as it is DS Easy Dictionary), Tetris DS, NDS Lineup Type A + Type B (Densetsu no Stafy 4 (The Legendary Starfy) + Shunkan Puzzloop (Magnetica) + Tales of the Tempest + Xenosaga I &amp; II + Naruto Shippuden: Ninja Council 4 + Seiken Densetsu DS: Children of Mana (Children of Mana) + Contact), Pokémon Mystery Dungeon: Blue Rescue Team, Pikachu The Movie, Tenchu Dark Shadow (Tenchu: Dark Secret), Odama, Mother 3, Eyeshield 21: DevilBats DevilDays, Eigo ga Nigate na Otona no DS Training: Motto Eigo Dzuke (Practice English!) (plays randomly on menu, but is not accessible from menu)</text:p>
          </table:table-cell>
        </table:table-row>
        <table:table-row table:style-name="ro1">
          <table:table-cell office:value-type="string" calcext:value-type="string">
            <text:p>Gekkan Nintendo Tentou Demo, JP 62</text:p>
          </table:table-cell>
          <table:table-cell table:formula="of:=[Discs.C135]" office:value-type="string" office:string-value="May 2006" calcext:value-type="string">
            <text:p>May 2006</text:p>
          </table:table-cell>
          <table:table-cell table:formula="of:=[Discs.D135]" office:value-type="string" office:string-value="E33J01" calcext:value-type="string">
            <text:p>E33J01</text:p>
          </table:table-cell>
          <table:table-cell table:formula="of:=[Discs.E135]" office:value-type="string" office:string-value="?" calcext:value-type="string">
            <text:p>?</text:p>
          </table:table-cell>
          <table:table-cell table:formula="of:=[Discs.F135]" office:value-type="string" office:string-value="?" calcext:value-type="string">
            <text:p>?</text:p>
          </table:table-cell>
          <table:table-cell table:formula="of:=COUNTA([Discs.G135:.N135])" office:value-type="float" office:value="1" calcext:value-type="float">
            <text:p>1</text:p>
          </table:table-cell>
          <table:table-cell table:formula="of:=COM.MICROSOFT.TEXTJOIN(&quot;, &quot;;1;[Discs.G135:.N135])" office:value-type="string" office:string-value="?" calcext:value-type="string">
            <text:p>?</text:p>
          </table:table-cell>
          <table:table-cell table:formula="of:=COUNTA([Discs.O135:.AH135])" office:value-type="float" office:value="1" calcext:value-type="float">
            <text:p>1</text:p>
          </table:table-cell>
          <table:table-cell table:formula="of:=COM.MICROSOFT.TEXTJOIN(&quot;, &quot;;1;[Discs.O135:.AM135])" office:value-type="string" office:string-value="?" calcext:value-type="string">
            <text:p>?</text:p>
          </table:table-cell>
        </table:table-row>
        <table:table-row table:style-name="ro1">
          <table:table-cell office:value-type="string" calcext:value-type="string">
            <text:p>Gekkan Nintendo Tentou Demo, JP 63</text:p>
          </table:table-cell>
          <table:table-cell table:formula="of:=[Discs.C136]" office:value-type="string" office:string-value="June 2006" calcext:value-type="string">
            <text:p>June 2006</text:p>
          </table:table-cell>
          <table:table-cell table:formula="of:=[Discs.D136]" office:value-type="string" office:string-value="E34J01" calcext:value-type="string">
            <text:p>E34J01</text:p>
          </table:table-cell>
          <table:table-cell table:formula="of:=[Discs.E136]" office:value-type="string" office:string-value="6-JP" calcext:value-type="string">
            <text:p>6-JP</text:p>
          </table:table-cell>
          <table:table-cell table:formula="of:=[Discs.F136]" office:value-type="string" office:string-value="New Super Mario Bros." calcext:value-type="string">
            <text:p>New Super Mario Bros.</text:p>
          </table:table-cell>
          <table:table-cell table:formula="of:=COUNTA([Discs.G136:.N136])" office:value-type="float" office:value="1" calcext:value-type="float">
            <text:p>1</text:p>
          </table:table-cell>
          <table:table-cell table:formula="of:=COM.MICROSOFT.TEXTJOIN(&quot;, &quot;;1;[Discs.G136:.N136])" office:value-type="string" office:string-value="Movies only – &gt;" calcext:value-type="string">
            <text:p>Movies only – &gt;</text:p>
          </table:table-cell>
          <table:table-cell table:formula="of:=COUNTA([Discs.O136:.AH136])" office:value-type="float" office:value="6" calcext:value-type="float">
            <text:p>6</text:p>
          </table:table-cell>
          <table:table-cell table:formula="of:=COM.MICROSOFT.TEXTJOIN(&quot;, &quot;;1;[Discs.O136:.AM136])" office:value-type="string" office:string-value="New Super Mario Bros., Tetris DS, Tabi no Yubisashi Kaiwachō DS (DS Series 1-5 Thai, Chugoku, Kankoku, America, Deutsch) (The Original “Point-and-Speak” Phrasebook), Eigo ga Nigate na Otona no DS Training: Motto Eigo Dzuke (Practice English!), NDS Lineup (Metroid Prime Hunters, magica vacation rpg game, Touch Panic, same drawing game, digimon,  , Mother 3" calcext:value-type="string">
            <text:p>New Super Mario Bros., Tetris DS, Tabi no Yubisashi Kaiwachō DS (DS Series 1-5 Thai, Chugoku, Kankoku, America, Deutsch) (The Original “Point-and-Speak” Phrasebook), Eigo ga Nigate na Otona no DS Training: Motto Eigo Dzuke (Practice English!), NDS Lineup (Metroid Prime Hunters, magica vacation rpg game, Touch Panic, same drawing game, digimon, <text:s/>, Mother 3</text:p>
          </table:table-cell>
        </table:table-row>
        <table:table-row table:style-name="ro1">
          <table:table-cell office:value-type="string" calcext:value-type="string">
            <text:p>Gekkan Nintendo Tentou Demo, JP 64</text:p>
          </table:table-cell>
          <table:table-cell table:formula="of:=[Discs.C137]" office:value-type="string" office:string-value="July 2006" calcext:value-type="string">
            <text:p>July 2006</text:p>
          </table:table-cell>
          <table:table-cell table:formula="of:=[Discs.D137]" office:value-type="string" office:string-value="E35J01" calcext:value-type="string">
            <text:p>E35J01</text:p>
          </table:table-cell>
          <table:table-cell table:formula="of:=[Discs.E137]" office:value-type="string" office:string-value="?" calcext:value-type="string">
            <text:p>?</text:p>
          </table:table-cell>
          <table:table-cell table:formula="of:=[Discs.F137]" office:value-type="string" office:string-value="?" calcext:value-type="string">
            <text:p>?</text:p>
          </table:table-cell>
          <table:table-cell table:formula="of:=COUNTA([Discs.G137:.N137])" office:value-type="float" office:value="1" calcext:value-type="float">
            <text:p>1</text:p>
          </table:table-cell>
          <table:table-cell table:formula="of:=COM.MICROSOFT.TEXTJOIN(&quot;, &quot;;1;[Discs.G137:.N137])" office:value-type="string" office:string-value="?" calcext:value-type="string">
            <text:p>?</text:p>
          </table:table-cell>
          <table:table-cell table:formula="of:=COUNTA([Discs.O137:.AH137])" office:value-type="float" office:value="8" calcext:value-type="float">
            <text:p>8</text:p>
          </table:table-cell>
          <table:table-cell table:formula="of:=COM.MICROSOFT.TEXTJOIN(&quot;, &quot;;1;[Discs.O137:.AM137])" office:value-type="string" office:string-value="Shaberu! DS Oryouri Navi, New Super Mario Bros, Tabi no Yubisashi Kaiwachou DS, Kanji Sonomama - DS Rakubiki Jiten, Tetris DS, Sudoku, Eigo Zuke / Motto Nou o Kitaeru Otona no DS Training, bit Generations" calcext:value-type="string">
            <text:p>Shaberu! DS Oryouri Navi, New Super Mario Bros, Tabi no Yubisashi Kaiwachou DS, Kanji Sonomama - DS Rakubiki Jiten, Tetris DS, Sudoku, Eigo Zuke / Motto Nou o Kitaeru Otona no DS Training, bit Generations</text:p>
          </table:table-cell>
        </table:table-row>
        <table:table-row table:style-name="ro1">
          <table:table-cell office:value-type="string" calcext:value-type="string">
            <text:p>Gekkan Nintendo Tentou Demo, JP 65</text:p>
          </table:table-cell>
          <table:table-cell table:formula="of:=[Discs.C138]" office:value-type="string" office:string-value="August 2006" calcext:value-type="string">
            <text:p>August 2006</text:p>
          </table:table-cell>
          <table:table-cell table:formula="of:=[Discs.D138]" office:value-type="string" office:string-value="E36J01" calcext:value-type="string">
            <text:p>E36J01</text:p>
          </table:table-cell>
          <table:table-cell table:formula="of:=[Discs.E138]" office:value-type="string" office:string-value="?" calcext:value-type="string">
            <text:p>?</text:p>
          </table:table-cell>
          <table:table-cell table:formula="of:=[Discs.F138]" office:value-type="string" office:string-value="?" calcext:value-type="string">
            <text:p>?</text:p>
          </table:table-cell>
          <table:table-cell table:formula="of:=COUNTA([Discs.G138:.N138])" office:value-type="float" office:value="1" calcext:value-type="float">
            <text:p>1</text:p>
          </table:table-cell>
          <table:table-cell table:formula="of:=COM.MICROSOFT.TEXTJOIN(&quot;, &quot;;1;[Discs.G138:.N138])" office:value-type="string" office:string-value="?" calcext:value-type="string">
            <text:p>?</text:p>
          </table:table-cell>
          <table:table-cell table:formula="of:=COUNTA([Discs.O138:.AH138])" office:value-type="float" office:value="1" calcext:value-type="float">
            <text:p>1</text:p>
          </table:table-cell>
          <table:table-cell table:formula="of:=COM.MICROSOFT.TEXTJOIN(&quot;, &quot;;1;[Discs.O138:.AM138])" office:value-type="string" office:string-value="?" calcext:value-type="string">
            <text:p>?</text:p>
          </table:table-cell>
        </table:table-row>
        <table:table-row table:style-name="ro1">
          <table:table-cell office:value-type="string" calcext:value-type="string">
            <text:p>Gekkan Nintendo Tentou Demo, JP 66</text:p>
          </table:table-cell>
          <table:table-cell table:formula="of:=[Discs.C139]" office:value-type="string" office:string-value="September 2006" calcext:value-type="string">
            <text:p>September 2006</text:p>
          </table:table-cell>
          <table:table-cell table:formula="of:=[Discs.D139]" office:value-type="string" office:string-value="E37J01" calcext:value-type="string">
            <text:p>E37J01</text:p>
          </table:table-cell>
          <table:table-cell table:formula="of:=[Discs.E139]" office:value-type="string" office:string-value="6-JP" calcext:value-type="string">
            <text:p>6-JP</text:p>
          </table:table-cell>
          <table:table-cell table:formula="of:=[Discs.F139]" office:value-type="string" office:string-value="Pokemon Diamond/Pearl" calcext:value-type="string">
            <text:p>Pokemon Diamond/Pearl</text:p>
          </table:table-cell>
          <table:table-cell table:formula="of:=COUNTA([Discs.G139:.N139])" office:value-type="float" office:value="1" calcext:value-type="float">
            <text:p>1</text:p>
          </table:table-cell>
          <table:table-cell table:formula="of:=COM.MICROSOFT.TEXTJOIN(&quot;, &quot;;1;[Discs.G139:.N139])" office:value-type="string" office:string-value="Movies only – &gt;" calcext:value-type="string">
            <text:p>Movies only – &gt;</text:p>
          </table:table-cell>
          <table:table-cell table:formula="of:=COUNTA([Discs.O139:.AH139])" office:value-type="float" office:value="13" calcext:value-type="float">
            <text:p>13</text:p>
          </table:table-cell>
          <table:table-cell table:formula="of:=COM.MICROSOFT.TEXTJOIN(&quot;, &quot;;1;[Discs.O139:.AM139])" office:value-type="string" office:string-value="Pokemon Diamond &amp; Pearl, Freshly-Picked Tingle's Rosy Rupeeland, Final Fantasy III (DS), Shaberu! DS Oryōri Navi (Meals of the World: Speak! DS Cooking Navigator // Personal Trainer: Cooking), NDS Lineup (Chou Soujuu Meka MG + Star Fox Command + Wi-Fi Taiō Yakuman DS (wifi mahjong) + Tamagotchi no Puchi Puchi Omisecchi Gohi-Kini (Tamagotchi Connection: Corner Shop 2) + Rune Factory: A New Farm Story (Rune Factory: A Fantasy Harvest Moon)), Unō no Tatsujin: Hirameki Kosodate My Angel (Kosodate Quiz: My Angel // Parenting Quiz: My Angel), Gintama DS: Yorozuya Daisoudou (Gintama DS: Odd Jobs Grand Riot!), Zaidan Houjin Nippon Kanji Nouryoku Kentei Kounin: KanKen DS, Rhythm Tengoku, Eigo ga Nigate na Otona no DS Training: Motto Eigo Dzuke (Practice English!) (plays randomly on menu, but is not accessible from menu), Freshly-Picked Tingle's Rosy Rupeeland (plays randomly on menu, but is not accessible from menu), DS Touch! Generations Commercial (plays randomly on menu, but is not accessible from menu), bit Generations (plays randomly on menu, but is not accessible from menu)" calcext:value-type="string">
            <text:p>Pokemon Diamond &amp; Pearl, Freshly-Picked Tingle's Rosy Rupeeland, Final Fantasy III (DS), Shaberu! DS Oryōri Navi (Meals of the World: Speak! DS Cooking Navigator // Personal Trainer: Cooking), NDS Lineup (Chou Soujuu Meka MG + Star Fox Command + Wi-Fi Taiō Yakuman DS (wifi mahjong) + Tamagotchi no Puchi Puchi Omisecchi Gohi-Kini (Tamagotchi Connection: Corner Shop 2) + Rune Factory: A New Farm Story (Rune Factory: A Fantasy Harvest Moon)), Unō no Tatsujin: Hirameki Kosodate My Angel (Kosodate Quiz: My Angel // Parenting Quiz: My Angel), Gintama DS: Yorozuya Daisoudou (Gintama DS: Odd Jobs Grand Riot!), Zaidan Houjin Nippon Kanji Nouryoku Kentei Kounin: KanKen DS, Rhythm Tengoku, Eigo ga Nigate na Otona no DS Training: Motto Eigo Dzuke (Practice English!) (plays randomly on menu, but is not accessible from menu), Freshly-Picked Tingle's Rosy Rupeeland (plays randomly on menu, but is not accessible from menu), DS Touch! Generations Commercial (plays randomly on menu, but is not accessible from menu), bit Generations (plays randomly on menu, but is not accessible from menu)</text:p>
          </table:table-cell>
        </table:table-row>
      </table:table>
      <table:named-expressions/>
      <table:database-ranges>
        <table:database-range table:name="__Anonymous_Sheet_DB__0" table:target-range-address="Discs.C3:Discs.AE37" table:contains-header="false">
          <table:sort>
            <table:sort-by table:field-number="4"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08">00/00/0000</text:date>, <text:time style:data-style-name="N2" text:time-value="00:37:33.6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8T20:14:53.620000000</meta:creation-date>
    <dc:date>2021-02-08T00:47:52.492000000</dc:date>
    <meta:editing-duration>P6DT6H9M47S</meta:editing-duration>
    <meta:editing-cycles>439</meta:editing-cycles>
    <meta:generator>LibreOffice/5.3.1.2$Windows_X86_64 LibreOffice_project/e80a0e0fd1875e1696614d24c32df0f95f03deb2</meta:generator>
    <meta:document-statistic meta:table-count="5" meta:cell-count="5077" meta:object-count="0"/>
  </office:meta>
</office:document-meta>
</file>